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2cm"/>
    </style:style>
    <style:style style:name="co8" style:family="table-column">
      <style:table-column-properties fo:break-before="auto" style:column-width="5.41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4.138cm"/>
    </style:style>
    <style:style style:name="co13" style:family="table-column">
      <style:table-column-properties fo:break-before="auto" style:column-width="4.122cm"/>
    </style:style>
    <style:style style:name="co14" style:family="table-column">
      <style:table-column-properties fo:break-before="auto" style:column-width="3.487cm"/>
    </style:style>
    <style:style style:name="co15" style:family="table-column">
      <style:table-column-properties fo:break-before="auto" style:column-width="3.4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10" style:family="table-cell" style:parent-style-name="Default" style:data-style-name="N111">
      <style:table-cell-properties fo:background-color="#dddddd" fo:border="0.06pt solid #000000"/>
    </style:style>
    <style:style style:name="ce11" style:family="table-cell" style:parent-style-name="Default" style:data-style-name="N111">
      <style:table-cell-properties fo:background-color="transparent" fo:border="0.06pt solid #000000"/>
    </style:style>
    <style:style style:name="ce12" style:family="table-cell" style:parent-style-name="Default" style:data-style-name="N111">
      <style:table-cell-properties fo:background-color="#ffffff" fo:border="0.06pt solid #000000"/>
    </style:style>
    <style:style style:name="ce7" style:family="table-cell" style:parent-style-name="Default" style:data-style-name="N1">
      <style:table-cell-properties fo:background-color="#33ff99"/>
    </style:style>
    <style:style style:name="ce8" style:family="table-cell" style:parent-style-name="Default" style:data-style-name="N1">
      <style:table-cell-properties fo:background-color="#33ff99" fo:border="0.06pt solid #000000"/>
    </style:style>
    <style:style style:name="ce9" style:family="table-cell" style:parent-style-name="Default" style:data-style-name="N111">
      <style:table-cell-properties fo:border="0.06pt solid #000000"/>
    </style:style>
    <style:style style:name="ce28" style:family="table-cell" style:parent-style-name="Default" style:data-style-name="N111">
      <style:table-cell-properties fo:background-color="#ff4000" fo:border="0.06pt solid #000000"/>
    </style:style>
    <style:style style:name="ce29" style:family="table-cell" style:parent-style-name="Default">
      <style:table-cell-properties fo:background-color="#ff4000" fo:border="0.06pt solid #000000"/>
    </style:style>
    <style:style style:name="ce30" style:family="table-cell" style:parent-style-name="Default" style:data-style-name="N111">
      <style:table-cell-properties fo:background-color="#ffbf00" fo:border="0.06pt solid #000000"/>
    </style:style>
    <style:style style:name="ce31" style:family="table-cell" style:parent-style-name="Default">
      <style:table-cell-properties fo:background-color="#ffbf00" fo:border="0.06pt solid #000000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3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45" style:family="table-cell" style:parent-style-name="Default" style:data-style-name="N111"/>
    <style:style style:name="ce46" style:family="table-cell" style:parent-style-name="Default" style:data-style-name="N1">
      <style:table-cell-properties fo:background-color="#33ff99"/>
    </style:style>
    <style:style style:name="ce47" style:family="table-cell" style:parent-style-name="Default" style:data-style-name="N1">
      <style:table-cell-properties fo:background-color="#33ff99" fo:border="0.06pt solid #000000"/>
    </style:style>
    <style:style style:name="ce48" style:family="table-cell" style:parent-style-name="Default" style:data-style-name="N111">
      <style:table-cell-properties fo:border="0.06pt solid #000000"/>
    </style:style>
    <style:style style:name="ce49" style:family="table-cell" style:parent-style-name="Default" style:data-style-name="N111">
      <style:table-cell-properties fo:background-color="#dddddd" fo:border="0.06pt solid #000000"/>
    </style:style>
    <style:style style:name="ce50" style:family="table-cell" style:parent-style-name="Default" style:data-style-name="N111">
      <style:table-cell-properties fo:background-color="transparent" fo:border="0.06pt solid #000000"/>
    </style:style>
    <style:style style:name="ce51" style:family="table-cell" style:parent-style-name="Default" style:data-style-name="N111">
      <style:table-cell-properties fo:background-color="#ffffff" fo:border="0.06pt solid #000000"/>
    </style:style>
    <style:style style:name="ce52" style:family="table-cell" style:parent-style-name="Default" style:data-style-name="N111">
      <style:table-cell-properties fo:background-color="#ff4000" fo:border="0.06pt solid #000000"/>
    </style:style>
    <style:style style:name="ce53" style:family="table-cell" style:parent-style-name="Default">
      <style:table-cell-properties fo:background-color="#ff4000" fo:border="0.06pt solid #000000"/>
    </style:style>
    <style:style style:name="ce54" style:family="table-cell" style:parent-style-name="Default" style:data-style-name="N111">
      <style:table-cell-properties fo:background-color="#ffbf00" fo:border="0.06pt solid #000000"/>
    </style:style>
    <style:style style:name="ce55" style:family="table-cell" style:parent-style-name="Default">
      <style:table-cell-properties fo:background-color="#ffbf00" fo:border="0.06pt solid #000000"/>
    </style:style>
    <style:style style:name="ce32" style:family="table-cell" style:parent-style-name="Default" style:data-style-name="N111">
      <style:table-cell-properties fo:background-color="#fff200" fo:border="0.74pt solid #000000"/>
    </style:style>
    <style:style style:name="ce37" style:family="table-cell" style:parent-style-name="Default" style:data-style-name="N111">
      <style:table-cell-properties fo:background-color="#acb20c" fo:border="0.06pt solid #000000"/>
    </style:style>
    <style:style style:name="ce38" style:family="table-cell" style:parent-style-name="Default" style:data-style-name="N111">
      <style:table-cell-properties fo:background-color="#ff0000" fo:border="0.06pt solid #000000"/>
    </style:style>
    <style:style style:name="ce39" style:family="table-cell" style:parent-style-name="Default">
      <style:table-cell-properties fo:background-color="#ff0000" fo:border="0.06pt solid #000000"/>
    </style:style>
    <style:style style:name="ce33" style:family="table-cell" style:parent-style-name="Default" style:data-style-name="N111">
      <style:table-cell-properties fo:background-color="#89c765" fo:border="0.74pt solid #000000"/>
    </style:style>
    <style:style style:name="ce34" style:family="table-cell" style:parent-style-name="Default">
      <style:table-cell-properties fo:background-color="#89c765" fo:border="0.74pt solid #000000"/>
    </style:style>
    <style:style style:name="ce62" style:family="table-cell" style:parent-style-name="Default">
      <style:table-cell-properties fo:background-color="#ffff38" fo:border="0.06pt solid #000000"/>
    </style:style>
    <style:style style:name="ce63" style:family="table-cell" style:parent-style-name="Default" style:data-style-name="N111">
      <style:table-cell-properties fo:background-color="#ffff38" fo:border="0.06pt solid #000000"/>
    </style:style>
    <style:style style:name="ce35" style:family="table-cell" style:parent-style-name="Default" style:data-style-name="N111">
      <style:table-cell-properties fo:background-color="#ff6600" fo:border="0.74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0"/>
        <table:table-column table:style-name="co2" table:default-cell-style-name="ce41"/>
        <table:table-column table:style-name="co2" table:number-columns-repeated="8" table:default-cell-style-name="ce42"/>
        <table:table-column table:style-name="co2" table:number-columns-repeated="2" table:default-cell-style-name="ce44"/>
        <table:table-column table:style-name="co2" table:number-columns-repeated="52" table:default-cell-style-name="ce42"/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45" table:formula="of:=[.K9]/9" office:value-type="float" office:value="0.0277777777777778" calcext:value-type="float">
            <text:p>0,028</text:p>
          </table:table-cell>
          <table:table-cell table:style-name="ce45" table:formula="of:=[.L9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45" table:formula="of:=[.K10]/9" office:value-type="float" office:value="0" calcext:value-type="float">
            <text:p>0,000</text:p>
          </table:table-cell>
          <table:table-cell table:style-name="ce45" table:formula="of:=[.L10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45" table:formula="of:=[.K11]/9" office:value-type="float" office:value="2.77777777777778" calcext:value-type="float">
            <text:p>2,778</text:p>
          </table:table-cell>
          <table:table-cell table:style-name="ce45" table:formula="of:=[.L11]/2" office:value-type="float" office:value="1.38888888888889" calcext:value-type="float">
            <text:p>1,3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45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45" table:number-columns-repeated="2"/>
          <table:table-cell table:number-columns-repeated="51"/>
        </table:table-row>
        <table:table-row table:style-name="ro1" table:number-rows-repeated="2">
          <table:table-cell table:number-columns-repeated="11"/>
          <table:table-cell table:style-name="ce45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45" table:formula="of:=[.K16]/9" office:value-type="float" office:value="0.155555555555556" calcext:value-type="float">
            <text:p>0,156</text:p>
          </table:table-cell>
          <table:table-cell table:style-name="ce45" table:formula="of:=[.L16]/2" office:value-type="float" office:value="0.0777777777777778" calcext:value-type="float">
            <text:p>0,0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45" table:formula="of:=[.K17]/9" office:value-type="float" office:value="0" calcext:value-type="float">
            <text:p>0,000</text:p>
          </table:table-cell>
          <table:table-cell table:style-name="ce45" table:formula="of:=[.L17]/2" office:value-type="float" office:value="0" calcext:value-type="float">
            <text:p>0,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45" table:formula="of:=[.K18]/9" office:value-type="float" office:value="0.0211111111111111" calcext:value-type="float">
            <text:p>0,021</text:p>
          </table:table-cell>
          <table:table-cell table:style-name="ce45" table:formula="of:=[.L18]/2" office:value-type="float" office:value="0.0105555555555556" calcext:value-type="float">
            <text:p>0,0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45" table:formula="of:=[.K19]/9" office:value-type="float" office:value="0.0444444444444444" calcext:value-type="float">
            <text:p>0,044</text:p>
          </table:table-cell>
          <table:table-cell table:style-name="ce45" table:formula="of:=[.L19]/2" office:value-type="float" office:value="0.0222222222222222" calcext:value-type="float">
            <text:p>0,022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45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5" table:formula="of:=[.K21]/9" office:value-type="float" office:value="0.111111111111111" calcext:value-type="float">
            <text:p>0,111</text:p>
          </table:table-cell>
          <table:table-cell table:style-name="ce45" table:formula="of:=[.L21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45" table:formula="of:=[.K22]/9" office:value-type="float" office:value="0.0277777777777778" calcext:value-type="float">
            <text:p>0,028</text:p>
          </table:table-cell>
          <table:table-cell table:style-name="ce45" table:formula="of:=[.L22]/2" office:value-type="float" office:value="0.0138888888888889" calcext:value-type="float">
            <text:p>0,0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3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45" table:formula="of:=[.K23]/9" office:value-type="float" office:value="1.13888888888889" calcext:value-type="float">
            <text:p>1,139</text:p>
          </table:table-cell>
          <table:table-cell table:style-name="ce45" table:formula="of:=[.L23]/2" office:value-type="float" office:value="0.569444444444444" calcext:value-type="float">
            <text:p>0,569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45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45" table:formula="of:=[.K25]/9" office:value-type="float" office:value="8.38888888888889" calcext:value-type="float">
            <text:p>8,389</text:p>
          </table:table-cell>
          <table:table-cell table:style-name="ce45" table:formula="of:=[.L25]/2" office:value-type="float" office:value="4.19444444444444" calcext:value-type="float">
            <text:p>4,1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45" table:formula="of:=[.K26]/9" office:value-type="float" office:value="0.111111111111111" calcext:value-type="float">
            <text:p>0,111</text:p>
          </table:table-cell>
          <table:table-cell table:style-name="ce45" table:formula="of:=[.L26]/2" office:value-type="float" office:value="0.0555555555555556" calcext:value-type="float">
            <text:p>0,056</text:p>
          </table:table-cell>
          <table:table-cell table:number-columns-repeated="51"/>
        </table:table-row>
        <table:table-row table:style-name="ro1">
          <table:table-cell table:number-columns-repeated="11"/>
          <table:table-cell table:style-name="ce45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5" table:formula="of:=[.K28]/9" office:value-type="float" office:value="1.44444444444444" calcext:value-type="float">
            <text:p>1,444</text:p>
          </table:table-cell>
          <table:table-cell table:style-name="ce45" table:formula="of:=[.L28]/2" office:value-type="float" office:value="0.722222222222222" calcext:value-type="float">
            <text:p>0,7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45" table:formula="of:=[.K29]/9" office:value-type="float" office:value="6.44444444444444" calcext:value-type="float">
            <text:p>6,444</text:p>
          </table:table-cell>
          <table:table-cell table:style-name="ce45" table:formula="of:=[.L29]/2" office:value-type="float" office:value="3.22222222222222" calcext:value-type="float">
            <text:p>3,22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45" table:formula="of:=[.K30]/9" office:value-type="float" office:value="2.22222222222222" calcext:value-type="float">
            <text:p>2,222</text:p>
          </table:table-cell>
          <table:table-cell table:style-name="ce45" table:formula="of:=[.L30]/2" office:value-type="float" office:value="1.11111111111111" calcext:value-type="float">
            <text:p>1,11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45" table:formula="of:=[.K31]/9" office:value-type="float" office:value="0.333333333333333" calcext:value-type="float">
            <text:p>0,333</text:p>
          </table:table-cell>
          <table:table-cell table:style-name="ce45" table:formula="of:=[.L31]/2" office:value-type="float" office:value="0.166666666666667" calcext:value-type="float">
            <text:p>0,16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61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table:table-column table:style-name="co2" table:default-cell-style-name="ce45"/>
        <table:table-column table:style-name="co4" table:default-cell-style-name="ce45"/>
        <table:table-column table:style-name="co5" table:default-cell-style-name="ce45"/>
        <table:table-column table:style-name="co2" table:number-columns-repeated="25" table:default-cell-style-name="ce45"/>
        <table:table-column table:style-name="co6" table:default-cell-style-name="ce45"/>
        <table:table-column table:style-name="co2" table:number-columns-repeated="35" table:default-cell-style-name="ce45"/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30"/>
          <table:table-cell office:value-type="string" calcext:value-type="string">
            <text:p>18-38</text:p>
          </table:table-cell>
          <table:table-cell office:value-type="string" calcext:value-type="string">
            <text:p>39-41</text:p>
          </table:table-cell>
          <table:table-cell office:value-type="string" calcext:value-type="string">
            <text:p>42-44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48-50</text:p>
          </table:table-cell>
          <table:table-cell table:number-columns-repeated="29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Destroy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10" calcext:value-type="float">
            <text:p>10,000</text:p>
          </table:table-cell>
          <table:table-cell table:style-name="ce49" table:number-columns-repeated="2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48" office:value-type="float" office:value="4" calcext:value-type="float">
            <text:p>4,000</text:p>
          </table:table-cell>
          <table:table-cell table:style-name="ce50"/>
          <table:table-cell table:style-name="ce50" office:value-type="float" office:value="4" calcext:value-type="float">
            <text:p>4,000</text:p>
          </table:table-cell>
          <table:table-cell table:style-name="ce49" office:value-type="float" office:value="10" calcext:value-type="float">
            <text:p>10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8" office:value-type="float" office:value="4" calcext:value-type="float">
            <text:p>4,000</text:p>
          </table:table-cell>
          <table:table-cell table:style-name="ce48" office:value-type="float" office:value="6" calcext:value-type="float">
            <text:p>6,000</text:p>
          </table:table-cell>
          <table:table-cell table:style-name="ce48" office:value-type="float" office:value="4" calcext:value-type="float">
            <text:p>4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9:.P9])/9)*(-1)" office:value-type="float" office:value="-4.66666666666667" calcext:value-type="float">
            <text:p>-4,667</text:p>
          </table:table-cell>
          <table:table-cell table:formula="of:=(SUM([.Q9:.S9])/9)*(-1)" office:value-type="float" office:value="-0.888888888888889" calcext:value-type="float">
            <text:p>-0,889</text:p>
          </table:table-cell>
          <table:table-cell table:formula="of:=(SUM([.T9:.V9])/9)*(-1)" office:value-type="float" office:value="-1.55555555555556" calcext:value-type="float">
            <text:p>-1,556</text:p>
          </table:table-cell>
          <table:table-cell table:formula="of:=(SUM([.W9:.Y9])/9)*(-1)" office:value-type="float" office:value="-1.55555555555556" calcext:value-type="float">
            <text:p>-1,556</text:p>
          </table:table-cell>
          <table:table-cell table:formula="of:=(SUM([.Z9:.AB9])/9)*(-1)" office:value-type="float" office:value="-1.55555555555556" calcext:value-type="float">
            <text:p>-1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15" calcext:value-type="float">
            <text:p>15,000</text:p>
          </table:table-cell>
          <table:table-cell table:style-name="ce49" table:number-columns-repeated="2"/>
          <table:table-cell table:style-name="ce49" office:value-type="float" office:value="10" calcext:value-type="float">
            <text:p>10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0" calcext:value-type="float">
            <text:p>10,000</text:p>
          </table:table-cell>
          <table:table-cell table:style-name="ce49" office:value-type="float" office:value="5" calcext:value-type="float">
            <text:p>5,000</text:p>
          </table:table-cell>
          <table:table-cell table:number-columns-repeated="5" table:style-name="ce49" office:value-type="float" office:value="10" calcext:value-type="float">
            <text:p>10,000</text:p>
          </table:table-cell>
          <table:table-cell table:style-name="ce48" office:value-type="float" office:value="10" calcext:value-type="float">
            <text:p>10,000</text:p>
          </table:table-cell>
          <table:table-cell table:number-columns-repeated="2" table:style-name="ce50" office:value-type="float" office:value="10" calcext:value-type="float">
            <text:p>10,000</text:p>
          </table:table-cell>
          <table:table-cell table:number-columns-repeated="3" table:style-name="ce49" office:value-type="float" office:value="10" calcext:value-type="float">
            <text:p>10,000</text:p>
          </table:table-cell>
          <table:table-cell table:number-columns-repeated="3" table:style-name="ce48" office:value-type="float" office:value="10" calcext:value-type="float">
            <text:p>10,000</text:p>
          </table:table-cell>
          <table:table-cell table:number-columns-repeated="3" table:style-name="ce49" office:value-type="float" office:value="10" calcext:value-type="float">
            <text:p>10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10:.P10])/9)*(-1)" office:value-type="float" office:value="-10.5555555555556" calcext:value-type="float">
            <text:p>-10,556</text:p>
          </table:table-cell>
          <table:table-cell table:formula="of:=(SUM([.Q10:.S10])/9)*(-1)" office:value-type="float" office:value="-3.33333333333333" calcext:value-type="float">
            <text:p>-3,333</text:p>
          </table:table-cell>
          <table:table-cell table:formula="of:=(SUM([.T10:.V10])/9)*(-1)" office:value-type="float" office:value="-3.33333333333333" calcext:value-type="float">
            <text:p>-3,333</text:p>
          </table:table-cell>
          <table:table-cell table:formula="of:=(SUM([.W10:.Y10])/9)*(-1)" office:value-type="float" office:value="-3.33333333333333" calcext:value-type="float">
            <text:p>-3,333</text:p>
          </table:table-cell>
          <table:table-cell table:formula="of:=(SUM([.Z10:.AB10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number-columns-repeated="9" table:style-name="ce49" office:value-type="float" office:value="1" calcext:value-type="float">
            <text:p>1,000</text:p>
          </table:table-cell>
          <table:table-cell table:style-name="ce48" office:value-type="float" office:value="1" calcext:value-type="float">
            <text:p>1,000</text:p>
          </table:table-cell>
          <table:table-cell table:number-columns-repeated="2" table:style-name="ce50" office:value-type="float" office:value="1" calcext:value-type="float">
            <text:p>1,000</text:p>
          </table:table-cell>
          <table:table-cell table:number-columns-repeated="3" table:style-name="ce49" office:value-type="float" office:value="1" calcext:value-type="float">
            <text:p>1,000</text:p>
          </table:table-cell>
          <table:table-cell table:number-columns-repeated="3" table:style-name="ce48" office:value-type="float" office:value="1" calcext:value-type="float">
            <text:p>1,000</text:p>
          </table:table-cell>
          <table:table-cell table:number-columns-repeated="3" table:style-name="ce49" office:value-type="float" office:value="1" calcext:value-type="float">
            <text:p>1,0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11:.P11])/9)*(-1)" office:value-type="float" office:value="-1.22222222222222" calcext:value-type="float">
            <text:p>-1,222</text:p>
          </table:table-cell>
          <table:table-cell table:formula="of:=(SUM([.Q11:.S11])/9)*(-1)" office:value-type="float" office:value="-0.333333333333333" calcext:value-type="float">
            <text:p>-0,333</text:p>
          </table:table-cell>
          <table:table-cell table:formula="of:=(SUM([.T11:.V11])/9)*(-1)" office:value-type="float" office:value="-0.333333333333333" calcext:value-type="float">
            <text:p>-0,333</text:p>
          </table:table-cell>
          <table:table-cell table:formula="of:=(SUM([.W11:.Y11])/9)*(-1)" office:value-type="float" office:value="-0.333333333333333" calcext:value-type="float">
            <text:p>-0,333</text:p>
          </table:table-cell>
          <table:table-cell table:formula="of:=(SUM([.Z11:.AB11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0.2" calcext:value-type="float">
            <text:p>0,200</text:p>
          </table:table-cell>
          <table:table-cell table:style-name="ce49" table:number-columns-repeated="2"/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8" office:value-type="float" office:value="0.2" calcext:value-type="float">
            <text:p>0,200</text:p>
          </table:table-cell>
          <table:table-cell table:style-name="ce50"/>
          <table:table-cell table:style-name="ce50" office:value-type="float" office:value="0.2" calcext:value-type="float">
            <text:p>0,2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8" office:value-type="float" office:value="0.2" calcext:value-type="float">
            <text:p>0,200</text:p>
          </table:table-cell>
          <table:table-cell table:style-name="ce48"/>
          <table:table-cell table:style-name="ce48" office:value-type="float" office:value="0.2" calcext:value-type="float">
            <text:p>0,2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12:.P12])/9)*(-1)" office:value-type="float" office:value="-0.133333333333333" calcext:value-type="float">
            <text:p>-0,133</text:p>
          </table:table-cell>
          <table:table-cell table:formula="of:=(SUM([.Q12:.S12])/9)*(-1)" office:value-type="float" office:value="-0.0444444444444444" calcext:value-type="float">
            <text:p>-0,044</text:p>
          </table:table-cell>
          <table:table-cell table:formula="of:=(SUM([.T12:.V12])/9)*(-1)" office:value-type="float" office:value="-0.0444444444444444" calcext:value-type="float">
            <text:p>-0,044</text:p>
          </table:table-cell>
          <table:table-cell table:formula="of:=(SUM([.W12:.Y12])/9)*(-1)" office:value-type="float" office:value="-0.0444444444444444" calcext:value-type="float">
            <text:p>-0,044</text:p>
          </table:table-cell>
          <table:table-cell table:formula="of:=(SUM([.Z12:.AB12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 table:number-columns-repeated="2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 office:value-type="float" office:value="0.05" calcext:value-type="float">
            <text:p>0,050</text:p>
          </table:table-cell>
          <table:table-cell table:style-name="ce50"/>
          <table:table-cell table:style-name="ce50" office:value-type="float" office:value="0.05" calcext:value-type="float">
            <text:p>0,050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 office:value-type="float" office:value="0.05" calcext:value-type="float">
            <text:p>0,050</text:p>
          </table:table-cell>
          <table:table-cell table:style-name="ce48"/>
          <table:table-cell table:style-name="ce48" office:value-type="float" office:value="0.05" calcext:value-type="float">
            <text:p>0,050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13:.P13])/9)*(-1)" office:value-type="float" office:value="-0.0333333333333333" calcext:value-type="float">
            <text:p>-0,033</text:p>
          </table:table-cell>
          <table:table-cell table:formula="of:=(SUM([.Q13:.S13])/9)*(-1)" office:value-type="float" office:value="-0.0111111111111111" calcext:value-type="float">
            <text:p>-0,011</text:p>
          </table:table-cell>
          <table:table-cell table:formula="of:=(SUM([.T13:.V13])/9)*(-1)" office:value-type="float" office:value="-0.0111111111111111" calcext:value-type="float">
            <text:p>-0,011</text:p>
          </table:table-cell>
          <table:table-cell table:formula="of:=(SUM([.W13:.Y13])/9)*(-1)" office:value-type="float" office:value="-0.0111111111111111" calcext:value-type="float">
            <text:p>-0,011</text:p>
          </table:table-cell>
          <table:table-cell table:formula="of:=(SUM([.Z13:.AB13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140" calcext:value-type="float">
            <text:p>140,000</text:p>
          </table:table-cell>
          <table:table-cell table:style-name="ce49" table:number-columns-repeated="2"/>
          <table:table-cell table:style-name="ce49" office:value-type="float" office:value="80" calcext:value-type="float">
            <text:p>80,000</text:p>
          </table:table-cell>
          <table:table-cell table:style-name="ce49" office:value-type="float" office:value="60" calcext:value-type="float">
            <text:p>6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9" office:value-type="float" office:value="60" calcext:value-type="float">
            <text:p>6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9" office:value-type="float" office:value="100" calcext:value-type="float">
            <text:p>10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9" office:value-type="float" office:value="100" calcext:value-type="float">
            <text:p>10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8" office:value-type="float" office:value="80" calcext:value-type="float">
            <text:p>80,000</text:p>
          </table:table-cell>
          <table:table-cell table:style-name="ce50" office:value-type="float" office:value="100" calcext:value-type="float">
            <text:p>100,000</text:p>
          </table:table-cell>
          <table:table-cell table:style-name="ce50" office:value-type="float" office:value="80" calcext:value-type="float">
            <text:p>8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9" office:value-type="float" office:value="100" calcext:value-type="float">
            <text:p>10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8" office:value-type="float" office:value="80" calcext:value-type="float">
            <text:p>80,000</text:p>
          </table:table-cell>
          <table:table-cell table:style-name="ce48" office:value-type="float" office:value="100" calcext:value-type="float">
            <text:p>100,000</text:p>
          </table:table-cell>
          <table:table-cell table:style-name="ce48" office:value-type="float" office:value="80" calcext:value-type="float">
            <text:p>8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9" office:value-type="float" office:value="100" calcext:value-type="float">
            <text:p>10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14:.P14])/9)*(-1)" office:value-type="float" office:value="-95.5555555555556" calcext:value-type="float">
            <text:p>-95,556</text:p>
          </table:table-cell>
          <table:table-cell table:formula="of:=(SUM([.Q14:.S14])/9)*(-1)" office:value-type="float" office:value="-28.8888888888889" calcext:value-type="float">
            <text:p>-28,889</text:p>
          </table:table-cell>
          <table:table-cell table:formula="of:=(SUM([.T14:.V14])/9)*(-1)" office:value-type="float" office:value="-28.8888888888889" calcext:value-type="float">
            <text:p>-28,889</text:p>
          </table:table-cell>
          <table:table-cell table:formula="of:=(SUM([.W14:.Y14])/9)*(-1)" office:value-type="float" office:value="-28.8888888888889" calcext:value-type="float">
            <text:p>-28,889</text:p>
          </table:table-cell>
          <table:table-cell table:formula="of:=(SUM([.Z14:.AB14])/9)*(-1)" office:value-type="float" office:value="-28.8888888888889" calcext:value-type="float">
            <text:p>-2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65" calcext:value-type="float">
            <text:p>0,650</text:p>
          </table:table-cell>
          <table:table-cell table:style-name="ce49" table:number-columns-repeated="2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15" calcext:value-type="float">
            <text:p>0,1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15" calcext:value-type="float">
            <text:p>0,1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8" office:value-type="float" office:value="0.5" calcext:value-type="float">
            <text:p>0,500</text:p>
          </table:table-cell>
          <table:table-cell table:style-name="ce50" office:value-type="float" office:value="0.25" calcext:value-type="float">
            <text:p>0,250</text:p>
          </table:table-cell>
          <table:table-cell table:style-name="ce50" office:value-type="float" office:value="0.5" calcext:value-type="float">
            <text:p>0,5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8" office:value-type="float" office:value="0.5" calcext:value-type="float">
            <text:p>0,500</text:p>
          </table:table-cell>
          <table:table-cell table:style-name="ce48" office:value-type="float" office:value="0.25" calcext:value-type="float">
            <text:p>0,250</text:p>
          </table:table-cell>
          <table:table-cell table:style-name="ce48" office:value-type="float" office:value="0.5" calcext:value-type="float">
            <text:p>0,5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15:.P15])/9)*(-1)" office:value-type="float" office:value="-0.438888888888889" calcext:value-type="float">
            <text:p>-0,439</text:p>
          </table:table-cell>
          <table:table-cell table:formula="of:=(SUM([.Q15:.S15])/9)*(-1)" office:value-type="float" office:value="-0.138888888888889" calcext:value-type="float">
            <text:p>-0,139</text:p>
          </table:table-cell>
          <table:table-cell table:formula="of:=(SUM([.T15:.V15])/9)*(-1)" office:value-type="float" office:value="-0.138888888888889" calcext:value-type="float">
            <text:p>-0,139</text:p>
          </table:table-cell>
          <table:table-cell table:formula="of:=(SUM([.W15:.Y15])/9)*(-1)" office:value-type="float" office:value="-0.138888888888889" calcext:value-type="float">
            <text:p>-0,139</text:p>
          </table:table-cell>
          <table:table-cell table:formula="of:=(SUM([.Z15:.AB15])/9)*(-1)" office:value-type="float" office:value="-0.138888888888889" calcext:value-type="float">
            <text:p>-0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office:value-type="float" office:value="0.07" calcext:value-type="float">
            <text:p>0,070</text:p>
          </table:table-cell>
          <table:table-cell table:style-name="ce49" table:number-columns-repeated="2"/>
          <table:table-cell table:style-name="ce49" office:value-type="float" office:value="0.02" calcext:value-type="float">
            <text:p>0,020</text:p>
          </table:table-cell>
          <table:table-cell table:style-name="ce49"/>
          <table:table-cell table:style-name="ce49" office:value-type="float" office:value="0.02" calcext:value-type="float">
            <text:p>0,020</text:p>
          </table:table-cell>
          <table:table-cell table:style-name="ce49"/>
          <table:table-cell table:style-name="ce49" office:value-type="float" office:value="0.07" calcext:value-type="float">
            <text:p>0,070</text:p>
          </table:table-cell>
          <table:table-cell table:style-name="ce49"/>
          <table:table-cell table:style-name="ce49" office:value-type="float" office:value="0.02" calcext:value-type="float">
            <text:p>0,020</text:p>
          </table:table-cell>
          <table:table-cell table:style-name="ce49"/>
          <table:table-cell table:style-name="ce49" office:value-type="float" office:value="0.07" calcext:value-type="float">
            <text:p>0,070</text:p>
          </table:table-cell>
          <table:table-cell table:style-name="ce48" office:value-type="float" office:value="0.02" calcext:value-type="float">
            <text:p>0,020</text:p>
          </table:table-cell>
          <table:table-cell table:style-name="ce50"/>
          <table:table-cell table:style-name="ce50" office:value-type="float" office:value="0.02" calcext:value-type="float">
            <text:p>0,020</text:p>
          </table:table-cell>
          <table:table-cell table:style-name="ce49" office:value-type="float" office:value="0.07" calcext:value-type="float">
            <text:p>0,070</text:p>
          </table:table-cell>
          <table:table-cell table:style-name="ce49"/>
          <table:table-cell table:style-name="ce49" office:value-type="float" office:value="0.02" calcext:value-type="float">
            <text:p>0,020</text:p>
          </table:table-cell>
          <table:table-cell table:style-name="ce48" office:value-type="float" office:value="0.02" calcext:value-type="float">
            <text:p>0,020</text:p>
          </table:table-cell>
          <table:table-cell table:style-name="ce48" office:value-type="float" office:value="0.05" calcext:value-type="float">
            <text:p>0,050</text:p>
          </table:table-cell>
          <table:table-cell table:style-name="ce48" office:value-type="float" office:value="0.02" calcext:value-type="float">
            <text:p>0,020</text:p>
          </table:table-cell>
          <table:table-cell table:style-name="ce49" office:value-type="float" office:value="0.02" calcext:value-type="float">
            <text:p>0,020</text:p>
          </table:table-cell>
          <table:table-cell table:style-name="ce49"/>
          <table:table-cell table:style-name="ce49" office:value-type="float" office:value="0.07" calcext:value-type="float">
            <text:p>0,070</text:p>
          </table:table-cell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16:.P16])/9)*(-1)" office:value-type="float" office:value="-0.03" calcext:value-type="float">
            <text:p>-0,030</text:p>
          </table:table-cell>
          <table:table-cell table:formula="of:=(SUM([.Q16:.S16])/9)*(-1)" office:value-type="float" office:value="-0.00444444444444444" calcext:value-type="float">
            <text:p>-0,004</text:p>
          </table:table-cell>
          <table:table-cell table:formula="of:=(SUM([.T16:.V16])/9)*(-1)" office:value-type="float" office:value="-0.01" calcext:value-type="float">
            <text:p>-0,010</text:p>
          </table:table-cell>
          <table:table-cell table:formula="of:=(SUM([.W16:.Y16])/9)*(-1)" office:value-type="float" office:value="-0.01" calcext:value-type="float">
            <text:p>-0,010</text:p>
          </table:table-cell>
          <table:table-cell table:formula="of:=(SUM([.Z16:.AB16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5" calcext:value-type="float">
            <text:p>5,000</text:p>
          </table:table-cell>
          <table:table-cell table:style-name="ce49" table:number-columns-repeated="3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/>
          <table:table-cell table:style-name="ce50" office:value-type="float" office:value="5" calcext:value-type="float">
            <text:p>5,000</text:p>
          </table:table-cell>
          <table:table-cell table:style-name="ce50"/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8"/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17:.P17])/9)*(-1)" office:value-type="float" office:value="-2.77777777777778" calcext:value-type="float">
            <text:p>-2,778</text:p>
          </table:table-cell>
          <table:table-cell table:formula="of:=(SUM([.Q17:.S17])/9)*(-1)" office:value-type="float" office:value="-0.555555555555556" calcext:value-type="float">
            <text:p>-0,556</text:p>
          </table:table-cell>
          <table:table-cell table:formula="of:=(SUM([.T17:.V17])/9)*(-1)" office:value-type="float" office:value="-0.555555555555556" calcext:value-type="float">
            <text:p>-0,556</text:p>
          </table:table-cell>
          <table:table-cell table:formula="of:=(SUM([.W17:.Y17])/9)*(-1)" office:value-type="float" office:value="-0.555555555555556" calcext:value-type="float">
            <text:p>-0,556</text:p>
          </table:table-cell>
          <table:table-cell table:formula="of:=(SUM([.Z17:.AB17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4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number-columns-repeated="2" table:style-name="ce49" office:value-type="float" office:value="1" calcext:value-type="float">
            <text:p>1,000</text:p>
          </table:table-cell>
          <table:table-cell table:style-name="ce49"/>
          <table:table-cell table:number-columns-repeated="2" table:style-name="ce49" office:value-type="float" office:value="1" calcext:value-type="float">
            <text:p>1,000</text:p>
          </table:table-cell>
          <table:table-cell table:style-name="ce48"/>
          <table:table-cell table:number-columns-repeated="2" table:style-name="ce50" office:value-type="float" office:value="1" calcext:value-type="float">
            <text:p>1,000</text:p>
          </table:table-cell>
          <table:table-cell table:style-name="ce49"/>
          <table:table-cell table:number-columns-repeated="2" table:style-name="ce49" office:value-type="float" office:value="1" calcext:value-type="float">
            <text:p>1,000</text:p>
          </table:table-cell>
          <table:table-cell table:style-name="ce48"/>
          <table:table-cell table:number-columns-repeated="2" table:style-name="ce48" office:value-type="float" office:value="1" calcext:value-type="float">
            <text:p>1,000</text:p>
          </table:table-cell>
          <table:table-cell table:style-name="ce49"/>
          <table:table-cell table:number-columns-repeated="2" table:style-name="ce49" office:value-type="float" office:value="1" calcext:value-type="float">
            <text:p>1,00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18:.P18])/9)*(-1)" office:value-type="float" office:value="-0.555555555555556" calcext:value-type="float">
            <text:p>-0,556</text:p>
          </table:table-cell>
          <table:table-cell table:formula="of:=(SUM([.Q18:.S18])/9)*(-1)" office:value-type="float" office:value="-0.222222222222222" calcext:value-type="float">
            <text:p>-0,222</text:p>
          </table:table-cell>
          <table:table-cell table:formula="of:=(SUM([.T18:.V18])/9)*(-1)" office:value-type="float" office:value="-0.222222222222222" calcext:value-type="float">
            <text:p>-0,222</text:p>
          </table:table-cell>
          <table:table-cell table:formula="of:=(SUM([.W18:.Y18])/9)*(-1)" office:value-type="float" office:value="-0.222222222222222" calcext:value-type="float">
            <text:p>-0,222</text:p>
          </table:table-cell>
          <table:table-cell table:formula="of:=(SUM([.Z18:.AB18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office:value-type="float" office:value="7" calcext:value-type="float">
            <text:p>7,000</text:p>
          </table:table-cell>
          <table:table-cell table:style-name="ce49" table:number-columns-repeated="7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7" calcext:value-type="float">
            <text:p>7,000</text:p>
          </table:table-cell>
          <table:table-cell table:style-name="ce49" table:number-columns-repeated="2"/>
          <table:table-cell table:style-name="ce48" office:value-type="float" office:value="5" calcext:value-type="float">
            <text:p>5,000</text:p>
          </table:table-cell>
          <table:table-cell table:style-name="ce50" office:value-type="float" office:value="1" calcext:value-type="float">
            <text:p>1,000</text:p>
          </table:table-cell>
          <table:table-cell table:style-name="ce50" office:value-type="float" office:value="6" calcext:value-type="float">
            <text:p>6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7.7" calcext:value-type="float">
            <text:p>7,700</text:p>
          </table:table-cell>
          <table:table-cell table:style-name="ce49" office:value-type="float" office:value="8.5" calcext:value-type="float">
            <text:p>8,500</text:p>
          </table:table-cell>
          <table:table-cell table:style-name="ce48" office:value-type="float" office:value="11" calcext:value-type="float">
            <text:p>11,000</text:p>
          </table:table-cell>
          <table:table-cell table:style-name="ce48"/>
          <table:table-cell table:style-name="ce48" office:value-type="float" office:value="7.5" calcext:value-type="float">
            <text:p>7,500</text:p>
          </table:table-cell>
          <table:table-cell table:number-columns-repeated="2" table:style-name="ce49" office:value-type="float" office:value="6" calcext:value-type="float">
            <text:p>6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19:.P19])/9)*(-1)" office:value-type="float" office:value="-2.11111111111111" calcext:value-type="float">
            <text:p>-2,111</text:p>
          </table:table-cell>
          <table:table-cell table:formula="of:=(SUM([.Q19:.S19])/9)*(-1)" office:value-type="float" office:value="-1.33333333333333" calcext:value-type="float">
            <text:p>-1,333</text:p>
          </table:table-cell>
          <table:table-cell table:formula="of:=(SUM([.T19:.V19])/9)*(-1)" office:value-type="float" office:value="-2.35555555555556" calcext:value-type="float">
            <text:p>-2,356</text:p>
          </table:table-cell>
          <table:table-cell table:formula="of:=(SUM([.W19:.Y19])/9)*(-1)" office:value-type="float" office:value="-2.05555555555556" calcext:value-type="float">
            <text:p>-2,056</text:p>
          </table:table-cell>
          <table:table-cell table:formula="of:=(SUM([.Z19:.AB19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table:number-columns-repeated="2"/>
          <table:table-cell table:style-name="ce49" table:number-columns-repeated="12"/>
          <table:table-cell table:style-name="ce48"/>
          <table:table-cell table:style-name="ce50" table:number-columns-repeated="2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style-name="Default"/>
          <table:table-cell table:number-columns-repeated="33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Frigate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 table:number-columns-repeated="6"/>
          <table:table-cell table:style-name="ce49" office:value-type="float" office:value="4" calcext:value-type="float">
            <text:p>4,000</text:p>
          </table:table-cell>
          <table:table-cell table:style-name="ce49" table:number-columns-repeated="3"/>
          <table:table-cell table:style-name="ce49" office:value-type="float" office:value="4" calcext:value-type="float">
            <text:p>4,000</text:p>
          </table:table-cell>
          <table:table-cell table:number-columns-repeated="2" table:style-name="ce48" office:value-type="float" office:value="4" calcext:value-type="float">
            <text:p>4,000</text:p>
          </table:table-cell>
          <table:table-cell table:style-name="ce48"/>
          <table:table-cell table:style-name="ce49" office:value-type="float" office:value="8" calcext:value-type="float">
            <text:p>8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8"/>
          <table:table-cell table:style-name="ce48" office:value-type="float" office:value="8" calcext:value-type="float">
            <text:p>8,000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22:.P22])/9)*(-1)" office:value-type="float" office:value="-1.33333333333333" calcext:value-type="float">
            <text:p>-1,333</text:p>
          </table:table-cell>
          <table:table-cell table:formula="of:=(SUM([.Q22:.S22])/9)*(-1)" office:value-type="float" office:value="-0.888888888888889" calcext:value-type="float">
            <text:p>-0,889</text:p>
          </table:table-cell>
          <table:table-cell table:formula="of:=(SUM([.T22:.V22])/9)*(-1)" office:value-type="float" office:value="-1.33333333333333" calcext:value-type="float">
            <text:p>-1,333</text:p>
          </table:table-cell>
          <table:table-cell table:formula="of:=(SUM([.W22:.Y22])/9)*(-1)" office:value-type="float" office:value="-0.888888888888889" calcext:value-type="float">
            <text:p>-0,889</text:p>
          </table:table-cell>
          <table:table-cell table:formula="of:=(SUM([.Z22:.AB22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5" calcext:value-type="float">
            <text:p>5,000</text:p>
          </table:table-cell>
          <table:table-cell table:style-name="ce49" table:number-columns-repeated="3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49"/>
          <table:table-cell table:style-name="ce48" office:value-type="float" office:value="20" calcext:value-type="float">
            <text:p>20,000</text:p>
          </table:table-cell>
          <table:table-cell table:number-columns-repeated="2" table:style-name="ce48" office:value-type="float" office:value="10" calcext:value-type="float">
            <text:p>10,000</text:p>
          </table:table-cell>
          <table:table-cell table:number-columns-repeated="3" table:style-name="ce49" office:value-type="float" office:value="10" calcext:value-type="float">
            <text:p>10,000</text:p>
          </table:table-cell>
          <table:table-cell table:number-columns-repeated="3" table:style-name="ce48" office:value-type="float" office:value="10" calcext:value-type="float">
            <text:p>10,000</text:p>
          </table:table-cell>
          <table:table-cell table:number-columns-repeated="3" table:style-name="ce49" office:value-type="float" office:value="10" calcext:value-type="float">
            <text:p>10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23:.P23])/9)*(-1)" office:value-type="float" office:value="-3.88888888888889" calcext:value-type="float">
            <text:p>-3,889</text:p>
          </table:table-cell>
          <table:table-cell table:formula="of:=(SUM([.Q23:.S23])/9)*(-1)" office:value-type="float" office:value="-4.44444444444444" calcext:value-type="float">
            <text:p>-4,444</text:p>
          </table:table-cell>
          <table:table-cell table:formula="of:=(SUM([.T23:.V23])/9)*(-1)" office:value-type="float" office:value="-3.33333333333333" calcext:value-type="float">
            <text:p>-3,333</text:p>
          </table:table-cell>
          <table:table-cell table:formula="of:=(SUM([.W23:.Y23])/9)*(-1)" office:value-type="float" office:value="-3.33333333333333" calcext:value-type="float">
            <text:p>-3,333</text:p>
          </table:table-cell>
          <table:table-cell table:formula="of:=(SUM([.Z23:.AB2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1" calcext:value-type="float">
            <text:p>1,000</text:p>
          </table:table-cell>
          <table:table-cell table:style-name="ce49" table:number-columns-repeated="3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 office:value-type="float" office:value="2" calcext:value-type="float">
            <text:p>2,000</text:p>
          </table:table-cell>
          <table:table-cell table:number-columns-repeated="2" table:style-name="ce48" office:value-type="float" office:value="1" calcext:value-type="float">
            <text:p>1,000</text:p>
          </table:table-cell>
          <table:table-cell table:number-columns-repeated="3" table:style-name="ce49" office:value-type="float" office:value="1" calcext:value-type="float">
            <text:p>1,000</text:p>
          </table:table-cell>
          <table:table-cell table:number-columns-repeated="3" table:style-name="ce48" office:value-type="float" office:value="1" calcext:value-type="float">
            <text:p>1,000</text:p>
          </table:table-cell>
          <table:table-cell table:number-columns-repeated="3" table:style-name="ce49" office:value-type="float" office:value="1" calcext:value-type="float">
            <text:p>1,0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24:.P24])/9)*(-1)" office:value-type="float" office:value="-0.555555555555556" calcext:value-type="float">
            <text:p>-0,556</text:p>
          </table:table-cell>
          <table:table-cell table:formula="of:=(SUM([.Q24:.S24])/9)*(-1)" office:value-type="float" office:value="-0.444444444444444" calcext:value-type="float">
            <text:p>-0,444</text:p>
          </table:table-cell>
          <table:table-cell table:formula="of:=(SUM([.T24:.V24])/9)*(-1)" office:value-type="float" office:value="-0.333333333333333" calcext:value-type="float">
            <text:p>-0,333</text:p>
          </table:table-cell>
          <table:table-cell table:formula="of:=(SUM([.W24:.Y24])/9)*(-1)" office:value-type="float" office:value="-0.333333333333333" calcext:value-type="float">
            <text:p>-0,333</text:p>
          </table:table-cell>
          <table:table-cell table:formula="of:=(SUM([.Z24:.AB2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table:number-columns-repeated="12"/>
          <table:table-cell table:number-columns-repeated="2" table:style-name="ce48" office:value-type="float" office:value="0.2" calcext:value-type="float">
            <text:p>0,200</text:p>
          </table:table-cell>
          <table:table-cell table:style-name="ce48"/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8"/>
          <table:table-cell table:style-name="ce48" office:value-type="float" office:value="0.2" calcext:value-type="float">
            <text:p>0,200</text:p>
          </table:table-cell>
          <table:table-cell table:style-name="ce48"/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25:.P25])/9)*(-1)" office:value-type="float" office:value="-0" calcext:value-type="float">
            <text:p>0,000</text:p>
          </table:table-cell>
          <table:table-cell table:formula="of:=(SUM([.Q25:.S25])/9)*(-1)" office:value-type="float" office:value="-0.0444444444444444" calcext:value-type="float">
            <text:p>-0,044</text:p>
          </table:table-cell>
          <table:table-cell table:formula="of:=(SUM([.T25:.V25])/9)*(-1)" office:value-type="float" office:value="-0.0444444444444444" calcext:value-type="float">
            <text:p>-0,044</text:p>
          </table:table-cell>
          <table:table-cell table:formula="of:=(SUM([.W25:.Y25])/9)*(-1)" office:value-type="float" office:value="-0.0222222222222222" calcext:value-type="float">
            <text:p>-0,022</text:p>
          </table:table-cell>
          <table:table-cell table:formula="of:=(SUM([.Z25:.AB25])/9)*(-1)" office:value-type="float" office:value="-0.0444444444444444" calcext:value-type="float">
            <text:p>-0,0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table:number-columns-repeated="12"/>
          <table:table-cell table:number-columns-repeated="2" table:style-name="ce48" office:value-type="float" office:value="0.05" calcext:value-type="float">
            <text:p>0,050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/>
          <table:table-cell table:style-name="ce48" office:value-type="float" office:value="0.05" calcext:value-type="float">
            <text:p>0,050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26:.P26])/9)*(-1)" office:value-type="float" office:value="-0" calcext:value-type="float">
            <text:p>0,000</text:p>
          </table:table-cell>
          <table:table-cell table:formula="of:=(SUM([.Q26:.S26])/9)*(-1)" office:value-type="float" office:value="-0.0111111111111111" calcext:value-type="float">
            <text:p>-0,011</text:p>
          </table:table-cell>
          <table:table-cell table:formula="of:=(SUM([.T26:.V26])/9)*(-1)" office:value-type="float" office:value="-0.0111111111111111" calcext:value-type="float">
            <text:p>-0,011</text:p>
          </table:table-cell>
          <table:table-cell table:formula="of:=(SUM([.W26:.Y26])/9)*(-1)" office:value-type="float" office:value="-0.00555555555555556" calcext:value-type="float">
            <text:p>-0,006</text:p>
          </table:table-cell>
          <table:table-cell table:formula="of:=(SUM([.Z26:.AB26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50" calcext:value-type="float">
            <text:p>50,000</text:p>
          </table:table-cell>
          <table:table-cell table:style-name="ce49" table:number-columns-repeated="3"/>
          <table:table-cell table:style-name="ce49" office:value-type="float" office:value="50" calcext:value-type="float">
            <text:p>5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/>
          <table:table-cell table:style-name="ce49" office:value-type="float" office:value="90" calcext:value-type="float">
            <text:p>90,000</text:p>
          </table:table-cell>
          <table:table-cell table:style-name="ce49"/>
          <table:table-cell table:style-name="ce49" office:value-type="float" office:value="90" calcext:value-type="float">
            <text:p>90,000</text:p>
          </table:table-cell>
          <table:table-cell table:style-name="ce49"/>
          <table:table-cell table:style-name="ce48" office:value-type="float" office:value="180" calcext:value-type="float">
            <text:p>180,000</text:p>
          </table:table-cell>
          <table:table-cell table:style-name="ce48" office:value-type="float" office:value="80" calcext:value-type="float">
            <text:p>80,000</text:p>
          </table:table-cell>
          <table:table-cell table:style-name="ce48" office:value-type="float" office:value="90" calcext:value-type="float">
            <text:p>9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9" office:value-type="float" office:value="90" calcext:value-type="float">
            <text:p>9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8" office:value-type="float" office:value="90" calcext:value-type="float">
            <text:p>90,000</text:p>
          </table:table-cell>
          <table:table-cell table:style-name="ce48" office:value-type="float" office:value="80" calcext:value-type="float">
            <text:p>80,000</text:p>
          </table:table-cell>
          <table:table-cell table:style-name="ce48" office:value-type="float" office:value="90" calcext:value-type="float">
            <text:p>9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9" office:value-type="float" office:value="90" calcext:value-type="float">
            <text:p>90,000</text:p>
          </table:table-cell>
          <table:table-cell table:style-name="ce49" office:value-type="float" office:value="80" calcext:value-type="float">
            <text:p>8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27:.P27])/9)*(-1)" office:value-type="float" office:value="-36.6666666666667" calcext:value-type="float">
            <text:p>-36,667</text:p>
          </table:table-cell>
          <table:table-cell table:formula="of:=(SUM([.Q27:.S27])/9)*(-1)" office:value-type="float" office:value="-38.8888888888889" calcext:value-type="float">
            <text:p>-38,889</text:p>
          </table:table-cell>
          <table:table-cell table:formula="of:=(SUM([.T27:.V27])/9)*(-1)" office:value-type="float" office:value="-27.7777777777778" calcext:value-type="float">
            <text:p>-27,778</text:p>
          </table:table-cell>
          <table:table-cell table:formula="of:=(SUM([.W27:.Y27])/9)*(-1)" office:value-type="float" office:value="-28.8888888888889" calcext:value-type="float">
            <text:p>-28,889</text:p>
          </table:table-cell>
          <table:table-cell table:formula="of:=(SUM([.Z27:.AB27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1" calcext:value-type="float">
            <text:p>0,100</text:p>
          </table:table-cell>
          <table:table-cell table:style-name="ce49" table:number-columns-repeated="3"/>
          <table:table-cell table:style-name="ce49" office:value-type="float" office:value="0.1" calcext:value-type="float">
            <text:p>0,100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9" office:value-type="float" office:value="0.2" calcext:value-type="float">
            <text:p>0,200</text:p>
          </table:table-cell>
          <table:table-cell table:style-name="ce49"/>
          <table:table-cell table:style-name="ce48" office:value-type="float" office:value="0.25" calcext:value-type="float">
            <text:p>0,250</text:p>
          </table:table-cell>
          <table:table-cell table:style-name="ce48" office:value-type="float" office:value="0.05" calcext:value-type="float">
            <text:p>0,050</text:p>
          </table:table-cell>
          <table:table-cell table:style-name="ce48" office:value-type="float" office:value="0.2" calcext:value-type="float">
            <text:p>0,200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8" office:value-type="float" office:value="0.2" calcext:value-type="float">
            <text:p>0,200</text:p>
          </table:table-cell>
          <table:table-cell table:style-name="ce48" office:value-type="float" office:value="0.05" calcext:value-type="float">
            <text:p>0,050</text:p>
          </table:table-cell>
          <table:table-cell table:style-name="ce48" office:value-type="float" office:value="0.2" calcext:value-type="float">
            <text:p>0,200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28:.P28])/9)*(-1)" office:value-type="float" office:value="-0.0777777777777778" calcext:value-type="float">
            <text:p>-0,078</text:p>
          </table:table-cell>
          <table:table-cell table:formula="of:=(SUM([.Q28:.S28])/9)*(-1)" office:value-type="float" office:value="-0.0555555555555556" calcext:value-type="float">
            <text:p>-0,056</text:p>
          </table:table-cell>
          <table:table-cell table:formula="of:=(SUM([.T28:.V28])/9)*(-1)" office:value-type="float" office:value="-0.0333333333333333" calcext:value-type="float">
            <text:p>-0,033</text:p>
          </table:table-cell>
          <table:table-cell table:formula="of:=(SUM([.W28:.Y28])/9)*(-1)" office:value-type="float" office:value="-0.05" calcext:value-type="float">
            <text:p>-0,050</text:p>
          </table:table-cell>
          <table:table-cell table:formula="of:=(SUM([.Z28:.AB28])/9)*(-1)" office:value-type="float" office:value="-0.0333333333333333" calcext:value-type="float">
            <text:p>-0,0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 table:number-columns-repeated="6"/>
          <table:table-cell table:style-name="ce49" office:value-type="float" office:value="0.05" calcext:value-type="float">
            <text:p>0,050</text:p>
          </table:table-cell>
          <table:table-cell table:style-name="ce49" table:number-columns-repeated="3"/>
          <table:table-cell table:style-name="ce49" office:value-type="float" office:value="0.05" calcext:value-type="float">
            <text:p>0,050</text:p>
          </table:table-cell>
          <table:table-cell table:number-columns-repeated="2" table:style-name="ce48" office:value-type="float" office:value="0.02" calcext:value-type="float">
            <text:p>0,020</text:p>
          </table:table-cell>
          <table:table-cell table:style-name="ce48"/>
          <table:table-cell table:style-name="ce49" office:value-type="float" office:value="0.07" calcext:value-type="float">
            <text:p>0,070</text:p>
          </table:table-cell>
          <table:table-cell table:style-name="ce49"/>
          <table:table-cell table:style-name="ce49" office:value-type="float" office:value="0.02" calcext:value-type="float">
            <text:p>0,020</text:p>
          </table:table-cell>
          <table:table-cell table:style-name="ce48"/>
          <table:table-cell table:style-name="ce48" office:value-type="float" office:value="0.07" calcext:value-type="float">
            <text:p>0,070</text:p>
          </table:table-cell>
          <table:table-cell table:style-name="ce48"/>
          <table:table-cell table:style-name="ce49" office:value-type="float" office:value="0.02" calcext:value-type="float">
            <text:p>0,020</text:p>
          </table:table-cell>
          <table:table-cell table:style-name="ce49"/>
          <table:table-cell table:style-name="ce49" office:value-type="float" office:value="0.07" calcext:value-type="float">
            <text:p>0,070</text:p>
          </table:table-cell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29:.P29])/9)*(-1)" office:value-type="float" office:value="-0.0166666666666667" calcext:value-type="float">
            <text:p>-0,017</text:p>
          </table:table-cell>
          <table:table-cell table:formula="of:=(SUM([.Q29:.S29])/9)*(-1)" office:value-type="float" office:value="-0.00444444444444444" calcext:value-type="float">
            <text:p>-0,004</text:p>
          </table:table-cell>
          <table:table-cell table:formula="of:=(SUM([.T29:.V29])/9)*(-1)" office:value-type="float" office:value="-0.01" calcext:value-type="float">
            <text:p>-0,010</text:p>
          </table:table-cell>
          <table:table-cell table:formula="of:=(SUM([.W29:.Y29])/9)*(-1)" office:value-type="float" office:value="-0.00777777777777778" calcext:value-type="float">
            <text:p>-0,008</text:p>
          </table:table-cell>
          <table:table-cell table:formula="of:=(SUM([.Z29:.AB29])/9)*(-1)" office:value-type="float" office:value="-0.01" calcext:value-type="float">
            <text:p>-0,01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5" calcext:value-type="float">
            <text:p>5,000</text:p>
          </table:table-cell>
          <table:table-cell table:style-name="ce49" table:number-columns-repeated="3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float" office:value="5" calcext:value-type="float">
            <text:p>5,0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float" office:value="11" calcext:value-type="float">
            <text:p>11,0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11" calcext:value-type="float">
            <text:p>11,000</text:p>
          </table:table-cell>
          <table:table-cell table:style-name="ce49"/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30:.P30])/9)*(-1)" office:value-type="float" office:value="-2.77777777777778" calcext:value-type="float">
            <text:p>-2,778</text:p>
          </table:table-cell>
          <table:table-cell table:formula="of:=(SUM([.Q30:.S30])/9)*(-1)" office:value-type="float" office:value="-1.11111111111111" calcext:value-type="float">
            <text:p>-1,111</text:p>
          </table:table-cell>
          <table:table-cell table:formula="of:=(SUM([.T30:.V30])/9)*(-1)" office:value-type="float" office:value="-0.555555555555556" calcext:value-type="float">
            <text:p>-0,556</text:p>
          </table:table-cell>
          <table:table-cell table:formula="of:=(SUM([.W30:.Y30])/9)*(-1)" office:value-type="float" office:value="-1.77777777777778" calcext:value-type="float">
            <text:p>-1,778</text:p>
          </table:table-cell>
          <table:table-cell table:formula="of:=(SUM([.Z30:.AB30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31:.P31])/9)*(-1)" office:value-type="float" office:value="-0" calcext:value-type="float">
            <text:p>0,000</text:p>
          </table:table-cell>
          <table:table-cell table:formula="of:=(SUM([.Q31:.S31])/9)*(-1)" office:value-type="float" office:value="-0" calcext:value-type="float">
            <text:p>0,000</text:p>
          </table:table-cell>
          <table:table-cell table:formula="of:=(SUM([.T31:.V31])/9)*(-1)" office:value-type="float" office:value="-0" calcext:value-type="float">
            <text:p>0,000</text:p>
          </table:table-cell>
          <table:table-cell table:formula="of:=(SUM([.W31:.Y31])/9)*(-1)" office:value-type="float" office:value="-0" calcext:value-type="float">
            <text:p>0,000</text:p>
          </table:table-cell>
          <table:table-cell table:formula="of:=(SUM([.Z31:.AB3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office:value-type="float" office:value="7" calcext:value-type="float">
            <text:p>7,000</text:p>
          </table:table-cell>
          <table:table-cell table:style-name="ce49" table:number-columns-repeated="7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7" calcext:value-type="float">
            <text:p>7,000</text:p>
          </table:table-cell>
          <table:table-cell table:style-name="ce49" table:number-columns-repeated="2"/>
          <table:table-cell table:style-name="ce48" office:value-type="float" office:value="5" calcext:value-type="float">
            <text:p>5,000</text:p>
          </table:table-cell>
          <table:table-cell table:style-name="ce48" office:value-type="float" office:value="1" calcext:value-type="float">
            <text:p>1,000</text:p>
          </table:table-cell>
          <table:table-cell table:style-name="ce48" office:value-type="float" office:value="6" calcext:value-type="float">
            <text:p>6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7.7" calcext:value-type="float">
            <text:p>7,700</text:p>
          </table:table-cell>
          <table:table-cell table:style-name="ce49" office:value-type="float" office:value="8.5" calcext:value-type="float">
            <text:p>8,500</text:p>
          </table:table-cell>
          <table:table-cell table:style-name="ce48" office:value-type="float" office:value="11" calcext:value-type="float">
            <text:p>11,000</text:p>
          </table:table-cell>
          <table:table-cell table:style-name="ce48"/>
          <table:table-cell table:style-name="ce48" office:value-type="float" office:value="7.5" calcext:value-type="float">
            <text:p>7,500</text:p>
          </table:table-cell>
          <table:table-cell table:number-columns-repeated="2" table:style-name="ce49" office:value-type="float" office:value="6" calcext:value-type="float">
            <text:p>6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32:.P32])/9)*(-1)" office:value-type="float" office:value="-2.11111111111111" calcext:value-type="float">
            <text:p>-2,111</text:p>
          </table:table-cell>
          <table:table-cell table:formula="of:=(SUM([.Q32:.S32])/9)*(-1)" office:value-type="float" office:value="-1.33333333333333" calcext:value-type="float">
            <text:p>-1,333</text:p>
          </table:table-cell>
          <table:table-cell table:formula="of:=(SUM([.T32:.V32])/9)*(-1)" office:value-type="float" office:value="-2.35555555555556" calcext:value-type="float">
            <text:p>-2,356</text:p>
          </table:table-cell>
          <table:table-cell table:formula="of:=(SUM([.W32:.Y32])/9)*(-1)" office:value-type="float" office:value="-2.05555555555556" calcext:value-type="float">
            <text:p>-2,056</text:p>
          </table:table-cell>
          <table:table-cell table:formula="of:=(SUM([.Z32:.AB3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table:number-columns-repeated="2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36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Torpedo Boat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 table:number-columns-repeated="4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8"/>
          <table:table-cell table:style-name="ce48" office:value-type="float" office:value="4" calcext:value-type="float">
            <text:p>4,000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8"/>
          <table:table-cell table:style-name="ce48" office:value-type="float" office:value="4" calcext:value-type="float">
            <text:p>4,000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35:.P35])/9)*(-1)" office:value-type="float" office:value="-2.22222222222222" calcext:value-type="float">
            <text:p>-2,222</text:p>
          </table:table-cell>
          <table:table-cell table:formula="of:=(SUM([.Q35:.S35])/9)*(-1)" office:value-type="float" office:value="-0.444444444444444" calcext:value-type="float">
            <text:p>-0,444</text:p>
          </table:table-cell>
          <table:table-cell table:formula="of:=(SUM([.T35:.V35])/9)*(-1)" office:value-type="float" office:value="-0.888888888888889" calcext:value-type="float">
            <text:p>-0,889</text:p>
          </table:table-cell>
          <table:table-cell table:formula="of:=(SUM([.W35:.Y35])/9)*(-1)" office:value-type="float" office:value="-0.444444444444444" calcext:value-type="float">
            <text:p>-0,444</text:p>
          </table:table-cell>
          <table:table-cell table:formula="of:=(SUM([.Z35:.AB35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10" calcext:value-type="float">
            <text:p>10,000</text:p>
          </table:table-cell>
          <table:table-cell table:style-name="ce49" table:number-columns-repeated="3"/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2.5" calcext:value-type="float">
            <text:p>2,500</text:p>
          </table:table-cell>
          <table:table-cell table:number-columns-repeated="5" table:style-name="ce49" office:value-type="float" office:value="7.5" calcext:value-type="float">
            <text:p>7,500</text:p>
          </table:table-cell>
          <table:table-cell table:number-columns-repeated="3" table:style-name="ce48" office:value-type="float" office:value="7.5" calcext:value-type="float">
            <text:p>7,500</text:p>
          </table:table-cell>
          <table:table-cell table:number-columns-repeated="3" table:style-name="ce49" office:value-type="float" office:value="7.5" calcext:value-type="float">
            <text:p>7,500</text:p>
          </table:table-cell>
          <table:table-cell table:number-columns-repeated="3" table:style-name="ce48" office:value-type="float" office:value="7.5" calcext:value-type="float">
            <text:p>7,500</text:p>
          </table:table-cell>
          <table:table-cell table:number-columns-repeated="3" table:style-name="ce49" office:value-type="float" office:value="7.5" calcext:value-type="float">
            <text:p>7,5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36:.P36])/9)*(-1)" office:value-type="float" office:value="-6.66666666666667" calcext:value-type="float">
            <text:p>-6,667</text:p>
          </table:table-cell>
          <table:table-cell table:formula="of:=(SUM([.Q36:.S36])/9)*(-1)" office:value-type="float" office:value="-2.5" calcext:value-type="float">
            <text:p>-2,500</text:p>
          </table:table-cell>
          <table:table-cell table:formula="of:=(SUM([.T36:.V36])/9)*(-1)" office:value-type="float" office:value="-2.5" calcext:value-type="float">
            <text:p>-2,500</text:p>
          </table:table-cell>
          <table:table-cell table:formula="of:=(SUM([.W36:.Y36])/9)*(-1)" office:value-type="float" office:value="-2.5" calcext:value-type="float">
            <text:p>-2,500</text:p>
          </table:table-cell>
          <table:table-cell table:formula="of:=(SUM([.Z36:.AB36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 table:number-columns-repeated="4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8"/>
          <table:table-cell table:style-name="ce48" office:value-type="float" office:value="2" calcext:value-type="float">
            <text:p>2,000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8"/>
          <table:table-cell table:style-name="ce48" office:value-type="float" office:value="2" calcext:value-type="float">
            <text:p>2,000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37:.P37])/9)*(-1)" office:value-type="float" office:value="-1.11111111111111" calcext:value-type="float">
            <text:p>-1,111</text:p>
          </table:table-cell>
          <table:table-cell table:formula="of:=(SUM([.Q37:.S37])/9)*(-1)" office:value-type="float" office:value="-0.222222222222222" calcext:value-type="float">
            <text:p>-0,222</text:p>
          </table:table-cell>
          <table:table-cell table:formula="of:=(SUM([.T37:.V37])/9)*(-1)" office:value-type="float" office:value="-0.444444444444444" calcext:value-type="float">
            <text:p>-0,444</text:p>
          </table:table-cell>
          <table:table-cell table:formula="of:=(SUM([.W37:.Y37])/9)*(-1)" office:value-type="float" office:value="-0.222222222222222" calcext:value-type="float">
            <text:p>-0,222</text:p>
          </table:table-cell>
          <table:table-cell table:formula="of:=(SUM([.Z37:.AB37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38:.P38])/9)*(-1)" office:value-type="float" office:value="-0" calcext:value-type="float">
            <text:p>0,000</text:p>
          </table:table-cell>
          <table:table-cell table:formula="of:=(SUM([.Q38:.S38])/9)*(-1)" office:value-type="float" office:value="-0" calcext:value-type="float">
            <text:p>0,000</text:p>
          </table:table-cell>
          <table:table-cell table:formula="of:=(SUM([.T38:.V38])/9)*(-1)" office:value-type="float" office:value="-0" calcext:value-type="float">
            <text:p>0,000</text:p>
          </table:table-cell>
          <table:table-cell table:formula="of:=(SUM([.W38:.Y38])/9)*(-1)" office:value-type="float" office:value="-0" calcext:value-type="float">
            <text:p>0,000</text:p>
          </table:table-cell>
          <table:table-cell table:formula="of:=(SUM([.Z38:.AB3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39:.P39])/9)*(-1)" office:value-type="float" office:value="-0" calcext:value-type="float">
            <text:p>0,000</text:p>
          </table:table-cell>
          <table:table-cell table:formula="of:=(SUM([.Q39:.S39])/9)*(-1)" office:value-type="float" office:value="-0" calcext:value-type="float">
            <text:p>0,000</text:p>
          </table:table-cell>
          <table:table-cell table:formula="of:=(SUM([.T39:.V39])/9)*(-1)" office:value-type="float" office:value="-0" calcext:value-type="float">
            <text:p>0,000</text:p>
          </table:table-cell>
          <table:table-cell table:formula="of:=(SUM([.W39:.Y39])/9)*(-1)" office:value-type="float" office:value="-0" calcext:value-type="float">
            <text:p>0,000</text:p>
          </table:table-cell>
          <table:table-cell table:formula="of:=(SUM([.Z39:.AB3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30" calcext:value-type="float">
            <text:p>30,000</text:p>
          </table:table-cell>
          <table:table-cell table:style-name="ce49" table:number-columns-repeated="3"/>
          <table:table-cell table:style-name="ce49" office:value-type="float" office:value="10" calcext:value-type="float">
            <text:p>10,000</text:p>
          </table:table-cell>
          <table:table-cell table:style-name="ce49" office:value-type="float" office:value="20" calcext:value-type="float">
            <text:p>20,000</text:p>
          </table:table-cell>
          <table:table-cell table:style-name="ce49" office:value-type="float" office:value="10" calcext:value-type="float">
            <text:p>10,000</text:p>
          </table:table-cell>
          <table:table-cell table:number-columns-repeated="5" table:style-name="ce49" office:value-type="float" office:value="20" calcext:value-type="float">
            <text:p>20,000</text:p>
          </table:table-cell>
          <table:table-cell table:number-columns-repeated="3" table:style-name="ce48" office:value-type="float" office:value="20" calcext:value-type="float">
            <text:p>20,000</text:p>
          </table:table-cell>
          <table:table-cell table:number-columns-repeated="3" table:style-name="ce49" office:value-type="float" office:value="20" calcext:value-type="float">
            <text:p>20,000</text:p>
          </table:table-cell>
          <table:table-cell table:number-columns-repeated="3" table:style-name="ce48" office:value-type="float" office:value="20" calcext:value-type="float">
            <text:p>20,000</text:p>
          </table:table-cell>
          <table:table-cell table:number-columns-repeated="3" table:style-name="ce49" office:value-type="float" office:value="20" calcext:value-type="float">
            <text:p>2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40:.P40])/9)*(-1)" office:value-type="float" office:value="-18.8888888888889" calcext:value-type="float">
            <text:p>-18,889</text:p>
          </table:table-cell>
          <table:table-cell table:formula="of:=(SUM([.Q40:.S40])/9)*(-1)" office:value-type="float" office:value="-6.66666666666667" calcext:value-type="float">
            <text:p>-6,667</text:p>
          </table:table-cell>
          <table:table-cell table:formula="of:=(SUM([.T40:.V40])/9)*(-1)" office:value-type="float" office:value="-6.66666666666667" calcext:value-type="float">
            <text:p>-6,667</text:p>
          </table:table-cell>
          <table:table-cell table:formula="of:=(SUM([.W40:.Y40])/9)*(-1)" office:value-type="float" office:value="-6.66666666666667" calcext:value-type="float">
            <text:p>-6,667</text:p>
          </table:table-cell>
          <table:table-cell table:formula="of:=(SUM([.Z40:.AB40])/9)*(-1)" office:value-type="float" office:value="-6.66666666666667" calcext:value-type="float">
            <text:p>-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3" calcext:value-type="float">
            <text:p>0,300</text:p>
          </table:table-cell>
          <table:table-cell table:style-name="ce49" table:number-columns-repeated="3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1" calcext:value-type="float">
            <text:p>0,100</text:p>
          </table:table-cell>
          <table:table-cell table:number-columns-repeated="5" table:style-name="ce49" office:value-type="float" office:value="0.2" calcext:value-type="float">
            <text:p>0,200</text:p>
          </table:table-cell>
          <table:table-cell table:number-columns-repeated="3" table:style-name="ce48" office:value-type="float" office:value="0.2" calcext:value-type="float">
            <text:p>0,200</text:p>
          </table:table-cell>
          <table:table-cell table:number-columns-repeated="3" table:style-name="ce49" office:value-type="float" office:value="0.2" calcext:value-type="float">
            <text:p>0,200</text:p>
          </table:table-cell>
          <table:table-cell table:number-columns-repeated="3" table:style-name="ce48" office:value-type="float" office:value="0.2" calcext:value-type="float">
            <text:p>0,200</text:p>
          </table:table-cell>
          <table:table-cell table:number-columns-repeated="3" table:style-name="ce49" office:value-type="float" office:value="0.2" calcext:value-type="float">
            <text:p>0,2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41:.P41])/9)*(-1)" office:value-type="float" office:value="-0.188888888888889" calcext:value-type="float">
            <text:p>-0,189</text:p>
          </table:table-cell>
          <table:table-cell table:formula="of:=(SUM([.Q41:.S41])/9)*(-1)" office:value-type="float" office:value="-0.0666666666666667" calcext:value-type="float">
            <text:p>-0,067</text:p>
          </table:table-cell>
          <table:table-cell table:formula="of:=(SUM([.T41:.V41])/9)*(-1)" office:value-type="float" office:value="-0.0666666666666667" calcext:value-type="float">
            <text:p>-0,067</text:p>
          </table:table-cell>
          <table:table-cell table:formula="of:=(SUM([.W41:.Y41])/9)*(-1)" office:value-type="float" office:value="-0.0666666666666667" calcext:value-type="float">
            <text:p>-0,067</text:p>
          </table:table-cell>
          <table:table-cell table:formula="of:=(SUM([.Z41:.AB41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 table:number-columns-repeated="4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/>
          <table:table-cell table:style-name="ce48" office:value-type="float" office:value="0.05" calcext:value-type="float">
            <text:p>0,050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/>
          <table:table-cell table:style-name="ce48" office:value-type="float" office:value="0.05" calcext:value-type="float">
            <text:p>0,050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42:.P42])/9)*(-1)" office:value-type="float" office:value="-0.0277777777777778" calcext:value-type="float">
            <text:p>-0,028</text:p>
          </table:table-cell>
          <table:table-cell table:formula="of:=(SUM([.Q42:.S42])/9)*(-1)" office:value-type="float" office:value="-0.00555555555555556" calcext:value-type="float">
            <text:p>-0,006</text:p>
          </table:table-cell>
          <table:table-cell table:formula="of:=(SUM([.T42:.V42])/9)*(-1)" office:value-type="float" office:value="-0.0111111111111111" calcext:value-type="float">
            <text:p>-0,011</text:p>
          </table:table-cell>
          <table:table-cell table:formula="of:=(SUM([.W42:.Y42])/9)*(-1)" office:value-type="float" office:value="-0.00555555555555556" calcext:value-type="float">
            <text:p>-0,006</text:p>
          </table:table-cell>
          <table:table-cell table:formula="of:=(SUM([.Z42:.AB42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43:.P43])/9)*(-1)" office:value-type="float" office:value="-0" calcext:value-type="float">
            <text:p>0,000</text:p>
          </table:table-cell>
          <table:table-cell table:formula="of:=(SUM([.Q43:.S43])/9)*(-1)" office:value-type="float" office:value="-0" calcext:value-type="float">
            <text:p>0,000</text:p>
          </table:table-cell>
          <table:table-cell table:formula="of:=(SUM([.T43:.V43])/9)*(-1)" office:value-type="float" office:value="-0" calcext:value-type="float">
            <text:p>0,000</text:p>
          </table:table-cell>
          <table:table-cell table:formula="of:=(SUM([.W43:.Y43])/9)*(-1)" office:value-type="float" office:value="-0" calcext:value-type="float">
            <text:p>0,000</text:p>
          </table:table-cell>
          <table:table-cell table:formula="of:=(SUM([.Z43:.AB4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44:.P44])/9)*(-1)" office:value-type="float" office:value="-0" calcext:value-type="float">
            <text:p>0,000</text:p>
          </table:table-cell>
          <table:table-cell table:formula="of:=(SUM([.Q44:.S44])/9)*(-1)" office:value-type="float" office:value="-0" calcext:value-type="float">
            <text:p>0,000</text:p>
          </table:table-cell>
          <table:table-cell table:formula="of:=(SUM([.T44:.V44])/9)*(-1)" office:value-type="float" office:value="-0" calcext:value-type="float">
            <text:p>0,000</text:p>
          </table:table-cell>
          <table:table-cell table:formula="of:=(SUM([.W44:.Y44])/9)*(-1)" office:value-type="float" office:value="-0" calcext:value-type="float">
            <text:p>0,000</text:p>
          </table:table-cell>
          <table:table-cell table:formula="of:=(SUM([.Z44:.AB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office:value-type="float" office:value="6" calcext:value-type="float">
            <text:p>6,000</text:p>
          </table:table-cell>
          <table:table-cell table:style-name="ce49" table:number-columns-repeated="7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float" office:value="2" calcext:value-type="float">
            <text:p>2,000</text:p>
          </table:table-cell>
          <table:table-cell table:style-name="ce48" office:value-type="float" office:value="1" calcext:value-type="float">
            <text:p>1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8" office:value-type="float" office:value="7" calcext:value-type="float">
            <text:p>7,000</text:p>
          </table:table-cell>
          <table:table-cell table:style-name="ce48"/>
          <table:table-cell table:style-name="ce48" office:value-type="float" office:value="3" calcext:value-type="float">
            <text:p>3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45:.P45])/9)*(-1)" office:value-type="float" office:value="-1.55555555555556" calcext:value-type="float">
            <text:p>-1,556</text:p>
          </table:table-cell>
          <table:table-cell table:formula="of:=(SUM([.Q45:.S45])/9)*(-1)" office:value-type="float" office:value="-0.888888888888889" calcext:value-type="float">
            <text:p>-0,889</text:p>
          </table:table-cell>
          <table:table-cell table:formula="of:=(SUM([.T45:.V45])/9)*(-1)" office:value-type="float" office:value="-1" calcext:value-type="float">
            <text:p>-1,000</text:p>
          </table:table-cell>
          <table:table-cell table:formula="of:=(SUM([.W45:.Y45])/9)*(-1)" office:value-type="float" office:value="-1.11111111111111" calcext:value-type="float">
            <text:p>-1,111</text:p>
          </table:table-cell>
          <table:table-cell table:formula="of:=(SUM([.Z45:.AB45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table:number-columns-repeated="2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36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Motor Torpedo Boat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8" calcext:value-type="float">
            <text:p>8,000</text:p>
          </table:table-cell>
          <table:table-cell table:style-name="ce49" table:number-columns-repeated="4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8"/>
          <table:table-cell table:style-name="ce48" office:value-type="float" office:value="4" calcext:value-type="float">
            <text:p>4,000</text:p>
          </table:table-cell>
          <table:table-cell table:style-name="ce48"/>
          <table:table-cell table:style-name="ce49" office:value-type="float" office:value="8" calcext:value-type="float">
            <text:p>8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8"/>
          <table:table-cell table:style-name="ce48" office:value-type="float" office:value="8" calcext:value-type="float">
            <text:p>8,000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48:.P48])/9)*(-1)" office:value-type="float" office:value="-3.55555555555556" calcext:value-type="float">
            <text:p>-3,556</text:p>
          </table:table-cell>
          <table:table-cell table:formula="of:=(SUM([.Q48:.S48])/9)*(-1)" office:value-type="float" office:value="-0.444444444444444" calcext:value-type="float">
            <text:p>-0,444</text:p>
          </table:table-cell>
          <table:table-cell table:formula="of:=(SUM([.T48:.V48])/9)*(-1)" office:value-type="float" office:value="-1.33333333333333" calcext:value-type="float">
            <text:p>-1,333</text:p>
          </table:table-cell>
          <table:table-cell table:formula="of:=(SUM([.W48:.Y48])/9)*(-1)" office:value-type="float" office:value="-0.888888888888889" calcext:value-type="float">
            <text:p>-0,889</text:p>
          </table:table-cell>
          <table:table-cell table:formula="of:=(SUM([.Z48:.AB48])/9)*(-1)" office:value-type="float" office:value="-1.33333333333333" calcext:value-type="float">
            <text:p>-1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7.5" calcext:value-type="float">
            <text:p>7,500</text:p>
          </table:table-cell>
          <table:table-cell table:style-name="ce49" table:number-columns-repeated="3"/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8" office:value-type="float" office:value="5" calcext:value-type="float">
            <text:p>5,000</text:p>
          </table:table-cell>
          <table:table-cell table:style-name="ce48" office:value-type="float" office:value="7.5" calcext:value-type="float">
            <text:p>7,500</text:p>
          </table:table-cell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8" office:value-type="float" office:value="5" calcext:value-type="float">
            <text:p>5,000</text:p>
          </table:table-cell>
          <table:table-cell table:style-name="ce48" office:value-type="float" office:value="7.5" calcext:value-type="float">
            <text:p>7,500</text:p>
          </table:table-cell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49:.P49])/9)*(-1)" office:value-type="float" office:value="-5.83333333333333" calcext:value-type="float">
            <text:p>-5,833</text:p>
          </table:table-cell>
          <table:table-cell table:formula="of:=(SUM([.Q49:.S49])/9)*(-1)" office:value-type="float" office:value="-1.94444444444444" calcext:value-type="float">
            <text:p>-1,944</text:p>
          </table:table-cell>
          <table:table-cell table:formula="of:=(SUM([.T49:.V49])/9)*(-1)" office:value-type="float" office:value="-2.22222222222222" calcext:value-type="float">
            <text:p>-2,222</text:p>
          </table:table-cell>
          <table:table-cell table:formula="of:=(SUM([.W49:.Y49])/9)*(-1)" office:value-type="float" office:value="-1.94444444444444" calcext:value-type="float">
            <text:p>-1,944</text:p>
          </table:table-cell>
          <table:table-cell table:formula="of:=(SUM([.Z49:.AB49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 table:number-columns-repeated="4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8"/>
          <table:table-cell table:style-name="ce48" office:value-type="float" office:value="2" calcext:value-type="float">
            <text:p>2,000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8"/>
          <table:table-cell table:style-name="ce48" office:value-type="float" office:value="4" calcext:value-type="float">
            <text:p>4,000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50:.P50])/9)*(-1)" office:value-type="float" office:value="-1.77777777777778" calcext:value-type="float">
            <text:p>-1,778</text:p>
          </table:table-cell>
          <table:table-cell table:formula="of:=(SUM([.Q50:.S50])/9)*(-1)" office:value-type="float" office:value="-0.222222222222222" calcext:value-type="float">
            <text:p>-0,222</text:p>
          </table:table-cell>
          <table:table-cell table:formula="of:=(SUM([.T50:.V50])/9)*(-1)" office:value-type="float" office:value="-0.666666666666667" calcext:value-type="float">
            <text:p>-0,667</text:p>
          </table:table-cell>
          <table:table-cell table:formula="of:=(SUM([.W50:.Y50])/9)*(-1)" office:value-type="float" office:value="-0.444444444444444" calcext:value-type="float">
            <text:p>-0,444</text:p>
          </table:table-cell>
          <table:table-cell table:formula="of:=(SUM([.Z50:.AB50])/9)*(-1)" office:value-type="float" office:value="-0.666666666666667" calcext:value-type="float">
            <text:p>-0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51:.P51])/9)*(-1)" office:value-type="float" office:value="-0" calcext:value-type="float">
            <text:p>0,000</text:p>
          </table:table-cell>
          <table:table-cell table:formula="of:=(SUM([.Q51:.S51])/9)*(-1)" office:value-type="float" office:value="-0" calcext:value-type="float">
            <text:p>0,000</text:p>
          </table:table-cell>
          <table:table-cell table:formula="of:=(SUM([.T51:.V51])/9)*(-1)" office:value-type="float" office:value="-0" calcext:value-type="float">
            <text:p>0,000</text:p>
          </table:table-cell>
          <table:table-cell table:formula="of:=(SUM([.W51:.Y51])/9)*(-1)" office:value-type="float" office:value="-0" calcext:value-type="float">
            <text:p>0,000</text:p>
          </table:table-cell>
          <table:table-cell table:formula="of:=(SUM([.Z51:.AB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52:.P52])/9)*(-1)" office:value-type="float" office:value="-0" calcext:value-type="float">
            <text:p>0,000</text:p>
          </table:table-cell>
          <table:table-cell table:formula="of:=(SUM([.Q52:.S52])/9)*(-1)" office:value-type="float" office:value="-0" calcext:value-type="float">
            <text:p>0,000</text:p>
          </table:table-cell>
          <table:table-cell table:formula="of:=(SUM([.T52:.V52])/9)*(-1)" office:value-type="float" office:value="-0" calcext:value-type="float">
            <text:p>0,000</text:p>
          </table:table-cell>
          <table:table-cell table:formula="of:=(SUM([.W52:.Y52])/9)*(-1)" office:value-type="float" office:value="-0" calcext:value-type="float">
            <text:p>0,000</text:p>
          </table:table-cell>
          <table:table-cell table:formula="of:=(SUM([.Z52:.AB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10" calcext:value-type="float">
            <text:p>10,000</text:p>
          </table:table-cell>
          <table:table-cell table:style-name="ce49" table:number-columns-repeated="3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0" calcext:value-type="float">
            <text:p>10,000</text:p>
          </table:table-cell>
          <table:table-cell table:style-name="ce49" office:value-type="float" office:value="5" calcext:value-type="float">
            <text:p>5,000</text:p>
          </table:table-cell>
          <table:table-cell table:number-columns-repeated="5" table:style-name="ce49" office:value-type="float" office:value="10" calcext:value-type="float">
            <text:p>10,000</text:p>
          </table:table-cell>
          <table:table-cell table:number-columns-repeated="3" table:style-name="ce48" office:value-type="float" office:value="10" calcext:value-type="float">
            <text:p>10,000</text:p>
          </table:table-cell>
          <table:table-cell table:number-columns-repeated="3" table:style-name="ce49" office:value-type="float" office:value="10" calcext:value-type="float">
            <text:p>10,000</text:p>
          </table:table-cell>
          <table:table-cell table:number-columns-repeated="3" table:style-name="ce48" office:value-type="float" office:value="10" calcext:value-type="float">
            <text:p>10,000</text:p>
          </table:table-cell>
          <table:table-cell table:number-columns-repeated="3" table:style-name="ce49" office:value-type="float" office:value="10" calcext:value-type="float">
            <text:p>1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53:.P53])/9)*(-1)" office:value-type="float" office:value="-8.88888888888889" calcext:value-type="float">
            <text:p>-8,889</text:p>
          </table:table-cell>
          <table:table-cell table:formula="of:=(SUM([.Q53:.S53])/9)*(-1)" office:value-type="float" office:value="-3.33333333333333" calcext:value-type="float">
            <text:p>-3,333</text:p>
          </table:table-cell>
          <table:table-cell table:formula="of:=(SUM([.T53:.V53])/9)*(-1)" office:value-type="float" office:value="-3.33333333333333" calcext:value-type="float">
            <text:p>-3,333</text:p>
          </table:table-cell>
          <table:table-cell table:formula="of:=(SUM([.W53:.Y53])/9)*(-1)" office:value-type="float" office:value="-3.33333333333333" calcext:value-type="float">
            <text:p>-3,333</text:p>
          </table:table-cell>
          <table:table-cell table:formula="of:=(SUM([.Z53:.AB5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1" calcext:value-type="float">
            <text:p>1,000</text:p>
          </table:table-cell>
          <table:table-cell table:style-name="ce49" table:number-columns-repeated="3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5" calcext:value-type="float">
            <text:p>0,500</text:p>
          </table:table-cell>
          <table:table-cell table:number-columns-repeated="5" table:style-name="ce49" office:value-type="float" office:value="1" calcext:value-type="float">
            <text:p>1,000</text:p>
          </table:table-cell>
          <table:table-cell table:number-columns-repeated="3" table:style-name="ce48" office:value-type="float" office:value="1" calcext:value-type="float">
            <text:p>1,000</text:p>
          </table:table-cell>
          <table:table-cell table:number-columns-repeated="3" table:style-name="ce49" office:value-type="float" office:value="1" calcext:value-type="float">
            <text:p>1,000</text:p>
          </table:table-cell>
          <table:table-cell table:number-columns-repeated="3" table:style-name="ce48" office:value-type="float" office:value="1" calcext:value-type="float">
            <text:p>1,000</text:p>
          </table:table-cell>
          <table:table-cell table:number-columns-repeated="3" table:style-name="ce49" office:value-type="float" office:value="1" calcext:value-type="float">
            <text:p>1,0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54:.P54])/9)*(-1)" office:value-type="float" office:value="-0.888888888888889" calcext:value-type="float">
            <text:p>-0,889</text:p>
          </table:table-cell>
          <table:table-cell table:formula="of:=(SUM([.Q54:.S54])/9)*(-1)" office:value-type="float" office:value="-0.333333333333333" calcext:value-type="float">
            <text:p>-0,333</text:p>
          </table:table-cell>
          <table:table-cell table:formula="of:=(SUM([.T54:.V54])/9)*(-1)" office:value-type="float" office:value="-0.333333333333333" calcext:value-type="float">
            <text:p>-0,333</text:p>
          </table:table-cell>
          <table:table-cell table:formula="of:=(SUM([.W54:.Y54])/9)*(-1)" office:value-type="float" office:value="-0.333333333333333" calcext:value-type="float">
            <text:p>-0,333</text:p>
          </table:table-cell>
          <table:table-cell table:formula="of:=(SUM([.Z54:.AB54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 table:number-columns-repeated="4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/>
          <table:table-cell table:style-name="ce48" office:value-type="float" office:value="0.05" calcext:value-type="float">
            <text:p>0,050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/>
          <table:table-cell table:style-name="ce48" office:value-type="float" office:value="0.05" calcext:value-type="float">
            <text:p>0,050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55:.P55])/9)*(-1)" office:value-type="float" office:value="-0.0277777777777778" calcext:value-type="float">
            <text:p>-0,028</text:p>
          </table:table-cell>
          <table:table-cell table:formula="of:=(SUM([.Q55:.S55])/9)*(-1)" office:value-type="float" office:value="-0.00555555555555556" calcext:value-type="float">
            <text:p>-0,006</text:p>
          </table:table-cell>
          <table:table-cell table:formula="of:=(SUM([.T55:.V55])/9)*(-1)" office:value-type="float" office:value="-0.0111111111111111" calcext:value-type="float">
            <text:p>-0,011</text:p>
          </table:table-cell>
          <table:table-cell table:formula="of:=(SUM([.W55:.Y55])/9)*(-1)" office:value-type="float" office:value="-0.00555555555555556" calcext:value-type="float">
            <text:p>-0,006</text:p>
          </table:table-cell>
          <table:table-cell table:formula="of:=(SUM([.Z55:.AB55])/9)*(-1)" office:value-type="float" office:value="-0.0111111111111111" calcext:value-type="float">
            <text:p>-0,0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56:.P56])/9)*(-1)" office:value-type="float" office:value="-0" calcext:value-type="float">
            <text:p>0,000</text:p>
          </table:table-cell>
          <table:table-cell table:formula="of:=(SUM([.Q56:.S56])/9)*(-1)" office:value-type="float" office:value="-0" calcext:value-type="float">
            <text:p>0,000</text:p>
          </table:table-cell>
          <table:table-cell table:formula="of:=(SUM([.T56:.V56])/9)*(-1)" office:value-type="float" office:value="-0" calcext:value-type="float">
            <text:p>0,000</text:p>
          </table:table-cell>
          <table:table-cell table:formula="of:=(SUM([.W56:.Y56])/9)*(-1)" office:value-type="float" office:value="-0" calcext:value-type="float">
            <text:p>0,000</text:p>
          </table:table-cell>
          <table:table-cell table:formula="of:=(SUM([.Z56:.AB5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57:.P57])/9)*(-1)" office:value-type="float" office:value="-0" calcext:value-type="float">
            <text:p>0,000</text:p>
          </table:table-cell>
          <table:table-cell table:formula="of:=(SUM([.Q57:.S57])/9)*(-1)" office:value-type="float" office:value="-0" calcext:value-type="float">
            <text:p>0,000</text:p>
          </table:table-cell>
          <table:table-cell table:formula="of:=(SUM([.T57:.V57])/9)*(-1)" office:value-type="float" office:value="-0" calcext:value-type="float">
            <text:p>0,000</text:p>
          </table:table-cell>
          <table:table-cell table:formula="of:=(SUM([.W57:.Y57])/9)*(-1)" office:value-type="float" office:value="-0" calcext:value-type="float">
            <text:p>0,000</text:p>
          </table:table-cell>
          <table:table-cell table:formula="of:=(SUM([.Z57:.AB5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office:value-type="float" office:value="6" calcext:value-type="float">
            <text:p>6,000</text:p>
          </table:table-cell>
          <table:table-cell table:style-name="ce49" table:number-columns-repeated="7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float" office:value="2" calcext:value-type="float">
            <text:p>2,000</text:p>
          </table:table-cell>
          <table:table-cell table:style-name="ce48" office:value-type="float" office:value="1" calcext:value-type="float">
            <text:p>1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8" office:value-type="float" office:value="7" calcext:value-type="float">
            <text:p>7,000</text:p>
          </table:table-cell>
          <table:table-cell table:style-name="ce48"/>
          <table:table-cell table:style-name="ce48" office:value-type="float" office:value="3" calcext:value-type="float">
            <text:p>3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58:.P58])/9)*(-1)" office:value-type="float" office:value="-1.55555555555556" calcext:value-type="float">
            <text:p>-1,556</text:p>
          </table:table-cell>
          <table:table-cell table:formula="of:=(SUM([.Q58:.S58])/9)*(-1)" office:value-type="float" office:value="-0.888888888888889" calcext:value-type="float">
            <text:p>-0,889</text:p>
          </table:table-cell>
          <table:table-cell table:formula="of:=(SUM([.T58:.V58])/9)*(-1)" office:value-type="float" office:value="-1" calcext:value-type="float">
            <text:p>-1,000</text:p>
          </table:table-cell>
          <table:table-cell table:formula="of:=(SUM([.W58:.Y58])/9)*(-1)" office:value-type="float" office:value="-1.11111111111111" calcext:value-type="float">
            <text:p>-1,111</text:p>
          </table:table-cell>
          <table:table-cell table:formula="of:=(SUM([.Z58:.AB58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table:number-columns-repeated="2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36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Light Cruis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0.95" calcext:value-type="float">
            <text:p>0,950</text:p>
          </table:table-cell>
          <table:table-cell table:style-name="ce49"/>
          <table:table-cell table:style-name="ce49" office:value-type="float" office:value="0.95" calcext:value-type="float">
            <text:p>0,950</text:p>
          </table:table-cell>
          <table:table-cell table:style-name="ce49" table:number-columns-repeated="2"/>
          <table:table-cell table:style-name="ce49" office:value-type="float" office:value="0.95" calcext:value-type="float">
            <text:p>0,950</text:p>
          </table:table-cell>
          <table:table-cell table:style-name="ce49" table:number-columns-repeated="2"/>
          <table:table-cell table:style-name="ce49" office:value-type="float" office:value="0.95" calcext:value-type="float">
            <text:p>0,950</text:p>
          </table:table-cell>
          <table:table-cell table:style-name="ce49" table:number-columns-repeated="2"/>
          <table:table-cell table:style-name="ce49" office:value-type="float" office:value="0.95" calcext:value-type="float">
            <text:p>0,950</text:p>
          </table:table-cell>
          <table:table-cell table:style-name="ce48"/>
          <table:table-cell table:style-name="ce50"/>
          <table:table-cell table:style-name="ce50" office:value-type="float" office:value="0.95" calcext:value-type="float">
            <text:p>0,950</text:p>
          </table:table-cell>
          <table:table-cell table:style-name="ce49" table:number-columns-repeated="2"/>
          <table:table-cell table:style-name="ce49" office:value-type="float" office:value="0.95" calcext:value-type="float">
            <text:p>0,950</text:p>
          </table:table-cell>
          <table:table-cell table:style-name="ce48"/>
          <table:table-cell table:style-name="ce50"/>
          <table:table-cell table:style-name="ce50" office:value-type="float" office:value="0.95" calcext:value-type="float">
            <text:p>0,950</text:p>
          </table:table-cell>
          <table:table-cell table:style-name="ce49" table:number-columns-repeated="2"/>
          <table:table-cell table:style-name="ce49" office:value-type="float" office:value="0.95" calcext:value-type="float">
            <text:p>0,95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61:.P61])/9)*(-1)" office:value-type="float" office:value="-0.527777777777778" calcext:value-type="float">
            <text:p>-0,528</text:p>
          </table:table-cell>
          <table:table-cell table:formula="of:=(SUM([.Q61:.S61])/9)*(-1)" office:value-type="float" office:value="-0.105555555555556" calcext:value-type="float">
            <text:p>-0,106</text:p>
          </table:table-cell>
          <table:table-cell table:formula="of:=(SUM([.T61:.V61])/9)*(-1)" office:value-type="float" office:value="-0.105555555555556" calcext:value-type="float">
            <text:p>-0,106</text:p>
          </table:table-cell>
          <table:table-cell table:formula="of:=(SUM([.W61:.Y61])/9)*(-1)" office:value-type="float" office:value="-0.105555555555556" calcext:value-type="float">
            <text:p>-0,106</text:p>
          </table:table-cell>
          <table:table-cell table:formula="of:=(SUM([.Z61:.AB61])/9)*(-1)" office:value-type="float" office:value="-0.105555555555556" calcext:value-type="float">
            <text:p>-0,1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27.65" calcext:value-type="float">
            <text:p>27,65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20.15" calcext:value-type="float">
            <text:p>20,1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20.15" calcext:value-type="float">
            <text:p>20,1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20.15" calcext:value-type="float">
            <text:p>20,1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20.15" calcext:value-type="float">
            <text:p>20,150</text:p>
          </table:table-cell>
          <table:table-cell table:style-name="ce48"/>
          <table:table-cell table:style-name="ce50" office:value-type="float" office:value="7.5" calcext:value-type="float">
            <text:p>7,500</text:p>
          </table:table-cell>
          <table:table-cell table:style-name="ce50" office:value-type="float" office:value="20.15" calcext:value-type="float">
            <text:p>20,1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20.15" calcext:value-type="float">
            <text:p>20,150</text:p>
          </table:table-cell>
          <table:table-cell table:style-name="ce48"/>
          <table:table-cell table:style-name="ce50" office:value-type="float" office:value="7.5" calcext:value-type="float">
            <text:p>7,500</text:p>
          </table:table-cell>
          <table:table-cell table:style-name="ce50" office:value-type="float" office:value="20.15" calcext:value-type="float">
            <text:p>20,1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20.15" calcext:value-type="float">
            <text:p>20,15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62:.P62])/9)*(-1)" office:value-type="float" office:value="-15.3611111111111" calcext:value-type="float">
            <text:p>-15,361</text:p>
          </table:table-cell>
          <table:table-cell table:formula="of:=(SUM([.Q62:.S62])/9)*(-1)" office:value-type="float" office:value="-3.07222222222222" calcext:value-type="float">
            <text:p>-3,072</text:p>
          </table:table-cell>
          <table:table-cell table:formula="of:=(SUM([.T62:.V62])/9)*(-1)" office:value-type="float" office:value="-3.07222222222222" calcext:value-type="float">
            <text:p>-3,072</text:p>
          </table:table-cell>
          <table:table-cell table:formula="of:=(SUM([.W62:.Y62])/9)*(-1)" office:value-type="float" office:value="-3.07222222222222" calcext:value-type="float">
            <text:p>-3,072</text:p>
          </table:table-cell>
          <table:table-cell table:formula="of:=(SUM([.Z62:.AB62])/9)*(-1)" office:value-type="float" office:value="-3.07222222222222" calcext:value-type="float">
            <text:p>-3,0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49" table:number-columns-repeated="2"/>
          <table:table-cell table:style-name="ce49" office:value-type="float" office:value="0.5" calcext:value-type="float">
            <text:p>0,500</text:p>
          </table:table-cell>
          <table:table-cell table:style-name="ce49" table:number-columns-repeated="2"/>
          <table:table-cell table:style-name="ce49" office:value-type="float" office:value="0.5" calcext:value-type="float">
            <text:p>0,500</text:p>
          </table:table-cell>
          <table:table-cell table:style-name="ce49" table:number-columns-repeated="2"/>
          <table:table-cell table:style-name="ce49" office:value-type="float" office:value="0.5" calcext:value-type="float">
            <text:p>0,500</text:p>
          </table:table-cell>
          <table:table-cell table:style-name="ce48"/>
          <table:table-cell table:style-name="ce50"/>
          <table:table-cell table:style-name="ce50" office:value-type="float" office:value="0.5" calcext:value-type="float">
            <text:p>0,500</text:p>
          </table:table-cell>
          <table:table-cell table:style-name="ce49" table:number-columns-repeated="2"/>
          <table:table-cell table:style-name="ce49" office:value-type="float" office:value="0.5" calcext:value-type="float">
            <text:p>0,500</text:p>
          </table:table-cell>
          <table:table-cell table:style-name="ce48"/>
          <table:table-cell table:style-name="ce50"/>
          <table:table-cell table:style-name="ce50" office:value-type="float" office:value="0.5" calcext:value-type="float">
            <text:p>0,500</text:p>
          </table:table-cell>
          <table:table-cell table:style-name="ce49" table:number-columns-repeated="2"/>
          <table:table-cell table:style-name="ce49" office:value-type="float" office:value="0.5" calcext:value-type="float">
            <text:p>0,5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63:.P63])/9)*(-1)" office:value-type="float" office:value="-0.333333333333333" calcext:value-type="float">
            <text:p>-0,333</text:p>
          </table:table-cell>
          <table:table-cell table:formula="of:=(SUM([.Q63:.S63])/9)*(-1)" office:value-type="float" office:value="-0.0555555555555556" calcext:value-type="float">
            <text:p>-0,056</text:p>
          </table:table-cell>
          <table:table-cell table:formula="of:=(SUM([.T63:.V63])/9)*(-1)" office:value-type="float" office:value="-0.0555555555555556" calcext:value-type="float">
            <text:p>-0,056</text:p>
          </table:table-cell>
          <table:table-cell table:formula="of:=(SUM([.W63:.Y63])/9)*(-1)" office:value-type="float" office:value="-0.0555555555555556" calcext:value-type="float">
            <text:p>-0,056</text:p>
          </table:table-cell>
          <table:table-cell table:formula="of:=(SUM([.Z63:.AB63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2.13" calcext:value-type="float">
            <text:p>2,13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8"/>
          <table:table-cell table:style-name="ce50" office:value-type="float" office:value="1" calcext:value-type="float">
            <text:p>1,000</text:p>
          </table:table-cell>
          <table:table-cell table:style-name="ce50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8"/>
          <table:table-cell table:style-name="ce50" office:value-type="float" office:value="1" calcext:value-type="float">
            <text:p>1,000</text:p>
          </table:table-cell>
          <table:table-cell table:style-name="ce50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64:.P64])/9)*(-1)" office:value-type="float" office:value="-1.18111111111111" calcext:value-type="float">
            <text:p>-1,181</text:p>
          </table:table-cell>
          <table:table-cell table:formula="of:=(SUM([.Q64:.S64])/9)*(-1)" office:value-type="float" office:value="-0.236111111111111" calcext:value-type="float">
            <text:p>-0,236</text:p>
          </table:table-cell>
          <table:table-cell table:formula="of:=(SUM([.T64:.V64])/9)*(-1)" office:value-type="float" office:value="-0.236111111111111" calcext:value-type="float">
            <text:p>-0,236</text:p>
          </table:table-cell>
          <table:table-cell table:formula="of:=(SUM([.W64:.Y64])/9)*(-1)" office:value-type="float" office:value="-0.236111111111111" calcext:value-type="float">
            <text:p>-0,236</text:p>
          </table:table-cell>
          <table:table-cell table:formula="of:=(SUM([.Z64:.AB64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08" calcext:value-type="float">
            <text:p>0,080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9" office:value-type="float" office:value="0.025" calcext:value-type="float">
            <text:p>0,025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 office:value-type="float" office:value="0.025" calcext:value-type="float">
            <text:p>0,025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 office:value-type="float" office:value="0.025" calcext:value-type="float">
            <text:p>0,025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 office:value-type="float" office:value="0.025" calcext:value-type="float">
            <text:p>0,025</text:p>
          </table:table-cell>
          <table:table-cell table:style-name="ce48"/>
          <table:table-cell table:style-name="ce50" office:value-type="float" office:value="0.05" calcext:value-type="float">
            <text:p>0,050</text:p>
          </table:table-cell>
          <table:table-cell table:style-name="ce50" office:value-type="float" office:value="0.025" calcext:value-type="float">
            <text:p>0,025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 office:value-type="float" office:value="0.025" calcext:value-type="float">
            <text:p>0,025</text:p>
          </table:table-cell>
          <table:table-cell table:style-name="ce48"/>
          <table:table-cell table:style-name="ce50" office:value-type="float" office:value="0.05" calcext:value-type="float">
            <text:p>0,050</text:p>
          </table:table-cell>
          <table:table-cell table:style-name="ce50" office:value-type="float" office:value="0.025" calcext:value-type="float">
            <text:p>0,025</text:p>
          </table:table-cell>
          <table:table-cell table:style-name="ce49"/>
          <table:table-cell table:style-name="ce49" office:value-type="float" office:value="0.05" calcext:value-type="float">
            <text:p>0,050</text:p>
          </table:table-cell>
          <table:table-cell table:style-name="ce49" office:value-type="float" office:value="0.025" calcext:value-type="float">
            <text:p>0,025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65:.P65])/9)*(-1)" office:value-type="float" office:value="-0.0422222222222222" calcext:value-type="float">
            <text:p>-0,042</text:p>
          </table:table-cell>
          <table:table-cell table:formula="of:=(SUM([.Q65:.S65])/9)*(-1)" office:value-type="float" office:value="-0.00833333333333333" calcext:value-type="float">
            <text:p>-0,008</text:p>
          </table:table-cell>
          <table:table-cell table:formula="of:=(SUM([.T65:.V65])/9)*(-1)" office:value-type="float" office:value="-0.00833333333333333" calcext:value-type="float">
            <text:p>-0,008</text:p>
          </table:table-cell>
          <table:table-cell table:formula="of:=(SUM([.W65:.Y65])/9)*(-1)" office:value-type="float" office:value="-0.00833333333333333" calcext:value-type="float">
            <text:p>-0,008</text:p>
          </table:table-cell>
          <table:table-cell table:formula="of:=(SUM([.Z65:.AB65])/9)*(-1)" office:value-type="float" office:value="-0.00833333333333333" calcext:value-type="float">
            <text:p>-0,00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350" calcext:value-type="float">
            <text:p>35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300" calcext:value-type="float">
            <text:p>3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300" calcext:value-type="float">
            <text:p>3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300" calcext:value-type="float">
            <text:p>3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300" calcext:value-type="float">
            <text:p>300,000</text:p>
          </table:table-cell>
          <table:table-cell table:style-name="ce48"/>
          <table:table-cell table:style-name="ce50" office:value-type="float" office:value="50" calcext:value-type="float">
            <text:p>50,000</text:p>
          </table:table-cell>
          <table:table-cell table:style-name="ce50" office:value-type="float" office:value="300" calcext:value-type="float">
            <text:p>3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300" calcext:value-type="float">
            <text:p>300,000</text:p>
          </table:table-cell>
          <table:table-cell table:style-name="ce48"/>
          <table:table-cell table:style-name="ce50" office:value-type="float" office:value="50" calcext:value-type="float">
            <text:p>50,000</text:p>
          </table:table-cell>
          <table:table-cell table:style-name="ce50" office:value-type="float" office:value="300" calcext:value-type="float">
            <text:p>3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300" calcext:value-type="float">
            <text:p>30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66:.P66])/9)*(-1)" office:value-type="float" office:value="-194.444444444444" calcext:value-type="float">
            <text:p>-194,444</text:p>
          </table:table-cell>
          <table:table-cell table:formula="of:=(SUM([.Q66:.S66])/9)*(-1)" office:value-type="float" office:value="-38.8888888888889" calcext:value-type="float">
            <text:p>-38,889</text:p>
          </table:table-cell>
          <table:table-cell table:formula="of:=(SUM([.T66:.V66])/9)*(-1)" office:value-type="float" office:value="-38.8888888888889" calcext:value-type="float">
            <text:p>-38,889</text:p>
          </table:table-cell>
          <table:table-cell table:formula="of:=(SUM([.W66:.Y66])/9)*(-1)" office:value-type="float" office:value="-38.8888888888889" calcext:value-type="float">
            <text:p>-38,889</text:p>
          </table:table-cell>
          <table:table-cell table:formula="of:=(SUM([.Z66:.AB66])/9)*(-1)" office:value-type="float" office:value="-38.8888888888889" calcext:value-type="float">
            <text:p>-38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65" calcext:value-type="float">
            <text:p>0,650</text:p>
          </table:table-cell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8"/>
          <table:table-cell table:style-name="ce50" office:value-type="float" office:value="-0.6" calcext:value-type="float">
            <text:p>-0,600</text:p>
          </table:table-cell>
          <table:table-cell table:style-name="ce50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8"/>
          <table:table-cell table:style-name="ce50" office:value-type="float" office:value="-0.6" calcext:value-type="float">
            <text:p>-0,600</text:p>
          </table:table-cell>
          <table:table-cell table:style-name="ce50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67:.P67])/9)*(-1)" office:value-type="float" office:value="-0.183333333333333" calcext:value-type="float">
            <text:p>-0,183</text:p>
          </table:table-cell>
          <table:table-cell table:formula="of:=(SUM([.Q67:.S67])/9)*(-1)" office:value-type="float" office:value="-0.0277777777777778" calcext:value-type="float">
            <text:p>-0,028</text:p>
          </table:table-cell>
          <table:table-cell table:formula="of:=(SUM([.T67:.V67])/9)*(-1)" office:value-type="float" office:value="-0.0277777777777778" calcext:value-type="float">
            <text:p>-0,028</text:p>
          </table:table-cell>
          <table:table-cell table:formula="of:=(SUM([.W67:.Y67])/9)*(-1)" office:value-type="float" office:value="-0.0277777777777778" calcext:value-type="float">
            <text:p>-0,028</text:p>
          </table:table-cell>
          <table:table-cell table:formula="of:=(SUM([.Z67:.AB67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5"/>
          <table:table-cell table:style-name="ce49" office:value-type="float" office:value="0.95" calcext:value-type="float">
            <text:p>0,950</text:p>
          </table:table-cell>
          <table:table-cell table:style-name="ce49" table:number-columns-repeated="6"/>
          <table:table-cell table:style-name="ce48" table:number-columns-repeated="3"/>
          <table:table-cell table:style-name="ce49" table:number-columns-repeated="3"/>
          <table:table-cell table:style-name="ce50" table:number-columns-repeated="2"/>
          <table:table-cell table:style-name="ce48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68:.P68])/9)*(-1)" office:value-type="float" office:value="-0.105555555555556" calcext:value-type="float">
            <text:p>-0,106</text:p>
          </table:table-cell>
          <table:table-cell table:formula="of:=(SUM([.Q68:.S68])/9)*(-1)" office:value-type="float" office:value="-0" calcext:value-type="float">
            <text:p>0,000</text:p>
          </table:table-cell>
          <table:table-cell table:formula="of:=(SUM([.T68:.V68])/9)*(-1)" office:value-type="float" office:value="-0" calcext:value-type="float">
            <text:p>0,000</text:p>
          </table:table-cell>
          <table:table-cell table:formula="of:=(SUM([.W68:.Y68])/9)*(-1)" office:value-type="float" office:value="-0" calcext:value-type="float">
            <text:p>0,000</text:p>
          </table:table-cell>
          <table:table-cell table:formula="of:=(SUM([.Z68:.AB6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13.5" calcext:value-type="float">
            <text:p>13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3.5" calcext:value-type="float">
            <text:p>3,500</text:p>
          </table:table-cell>
          <table:table-cell table:style-name="ce49"/>
          <table:table-cell table:number-columns-repeated="2" table:style-name="ce49" office:value-type="float" office:value="5" calcext:value-type="float">
            <text:p>5,000</text:p>
          </table:table-cell>
          <table:table-cell table:style-name="ce49"/>
          <table:table-cell table:number-columns-repeated="2" table:style-name="ce49" office:value-type="float" office:value="5" calcext:value-type="float">
            <text:p>5,000</text:p>
          </table:table-cell>
          <table:table-cell table:style-name="ce49"/>
          <table:table-cell table:number-columns-repeated="2" table:style-name="ce49" office:value-type="float" office:value="5" calcext:value-type="float">
            <text:p>5,000</text:p>
          </table:table-cell>
          <table:table-cell table:style-name="ce48"/>
          <table:table-cell table:number-columns-repeated="2" table:style-name="ce48" office:value-type="float" office:value="5" calcext:value-type="float">
            <text:p>5,000</text:p>
          </table:table-cell>
          <table:table-cell table:style-name="ce49"/>
          <table:table-cell table:number-columns-repeated="2" table:style-name="ce49" office:value-type="float" office:value="5" calcext:value-type="float">
            <text:p>5,000</text:p>
          </table:table-cell>
          <table:table-cell table:style-name="ce50"/>
          <table:table-cell table:style-name="ce50" office:value-type="float" office:value="5" calcext:value-type="float">
            <text:p>5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69:.P69])/9)*(-1)" office:value-type="float" office:value="-5.77777777777778" calcext:value-type="float">
            <text:p>-5,778</text:p>
          </table:table-cell>
          <table:table-cell table:formula="of:=(SUM([.Q69:.S69])/9)*(-1)" office:value-type="float" office:value="-1.11111111111111" calcext:value-type="float">
            <text:p>-1,111</text:p>
          </table:table-cell>
          <table:table-cell table:formula="of:=(SUM([.T69:.V69])/9)*(-1)" office:value-type="float" office:value="-1.11111111111111" calcext:value-type="float">
            <text:p>-1,111</text:p>
          </table:table-cell>
          <table:table-cell table:formula="of:=(SUM([.W69:.Y69])/9)*(-1)" office:value-type="float" office:value="-1.11111111111111" calcext:value-type="float">
            <text:p>-1,111</text:p>
          </table:table-cell>
          <table:table-cell table:formula="of:=(SUM([.Z69:.AB69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5"/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1.3" calcext:value-type="float">
            <text:p>1,3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3" calcext:value-type="float">
            <text:p>0,300</text:p>
          </table:table-cell>
          <table:table-cell table:style-name="ce50" office:value-type="float" office:value="1.3" calcext:value-type="float">
            <text:p>1,300</text:p>
          </table:table-cell>
          <table:table-cell table:style-name="ce50" office:value-type="float" office:value="0.2" calcext:value-type="float">
            <text:p>0,200</text:p>
          </table:table-cell>
          <table:table-cell table:style-name="ce50" office:value-type="float" office:value="0.3" calcext:value-type="float">
            <text:p>0,300</text:p>
          </table:table-cell>
          <table:table-cell table:style-name="ce49" office:value-type="float" office:value="1.3" calcext:value-type="float">
            <text:p>1,3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3" calcext:value-type="float">
            <text:p>0,300</text:p>
          </table:table-cell>
          <table:table-cell table:style-name="ce50" office:value-type="float" office:value="1.3" calcext:value-type="float">
            <text:p>1,300</text:p>
          </table:table-cell>
          <table:table-cell table:style-name="ce50" office:value-type="float" office:value="0.2" calcext:value-type="float">
            <text:p>0,200</text:p>
          </table:table-cell>
          <table:table-cell table:style-name="ce50" office:value-type="float" office:value="0.3" calcext:value-type="float">
            <text:p>0,300</text:p>
          </table:table-cell>
          <table:table-cell table:style-name="ce49" office:value-type="float" office:value="1.3" calcext:value-type="float">
            <text:p>1,3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3" calcext:value-type="float">
            <text:p>0,30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70:.P70])/9)*(-1)" office:value-type="float" office:value="-0.311111111111111" calcext:value-type="float">
            <text:p>-0,311</text:p>
          </table:table-cell>
          <table:table-cell table:formula="of:=(SUM([.Q70:.S70])/9)*(-1)" office:value-type="float" office:value="-0.2" calcext:value-type="float">
            <text:p>-0,200</text:p>
          </table:table-cell>
          <table:table-cell table:formula="of:=(SUM([.T70:.V70])/9)*(-1)" office:value-type="float" office:value="-0.2" calcext:value-type="float">
            <text:p>-0,200</text:p>
          </table:table-cell>
          <table:table-cell table:formula="of:=(SUM([.W70:.Y70])/9)*(-1)" office:value-type="float" office:value="-0.2" calcext:value-type="float">
            <text:p>-0,200</text:p>
          </table:table-cell>
          <table:table-cell table:formula="of:=(SUM([.Z70:.AB70])/9)*(-1)" office:value-type="float" office:value="-0.2" calcext:value-type="float">
            <text:p>-0,2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office:value-type="float" office:value="6" calcext:value-type="float">
            <text:p>6,000</text:p>
          </table:table-cell>
          <table:table-cell table:style-name="ce49" table:number-columns-repeated="7"/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float" office:value="4" calcext:value-type="float">
            <text:p>4,0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0" calcext:value-type="float">
            <text:p>10,000</text:p>
          </table:table-cell>
          <table:table-cell table:style-name="ce48" office:value-type="float" office:value="4" calcext:value-type="float">
            <text:p>4,000</text:p>
          </table:table-cell>
          <table:table-cell table:style-name="ce48"/>
          <table:table-cell table:style-name="ce48" office:value-type="float" office:value="10" calcext:value-type="float">
            <text:p>10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71:.P71])/9)*(-1)" office:value-type="float" office:value="-1.77777777777778" calcext:value-type="float">
            <text:p>-1,778</text:p>
          </table:table-cell>
          <table:table-cell table:formula="of:=(SUM([.Q71:.S71])/9)*(-1)" office:value-type="float" office:value="-1" calcext:value-type="float">
            <text:p>-1,000</text:p>
          </table:table-cell>
          <table:table-cell table:formula="of:=(SUM([.T71:.V71])/9)*(-1)" office:value-type="float" office:value="-2.11111111111111" calcext:value-type="float">
            <text:p>-2,111</text:p>
          </table:table-cell>
          <table:table-cell table:formula="of:=(SUM([.W71:.Y71])/9)*(-1)" office:value-type="float" office:value="-1.55555555555556" calcext:value-type="float">
            <text:p>-1,556</text:p>
          </table:table-cell>
          <table:table-cell table:formula="of:=(SUM([.Z71:.AB71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table:number-columns-repeated="26"/>
          <table:table-cell table:number-columns-repeated="36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AA Cruis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0.275" calcext:value-type="float">
            <text:p>0,275</text:p>
          </table:table-cell>
          <table:table-cell table:style-name="ce49"/>
          <table:table-cell table:style-name="ce49" office:value-type="float" office:value="0.275" calcext:value-type="float">
            <text:p>0,275</text:p>
          </table:table-cell>
          <table:table-cell table:style-name="ce49" table:number-columns-repeated="2"/>
          <table:table-cell table:style-name="ce49" office:value-type="float" office:value="0.275" calcext:value-type="float">
            <text:p>0,275</text:p>
          </table:table-cell>
          <table:table-cell table:style-name="ce49" table:number-columns-repeated="2"/>
          <table:table-cell table:style-name="ce49" office:value-type="float" office:value="0.275" calcext:value-type="float">
            <text:p>0,275</text:p>
          </table:table-cell>
          <table:table-cell table:style-name="ce49" table:number-columns-repeated="2"/>
          <table:table-cell table:style-name="ce49" office:value-type="float" office:value="0.275" calcext:value-type="float">
            <text:p>0,275</text:p>
          </table:table-cell>
          <table:table-cell table:style-name="ce48"/>
          <table:table-cell table:style-name="ce50"/>
          <table:table-cell table:style-name="ce50" office:value-type="float" office:value="0.275" calcext:value-type="float">
            <text:p>0,275</text:p>
          </table:table-cell>
          <table:table-cell table:style-name="ce49" table:number-columns-repeated="2"/>
          <table:table-cell table:style-name="ce49" office:value-type="float" office:value="0.275" calcext:value-type="float">
            <text:p>0,275</text:p>
          </table:table-cell>
          <table:table-cell table:style-name="ce48"/>
          <table:table-cell table:style-name="ce50"/>
          <table:table-cell table:style-name="ce50" office:value-type="float" office:value="0.275" calcext:value-type="float">
            <text:p>0,275</text:p>
          </table:table-cell>
          <table:table-cell table:style-name="ce49" table:number-columns-repeated="2"/>
          <table:table-cell table:style-name="ce49" office:value-type="float" office:value="0.275" calcext:value-type="float">
            <text:p>0,275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74:.P74])/9)*(-1)" office:value-type="float" office:value="-0.152777777777778" calcext:value-type="float">
            <text:p>-0,153</text:p>
          </table:table-cell>
          <table:table-cell table:formula="of:=(SUM([.Q74:.S74])/9)*(-1)" office:value-type="float" office:value="-0.0305555555555556" calcext:value-type="float">
            <text:p>-0,031</text:p>
          </table:table-cell>
          <table:table-cell table:formula="of:=(SUM([.T74:.V74])/9)*(-1)" office:value-type="float" office:value="-0.0305555555555556" calcext:value-type="float">
            <text:p>-0,031</text:p>
          </table:table-cell>
          <table:table-cell table:formula="of:=(SUM([.W74:.Y74])/9)*(-1)" office:value-type="float" office:value="-0.0305555555555556" calcext:value-type="float">
            <text:p>-0,031</text:p>
          </table:table-cell>
          <table:table-cell table:formula="of:=(SUM([.Z74:.AB74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27.45" calcext:value-type="float">
            <text:p>27,45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19.95" calcext:value-type="float">
            <text:p>19,9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19.95" calcext:value-type="float">
            <text:p>19,9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19.95" calcext:value-type="float">
            <text:p>19,9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19.95" calcext:value-type="float">
            <text:p>19,950</text:p>
          </table:table-cell>
          <table:table-cell table:style-name="ce48"/>
          <table:table-cell table:style-name="ce50" office:value-type="float" office:value="7.5" calcext:value-type="float">
            <text:p>7,500</text:p>
          </table:table-cell>
          <table:table-cell table:style-name="ce50" office:value-type="float" office:value="19.95" calcext:value-type="float">
            <text:p>19,9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19.95" calcext:value-type="float">
            <text:p>19,950</text:p>
          </table:table-cell>
          <table:table-cell table:style-name="ce48"/>
          <table:table-cell table:style-name="ce50" office:value-type="float" office:value="7.5" calcext:value-type="float">
            <text:p>7,500</text:p>
          </table:table-cell>
          <table:table-cell table:style-name="ce50" office:value-type="float" office:value="19.95" calcext:value-type="float">
            <text:p>19,950</text:p>
          </table:table-cell>
          <table:table-cell table:style-name="ce49"/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19.95" calcext:value-type="float">
            <text:p>19,95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75:.P75])/9)*(-1)" office:value-type="float" office:value="-15.25" calcext:value-type="float">
            <text:p>-15,250</text:p>
          </table:table-cell>
          <table:table-cell table:formula="of:=(SUM([.Q75:.S75])/9)*(-1)" office:value-type="float" office:value="-3.05" calcext:value-type="float">
            <text:p>-3,050</text:p>
          </table:table-cell>
          <table:table-cell table:formula="of:=(SUM([.T75:.V75])/9)*(-1)" office:value-type="float" office:value="-3.05" calcext:value-type="float">
            <text:p>-3,050</text:p>
          </table:table-cell>
          <table:table-cell table:formula="of:=(SUM([.W75:.Y75])/9)*(-1)" office:value-type="float" office:value="-3.05" calcext:value-type="float">
            <text:p>-3,050</text:p>
          </table:table-cell>
          <table:table-cell table:formula="of:=(SUM([.Z75:.AB75])/9)*(-1)" office:value-type="float" office:value="-3.05" calcext:value-type="float">
            <text:p>-3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0.25" calcext:value-type="float">
            <text:p>0,250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49" table:number-columns-repeated="2"/>
          <table:table-cell table:style-name="ce49" office:value-type="float" office:value="0.25" calcext:value-type="float">
            <text:p>0,250</text:p>
          </table:table-cell>
          <table:table-cell table:style-name="ce49" table:number-columns-repeated="2"/>
          <table:table-cell table:style-name="ce49" office:value-type="float" office:value="0.25" calcext:value-type="float">
            <text:p>0,250</text:p>
          </table:table-cell>
          <table:table-cell table:style-name="ce49" table:number-columns-repeated="2"/>
          <table:table-cell table:style-name="ce49" office:value-type="float" office:value="0.25" calcext:value-type="float">
            <text:p>0,250</text:p>
          </table:table-cell>
          <table:table-cell table:style-name="ce48"/>
          <table:table-cell table:style-name="ce50"/>
          <table:table-cell table:style-name="ce50" office:value-type="float" office:value="0.25" calcext:value-type="float">
            <text:p>0,250</text:p>
          </table:table-cell>
          <table:table-cell table:style-name="ce49" table:number-columns-repeated="2"/>
          <table:table-cell table:style-name="ce49" office:value-type="float" office:value="0.25" calcext:value-type="float">
            <text:p>0,250</text:p>
          </table:table-cell>
          <table:table-cell table:style-name="ce48"/>
          <table:table-cell table:style-name="ce50"/>
          <table:table-cell table:style-name="ce50" office:value-type="float" office:value="0.25" calcext:value-type="float">
            <text:p>0,250</text:p>
          </table:table-cell>
          <table:table-cell table:style-name="ce49" table:number-columns-repeated="2"/>
          <table:table-cell table:style-name="ce49" office:value-type="float" office:value="0.25" calcext:value-type="float">
            <text:p>0,25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76:.P76])/9)*(-1)" office:value-type="float" office:value="-0.138888888888889" calcext:value-type="float">
            <text:p>-0,139</text:p>
          </table:table-cell>
          <table:table-cell table:formula="of:=(SUM([.Q76:.S76])/9)*(-1)" office:value-type="float" office:value="-0.0277777777777778" calcext:value-type="float">
            <text:p>-0,028</text:p>
          </table:table-cell>
          <table:table-cell table:formula="of:=(SUM([.T76:.V76])/9)*(-1)" office:value-type="float" office:value="-0.0277777777777778" calcext:value-type="float">
            <text:p>-0,028</text:p>
          </table:table-cell>
          <table:table-cell table:formula="of:=(SUM([.W76:.Y76])/9)*(-1)" office:value-type="float" office:value="-0.0277777777777778" calcext:value-type="float">
            <text:p>-0,028</text:p>
          </table:table-cell>
          <table:table-cell table:formula="of:=(SUM([.Z76:.AB76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2.13" calcext:value-type="float">
            <text:p>2,13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8"/>
          <table:table-cell table:style-name="ce50" office:value-type="float" office:value="1" calcext:value-type="float">
            <text:p>1,000</text:p>
          </table:table-cell>
          <table:table-cell table:style-name="ce50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8"/>
          <table:table-cell table:style-name="ce50" office:value-type="float" office:value="1" calcext:value-type="float">
            <text:p>1,000</text:p>
          </table:table-cell>
          <table:table-cell table:style-name="ce50" office:value-type="float" office:value="1.125" calcext:value-type="float">
            <text:p>1,125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25" calcext:value-type="float">
            <text:p>1,125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77:.P77])/9)*(-1)" office:value-type="float" office:value="-1.18111111111111" calcext:value-type="float">
            <text:p>-1,181</text:p>
          </table:table-cell>
          <table:table-cell table:formula="of:=(SUM([.Q77:.S77])/9)*(-1)" office:value-type="float" office:value="-0.236111111111111" calcext:value-type="float">
            <text:p>-0,236</text:p>
          </table:table-cell>
          <table:table-cell table:formula="of:=(SUM([.T77:.V77])/9)*(-1)" office:value-type="float" office:value="-0.236111111111111" calcext:value-type="float">
            <text:p>-0,236</text:p>
          </table:table-cell>
          <table:table-cell table:formula="of:=(SUM([.W77:.Y77])/9)*(-1)" office:value-type="float" office:value="-0.236111111111111" calcext:value-type="float">
            <text:p>-0,236</text:p>
          </table:table-cell>
          <table:table-cell table:formula="of:=(SUM([.Z77:.AB77])/9)*(-1)" office:value-type="float" office:value="-0.236111111111111" calcext:value-type="float">
            <text:p>-0,23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025" calcext:value-type="float">
            <text:p>0,025</text:p>
          </table:table-cell>
          <table:table-cell table:style-name="ce49"/>
          <table:table-cell table:style-name="ce49" office:value-type="float" office:value="0.025" calcext:value-type="float">
            <text:p>0,025</text:p>
          </table:table-cell>
          <table:table-cell table:style-name="ce49" table:number-columns-repeated="2"/>
          <table:table-cell table:style-name="ce49" office:value-type="float" office:value="0.025" calcext:value-type="float">
            <text:p>0,025</text:p>
          </table:table-cell>
          <table:table-cell table:style-name="ce49" table:number-columns-repeated="2"/>
          <table:table-cell table:style-name="ce49" office:value-type="float" office:value="0.025" calcext:value-type="float">
            <text:p>0,025</text:p>
          </table:table-cell>
          <table:table-cell table:style-name="ce49" table:number-columns-repeated="2"/>
          <table:table-cell table:style-name="ce49" office:value-type="float" office:value="0.025" calcext:value-type="float">
            <text:p>0,025</text:p>
          </table:table-cell>
          <table:table-cell table:style-name="ce48"/>
          <table:table-cell table:style-name="ce50"/>
          <table:table-cell table:style-name="ce50" office:value-type="float" office:value="0.025" calcext:value-type="float">
            <text:p>0,025</text:p>
          </table:table-cell>
          <table:table-cell table:style-name="ce49" table:number-columns-repeated="2"/>
          <table:table-cell table:style-name="ce49" office:value-type="float" office:value="0.025" calcext:value-type="float">
            <text:p>0,025</text:p>
          </table:table-cell>
          <table:table-cell table:style-name="ce48"/>
          <table:table-cell table:style-name="ce50"/>
          <table:table-cell table:style-name="ce50" office:value-type="float" office:value="0.025" calcext:value-type="float">
            <text:p>0,025</text:p>
          </table:table-cell>
          <table:table-cell table:style-name="ce49" table:number-columns-repeated="2"/>
          <table:table-cell table:style-name="ce49" office:value-type="float" office:value="0.025" calcext:value-type="float">
            <text:p>0,025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78:.P78])/9)*(-1)" office:value-type="float" office:value="-0.0138888888888889" calcext:value-type="float">
            <text:p>-0,014</text:p>
          </table:table-cell>
          <table:table-cell table:formula="of:=(SUM([.Q78:.S78])/9)*(-1)" office:value-type="float" office:value="-0.00277777777777778" calcext:value-type="float">
            <text:p>-0,003</text:p>
          </table:table-cell>
          <table:table-cell table:formula="of:=(SUM([.T78:.V78])/9)*(-1)" office:value-type="float" office:value="-0.00277777777777778" calcext:value-type="float">
            <text:p>-0,003</text:p>
          </table:table-cell>
          <table:table-cell table:formula="of:=(SUM([.W78:.Y78])/9)*(-1)" office:value-type="float" office:value="-0.00277777777777778" calcext:value-type="float">
            <text:p>-0,003</text:p>
          </table:table-cell>
          <table:table-cell table:formula="of:=(SUM([.Z78:.AB78])/9)*(-1)" office:value-type="float" office:value="-0.00277777777777778" calcext:value-type="float">
            <text:p>-0,00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300" calcext:value-type="float">
            <text:p>3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8"/>
          <table:table-cell table:style-name="ce50" office:value-type="float" office:value="50" calcext:value-type="float">
            <text:p>50,000</text:p>
          </table:table-cell>
          <table:table-cell table:style-name="ce50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8"/>
          <table:table-cell table:style-name="ce50" office:value-type="float" office:value="50" calcext:value-type="float">
            <text:p>50,000</text:p>
          </table:table-cell>
          <table:table-cell table:style-name="ce50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79:.P79])/9)*(-1)" office:value-type="float" office:value="-144.444444444444" calcext:value-type="float">
            <text:p>-144,444</text:p>
          </table:table-cell>
          <table:table-cell table:formula="of:=(SUM([.Q79:.S79])/9)*(-1)" office:value-type="float" office:value="-27.7777777777778" calcext:value-type="float">
            <text:p>-27,778</text:p>
          </table:table-cell>
          <table:table-cell table:formula="of:=(SUM([.T79:.V79])/9)*(-1)" office:value-type="float" office:value="-27.7777777777778" calcext:value-type="float">
            <text:p>-27,778</text:p>
          </table:table-cell>
          <table:table-cell table:formula="of:=(SUM([.W79:.Y79])/9)*(-1)" office:value-type="float" office:value="-27.7777777777778" calcext:value-type="float">
            <text:p>-27,778</text:p>
          </table:table-cell>
          <table:table-cell table:formula="of:=(SUM([.Z79:.AB79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8"/>
          <table:table-cell table:style-name="ce50" office:value-type="float" office:value="-0.6" calcext:value-type="float">
            <text:p>-0,600</text:p>
          </table:table-cell>
          <table:table-cell table:style-name="ce50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8"/>
          <table:table-cell table:style-name="ce50" office:value-type="float" office:value="-0.6" calcext:value-type="float">
            <text:p>-0,600</text:p>
          </table:table-cell>
          <table:table-cell table:style-name="ce50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80:.P80])/9)*(-1)" office:value-type="float" office:value="-0.144444444444444" calcext:value-type="float">
            <text:p>-0,144</text:p>
          </table:table-cell>
          <table:table-cell table:formula="of:=(SUM([.Q80:.S80])/9)*(-1)" office:value-type="float" office:value="-0.0277777777777778" calcext:value-type="float">
            <text:p>-0,028</text:p>
          </table:table-cell>
          <table:table-cell table:formula="of:=(SUM([.T80:.V80])/9)*(-1)" office:value-type="float" office:value="-0.0277777777777778" calcext:value-type="float">
            <text:p>-0,028</text:p>
          </table:table-cell>
          <table:table-cell table:formula="of:=(SUM([.W80:.Y80])/9)*(-1)" office:value-type="float" office:value="-0.0277777777777778" calcext:value-type="float">
            <text:p>-0,028</text:p>
          </table:table-cell>
          <table:table-cell table:formula="of:=(SUM([.Z80:.AB80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48"/>
          <table:table-cell table:style-name="ce50" table:number-columns-repeated="2"/>
          <table:table-cell table:style-name="ce49" table:number-columns-repeated="3"/>
          <table:table-cell table:style-name="ce48"/>
          <table:table-cell table:style-name="ce50" table:number-columns-repeated="2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81:.P81])/9)*(-1)" office:value-type="float" office:value="-0" calcext:value-type="float">
            <text:p>0,000</text:p>
          </table:table-cell>
          <table:table-cell table:formula="of:=(SUM([.Q81:.S81])/9)*(-1)" office:value-type="float" office:value="-0" calcext:value-type="float">
            <text:p>0,000</text:p>
          </table:table-cell>
          <table:table-cell table:formula="of:=(SUM([.T81:.V81])/9)*(-1)" office:value-type="float" office:value="-0" calcext:value-type="float">
            <text:p>0,000</text:p>
          </table:table-cell>
          <table:table-cell table:formula="of:=(SUM([.W81:.Y81])/9)*(-1)" office:value-type="float" office:value="-0" calcext:value-type="float">
            <text:p>0,000</text:p>
          </table:table-cell>
          <table:table-cell table:formula="of:=(SUM([.Z81:.AB8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3.5" calcext:value-type="float">
            <text:p>3,500</text:p>
          </table:table-cell>
          <table:table-cell table:style-name="ce49"/>
          <table:table-cell table:style-name="ce49" office:value-type="float" office:value="3.5" calcext:value-type="float">
            <text:p>3,500</text:p>
          </table:table-cell>
          <table:table-cell table:style-name="ce49" table:number-columns-repeated="2"/>
          <table:table-cell table:style-name="ce49" office:value-type="float" office:value="3.5" calcext:value-type="float">
            <text:p>3,500</text:p>
          </table:table-cell>
          <table:table-cell table:style-name="ce49" table:number-columns-repeated="2"/>
          <table:table-cell table:style-name="ce49" office:value-type="float" office:value="3.5" calcext:value-type="float">
            <text:p>3,500</text:p>
          </table:table-cell>
          <table:table-cell table:style-name="ce49" table:number-columns-repeated="2"/>
          <table:table-cell table:style-name="ce49" office:value-type="float" office:value="3.5" calcext:value-type="float">
            <text:p>3,500</text:p>
          </table:table-cell>
          <table:table-cell table:style-name="ce48"/>
          <table:table-cell table:style-name="ce50"/>
          <table:table-cell table:style-name="ce50" office:value-type="float" office:value="3.5" calcext:value-type="float">
            <text:p>3,500</text:p>
          </table:table-cell>
          <table:table-cell table:style-name="ce49" table:number-columns-repeated="2"/>
          <table:table-cell table:style-name="ce49" office:value-type="float" office:value="3.5" calcext:value-type="float">
            <text:p>3,500</text:p>
          </table:table-cell>
          <table:table-cell table:style-name="ce48"/>
          <table:table-cell table:style-name="ce50"/>
          <table:table-cell table:style-name="ce50" office:value-type="float" office:value="3.5" calcext:value-type="float">
            <text:p>3,500</text:p>
          </table:table-cell>
          <table:table-cell table:style-name="ce49" table:number-columns-repeated="2"/>
          <table:table-cell table:style-name="ce49" office:value-type="float" office:value="3.5" calcext:value-type="float">
            <text:p>3,5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82:.P82])/9)*(-1)" office:value-type="float" office:value="-1.94444444444444" calcext:value-type="float">
            <text:p>-1,944</text:p>
          </table:table-cell>
          <table:table-cell table:formula="of:=(SUM([.Q82:.S82])/9)*(-1)" office:value-type="float" office:value="-0.388888888888889" calcext:value-type="float">
            <text:p>-0,389</text:p>
          </table:table-cell>
          <table:table-cell table:formula="of:=(SUM([.T82:.V82])/9)*(-1)" office:value-type="float" office:value="-0.388888888888889" calcext:value-type="float">
            <text:p>-0,389</text:p>
          </table:table-cell>
          <table:table-cell table:formula="of:=(SUM([.W82:.Y82])/9)*(-1)" office:value-type="float" office:value="-0.388888888888889" calcext:value-type="float">
            <text:p>-0,389</text:p>
          </table:table-cell>
          <table:table-cell table:formula="of:=(SUM([.Z82:.AB82])/9)*(-1)" office:value-type="float" office:value="-0.388888888888889" calcext:value-type="float">
            <text:p>-0,3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5"/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0.45" calcext:value-type="float">
            <text:p>0,45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2.2" calcext:value-type="float">
            <text:p>2,2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0" office:value-type="float" office:value="2.2" calcext:value-type="float">
            <text:p>2,200</text:p>
          </table:table-cell>
          <table:table-cell table:style-name="ce48"/>
          <table:table-cell table:style-name="ce50" office:value-type="float" office:value="0.3" calcext:value-type="float">
            <text:p>0,300</text:p>
          </table:table-cell>
          <table:table-cell table:style-name="ce49" office:value-type="float" office:value="2.2" calcext:value-type="float">
            <text:p>2,2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0" office:value-type="float" office:value="2.2" calcext:value-type="float">
            <text:p>2,200</text:p>
          </table:table-cell>
          <table:table-cell table:style-name="ce48"/>
          <table:table-cell table:style-name="ce50" office:value-type="float" office:value="0.3" calcext:value-type="float">
            <text:p>0,300</text:p>
          </table:table-cell>
          <table:table-cell table:style-name="ce49" office:value-type="float" office:value="2.2" calcext:value-type="float">
            <text:p>2,2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83:.P83])/9)*(-1)" office:value-type="float" office:value="-0.394444444444444" calcext:value-type="float">
            <text:p>-0,394</text:p>
          </table:table-cell>
          <table:table-cell table:formula="of:=(SUM([.Q83:.S83])/9)*(-1)" office:value-type="float" office:value="-0.277777777777778" calcext:value-type="float">
            <text:p>-0,278</text:p>
          </table:table-cell>
          <table:table-cell table:formula="of:=(SUM([.T83:.V83])/9)*(-1)" office:value-type="float" office:value="-0.277777777777778" calcext:value-type="float">
            <text:p>-0,278</text:p>
          </table:table-cell>
          <table:table-cell table:formula="of:=(SUM([.W83:.Y83])/9)*(-1)" office:value-type="float" office:value="-0.277777777777778" calcext:value-type="float">
            <text:p>-0,278</text:p>
          </table:table-cell>
          <table:table-cell table:formula="of:=(SUM([.Z83:.AB83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84:.P84])/9)*(-1)" office:value-type="float" office:value="-0" calcext:value-type="float">
            <text:p>0,000</text:p>
          </table:table-cell>
          <table:table-cell table:formula="of:=(SUM([.Q84:.S84])/9)*(-1)" office:value-type="float" office:value="-0" calcext:value-type="float">
            <text:p>0,000</text:p>
          </table:table-cell>
          <table:table-cell table:formula="of:=(SUM([.T84:.V84])/9)*(-1)" office:value-type="float" office:value="-0" calcext:value-type="float">
            <text:p>0,000</text:p>
          </table:table-cell>
          <table:table-cell table:formula="of:=(SUM([.W84:.Y84])/9)*(-1)" office:value-type="float" office:value="-0" calcext:value-type="float">
            <text:p>0,000</text:p>
          </table:table-cell>
          <table:table-cell table:formula="of:=(SUM([.Z84:.AB8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Heavy Cruis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1.125" calcext:value-type="float">
            <text:p>1,125</text:p>
          </table:table-cell>
          <table:table-cell table:style-name="ce49" table:number-columns-repeated="2"/>
          <table:table-cell table:style-name="ce49" office:value-type="float" office:value="1.125" calcext:value-type="float">
            <text:p>1,125</text:p>
          </table:table-cell>
          <table:table-cell table:style-name="ce49" table:number-columns-repeated="2"/>
          <table:table-cell table:style-name="ce49" office:value-type="float" office:value="1.125" calcext:value-type="float">
            <text:p>1,125</text:p>
          </table:table-cell>
          <table:table-cell table:style-name="ce49" table:number-columns-repeated="2"/>
          <table:table-cell table:style-name="ce49" office:value-type="float" office:value="1.125" calcext:value-type="float">
            <text:p>1,125</text:p>
          </table:table-cell>
          <table:table-cell table:style-name="ce49" table:number-columns-repeated="2"/>
          <table:table-cell table:style-name="ce51" office:value-type="float" office:value="1.125" calcext:value-type="float">
            <text:p>1,125</text:p>
          </table:table-cell>
          <table:table-cell table:style-name="ce51" table:number-columns-repeated="2"/>
          <table:table-cell table:style-name="ce49" office:value-type="float" office:value="1.125" calcext:value-type="float">
            <text:p>1,125</text:p>
          </table:table-cell>
          <table:table-cell table:style-name="ce49" table:number-columns-repeated="2"/>
          <table:table-cell table:style-name="ce51" office:value-type="float" office:value="1.125" calcext:value-type="float">
            <text:p>1,125</text:p>
          </table:table-cell>
          <table:table-cell table:style-name="ce51" table:number-columns-repeated="2"/>
          <table:table-cell table:style-name="ce49" office:value-type="float" office:value="1.125" calcext:value-type="float">
            <text:p>1,125</text:p>
          </table:table-cell>
          <table:table-cell table:style-name="ce49" table:number-columns-repeated="2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87:.P87])/9)*(-1)" office:value-type="float" office:value="-0.5" calcext:value-type="float">
            <text:p>-0,500</text:p>
          </table:table-cell>
          <table:table-cell table:formula="of:=(SUM([.Q87:.S87])/9)*(-1)" office:value-type="float" office:value="-0.125" calcext:value-type="float">
            <text:p>-0,125</text:p>
          </table:table-cell>
          <table:table-cell table:formula="of:=(SUM([.T87:.V87])/9)*(-1)" office:value-type="float" office:value="-0.125" calcext:value-type="float">
            <text:p>-0,125</text:p>
          </table:table-cell>
          <table:table-cell table:formula="of:=(SUM([.W87:.Y87])/9)*(-1)" office:value-type="float" office:value="-0.125" calcext:value-type="float">
            <text:p>-0,125</text:p>
          </table:table-cell>
          <table:table-cell table:formula="of:=(SUM([.Z87:.AB87])/9)*(-1)" office:value-type="float" office:value="-0.125" calcext:value-type="float">
            <text:p>-0,12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16.68" calcext:value-type="float">
            <text:p>16,68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9.5" calcext:value-type="float">
            <text:p>9,500</text:p>
          </table:table-cell>
          <table:table-cell table:style-name="ce49" office:value-type="float" office:value="2.175" calcext:value-type="float">
            <text:p>2,175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9.5" calcext:value-type="float">
            <text:p>9,500</text:p>
          </table:table-cell>
          <table:table-cell table:style-name="ce49" office:value-type="float" office:value="2.175" calcext:value-type="float">
            <text:p>2,175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9.5" calcext:value-type="float">
            <text:p>9,500</text:p>
          </table:table-cell>
          <table:table-cell table:style-name="ce49" office:value-type="float" office:value="2.175" calcext:value-type="float">
            <text:p>2,175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9.5" calcext:value-type="float">
            <text:p>9,500</text:p>
          </table:table-cell>
          <table:table-cell table:style-name="ce51" office:value-type="float" office:value="2.175" calcext:value-type="float">
            <text:p>2,175</text:p>
          </table:table-cell>
          <table:table-cell table:style-name="ce51" office:value-type="float" office:value="5" calcext:value-type="float">
            <text:p>5,000</text:p>
          </table:table-cell>
          <table:table-cell table:style-name="ce51" office:value-type="float" office:value="9.5" calcext:value-type="float">
            <text:p>9,500</text:p>
          </table:table-cell>
          <table:table-cell table:style-name="ce49" office:value-type="float" office:value="2.175" calcext:value-type="float">
            <text:p>2,175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9.5" calcext:value-type="float">
            <text:p>9,500</text:p>
          </table:table-cell>
          <table:table-cell table:style-name="ce51" office:value-type="float" office:value="2.175" calcext:value-type="float">
            <text:p>2,175</text:p>
          </table:table-cell>
          <table:table-cell table:style-name="ce51" office:value-type="float" office:value="5" calcext:value-type="float">
            <text:p>5,000</text:p>
          </table:table-cell>
          <table:table-cell table:style-name="ce51" office:value-type="float" office:value="9.5" calcext:value-type="float">
            <text:p>9,500</text:p>
          </table:table-cell>
          <table:table-cell table:style-name="ce49" office:value-type="float" office:value="2.175" calcext:value-type="float">
            <text:p>2,175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9.5" calcext:value-type="float">
            <text:p>9,5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88:.P88])/9)*(-1)" office:value-type="float" office:value="-9.02277777777778" calcext:value-type="float">
            <text:p>-9,023</text:p>
          </table:table-cell>
          <table:table-cell table:formula="of:=(SUM([.Q88:.S88])/9)*(-1)" office:value-type="float" office:value="-1.85277777777778" calcext:value-type="float">
            <text:p>-1,853</text:p>
          </table:table-cell>
          <table:table-cell table:formula="of:=(SUM([.T88:.V88])/9)*(-1)" office:value-type="float" office:value="-1.85277777777778" calcext:value-type="float">
            <text:p>-1,853</text:p>
          </table:table-cell>
          <table:table-cell table:formula="of:=(SUM([.W88:.Y88])/9)*(-1)" office:value-type="float" office:value="-1.85277777777778" calcext:value-type="float">
            <text:p>-1,853</text:p>
          </table:table-cell>
          <table:table-cell table:formula="of:=(SUM([.Z88:.AB88])/9)*(-1)" office:value-type="float" office:value="-1.85277777777778" calcext:value-type="float">
            <text:p>-1,8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0.75" calcext:value-type="float">
            <text:p>0,750</text:p>
          </table:table-cell>
          <table:table-cell table:style-name="ce49" table:number-columns-repeated="2"/>
          <table:table-cell table:style-name="ce49" office:value-type="float" office:value="0.25" calcext:value-type="float">
            <text:p>0,25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1"/>
          <table:table-cell table:style-name="ce51" office:value-type="float" office:value="0.5" calcext:value-type="float">
            <text:p>0,5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1"/>
          <table:table-cell table:style-name="ce51" office:value-type="float" office:value="0.5" calcext:value-type="float">
            <text:p>0,5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89:.P89])/9)*(-1)" office:value-type="float" office:value="-0.333333333333333" calcext:value-type="float">
            <text:p>-0,333</text:p>
          </table:table-cell>
          <table:table-cell table:formula="of:=(SUM([.Q89:.S89])/9)*(-1)" office:value-type="float" office:value="-0.0833333333333333" calcext:value-type="float">
            <text:p>-0,083</text:p>
          </table:table-cell>
          <table:table-cell table:formula="of:=(SUM([.T89:.V89])/9)*(-1)" office:value-type="float" office:value="-0.0833333333333333" calcext:value-type="float">
            <text:p>-0,083</text:p>
          </table:table-cell>
          <table:table-cell table:formula="of:=(SUM([.W89:.Y89])/9)*(-1)" office:value-type="float" office:value="-0.0833333333333333" calcext:value-type="float">
            <text:p>-0,083</text:p>
          </table:table-cell>
          <table:table-cell table:formula="of:=(SUM([.Z89:.AB89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2.75" calcext:value-type="float">
            <text:p>2,7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1.75" calcext:value-type="float">
            <text:p>1,7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1.75" calcext:value-type="float">
            <text:p>1,7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1.75" calcext:value-type="float">
            <text:p>1,7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51" office:value-type="float" office:value="1.75" calcext:value-type="float">
            <text:p>1,750</text:p>
          </table:table-cell>
          <table:table-cell table:style-name="ce51" office:value-type="float" office:value="1" calcext:value-type="float">
            <text:p>1,000</text:p>
          </table:table-cell>
          <table:table-cell table:style-name="ce51"/>
          <table:table-cell table:style-name="ce49" office:value-type="float" office:value="1.75" calcext:value-type="float">
            <text:p>1,7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51" office:value-type="float" office:value="1.75" calcext:value-type="float">
            <text:p>1,750</text:p>
          </table:table-cell>
          <table:table-cell table:style-name="ce51" office:value-type="float" office:value="1" calcext:value-type="float">
            <text:p>1,000</text:p>
          </table:table-cell>
          <table:table-cell table:style-name="ce51"/>
          <table:table-cell table:style-name="ce49" office:value-type="float" office:value="1.75" calcext:value-type="float">
            <text:p>1,7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90:.P90])/9)*(-1)" office:value-type="float" office:value="-1.33333333333333" calcext:value-type="float">
            <text:p>-1,333</text:p>
          </table:table-cell>
          <table:table-cell table:formula="of:=(SUM([.Q90:.S90])/9)*(-1)" office:value-type="float" office:value="-0.305555555555556" calcext:value-type="float">
            <text:p>-0,306</text:p>
          </table:table-cell>
          <table:table-cell table:formula="of:=(SUM([.T90:.V90])/9)*(-1)" office:value-type="float" office:value="-0.305555555555556" calcext:value-type="float">
            <text:p>-0,306</text:p>
          </table:table-cell>
          <table:table-cell table:formula="of:=(SUM([.W90:.Y90])/9)*(-1)" office:value-type="float" office:value="-0.305555555555556" calcext:value-type="float">
            <text:p>-0,306</text:p>
          </table:table-cell>
          <table:table-cell table:formula="of:=(SUM([.Z90:.AB90])/9)*(-1)" office:value-type="float" office:value="-0.305555555555556" calcext:value-type="float">
            <text:p>-0,3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135" calcext:value-type="float">
            <text:p>0,135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49" office:value-type="float" office:value="0.06" calcext:value-type="float">
            <text:p>0,060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49" office:value-type="float" office:value="0.06" calcext:value-type="float">
            <text:p>0,060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49" office:value-type="float" office:value="0.06" calcext:value-type="float">
            <text:p>0,060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51" office:value-type="float" office:value="0.06" calcext:value-type="float">
            <text:p>0,060</text:p>
          </table:table-cell>
          <table:table-cell table:style-name="ce51"/>
          <table:table-cell table:style-name="ce51" office:value-type="float" office:value="0.075" calcext:value-type="float">
            <text:p>0,075</text:p>
          </table:table-cell>
          <table:table-cell table:style-name="ce49" office:value-type="float" office:value="0.06" calcext:value-type="float">
            <text:p>0,060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51" office:value-type="float" office:value="0.06" calcext:value-type="float">
            <text:p>0,060</text:p>
          </table:table-cell>
          <table:table-cell table:style-name="ce51"/>
          <table:table-cell table:style-name="ce51" office:value-type="float" office:value="0.075" calcext:value-type="float">
            <text:p>0,075</text:p>
          </table:table-cell>
          <table:table-cell table:style-name="ce49" office:value-type="float" office:value="0.06" calcext:value-type="float">
            <text:p>0,060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91:.P91])/9)*(-1)" office:value-type="float" office:value="-0.0683333333333333" calcext:value-type="float">
            <text:p>-0,068</text:p>
          </table:table-cell>
          <table:table-cell table:formula="of:=(SUM([.Q91:.S91])/9)*(-1)" office:value-type="float" office:value="-0.015" calcext:value-type="float">
            <text:p>-0,015</text:p>
          </table:table-cell>
          <table:table-cell table:formula="of:=(SUM([.T91:.V91])/9)*(-1)" office:value-type="float" office:value="-0.015" calcext:value-type="float">
            <text:p>-0,015</text:p>
          </table:table-cell>
          <table:table-cell table:formula="of:=(SUM([.W91:.Y91])/9)*(-1)" office:value-type="float" office:value="-0.015" calcext:value-type="float">
            <text:p>-0,015</text:p>
          </table:table-cell>
          <table:table-cell table:formula="of:=(SUM([.Z91:.AB91])/9)*(-1)" office:value-type="float" office:value="-0.015" calcext:value-type="float">
            <text:p>-0,015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400" calcext:value-type="float">
            <text:p>4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51" office:value-type="float" office:value="200" calcext:value-type="float">
            <text:p>200,000</text:p>
          </table:table-cell>
          <table:table-cell table:style-name="ce51" office:value-type="float" office:value="50" calcext:value-type="float">
            <text:p>50,000</text:p>
          </table:table-cell>
          <table:table-cell table:style-name="ce51" office:value-type="float" office:value="150" calcext:value-type="float">
            <text:p>1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51" office:value-type="float" office:value="200" calcext:value-type="float">
            <text:p>200,000</text:p>
          </table:table-cell>
          <table:table-cell table:style-name="ce51" office:value-type="float" office:value="50" calcext:value-type="float">
            <text:p>50,000</text:p>
          </table:table-cell>
          <table:table-cell table:style-name="ce51" office:value-type="float" office:value="150" calcext:value-type="float">
            <text:p>1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92:.P92])/9)*(-1)" office:value-type="float" office:value="-200" calcext:value-type="float">
            <text:p>-200,000</text:p>
          </table:table-cell>
          <table:table-cell table:formula="of:=(SUM([.Q92:.S92])/9)*(-1)" office:value-type="float" office:value="-44.4444444444444" calcext:value-type="float">
            <text:p>-44,444</text:p>
          </table:table-cell>
          <table:table-cell table:formula="of:=(SUM([.T92:.V92])/9)*(-1)" office:value-type="float" office:value="-44.4444444444444" calcext:value-type="float">
            <text:p>-44,444</text:p>
          </table:table-cell>
          <table:table-cell table:formula="of:=(SUM([.W92:.Y92])/9)*(-1)" office:value-type="float" office:value="-44.4444444444444" calcext:value-type="float">
            <text:p>-44,444</text:p>
          </table:table-cell>
          <table:table-cell table:formula="of:=(SUM([.Z92:.AB92])/9)*(-1)" office:value-type="float" office:value="-44.4444444444444" calcext:value-type="float">
            <text:p>-4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5" calcext:value-type="float">
            <text:p>-0,2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5" calcext:value-type="float">
            <text:p>-0,2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5" calcext:value-type="float">
            <text:p>-0,2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5" calcext:value-type="float">
            <text:p>-0,250</text:p>
          </table:table-cell>
          <table:table-cell table:style-name="ce51" office:value-type="float" office:value="1" calcext:value-type="float">
            <text:p>1,000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1" office:value-type="float" office:value="-0.25" calcext:value-type="float">
            <text:p>-0,2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5" calcext:value-type="float">
            <text:p>-0,250</text:p>
          </table:table-cell>
          <table:table-cell table:style-name="ce51" office:value-type="float" office:value="1" calcext:value-type="float">
            <text:p>1,000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1" office:value-type="float" office:value="-0.25" calcext:value-type="float">
            <text:p>-0,2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5" calcext:value-type="float">
            <text:p>-0,25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93:.P93])/9)*(-1)" office:value-type="float" office:value="-0.444444444444444" calcext:value-type="float">
            <text:p>-0,444</text:p>
          </table:table-cell>
          <table:table-cell table:formula="of:=(SUM([.Q93:.S93])/9)*(-1)" office:value-type="float" office:value="-0.111111111111111" calcext:value-type="float">
            <text:p>-0,111</text:p>
          </table:table-cell>
          <table:table-cell table:formula="of:=(SUM([.T93:.V93])/9)*(-1)" office:value-type="float" office:value="-0.111111111111111" calcext:value-type="float">
            <text:p>-0,111</text:p>
          </table:table-cell>
          <table:table-cell table:formula="of:=(SUM([.W93:.Y93])/9)*(-1)" office:value-type="float" office:value="-0.111111111111111" calcext:value-type="float">
            <text:p>-0,111</text:p>
          </table:table-cell>
          <table:table-cell table:formula="of:=(SUM([.Z93:.AB93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94:.P94])/9)*(-1)" office:value-type="float" office:value="-0" calcext:value-type="float">
            <text:p>0,000</text:p>
          </table:table-cell>
          <table:table-cell table:formula="of:=(SUM([.Q94:.S94])/9)*(-1)" office:value-type="float" office:value="-0" calcext:value-type="float">
            <text:p>0,000</text:p>
          </table:table-cell>
          <table:table-cell table:formula="of:=(SUM([.T94:.V94])/9)*(-1)" office:value-type="float" office:value="-0" calcext:value-type="float">
            <text:p>0,000</text:p>
          </table:table-cell>
          <table:table-cell table:formula="of:=(SUM([.W94:.Y94])/9)*(-1)" office:value-type="float" office:value="-0" calcext:value-type="float">
            <text:p>0,000</text:p>
          </table:table-cell>
          <table:table-cell table:formula="of:=(SUM([.Z94:.AB9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19" calcext:value-type="float">
            <text:p>19,000</text:p>
          </table:table-cell>
          <table:table-cell table:style-name="ce49" office:value-type="float" office:value="7" calcext:value-type="float">
            <text:p>7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7" calcext:value-type="float">
            <text:p>7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/>
          <table:table-cell table:style-name="ce49" office:value-type="float" office:value="7" calcext:value-type="float">
            <text:p>7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/>
          <table:table-cell table:style-name="ce49" office:value-type="float" office:value="7" calcext:value-type="float">
            <text:p>7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8"/>
          <table:table-cell table:style-name="ce48" office:value-type="float" office:value="7" calcext:value-type="float">
            <text:p>7,000</text:p>
          </table:table-cell>
          <table:table-cell table:style-name="ce48" office:value-type="float" office:value="12" calcext:value-type="float">
            <text:p>12,000</text:p>
          </table:table-cell>
          <table:table-cell table:style-name="ce49"/>
          <table:table-cell table:style-name="ce49" office:value-type="float" office:value="7" calcext:value-type="float">
            <text:p>7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8"/>
          <table:table-cell table:style-name="ce48" office:value-type="float" office:value="7" calcext:value-type="float">
            <text:p>7,000</text:p>
          </table:table-cell>
          <table:table-cell table:style-name="ce48" office:value-type="float" office:value="12" calcext:value-type="float">
            <text:p>12,000</text:p>
          </table:table-cell>
          <table:table-cell table:style-name="ce49"/>
          <table:table-cell table:style-name="ce49" office:value-type="float" office:value="7" calcext:value-type="float">
            <text:p>7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95:.P95])/9)*(-1)" office:value-type="float" office:value="-9.77777777777778" calcext:value-type="float">
            <text:p>-9,778</text:p>
          </table:table-cell>
          <table:table-cell table:formula="of:=(SUM([.Q95:.S95])/9)*(-1)" office:value-type="float" office:value="-2.11111111111111" calcext:value-type="float">
            <text:p>-2,111</text:p>
          </table:table-cell>
          <table:table-cell table:formula="of:=(SUM([.T95:.V95])/9)*(-1)" office:value-type="float" office:value="-2.11111111111111" calcext:value-type="float">
            <text:p>-2,111</text:p>
          </table:table-cell>
          <table:table-cell table:formula="of:=(SUM([.W95:.Y95])/9)*(-1)" office:value-type="float" office:value="-2.11111111111111" calcext:value-type="float">
            <text:p>-2,111</text:p>
          </table:table-cell>
          <table:table-cell table:formula="of:=(SUM([.Z95:.AB95])/9)*(-1)" office:value-type="float" office:value="-2.11111111111111" calcext:value-type="float">
            <text:p>-2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5"/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0.45" calcext:value-type="float">
            <text:p>0,45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2.2" calcext:value-type="float">
            <text:p>2,2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0" office:value-type="float" office:value="2.2" calcext:value-type="float">
            <text:p>2,200</text:p>
          </table:table-cell>
          <table:table-cell table:style-name="ce48"/>
          <table:table-cell table:style-name="ce50" office:value-type="float" office:value="0.3" calcext:value-type="float">
            <text:p>0,300</text:p>
          </table:table-cell>
          <table:table-cell table:style-name="ce49" office:value-type="float" office:value="2.2" calcext:value-type="float">
            <text:p>2,2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0" office:value-type="float" office:value="2.2" calcext:value-type="float">
            <text:p>2,200</text:p>
          </table:table-cell>
          <table:table-cell table:style-name="ce48"/>
          <table:table-cell table:style-name="ce50" office:value-type="float" office:value="0.3" calcext:value-type="float">
            <text:p>0,300</text:p>
          </table:table-cell>
          <table:table-cell table:style-name="ce49" office:value-type="float" office:value="2.2" calcext:value-type="float">
            <text:p>2,2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96:.P96])/9)*(-1)" office:value-type="float" office:value="-0.394444444444444" calcext:value-type="float">
            <text:p>-0,394</text:p>
          </table:table-cell>
          <table:table-cell table:formula="of:=(SUM([.Q96:.S96])/9)*(-1)" office:value-type="float" office:value="-0.277777777777778" calcext:value-type="float">
            <text:p>-0,278</text:p>
          </table:table-cell>
          <table:table-cell table:formula="of:=(SUM([.T96:.V96])/9)*(-1)" office:value-type="float" office:value="-0.277777777777778" calcext:value-type="float">
            <text:p>-0,278</text:p>
          </table:table-cell>
          <table:table-cell table:formula="of:=(SUM([.W96:.Y96])/9)*(-1)" office:value-type="float" office:value="-0.277777777777778" calcext:value-type="float">
            <text:p>-0,278</text:p>
          </table:table-cell>
          <table:table-cell table:formula="of:=(SUM([.Z96:.AB96])/9)*(-1)" office:value-type="float" office:value="-0.277777777777778" calcext:value-type="float">
            <text:p>-0,2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97:.P97])/9)*(-1)" office:value-type="float" office:value="-0" calcext:value-type="float">
            <text:p>0,000</text:p>
          </table:table-cell>
          <table:table-cell table:formula="of:=(SUM([.Q97:.S97])/9)*(-1)" office:value-type="float" office:value="-0" calcext:value-type="float">
            <text:p>0,000</text:p>
          </table:table-cell>
          <table:table-cell table:formula="of:=(SUM([.T97:.V97])/9)*(-1)" office:value-type="float" office:value="-0" calcext:value-type="float">
            <text:p>0,000</text:p>
          </table:table-cell>
          <table:table-cell table:formula="of:=(SUM([.W97:.Y97])/9)*(-1)" office:value-type="float" office:value="-0" calcext:value-type="float">
            <text:p>0,000</text:p>
          </table:table-cell>
          <table:table-cell table:formula="of:=(SUM([.Z97:.AB9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Battleship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49" office:value-type="float" office:value="8.25" calcext:value-type="float">
            <text:p>8,250</text:p>
          </table:table-cell>
          <table:table-cell table:style-name="ce49" table:number-columns-repeated="2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51" office:value-type="float" office:value="10.25" calcext:value-type="float">
            <text:p>10,250</text:p>
          </table:table-cell>
          <table:table-cell table:style-name="ce48" table:number-columns-repeated="2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51" office:value-type="float" office:value="10.25" calcext:value-type="float">
            <text:p>10,250</text:p>
          </table:table-cell>
          <table:table-cell table:style-name="ce48" table:number-columns-repeated="2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100:.P100])/9)*(-1)" office:value-type="float" office:value="-4.33333333333333" calcext:value-type="float">
            <text:p>-4,333</text:p>
          </table:table-cell>
          <table:table-cell table:formula="of:=(SUM([.Q100:.S100])/9)*(-1)" office:value-type="float" office:value="-1.13888888888889" calcext:value-type="float">
            <text:p>-1,139</text:p>
          </table:table-cell>
          <table:table-cell table:formula="of:=(SUM([.T100:.V100])/9)*(-1)" office:value-type="float" office:value="-1.13888888888889" calcext:value-type="float">
            <text:p>-1,139</text:p>
          </table:table-cell>
          <table:table-cell table:formula="of:=(SUM([.W100:.Y100])/9)*(-1)" office:value-type="float" office:value="-1.13888888888889" calcext:value-type="float">
            <text:p>-1,139</text:p>
          </table:table-cell>
          <table:table-cell table:formula="of:=(SUM([.Z100:.AB100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29.25" calcext:value-type="float">
            <text:p>29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51" office:value-type="float" office:value="21.25" calcext:value-type="float">
            <text:p>21,250</text:p>
          </table:table-cell>
          <table:table-cell table:style-name="ce48"/>
          <table:table-cell table:style-name="ce48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51" office:value-type="float" office:value="21.25" calcext:value-type="float">
            <text:p>21,250</text:p>
          </table:table-cell>
          <table:table-cell table:style-name="ce48"/>
          <table:table-cell table:style-name="ce48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101:.P101])/9)*(-1)" office:value-type="float" office:value="-13.8888888888889" calcext:value-type="float">
            <text:p>-13,889</text:p>
          </table:table-cell>
          <table:table-cell table:formula="of:=(SUM([.Q101:.S101])/9)*(-1)" office:value-type="float" office:value="-3.25" calcext:value-type="float">
            <text:p>-3,250</text:p>
          </table:table-cell>
          <table:table-cell table:formula="of:=(SUM([.T101:.V101])/9)*(-1)" office:value-type="float" office:value="-3.25" calcext:value-type="float">
            <text:p>-3,250</text:p>
          </table:table-cell>
          <table:table-cell table:formula="of:=(SUM([.W101:.Y101])/9)*(-1)" office:value-type="float" office:value="-3.25" calcext:value-type="float">
            <text:p>-3,250</text:p>
          </table:table-cell>
          <table:table-cell table:formula="of:=(SUM([.Z101:.AB101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2.5" calcext:value-type="float">
            <text:p>2,500</text:p>
          </table:table-cell>
          <table:table-cell table:style-name="ce49" table:number-columns-repeated="2"/>
          <table:table-cell table:style-name="ce49" office:value-type="float" office:value="2.5" calcext:value-type="float">
            <text:p>2,500</text:p>
          </table:table-cell>
          <table:table-cell table:style-name="ce49" table:number-columns-repeated="2"/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51" office:value-type="float" office:value="7.5" calcext:value-type="float">
            <text:p>7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51" office:value-type="float" office:value="7.5" calcext:value-type="float">
            <text:p>7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102:.P102])/9)*(-1)" office:value-type="float" office:value="-2.22222222222222" calcext:value-type="float">
            <text:p>-2,222</text:p>
          </table:table-cell>
          <table:table-cell table:formula="of:=(SUM([.Q102:.S102])/9)*(-1)" office:value-type="float" office:value="-1.38888888888889" calcext:value-type="float">
            <text:p>-1,389</text:p>
          </table:table-cell>
          <table:table-cell table:formula="of:=(SUM([.T102:.V102])/9)*(-1)" office:value-type="float" office:value="-0.833333333333333" calcext:value-type="float">
            <text:p>-0,833</text:p>
          </table:table-cell>
          <table:table-cell table:formula="of:=(SUM([.W102:.Y102])/9)*(-1)" office:value-type="float" office:value="-1.38888888888889" calcext:value-type="float">
            <text:p>-1,389</text:p>
          </table:table-cell>
          <table:table-cell table:formula="of:=(SUM([.Z102:.AB10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51" office:value-type="float" office:value="15.25" calcext:value-type="float">
            <text:p>15,250</text:p>
          </table:table-cell>
          <table:table-cell table:style-name="ce48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51" office:value-type="float" office:value="15.25" calcext:value-type="float">
            <text:p>15,250</text:p>
          </table:table-cell>
          <table:table-cell table:style-name="ce48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103:.P103])/9)*(-1)" office:value-type="float" office:value="-6.77777777777778" calcext:value-type="float">
            <text:p>-6,778</text:p>
          </table:table-cell>
          <table:table-cell table:formula="of:=(SUM([.Q103:.S103])/9)*(-1)" office:value-type="float" office:value="-1.69444444444444" calcext:value-type="float">
            <text:p>-1,694</text:p>
          </table:table-cell>
          <table:table-cell table:formula="of:=(SUM([.T103:.V103])/9)*(-1)" office:value-type="float" office:value="-1.69444444444444" calcext:value-type="float">
            <text:p>-1,694</text:p>
          </table:table-cell>
          <table:table-cell table:formula="of:=(SUM([.W103:.Y103])/9)*(-1)" office:value-type="float" office:value="-1.69444444444444" calcext:value-type="float">
            <text:p>-1,694</text:p>
          </table:table-cell>
          <table:table-cell table:formula="of:=(SUM([.Z103:.AB103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687" calcext:value-type="float">
            <text:p>0,687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51" office:value-type="float" office:value="0.312" calcext:value-type="float">
            <text:p>0,312</text:p>
          </table:table-cell>
          <table:table-cell table:style-name="ce48"/>
          <table:table-cell table:style-name="ce51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51" office:value-type="float" office:value="0.312" calcext:value-type="float">
            <text:p>0,312</text:p>
          </table:table-cell>
          <table:table-cell table:style-name="ce48"/>
          <table:table-cell table:style-name="ce51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104:.P104])/9)*(-1)" office:value-type="float" office:value="-0.347" calcext:value-type="float">
            <text:p>-0,347</text:p>
          </table:table-cell>
          <table:table-cell table:formula="of:=(SUM([.Q104:.S104])/9)*(-1)" office:value-type="float" office:value="-0.0763333333333333" calcext:value-type="float">
            <text:p>-0,076</text:p>
          </table:table-cell>
          <table:table-cell table:formula="of:=(SUM([.T104:.V104])/9)*(-1)" office:value-type="float" office:value="-0.0763333333333333" calcext:value-type="float">
            <text:p>-0,076</text:p>
          </table:table-cell>
          <table:table-cell table:formula="of:=(SUM([.W104:.Y104])/9)*(-1)" office:value-type="float" office:value="-0.0763333333333333" calcext:value-type="float">
            <text:p>-0,076</text:p>
          </table:table-cell>
          <table:table-cell table:formula="of:=(SUM([.Z104:.AB104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325" calcext:value-type="float">
            <text:p>325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51" office:value-type="float" office:value="125" calcext:value-type="float">
            <text:p>125,000</text:p>
          </table:table-cell>
          <table:table-cell table:style-name="ce50" office:value-type="float" office:value="250" calcext:value-type="float">
            <text:p>250,000</text:p>
          </table:table-cell>
          <table:table-cell table:style-name="ce50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51" office:value-type="float" office:value="125" calcext:value-type="float">
            <text:p>125,000</text:p>
          </table:table-cell>
          <table:table-cell table:style-name="ce50" office:value-type="float" office:value="250" calcext:value-type="float">
            <text:p>250,000</text:p>
          </table:table-cell>
          <table:table-cell table:style-name="ce50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105:.P105])/9)*(-1)" office:value-type="float" office:value="-183.333333333333" calcext:value-type="float">
            <text:p>-183,333</text:p>
          </table:table-cell>
          <table:table-cell table:formula="of:=(SUM([.Q105:.S105])/9)*(-1)" office:value-type="float" office:value="-41.6666666666667" calcext:value-type="float">
            <text:p>-41,667</text:p>
          </table:table-cell>
          <table:table-cell table:formula="of:=(SUM([.T105:.V105])/9)*(-1)" office:value-type="float" office:value="-41.6666666666667" calcext:value-type="float">
            <text:p>-41,667</text:p>
          </table:table-cell>
          <table:table-cell table:formula="of:=(SUM([.W105:.Y105])/9)*(-1)" office:value-type="float" office:value="-41.6666666666667" calcext:value-type="float">
            <text:p>-41,667</text:p>
          </table:table-cell>
          <table:table-cell table:formula="of:=(SUM([.Z105:.AB105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45" calcext:value-type="float">
            <text:p>0,450</text:p>
          </table:table-cell>
          <table:table-cell table:style-name="ce49" office:value-type="float" office:value="0.4" calcext:value-type="float">
            <text:p>0,4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0" office:value-type="float" office:value="0.5" calcext:value-type="float">
            <text:p>0,500</text:p>
          </table:table-cell>
          <table:table-cell table:style-name="ce50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0" office:value-type="float" office:value="0.5" calcext:value-type="float">
            <text:p>0,500</text:p>
          </table:table-cell>
          <table:table-cell table:style-name="ce50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106:.P106])/9)*(-1)" office:value-type="float" office:value="-0.211111111111111" calcext:value-type="float">
            <text:p>-0,211</text:p>
          </table:table-cell>
          <table:table-cell table:formula="of:=(SUM([.Q106:.S106])/9)*(-1)" office:value-type="float" office:value="-0.05" calcext:value-type="float">
            <text:p>-0,050</text:p>
          </table:table-cell>
          <table:table-cell table:formula="of:=(SUM([.T106:.V106])/9)*(-1)" office:value-type="float" office:value="-0.05" calcext:value-type="float">
            <text:p>-0,050</text:p>
          </table:table-cell>
          <table:table-cell table:formula="of:=(SUM([.W106:.Y106])/9)*(-1)" office:value-type="float" office:value="-0.05" calcext:value-type="float">
            <text:p>-0,050</text:p>
          </table:table-cell>
          <table:table-cell table:formula="of:=(SUM([.Z106:.AB106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107:.P107])/9)*(-1)" office:value-type="float" office:value="-0" calcext:value-type="float">
            <text:p>0,000</text:p>
          </table:table-cell>
          <table:table-cell table:formula="of:=(SUM([.Q107:.S107])/9)*(-1)" office:value-type="float" office:value="-0" calcext:value-type="float">
            <text:p>0,000</text:p>
          </table:table-cell>
          <table:table-cell table:formula="of:=(SUM([.T107:.V107])/9)*(-1)" office:value-type="float" office:value="-0" calcext:value-type="float">
            <text:p>0,000</text:p>
          </table:table-cell>
          <table:table-cell table:formula="of:=(SUM([.W107:.Y107])/9)*(-1)" office:value-type="float" office:value="-0" calcext:value-type="float">
            <text:p>0,000</text:p>
          </table:table-cell>
          <table:table-cell table:formula="of:=(SUM([.Z107:.AB10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30" calcext:value-type="float">
            <text:p>30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/>
          <table:table-cell table:style-name="ce49" office:value-type="float" office:value="20" calcext:value-type="float">
            <text:p>20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40" calcext:value-type="float">
            <text:p>40,000</text:p>
          </table:table-cell>
          <table:table-cell table:style-name="ce48"/>
          <table:table-cell table:style-name="ce48" office:value-type="float" office:value="20" calcext:value-type="float">
            <text:p>20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40" calcext:value-type="float">
            <text:p>40,000</text:p>
          </table:table-cell>
          <table:table-cell table:style-name="ce48"/>
          <table:table-cell table:style-name="ce48" office:value-type="float" office:value="20" calcext:value-type="float">
            <text:p>20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108:.P108])/9)*(-1)" office:value-type="float" office:value="-17.2222222222222" calcext:value-type="float">
            <text:p>-17,222</text:p>
          </table:table-cell>
          <table:table-cell table:formula="of:=(SUM([.Q108:.S108])/9)*(-1)" office:value-type="float" office:value="-6.66666666666667" calcext:value-type="float">
            <text:p>-6,667</text:p>
          </table:table-cell>
          <table:table-cell table:formula="of:=(SUM([.T108:.V108])/9)*(-1)" office:value-type="float" office:value="-5" calcext:value-type="float">
            <text:p>-5,000</text:p>
          </table:table-cell>
          <table:table-cell table:formula="of:=(SUM([.W108:.Y108])/9)*(-1)" office:value-type="float" office:value="-6.66666666666667" calcext:value-type="float">
            <text:p>-6,667</text:p>
          </table:table-cell>
          <table:table-cell table:formula="of:=(SUM([.Z108:.AB108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/>
          <table:table-cell table:style-name="ce49" office:value-type="float" office:value="3.85" calcext:value-type="float">
            <text:p>3,8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51" office:value-type="float" office:value="3.75" calcext:value-type="float">
            <text:p>3,750</text:p>
          </table:table-cell>
          <table:table-cell table:style-name="ce48" office:value-type="float" office:value="0.85" calcext:value-type="float">
            <text:p>0,850</text:p>
          </table:table-cell>
          <table:table-cell table:style-name="ce48" office:value-type="float" office:value="0.75" calcext:value-type="float">
            <text:p>0,750</text:p>
          </table:table-cell>
          <table:table-cell table:style-name="ce49" office:value-type="float" office:value="3.85" calcext:value-type="float">
            <text:p>3,8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51" office:value-type="float" office:value="3.75" calcext:value-type="float">
            <text:p>3,750</text:p>
          </table:table-cell>
          <table:table-cell table:style-name="ce48" office:value-type="float" office:value="0.85" calcext:value-type="float">
            <text:p>0,850</text:p>
          </table:table-cell>
          <table:table-cell table:style-name="ce48" office:value-type="float" office:value="0.75" calcext:value-type="float">
            <text:p>0,750</text:p>
          </table:table-cell>
          <table:table-cell table:style-name="ce49" office:value-type="float" office:value="3.85" calcext:value-type="float">
            <text:p>3,8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109:.P109])/9)*(-1)" office:value-type="float" office:value="-1.35555555555556" calcext:value-type="float">
            <text:p>-1,356</text:p>
          </table:table-cell>
          <table:table-cell table:formula="of:=(SUM([.Q109:.S109])/9)*(-1)" office:value-type="float" office:value="-0.594444444444444" calcext:value-type="float">
            <text:p>-0,594</text:p>
          </table:table-cell>
          <table:table-cell table:formula="of:=(SUM([.T109:.V109])/9)*(-1)" office:value-type="float" office:value="-0.605555555555556" calcext:value-type="float">
            <text:p>-0,606</text:p>
          </table:table-cell>
          <table:table-cell table:formula="of:=(SUM([.W109:.Y109])/9)*(-1)" office:value-type="float" office:value="-0.594444444444444" calcext:value-type="float">
            <text:p>-0,594</text:p>
          </table:table-cell>
          <table:table-cell table:formula="of:=(SUM([.Z109:.AB109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110:.P110])/9)*(-1)" office:value-type="float" office:value="-0" calcext:value-type="float">
            <text:p>0,000</text:p>
          </table:table-cell>
          <table:table-cell table:formula="of:=(SUM([.Q110:.S110])/9)*(-1)" office:value-type="float" office:value="-0" calcext:value-type="float">
            <text:p>0,000</text:p>
          </table:table-cell>
          <table:table-cell table:formula="of:=(SUM([.T110:.V110])/9)*(-1)" office:value-type="float" office:value="-0" calcext:value-type="float">
            <text:p>0,000</text:p>
          </table:table-cell>
          <table:table-cell table:formula="of:=(SUM([.W110:.Y110])/9)*(-1)" office:value-type="float" office:value="-0" calcext:value-type="float">
            <text:p>0,000</text:p>
          </table:table-cell>
          <table:table-cell table:formula="of:=(SUM([.Z110:.AB11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Command Battleship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49" office:value-type="float" office:value="8.25" calcext:value-type="float">
            <text:p>8,250</text:p>
          </table:table-cell>
          <table:table-cell table:style-name="ce49" table:number-columns-repeated="2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51" office:value-type="float" office:value="10.25" calcext:value-type="float">
            <text:p>10,250</text:p>
          </table:table-cell>
          <table:table-cell table:style-name="ce48" table:number-columns-repeated="2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51" office:value-type="float" office:value="10.25" calcext:value-type="float">
            <text:p>10,250</text:p>
          </table:table-cell>
          <table:table-cell table:style-name="ce48" table:number-columns-repeated="2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113:.P113])/9)*(-1)" office:value-type="float" office:value="-4.33333333333333" calcext:value-type="float">
            <text:p>-4,333</text:p>
          </table:table-cell>
          <table:table-cell table:formula="of:=(SUM([.Q113:.S113])/9)*(-1)" office:value-type="float" office:value="-1.13888888888889" calcext:value-type="float">
            <text:p>-1,139</text:p>
          </table:table-cell>
          <table:table-cell table:formula="of:=(SUM([.T113:.V113])/9)*(-1)" office:value-type="float" office:value="-1.13888888888889" calcext:value-type="float">
            <text:p>-1,139</text:p>
          </table:table-cell>
          <table:table-cell table:formula="of:=(SUM([.W113:.Y113])/9)*(-1)" office:value-type="float" office:value="-1.13888888888889" calcext:value-type="float">
            <text:p>-1,139</text:p>
          </table:table-cell>
          <table:table-cell table:formula="of:=(SUM([.Z113:.AB113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29.25" calcext:value-type="float">
            <text:p>29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51" office:value-type="float" office:value="21.25" calcext:value-type="float">
            <text:p>21,250</text:p>
          </table:table-cell>
          <table:table-cell table:style-name="ce48"/>
          <table:table-cell table:style-name="ce48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51" office:value-type="float" office:value="21.25" calcext:value-type="float">
            <text:p>21,250</text:p>
          </table:table-cell>
          <table:table-cell table:style-name="ce48"/>
          <table:table-cell table:style-name="ce48" office:value-type="float" office:value="8" calcext:value-type="float">
            <text:p>8,000</text:p>
          </table:table-cell>
          <table:table-cell table:style-name="ce49" office:value-type="float" office:value="21.25" calcext:value-type="float">
            <text:p>21,250</text:p>
          </table:table-cell>
          <table:table-cell table:style-name="ce49"/>
          <table:table-cell table:style-name="ce49" office:value-type="float" office:value="8" calcext:value-type="float">
            <text:p>8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114:.P114])/9)*(-1)" office:value-type="float" office:value="-13.8888888888889" calcext:value-type="float">
            <text:p>-13,889</text:p>
          </table:table-cell>
          <table:table-cell table:formula="of:=(SUM([.Q114:.S114])/9)*(-1)" office:value-type="float" office:value="-3.25" calcext:value-type="float">
            <text:p>-3,250</text:p>
          </table:table-cell>
          <table:table-cell table:formula="of:=(SUM([.T114:.V114])/9)*(-1)" office:value-type="float" office:value="-3.25" calcext:value-type="float">
            <text:p>-3,250</text:p>
          </table:table-cell>
          <table:table-cell table:formula="of:=(SUM([.W114:.Y114])/9)*(-1)" office:value-type="float" office:value="-3.25" calcext:value-type="float">
            <text:p>-3,250</text:p>
          </table:table-cell>
          <table:table-cell table:formula="of:=(SUM([.Z114:.AB114])/9)*(-1)" office:value-type="float" office:value="-3.25" calcext:value-type="float">
            <text:p>-3,2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2.5" calcext:value-type="float">
            <text:p>2,500</text:p>
          </table:table-cell>
          <table:table-cell table:style-name="ce49" table:number-columns-repeated="2"/>
          <table:table-cell table:style-name="ce49" office:value-type="float" office:value="2.5" calcext:value-type="float">
            <text:p>2,500</text:p>
          </table:table-cell>
          <table:table-cell table:style-name="ce49" table:number-columns-repeated="2"/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51" office:value-type="float" office:value="7.5" calcext:value-type="float">
            <text:p>7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51" office:value-type="float" office:value="7.5" calcext:value-type="float">
            <text:p>7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115:.P115])/9)*(-1)" office:value-type="float" office:value="-2.22222222222222" calcext:value-type="float">
            <text:p>-2,222</text:p>
          </table:table-cell>
          <table:table-cell table:formula="of:=(SUM([.Q115:.S115])/9)*(-1)" office:value-type="float" office:value="-1.38888888888889" calcext:value-type="float">
            <text:p>-1,389</text:p>
          </table:table-cell>
          <table:table-cell table:formula="of:=(SUM([.T115:.V115])/9)*(-1)" office:value-type="float" office:value="-0.833333333333333" calcext:value-type="float">
            <text:p>-0,833</text:p>
          </table:table-cell>
          <table:table-cell table:formula="of:=(SUM([.W115:.Y115])/9)*(-1)" office:value-type="float" office:value="-1.38888888888889" calcext:value-type="float">
            <text:p>-1,389</text:p>
          </table:table-cell>
          <table:table-cell table:formula="of:=(SUM([.Z115:.AB11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51" office:value-type="float" office:value="15.25" calcext:value-type="float">
            <text:p>15,250</text:p>
          </table:table-cell>
          <table:table-cell table:style-name="ce48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51" office:value-type="float" office:value="15.25" calcext:value-type="float">
            <text:p>15,250</text:p>
          </table:table-cell>
          <table:table-cell table:style-name="ce48" table:number-columns-repeated="2"/>
          <table:table-cell table:style-name="ce49" office:value-type="float" office:value="15.25" calcext:value-type="float">
            <text:p>15,250</text:p>
          </table:table-cell>
          <table:table-cell table:style-name="ce49" table:number-columns-repeated="2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116:.P116])/9)*(-1)" office:value-type="float" office:value="-6.77777777777778" calcext:value-type="float">
            <text:p>-6,778</text:p>
          </table:table-cell>
          <table:table-cell table:formula="of:=(SUM([.Q116:.S116])/9)*(-1)" office:value-type="float" office:value="-1.69444444444444" calcext:value-type="float">
            <text:p>-1,694</text:p>
          </table:table-cell>
          <table:table-cell table:formula="of:=(SUM([.T116:.V116])/9)*(-1)" office:value-type="float" office:value="-1.69444444444444" calcext:value-type="float">
            <text:p>-1,694</text:p>
          </table:table-cell>
          <table:table-cell table:formula="of:=(SUM([.W116:.Y116])/9)*(-1)" office:value-type="float" office:value="-1.69444444444444" calcext:value-type="float">
            <text:p>-1,694</text:p>
          </table:table-cell>
          <table:table-cell table:formula="of:=(SUM([.Z116:.AB116])/9)*(-1)" office:value-type="float" office:value="-1.69444444444444" calcext:value-type="float">
            <text:p>-1,6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687" calcext:value-type="float">
            <text:p>0,687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51" office:value-type="float" office:value="0.312" calcext:value-type="float">
            <text:p>0,312</text:p>
          </table:table-cell>
          <table:table-cell table:style-name="ce48"/>
          <table:table-cell table:style-name="ce51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51" office:value-type="float" office:value="0.312" calcext:value-type="float">
            <text:p>0,312</text:p>
          </table:table-cell>
          <table:table-cell table:style-name="ce48"/>
          <table:table-cell table:style-name="ce51" office:value-type="float" office:value="0.375" calcext:value-type="float">
            <text:p>0,375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49"/>
          <table:table-cell table:style-name="ce49" office:value-type="float" office:value="0.375" calcext:value-type="float">
            <text:p>0,375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117:.P117])/9)*(-1)" office:value-type="float" office:value="-0.347" calcext:value-type="float">
            <text:p>-0,347</text:p>
          </table:table-cell>
          <table:table-cell table:formula="of:=(SUM([.Q117:.S117])/9)*(-1)" office:value-type="float" office:value="-0.0763333333333333" calcext:value-type="float">
            <text:p>-0,076</text:p>
          </table:table-cell>
          <table:table-cell table:formula="of:=(SUM([.T117:.V117])/9)*(-1)" office:value-type="float" office:value="-0.0763333333333333" calcext:value-type="float">
            <text:p>-0,076</text:p>
          </table:table-cell>
          <table:table-cell table:formula="of:=(SUM([.W117:.Y117])/9)*(-1)" office:value-type="float" office:value="-0.0763333333333333" calcext:value-type="float">
            <text:p>-0,076</text:p>
          </table:table-cell>
          <table:table-cell table:formula="of:=(SUM([.Z117:.AB117])/9)*(-1)" office:value-type="float" office:value="-0.0763333333333333" calcext:value-type="float">
            <text:p>-0,07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325" calcext:value-type="float">
            <text:p>325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51" office:value-type="float" office:value="125" calcext:value-type="float">
            <text:p>125,000</text:p>
          </table:table-cell>
          <table:table-cell table:style-name="ce50" office:value-type="float" office:value="250" calcext:value-type="float">
            <text:p>250,000</text:p>
          </table:table-cell>
          <table:table-cell table:style-name="ce50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51" office:value-type="float" office:value="125" calcext:value-type="float">
            <text:p>125,000</text:p>
          </table:table-cell>
          <table:table-cell table:style-name="ce50" office:value-type="float" office:value="250" calcext:value-type="float">
            <text:p>250,000</text:p>
          </table:table-cell>
          <table:table-cell table:style-name="ce50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118:.P118])/9)*(-1)" office:value-type="float" office:value="-183.333333333333" calcext:value-type="float">
            <text:p>-183,333</text:p>
          </table:table-cell>
          <table:table-cell table:formula="of:=(SUM([.Q118:.S118])/9)*(-1)" office:value-type="float" office:value="-41.6666666666667" calcext:value-type="float">
            <text:p>-41,667</text:p>
          </table:table-cell>
          <table:table-cell table:formula="of:=(SUM([.T118:.V118])/9)*(-1)" office:value-type="float" office:value="-41.6666666666667" calcext:value-type="float">
            <text:p>-41,667</text:p>
          </table:table-cell>
          <table:table-cell table:formula="of:=(SUM([.W118:.Y118])/9)*(-1)" office:value-type="float" office:value="-41.6666666666667" calcext:value-type="float">
            <text:p>-41,667</text:p>
          </table:table-cell>
          <table:table-cell table:formula="of:=(SUM([.Z118:.AB118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45" calcext:value-type="float">
            <text:p>0,450</text:p>
          </table:table-cell>
          <table:table-cell table:style-name="ce49" office:value-type="float" office:value="0.4" calcext:value-type="float">
            <text:p>0,4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0" office:value-type="float" office:value="0.5" calcext:value-type="float">
            <text:p>0,500</text:p>
          </table:table-cell>
          <table:table-cell table:style-name="ce50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0" office:value-type="float" office:value="0.5" calcext:value-type="float">
            <text:p>0,500</text:p>
          </table:table-cell>
          <table:table-cell table:style-name="ce50" office:value-type="float" office:value="-0.3" calcext:value-type="float">
            <text:p>-0,30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119:.P119])/9)*(-1)" office:value-type="float" office:value="-0.211111111111111" calcext:value-type="float">
            <text:p>-0,211</text:p>
          </table:table-cell>
          <table:table-cell table:formula="of:=(SUM([.Q119:.S119])/9)*(-1)" office:value-type="float" office:value="-0.05" calcext:value-type="float">
            <text:p>-0,050</text:p>
          </table:table-cell>
          <table:table-cell table:formula="of:=(SUM([.T119:.V119])/9)*(-1)" office:value-type="float" office:value="-0.05" calcext:value-type="float">
            <text:p>-0,050</text:p>
          </table:table-cell>
          <table:table-cell table:formula="of:=(SUM([.W119:.Y119])/9)*(-1)" office:value-type="float" office:value="-0.05" calcext:value-type="float">
            <text:p>-0,050</text:p>
          </table:table-cell>
          <table:table-cell table:formula="of:=(SUM([.Z119:.AB119])/9)*(-1)" office:value-type="float" office:value="-0.05" calcext:value-type="float">
            <text:p>-0,05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120:.P120])/9)*(-1)" office:value-type="float" office:value="-0" calcext:value-type="float">
            <text:p>0,000</text:p>
          </table:table-cell>
          <table:table-cell table:formula="of:=(SUM([.Q120:.S120])/9)*(-1)" office:value-type="float" office:value="-0" calcext:value-type="float">
            <text:p>0,000</text:p>
          </table:table-cell>
          <table:table-cell table:formula="of:=(SUM([.T120:.V120])/9)*(-1)" office:value-type="float" office:value="-0" calcext:value-type="float">
            <text:p>0,000</text:p>
          </table:table-cell>
          <table:table-cell table:formula="of:=(SUM([.W120:.Y120])/9)*(-1)" office:value-type="float" office:value="-0" calcext:value-type="float">
            <text:p>0,000</text:p>
          </table:table-cell>
          <table:table-cell table:formula="of:=(SUM([.Z120:.AB12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30" calcext:value-type="float">
            <text:p>30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/>
          <table:table-cell table:style-name="ce49" office:value-type="float" office:value="20" calcext:value-type="float">
            <text:p>20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40" calcext:value-type="float">
            <text:p>40,000</text:p>
          </table:table-cell>
          <table:table-cell table:style-name="ce48"/>
          <table:table-cell table:style-name="ce48" office:value-type="float" office:value="20" calcext:value-type="float">
            <text:p>20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40" calcext:value-type="float">
            <text:p>40,000</text:p>
          </table:table-cell>
          <table:table-cell table:style-name="ce48"/>
          <table:table-cell table:style-name="ce48" office:value-type="float" office:value="20" calcext:value-type="float">
            <text:p>20,000</text:p>
          </table:table-cell>
          <table:table-cell table:style-name="ce49" office:value-type="float" office:value="25" calcext:value-type="float">
            <text:p>2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121:.P121])/9)*(-1)" office:value-type="float" office:value="-17.2222222222222" calcext:value-type="float">
            <text:p>-17,222</text:p>
          </table:table-cell>
          <table:table-cell table:formula="of:=(SUM([.Q121:.S121])/9)*(-1)" office:value-type="float" office:value="-6.66666666666667" calcext:value-type="float">
            <text:p>-6,667</text:p>
          </table:table-cell>
          <table:table-cell table:formula="of:=(SUM([.T121:.V121])/9)*(-1)" office:value-type="float" office:value="-5" calcext:value-type="float">
            <text:p>-5,000</text:p>
          </table:table-cell>
          <table:table-cell table:formula="of:=(SUM([.W121:.Y121])/9)*(-1)" office:value-type="float" office:value="-6.66666666666667" calcext:value-type="float">
            <text:p>-6,667</text:p>
          </table:table-cell>
          <table:table-cell table:formula="of:=(SUM([.Z121:.AB121])/9)*(-1)" office:value-type="float" office:value="-5" calcext:value-type="float">
            <text:p>-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/>
          <table:table-cell table:style-name="ce49" office:value-type="float" office:value="3.85" calcext:value-type="float">
            <text:p>3,8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51" office:value-type="float" office:value="3.75" calcext:value-type="float">
            <text:p>3,750</text:p>
          </table:table-cell>
          <table:table-cell table:style-name="ce48" office:value-type="float" office:value="0.85" calcext:value-type="float">
            <text:p>0,850</text:p>
          </table:table-cell>
          <table:table-cell table:style-name="ce48" office:value-type="float" office:value="0.75" calcext:value-type="float">
            <text:p>0,750</text:p>
          </table:table-cell>
          <table:table-cell table:style-name="ce49" office:value-type="float" office:value="3.85" calcext:value-type="float">
            <text:p>3,8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51" office:value-type="float" office:value="3.75" calcext:value-type="float">
            <text:p>3,750</text:p>
          </table:table-cell>
          <table:table-cell table:style-name="ce48" office:value-type="float" office:value="0.85" calcext:value-type="float">
            <text:p>0,850</text:p>
          </table:table-cell>
          <table:table-cell table:style-name="ce48" office:value-type="float" office:value="0.75" calcext:value-type="float">
            <text:p>0,750</text:p>
          </table:table-cell>
          <table:table-cell table:style-name="ce49" office:value-type="float" office:value="3.85" calcext:value-type="float">
            <text:p>3,8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122:.P122])/9)*(-1)" office:value-type="float" office:value="-1.35555555555556" calcext:value-type="float">
            <text:p>-1,356</text:p>
          </table:table-cell>
          <table:table-cell table:formula="of:=(SUM([.Q122:.S122])/9)*(-1)" office:value-type="float" office:value="-0.594444444444444" calcext:value-type="float">
            <text:p>-0,594</text:p>
          </table:table-cell>
          <table:table-cell table:formula="of:=(SUM([.T122:.V122])/9)*(-1)" office:value-type="float" office:value="-0.605555555555556" calcext:value-type="float">
            <text:p>-0,606</text:p>
          </table:table-cell>
          <table:table-cell table:formula="of:=(SUM([.W122:.Y122])/9)*(-1)" office:value-type="float" office:value="-0.594444444444444" calcext:value-type="float">
            <text:p>-0,594</text:p>
          </table:table-cell>
          <table:table-cell table:formula="of:=(SUM([.Z122:.AB122])/9)*(-1)" office:value-type="float" office:value="-0.605555555555556" calcext:value-type="float">
            <text:p>-0,6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123:.P123])/9)*(-1)" office:value-type="float" office:value="-0" calcext:value-type="float">
            <text:p>0,000</text:p>
          </table:table-cell>
          <table:table-cell table:formula="of:=(SUM([.Q123:.S123])/9)*(-1)" office:value-type="float" office:value="-0" calcext:value-type="float">
            <text:p>0,000</text:p>
          </table:table-cell>
          <table:table-cell table:formula="of:=(SUM([.T123:.V123])/9)*(-1)" office:value-type="float" office:value="-0" calcext:value-type="float">
            <text:p>0,000</text:p>
          </table:table-cell>
          <table:table-cell table:formula="of:=(SUM([.W123:.Y123])/9)*(-1)" office:value-type="float" office:value="-0" calcext:value-type="float">
            <text:p>0,000</text:p>
          </table:table-cell>
          <table:table-cell table:formula="of:=(SUM([.Z123:.AB12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Super Heavy Battleship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sea_attack</text:p>
          </table:table-cell>
          <table:table-cell table:style-name="Default"/>
          <table:table-cell table:style-name="ce49" office:value-type="float" office:value="2" calcext:value-type="float">
            <text:p>2,000</text:p>
          </table:table-cell>
          <table:table-cell table:style-name="ce49" table:number-columns-repeated="5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8" office:value-type="float" office:value="2" calcext:value-type="float">
            <text:p>2,000</text:p>
          </table:table-cell>
          <table:table-cell table:style-name="ce48" office:value-type="float" office:value="8.25" calcext:value-type="float">
            <text:p>8,250</text:p>
          </table:table-cell>
          <table:table-cell table:style-name="ce48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48" office:value-type="float" office:value="10.25" calcext:value-type="float">
            <text:p>10,250</text:p>
          </table:table-cell>
          <table:table-cell table:style-name="ce48" table:number-columns-repeated="2"/>
          <table:table-cell table:style-name="ce49" office:value-type="float" office:value="10.25" calcext:value-type="float">
            <text:p>10,250</text:p>
          </table:table-cell>
          <table:table-cell table:style-name="ce49" table:number-columns-repeated="2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126:.P126])/9)*(-1)" office:value-type="float" office:value="-0.666666666666667" calcext:value-type="float">
            <text:p>-0,667</text:p>
          </table:table-cell>
          <table:table-cell table:formula="of:=(SUM([.Q126:.S126])/9)*(-1)" office:value-type="float" office:value="-1.13888888888889" calcext:value-type="float">
            <text:p>-1,139</text:p>
          </table:table-cell>
          <table:table-cell table:formula="of:=(SUM([.T126:.V126])/9)*(-1)" office:value-type="float" office:value="-1.13888888888889" calcext:value-type="float">
            <text:p>-1,139</text:p>
          </table:table-cell>
          <table:table-cell table:formula="of:=(SUM([.W126:.Y126])/9)*(-1)" office:value-type="float" office:value="-1.13888888888889" calcext:value-type="float">
            <text:p>-1,139</text:p>
          </table:table-cell>
          <table:table-cell table:formula="of:=(SUM([.Z126:.AB126])/9)*(-1)" office:value-type="float" office:value="-1.13888888888889" calcext:value-type="float">
            <text:p>-1,139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sea_defence</text:p>
          </table:table-cell>
          <table:table-cell table:style-name="Default"/>
          <table:table-cell table:style-name="ce49" office:value-type="float" office:value="13" calcext:value-type="float">
            <text:p>13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8" calcext:value-type="float">
            <text:p>8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8" calcext:value-type="float">
            <text:p>8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8" calcext:value-type="float">
            <text:p>8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8" office:value-type="float" office:value="8" calcext:value-type="float">
            <text:p>8,000</text:p>
          </table:table-cell>
          <table:table-cell table:style-name="ce48" office:value-type="float" office:value="7" calcext:value-type="float">
            <text:p>7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8" office:value-type="float" office:value="15" calcext:value-type="float">
            <text:p>15,0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127:.P127])/9)*(-1)" office:value-type="float" office:value="-6.33333333333333" calcext:value-type="float">
            <text:p>-6,333</text:p>
          </table:table-cell>
          <table:table-cell table:formula="of:=(SUM([.Q127:.S127])/9)*(-1)" office:value-type="float" office:value="-2.22222222222222" calcext:value-type="float">
            <text:p>-2,222</text:p>
          </table:table-cell>
          <table:table-cell table:formula="of:=(SUM([.T127:.V127])/9)*(-1)" office:value-type="float" office:value="-2.22222222222222" calcext:value-type="float">
            <text:p>-2,222</text:p>
          </table:table-cell>
          <table:table-cell table:formula="of:=(SUM([.W127:.Y127])/9)*(-1)" office:value-type="float" office:value="-2.22222222222222" calcext:value-type="float">
            <text:p>-2,222</text:p>
          </table:table-cell>
          <table:table-cell table:formula="of:=(SUM([.Z127:.AB127])/9)*(-1)" office:value-type="float" office:value="-2.22222222222222" calcext:value-type="float">
            <text:p>-2,222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convoy_attack</text:p>
          </table:table-cell>
          <table:table-cell table:style-name="Default"/>
          <table:table-cell table:style-name="ce49" table:number-columns-repeated="8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float" office:value="5" calcext:value-type="float">
            <text:p>5,000</text:p>
          </table:table-cell>
          <table:table-cell table:style-name="ce48" office:value-type="float" office:value="2.5" calcext:value-type="float">
            <text:p>2,500</text:p>
          </table:table-cell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float" office:value="7.5" calcext:value-type="float">
            <text:p>7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128:.P128])/9)*(-1)" office:value-type="float" office:value="-1.11111111111111" calcext:value-type="float">
            <text:p>-1,111</text:p>
          </table:table-cell>
          <table:table-cell table:formula="of:=(SUM([.Q128:.S128])/9)*(-1)" office:value-type="float" office:value="-1.38888888888889" calcext:value-type="float">
            <text:p>-1,389</text:p>
          </table:table-cell>
          <table:table-cell table:formula="of:=(SUM([.T128:.V128])/9)*(-1)" office:value-type="float" office:value="-0.833333333333333" calcext:value-type="float">
            <text:p>-0,833</text:p>
          </table:table-cell>
          <table:table-cell table:formula="of:=(SUM([.W128:.Y128])/9)*(-1)" office:value-type="float" office:value="-1.38888888888889" calcext:value-type="float">
            <text:p>-1,389</text:p>
          </table:table-cell>
          <table:table-cell table:formula="of:=(SUM([.Z128:.AB128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air_defence</text:p>
          </table:table-cell>
          <table:table-cell table:style-name="Default"/>
          <table:table-cell table:style-name="ce49" office:value-type="float" office:value="8" calcext:value-type="float">
            <text:p>8,000</text:p>
          </table:table-cell>
          <table:table-cell table:style-name="ce49" table:number-columns-repeated="2"/>
          <table:table-cell table:style-name="ce49" office:value-type="float" office:value="8" calcext:value-type="float">
            <text:p>8,000</text:p>
          </table:table-cell>
          <table:table-cell table:style-name="ce49" table:number-columns-repeated="2"/>
          <table:table-cell table:style-name="ce49" office:value-type="float" office:value="8" calcext:value-type="float">
            <text:p>8,000</text:p>
          </table:table-cell>
          <table:table-cell table:style-name="ce49" table:number-columns-repeated="2"/>
          <table:table-cell table:style-name="ce49" office:value-type="float" office:value="8" calcext:value-type="float">
            <text:p>8,000</text:p>
          </table:table-cell>
          <table:table-cell table:style-name="ce49" table:number-columns-repeated="2"/>
          <table:table-cell table:style-name="ce48" office:value-type="float" office:value="8" calcext:value-type="float">
            <text:p>8,000</text:p>
          </table:table-cell>
          <table:table-cell table:style-name="ce48" office:value-type="float" office:value="2.5" calcext:value-type="float">
            <text:p>2,500</text:p>
          </table:table-cell>
          <table:table-cell table:style-name="ce48"/>
          <table:table-cell table:style-name="ce49" office:value-type="float" office:value="10.5" calcext:value-type="float">
            <text:p>10,500</text:p>
          </table:table-cell>
          <table:table-cell table:style-name="ce49" table:number-columns-repeated="2"/>
          <table:table-cell table:style-name="ce48" office:value-type="float" office:value="10.5" calcext:value-type="float">
            <text:p>10,500</text:p>
          </table:table-cell>
          <table:table-cell table:style-name="ce48" table:number-columns-repeated="2"/>
          <table:table-cell table:style-name="ce49" office:value-type="float" office:value="10.5" calcext:value-type="float">
            <text:p>10,500</text:p>
          </table:table-cell>
          <table:table-cell table:style-name="ce49" table:number-columns-repeated="2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129:.P129])/9)*(-1)" office:value-type="float" office:value="-3.55555555555556" calcext:value-type="float">
            <text:p>-3,556</text:p>
          </table:table-cell>
          <table:table-cell table:formula="of:=(SUM([.Q129:.S129])/9)*(-1)" office:value-type="float" office:value="-1.16666666666667" calcext:value-type="float">
            <text:p>-1,167</text:p>
          </table:table-cell>
          <table:table-cell table:formula="of:=(SUM([.T129:.V129])/9)*(-1)" office:value-type="float" office:value="-1.16666666666667" calcext:value-type="float">
            <text:p>-1,167</text:p>
          </table:table-cell>
          <table:table-cell table:formula="of:=(SUM([.W129:.Y129])/9)*(-1)" office:value-type="float" office:value="-1.16666666666667" calcext:value-type="float">
            <text:p>-1,167</text:p>
          </table:table-cell>
          <table:table-cell table:formula="of:=(SUM([.Z129:.AB129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hull</text:p>
          </table:table-cell>
          <table:table-cell table:style-name="Default"/>
          <table:table-cell table:style-name="ce49" office:value-type="float" office:value="0.137" calcext:value-type="float">
            <text:p>0,137</text:p>
          </table:table-cell>
          <table:table-cell table:style-name="ce49"/>
          <table:table-cell table:style-name="ce49" office:value-type="float" office:value="0.137" calcext:value-type="float">
            <text:p>0,137</text:p>
          </table:table-cell>
          <table:table-cell table:style-name="ce49" table:number-columns-repeated="2"/>
          <table:table-cell table:style-name="ce49" office:value-type="float" office:value="0.137" calcext:value-type="float">
            <text:p>0,137</text:p>
          </table:table-cell>
          <table:table-cell table:style-name="ce49" table:number-columns-repeated="2"/>
          <table:table-cell table:style-name="ce49" office:value-type="float" office:value="0.137" calcext:value-type="float">
            <text:p>0,137</text:p>
          </table:table-cell>
          <table:table-cell table:style-name="ce49" table:number-columns-repeated="2"/>
          <table:table-cell table:style-name="ce49" office:value-type="float" office:value="0.137" calcext:value-type="float">
            <text:p>0,137</text:p>
          </table:table-cell>
          <table:table-cell table:style-name="ce48"/>
          <table:table-cell table:style-name="ce48" office:value-type="float" office:value="0.656" calcext:value-type="float">
            <text:p>0,656</text:p>
          </table:table-cell>
          <table:table-cell table:style-name="ce48" office:value-type="float" office:value="0.402" calcext:value-type="float">
            <text:p>0,402</text:p>
          </table:table-cell>
          <table:table-cell table:style-name="ce49" office:value-type="float" office:value="0.381" calcext:value-type="float">
            <text:p>0,381</text:p>
          </table:table-cell>
          <table:table-cell table:style-name="ce49"/>
          <table:table-cell table:style-name="ce49" office:value-type="float" office:value="0.402" calcext:value-type="float">
            <text:p>0,402</text:p>
          </table:table-cell>
          <table:table-cell table:style-name="ce48" office:value-type="float" office:value="0.381" calcext:value-type="float">
            <text:p>0,381</text:p>
          </table:table-cell>
          <table:table-cell table:style-name="ce48"/>
          <table:table-cell table:style-name="ce50" office:value-type="float" office:value="0.402" calcext:value-type="float">
            <text:p>0,402</text:p>
          </table:table-cell>
          <table:table-cell table:style-name="ce49" office:value-type="float" office:value="0.381" calcext:value-type="float">
            <text:p>0,381</text:p>
          </table:table-cell>
          <table:table-cell table:style-name="ce49"/>
          <table:table-cell table:style-name="ce49" office:value-type="float" office:value="0.402" calcext:value-type="float">
            <text:p>0,402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130:.P130])/9)*(-1)" office:value-type="float" office:value="-0.0761111111111111" calcext:value-type="float">
            <text:p>-0,076</text:p>
          </table:table-cell>
          <table:table-cell table:formula="of:=(SUM([.Q130:.S130])/9)*(-1)" office:value-type="float" office:value="-0.117555555555556" calcext:value-type="float">
            <text:p>-0,118</text:p>
          </table:table-cell>
          <table:table-cell table:formula="of:=(SUM([.T130:.V130])/9)*(-1)" office:value-type="float" office:value="-0.087" calcext:value-type="float">
            <text:p>-0,087</text:p>
          </table:table-cell>
          <table:table-cell table:formula="of:=(SUM([.W130:.Y130])/9)*(-1)" office:value-type="float" office:value="-0.087" calcext:value-type="float">
            <text:p>-0,087</text:p>
          </table:table-cell>
          <table:table-cell table:formula="of:=(SUM([.Z130:.AB130])/9)*(-1)" office:value-type="float" office:value="-0.087" calcext:value-type="float">
            <text:p>-0,08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range</text:p>
          </table:table-cell>
          <table:table-cell table:style-name="Default"/>
          <table:table-cell table:style-name="ce49" office:value-type="float" office:value="250" calcext:value-type="float">
            <text:p>2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 table:number-columns-repeated="2"/>
          <table:table-cell table:style-name="ce49" office:value-type="float" office:value="250" calcext:value-type="float">
            <text:p>250,000</text:p>
          </table:table-cell>
          <table:table-cell table:style-name="ce49" table:number-columns-repeated="2"/>
          <table:table-cell table:style-name="ce49" office:value-type="float" office:value="250" calcext:value-type="float">
            <text:p>250,000</text:p>
          </table:table-cell>
          <table:table-cell table:style-name="ce49" table:number-columns-repeated="2"/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8"/>
          <table:table-cell table:style-name="ce50" office:value-type="float" office:value="375" calcext:value-type="float">
            <text:p>375,000</text:p>
          </table:table-cell>
          <table:table-cell table:style-name="ce48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8" office:value-type="float" office:value="125" calcext:value-type="float">
            <text:p>125,000</text:p>
          </table:table-cell>
          <table:table-cell table:style-name="ce50" office:value-type="float" office:value="250" calcext:value-type="float">
            <text:p>250,000</text:p>
          </table:table-cell>
          <table:table-cell table:style-name="ce50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131:.P131])/9)*(-1)" office:value-type="float" office:value="-133.333333333333" calcext:value-type="float">
            <text:p>-133,333</text:p>
          </table:table-cell>
          <table:table-cell table:formula="of:=(SUM([.Q131:.S131])/9)*(-1)" office:value-type="float" office:value="-41.6666666666667" calcext:value-type="float">
            <text:p>-41,667</text:p>
          </table:table-cell>
          <table:table-cell table:formula="of:=(SUM([.T131:.V131])/9)*(-1)" office:value-type="float" office:value="-41.6666666666667" calcext:value-type="float">
            <text:p>-41,667</text:p>
          </table:table-cell>
          <table:table-cell table:formula="of:=(SUM([.W131:.Y131])/9)*(-1)" office:value-type="float" office:value="-41.6666666666667" calcext:value-type="float">
            <text:p>-41,667</text:p>
          </table:table-cell>
          <table:table-cell table:formula="of:=(SUM([.Z131:.AB131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maximum_speed</text:p>
          </table:table-cell>
          <table:table-cell table:style-name="Default"/>
          <table:table-cell table:style-name="ce49" office:value-type="float" office:value="0.45" calcext:value-type="float">
            <text:p>0,450</text:p>
          </table:table-cell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35" calcext:value-type="float">
            <text:p>0,350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35" calcext:value-type="float">
            <text:p>0,350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35" calcext:value-type="float">
            <text:p>0,350</text:p>
          </table:table-cell>
          <table:table-cell table:style-name="ce49"/>
          <table:table-cell table:style-name="ce48" office:value-type="float" office:value="0.1" calcext:value-type="float">
            <text:p>0,100</text:p>
          </table:table-cell>
          <table:table-cell table:style-name="ce50" office:value-type="float" office:value="0.15" calcext:value-type="float">
            <text:p>0,150</text:p>
          </table:table-cell>
          <table:table-cell table:style-name="ce48" office:value-type="float" office:value="-0.3" calcext:value-type="float">
            <text:p>-0,3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35" calcext:value-type="float">
            <text:p>0,35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8" office:value-type="float" office:value="0.2" calcext:value-type="float">
            <text:p>0,200</text:p>
          </table:table-cell>
          <table:table-cell table:style-name="ce50" office:value-type="float" office:value="0.35" calcext:value-type="float">
            <text:p>0,350</text:p>
          </table:table-cell>
          <table:table-cell table:style-name="ce50" office:value-type="float" office:value="-0.3" calcext:value-type="float">
            <text:p>-0,3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35" calcext:value-type="float">
            <text:p>0,350</text:p>
          </table:table-cell>
          <table:table-cell table:style-name="ce49" office:value-type="float" office:value="-0.3" calcext:value-type="float">
            <text:p>-0,3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132:.P132])/9)*(-1)" office:value-type="float" office:value="-0.233333333333333" calcext:value-type="float">
            <text:p>-0,233</text:p>
          </table:table-cell>
          <table:table-cell table:formula="of:=(SUM([.Q132:.S132])/9)*(-1)" office:value-type="float" office:value="0.00555555555555556" calcext:value-type="float">
            <text:p>0,006</text:p>
          </table:table-cell>
          <table:table-cell table:formula="of:=(SUM([.T132:.V132])/9)*(-1)" office:value-type="float" office:value="-0.0277777777777778" calcext:value-type="float">
            <text:p>-0,028</text:p>
          </table:table-cell>
          <table:table-cell table:formula="of:=(SUM([.W132:.Y132])/9)*(-1)" office:value-type="float" office:value="-0.0277777777777778" calcext:value-type="float">
            <text:p>-0,028</text:p>
          </table:table-cell>
          <table:table-cell table:formula="of:=(SUM([.Z132:.AB132])/9)*(-1)" office:value-type="float" office:value="-0.0277777777777778" calcext:value-type="float">
            <text:p>-0,028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positioning</text:p>
          </table:table-cell>
          <table:table-cell table:style-name="Default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133:.P133])/9)*(-1)" office:value-type="float" office:value="-0" calcext:value-type="float">
            <text:p>0,000</text:p>
          </table:table-cell>
          <table:table-cell table:formula="of:=(SUM([.Q133:.S133])/9)*(-1)" office:value-type="float" office:value="-0" calcext:value-type="float">
            <text:p>0,000</text:p>
          </table:table-cell>
          <table:table-cell table:formula="of:=(SUM([.T133:.V133])/9)*(-1)" office:value-type="float" office:value="-0" calcext:value-type="float">
            <text:p>0,000</text:p>
          </table:table-cell>
          <table:table-cell table:formula="of:=(SUM([.W133:.Y133])/9)*(-1)" office:value-type="float" office:value="-0" calcext:value-type="float">
            <text:p>0,000</text:p>
          </table:table-cell>
          <table:table-cell table:formula="of:=(SUM([.Z133:.AB13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max_strength</text:p>
          </table:table-cell>
          <table:table-cell table:style-name="Default"/>
          <table:table-cell table:style-name="ce49" office:value-type="float" office:value="25" calcext:value-type="float">
            <text:p>25,000</text:p>
          </table:table-cell>
          <table:table-cell table:style-name="ce49"/>
          <table:table-cell table:style-name="ce49" office:value-type="float" office:value="7" calcext:value-type="float">
            <text:p>7,000</text:p>
          </table:table-cell>
          <table:table-cell table:style-name="ce49" office:value-type="float" office:value="18" calcext:value-type="float">
            <text:p>18,000</text:p>
          </table:table-cell>
          <table:table-cell table:style-name="ce49"/>
          <table:table-cell table:style-name="ce49" office:value-type="float" office:value="7" calcext:value-type="float">
            <text:p>7,000</text:p>
          </table:table-cell>
          <table:table-cell table:style-name="ce49" office:value-type="float" office:value="18" calcext:value-type="float">
            <text:p>18,000</text:p>
          </table:table-cell>
          <table:table-cell table:style-name="ce49"/>
          <table:table-cell table:style-name="ce49" office:value-type="float" office:value="22" calcext:value-type="float">
            <text:p>22,000</text:p>
          </table:table-cell>
          <table:table-cell table:style-name="ce49" office:value-type="float" office:value="18" calcext:value-type="float">
            <text:p>18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7" calcext:value-type="float">
            <text:p>7,000</text:p>
          </table:table-cell>
          <table:table-cell table:style-name="ce48" office:value-type="float" office:value="33" calcext:value-type="float">
            <text:p>33,000</text:p>
          </table:table-cell>
          <table:table-cell table:style-name="ce48" office:value-type="float" office:value="12.5" calcext:value-type="float">
            <text:p>12,500</text:p>
          </table:table-cell>
          <table:table-cell table:style-name="ce48" office:value-type="float" office:value="22" calcext:value-type="float">
            <text:p>22,000</text:p>
          </table:table-cell>
          <table:table-cell table:style-name="ce49" office:value-type="float" office:value="30.5" calcext:value-type="float">
            <text:p>30,5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7" calcext:value-type="float">
            <text:p>7,000</text:p>
          </table:table-cell>
          <table:table-cell table:style-name="ce48" office:value-type="float" office:value="45.5" calcext:value-type="float">
            <text:p>45,500</text:p>
          </table:table-cell>
          <table:table-cell table:style-name="ce48"/>
          <table:table-cell table:style-name="ce48" office:value-type="float" office:value="22" calcext:value-type="float">
            <text:p>22,000</text:p>
          </table:table-cell>
          <table:table-cell table:style-name="ce49" office:value-type="float" office:value="30.5" calcext:value-type="float">
            <text:p>30,5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7" calcext:value-type="float">
            <text:p>7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134:.P134])/9)*(-1)" office:value-type="float" office:value="-15.2222222222222" calcext:value-type="float">
            <text:p>-15,222</text:p>
          </table:table-cell>
          <table:table-cell table:formula="of:=(SUM([.Q134:.S134])/9)*(-1)" office:value-type="float" office:value="-7.5" calcext:value-type="float">
            <text:p>-7,500</text:p>
          </table:table-cell>
          <table:table-cell table:formula="of:=(SUM([.T134:.V134])/9)*(-1)" office:value-type="float" office:value="-5.83333333333333" calcext:value-type="float">
            <text:p>-5,833</text:p>
          </table:table-cell>
          <table:table-cell table:formula="of:=(SUM([.W134:.Y134])/9)*(-1)" office:value-type="float" office:value="-7.5" calcext:value-type="float">
            <text:p>-7,500</text:p>
          </table:table-cell>
          <table:table-cell table:formula="of:=(SUM([.Z134:.AB134])/9)*(-1)" office:value-type="float" office:value="-5.83333333333333" calcext:value-type="float">
            <text:p>-5,833</text:p>
          </table:table-cell>
          <table:table-cell table:number-columns-repeated="29"/>
        </table:table-row>
        <table:table-row table:style-name="ro1">
          <table:table-cell table:style-name="Default"/>
          <table:table-cell/>
          <table:table-cell table:style-name="ce48" office:value-type="string" calcext:value-type="string">
            <text:p>air_attack</text:p>
          </table:table-cell>
          <table:table-cell table:style-name="Default"/>
          <table:table-cell table:style-name="ce49" table:number-columns-repeated="7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2.6" calcext:value-type="float">
            <text:p>2,6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" calcext:value-type="float">
            <text:p>1,100</text:p>
          </table:table-cell>
          <table:table-cell table:style-name="ce48" office:value-type="float" office:value="2.5" calcext:value-type="float">
            <text:p>2,500</text:p>
          </table:table-cell>
          <table:table-cell table:style-name="ce48" office:value-type="float" office:value="3.65" calcext:value-type="float">
            <text:p>3,650</text:p>
          </table:table-cell>
          <table:table-cell table:style-name="ce48" office:value-type="float" office:value="1" calcext:value-type="float">
            <text:p>1,000</text:p>
          </table:table-cell>
          <table:table-cell table:style-name="ce49" office:value-type="float" office:value="5.15" calcext:value-type="float">
            <text:p>5,1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" calcext:value-type="float">
            <text:p>1,100</text:p>
          </table:table-cell>
          <table:table-cell table:style-name="ce48" office:value-type="float" office:value="5.05" calcext:value-type="float">
            <text:p>5,050</text:p>
          </table:table-cell>
          <table:table-cell table:style-name="ce48" office:value-type="float" office:value="1.1" calcext:value-type="float">
            <text:p>1,100</text:p>
          </table:table-cell>
          <table:table-cell table:style-name="ce48" office:value-type="float" office:value="1" calcext:value-type="float">
            <text:p>1,000</text:p>
          </table:table-cell>
          <table:table-cell table:style-name="ce49" office:value-type="float" office:value="5.15" calcext:value-type="float">
            <text:p>5,15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1" calcext:value-type="float">
            <text:p>1,10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135:.P135])/9)*(-1)" office:value-type="float" office:value="-0.633333333333333" calcext:value-type="float">
            <text:p>-0,633</text:p>
          </table:table-cell>
          <table:table-cell table:formula="of:=(SUM([.Q135:.S135])/9)*(-1)" office:value-type="float" office:value="-0.794444444444444" calcext:value-type="float">
            <text:p>-0,794</text:p>
          </table:table-cell>
          <table:table-cell table:formula="of:=(SUM([.T135:.V135])/9)*(-1)" office:value-type="float" office:value="-0.805555555555556" calcext:value-type="float">
            <text:p>-0,806</text:p>
          </table:table-cell>
          <table:table-cell table:formula="of:=(SUM([.W135:.Y135])/9)*(-1)" office:value-type="float" office:value="-0.794444444444444" calcext:value-type="float">
            <text:p>-0,794</text:p>
          </table:table-cell>
          <table:table-cell table:formula="of:=(SUM([.Z135:.AB135])/9)*(-1)" office:value-type="float" office:value="-0.805555555555556" calcext:value-type="float">
            <text:p>-0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136:.P136])/9)*(-1)" office:value-type="float" office:value="-0" calcext:value-type="float">
            <text:p>0,000</text:p>
          </table:table-cell>
          <table:table-cell table:formula="of:=(SUM([.Q136:.S136])/9)*(-1)" office:value-type="float" office:value="-0" calcext:value-type="float">
            <text:p>0,000</text:p>
          </table:table-cell>
          <table:table-cell table:formula="of:=(SUM([.T136:.V136])/9)*(-1)" office:value-type="float" office:value="-0" calcext:value-type="float">
            <text:p>0,000</text:p>
          </table:table-cell>
          <table:table-cell table:formula="of:=(SUM([.W136:.Y136])/9)*(-1)" office:value-type="float" office:value="-0" calcext:value-type="float">
            <text:p>0,000</text:p>
          </table:table-cell>
          <table:table-cell table:formula="of:=(SUM([.Z136:.AB13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Battlecruis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9" calcext:value-type="float">
            <text:p>9,000</text:p>
          </table:table-cell>
          <table:table-cell table:style-name="ce49" table:number-columns-repeated="2"/>
          <table:table-cell table:style-name="ce49" office:value-type="float" office:value="8" calcext:value-type="float">
            <text:p>8,000</text:p>
          </table:table-cell>
          <table:table-cell table:style-name="ce49" table:number-columns-repeated="2"/>
          <table:table-cell table:style-name="ce49" office:value-type="float" office:value="9" calcext:value-type="float">
            <text:p>9,000</text:p>
          </table:table-cell>
          <table:table-cell table:style-name="ce49" table:number-columns-repeated="2"/>
          <table:table-cell table:style-name="ce49" office:value-type="float" office:value="9" calcext:value-type="float">
            <text:p>9,000</text:p>
          </table:table-cell>
          <table:table-cell table:style-name="ce49" table:number-columns-repeated="2"/>
          <table:table-cell table:style-name="ce50" office:value-type="float" office:value="9" calcext:value-type="float">
            <text:p>9,000</text:p>
          </table:table-cell>
          <table:table-cell table:style-name="ce48" table:number-columns-repeated="2"/>
          <table:table-cell table:style-name="ce49" office:value-type="float" office:value="9" calcext:value-type="float">
            <text:p>9,000</text:p>
          </table:table-cell>
          <table:table-cell table:style-name="ce49" table:number-columns-repeated="2"/>
          <table:table-cell table:style-name="ce50" office:value-type="float" office:value="9" calcext:value-type="float">
            <text:p>9,000</text:p>
          </table:table-cell>
          <table:table-cell table:style-name="ce48" table:number-columns-repeated="2"/>
          <table:table-cell table:style-name="ce49" office:value-type="float" office:value="9" calcext:value-type="float">
            <text:p>9,000</text:p>
          </table:table-cell>
          <table:table-cell table:style-name="ce49" table:number-columns-repeated="2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139:.P139])/9)*(-1)" office:value-type="float" office:value="-3.88888888888889" calcext:value-type="float">
            <text:p>-3,889</text:p>
          </table:table-cell>
          <table:table-cell table:formula="of:=(SUM([.Q139:.S139])/9)*(-1)" office:value-type="float" office:value="-1" calcext:value-type="float">
            <text:p>-1,000</text:p>
          </table:table-cell>
          <table:table-cell table:formula="of:=(SUM([.T139:.V139])/9)*(-1)" office:value-type="float" office:value="-1" calcext:value-type="float">
            <text:p>-1,000</text:p>
          </table:table-cell>
          <table:table-cell table:formula="of:=(SUM([.W139:.Y139])/9)*(-1)" office:value-type="float" office:value="-1" calcext:value-type="float">
            <text:p>-1,000</text:p>
          </table:table-cell>
          <table:table-cell table:formula="of:=(SUM([.Z139:.AB139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40" calcext:value-type="float">
            <text:p>40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49" office:value-type="float" office:value="30" calcext:value-type="float">
            <text:p>30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49" office:value-type="float" office:value="30" calcext:value-type="float">
            <text:p>30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49" office:value-type="float" office:value="30" calcext:value-type="float">
            <text:p>30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50" office:value-type="float" office:value="30" calcext:value-type="float">
            <text:p>30,000</text:p>
          </table:table-cell>
          <table:table-cell table:style-name="ce48"/>
          <table:table-cell table:style-name="ce48" office:value-type="float" office:value="10" calcext:value-type="float">
            <text:p>10,000</text:p>
          </table:table-cell>
          <table:table-cell table:style-name="ce49" office:value-type="float" office:value="30" calcext:value-type="float">
            <text:p>30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50" office:value-type="float" office:value="30" calcext:value-type="float">
            <text:p>30,000</text:p>
          </table:table-cell>
          <table:table-cell table:style-name="ce48"/>
          <table:table-cell table:style-name="ce48" office:value-type="float" office:value="10" calcext:value-type="float">
            <text:p>10,000</text:p>
          </table:table-cell>
          <table:table-cell table:style-name="ce49" office:value-type="float" office:value="30" calcext:value-type="float">
            <text:p>30,000</text:p>
          </table:table-cell>
          <table:table-cell table:style-name="ce49"/>
          <table:table-cell table:style-name="ce49" office:value-type="float" office:value="10" calcext:value-type="float">
            <text:p>10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140:.P140])/9)*(-1)" office:value-type="float" office:value="-18.8888888888889" calcext:value-type="float">
            <text:p>-18,889</text:p>
          </table:table-cell>
          <table:table-cell table:formula="of:=(SUM([.Q140:.S140])/9)*(-1)" office:value-type="float" office:value="-4.44444444444444" calcext:value-type="float">
            <text:p>-4,444</text:p>
          </table:table-cell>
          <table:table-cell table:formula="of:=(SUM([.T140:.V140])/9)*(-1)" office:value-type="float" office:value="-4.44444444444444" calcext:value-type="float">
            <text:p>-4,444</text:p>
          </table:table-cell>
          <table:table-cell table:formula="of:=(SUM([.W140:.Y140])/9)*(-1)" office:value-type="float" office:value="-4.44444444444444" calcext:value-type="float">
            <text:p>-4,444</text:p>
          </table:table-cell>
          <table:table-cell table:formula="of:=(SUM([.Z140:.AB140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2.5" calcext:value-type="float">
            <text:p>2,500</text:p>
          </table:table-cell>
          <table:table-cell table:style-name="ce49" table:number-columns-repeated="2"/>
          <table:table-cell table:style-name="ce49" office:value-type="float" office:value="2.5" calcext:value-type="float">
            <text:p>2,500</text:p>
          </table:table-cell>
          <table:table-cell table:style-name="ce49" table:number-columns-repeated="2"/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50" office:value-type="float" office:value="7.5" calcext:value-type="float">
            <text:p>7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50" office:value-type="float" office:value="7.5" calcext:value-type="float">
            <text:p>7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141:.P141])/9)*(-1)" office:value-type="float" office:value="-2.22222222222222" calcext:value-type="float">
            <text:p>-2,222</text:p>
          </table:table-cell>
          <table:table-cell table:formula="of:=(SUM([.Q141:.S141])/9)*(-1)" office:value-type="float" office:value="-1.38888888888889" calcext:value-type="float">
            <text:p>-1,389</text:p>
          </table:table-cell>
          <table:table-cell table:formula="of:=(SUM([.T141:.V141])/9)*(-1)" office:value-type="float" office:value="-0.833333333333333" calcext:value-type="float">
            <text:p>-0,833</text:p>
          </table:table-cell>
          <table:table-cell table:formula="of:=(SUM([.W141:.Y141])/9)*(-1)" office:value-type="float" office:value="-1.38888888888889" calcext:value-type="float">
            <text:p>-1,389</text:p>
          </table:table-cell>
          <table:table-cell table:formula="of:=(SUM([.Z141:.AB141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21" calcext:value-type="float">
            <text:p>21,000</text:p>
          </table:table-cell>
          <table:table-cell table:style-name="ce49" table:number-columns-repeated="2"/>
          <table:table-cell table:style-name="ce49" office:value-type="float" office:value="21" calcext:value-type="float">
            <text:p>21,000</text:p>
          </table:table-cell>
          <table:table-cell table:style-name="ce49" table:number-columns-repeated="2"/>
          <table:table-cell table:style-name="ce49" office:value-type="float" office:value="21" calcext:value-type="float">
            <text:p>21,000</text:p>
          </table:table-cell>
          <table:table-cell table:style-name="ce49" table:number-columns-repeated="2"/>
          <table:table-cell table:style-name="ce49" office:value-type="float" office:value="21" calcext:value-type="float">
            <text:p>21,000</text:p>
          </table:table-cell>
          <table:table-cell table:style-name="ce49" table:number-columns-repeated="2"/>
          <table:table-cell table:style-name="ce50" office:value-type="float" office:value="21" calcext:value-type="float">
            <text:p>21,000</text:p>
          </table:table-cell>
          <table:table-cell table:style-name="ce48" table:number-columns-repeated="2"/>
          <table:table-cell table:style-name="ce49" office:value-type="float" office:value="21" calcext:value-type="float">
            <text:p>21,000</text:p>
          </table:table-cell>
          <table:table-cell table:style-name="ce49" table:number-columns-repeated="2"/>
          <table:table-cell table:style-name="ce50" office:value-type="float" office:value="21" calcext:value-type="float">
            <text:p>21,000</text:p>
          </table:table-cell>
          <table:table-cell table:style-name="ce48" table:number-columns-repeated="2"/>
          <table:table-cell table:style-name="ce49" office:value-type="float" office:value="21" calcext:value-type="float">
            <text:p>21,000</text:p>
          </table:table-cell>
          <table:table-cell table:style-name="ce49" table:number-columns-repeated="2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142:.P142])/9)*(-1)" office:value-type="float" office:value="-9.33333333333333" calcext:value-type="float">
            <text:p>-9,333</text:p>
          </table:table-cell>
          <table:table-cell table:formula="of:=(SUM([.Q142:.S142])/9)*(-1)" office:value-type="float" office:value="-2.33333333333333" calcext:value-type="float">
            <text:p>-2,333</text:p>
          </table:table-cell>
          <table:table-cell table:formula="of:=(SUM([.T142:.V142])/9)*(-1)" office:value-type="float" office:value="-2.33333333333333" calcext:value-type="float">
            <text:p>-2,333</text:p>
          </table:table-cell>
          <table:table-cell table:formula="of:=(SUM([.W142:.Y142])/9)*(-1)" office:value-type="float" office:value="-2.33333333333333" calcext:value-type="float">
            <text:p>-2,333</text:p>
          </table:table-cell>
          <table:table-cell table:formula="of:=(SUM([.Z142:.AB142])/9)*(-1)" office:value-type="float" office:value="-2.33333333333333" calcext:value-type="float">
            <text:p>-2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425" calcext:value-type="float">
            <text:p>0,425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0.125" calcext:value-type="float">
            <text:p>0,125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0.125" calcext:value-type="float">
            <text:p>0,125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0.125" calcext:value-type="float">
            <text:p>0,125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48"/>
          <table:table-cell table:style-name="ce50" office:value-type="float" office:value="0.3" calcext:value-type="float">
            <text:p>0,300</text:p>
          </table:table-cell>
          <table:table-cell table:style-name="ce49" office:value-type="float" office:value="0.125" calcext:value-type="float">
            <text:p>0,125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48"/>
          <table:table-cell table:style-name="ce50" office:value-type="float" office:value="0.3" calcext:value-type="float">
            <text:p>0,300</text:p>
          </table:table-cell>
          <table:table-cell table:style-name="ce49" office:value-type="float" office:value="0.125" calcext:value-type="float">
            <text:p>0,125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143:.P143])/9)*(-1)" office:value-type="float" office:value="-0.222222222222222" calcext:value-type="float">
            <text:p>-0,222</text:p>
          </table:table-cell>
          <table:table-cell table:formula="of:=(SUM([.Q143:.S143])/9)*(-1)" office:value-type="float" office:value="-0.0472222222222222" calcext:value-type="float">
            <text:p>-0,047</text:p>
          </table:table-cell>
          <table:table-cell table:formula="of:=(SUM([.T143:.V143])/9)*(-1)" office:value-type="float" office:value="-0.0472222222222222" calcext:value-type="float">
            <text:p>-0,047</text:p>
          </table:table-cell>
          <table:table-cell table:formula="of:=(SUM([.W143:.Y143])/9)*(-1)" office:value-type="float" office:value="-0.0472222222222222" calcext:value-type="float">
            <text:p>-0,047</text:p>
          </table:table-cell>
          <table:table-cell table:formula="of:=(SUM([.Z143:.AB143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375" calcext:value-type="float">
            <text:p>375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50" office:value-type="float" office:value="125" calcext:value-type="float">
            <text:p>125,000</text:p>
          </table:table-cell>
          <table:table-cell table:style-name="ce50" office:value-type="float" office:value="250" calcext:value-type="float">
            <text:p>250,000</text:p>
          </table:table-cell>
          <table:table-cell table:style-name="ce50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50" office:value-type="float" office:value="125" calcext:value-type="float">
            <text:p>125,000</text:p>
          </table:table-cell>
          <table:table-cell table:style-name="ce50" office:value-type="float" office:value="250" calcext:value-type="float">
            <text:p>250,000</text:p>
          </table:table-cell>
          <table:table-cell table:style-name="ce50"/>
          <table:table-cell table:style-name="ce49" office:value-type="float" office:value="125" calcext:value-type="float">
            <text:p>125,000</text:p>
          </table:table-cell>
          <table:table-cell table:style-name="ce49" office:value-type="float" office:value="250" calcext:value-type="float">
            <text:p>250,000</text:p>
          </table:table-cell>
          <table:table-cell table:style-name="ce49"/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144:.P144])/9)*(-1)" office:value-type="float" office:value="-188.888888888889" calcext:value-type="float">
            <text:p>-188,889</text:p>
          </table:table-cell>
          <table:table-cell table:formula="of:=(SUM([.Q144:.S144])/9)*(-1)" office:value-type="float" office:value="-41.6666666666667" calcext:value-type="float">
            <text:p>-41,667</text:p>
          </table:table-cell>
          <table:table-cell table:formula="of:=(SUM([.T144:.V144])/9)*(-1)" office:value-type="float" office:value="-41.6666666666667" calcext:value-type="float">
            <text:p>-41,667</text:p>
          </table:table-cell>
          <table:table-cell table:formula="of:=(SUM([.W144:.Y144])/9)*(-1)" office:value-type="float" office:value="-41.6666666666667" calcext:value-type="float">
            <text:p>-41,667</text:p>
          </table:table-cell>
          <table:table-cell table:formula="of:=(SUM([.Z144:.AB144])/9)*(-1)" office:value-type="float" office:value="-41.6666666666667" calcext:value-type="float">
            <text:p>-4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525" calcext:value-type="float">
            <text:p>0,52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375" calcext:value-type="float">
            <text:p>0,375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325" calcext:value-type="float">
            <text:p>0,325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-0.6" calcext:value-type="float">
            <text:p>-0,600</text:p>
          </table:table-cell>
          <table:table-cell table:style-name="ce49" office:value-type="float" office:value="0.325" calcext:value-type="float">
            <text:p>0,325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-0.6" calcext:value-type="float">
            <text:p>-0,600</text:p>
          </table:table-cell>
          <table:table-cell table:style-name="ce50" office:value-type="float" office:value="0.325" calcext:value-type="float">
            <text:p>0,325</text:p>
          </table:table-cell>
          <table:table-cell table:style-name="ce50" office:value-type="float" office:value="0.75" calcext:value-type="float">
            <text:p>0,750</text:p>
          </table:table-cell>
          <table:table-cell table:style-name="ce50" office:value-type="float" office:value="-0.6" calcext:value-type="float">
            <text:p>-0,600</text:p>
          </table:table-cell>
          <table:table-cell table:style-name="ce49" office:value-type="float" office:value="0.325" calcext:value-type="float">
            <text:p>0,325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-0.6" calcext:value-type="float">
            <text:p>-0,600</text:p>
          </table:table-cell>
          <table:table-cell table:style-name="ce50" office:value-type="float" office:value="0.325" calcext:value-type="float">
            <text:p>0,325</text:p>
          </table:table-cell>
          <table:table-cell table:style-name="ce50" office:value-type="float" office:value="0.75" calcext:value-type="float">
            <text:p>0,750</text:p>
          </table:table-cell>
          <table:table-cell table:style-name="ce50" office:value-type="float" office:value="-0.6" calcext:value-type="float">
            <text:p>-0,600</text:p>
          </table:table-cell>
          <table:table-cell table:style-name="ce49" office:value-type="float" office:value="0.325" calcext:value-type="float">
            <text:p>0,325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-0.6" calcext:value-type="float">
            <text:p>-0,6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145:.P145])/9)*(-1)" office:value-type="float" office:value="-0.222222222222222" calcext:value-type="float">
            <text:p>-0,222</text:p>
          </table:table-cell>
          <table:table-cell table:formula="of:=(SUM([.Q145:.S145])/9)*(-1)" office:value-type="float" office:value="-0.0527777777777778" calcext:value-type="float">
            <text:p>-0,053</text:p>
          </table:table-cell>
          <table:table-cell table:formula="of:=(SUM([.T145:.V145])/9)*(-1)" office:value-type="float" office:value="-0.0527777777777778" calcext:value-type="float">
            <text:p>-0,053</text:p>
          </table:table-cell>
          <table:table-cell table:formula="of:=(SUM([.W145:.Y145])/9)*(-1)" office:value-type="float" office:value="-0.0527777777777778" calcext:value-type="float">
            <text:p>-0,053</text:p>
          </table:table-cell>
          <table:table-cell table:formula="of:=(SUM([.Z145:.AB145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50"/>
          <table:table-cell table:style-name="ce48" table:number-columns-repeated="2"/>
          <table:table-cell table:style-name="ce49" table:number-columns-repeated="3"/>
          <table:table-cell table:style-name="ce50"/>
          <table:table-cell table:style-name="ce48" table:number-columns-repeated="2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146:.P146])/9)*(-1)" office:value-type="float" office:value="-0" calcext:value-type="float">
            <text:p>0,000</text:p>
          </table:table-cell>
          <table:table-cell table:formula="of:=(SUM([.Q146:.S146])/9)*(-1)" office:value-type="float" office:value="-0" calcext:value-type="float">
            <text:p>0,000</text:p>
          </table:table-cell>
          <table:table-cell table:formula="of:=(SUM([.T146:.V146])/9)*(-1)" office:value-type="float" office:value="-0" calcext:value-type="float">
            <text:p>0,000</text:p>
          </table:table-cell>
          <table:table-cell table:formula="of:=(SUM([.W146:.Y146])/9)*(-1)" office:value-type="float" office:value="-0" calcext:value-type="float">
            <text:p>0,000</text:p>
          </table:table-cell>
          <table:table-cell table:formula="of:=(SUM([.Z146:.AB1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27" calcext:value-type="float">
            <text:p>27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2" calcext:value-type="float">
            <text:p>22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2" calcext:value-type="float">
            <text:p>22,000</text:p>
          </table:table-cell>
          <table:table-cell table:style-name="ce49"/>
          <table:table-cell table:style-name="ce49" office:value-type="float" office:value="18" calcext:value-type="float">
            <text:p>18,000</text:p>
          </table:table-cell>
          <table:table-cell table:style-name="ce49" office:value-type="float" office:value="22" calcext:value-type="float">
            <text:p>22,000</text:p>
          </table:table-cell>
          <table:table-cell table:style-name="ce49" office:value-type="float" office:value="13" calcext:value-type="float">
            <text:p>13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50" office:value-type="float" office:value="35" calcext:value-type="float">
            <text:p>35,000</text:p>
          </table:table-cell>
          <table:table-cell table:style-name="ce48"/>
          <table:table-cell table:style-name="ce48" office:value-type="float" office:value="18" calcext:value-type="float">
            <text:p>18,000</text:p>
          </table:table-cell>
          <table:table-cell table:style-name="ce49" office:value-type="float" office:value="22" calcext:value-type="float">
            <text:p>22,000</text:p>
          </table:table-cell>
          <table:table-cell table:style-name="ce49" office:value-type="float" office:value="13" calcext:value-type="float">
            <text:p>13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50" office:value-type="float" office:value="35" calcext:value-type="float">
            <text:p>35,000</text:p>
          </table:table-cell>
          <table:table-cell table:style-name="ce48"/>
          <table:table-cell table:style-name="ce48" office:value-type="float" office:value="18" calcext:value-type="float">
            <text:p>18,000</text:p>
          </table:table-cell>
          <table:table-cell table:style-name="ce49" office:value-type="float" office:value="22" calcext:value-type="float">
            <text:p>22,000</text:p>
          </table:table-cell>
          <table:table-cell table:style-name="ce49" office:value-type="float" office:value="13" calcext:value-type="float">
            <text:p>13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147:.P147])/9)*(-1)" office:value-type="float" office:value="-15.4444444444444" calcext:value-type="float">
            <text:p>-15,444</text:p>
          </table:table-cell>
          <table:table-cell table:formula="of:=(SUM([.Q147:.S147])/9)*(-1)" office:value-type="float" office:value="-5.88888888888889" calcext:value-type="float">
            <text:p>-5,889</text:p>
          </table:table-cell>
          <table:table-cell table:formula="of:=(SUM([.T147:.V147])/9)*(-1)" office:value-type="float" office:value="-4.44444444444444" calcext:value-type="float">
            <text:p>-4,444</text:p>
          </table:table-cell>
          <table:table-cell table:formula="of:=(SUM([.W147:.Y147])/9)*(-1)" office:value-type="float" office:value="-5.88888888888889" calcext:value-type="float">
            <text:p>-5,889</text:p>
          </table:table-cell>
          <table:table-cell table:formula="of:=(SUM([.Z147:.AB147])/9)*(-1)" office:value-type="float" office:value="-4.44444444444444" calcext:value-type="float">
            <text:p>-4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1.625" calcext:value-type="float">
            <text:p>1,625</text:p>
          </table:table-cell>
          <table:table-cell table:style-name="ce49" table:number-columns-repeated="2"/>
          <table:table-cell table:style-name="ce49" office:value-type="float" office:value="1.625" calcext:value-type="float">
            <text:p>1,625</text:p>
          </table:table-cell>
          <table:table-cell table:style-name="ce49" table:number-columns-repeated="2"/>
          <table:table-cell table:style-name="ce49" office:value-type="float" office:value="1.625" calcext:value-type="float">
            <text:p>1,625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/>
          <table:table-cell table:style-name="ce49" office:value-type="float" office:value="3.1" calcext:value-type="float">
            <text:p>3,1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65" calcext:value-type="float">
            <text:p>0,650</text:p>
          </table:table-cell>
          <table:table-cell table:style-name="ce50" office:value-type="float" office:value="2.975" calcext:value-type="float">
            <text:p>2,975</text:p>
          </table:table-cell>
          <table:table-cell table:style-name="ce48" office:value-type="float" office:value="0.65" calcext:value-type="float">
            <text:p>0,650</text:p>
          </table:table-cell>
          <table:table-cell table:style-name="ce48" office:value-type="float" office:value="0.5" calcext:value-type="float">
            <text:p>0,500</text:p>
          </table:table-cell>
          <table:table-cell table:style-name="ce49" office:value-type="float" office:value="3.1" calcext:value-type="float">
            <text:p>3,1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65" calcext:value-type="float">
            <text:p>0,650</text:p>
          </table:table-cell>
          <table:table-cell table:style-name="ce50" office:value-type="float" office:value="2.975" calcext:value-type="float">
            <text:p>2,975</text:p>
          </table:table-cell>
          <table:table-cell table:style-name="ce48" office:value-type="float" office:value="0.65" calcext:value-type="float">
            <text:p>0,650</text:p>
          </table:table-cell>
          <table:table-cell table:style-name="ce48" office:value-type="float" office:value="0.5" calcext:value-type="float">
            <text:p>0,500</text:p>
          </table:table-cell>
          <table:table-cell table:style-name="ce49" office:value-type="float" office:value="3.1" calcext:value-type="float">
            <text:p>3,1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65" calcext:value-type="float">
            <text:p>0,65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148:.P148])/9)*(-1)" office:value-type="float" office:value="-1.06944444444444" calcext:value-type="float">
            <text:p>-1,069</text:p>
          </table:table-cell>
          <table:table-cell table:formula="of:=(SUM([.Q148:.S148])/9)*(-1)" office:value-type="float" office:value="-0.458333333333333" calcext:value-type="float">
            <text:p>-0,458</text:p>
          </table:table-cell>
          <table:table-cell table:formula="of:=(SUM([.T148:.V148])/9)*(-1)" office:value-type="float" office:value="-0.472222222222222" calcext:value-type="float">
            <text:p>-0,472</text:p>
          </table:table-cell>
          <table:table-cell table:formula="of:=(SUM([.W148:.Y148])/9)*(-1)" office:value-type="float" office:value="-0.458333333333333" calcext:value-type="float">
            <text:p>-0,458</text:p>
          </table:table-cell>
          <table:table-cell table:formula="of:=(SUM([.Z148:.AB148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149:.P149])/9)*(-1)" office:value-type="float" office:value="-0" calcext:value-type="float">
            <text:p>0,000</text:p>
          </table:table-cell>
          <table:table-cell table:formula="of:=(SUM([.Q149:.S149])/9)*(-1)" office:value-type="float" office:value="-0" calcext:value-type="float">
            <text:p>0,000</text:p>
          </table:table-cell>
          <table:table-cell table:formula="of:=(SUM([.T149:.V149])/9)*(-1)" office:value-type="float" office:value="-0" calcext:value-type="float">
            <text:p>0,000</text:p>
          </table:table-cell>
          <table:table-cell table:formula="of:=(SUM([.W149:.Y149])/9)*(-1)" office:value-type="float" office:value="-0" calcext:value-type="float">
            <text:p>0,000</text:p>
          </table:table-cell>
          <table:table-cell table:formula="of:=(SUM([.Z149:.AB1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Pocket Battleship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1" calcext:value-type="float">
            <text:p>1,000</text:p>
          </table:table-cell>
          <table:table-cell table:style-name="ce49" table:number-columns-repeated="5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50" office:value-type="float" office:value="2" calcext:value-type="float">
            <text:p>2,000</text:p>
          </table:table-cell>
          <table:table-cell table:style-name="ce48" table:number-columns-repeated="2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50" office:value-type="float" office:value="2" calcext:value-type="float">
            <text:p>2,000</text:p>
          </table:table-cell>
          <table:table-cell table:style-name="ce48" table:number-columns-repeated="2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152:.P152])/9)*(-1)" office:value-type="float" office:value="-0.555555555555556" calcext:value-type="float">
            <text:p>-0,556</text:p>
          </table:table-cell>
          <table:table-cell table:formula="of:=(SUM([.Q152:.S152])/9)*(-1)" office:value-type="float" office:value="-0.222222222222222" calcext:value-type="float">
            <text:p>-0,222</text:p>
          </table:table-cell>
          <table:table-cell table:formula="of:=(SUM([.T152:.V152])/9)*(-1)" office:value-type="float" office:value="-0.222222222222222" calcext:value-type="float">
            <text:p>-0,222</text:p>
          </table:table-cell>
          <table:table-cell table:formula="of:=(SUM([.W152:.Y152])/9)*(-1)" office:value-type="float" office:value="-0.222222222222222" calcext:value-type="float">
            <text:p>-0,222</text:p>
          </table:table-cell>
          <table:table-cell table:formula="of:=(SUM([.Z152:.AB152])/9)*(-1)" office:value-type="float" office:value="-0.222222222222222" calcext:value-type="float">
            <text:p>-0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14.5" calcext:value-type="float">
            <text:p>14,5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9.5" calcext:value-type="float">
            <text:p>9,500</text:p>
          </table:table-cell>
          <table:table-cell table:style-name="ce49" table:number-columns-repeated="2"/>
          <table:table-cell table:style-name="ce49" office:value-type="float" office:value="9.5" calcext:value-type="float">
            <text:p>9,500</text:p>
          </table:table-cell>
          <table:table-cell table:style-name="ce49" office:value-type="float" office:value="7.25" calcext:value-type="float">
            <text:p>7,250</text:p>
          </table:table-cell>
          <table:table-cell table:style-name="ce49"/>
          <table:table-cell table:style-name="ce49" office:value-type="float" office:value="9.5" calcext:value-type="float">
            <text:p>9,500</text:p>
          </table:table-cell>
          <table:table-cell table:style-name="ce49" office:value-type="float" office:value="7.25" calcext:value-type="float">
            <text:p>7,250</text:p>
          </table:table-cell>
          <table:table-cell table:style-name="ce49"/>
          <table:table-cell table:style-name="ce49" office:value-type="float" office:value="9.5" calcext:value-type="float">
            <text:p>9,500</text:p>
          </table:table-cell>
          <table:table-cell table:style-name="ce50" office:value-type="float" office:value="7.25" calcext:value-type="float">
            <text:p>7,250</text:p>
          </table:table-cell>
          <table:table-cell table:style-name="ce48"/>
          <table:table-cell table:style-name="ce48" office:value-type="float" office:value="9.5" calcext:value-type="float">
            <text:p>9,500</text:p>
          </table:table-cell>
          <table:table-cell table:style-name="ce49" office:value-type="float" office:value="7.25" calcext:value-type="float">
            <text:p>7,250</text:p>
          </table:table-cell>
          <table:table-cell table:style-name="ce49"/>
          <table:table-cell table:style-name="ce49" office:value-type="float" office:value="9.5" calcext:value-type="float">
            <text:p>9,500</text:p>
          </table:table-cell>
          <table:table-cell table:style-name="ce50" office:value-type="float" office:value="7.25" calcext:value-type="float">
            <text:p>7,250</text:p>
          </table:table-cell>
          <table:table-cell table:style-name="ce48"/>
          <table:table-cell table:style-name="ce48" office:value-type="float" office:value="9.5" calcext:value-type="float">
            <text:p>9,500</text:p>
          </table:table-cell>
          <table:table-cell table:style-name="ce49" office:value-type="float" office:value="7.25" calcext:value-type="float">
            <text:p>7,250</text:p>
          </table:table-cell>
          <table:table-cell table:style-name="ce49"/>
          <table:table-cell table:style-name="ce49" office:value-type="float" office:value="9.5" calcext:value-type="float">
            <text:p>9,5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153:.P153])/9)*(-1)" office:value-type="float" office:value="-8" calcext:value-type="float">
            <text:p>-8,000</text:p>
          </table:table-cell>
          <table:table-cell table:formula="of:=(SUM([.Q153:.S153])/9)*(-1)" office:value-type="float" office:value="-1.86111111111111" calcext:value-type="float">
            <text:p>-1,861</text:p>
          </table:table-cell>
          <table:table-cell table:formula="of:=(SUM([.T153:.V153])/9)*(-1)" office:value-type="float" office:value="-1.86111111111111" calcext:value-type="float">
            <text:p>-1,861</text:p>
          </table:table-cell>
          <table:table-cell table:formula="of:=(SUM([.W153:.Y153])/9)*(-1)" office:value-type="float" office:value="-1.86111111111111" calcext:value-type="float">
            <text:p>-1,861</text:p>
          </table:table-cell>
          <table:table-cell table:formula="of:=(SUM([.Z153:.AB153])/9)*(-1)" office:value-type="float" office:value="-1.86111111111111" calcext:value-type="float">
            <text:p>-1,8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table:number-columns-repeated="6"/>
          <table:table-cell table:style-name="ce49" office:value-type="float" office:value="4" calcext:value-type="float">
            <text:p>4,000</text:p>
          </table:table-cell>
          <table:table-cell table:style-name="ce49"/>
          <table:table-cell table:number-columns-repeated="3" table:style-name="ce49" office:value-type="float" office:value="4" calcext:value-type="float">
            <text:p>4,000</text:p>
          </table:table-cell>
          <table:table-cell table:style-name="ce49"/>
          <table:table-cell table:style-name="ce50" office:value-type="float" office:value="8" calcext:value-type="float">
            <text:p>8,000</text:p>
          </table:table-cell>
          <table:table-cell table:style-name="ce48"/>
          <table:table-cell table:style-name="ce48" office:value-type="float" office:value="4" calcext:value-type="float">
            <text:p>4,000</text:p>
          </table:table-cell>
          <table:table-cell table:number-columns-repeated="2" table:style-name="ce49" office:value-type="float" office:value="4" calcext:value-type="float">
            <text:p>4,000</text:p>
          </table:table-cell>
          <table:table-cell table:style-name="ce49"/>
          <table:table-cell table:style-name="ce50" office:value-type="float" office:value="8" calcext:value-type="float">
            <text:p>8,000</text:p>
          </table:table-cell>
          <table:table-cell table:style-name="ce48"/>
          <table:table-cell table:style-name="ce48" office:value-type="float" office:value="4" calcext:value-type="float">
            <text:p>4,000</text:p>
          </table:table-cell>
          <table:table-cell table:number-columns-repeated="2" table:style-name="ce49" office:value-type="float" office:value="4" calcext:value-type="float">
            <text:p>4,000</text:p>
          </table:table-cell>
          <table:table-cell table:style-name="ce49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154:.P154])/9)*(-1)" office:value-type="float" office:value="-1.77777777777778" calcext:value-type="float">
            <text:p>-1,778</text:p>
          </table:table-cell>
          <table:table-cell table:formula="of:=(SUM([.Q154:.S154])/9)*(-1)" office:value-type="float" office:value="-1.33333333333333" calcext:value-type="float">
            <text:p>-1,333</text:p>
          </table:table-cell>
          <table:table-cell table:formula="of:=(SUM([.T154:.V154])/9)*(-1)" office:value-type="float" office:value="-0.888888888888889" calcext:value-type="float">
            <text:p>-0,889</text:p>
          </table:table-cell>
          <table:table-cell table:formula="of:=(SUM([.W154:.Y154])/9)*(-1)" office:value-type="float" office:value="-1.33333333333333" calcext:value-type="float">
            <text:p>-1,333</text:p>
          </table:table-cell>
          <table:table-cell table:formula="of:=(SUM([.Z154:.AB154])/9)*(-1)" office:value-type="float" office:value="-0.888888888888889" calcext:value-type="float">
            <text:p>-0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number-columns-repeated="2" table:style-name="ce49" office:value-type="float" office:value="1" calcext:value-type="float">
            <text:p>1,000</text:p>
          </table:table-cell>
          <table:table-cell table:style-name="ce49" table:number-columns-repeated="4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50" office:value-type="float" office:value="1" calcext:value-type="float">
            <text:p>1,000</text:p>
          </table:table-cell>
          <table:table-cell table:style-name="ce48" table:number-columns-repeated="2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50" office:value-type="float" office:value="1" calcext:value-type="float">
            <text:p>1,000</text:p>
          </table:table-cell>
          <table:table-cell table:style-name="ce48" table:number-columns-repeated="2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155:.P155])/9)*(-1)" office:value-type="float" office:value="-0.444444444444444" calcext:value-type="float">
            <text:p>-0,444</text:p>
          </table:table-cell>
          <table:table-cell table:formula="of:=(SUM([.Q155:.S155])/9)*(-1)" office:value-type="float" office:value="-0.111111111111111" calcext:value-type="float">
            <text:p>-0,111</text:p>
          </table:table-cell>
          <table:table-cell table:formula="of:=(SUM([.T155:.V155])/9)*(-1)" office:value-type="float" office:value="-0.111111111111111" calcext:value-type="float">
            <text:p>-0,111</text:p>
          </table:table-cell>
          <table:table-cell table:formula="of:=(SUM([.W155:.Y155])/9)*(-1)" office:value-type="float" office:value="-0.111111111111111" calcext:value-type="float">
            <text:p>-0,111</text:p>
          </table:table-cell>
          <table:table-cell table:formula="of:=(SUM([.Z155:.AB15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075" calcext:value-type="float">
            <text:p>0,075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49" table:number-columns-repeated="2"/>
          <table:table-cell table:number-columns-repeated="2" table:style-name="ce49" office:value-type="float" office:value="0.075" calcext:value-type="float">
            <text:p>0,075</text:p>
          </table:table-cell>
          <table:table-cell table:style-name="ce49"/>
          <table:table-cell table:number-columns-repeated="2" table:style-name="ce49" office:value-type="float" office:value="0.075" calcext:value-type="float">
            <text:p>0,075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50" office:value-type="float" office:value="0.075" calcext:value-type="float">
            <text:p>0,075</text:p>
          </table:table-cell>
          <table:table-cell table:style-name="ce48"/>
          <table:table-cell table:style-name="ce50" office:value-type="float" office:value="0.075" calcext:value-type="float">
            <text:p>0,075</text:p>
          </table:table-cell>
          <table:table-cell table:style-name="ce49" office:value-type="float" office:value="0.075" calcext:value-type="float">
            <text:p>0,075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50" office:value-type="float" office:value="0.075" calcext:value-type="float">
            <text:p>0,075</text:p>
          </table:table-cell>
          <table:table-cell table:style-name="ce48"/>
          <table:table-cell table:style-name="ce50" office:value-type="float" office:value="0.075" calcext:value-type="float">
            <text:p>0,075</text:p>
          </table:table-cell>
          <table:table-cell table:style-name="ce49" office:value-type="float" office:value="0.075" calcext:value-type="float">
            <text:p>0,075</text:p>
          </table:table-cell>
          <table:table-cell table:style-name="ce49"/>
          <table:table-cell table:style-name="ce49" office:value-type="float" office:value="0.075" calcext:value-type="float">
            <text:p>0,075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156:.P156])/9)*(-1)" office:value-type="float" office:value="-0.0583333333333333" calcext:value-type="float">
            <text:p>-0,058</text:p>
          </table:table-cell>
          <table:table-cell table:formula="of:=(SUM([.Q156:.S156])/9)*(-1)" office:value-type="float" office:value="-0.0166666666666667" calcext:value-type="float">
            <text:p>-0,017</text:p>
          </table:table-cell>
          <table:table-cell table:formula="of:=(SUM([.T156:.V156])/9)*(-1)" office:value-type="float" office:value="-0.0166666666666667" calcext:value-type="float">
            <text:p>-0,017</text:p>
          </table:table-cell>
          <table:table-cell table:formula="of:=(SUM([.W156:.Y156])/9)*(-1)" office:value-type="float" office:value="-0.0166666666666667" calcext:value-type="float">
            <text:p>-0,017</text:p>
          </table:table-cell>
          <table:table-cell table:formula="of:=(SUM([.Z156:.AB156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200" calcext:value-type="float">
            <text:p>2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 office:value-type="float" office:value="100" calcext:value-type="float">
            <text:p>1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 office:value-type="float" office:value="100" calcext:value-type="float">
            <text:p>1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50" office:value-type="float" office:value="100" calcext:value-type="float">
            <text:p>100,000</text:p>
          </table:table-cell>
          <table:table-cell table:style-name="ce50" office:value-type="float" office:value="50" calcext:value-type="float">
            <text:p>50,000</text:p>
          </table:table-cell>
          <table:table-cell table:style-name="ce50" office:value-type="float" office:value="150" calcext:value-type="float">
            <text:p>150,000</text:p>
          </table:table-cell>
          <table:table-cell table:style-name="ce49" office:value-type="float" office:value="100" calcext:value-type="float">
            <text:p>1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50" office:value-type="float" office:value="100" calcext:value-type="float">
            <text:p>100,000</text:p>
          </table:table-cell>
          <table:table-cell table:style-name="ce50" office:value-type="float" office:value="50" calcext:value-type="float">
            <text:p>50,000</text:p>
          </table:table-cell>
          <table:table-cell table:style-name="ce50" office:value-type="float" office:value="150" calcext:value-type="float">
            <text:p>150,000</text:p>
          </table:table-cell>
          <table:table-cell table:style-name="ce49" office:value-type="float" office:value="100" calcext:value-type="float">
            <text:p>100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157:.P157])/9)*(-1)" office:value-type="float" office:value="-133.333333333333" calcext:value-type="float">
            <text:p>-133,333</text:p>
          </table:table-cell>
          <table:table-cell table:formula="of:=(SUM([.Q157:.S157])/9)*(-1)" office:value-type="float" office:value="-33.3333333333333" calcext:value-type="float">
            <text:p>-33,333</text:p>
          </table:table-cell>
          <table:table-cell table:formula="of:=(SUM([.T157:.V157])/9)*(-1)" office:value-type="float" office:value="-33.3333333333333" calcext:value-type="float">
            <text:p>-33,333</text:p>
          </table:table-cell>
          <table:table-cell table:formula="of:=(SUM([.W157:.Y157])/9)*(-1)" office:value-type="float" office:value="-33.3333333333333" calcext:value-type="float">
            <text:p>-33,333</text:p>
          </table:table-cell>
          <table:table-cell table:formula="of:=(SUM([.Z157:.AB157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number-columns-repeated="2" table:style-name="ce49" office:value-type="float" office:value="0.25" calcext:value-type="float">
            <text:p>0,250</text:p>
          </table:table-cell>
          <table:table-cell table:style-name="ce49" office:value-type="float" office:value="0" calcext:value-type="float">
            <text:p>0,000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" calcext:value-type="float">
            <text:p>0,000</text:p>
          </table:table-cell>
          <table:table-cell table:number-columns-repeated="2" table:style-name="ce49" office:value-type="float" office:value="0.25" calcext:value-type="float">
            <text:p>0,250</text:p>
          </table:table-cell>
          <table:table-cell table:style-name="ce49" office:value-type="float" office:value="0" calcext:value-type="float">
            <text:p>0,000</text:p>
          </table:table-cell>
          <table:table-cell table:number-columns-repeated="2" table:style-name="ce49" office:value-type="float" office:value="0.25" calcext:value-type="float">
            <text:p>0,250</text:p>
          </table:table-cell>
          <table:table-cell table:style-name="ce49" office:value-type="float" office:value="0" calcext:value-type="float">
            <text:p>0,000</text:p>
          </table:table-cell>
          <table:table-cell table:number-columns-repeated="2" table:style-name="ce50" office:value-type="float" office:value="0.25" calcext:value-type="float">
            <text:p>0,250</text:p>
          </table:table-cell>
          <table:table-cell table:style-name="ce50" office:value-type="float" office:value="0" calcext:value-type="float">
            <text:p>0,000</text:p>
          </table:table-cell>
          <table:table-cell table:number-columns-repeated="2" table:style-name="ce49" office:value-type="float" office:value="0.25" calcext:value-type="float">
            <text:p>0,250</text:p>
          </table:table-cell>
          <table:table-cell table:style-name="ce49" office:value-type="float" office:value="0" calcext:value-type="float">
            <text:p>0,000</text:p>
          </table:table-cell>
          <table:table-cell table:number-columns-repeated="2" table:style-name="ce50" office:value-type="float" office:value="0.25" calcext:value-type="float">
            <text:p>0,250</text:p>
          </table:table-cell>
          <table:table-cell table:style-name="ce50" office:value-type="float" office:value="0" calcext:value-type="float">
            <text:p>0,000</text:p>
          </table:table-cell>
          <table:table-cell table:number-columns-repeated="2" table:style-name="ce49" office:value-type="float" office:value="0.25" calcext:value-type="float">
            <text:p>0,250</text:p>
          </table:table-cell>
          <table:table-cell table:style-name="ce49" office:value-type="float" office:value="0" calcext:value-type="float">
            <text:p>0,0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158:.P158])/9)*(-1)" office:value-type="float" office:value="-0.194444444444444" calcext:value-type="float">
            <text:p>-0,194</text:p>
          </table:table-cell>
          <table:table-cell table:formula="of:=(SUM([.Q158:.S158])/9)*(-1)" office:value-type="float" office:value="-0.0555555555555556" calcext:value-type="float">
            <text:p>-0,056</text:p>
          </table:table-cell>
          <table:table-cell table:formula="of:=(SUM([.T158:.V158])/9)*(-1)" office:value-type="float" office:value="-0.0555555555555556" calcext:value-type="float">
            <text:p>-0,056</text:p>
          </table:table-cell>
          <table:table-cell table:formula="of:=(SUM([.W158:.Y158])/9)*(-1)" office:value-type="float" office:value="-0.0555555555555556" calcext:value-type="float">
            <text:p>-0,056</text:p>
          </table:table-cell>
          <table:table-cell table:formula="of:=(SUM([.Z158:.AB158])/9)*(-1)" office:value-type="float" office:value="-0.0555555555555556" calcext:value-type="float">
            <text:p>-0,0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50"/>
          <table:table-cell table:style-name="ce48" table:number-columns-repeated="2"/>
          <table:table-cell table:style-name="ce49" table:number-columns-repeated="3"/>
          <table:table-cell table:style-name="ce50"/>
          <table:table-cell table:style-name="ce48" table:number-columns-repeated="2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159:.P159])/9)*(-1)" office:value-type="float" office:value="-0" calcext:value-type="float">
            <text:p>0,000</text:p>
          </table:table-cell>
          <table:table-cell table:formula="of:=(SUM([.Q159:.S159])/9)*(-1)" office:value-type="float" office:value="-0" calcext:value-type="float">
            <text:p>0,000</text:p>
          </table:table-cell>
          <table:table-cell table:formula="of:=(SUM([.T159:.V159])/9)*(-1)" office:value-type="float" office:value="-0" calcext:value-type="float">
            <text:p>0,000</text:p>
          </table:table-cell>
          <table:table-cell table:formula="of:=(SUM([.W159:.Y159])/9)*(-1)" office:value-type="float" office:value="-0" calcext:value-type="float">
            <text:p>0,000</text:p>
          </table:table-cell>
          <table:table-cell table:formula="of:=(SUM([.Z159:.AB15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17" calcext:value-type="float">
            <text:p>17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7" calcext:value-type="float">
            <text:p>27,000</text:p>
          </table:table-cell>
          <table:table-cell table:style-name="ce49"/>
          <table:table-cell table:style-name="ce49" office:value-type="float" office:value="17" calcext:value-type="float">
            <text:p>17,000</text:p>
          </table:table-cell>
          <table:table-cell table:style-name="ce49" office:value-type="float" office:value="27" calcext:value-type="float">
            <text:p>27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50" office:value-type="float" office:value="39" calcext:value-type="float">
            <text:p>39,000</text:p>
          </table:table-cell>
          <table:table-cell table:style-name="ce48"/>
          <table:table-cell table:style-name="ce48" office:value-type="float" office:value="17" calcext:value-type="float">
            <text:p>17,000</text:p>
          </table:table-cell>
          <table:table-cell table:style-name="ce49" office:value-type="float" office:value="27" calcext:value-type="float">
            <text:p>27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50" office:value-type="float" office:value="39" calcext:value-type="float">
            <text:p>39,000</text:p>
          </table:table-cell>
          <table:table-cell table:style-name="ce48"/>
          <table:table-cell table:style-name="ce48" office:value-type="float" office:value="17" calcext:value-type="float">
            <text:p>17,000</text:p>
          </table:table-cell>
          <table:table-cell table:style-name="ce49" office:value-type="float" office:value="27" calcext:value-type="float">
            <text:p>27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160:.P160])/9)*(-1)" office:value-type="float" office:value="-14.1111111111111" calcext:value-type="float">
            <text:p>-14,111</text:p>
          </table:table-cell>
          <table:table-cell table:formula="of:=(SUM([.Q160:.S160])/9)*(-1)" office:value-type="float" office:value="-6.22222222222222" calcext:value-type="float">
            <text:p>-6,222</text:p>
          </table:table-cell>
          <table:table-cell table:formula="of:=(SUM([.T160:.V160])/9)*(-1)" office:value-type="float" office:value="-4.88888888888889" calcext:value-type="float">
            <text:p>-4,889</text:p>
          </table:table-cell>
          <table:table-cell table:formula="of:=(SUM([.W160:.Y160])/9)*(-1)" office:value-type="float" office:value="-6.22222222222222" calcext:value-type="float">
            <text:p>-6,222</text:p>
          </table:table-cell>
          <table:table-cell table:formula="of:=(SUM([.Z160:.AB160])/9)*(-1)" office:value-type="float" office:value="-4.88888888888889" calcext:value-type="float">
            <text:p>-4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161:.P161])/9)*(-1)" office:value-type="float" office:value="-0" calcext:value-type="float">
            <text:p>0,000</text:p>
          </table:table-cell>
          <table:table-cell table:formula="of:=(SUM([.Q161:.S161])/9)*(-1)" office:value-type="float" office:value="-0" calcext:value-type="float">
            <text:p>0,000</text:p>
          </table:table-cell>
          <table:table-cell table:formula="of:=(SUM([.T161:.V161])/9)*(-1)" office:value-type="float" office:value="-0" calcext:value-type="float">
            <text:p>0,000</text:p>
          </table:table-cell>
          <table:table-cell table:formula="of:=(SUM([.W161:.Y161])/9)*(-1)" office:value-type="float" office:value="-0" calcext:value-type="float">
            <text:p>0,000</text:p>
          </table:table-cell>
          <table:table-cell table:formula="of:=(SUM([.Z161:.AB16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162:.P162])/9)*(-1)" office:value-type="float" office:value="-0" calcext:value-type="float">
            <text:p>0,000</text:p>
          </table:table-cell>
          <table:table-cell table:formula="of:=(SUM([.Q162:.S162])/9)*(-1)" office:value-type="float" office:value="-0" calcext:value-type="float">
            <text:p>0,000</text:p>
          </table:table-cell>
          <table:table-cell table:formula="of:=(SUM([.T162:.V162])/9)*(-1)" office:value-type="float" office:value="-0" calcext:value-type="float">
            <text:p>0,000</text:p>
          </table:table-cell>
          <table:table-cell table:formula="of:=(SUM([.W162:.Y162])/9)*(-1)" office:value-type="float" office:value="-0" calcext:value-type="float">
            <text:p>0,000</text:p>
          </table:table-cell>
          <table:table-cell table:formula="of:=(SUM([.Z162:.AB16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Coastal Battleship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 table:number-columns-repeated="2"/>
          <table:table-cell table:style-name="ce49" office:value-type="float" office:value="3" calcext:value-type="float">
            <text:p>3,000</text:p>
          </table:table-cell>
          <table:table-cell table:style-name="ce49" table:number-columns-repeated="2"/>
          <table:table-cell table:style-name="ce49" office:value-type="float" office:value="4" calcext:value-type="float">
            <text:p>4,000</text:p>
          </table:table-cell>
          <table:table-cell table:style-name="ce49" table:number-columns-repeated="2"/>
          <table:table-cell table:style-name="ce49" office:value-type="float" office:value="4" calcext:value-type="float">
            <text:p>4,000</text:p>
          </table:table-cell>
          <table:table-cell table:style-name="ce49" table:number-columns-repeated="2"/>
          <table:table-cell table:style-name="ce51" office:value-type="float" office:value="4" calcext:value-type="float">
            <text:p>4,000</text:p>
          </table:table-cell>
          <table:table-cell table:style-name="ce48" table:number-columns-repeated="2"/>
          <table:table-cell table:style-name="ce49" office:value-type="float" office:value="4" calcext:value-type="float">
            <text:p>4,000</text:p>
          </table:table-cell>
          <table:table-cell table:style-name="ce49" table:number-columns-repeated="2"/>
          <table:table-cell table:style-name="ce51" office:value-type="float" office:value="4" calcext:value-type="float">
            <text:p>4,000</text:p>
          </table:table-cell>
          <table:table-cell table:style-name="ce48" table:number-columns-repeated="2"/>
          <table:table-cell table:style-name="ce49" office:value-type="float" office:value="4" calcext:value-type="float">
            <text:p>4,000</text:p>
          </table:table-cell>
          <table:table-cell table:style-name="ce49" table:number-columns-repeated="2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165:.P165])/9)*(-1)" office:value-type="float" office:value="-1.66666666666667" calcext:value-type="float">
            <text:p>-1,667</text:p>
          </table:table-cell>
          <table:table-cell table:formula="of:=(SUM([.Q165:.S165])/9)*(-1)" office:value-type="float" office:value="-0.444444444444444" calcext:value-type="float">
            <text:p>-0,444</text:p>
          </table:table-cell>
          <table:table-cell table:formula="of:=(SUM([.T165:.V165])/9)*(-1)" office:value-type="float" office:value="-0.444444444444444" calcext:value-type="float">
            <text:p>-0,444</text:p>
          </table:table-cell>
          <table:table-cell table:formula="of:=(SUM([.W165:.Y165])/9)*(-1)" office:value-type="float" office:value="-0.444444444444444" calcext:value-type="float">
            <text:p>-0,444</text:p>
          </table:table-cell>
          <table:table-cell table:formula="of:=(SUM([.Z165:.AB165])/9)*(-1)" office:value-type="float" office:value="-0.444444444444444" calcext:value-type="float">
            <text:p>-0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17" calcext:value-type="float">
            <text:p>17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12" calcext:value-type="float">
            <text:p>12,0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12" calcext:value-type="float">
            <text:p>12,0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166:.P166])/9)*(-1)" office:value-type="float" office:value="-8.11111111111111" calcext:value-type="float">
            <text:p>-8,111</text:p>
          </table:table-cell>
          <table:table-cell table:formula="of:=(SUM([.Q166:.S166])/9)*(-1)" office:value-type="float" office:value="-1.88888888888889" calcext:value-type="float">
            <text:p>-1,889</text:p>
          </table:table-cell>
          <table:table-cell table:formula="of:=(SUM([.T166:.V166])/9)*(-1)" office:value-type="float" office:value="-0.777777777777778" calcext:value-type="float">
            <text:p>-0,778</text:p>
          </table:table-cell>
          <table:table-cell table:formula="of:=(SUM([.W166:.Y166])/9)*(-1)" office:value-type="float" office:value="-1.88888888888889" calcext:value-type="float">
            <text:p>-1,889</text:p>
          </table:table-cell>
          <table:table-cell table:formula="of:=(SUM([.Z166:.AB166])/9)*(-1)" office:value-type="float" office:value="-1.88888888888889" calcext:value-type="float">
            <text:p>-1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51" office:value-type="float" office:value="3" calcext:value-type="float">
            <text:p>3,000</text:p>
          </table:table-cell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51" office:value-type="float" office:value="3" calcext:value-type="float">
            <text:p>3,000</text:p>
          </table:table-cell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167:.P167])/9)*(-1)" office:value-type="float" office:value="-1.11111111111111" calcext:value-type="float">
            <text:p>-1,111</text:p>
          </table:table-cell>
          <table:table-cell table:formula="of:=(SUM([.Q167:.S167])/9)*(-1)" office:value-type="float" office:value="-0.444444444444444" calcext:value-type="float">
            <text:p>-0,444</text:p>
          </table:table-cell>
          <table:table-cell table:formula="of:=(SUM([.T167:.V167])/9)*(-1)" office:value-type="float" office:value="-0.333333333333333" calcext:value-type="float">
            <text:p>-0,333</text:p>
          </table:table-cell>
          <table:table-cell table:formula="of:=(SUM([.W167:.Y167])/9)*(-1)" office:value-type="float" office:value="-0.444444444444444" calcext:value-type="float">
            <text:p>-0,444</text:p>
          </table:table-cell>
          <table:table-cell table:formula="of:=(SUM([.Z167:.AB167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11" calcext:value-type="float">
            <text:p>11,000</text:p>
          </table:table-cell>
          <table:table-cell table:style-name="ce49" table:number-columns-repeated="2"/>
          <table:table-cell table:style-name="ce49" office:value-type="float" office:value="11" calcext:value-type="float">
            <text:p>11,000</text:p>
          </table:table-cell>
          <table:table-cell table:style-name="ce49" table:number-columns-repeated="2"/>
          <table:table-cell table:style-name="ce49" office:value-type="float" office:value="11" calcext:value-type="float">
            <text:p>11,000</text:p>
          </table:table-cell>
          <table:table-cell table:style-name="ce49" table:number-columns-repeated="2"/>
          <table:table-cell table:style-name="ce49" office:value-type="float" office:value="11" calcext:value-type="float">
            <text:p>11,000</text:p>
          </table:table-cell>
          <table:table-cell table:style-name="ce49" table:number-columns-repeated="2"/>
          <table:table-cell table:style-name="ce51" office:value-type="float" office:value="11" calcext:value-type="float">
            <text:p>11,000</text:p>
          </table:table-cell>
          <table:table-cell table:style-name="ce48" table:number-columns-repeated="2"/>
          <table:table-cell table:style-name="ce49" office:value-type="float" office:value="11" calcext:value-type="float">
            <text:p>11,000</text:p>
          </table:table-cell>
          <table:table-cell table:style-name="ce49" table:number-columns-repeated="2"/>
          <table:table-cell table:style-name="ce51" office:value-type="float" office:value="11" calcext:value-type="float">
            <text:p>11,000</text:p>
          </table:table-cell>
          <table:table-cell table:style-name="ce48" table:number-columns-repeated="2"/>
          <table:table-cell table:style-name="ce49" office:value-type="float" office:value="11" calcext:value-type="float">
            <text:p>11,000</text:p>
          </table:table-cell>
          <table:table-cell table:style-name="ce49" table:number-columns-repeated="2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168:.P168])/9)*(-1)" office:value-type="float" office:value="-4.88888888888889" calcext:value-type="float">
            <text:p>-4,889</text:p>
          </table:table-cell>
          <table:table-cell table:formula="of:=(SUM([.Q168:.S168])/9)*(-1)" office:value-type="float" office:value="-1.22222222222222" calcext:value-type="float">
            <text:p>-1,222</text:p>
          </table:table-cell>
          <table:table-cell table:formula="of:=(SUM([.T168:.V168])/9)*(-1)" office:value-type="float" office:value="-1.22222222222222" calcext:value-type="float">
            <text:p>-1,222</text:p>
          </table:table-cell>
          <table:table-cell table:formula="of:=(SUM([.W168:.Y168])/9)*(-1)" office:value-type="float" office:value="-1.22222222222222" calcext:value-type="float">
            <text:p>-1,222</text:p>
          </table:table-cell>
          <table:table-cell table:formula="of:=(SUM([.Z168:.AB168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337" calcext:value-type="float">
            <text:p>0,337</text:p>
          </table:table-cell>
          <table:table-cell table:style-name="ce49"/>
          <table:table-cell table:style-name="ce49" office:value-type="float" office:value="0.325" calcext:value-type="float">
            <text:p>0,325</text:p>
          </table:table-cell>
          <table:table-cell table:style-name="ce49" office:value-type="float" office:value="0.112" calcext:value-type="float">
            <text:p>0,112</text:p>
          </table:table-cell>
          <table:table-cell table:style-name="ce49"/>
          <table:table-cell table:style-name="ce49" office:value-type="float" office:value="0.325" calcext:value-type="float">
            <text:p>0,325</text:p>
          </table:table-cell>
          <table:table-cell table:style-name="ce49" office:value-type="float" office:value="0.112" calcext:value-type="float">
            <text:p>0,112</text:p>
          </table:table-cell>
          <table:table-cell table:style-name="ce49"/>
          <table:table-cell table:style-name="ce49" office:value-type="float" office:value="0.325" calcext:value-type="float">
            <text:p>0,325</text:p>
          </table:table-cell>
          <table:table-cell table:style-name="ce49" office:value-type="float" office:value="0.112" calcext:value-type="float">
            <text:p>0,112</text:p>
          </table:table-cell>
          <table:table-cell table:style-name="ce49"/>
          <table:table-cell table:style-name="ce49" office:value-type="float" office:value="0.325" calcext:value-type="float">
            <text:p>0,325</text:p>
          </table:table-cell>
          <table:table-cell table:style-name="ce51" office:value-type="float" office:value="0.112" calcext:value-type="float">
            <text:p>0,112</text:p>
          </table:table-cell>
          <table:table-cell table:style-name="ce48"/>
          <table:table-cell table:style-name="ce51" office:value-type="float" office:value="0.325" calcext:value-type="float">
            <text:p>0,325</text:p>
          </table:table-cell>
          <table:table-cell table:style-name="ce49" office:value-type="float" office:value="0.112" calcext:value-type="float">
            <text:p>0,112</text:p>
          </table:table-cell>
          <table:table-cell table:style-name="ce49"/>
          <table:table-cell table:style-name="ce49" office:value-type="float" office:value="0.325" calcext:value-type="float">
            <text:p>0,325</text:p>
          </table:table-cell>
          <table:table-cell table:style-name="ce51" office:value-type="float" office:value="0.112" calcext:value-type="float">
            <text:p>0,112</text:p>
          </table:table-cell>
          <table:table-cell table:style-name="ce48"/>
          <table:table-cell table:style-name="ce51" office:value-type="float" office:value="0.325" calcext:value-type="float">
            <text:p>0,325</text:p>
          </table:table-cell>
          <table:table-cell table:style-name="ce49" office:value-type="float" office:value="0.112" calcext:value-type="float">
            <text:p>0,112</text:p>
          </table:table-cell>
          <table:table-cell table:style-name="ce49"/>
          <table:table-cell table:style-name="ce49" office:value-type="float" office:value="0.325" calcext:value-type="float">
            <text:p>0,325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169:.P169])/9)*(-1)" office:value-type="float" office:value="-0.219222222222222" calcext:value-type="float">
            <text:p>-0,219</text:p>
          </table:table-cell>
          <table:table-cell table:formula="of:=(SUM([.Q169:.S169])/9)*(-1)" office:value-type="float" office:value="-0.0485555555555556" calcext:value-type="float">
            <text:p>-0,049</text:p>
          </table:table-cell>
          <table:table-cell table:formula="of:=(SUM([.T169:.V169])/9)*(-1)" office:value-type="float" office:value="-0.0485555555555556" calcext:value-type="float">
            <text:p>-0,049</text:p>
          </table:table-cell>
          <table:table-cell table:formula="of:=(SUM([.W169:.Y169])/9)*(-1)" office:value-type="float" office:value="-0.0485555555555556" calcext:value-type="float">
            <text:p>-0,049</text:p>
          </table:table-cell>
          <table:table-cell table:formula="of:=(SUM([.Z169:.AB169])/9)*(-1)" office:value-type="float" office:value="-0.0485555555555556" calcext:value-type="float">
            <text:p>-0,04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250" calcext:value-type="float">
            <text:p>2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51" office:value-type="float" office:value="50" calcext:value-type="float">
            <text:p>50,000</text:p>
          </table:table-cell>
          <table:table-cell table:style-name="ce51" office:value-type="float" office:value="200" calcext:value-type="float">
            <text:p>200,000</text:p>
          </table:table-cell>
          <table:table-cell table:style-name="ce51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51" office:value-type="float" office:value="50" calcext:value-type="float">
            <text:p>50,000</text:p>
          </table:table-cell>
          <table:table-cell table:style-name="ce51" office:value-type="float" office:value="200" calcext:value-type="float">
            <text:p>200,000</text:p>
          </table:table-cell>
          <table:table-cell table:style-name="ce51"/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170:.P170])/9)*(-1)" office:value-type="float" office:value="-127.777777777778" calcext:value-type="float">
            <text:p>-127,778</text:p>
          </table:table-cell>
          <table:table-cell table:formula="of:=(SUM([.Q170:.S170])/9)*(-1)" office:value-type="float" office:value="-27.7777777777778" calcext:value-type="float">
            <text:p>-27,778</text:p>
          </table:table-cell>
          <table:table-cell table:formula="of:=(SUM([.T170:.V170])/9)*(-1)" office:value-type="float" office:value="-27.7777777777778" calcext:value-type="float">
            <text:p>-27,778</text:p>
          </table:table-cell>
          <table:table-cell table:formula="of:=(SUM([.W170:.Y170])/9)*(-1)" office:value-type="float" office:value="-27.7777777777778" calcext:value-type="float">
            <text:p>-27,778</text:p>
          </table:table-cell>
          <table:table-cell table:formula="of:=(SUM([.Z170:.AB170])/9)*(-1)" office:value-type="float" office:value="-27.7777777777778" calcext:value-type="float">
            <text:p>-27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15" calcext:value-type="float">
            <text:p>0,15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-0.275" calcext:value-type="float">
            <text:p>-0,275</text:p>
          </table:table-cell>
          <table:table-cell table:style-name="ce49" office:value-type="float" office:value="0.175" calcext:value-type="float">
            <text:p>0,175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75" calcext:value-type="float">
            <text:p>-0,275</text:p>
          </table:table-cell>
          <table:table-cell table:style-name="ce49" office:value-type="float" office:value="0.175" calcext:value-type="float">
            <text:p>0,175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75" calcext:value-type="float">
            <text:p>-0,275</text:p>
          </table:table-cell>
          <table:table-cell table:style-name="ce49" office:value-type="float" office:value="0.175" calcext:value-type="float">
            <text:p>0,175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75" calcext:value-type="float">
            <text:p>-0,275</text:p>
          </table:table-cell>
          <table:table-cell table:style-name="ce51" office:value-type="float" office:value="0.175" calcext:value-type="float">
            <text:p>0,175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1" office:value-type="float" office:value="-0.275" calcext:value-type="float">
            <text:p>-0,275</text:p>
          </table:table-cell>
          <table:table-cell table:style-name="ce49" office:value-type="float" office:value="0.175" calcext:value-type="float">
            <text:p>0,175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75" calcext:value-type="float">
            <text:p>-0,275</text:p>
          </table:table-cell>
          <table:table-cell table:style-name="ce51" office:value-type="float" office:value="0.175" calcext:value-type="float">
            <text:p>0,175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1" office:value-type="float" office:value="-0.275" calcext:value-type="float">
            <text:p>-0,275</text:p>
          </table:table-cell>
          <table:table-cell table:style-name="ce49" office:value-type="float" office:value="0.175" calcext:value-type="float">
            <text:p>0,175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-0.275" calcext:value-type="float">
            <text:p>-0,275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171:.P171])/9)*(-1)" office:value-type="float" office:value="-0.0583333333333333" calcext:value-type="float">
            <text:p>-0,058</text:p>
          </table:table-cell>
          <table:table-cell table:formula="of:=(SUM([.Q171:.S171])/9)*(-1)" office:value-type="float" office:value="-0.0166666666666667" calcext:value-type="float">
            <text:p>-0,017</text:p>
          </table:table-cell>
          <table:table-cell table:formula="of:=(SUM([.T171:.V171])/9)*(-1)" office:value-type="float" office:value="-0.0166666666666667" calcext:value-type="float">
            <text:p>-0,017</text:p>
          </table:table-cell>
          <table:table-cell table:formula="of:=(SUM([.W171:.Y171])/9)*(-1)" office:value-type="float" office:value="-0.0166666666666667" calcext:value-type="float">
            <text:p>-0,017</text:p>
          </table:table-cell>
          <table:table-cell table:formula="of:=(SUM([.Z171:.AB171])/9)*(-1)" office:value-type="float" office:value="-0.0166666666666667" calcext:value-type="float">
            <text:p>-0,01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172:.P172])/9)*(-1)" office:value-type="float" office:value="-0" calcext:value-type="float">
            <text:p>0,000</text:p>
          </table:table-cell>
          <table:table-cell table:formula="of:=(SUM([.Q172:.S172])/9)*(-1)" office:value-type="float" office:value="-0" calcext:value-type="float">
            <text:p>0,000</text:p>
          </table:table-cell>
          <table:table-cell table:formula="of:=(SUM([.T172:.V172])/9)*(-1)" office:value-type="float" office:value="-0" calcext:value-type="float">
            <text:p>0,000</text:p>
          </table:table-cell>
          <table:table-cell table:formula="of:=(SUM([.W172:.Y172])/9)*(-1)" office:value-type="float" office:value="-0" calcext:value-type="float">
            <text:p>0,000</text:p>
          </table:table-cell>
          <table:table-cell table:formula="of:=(SUM([.Z172:.AB17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18" calcext:value-type="float">
            <text:p>18,000</text:p>
          </table:table-cell>
          <table:table-cell table:style-name="ce49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/>
          <table:table-cell table:style-name="ce49" office:value-type="float" office:value="18" calcext:value-type="float">
            <text:p>18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51" office:value-type="float" office:value="27" calcext:value-type="float">
            <text:p>27,000</text:p>
          </table:table-cell>
          <table:table-cell table:style-name="ce48"/>
          <table:table-cell table:style-name="ce48" office:value-type="float" office:value="15" calcext:value-type="float">
            <text:p>1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51" office:value-type="float" office:value="27" calcext:value-type="float">
            <text:p>27,000</text:p>
          </table:table-cell>
          <table:table-cell table:style-name="ce48"/>
          <table:table-cell table:style-name="ce48" office:value-type="float" office:value="15" calcext:value-type="float">
            <text:p>15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12" calcext:value-type="float">
            <text:p>12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173:.P173])/9)*(-1)" office:value-type="float" office:value="-11.3333333333333" calcext:value-type="float">
            <text:p>-11,333</text:p>
          </table:table-cell>
          <table:table-cell table:formula="of:=(SUM([.Q173:.S173])/9)*(-1)" office:value-type="float" office:value="-4.66666666666667" calcext:value-type="float">
            <text:p>-4,667</text:p>
          </table:table-cell>
          <table:table-cell table:formula="of:=(SUM([.T173:.V173])/9)*(-1)" office:value-type="float" office:value="-3.33333333333333" calcext:value-type="float">
            <text:p>-3,333</text:p>
          </table:table-cell>
          <table:table-cell table:formula="of:=(SUM([.W173:.Y173])/9)*(-1)" office:value-type="float" office:value="-4.66666666666667" calcext:value-type="float">
            <text:p>-4,667</text:p>
          </table:table-cell>
          <table:table-cell table:formula="of:=(SUM([.Z173:.AB173])/9)*(-1)" office:value-type="float" office:value="-3.33333333333333" calcext:value-type="float">
            <text:p>-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0.5" calcext:value-type="float">
            <text:p>0,500</text:p>
          </table:table-cell>
          <table:table-cell table:style-name="ce49" table:number-columns-repeated="2"/>
          <table:table-cell table:style-name="ce49" office:value-type="float" office:value="0.5" calcext:value-type="float">
            <text:p>0,500</text:p>
          </table:table-cell>
          <table:table-cell table:style-name="ce49" table:number-columns-repeated="2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1.4" calcext:value-type="float">
            <text:p>1,400</text:p>
          </table:table-cell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0.4" calcext:value-type="float">
            <text:p>0,400</text:p>
          </table:table-cell>
          <table:table-cell table:style-name="ce51" office:value-type="float" office:value="1" calcext:value-type="float">
            <text:p>1,000</text:p>
          </table:table-cell>
          <table:table-cell table:style-name="ce48" office:value-type="float" office:value="0.7" calcext:value-type="float">
            <text:p>0,700</text:p>
          </table:table-cell>
          <table:table-cell table:style-name="ce48"/>
          <table:table-cell table:style-name="ce49" office:value-type="float" office:value="1.4" calcext:value-type="float">
            <text:p>1,400</text:p>
          </table:table-cell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0.4" calcext:value-type="float">
            <text:p>0,400</text:p>
          </table:table-cell>
          <table:table-cell table:style-name="ce51" office:value-type="float" office:value="1" calcext:value-type="float">
            <text:p>1,000</text:p>
          </table:table-cell>
          <table:table-cell table:style-name="ce48" office:value-type="float" office:value="0.7" calcext:value-type="float">
            <text:p>0,700</text:p>
          </table:table-cell>
          <table:table-cell table:style-name="ce48"/>
          <table:table-cell table:style-name="ce49" office:value-type="float" office:value="1.4" calcext:value-type="float">
            <text:p>1,400</text:p>
          </table:table-cell>
          <table:table-cell table:style-name="ce49" office:value-type="float" office:value="0.3" calcext:value-type="float">
            <text:p>0,300</text:p>
          </table:table-cell>
          <table:table-cell table:style-name="ce49" office:value-type="float" office:value="0.4" calcext:value-type="float">
            <text:p>0,40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174:.P174])/9)*(-1)" office:value-type="float" office:value="-0.433333333333333" calcext:value-type="float">
            <text:p>-0,433</text:p>
          </table:table-cell>
          <table:table-cell table:formula="of:=(SUM([.Q174:.S174])/9)*(-1)" office:value-type="float" office:value="-0.188888888888889" calcext:value-type="float">
            <text:p>-0,189</text:p>
          </table:table-cell>
          <table:table-cell table:formula="of:=(SUM([.T174:.V174])/9)*(-1)" office:value-type="float" office:value="-0.233333333333333" calcext:value-type="float">
            <text:p>-0,233</text:p>
          </table:table-cell>
          <table:table-cell table:formula="of:=(SUM([.W174:.Y174])/9)*(-1)" office:value-type="float" office:value="-0.188888888888889" calcext:value-type="float">
            <text:p>-0,189</text:p>
          </table:table-cell>
          <table:table-cell table:formula="of:=(SUM([.Z174:.AB174])/9)*(-1)" office:value-type="float" office:value="-0.233333333333333" calcext:value-type="float">
            <text:p>-0,2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175:.P175])/9)*(-1)" office:value-type="float" office:value="-0" calcext:value-type="float">
            <text:p>0,000</text:p>
          </table:table-cell>
          <table:table-cell table:formula="of:=(SUM([.Q175:.S175])/9)*(-1)" office:value-type="float" office:value="-0" calcext:value-type="float">
            <text:p>0,000</text:p>
          </table:table-cell>
          <table:table-cell table:formula="of:=(SUM([.T175:.V175])/9)*(-1)" office:value-type="float" office:value="-0" calcext:value-type="float">
            <text:p>0,000</text:p>
          </table:table-cell>
          <table:table-cell table:formula="of:=(SUM([.W175:.Y175])/9)*(-1)" office:value-type="float" office:value="-0" calcext:value-type="float">
            <text:p>0,000</text:p>
          </table:table-cell>
          <table:table-cell table:formula="of:=(SUM([.Z175:.AB17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Light Carri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table:number-columns-repeated="12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178:.P178])/9)*(-1)" office:value-type="float" office:value="-0" calcext:value-type="float">
            <text:p>0,000</text:p>
          </table:table-cell>
          <table:table-cell table:formula="of:=(SUM([.Q178:.S178])/9)*(-1)" office:value-type="float" office:value="-0" calcext:value-type="float">
            <text:p>0,000</text:p>
          </table:table-cell>
          <table:table-cell table:formula="of:=(SUM([.T178:.V178])/9)*(-1)" office:value-type="float" office:value="-0" calcext:value-type="float">
            <text:p>0,000</text:p>
          </table:table-cell>
          <table:table-cell table:formula="of:=(SUM([.W178:.Y178])/9)*(-1)" office:value-type="float" office:value="-0" calcext:value-type="float">
            <text:p>0,000</text:p>
          </table:table-cell>
          <table:table-cell table:formula="of:=(SUM([.Z178:.AB17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17" calcext:value-type="float">
            <text:p>17,000</text:p>
          </table:table-cell>
          <table:table-cell table:style-name="ce49" table:number-columns-repeated="2"/>
          <table:table-cell table:number-columns-repeated="2" table:style-name="ce49" office:value-type="float" office:value="8.5" calcext:value-type="float">
            <text:p>8,500</text:p>
          </table:table-cell>
          <table:table-cell table:style-name="ce49" office:value-type="float" office:value="17" calcext:value-type="float">
            <text:p>17,000</text:p>
          </table:table-cell>
          <table:table-cell table:style-name="ce49"/>
          <table:table-cell table:style-name="ce49" office:value-type="float" office:value="8.5" calcext:value-type="float">
            <text:p>8,500</text:p>
          </table:table-cell>
          <table:table-cell table:style-name="ce49" office:value-type="float" office:value="17" calcext:value-type="float">
            <text:p>17,000</text:p>
          </table:table-cell>
          <table:table-cell table:style-name="ce49"/>
          <table:table-cell table:style-name="ce49" office:value-type="float" office:value="8.5" calcext:value-type="float">
            <text:p>8,500</text:p>
          </table:table-cell>
          <table:table-cell table:style-name="ce49" office:value-type="float" office:value="17" calcext:value-type="float">
            <text:p>17,000</text:p>
          </table:table-cell>
          <table:table-cell table:style-name="ce48"/>
          <table:table-cell table:style-name="ce51" office:value-type="float" office:value="8.5" calcext:value-type="float">
            <text:p>8,500</text:p>
          </table:table-cell>
          <table:table-cell table:style-name="ce51" office:value-type="float" office:value="17" calcext:value-type="float">
            <text:p>17,000</text:p>
          </table:table-cell>
          <table:table-cell table:style-name="ce49"/>
          <table:table-cell table:style-name="ce49" office:value-type="float" office:value="8.5" calcext:value-type="float">
            <text:p>8,500</text:p>
          </table:table-cell>
          <table:table-cell table:style-name="ce49" office:value-type="float" office:value="17" calcext:value-type="float">
            <text:p>17,000</text:p>
          </table:table-cell>
          <table:table-cell table:style-name="ce48"/>
          <table:table-cell table:style-name="ce51" office:value-type="float" office:value="8.5" calcext:value-type="float">
            <text:p>8,500</text:p>
          </table:table-cell>
          <table:table-cell table:style-name="ce51" office:value-type="float" office:value="17" calcext:value-type="float">
            <text:p>17,000</text:p>
          </table:table-cell>
          <table:table-cell table:style-name="ce49"/>
          <table:table-cell table:style-name="ce49" office:value-type="float" office:value="8.5" calcext:value-type="float">
            <text:p>8,500</text:p>
          </table:table-cell>
          <table:table-cell table:style-name="ce49" office:value-type="float" office:value="17" calcext:value-type="float">
            <text:p>17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179:.P179])/9)*(-1)" office:value-type="float" office:value="-11.3333333333333" calcext:value-type="float">
            <text:p>-11,333</text:p>
          </table:table-cell>
          <table:table-cell table:formula="of:=(SUM([.Q179:.S179])/9)*(-1)" office:value-type="float" office:value="-2.83333333333333" calcext:value-type="float">
            <text:p>-2,833</text:p>
          </table:table-cell>
          <table:table-cell table:formula="of:=(SUM([.T179:.V179])/9)*(-1)" office:value-type="float" office:value="-2.83333333333333" calcext:value-type="float">
            <text:p>-2,833</text:p>
          </table:table-cell>
          <table:table-cell table:formula="of:=(SUM([.W179:.Y179])/9)*(-1)" office:value-type="float" office:value="-2.83333333333333" calcext:value-type="float">
            <text:p>-2,833</text:p>
          </table:table-cell>
          <table:table-cell table:formula="of:=(SUM([.Z179:.AB179])/9)*(-1)" office:value-type="float" office:value="-2.83333333333333" calcext:value-type="float">
            <text:p>-2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table:number-columns-repeated="12"/>
          <table:table-cell table:style-name="ce48"/>
          <table:table-cell table:style-name="ce51" table:number-columns-repeated="2"/>
          <table:table-cell table:style-name="ce49" table:number-columns-repeated="3"/>
          <table:table-cell table:style-name="ce48"/>
          <table:table-cell table:style-name="ce51" table:number-columns-repeated="2"/>
          <table:table-cell table:style-name="ce49" table:number-columns-repeated="3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180:.P180])/9)*(-1)" office:value-type="float" office:value="-0" calcext:value-type="float">
            <text:p>0,000</text:p>
          </table:table-cell>
          <table:table-cell table:formula="of:=(SUM([.Q180:.S180])/9)*(-1)" office:value-type="float" office:value="-0" calcext:value-type="float">
            <text:p>0,000</text:p>
          </table:table-cell>
          <table:table-cell table:formula="of:=(SUM([.T180:.V180])/9)*(-1)" office:value-type="float" office:value="-0" calcext:value-type="float">
            <text:p>0,000</text:p>
          </table:table-cell>
          <table:table-cell table:formula="of:=(SUM([.W180:.Y180])/9)*(-1)" office:value-type="float" office:value="-0" calcext:value-type="float">
            <text:p>0,000</text:p>
          </table:table-cell>
          <table:table-cell table:formula="of:=(SUM([.Z180:.AB18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10" calcext:value-type="float">
            <text:p>10,000</text:p>
          </table:table-cell>
          <table:table-cell table:style-name="ce49" table:number-columns-repeated="2"/>
          <table:table-cell table:number-columns-repeated="2" table:style-name="ce49" office:value-type="float" office:value="5" calcext:value-type="float">
            <text:p>5,000</text:p>
          </table:table-cell>
          <table:table-cell table:style-name="ce49" office:value-type="float" office:value="10" calcext:value-type="float">
            <text:p>10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0" calcext:value-type="float">
            <text:p>10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0" calcext:value-type="float">
            <text:p>10,000</text:p>
          </table:table-cell>
          <table:table-cell table:style-name="ce48"/>
          <table:table-cell table:style-name="ce51" office:value-type="float" office:value="5" calcext:value-type="float">
            <text:p>5,000</text:p>
          </table:table-cell>
          <table:table-cell table:style-name="ce51" office:value-type="float" office:value="10" calcext:value-type="float">
            <text:p>10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0" calcext:value-type="float">
            <text:p>10,000</text:p>
          </table:table-cell>
          <table:table-cell table:style-name="ce48"/>
          <table:table-cell table:style-name="ce51" office:value-type="float" office:value="5" calcext:value-type="float">
            <text:p>5,000</text:p>
          </table:table-cell>
          <table:table-cell table:style-name="ce51" office:value-type="float" office:value="10" calcext:value-type="float">
            <text:p>10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0" calcext:value-type="float">
            <text:p>10,0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181:.P181])/9)*(-1)" office:value-type="float" office:value="-6.66666666666667" calcext:value-type="float">
            <text:p>-6,667</text:p>
          </table:table-cell>
          <table:table-cell table:formula="of:=(SUM([.Q181:.S181])/9)*(-1)" office:value-type="float" office:value="-1.66666666666667" calcext:value-type="float">
            <text:p>-1,667</text:p>
          </table:table-cell>
          <table:table-cell table:formula="of:=(SUM([.T181:.V181])/9)*(-1)" office:value-type="float" office:value="-1.66666666666667" calcext:value-type="float">
            <text:p>-1,667</text:p>
          </table:table-cell>
          <table:table-cell table:formula="of:=(SUM([.W181:.Y181])/9)*(-1)" office:value-type="float" office:value="-1.66666666666667" calcext:value-type="float">
            <text:p>-1,667</text:p>
          </table:table-cell>
          <table:table-cell table:formula="of:=(SUM([.Z181:.AB181])/9)*(-1)" office:value-type="float" office:value="-1.66666666666667" calcext:value-type="float">
            <text:p>-1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 table:number-columns-repeated="2"/>
          <table:table-cell table:number-columns-repeated="2"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8"/>
          <table:table-cell table:style-name="ce51" office:value-type="float" office:value="0.225" calcext:value-type="float">
            <text:p>0,225</text:p>
          </table:table-cell>
          <table:table-cell table:style-name="ce51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8"/>
          <table:table-cell table:style-name="ce51" office:value-type="float" office:value="0.225" calcext:value-type="float">
            <text:p>0,225</text:p>
          </table:table-cell>
          <table:table-cell table:style-name="ce51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182:.P182])/9)*(-1)" office:value-type="float" office:value="-0.122222222222222" calcext:value-type="float">
            <text:p>-0,122</text:p>
          </table:table-cell>
          <table:table-cell table:formula="of:=(SUM([.Q182:.S182])/9)*(-1)" office:value-type="float" office:value="-0.0305555555555556" calcext:value-type="float">
            <text:p>-0,031</text:p>
          </table:table-cell>
          <table:table-cell table:formula="of:=(SUM([.T182:.V182])/9)*(-1)" office:value-type="float" office:value="-0.0305555555555556" calcext:value-type="float">
            <text:p>-0,031</text:p>
          </table:table-cell>
          <table:table-cell table:formula="of:=(SUM([.W182:.Y182])/9)*(-1)" office:value-type="float" office:value="-0.0305555555555556" calcext:value-type="float">
            <text:p>-0,031</text:p>
          </table:table-cell>
          <table:table-cell table:formula="of:=(SUM([.Z182:.AB182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150" calcext:value-type="float">
            <text:p>150,000</text:p>
          </table:table-cell>
          <table:table-cell table:style-name="ce49"/>
          <table:table-cell table:style-name="ce49" office:value-type="float" office:value="100" calcext:value-type="float">
            <text:p>100,000</text:p>
          </table:table-cell>
          <table:table-cell table:number-columns-repeated="2" table:style-name="ce49" office:value-type="float" office:value="75" calcext:value-type="float">
            <text:p>75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/>
          <table:table-cell table:style-name="ce49" office:value-type="float" office:value="75" calcext:value-type="float">
            <text:p>75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/>
          <table:table-cell table:style-name="ce49" office:value-type="float" office:value="75" calcext:value-type="float">
            <text:p>75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8"/>
          <table:table-cell table:style-name="ce51" office:value-type="float" office:value="75" calcext:value-type="float">
            <text:p>75,000</text:p>
          </table:table-cell>
          <table:table-cell table:style-name="ce51" office:value-type="float" office:value="150" calcext:value-type="float">
            <text:p>150,000</text:p>
          </table:table-cell>
          <table:table-cell table:style-name="ce49"/>
          <table:table-cell table:style-name="ce49" office:value-type="float" office:value="75" calcext:value-type="float">
            <text:p>75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8"/>
          <table:table-cell table:style-name="ce51" office:value-type="float" office:value="75" calcext:value-type="float">
            <text:p>75,000</text:p>
          </table:table-cell>
          <table:table-cell table:style-name="ce51" office:value-type="float" office:value="150" calcext:value-type="float">
            <text:p>150,000</text:p>
          </table:table-cell>
          <table:table-cell table:style-name="ce49"/>
          <table:table-cell table:style-name="ce49" office:value-type="float" office:value="75" calcext:value-type="float">
            <text:p>75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183:.P183])/9)*(-1)" office:value-type="float" office:value="-111.111111111111" calcext:value-type="float">
            <text:p>-111,111</text:p>
          </table:table-cell>
          <table:table-cell table:formula="of:=(SUM([.Q183:.S183])/9)*(-1)" office:value-type="float" office:value="-25" calcext:value-type="float">
            <text:p>-25,000</text:p>
          </table:table-cell>
          <table:table-cell table:formula="of:=(SUM([.T183:.V183])/9)*(-1)" office:value-type="float" office:value="-25" calcext:value-type="float">
            <text:p>-25,000</text:p>
          </table:table-cell>
          <table:table-cell table:formula="of:=(SUM([.W183:.Y183])/9)*(-1)" office:value-type="float" office:value="-25" calcext:value-type="float">
            <text:p>-25,000</text:p>
          </table:table-cell>
          <table:table-cell table:formula="of:=(SUM([.Z183:.AB183])/9)*(-1)" office:value-type="float" office:value="-25" calcext:value-type="float">
            <text:p>-25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525" calcext:value-type="float">
            <text:p>0,5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number-columns-repeated="2" table:style-name="ce49" office:value-type="float" office:value="-0.1" calcext:value-type="float">
            <text:p>-0,100</text:p>
          </table:table-cell>
          <table:table-cell table:style-name="ce49" office:value-type="float" office:value="0.525" calcext:value-type="float">
            <text:p>0,525</text:p>
          </table:table-cell>
          <table:table-cell table:style-name="ce49"/>
          <table:table-cell table:style-name="ce49" office:value-type="float" office:value="-0.1" calcext:value-type="float">
            <text:p>-0,100</text:p>
          </table:table-cell>
          <table:table-cell table:style-name="ce49" office:value-type="float" office:value="0.525" calcext:value-type="float">
            <text:p>0,525</text:p>
          </table:table-cell>
          <table:table-cell table:style-name="ce49"/>
          <table:table-cell table:style-name="ce49" office:value-type="float" office:value="-0.1" calcext:value-type="float">
            <text:p>-0,100</text:p>
          </table:table-cell>
          <table:table-cell table:style-name="ce49" office:value-type="float" office:value="0.525" calcext:value-type="float">
            <text:p>0,525</text:p>
          </table:table-cell>
          <table:table-cell table:style-name="ce48"/>
          <table:table-cell table:style-name="ce51" office:value-type="float" office:value="-0.1" calcext:value-type="float">
            <text:p>-0,100</text:p>
          </table:table-cell>
          <table:table-cell table:style-name="ce51" office:value-type="float" office:value="0.525" calcext:value-type="float">
            <text:p>0,525</text:p>
          </table:table-cell>
          <table:table-cell table:style-name="ce49"/>
          <table:table-cell table:style-name="ce49" office:value-type="float" office:value="-0.1" calcext:value-type="float">
            <text:p>-0,100</text:p>
          </table:table-cell>
          <table:table-cell table:style-name="ce49" office:value-type="float" office:value="0.525" calcext:value-type="float">
            <text:p>0,525</text:p>
          </table:table-cell>
          <table:table-cell table:style-name="ce48"/>
          <table:table-cell table:style-name="ce51" office:value-type="float" office:value="-0.1" calcext:value-type="float">
            <text:p>-0,100</text:p>
          </table:table-cell>
          <table:table-cell table:style-name="ce51" office:value-type="float" office:value="0.525" calcext:value-type="float">
            <text:p>0,525</text:p>
          </table:table-cell>
          <table:table-cell table:style-name="ce49"/>
          <table:table-cell table:style-name="ce49" office:value-type="float" office:value="-0.1" calcext:value-type="float">
            <text:p>-0,100</text:p>
          </table:table-cell>
          <table:table-cell table:style-name="ce49" office:value-type="float" office:value="0.525" calcext:value-type="float">
            <text:p>0,525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184:.P184])/9)*(-1)" office:value-type="float" office:value="-0.216666666666667" calcext:value-type="float">
            <text:p>-0,217</text:p>
          </table:table-cell>
          <table:table-cell table:formula="of:=(SUM([.Q184:.S184])/9)*(-1)" office:value-type="float" office:value="-0.0472222222222222" calcext:value-type="float">
            <text:p>-0,047</text:p>
          </table:table-cell>
          <table:table-cell table:formula="of:=(SUM([.T184:.V184])/9)*(-1)" office:value-type="float" office:value="-0.0472222222222222" calcext:value-type="float">
            <text:p>-0,047</text:p>
          </table:table-cell>
          <table:table-cell table:formula="of:=(SUM([.W184:.Y184])/9)*(-1)" office:value-type="float" office:value="-0.0472222222222222" calcext:value-type="float">
            <text:p>-0,047</text:p>
          </table:table-cell>
          <table:table-cell table:formula="of:=(SUM([.Z184:.AB184])/9)*(-1)" office:value-type="float" office:value="-0.0472222222222222" calcext:value-type="float">
            <text:p>-0,04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185:.P185])/9)*(-1)" office:value-type="float" office:value="-0" calcext:value-type="float">
            <text:p>0,000</text:p>
          </table:table-cell>
          <table:table-cell table:formula="of:=(SUM([.Q185:.S185])/9)*(-1)" office:value-type="float" office:value="-0" calcext:value-type="float">
            <text:p>0,000</text:p>
          </table:table-cell>
          <table:table-cell table:formula="of:=(SUM([.T185:.V185])/9)*(-1)" office:value-type="float" office:value="-0" calcext:value-type="float">
            <text:p>0,000</text:p>
          </table:table-cell>
          <table:table-cell table:formula="of:=(SUM([.W185:.Y185])/9)*(-1)" office:value-type="float" office:value="-0" calcext:value-type="float">
            <text:p>0,000</text:p>
          </table:table-cell>
          <table:table-cell table:formula="of:=(SUM([.Z185:.AB18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3" calcext:value-type="float">
            <text:p>3,000</text:p>
          </table:table-cell>
          <table:table-cell table:style-name="ce49" table:number-columns-repeated="2"/>
          <table:table-cell table:number-columns-repeated="2"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/>
          <table:table-cell table:style-name="ce51" office:value-type="float" office:value="1.5" calcext:value-type="float">
            <text:p>1,5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/>
          <table:table-cell table:style-name="ce51" office:value-type="float" office:value="1.5" calcext:value-type="float">
            <text:p>1,5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186:.P186])/9)*(-1)" office:value-type="float" office:value="-2" calcext:value-type="float">
            <text:p>-2,000</text:p>
          </table:table-cell>
          <table:table-cell table:formula="of:=(SUM([.Q186:.S186])/9)*(-1)" office:value-type="float" office:value="-0.5" calcext:value-type="float">
            <text:p>-0,500</text:p>
          </table:table-cell>
          <table:table-cell table:formula="of:=(SUM([.T186:.V186])/9)*(-1)" office:value-type="float" office:value="-0.5" calcext:value-type="float">
            <text:p>-0,500</text:p>
          </table:table-cell>
          <table:table-cell table:formula="of:=(SUM([.W186:.Y186])/9)*(-1)" office:value-type="float" office:value="-0.5" calcext:value-type="float">
            <text:p>-0,500</text:p>
          </table:table-cell>
          <table:table-cell table:formula="of:=(SUM([.Z186:.AB186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3"/>
          <table:table-cell table:number-columns-repeated="2"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1.35" calcext:value-type="float">
            <text:p>1,350</text:p>
          </table:table-cell>
          <table:table-cell table:style-name="ce49"/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1.35" calcext:value-type="float">
            <text:p>1,350</text:p>
          </table:table-cell>
          <table:table-cell table:style-name="ce49" office:value-type="float" office:value="0.35" calcext:value-type="float">
            <text:p>0,350</text:p>
          </table:table-cell>
          <table:table-cell table:style-name="ce48" office:value-type="float" office:value="0.75" calcext:value-type="float">
            <text:p>0,750</text:p>
          </table:table-cell>
          <table:table-cell table:style-name="ce51" office:value-type="float" office:value="1.35" calcext:value-type="float">
            <text:p>1,350</text:p>
          </table:table-cell>
          <table:table-cell table:style-name="ce48" office:value-type="float" office:value="0.35" calcext:value-type="float">
            <text:p>0,3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1.35" calcext:value-type="float">
            <text:p>1,350</text:p>
          </table:table-cell>
          <table:table-cell table:style-name="ce49" office:value-type="float" office:value="0.35" calcext:value-type="float">
            <text:p>0,350</text:p>
          </table:table-cell>
          <table:table-cell table:style-name="ce48" office:value-type="float" office:value="0.75" calcext:value-type="float">
            <text:p>0,750</text:p>
          </table:table-cell>
          <table:table-cell table:style-name="ce51" office:value-type="float" office:value="1.35" calcext:value-type="float">
            <text:p>1,350</text:p>
          </table:table-cell>
          <table:table-cell table:style-name="ce48" office:value-type="float" office:value="0.35" calcext:value-type="float">
            <text:p>0,3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1.35" calcext:value-type="float">
            <text:p>1,350</text:p>
          </table:table-cell>
          <table:table-cell table:style-name="ce49" office:value-type="float" office:value="0.35" calcext:value-type="float">
            <text:p>0,35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187:.P187])/9)*(-1)" office:value-type="float" office:value="-0.644444444444444" calcext:value-type="float">
            <text:p>-0,644</text:p>
          </table:table-cell>
          <table:table-cell table:formula="of:=(SUM([.Q187:.S187])/9)*(-1)" office:value-type="float" office:value="-0.272222222222222" calcext:value-type="float">
            <text:p>-0,272</text:p>
          </table:table-cell>
          <table:table-cell table:formula="of:=(SUM([.T187:.V187])/9)*(-1)" office:value-type="float" office:value="-0.272222222222222" calcext:value-type="float">
            <text:p>-0,272</text:p>
          </table:table-cell>
          <table:table-cell table:formula="of:=(SUM([.W187:.Y187])/9)*(-1)" office:value-type="float" office:value="-0.272222222222222" calcext:value-type="float">
            <text:p>-0,272</text:p>
          </table:table-cell>
          <table:table-cell table:formula="of:=(SUM([.Z187:.AB187])/9)*(-1)" office:value-type="float" office:value="-0.272222222222222" calcext:value-type="float">
            <text:p>-0,2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188:.P188])/9)*(-1)" office:value-type="float" office:value="-0" calcext:value-type="float">
            <text:p>0,000</text:p>
          </table:table-cell>
          <table:table-cell table:formula="of:=(SUM([.Q188:.S188])/9)*(-1)" office:value-type="float" office:value="-0" calcext:value-type="float">
            <text:p>0,000</text:p>
          </table:table-cell>
          <table:table-cell table:formula="of:=(SUM([.T188:.V188])/9)*(-1)" office:value-type="float" office:value="-0" calcext:value-type="float">
            <text:p>0,000</text:p>
          </table:table-cell>
          <table:table-cell table:formula="of:=(SUM([.W188:.Y188])/9)*(-1)" office:value-type="float" office:value="-0" calcext:value-type="float">
            <text:p>0,000</text:p>
          </table:table-cell>
          <table:table-cell table:formula="of:=(SUM([.Z188:.AB18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Escort Carri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table:number-columns-repeated="12"/>
          <table:table-cell table:style-name="ce48"/>
          <table:table-cell table:style-name="ce51" table:number-columns-repeated="2"/>
          <table:table-cell table:style-name="ce49" table:number-columns-repeated="3"/>
          <table:table-cell table:style-name="ce48"/>
          <table:table-cell table:style-name="ce51" table:number-columns-repeated="2"/>
          <table:table-cell table:style-name="ce49" table:number-columns-repeated="3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191:.P191])/9)*(-1)" office:value-type="float" office:value="-0" calcext:value-type="float">
            <text:p>0,000</text:p>
          </table:table-cell>
          <table:table-cell table:formula="of:=(SUM([.Q191:.S191])/9)*(-1)" office:value-type="float" office:value="-0" calcext:value-type="float">
            <text:p>0,000</text:p>
          </table:table-cell>
          <table:table-cell table:formula="of:=(SUM([.T191:.V191])/9)*(-1)" office:value-type="float" office:value="-0" calcext:value-type="float">
            <text:p>0,000</text:p>
          </table:table-cell>
          <table:table-cell table:formula="of:=(SUM([.W191:.Y191])/9)*(-1)" office:value-type="float" office:value="-0" calcext:value-type="float">
            <text:p>0,000</text:p>
          </table:table-cell>
          <table:table-cell table:formula="of:=(SUM([.Z191:.AB19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14.5" calcext:value-type="float">
            <text:p>14,500</text:p>
          </table:table-cell>
          <table:table-cell table:style-name="ce49" table:number-columns-repeated="2"/>
          <table:table-cell table:number-columns-repeated="2" table:style-name="ce49" office:value-type="float" office:value="5" calcext:value-type="float">
            <text:p>5,000</text:p>
          </table:table-cell>
          <table:table-cell table:style-name="ce49" office:value-type="float" office:value="14.5" calcext:value-type="float">
            <text:p>14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4.5" calcext:value-type="float">
            <text:p>14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4.5" calcext:value-type="float">
            <text:p>14,500</text:p>
          </table:table-cell>
          <table:table-cell table:style-name="ce48"/>
          <table:table-cell table:style-name="ce51" office:value-type="float" office:value="5" calcext:value-type="float">
            <text:p>5,000</text:p>
          </table:table-cell>
          <table:table-cell table:style-name="ce51" office:value-type="float" office:value="14.5" calcext:value-type="float">
            <text:p>14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4.5" calcext:value-type="float">
            <text:p>14,500</text:p>
          </table:table-cell>
          <table:table-cell table:style-name="ce48"/>
          <table:table-cell table:style-name="ce51" office:value-type="float" office:value="5" calcext:value-type="float">
            <text:p>5,000</text:p>
          </table:table-cell>
          <table:table-cell table:style-name="ce51" office:value-type="float" office:value="14.5" calcext:value-type="float">
            <text:p>14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4.5" calcext:value-type="float">
            <text:p>14,5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192:.P192])/9)*(-1)" office:value-type="float" office:value="-8.66666666666667" calcext:value-type="float">
            <text:p>-8,667</text:p>
          </table:table-cell>
          <table:table-cell table:formula="of:=(SUM([.Q192:.S192])/9)*(-1)" office:value-type="float" office:value="-2.16666666666667" calcext:value-type="float">
            <text:p>-2,167</text:p>
          </table:table-cell>
          <table:table-cell table:formula="of:=(SUM([.T192:.V192])/9)*(-1)" office:value-type="float" office:value="-2.16666666666667" calcext:value-type="float">
            <text:p>-2,167</text:p>
          </table:table-cell>
          <table:table-cell table:formula="of:=(SUM([.W192:.Y192])/9)*(-1)" office:value-type="float" office:value="-2.16666666666667" calcext:value-type="float">
            <text:p>-2,167</text:p>
          </table:table-cell>
          <table:table-cell table:formula="of:=(SUM([.Z192:.AB192])/9)*(-1)" office:value-type="float" office:value="-2.16666666666667" calcext:value-type="float">
            <text:p>-2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table:number-columns-repeated="12"/>
          <table:table-cell table:style-name="ce48"/>
          <table:table-cell table:style-name="ce51" table:number-columns-repeated="2"/>
          <table:table-cell table:style-name="ce49" table:number-columns-repeated="3"/>
          <table:table-cell table:style-name="ce48"/>
          <table:table-cell table:style-name="ce51" table:number-columns-repeated="2"/>
          <table:table-cell table:style-name="ce49" table:number-columns-repeated="3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193:.P193])/9)*(-1)" office:value-type="float" office:value="-0" calcext:value-type="float">
            <text:p>0,000</text:p>
          </table:table-cell>
          <table:table-cell table:formula="of:=(SUM([.Q193:.S193])/9)*(-1)" office:value-type="float" office:value="-0" calcext:value-type="float">
            <text:p>0,000</text:p>
          </table:table-cell>
          <table:table-cell table:formula="of:=(SUM([.T193:.V193])/9)*(-1)" office:value-type="float" office:value="-0" calcext:value-type="float">
            <text:p>0,000</text:p>
          </table:table-cell>
          <table:table-cell table:formula="of:=(SUM([.W193:.Y193])/9)*(-1)" office:value-type="float" office:value="-0" calcext:value-type="float">
            <text:p>0,000</text:p>
          </table:table-cell>
          <table:table-cell table:formula="of:=(SUM([.Z193:.AB19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7.5" calcext:value-type="float">
            <text:p>7,500</text:p>
          </table:table-cell>
          <table:table-cell table:style-name="ce49" table:number-columns-repeated="2"/>
          <table:table-cell table:number-columns-repeated="2" table:style-name="ce49" office:value-type="float" office:value="3" calcext:value-type="float">
            <text:p>3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8"/>
          <table:table-cell table:style-name="ce51" office:value-type="float" office:value="3" calcext:value-type="float">
            <text:p>3,000</text:p>
          </table:table-cell>
          <table:table-cell table:style-name="ce51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8"/>
          <table:table-cell table:style-name="ce51" office:value-type="float" office:value="3" calcext:value-type="float">
            <text:p>3,000</text:p>
          </table:table-cell>
          <table:table-cell table:style-name="ce51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194:.P194])/9)*(-1)" office:value-type="float" office:value="-4.66666666666667" calcext:value-type="float">
            <text:p>-4,667</text:p>
          </table:table-cell>
          <table:table-cell table:formula="of:=(SUM([.Q194:.S194])/9)*(-1)" office:value-type="float" office:value="-1.16666666666667" calcext:value-type="float">
            <text:p>-1,167</text:p>
          </table:table-cell>
          <table:table-cell table:formula="of:=(SUM([.T194:.V194])/9)*(-1)" office:value-type="float" office:value="-1.16666666666667" calcext:value-type="float">
            <text:p>-1,167</text:p>
          </table:table-cell>
          <table:table-cell table:formula="of:=(SUM([.W194:.Y194])/9)*(-1)" office:value-type="float" office:value="-1.16666666666667" calcext:value-type="float">
            <text:p>-1,167</text:p>
          </table:table-cell>
          <table:table-cell table:formula="of:=(SUM([.Z194:.AB194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05" calcext:value-type="float">
            <text:p>0,050</text:p>
          </table:table-cell>
          <table:table-cell table:style-name="ce49" table:number-columns-repeated="2"/>
          <table:table-cell table:number-columns-repeated="2"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8"/>
          <table:table-cell table:style-name="ce51" office:value-type="float" office:value="0.225" calcext:value-type="float">
            <text:p>0,225</text:p>
          </table:table-cell>
          <table:table-cell table:style-name="ce51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8"/>
          <table:table-cell table:style-name="ce51" office:value-type="float" office:value="0.225" calcext:value-type="float">
            <text:p>0,225</text:p>
          </table:table-cell>
          <table:table-cell table:style-name="ce51" office:value-type="float" office:value="0.05" calcext:value-type="float">
            <text:p>0,050</text:p>
          </table:table-cell>
          <table:table-cell table:style-name="ce49"/>
          <table:table-cell table:style-name="ce49" office:value-type="float" office:value="0.225" calcext:value-type="float">
            <text:p>0,225</text:p>
          </table:table-cell>
          <table:table-cell table:style-name="ce49" office:value-type="float" office:value="0.05" calcext:value-type="float">
            <text:p>0,05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195:.P195])/9)*(-1)" office:value-type="float" office:value="-0.122222222222222" calcext:value-type="float">
            <text:p>-0,122</text:p>
          </table:table-cell>
          <table:table-cell table:formula="of:=(SUM([.Q195:.S195])/9)*(-1)" office:value-type="float" office:value="-0.0305555555555556" calcext:value-type="float">
            <text:p>-0,031</text:p>
          </table:table-cell>
          <table:table-cell table:formula="of:=(SUM([.T195:.V195])/9)*(-1)" office:value-type="float" office:value="-0.0305555555555556" calcext:value-type="float">
            <text:p>-0,031</text:p>
          </table:table-cell>
          <table:table-cell table:formula="of:=(SUM([.W195:.Y195])/9)*(-1)" office:value-type="float" office:value="-0.0305555555555556" calcext:value-type="float">
            <text:p>-0,031</text:p>
          </table:table-cell>
          <table:table-cell table:formula="of:=(SUM([.Z195:.AB195])/9)*(-1)" office:value-type="float" office:value="-0.0305555555555556" calcext:value-type="float">
            <text:p>-0,03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50" calcext:value-type="float">
            <text:p>50,000</text:p>
          </table:table-cell>
          <table:table-cell table:style-name="ce49" table:number-columns-repeated="2"/>
          <table:table-cell table:number-columns-repeated="2" table:style-name="ce49" office:value-type="float" office:value="75" calcext:value-type="float">
            <text:p>7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/>
          <table:table-cell table:style-name="ce49" office:value-type="float" office:value="75" calcext:value-type="float">
            <text:p>7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/>
          <table:table-cell table:style-name="ce49" office:value-type="float" office:value="75" calcext:value-type="float">
            <text:p>7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8"/>
          <table:table-cell table:style-name="ce51" office:value-type="float" office:value="75" calcext:value-type="float">
            <text:p>75,000</text:p>
          </table:table-cell>
          <table:table-cell table:style-name="ce51" office:value-type="float" office:value="50" calcext:value-type="float">
            <text:p>50,000</text:p>
          </table:table-cell>
          <table:table-cell table:style-name="ce49"/>
          <table:table-cell table:style-name="ce49" office:value-type="float" office:value="75" calcext:value-type="float">
            <text:p>7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8"/>
          <table:table-cell table:style-name="ce51" office:value-type="float" office:value="75" calcext:value-type="float">
            <text:p>75,000</text:p>
          </table:table-cell>
          <table:table-cell table:style-name="ce51" office:value-type="float" office:value="50" calcext:value-type="float">
            <text:p>50,000</text:p>
          </table:table-cell>
          <table:table-cell table:style-name="ce49"/>
          <table:table-cell table:style-name="ce49" office:value-type="float" office:value="75" calcext:value-type="float">
            <text:p>7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196:.P196])/9)*(-1)" office:value-type="float" office:value="-55.5555555555556" calcext:value-type="float">
            <text:p>-55,556</text:p>
          </table:table-cell>
          <table:table-cell table:formula="of:=(SUM([.Q196:.S196])/9)*(-1)" office:value-type="float" office:value="-13.8888888888889" calcext:value-type="float">
            <text:p>-13,889</text:p>
          </table:table-cell>
          <table:table-cell table:formula="of:=(SUM([.T196:.V196])/9)*(-1)" office:value-type="float" office:value="-13.8888888888889" calcext:value-type="float">
            <text:p>-13,889</text:p>
          </table:table-cell>
          <table:table-cell table:formula="of:=(SUM([.W196:.Y196])/9)*(-1)" office:value-type="float" office:value="-13.8888888888889" calcext:value-type="float">
            <text:p>-13,889</text:p>
          </table:table-cell>
          <table:table-cell table:formula="of:=(SUM([.Z196:.AB196])/9)*(-1)" office:value-type="float" office:value="-13.8888888888889" calcext:value-type="float">
            <text:p>-13,8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225" calcext:value-type="float">
            <text:p>0,225</text:p>
          </table:table-cell>
          <table:table-cell table:style-name="ce49" table:number-columns-repeated="2"/>
          <table:table-cell table:number-columns-repeated="2" table:style-name="ce49" office:value-type="float" office:value="-0.1" calcext:value-type="float">
            <text:p>-0,10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-0.1" calcext:value-type="float">
            <text:p>-0,10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-0.1" calcext:value-type="float">
            <text:p>-0,10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8"/>
          <table:table-cell table:style-name="ce51" office:value-type="float" office:value="-0.1" calcext:value-type="float">
            <text:p>-0,100</text:p>
          </table:table-cell>
          <table:table-cell table:style-name="ce51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-0.1" calcext:value-type="float">
            <text:p>-0,10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8"/>
          <table:table-cell table:style-name="ce51" office:value-type="float" office:value="-0.1" calcext:value-type="float">
            <text:p>-0,100</text:p>
          </table:table-cell>
          <table:table-cell table:style-name="ce51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-0.1" calcext:value-type="float">
            <text:p>-0,10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197:.P197])/9)*(-1)" office:value-type="float" office:value="-0.0555555555555556" calcext:value-type="float">
            <text:p>-0,056</text:p>
          </table:table-cell>
          <table:table-cell table:formula="of:=(SUM([.Q197:.S197])/9)*(-1)" office:value-type="float" office:value="-0.0138888888888889" calcext:value-type="float">
            <text:p>-0,014</text:p>
          </table:table-cell>
          <table:table-cell table:formula="of:=(SUM([.T197:.V197])/9)*(-1)" office:value-type="float" office:value="-0.0138888888888889" calcext:value-type="float">
            <text:p>-0,014</text:p>
          </table:table-cell>
          <table:table-cell table:formula="of:=(SUM([.W197:.Y197])/9)*(-1)" office:value-type="float" office:value="-0.0138888888888889" calcext:value-type="float">
            <text:p>-0,014</text:p>
          </table:table-cell>
          <table:table-cell table:formula="of:=(SUM([.Z197:.AB197])/9)*(-1)" office:value-type="float" office:value="-0.0138888888888889" calcext:value-type="float">
            <text:p>-0,01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198:.P198])/9)*(-1)" office:value-type="float" office:value="-0" calcext:value-type="float">
            <text:p>0,000</text:p>
          </table:table-cell>
          <table:table-cell table:formula="of:=(SUM([.Q198:.S198])/9)*(-1)" office:value-type="float" office:value="-0" calcext:value-type="float">
            <text:p>0,000</text:p>
          </table:table-cell>
          <table:table-cell table:formula="of:=(SUM([.T198:.V198])/9)*(-1)" office:value-type="float" office:value="-0" calcext:value-type="float">
            <text:p>0,000</text:p>
          </table:table-cell>
          <table:table-cell table:formula="of:=(SUM([.W198:.Y198])/9)*(-1)" office:value-type="float" office:value="-0" calcext:value-type="float">
            <text:p>0,000</text:p>
          </table:table-cell>
          <table:table-cell table:formula="of:=(SUM([.Z198:.AB198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3" calcext:value-type="float">
            <text:p>3,000</text:p>
          </table:table-cell>
          <table:table-cell table:style-name="ce49" table:number-columns-repeated="2"/>
          <table:table-cell table:number-columns-repeated="2"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/>
          <table:table-cell table:style-name="ce51" office:value-type="float" office:value="1.5" calcext:value-type="float">
            <text:p>1,5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/>
          <table:table-cell table:style-name="ce51" office:value-type="float" office:value="1.5" calcext:value-type="float">
            <text:p>1,5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199:.P199])/9)*(-1)" office:value-type="float" office:value="-2" calcext:value-type="float">
            <text:p>-2,000</text:p>
          </table:table-cell>
          <table:table-cell table:formula="of:=(SUM([.Q199:.S199])/9)*(-1)" office:value-type="float" office:value="-0.5" calcext:value-type="float">
            <text:p>-0,500</text:p>
          </table:table-cell>
          <table:table-cell table:formula="of:=(SUM([.T199:.V199])/9)*(-1)" office:value-type="float" office:value="-0.5" calcext:value-type="float">
            <text:p>-0,500</text:p>
          </table:table-cell>
          <table:table-cell table:formula="of:=(SUM([.W199:.Y199])/9)*(-1)" office:value-type="float" office:value="-0.5" calcext:value-type="float">
            <text:p>-0,500</text:p>
          </table:table-cell>
          <table:table-cell table:formula="of:=(SUM([.Z199:.AB199])/9)*(-1)" office:value-type="float" office:value="-0.5" calcext:value-type="float">
            <text:p>-0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3"/>
          <table:table-cell table:number-columns-repeated="2" table:style-name="ce49" office:value-type="float" office:value="0.5" calcext:value-type="float">
            <text:p>0,500</text:p>
          </table:table-cell>
          <table:table-cell table:style-name="ce49" table:number-columns-repeated="2"/>
          <table:table-cell table:style-name="ce49" office:value-type="float" office:value="0.75" calcext:value-type="float">
            <text:p>0,750</text:p>
          </table:table-cell>
          <table:table-cell table:style-name="ce49"/>
          <table:table-cell table:style-name="ce49" office:value-type="float" office:value="0.55" calcext:value-type="float">
            <text:p>0,5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8" office:value-type="float" office:value="0.3" calcext:value-type="float">
            <text:p>0,300</text:p>
          </table:table-cell>
          <table:table-cell table:style-name="ce51" office:value-type="float" office:value="1" calcext:value-type="float">
            <text:p>1,000</text:p>
          </table:table-cell>
          <table:table-cell table:style-name="ce48"/>
          <table:table-cell table:style-name="ce49" office:value-type="float" office:value="0.55" calcext:value-type="float">
            <text:p>0,5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8" office:value-type="float" office:value="0.3" calcext:value-type="float">
            <text:p>0,300</text:p>
          </table:table-cell>
          <table:table-cell table:style-name="ce51" office:value-type="float" office:value="1" calcext:value-type="float">
            <text:p>1,000</text:p>
          </table:table-cell>
          <table:table-cell table:style-name="ce48"/>
          <table:table-cell table:style-name="ce49" office:value-type="float" office:value="0.55" calcext:value-type="float">
            <text:p>0,5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25" calcext:value-type="float">
            <text:p>0,25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200:.P200])/9)*(-1)" office:value-type="float" office:value="-0.366666666666667" calcext:value-type="float">
            <text:p>-0,367</text:p>
          </table:table-cell>
          <table:table-cell table:formula="of:=(SUM([.Q200:.S200])/9)*(-1)" office:value-type="float" office:value="-0.144444444444444" calcext:value-type="float">
            <text:p>-0,144</text:p>
          </table:table-cell>
          <table:table-cell table:formula="of:=(SUM([.T200:.V200])/9)*(-1)" office:value-type="float" office:value="-0.172222222222222" calcext:value-type="float">
            <text:p>-0,172</text:p>
          </table:table-cell>
          <table:table-cell table:formula="of:=(SUM([.W200:.Y200])/9)*(-1)" office:value-type="float" office:value="-0.144444444444444" calcext:value-type="float">
            <text:p>-0,144</text:p>
          </table:table-cell>
          <table:table-cell table:formula="of:=(SUM([.Z200:.AB200])/9)*(-1)" office:value-type="float" office:value="-0.172222222222222" calcext:value-type="float">
            <text:p>-0,1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/>
          <table:table-cell table:style-name="ce51"/>
          <table:table-cell table:style-name="ce48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201:.P201])/9)*(-1)" office:value-type="float" office:value="-0" calcext:value-type="float">
            <text:p>0,000</text:p>
          </table:table-cell>
          <table:table-cell table:formula="of:=(SUM([.Q201:.S201])/9)*(-1)" office:value-type="float" office:value="-0" calcext:value-type="float">
            <text:p>0,000</text:p>
          </table:table-cell>
          <table:table-cell table:formula="of:=(SUM([.T201:.V201])/9)*(-1)" office:value-type="float" office:value="-0" calcext:value-type="float">
            <text:p>0,000</text:p>
          </table:table-cell>
          <table:table-cell table:formula="of:=(SUM([.W201:.Y201])/9)*(-1)" office:value-type="float" office:value="-0" calcext:value-type="float">
            <text:p>0,000</text:p>
          </table:table-cell>
          <table:table-cell table:formula="of:=(SUM([.Z201:.AB20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Carri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table:number-columns-repeated="12"/>
          <table:table-cell table:style-name="ce51"/>
          <table:table-cell table:style-name="ce48"/>
          <table:table-cell table:style-name="ce50"/>
          <table:table-cell table:style-name="ce49" table:number-columns-repeated="3"/>
          <table:table-cell table:style-name="ce51"/>
          <table:table-cell table:style-name="ce48"/>
          <table:table-cell table:style-name="ce50"/>
          <table:table-cell table:style-name="ce49" table:number-columns-repeated="3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204:.P204])/9)*(-1)" office:value-type="float" office:value="-0" calcext:value-type="float">
            <text:p>0,000</text:p>
          </table:table-cell>
          <table:table-cell table:formula="of:=(SUM([.Q204:.S204])/9)*(-1)" office:value-type="float" office:value="-0" calcext:value-type="float">
            <text:p>0,000</text:p>
          </table:table-cell>
          <table:table-cell table:formula="of:=(SUM([.T204:.V204])/9)*(-1)" office:value-type="float" office:value="-0" calcext:value-type="float">
            <text:p>0,000</text:p>
          </table:table-cell>
          <table:table-cell table:formula="of:=(SUM([.W204:.Y204])/9)*(-1)" office:value-type="float" office:value="-0" calcext:value-type="float">
            <text:p>0,000</text:p>
          </table:table-cell>
          <table:table-cell table:formula="of:=(SUM([.Z204:.AB20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46.5" calcext:value-type="float">
            <text:p>46,500</text:p>
          </table:table-cell>
          <table:table-cell table:style-name="ce49" table:number-columns-repeated="2"/>
          <table:table-cell table:style-name="ce49" office:value-type="float" office:value="15.5" calcext:value-type="float">
            <text:p>15,500</text:p>
          </table:table-cell>
          <table:table-cell table:style-name="ce49"/>
          <table:table-cell table:style-name="ce49" office:value-type="float" office:value="31" calcext:value-type="float">
            <text:p>31,000</text:p>
          </table:table-cell>
          <table:table-cell table:style-name="ce49" office:value-type="float" office:value="15.5" calcext:value-type="float">
            <text:p>15,500</text:p>
          </table:table-cell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31" calcext:value-type="float">
            <text:p>31,000</text:p>
          </table:table-cell>
          <table:table-cell table:style-name="ce49" office:value-type="float" office:value="15.5" calcext:value-type="float">
            <text:p>15,500</text:p>
          </table:table-cell>
          <table:table-cell table:style-name="ce49"/>
          <table:table-cell table:style-name="ce49" office:value-type="float" office:value="31" calcext:value-type="float">
            <text:p>31,000</text:p>
          </table:table-cell>
          <table:table-cell table:style-name="ce51" office:value-type="float" office:value="15.5" calcext:value-type="float">
            <text:p>15,500</text:p>
          </table:table-cell>
          <table:table-cell table:style-name="ce48"/>
          <table:table-cell table:style-name="ce50" office:value-type="float" office:value="31" calcext:value-type="float">
            <text:p>31,000</text:p>
          </table:table-cell>
          <table:table-cell table:style-name="ce49" office:value-type="float" office:value="15.5" calcext:value-type="float">
            <text:p>15,500</text:p>
          </table:table-cell>
          <table:table-cell table:style-name="ce49"/>
          <table:table-cell table:style-name="ce49" office:value-type="float" office:value="31" calcext:value-type="float">
            <text:p>31,000</text:p>
          </table:table-cell>
          <table:table-cell table:style-name="ce51" office:value-type="float" office:value="15.5" calcext:value-type="float">
            <text:p>15,500</text:p>
          </table:table-cell>
          <table:table-cell table:style-name="ce48"/>
          <table:table-cell table:style-name="ce50" office:value-type="float" office:value="31" calcext:value-type="float">
            <text:p>31,000</text:p>
          </table:table-cell>
          <table:table-cell table:style-name="ce49" office:value-type="float" office:value="15.5" calcext:value-type="float">
            <text:p>15,500</text:p>
          </table:table-cell>
          <table:table-cell table:style-name="ce49"/>
          <table:table-cell table:style-name="ce49" office:value-type="float" office:value="31" calcext:value-type="float">
            <text:p>31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205:.P205])/9)*(-1)" office:value-type="float" office:value="-21.3333333333333" calcext:value-type="float">
            <text:p>-21,333</text:p>
          </table:table-cell>
          <table:table-cell table:formula="of:=(SUM([.Q205:.S205])/9)*(-1)" office:value-type="float" office:value="-5.16666666666667" calcext:value-type="float">
            <text:p>-5,167</text:p>
          </table:table-cell>
          <table:table-cell table:formula="of:=(SUM([.T205:.V205])/9)*(-1)" office:value-type="float" office:value="-5.16666666666667" calcext:value-type="float">
            <text:p>-5,167</text:p>
          </table:table-cell>
          <table:table-cell table:formula="of:=(SUM([.W205:.Y205])/9)*(-1)" office:value-type="float" office:value="-5.16666666666667" calcext:value-type="float">
            <text:p>-5,167</text:p>
          </table:table-cell>
          <table:table-cell table:formula="of:=(SUM([.Z205:.AB205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table:number-columns-repeated="12"/>
          <table:table-cell table:style-name="ce51"/>
          <table:table-cell table:style-name="ce48"/>
          <table:table-cell table:style-name="ce50"/>
          <table:table-cell table:style-name="ce49" table:number-columns-repeated="3"/>
          <table:table-cell table:style-name="ce51"/>
          <table:table-cell table:style-name="ce48"/>
          <table:table-cell table:style-name="ce50"/>
          <table:table-cell table:style-name="ce49" table:number-columns-repeated="3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206:.P206])/9)*(-1)" office:value-type="float" office:value="-0" calcext:value-type="float">
            <text:p>0,000</text:p>
          </table:table-cell>
          <table:table-cell table:formula="of:=(SUM([.Q206:.S206])/9)*(-1)" office:value-type="float" office:value="-0" calcext:value-type="float">
            <text:p>0,000</text:p>
          </table:table-cell>
          <table:table-cell table:formula="of:=(SUM([.T206:.V206])/9)*(-1)" office:value-type="float" office:value="-0" calcext:value-type="float">
            <text:p>0,000</text:p>
          </table:table-cell>
          <table:table-cell table:formula="of:=(SUM([.W206:.Y206])/9)*(-1)" office:value-type="float" office:value="-0" calcext:value-type="float">
            <text:p>0,000</text:p>
          </table:table-cell>
          <table:table-cell table:formula="of:=(SUM([.Z206:.AB20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22.5" calcext:value-type="float">
            <text:p>22,500</text:p>
          </table:table-cell>
          <table:table-cell table:style-name="ce49" table:number-columns-repeated="2"/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15" calcext:value-type="float">
            <text:p>15,000</text:p>
          </table:table-cell>
          <table:table-cell table:style-name="ce51" office:value-type="float" office:value="7.5" calcext:value-type="float">
            <text:p>7,500</text:p>
          </table:table-cell>
          <table:table-cell table:style-name="ce48"/>
          <table:table-cell table:style-name="ce50" office:value-type="float" office:value="15" calcext:value-type="float">
            <text:p>1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15" calcext:value-type="float">
            <text:p>15,000</text:p>
          </table:table-cell>
          <table:table-cell table:style-name="ce51" office:value-type="float" office:value="7.5" calcext:value-type="float">
            <text:p>7,500</text:p>
          </table:table-cell>
          <table:table-cell table:style-name="ce48"/>
          <table:table-cell table:style-name="ce50" office:value-type="float" office:value="15" calcext:value-type="float">
            <text:p>1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15" calcext:value-type="float">
            <text:p>15,0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207:.P207])/9)*(-1)" office:value-type="float" office:value="-10.6666666666667" calcext:value-type="float">
            <text:p>-10,667</text:p>
          </table:table-cell>
          <table:table-cell table:formula="of:=(SUM([.Q207:.S207])/9)*(-1)" office:value-type="float" office:value="-2.5" calcext:value-type="float">
            <text:p>-2,500</text:p>
          </table:table-cell>
          <table:table-cell table:formula="of:=(SUM([.T207:.V207])/9)*(-1)" office:value-type="float" office:value="-2.5" calcext:value-type="float">
            <text:p>-2,500</text:p>
          </table:table-cell>
          <table:table-cell table:formula="of:=(SUM([.W207:.Y207])/9)*(-1)" office:value-type="float" office:value="-2.5" calcext:value-type="float">
            <text:p>-2,500</text:p>
          </table:table-cell>
          <table:table-cell table:formula="of:=(SUM([.Z207:.AB207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475" calcext:value-type="float">
            <text:p>0,475</text:p>
          </table:table-cell>
          <table:table-cell table:style-name="ce49"/>
          <table:table-cell table:style-name="ce49" office:value-type="float" office:value="0.15" calcext:value-type="float">
            <text:p>0,1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51" office:value-type="float" office:value="0.225" calcext:value-type="float">
            <text:p>0,225</text:p>
          </table:table-cell>
          <table:table-cell table:style-name="ce48"/>
          <table:table-cell table:style-name="ce50" office:value-type="float" office:value="0.25" calcext:value-type="float">
            <text:p>0,2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51" office:value-type="float" office:value="0.225" calcext:value-type="float">
            <text:p>0,225</text:p>
          </table:table-cell>
          <table:table-cell table:style-name="ce48"/>
          <table:table-cell table:style-name="ce50" office:value-type="float" office:value="0.25" calcext:value-type="float">
            <text:p>0,2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208:.P208])/9)*(-1)" office:value-type="float" office:value="-0.227777777777778" calcext:value-type="float">
            <text:p>-0,228</text:p>
          </table:table-cell>
          <table:table-cell table:formula="of:=(SUM([.Q208:.S208])/9)*(-1)" office:value-type="float" office:value="-0.0527777777777778" calcext:value-type="float">
            <text:p>-0,053</text:p>
          </table:table-cell>
          <table:table-cell table:formula="of:=(SUM([.T208:.V208])/9)*(-1)" office:value-type="float" office:value="-0.0527777777777778" calcext:value-type="float">
            <text:p>-0,053</text:p>
          </table:table-cell>
          <table:table-cell table:formula="of:=(SUM([.W208:.Y208])/9)*(-1)" office:value-type="float" office:value="-0.0527777777777778" calcext:value-type="float">
            <text:p>-0,053</text:p>
          </table:table-cell>
          <table:table-cell table:formula="of:=(SUM([.Z208:.AB208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435" calcext:value-type="float">
            <text:p>435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/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51" office:value-type="float" office:value="140" calcext:value-type="float">
            <text:p>140,000</text:p>
          </table:table-cell>
          <table:table-cell table:style-name="ce50" office:value-type="float" office:value="245" calcext:value-type="float">
            <text:p>245,000</text:p>
          </table:table-cell>
          <table:table-cell table:style-name="ce50" office:value-type="float" office:value="50" calcext:value-type="float">
            <text:p>50,000</text:p>
          </table:table-cell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51" office:value-type="float" office:value="140" calcext:value-type="float">
            <text:p>140,000</text:p>
          </table:table-cell>
          <table:table-cell table:style-name="ce50" office:value-type="float" office:value="245" calcext:value-type="float">
            <text:p>245,000</text:p>
          </table:table-cell>
          <table:table-cell table:style-name="ce50" office:value-type="float" office:value="50" calcext:value-type="float">
            <text:p>50,000</text:p>
          </table:table-cell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209:.P209])/9)*(-1)" office:value-type="float" office:value="-220.555555555556" calcext:value-type="float">
            <text:p>-220,556</text:p>
          </table:table-cell>
          <table:table-cell table:formula="of:=(SUM([.Q209:.S209])/9)*(-1)" office:value-type="float" office:value="-48.3333333333333" calcext:value-type="float">
            <text:p>-48,333</text:p>
          </table:table-cell>
          <table:table-cell table:formula="of:=(SUM([.T209:.V209])/9)*(-1)" office:value-type="float" office:value="-48.3333333333333" calcext:value-type="float">
            <text:p>-48,333</text:p>
          </table:table-cell>
          <table:table-cell table:formula="of:=(SUM([.W209:.Y209])/9)*(-1)" office:value-type="float" office:value="-48.3333333333333" calcext:value-type="float">
            <text:p>-48,333</text:p>
          </table:table-cell>
          <table:table-cell table:formula="of:=(SUM([.Z209:.AB209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73" calcext:value-type="float">
            <text:p>0,73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5" calcext:value-type="float">
            <text:p>-0,500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8" calcext:value-type="float">
            <text:p>0,8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51" office:value-type="float" office:value="0.265" calcext:value-type="float">
            <text:p>0,265</text:p>
          </table:table-cell>
          <table:table-cell table:style-name="ce50" office:value-type="float" office:value="0.6" calcext:value-type="float">
            <text:p>0,600</text:p>
          </table:table-cell>
          <table:table-cell table:style-name="ce50" office:value-type="float" office:value="-0.125" calcext:value-type="float">
            <text:p>-0,125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51" office:value-type="float" office:value="0.265" calcext:value-type="float">
            <text:p>0,265</text:p>
          </table:table-cell>
          <table:table-cell table:style-name="ce50" office:value-type="float" office:value="0.6" calcext:value-type="float">
            <text:p>0,600</text:p>
          </table:table-cell>
          <table:table-cell table:style-name="ce50" office:value-type="float" office:value="-0.125" calcext:value-type="float">
            <text:p>-0,125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210:.P210])/9)*(-1)" office:value-type="float" office:value="-0.361111111111111" calcext:value-type="float">
            <text:p>-0,361</text:p>
          </table:table-cell>
          <table:table-cell table:formula="of:=(SUM([.Q210:.S210])/9)*(-1)" office:value-type="float" office:value="-0.0822222222222222" calcext:value-type="float">
            <text:p>-0,082</text:p>
          </table:table-cell>
          <table:table-cell table:formula="of:=(SUM([.T210:.V210])/9)*(-1)" office:value-type="float" office:value="-0.0822222222222222" calcext:value-type="float">
            <text:p>-0,082</text:p>
          </table:table-cell>
          <table:table-cell table:formula="of:=(SUM([.W210:.Y210])/9)*(-1)" office:value-type="float" office:value="-0.0822222222222222" calcext:value-type="float">
            <text:p>-0,082</text:p>
          </table:table-cell>
          <table:table-cell table:formula="of:=(SUM([.Z210:.AB210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211:.P211])/9)*(-1)" office:value-type="float" office:value="-0" calcext:value-type="float">
            <text:p>0,000</text:p>
          </table:table-cell>
          <table:table-cell table:formula="of:=(SUM([.Q211:.S211])/9)*(-1)" office:value-type="float" office:value="-0" calcext:value-type="float">
            <text:p>0,000</text:p>
          </table:table-cell>
          <table:table-cell table:formula="of:=(SUM([.T211:.V211])/9)*(-1)" office:value-type="float" office:value="-0" calcext:value-type="float">
            <text:p>0,000</text:p>
          </table:table-cell>
          <table:table-cell table:formula="of:=(SUM([.W211:.Y211])/9)*(-1)" office:value-type="float" office:value="-0" calcext:value-type="float">
            <text:p>0,000</text:p>
          </table:table-cell>
          <table:table-cell table:formula="of:=(SUM([.Z211:.AB21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7.5" calcext:value-type="float">
            <text:p>7,500</text:p>
          </table:table-cell>
          <table:table-cell table:style-name="ce49" table:number-columns-repeated="2"/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2.5" calcext:value-type="float">
            <text:p>2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2.5" calcext:value-type="float">
            <text:p>2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212:.P212])/9)*(-1)" office:value-type="float" office:value="-3.33333333333333" calcext:value-type="float">
            <text:p>-3,333</text:p>
          </table:table-cell>
          <table:table-cell table:formula="of:=(SUM([.Q212:.S212])/9)*(-1)" office:value-type="float" office:value="-0.833333333333333" calcext:value-type="float">
            <text:p>-0,833</text:p>
          </table:table-cell>
          <table:table-cell table:formula="of:=(SUM([.T212:.V212])/9)*(-1)" office:value-type="float" office:value="-0.833333333333333" calcext:value-type="float">
            <text:p>-0,833</text:p>
          </table:table-cell>
          <table:table-cell table:formula="of:=(SUM([.W212:.Y212])/9)*(-1)" office:value-type="float" office:value="-0.833333333333333" calcext:value-type="float">
            <text:p>-0,833</text:p>
          </table:table-cell>
          <table:table-cell table:formula="of:=(SUM([.Z212:.AB212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1.75" calcext:value-type="float">
            <text:p>1,750</text:p>
          </table:table-cell>
          <table:table-cell table:style-name="ce49" table:number-columns-repeated="2"/>
          <table:table-cell table:style-name="ce49" office:value-type="float" office:value="1.75" calcext:value-type="float">
            <text:p>1,750</text:p>
          </table:table-cell>
          <table:table-cell table:style-name="ce49" table:number-columns-repeated="2"/>
          <table:table-cell table:style-name="ce49" office:value-type="float" office:value="1.75" calcext:value-type="float">
            <text:p>1,75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/>
          <table:table-cell table:style-name="ce49" office:value-type="float" office:value="3.1" calcext:value-type="float">
            <text:p>3,10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0.55" calcext:value-type="float">
            <text:p>0,550</text:p>
          </table:table-cell>
          <table:table-cell table:style-name="ce51" office:value-type="float" office:value="2.55" calcext:value-type="float">
            <text:p>2,550</text:p>
          </table:table-cell>
          <table:table-cell table:style-name="ce48" office:value-type="float" office:value="1.15" calcext:value-type="float">
            <text:p>1,150</text:p>
          </table:table-cell>
          <table:table-cell table:style-name="ce48"/>
          <table:table-cell table:style-name="ce49" office:value-type="float" office:value="3.1" calcext:value-type="float">
            <text:p>3,10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0.55" calcext:value-type="float">
            <text:p>0,550</text:p>
          </table:table-cell>
          <table:table-cell table:style-name="ce51" office:value-type="float" office:value="2.55" calcext:value-type="float">
            <text:p>2,550</text:p>
          </table:table-cell>
          <table:table-cell table:style-name="ce48" office:value-type="float" office:value="1.15" calcext:value-type="float">
            <text:p>1,150</text:p>
          </table:table-cell>
          <table:table-cell table:style-name="ce48"/>
          <table:table-cell table:style-name="ce49" office:value-type="float" office:value="3.1" calcext:value-type="float">
            <text:p>3,10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0.55" calcext:value-type="float">
            <text:p>0,55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213:.P213])/9)*(-1)" office:value-type="float" office:value="-1.12222222222222" calcext:value-type="float">
            <text:p>-1,122</text:p>
          </table:table-cell>
          <table:table-cell table:formula="of:=(SUM([.Q213:.S213])/9)*(-1)" office:value-type="float" office:value="-0.411111111111111" calcext:value-type="float">
            <text:p>-0,411</text:p>
          </table:table-cell>
          <table:table-cell table:formula="of:=(SUM([.T213:.V213])/9)*(-1)" office:value-type="float" office:value="-0.472222222222222" calcext:value-type="float">
            <text:p>-0,472</text:p>
          </table:table-cell>
          <table:table-cell table:formula="of:=(SUM([.W213:.Y213])/9)*(-1)" office:value-type="float" office:value="-0.411111111111111" calcext:value-type="float">
            <text:p>-0,411</text:p>
          </table:table-cell>
          <table:table-cell table:formula="of:=(SUM([.Z213:.AB213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214:.P214])/9)*(-1)" office:value-type="float" office:value="-0" calcext:value-type="float">
            <text:p>0,000</text:p>
          </table:table-cell>
          <table:table-cell table:formula="of:=(SUM([.Q214:.S214])/9)*(-1)" office:value-type="float" office:value="-0" calcext:value-type="float">
            <text:p>0,000</text:p>
          </table:table-cell>
          <table:table-cell table:formula="of:=(SUM([.T214:.V214])/9)*(-1)" office:value-type="float" office:value="-0" calcext:value-type="float">
            <text:p>0,000</text:p>
          </table:table-cell>
          <table:table-cell table:formula="of:=(SUM([.W214:.Y214])/9)*(-1)" office:value-type="float" office:value="-0" calcext:value-type="float">
            <text:p>0,000</text:p>
          </table:table-cell>
          <table:table-cell table:formula="of:=(SUM([.Z214:.AB21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Command Carri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table:number-columns-repeated="12"/>
          <table:table-cell table:style-name="ce51"/>
          <table:table-cell table:style-name="ce48"/>
          <table:table-cell table:style-name="ce50"/>
          <table:table-cell table:style-name="ce49" table:number-columns-repeated="3"/>
          <table:table-cell table:style-name="ce51"/>
          <table:table-cell table:style-name="ce48"/>
          <table:table-cell table:style-name="ce50"/>
          <table:table-cell table:style-name="ce49" table:number-columns-repeated="3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217:.P217])/9)*(-1)" office:value-type="float" office:value="-0" calcext:value-type="float">
            <text:p>0,000</text:p>
          </table:table-cell>
          <table:table-cell table:formula="of:=(SUM([.Q217:.S217])/9)*(-1)" office:value-type="float" office:value="-0" calcext:value-type="float">
            <text:p>0,000</text:p>
          </table:table-cell>
          <table:table-cell table:formula="of:=(SUM([.T217:.V217])/9)*(-1)" office:value-type="float" office:value="-0" calcext:value-type="float">
            <text:p>0,000</text:p>
          </table:table-cell>
          <table:table-cell table:formula="of:=(SUM([.W217:.Y217])/9)*(-1)" office:value-type="float" office:value="-0" calcext:value-type="float">
            <text:p>0,000</text:p>
          </table:table-cell>
          <table:table-cell table:formula="of:=(SUM([.Z217:.AB21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46.5" calcext:value-type="float">
            <text:p>46,500</text:p>
          </table:table-cell>
          <table:table-cell table:style-name="ce49" table:number-columns-repeated="2"/>
          <table:table-cell table:style-name="ce49" office:value-type="float" office:value="15.5" calcext:value-type="float">
            <text:p>15,500</text:p>
          </table:table-cell>
          <table:table-cell table:style-name="ce49"/>
          <table:table-cell table:style-name="ce49" office:value-type="float" office:value="31" calcext:value-type="float">
            <text:p>31,000</text:p>
          </table:table-cell>
          <table:table-cell table:style-name="ce49" office:value-type="float" office:value="15.5" calcext:value-type="float">
            <text:p>15,500</text:p>
          </table:table-cell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31" calcext:value-type="float">
            <text:p>31,000</text:p>
          </table:table-cell>
          <table:table-cell table:style-name="ce49" office:value-type="float" office:value="15.5" calcext:value-type="float">
            <text:p>15,500</text:p>
          </table:table-cell>
          <table:table-cell table:style-name="ce49"/>
          <table:table-cell table:style-name="ce49" office:value-type="float" office:value="31" calcext:value-type="float">
            <text:p>31,000</text:p>
          </table:table-cell>
          <table:table-cell table:style-name="ce51" office:value-type="float" office:value="15.5" calcext:value-type="float">
            <text:p>15,500</text:p>
          </table:table-cell>
          <table:table-cell table:style-name="ce48"/>
          <table:table-cell table:style-name="ce50" office:value-type="float" office:value="31" calcext:value-type="float">
            <text:p>31,000</text:p>
          </table:table-cell>
          <table:table-cell table:style-name="ce49" office:value-type="float" office:value="15.5" calcext:value-type="float">
            <text:p>15,500</text:p>
          </table:table-cell>
          <table:table-cell table:style-name="ce49"/>
          <table:table-cell table:style-name="ce49" office:value-type="float" office:value="31" calcext:value-type="float">
            <text:p>31,000</text:p>
          </table:table-cell>
          <table:table-cell table:style-name="ce51" office:value-type="float" office:value="15.5" calcext:value-type="float">
            <text:p>15,500</text:p>
          </table:table-cell>
          <table:table-cell table:style-name="ce48"/>
          <table:table-cell table:style-name="ce50" office:value-type="float" office:value="31" calcext:value-type="float">
            <text:p>31,000</text:p>
          </table:table-cell>
          <table:table-cell table:style-name="ce49" office:value-type="float" office:value="15.5" calcext:value-type="float">
            <text:p>15,500</text:p>
          </table:table-cell>
          <table:table-cell table:style-name="ce49"/>
          <table:table-cell table:style-name="ce49" office:value-type="float" office:value="31" calcext:value-type="float">
            <text:p>31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218:.P218])/9)*(-1)" office:value-type="float" office:value="-21.3333333333333" calcext:value-type="float">
            <text:p>-21,333</text:p>
          </table:table-cell>
          <table:table-cell table:formula="of:=(SUM([.Q218:.S218])/9)*(-1)" office:value-type="float" office:value="-5.16666666666667" calcext:value-type="float">
            <text:p>-5,167</text:p>
          </table:table-cell>
          <table:table-cell table:formula="of:=(SUM([.T218:.V218])/9)*(-1)" office:value-type="float" office:value="-5.16666666666667" calcext:value-type="float">
            <text:p>-5,167</text:p>
          </table:table-cell>
          <table:table-cell table:formula="of:=(SUM([.W218:.Y218])/9)*(-1)" office:value-type="float" office:value="-5.16666666666667" calcext:value-type="float">
            <text:p>-5,167</text:p>
          </table:table-cell>
          <table:table-cell table:formula="of:=(SUM([.Z218:.AB218])/9)*(-1)" office:value-type="float" office:value="-5.16666666666667" calcext:value-type="float">
            <text:p>-5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table:number-columns-repeated="12"/>
          <table:table-cell table:style-name="ce51"/>
          <table:table-cell table:style-name="ce48"/>
          <table:table-cell table:style-name="ce50"/>
          <table:table-cell table:style-name="ce49" table:number-columns-repeated="3"/>
          <table:table-cell table:style-name="ce51"/>
          <table:table-cell table:style-name="ce48"/>
          <table:table-cell table:style-name="ce50"/>
          <table:table-cell table:style-name="ce49" table:number-columns-repeated="3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219:.P219])/9)*(-1)" office:value-type="float" office:value="-0" calcext:value-type="float">
            <text:p>0,000</text:p>
          </table:table-cell>
          <table:table-cell table:formula="of:=(SUM([.Q219:.S219])/9)*(-1)" office:value-type="float" office:value="-0" calcext:value-type="float">
            <text:p>0,000</text:p>
          </table:table-cell>
          <table:table-cell table:formula="of:=(SUM([.T219:.V219])/9)*(-1)" office:value-type="float" office:value="-0" calcext:value-type="float">
            <text:p>0,000</text:p>
          </table:table-cell>
          <table:table-cell table:formula="of:=(SUM([.W219:.Y219])/9)*(-1)" office:value-type="float" office:value="-0" calcext:value-type="float">
            <text:p>0,000</text:p>
          </table:table-cell>
          <table:table-cell table:formula="of:=(SUM([.Z219:.AB21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22.5" calcext:value-type="float">
            <text:p>22,500</text:p>
          </table:table-cell>
          <table:table-cell table:style-name="ce49" table:number-columns-repeated="2"/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15" calcext:value-type="float">
            <text:p>1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15" calcext:value-type="float">
            <text:p>15,000</text:p>
          </table:table-cell>
          <table:table-cell table:style-name="ce51" office:value-type="float" office:value="7.5" calcext:value-type="float">
            <text:p>7,500</text:p>
          </table:table-cell>
          <table:table-cell table:style-name="ce48"/>
          <table:table-cell table:style-name="ce50" office:value-type="float" office:value="15" calcext:value-type="float">
            <text:p>1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15" calcext:value-type="float">
            <text:p>15,000</text:p>
          </table:table-cell>
          <table:table-cell table:style-name="ce51" office:value-type="float" office:value="7.5" calcext:value-type="float">
            <text:p>7,500</text:p>
          </table:table-cell>
          <table:table-cell table:style-name="ce48"/>
          <table:table-cell table:style-name="ce50" office:value-type="float" office:value="15" calcext:value-type="float">
            <text:p>15,000</text:p>
          </table:table-cell>
          <table:table-cell table:style-name="ce49" office:value-type="float" office:value="7.5" calcext:value-type="float">
            <text:p>7,500</text:p>
          </table:table-cell>
          <table:table-cell table:style-name="ce49"/>
          <table:table-cell table:style-name="ce49" office:value-type="float" office:value="15" calcext:value-type="float">
            <text:p>15,0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220:.P220])/9)*(-1)" office:value-type="float" office:value="-10.6666666666667" calcext:value-type="float">
            <text:p>-10,667</text:p>
          </table:table-cell>
          <table:table-cell table:formula="of:=(SUM([.Q220:.S220])/9)*(-1)" office:value-type="float" office:value="-2.5" calcext:value-type="float">
            <text:p>-2,500</text:p>
          </table:table-cell>
          <table:table-cell table:formula="of:=(SUM([.T220:.V220])/9)*(-1)" office:value-type="float" office:value="-2.5" calcext:value-type="float">
            <text:p>-2,500</text:p>
          </table:table-cell>
          <table:table-cell table:formula="of:=(SUM([.W220:.Y220])/9)*(-1)" office:value-type="float" office:value="-2.5" calcext:value-type="float">
            <text:p>-2,500</text:p>
          </table:table-cell>
          <table:table-cell table:formula="of:=(SUM([.Z220:.AB220])/9)*(-1)" office:value-type="float" office:value="-2.5" calcext:value-type="float">
            <text:p>-2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475" calcext:value-type="float">
            <text:p>0,475</text:p>
          </table:table-cell>
          <table:table-cell table:style-name="ce49"/>
          <table:table-cell table:style-name="ce49" office:value-type="float" office:value="0.15" calcext:value-type="float">
            <text:p>0,1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51" office:value-type="float" office:value="0.225" calcext:value-type="float">
            <text:p>0,225</text:p>
          </table:table-cell>
          <table:table-cell table:style-name="ce48"/>
          <table:table-cell table:style-name="ce50" office:value-type="float" office:value="0.25" calcext:value-type="float">
            <text:p>0,2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51" office:value-type="float" office:value="0.225" calcext:value-type="float">
            <text:p>0,225</text:p>
          </table:table-cell>
          <table:table-cell table:style-name="ce48"/>
          <table:table-cell table:style-name="ce50" office:value-type="float" office:value="0.25" calcext:value-type="float">
            <text:p>0,250</text:p>
          </table:table-cell>
          <table:table-cell table:style-name="ce49" office:value-type="float" office:value="0.225" calcext:value-type="float">
            <text:p>0,225</text:p>
          </table:table-cell>
          <table:table-cell table:style-name="ce49"/>
          <table:table-cell table:style-name="ce49" office:value-type="float" office:value="0.25" calcext:value-type="float">
            <text:p>0,25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221:.P221])/9)*(-1)" office:value-type="float" office:value="-0.227777777777778" calcext:value-type="float">
            <text:p>-0,228</text:p>
          </table:table-cell>
          <table:table-cell table:formula="of:=(SUM([.Q221:.S221])/9)*(-1)" office:value-type="float" office:value="-0.0527777777777778" calcext:value-type="float">
            <text:p>-0,053</text:p>
          </table:table-cell>
          <table:table-cell table:formula="of:=(SUM([.T221:.V221])/9)*(-1)" office:value-type="float" office:value="-0.0527777777777778" calcext:value-type="float">
            <text:p>-0,053</text:p>
          </table:table-cell>
          <table:table-cell table:formula="of:=(SUM([.W221:.Y221])/9)*(-1)" office:value-type="float" office:value="-0.0527777777777778" calcext:value-type="float">
            <text:p>-0,053</text:p>
          </table:table-cell>
          <table:table-cell table:formula="of:=(SUM([.Z221:.AB221])/9)*(-1)" office:value-type="float" office:value="-0.0527777777777778" calcext:value-type="float">
            <text:p>-0,05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435" calcext:value-type="float">
            <text:p>435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/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51" office:value-type="float" office:value="140" calcext:value-type="float">
            <text:p>140,000</text:p>
          </table:table-cell>
          <table:table-cell table:style-name="ce50" office:value-type="float" office:value="245" calcext:value-type="float">
            <text:p>245,000</text:p>
          </table:table-cell>
          <table:table-cell table:style-name="ce50" office:value-type="float" office:value="50" calcext:value-type="float">
            <text:p>50,000</text:p>
          </table:table-cell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51" office:value-type="float" office:value="140" calcext:value-type="float">
            <text:p>140,000</text:p>
          </table:table-cell>
          <table:table-cell table:style-name="ce50" office:value-type="float" office:value="245" calcext:value-type="float">
            <text:p>245,000</text:p>
          </table:table-cell>
          <table:table-cell table:style-name="ce50" office:value-type="float" office:value="50" calcext:value-type="float">
            <text:p>50,000</text:p>
          </table:table-cell>
          <table:table-cell table:style-name="ce49" office:value-type="float" office:value="140" calcext:value-type="float">
            <text:p>14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222:.P222])/9)*(-1)" office:value-type="float" office:value="-220.555555555556" calcext:value-type="float">
            <text:p>-220,556</text:p>
          </table:table-cell>
          <table:table-cell table:formula="of:=(SUM([.Q222:.S222])/9)*(-1)" office:value-type="float" office:value="-48.3333333333333" calcext:value-type="float">
            <text:p>-48,333</text:p>
          </table:table-cell>
          <table:table-cell table:formula="of:=(SUM([.T222:.V222])/9)*(-1)" office:value-type="float" office:value="-48.3333333333333" calcext:value-type="float">
            <text:p>-48,333</text:p>
          </table:table-cell>
          <table:table-cell table:formula="of:=(SUM([.W222:.Y222])/9)*(-1)" office:value-type="float" office:value="-48.3333333333333" calcext:value-type="float">
            <text:p>-48,333</text:p>
          </table:table-cell>
          <table:table-cell table:formula="of:=(SUM([.Z222:.AB222])/9)*(-1)" office:value-type="float" office:value="-48.3333333333333" calcext:value-type="float">
            <text:p>-48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73" calcext:value-type="float">
            <text:p>0,73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5" calcext:value-type="float">
            <text:p>-0,500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8" calcext:value-type="float">
            <text:p>0,8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51" office:value-type="float" office:value="0.265" calcext:value-type="float">
            <text:p>0,265</text:p>
          </table:table-cell>
          <table:table-cell table:style-name="ce50" office:value-type="float" office:value="0.6" calcext:value-type="float">
            <text:p>0,600</text:p>
          </table:table-cell>
          <table:table-cell table:style-name="ce50" office:value-type="float" office:value="-0.125" calcext:value-type="float">
            <text:p>-0,125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51" office:value-type="float" office:value="0.265" calcext:value-type="float">
            <text:p>0,265</text:p>
          </table:table-cell>
          <table:table-cell table:style-name="ce50" office:value-type="float" office:value="0.6" calcext:value-type="float">
            <text:p>0,600</text:p>
          </table:table-cell>
          <table:table-cell table:style-name="ce50" office:value-type="float" office:value="-0.125" calcext:value-type="float">
            <text:p>-0,125</text:p>
          </table:table-cell>
          <table:table-cell table:style-name="ce49" office:value-type="float" office:value="0.265" calcext:value-type="float">
            <text:p>0,26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125" calcext:value-type="float">
            <text:p>-0,125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223:.P223])/9)*(-1)" office:value-type="float" office:value="-0.361111111111111" calcext:value-type="float">
            <text:p>-0,361</text:p>
          </table:table-cell>
          <table:table-cell table:formula="of:=(SUM([.Q223:.S223])/9)*(-1)" office:value-type="float" office:value="-0.0822222222222222" calcext:value-type="float">
            <text:p>-0,082</text:p>
          </table:table-cell>
          <table:table-cell table:formula="of:=(SUM([.T223:.V223])/9)*(-1)" office:value-type="float" office:value="-0.0822222222222222" calcext:value-type="float">
            <text:p>-0,082</text:p>
          </table:table-cell>
          <table:table-cell table:formula="of:=(SUM([.W223:.Y223])/9)*(-1)" office:value-type="float" office:value="-0.0822222222222222" calcext:value-type="float">
            <text:p>-0,082</text:p>
          </table:table-cell>
          <table:table-cell table:formula="of:=(SUM([.Z223:.AB223])/9)*(-1)" office:value-type="float" office:value="-0.0822222222222222" calcext:value-type="float">
            <text:p>-0,08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51"/>
          <table:table-cell table:style-name="ce48" table:number-columns-repeated="2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224:.P224])/9)*(-1)" office:value-type="float" office:value="-0" calcext:value-type="float">
            <text:p>0,000</text:p>
          </table:table-cell>
          <table:table-cell table:formula="of:=(SUM([.Q224:.S224])/9)*(-1)" office:value-type="float" office:value="-0" calcext:value-type="float">
            <text:p>0,000</text:p>
          </table:table-cell>
          <table:table-cell table:formula="of:=(SUM([.T224:.V224])/9)*(-1)" office:value-type="float" office:value="-0" calcext:value-type="float">
            <text:p>0,000</text:p>
          </table:table-cell>
          <table:table-cell table:formula="of:=(SUM([.W224:.Y224])/9)*(-1)" office:value-type="float" office:value="-0" calcext:value-type="float">
            <text:p>0,000</text:p>
          </table:table-cell>
          <table:table-cell table:formula="of:=(SUM([.Z224:.AB22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7.5" calcext:value-type="float">
            <text:p>7,500</text:p>
          </table:table-cell>
          <table:table-cell table:style-name="ce49" table:number-columns-repeated="2"/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2.5" calcext:value-type="float">
            <text:p>2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2.5" calcext:value-type="float">
            <text:p>2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225:.P225])/9)*(-1)" office:value-type="float" office:value="-3.33333333333333" calcext:value-type="float">
            <text:p>-3,333</text:p>
          </table:table-cell>
          <table:table-cell table:formula="of:=(SUM([.Q225:.S225])/9)*(-1)" office:value-type="float" office:value="-0.833333333333333" calcext:value-type="float">
            <text:p>-0,833</text:p>
          </table:table-cell>
          <table:table-cell table:formula="of:=(SUM([.T225:.V225])/9)*(-1)" office:value-type="float" office:value="-0.833333333333333" calcext:value-type="float">
            <text:p>-0,833</text:p>
          </table:table-cell>
          <table:table-cell table:formula="of:=(SUM([.W225:.Y225])/9)*(-1)" office:value-type="float" office:value="-0.833333333333333" calcext:value-type="float">
            <text:p>-0,833</text:p>
          </table:table-cell>
          <table:table-cell table:formula="of:=(SUM([.Z225:.AB225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1.75" calcext:value-type="float">
            <text:p>1,750</text:p>
          </table:table-cell>
          <table:table-cell table:style-name="ce49" table:number-columns-repeated="2"/>
          <table:table-cell table:style-name="ce49" office:value-type="float" office:value="1.75" calcext:value-type="float">
            <text:p>1,750</text:p>
          </table:table-cell>
          <table:table-cell table:style-name="ce49" table:number-columns-repeated="2"/>
          <table:table-cell table:style-name="ce49" office:value-type="float" office:value="1.75" calcext:value-type="float">
            <text:p>1,75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/>
          <table:table-cell table:style-name="ce49" office:value-type="float" office:value="3.1" calcext:value-type="float">
            <text:p>3,10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0.55" calcext:value-type="float">
            <text:p>0,550</text:p>
          </table:table-cell>
          <table:table-cell table:style-name="ce51" office:value-type="float" office:value="2.55" calcext:value-type="float">
            <text:p>2,550</text:p>
          </table:table-cell>
          <table:table-cell table:style-name="ce48" office:value-type="float" office:value="1.15" calcext:value-type="float">
            <text:p>1,150</text:p>
          </table:table-cell>
          <table:table-cell table:style-name="ce48"/>
          <table:table-cell table:style-name="ce49" office:value-type="float" office:value="3.1" calcext:value-type="float">
            <text:p>3,10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0.55" calcext:value-type="float">
            <text:p>0,550</text:p>
          </table:table-cell>
          <table:table-cell table:style-name="ce51" office:value-type="float" office:value="2.55" calcext:value-type="float">
            <text:p>2,550</text:p>
          </table:table-cell>
          <table:table-cell table:style-name="ce48" office:value-type="float" office:value="1.15" calcext:value-type="float">
            <text:p>1,150</text:p>
          </table:table-cell>
          <table:table-cell table:style-name="ce48"/>
          <table:table-cell table:style-name="ce49" office:value-type="float" office:value="3.1" calcext:value-type="float">
            <text:p>3,10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0.55" calcext:value-type="float">
            <text:p>0,55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226:.P226])/9)*(-1)" office:value-type="float" office:value="-1.12222222222222" calcext:value-type="float">
            <text:p>-1,122</text:p>
          </table:table-cell>
          <table:table-cell table:formula="of:=(SUM([.Q226:.S226])/9)*(-1)" office:value-type="float" office:value="-0.411111111111111" calcext:value-type="float">
            <text:p>-0,411</text:p>
          </table:table-cell>
          <table:table-cell table:formula="of:=(SUM([.T226:.V226])/9)*(-1)" office:value-type="float" office:value="-0.472222222222222" calcext:value-type="float">
            <text:p>-0,472</text:p>
          </table:table-cell>
          <table:table-cell table:formula="of:=(SUM([.W226:.Y226])/9)*(-1)" office:value-type="float" office:value="-0.411111111111111" calcext:value-type="float">
            <text:p>-0,411</text:p>
          </table:table-cell>
          <table:table-cell table:formula="of:=(SUM([.Z226:.AB226])/9)*(-1)" office:value-type="float" office:value="-0.472222222222222" calcext:value-type="float">
            <text:p>-0,47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227:.P227])/9)*(-1)" office:value-type="float" office:value="-0" calcext:value-type="float">
            <text:p>0,000</text:p>
          </table:table-cell>
          <table:table-cell table:formula="of:=(SUM([.Q227:.S227])/9)*(-1)" office:value-type="float" office:value="-0" calcext:value-type="float">
            <text:p>0,000</text:p>
          </table:table-cell>
          <table:table-cell table:formula="of:=(SUM([.T227:.V227])/9)*(-1)" office:value-type="float" office:value="-0" calcext:value-type="float">
            <text:p>0,000</text:p>
          </table:table-cell>
          <table:table-cell table:formula="of:=(SUM([.W227:.Y227])/9)*(-1)" office:value-type="float" office:value="-0" calcext:value-type="float">
            <text:p>0,000</text:p>
          </table:table-cell>
          <table:table-cell table:formula="of:=(SUM([.Z227:.AB22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Super Carri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table:number-columns-repeated="12"/>
          <table:table-cell table:style-name="ce48" table:number-columns-repeated="2"/>
          <table:table-cell table:style-name="ce50"/>
          <table:table-cell table:style-name="ce49" table:number-columns-repeated="3"/>
          <table:table-cell table:style-name="ce50"/>
          <table:table-cell table:style-name="ce48"/>
          <table:table-cell table:style-name="ce50"/>
          <table:table-cell table:style-name="ce49" table:number-columns-repeated="3"/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230:.P230])/9)*(-1)" office:value-type="float" office:value="-0" calcext:value-type="float">
            <text:p>0,000</text:p>
          </table:table-cell>
          <table:table-cell table:formula="of:=(SUM([.Q230:.S230])/9)*(-1)" office:value-type="float" office:value="-0" calcext:value-type="float">
            <text:p>0,000</text:p>
          </table:table-cell>
          <table:table-cell table:formula="of:=(SUM([.T230:.V230])/9)*(-1)" office:value-type="float" office:value="-0" calcext:value-type="float">
            <text:p>0,000</text:p>
          </table:table-cell>
          <table:table-cell table:formula="of:=(SUM([.W230:.Y230])/9)*(-1)" office:value-type="float" office:value="-0" calcext:value-type="float">
            <text:p>0,000</text:p>
          </table:table-cell>
          <table:table-cell table:formula="of:=(SUM([.Z230:.AB23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23.5" calcext:value-type="float">
            <text:p>23,500</text:p>
          </table:table-cell>
          <table:table-cell table:style-name="ce49" table:number-columns-repeated="4"/>
          <table:table-cell table:style-name="ce49" office:value-type="float" office:value="23.5" calcext:value-type="float">
            <text:p>23,500</text:p>
          </table:table-cell>
          <table:table-cell table:style-name="ce49" table:number-columns-repeated="2"/>
          <table:table-cell table:style-name="ce49" office:value-type="float" office:value="23.5" calcext:value-type="float">
            <text:p>23,500</text:p>
          </table:table-cell>
          <table:table-cell table:style-name="ce49" table:number-columns-repeated="2"/>
          <table:table-cell table:style-name="ce49" office:value-type="float" office:value="23.5" calcext:value-type="float">
            <text:p>23,500</text:p>
          </table:table-cell>
          <table:table-cell table:style-name="ce48" table:number-columns-repeated="2"/>
          <table:table-cell table:style-name="ce50" office:value-type="float" office:value="23.5" calcext:value-type="float">
            <text:p>23,500</text:p>
          </table:table-cell>
          <table:table-cell table:style-name="ce49"/>
          <table:table-cell table:style-name="ce49" office:value-type="float" office:value="10.75" calcext:value-type="float">
            <text:p>10,750</text:p>
          </table:table-cell>
          <table:table-cell table:style-name="ce49" office:value-type="float" office:value="23.5" calcext:value-type="float">
            <text:p>23,500</text:p>
          </table:table-cell>
          <table:table-cell table:style-name="ce50" office:value-type="float" office:value="10.75" calcext:value-type="float">
            <text:p>10,750</text:p>
          </table:table-cell>
          <table:table-cell table:style-name="ce48"/>
          <table:table-cell table:style-name="ce50" office:value-type="float" office:value="23.5" calcext:value-type="float">
            <text:p>23,500</text:p>
          </table:table-cell>
          <table:table-cell table:style-name="ce49" office:value-type="float" office:value="10.75" calcext:value-type="float">
            <text:p>10,750</text:p>
          </table:table-cell>
          <table:table-cell table:style-name="ce49"/>
          <table:table-cell table:style-name="ce49" office:value-type="float" office:value="23.5" calcext:value-type="float">
            <text:p>23,5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231:.P231])/9)*(-1)" office:value-type="float" office:value="-10.4444444444444" calcext:value-type="float">
            <text:p>-10,444</text:p>
          </table:table-cell>
          <table:table-cell table:formula="of:=(SUM([.Q231:.S231])/9)*(-1)" office:value-type="float" office:value="-2.61111111111111" calcext:value-type="float">
            <text:p>-2,611</text:p>
          </table:table-cell>
          <table:table-cell table:formula="of:=(SUM([.T231:.V231])/9)*(-1)" office:value-type="float" office:value="-3.80555555555556" calcext:value-type="float">
            <text:p>-3,806</text:p>
          </table:table-cell>
          <table:table-cell table:formula="of:=(SUM([.W231:.Y231])/9)*(-1)" office:value-type="float" office:value="-3.80555555555556" calcext:value-type="float">
            <text:p>-3,806</text:p>
          </table:table-cell>
          <table:table-cell table:formula="of:=(SUM([.Z231:.AB231])/9)*(-1)" office:value-type="float" office:value="-3.80555555555556" calcext:value-type="float">
            <text:p>-3,80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table:number-columns-repeated="12"/>
          <table:table-cell table:style-name="ce48" table:number-columns-repeated="2"/>
          <table:table-cell table:style-name="ce50"/>
          <table:table-cell table:style-name="ce49" table:number-columns-repeated="3"/>
          <table:table-cell table:style-name="ce50"/>
          <table:table-cell table:style-name="ce48"/>
          <table:table-cell table:style-name="ce50"/>
          <table:table-cell table:style-name="ce49" table:number-columns-repeated="3"/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232:.P232])/9)*(-1)" office:value-type="float" office:value="-0" calcext:value-type="float">
            <text:p>0,000</text:p>
          </table:table-cell>
          <table:table-cell table:formula="of:=(SUM([.Q232:.S232])/9)*(-1)" office:value-type="float" office:value="-0" calcext:value-type="float">
            <text:p>0,000</text:p>
          </table:table-cell>
          <table:table-cell table:formula="of:=(SUM([.T232:.V232])/9)*(-1)" office:value-type="float" office:value="-0" calcext:value-type="float">
            <text:p>0,000</text:p>
          </table:table-cell>
          <table:table-cell table:formula="of:=(SUM([.W232:.Y232])/9)*(-1)" office:value-type="float" office:value="-0" calcext:value-type="float">
            <text:p>0,000</text:p>
          </table:table-cell>
          <table:table-cell table:formula="of:=(SUM([.Z232:.AB23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office:value-type="float" office:value="12.5" calcext:value-type="float">
            <text:p>12,500</text:p>
          </table:table-cell>
          <table:table-cell table:style-name="ce49" table:number-columns-repeated="4"/>
          <table:table-cell table:style-name="ce49" office:value-type="float" office:value="12.5" calcext:value-type="float">
            <text:p>12,500</text:p>
          </table:table-cell>
          <table:table-cell table:style-name="ce49" table:number-columns-repeated="2"/>
          <table:table-cell table:style-name="ce49" office:value-type="float" office:value="12.5" calcext:value-type="float">
            <text:p>12,500</text:p>
          </table:table-cell>
          <table:table-cell table:style-name="ce49" table:number-columns-repeated="2"/>
          <table:table-cell table:style-name="ce49" office:value-type="float" office:value="12.5" calcext:value-type="float">
            <text:p>12,500</text:p>
          </table:table-cell>
          <table:table-cell table:style-name="ce48" table:number-columns-repeated="2"/>
          <table:table-cell table:style-name="ce50" office:value-type="float" office:value="12.5" calcext:value-type="float">
            <text:p>12,500</text:p>
          </table:table-cell>
          <table:table-cell table:style-name="ce49"/>
          <table:table-cell table:style-name="ce49" office:value-type="float" office:value="8.75" calcext:value-type="float">
            <text:p>8,750</text:p>
          </table:table-cell>
          <table:table-cell table:style-name="ce49" office:value-type="float" office:value="12.5" calcext:value-type="float">
            <text:p>12,500</text:p>
          </table:table-cell>
          <table:table-cell table:style-name="ce50" office:value-type="float" office:value="8.75" calcext:value-type="float">
            <text:p>8,750</text:p>
          </table:table-cell>
          <table:table-cell table:style-name="ce48"/>
          <table:table-cell table:style-name="ce50" office:value-type="float" office:value="12.5" calcext:value-type="float">
            <text:p>12,500</text:p>
          </table:table-cell>
          <table:table-cell table:style-name="ce49" office:value-type="float" office:value="8.75" calcext:value-type="float">
            <text:p>8,750</text:p>
          </table:table-cell>
          <table:table-cell table:style-name="ce49"/>
          <table:table-cell table:style-name="ce49" office:value-type="float" office:value="12.5" calcext:value-type="float">
            <text:p>12,5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233:.P233])/9)*(-1)" office:value-type="float" office:value="-5.55555555555556" calcext:value-type="float">
            <text:p>-5,556</text:p>
          </table:table-cell>
          <table:table-cell table:formula="of:=(SUM([.Q233:.S233])/9)*(-1)" office:value-type="float" office:value="-1.38888888888889" calcext:value-type="float">
            <text:p>-1,389</text:p>
          </table:table-cell>
          <table:table-cell table:formula="of:=(SUM([.T233:.V233])/9)*(-1)" office:value-type="float" office:value="-2.36111111111111" calcext:value-type="float">
            <text:p>-2,361</text:p>
          </table:table-cell>
          <table:table-cell table:formula="of:=(SUM([.W233:.Y233])/9)*(-1)" office:value-type="float" office:value="-2.36111111111111" calcext:value-type="float">
            <text:p>-2,361</text:p>
          </table:table-cell>
          <table:table-cell table:formula="of:=(SUM([.Z233:.AB233])/9)*(-1)" office:value-type="float" office:value="-2.36111111111111" calcext:value-type="float">
            <text:p>-2,36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13" calcext:value-type="float">
            <text:p>0,130</text:p>
          </table:table-cell>
          <table:table-cell table:style-name="ce49" table:number-columns-repeated="4"/>
          <table:table-cell table:style-name="ce49" office:value-type="float" office:value="0.13" calcext:value-type="float">
            <text:p>0,130</text:p>
          </table:table-cell>
          <table:table-cell table:style-name="ce49" table:number-columns-repeated="2"/>
          <table:table-cell table:style-name="ce49" office:value-type="float" office:value="0.13" calcext:value-type="float">
            <text:p>0,130</text:p>
          </table:table-cell>
          <table:table-cell table:style-name="ce49" table:number-columns-repeated="2"/>
          <table:table-cell table:style-name="ce49" office:value-type="float" office:value="0.13" calcext:value-type="float">
            <text:p>0,130</text:p>
          </table:table-cell>
          <table:table-cell table:style-name="ce48" table:number-columns-repeated="2"/>
          <table:table-cell table:style-name="ce50" office:value-type="float" office:value="0.13" calcext:value-type="float">
            <text:p>0,130</text:p>
          </table:table-cell>
          <table:table-cell table:style-name="ce49"/>
          <table:table-cell table:style-name="ce49" office:value-type="float" office:value="0.565" calcext:value-type="float">
            <text:p>0,565</text:p>
          </table:table-cell>
          <table:table-cell table:style-name="ce49" office:value-type="float" office:value="0.38" calcext:value-type="float">
            <text:p>0,380</text:p>
          </table:table-cell>
          <table:table-cell table:style-name="ce50" office:value-type="float" office:value="0.315" calcext:value-type="float">
            <text:p>0,315</text:p>
          </table:table-cell>
          <table:table-cell table:style-name="ce48"/>
          <table:table-cell table:style-name="ce50" office:value-type="float" office:value="0.38" calcext:value-type="float">
            <text:p>0,380</text:p>
          </table:table-cell>
          <table:table-cell table:style-name="ce49" office:value-type="float" office:value="0.315" calcext:value-type="float">
            <text:p>0,315</text:p>
          </table:table-cell>
          <table:table-cell table:style-name="ce49"/>
          <table:table-cell table:style-name="ce49" office:value-type="float" office:value="0.38" calcext:value-type="float">
            <text:p>0,38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234:.P234])/9)*(-1)" office:value-type="float" office:value="-0.0577777777777778" calcext:value-type="float">
            <text:p>-0,058</text:p>
          </table:table-cell>
          <table:table-cell table:formula="of:=(SUM([.Q234:.S234])/9)*(-1)" office:value-type="float" office:value="-0.0144444444444444" calcext:value-type="float">
            <text:p>-0,014</text:p>
          </table:table-cell>
          <table:table-cell table:formula="of:=(SUM([.T234:.V234])/9)*(-1)" office:value-type="float" office:value="-0.105" calcext:value-type="float">
            <text:p>-0,105</text:p>
          </table:table-cell>
          <table:table-cell table:formula="of:=(SUM([.W234:.Y234])/9)*(-1)" office:value-type="float" office:value="-0.0772222222222222" calcext:value-type="float">
            <text:p>-0,077</text:p>
          </table:table-cell>
          <table:table-cell table:formula="of:=(SUM([.Z234:.AB234])/9)*(-1)" office:value-type="float" office:value="-0.0772222222222222" calcext:value-type="float">
            <text:p>-0,07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295" calcext:value-type="float">
            <text:p>295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table:number-columns-repeated="2"/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/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9"/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8"/>
          <table:table-cell table:style-name="ce50" office:value-type="float" office:value="245" calcext:value-type="float">
            <text:p>245,000</text:p>
          </table:table-cell>
          <table:table-cell table:style-name="ce50" office:value-type="float" office:value="50" calcext:value-type="float">
            <text:p>50,000</text:p>
          </table:table-cell>
          <table:table-cell table:style-name="ce49"/>
          <table:table-cell table:style-name="ce49" office:value-type="float" office:value="395" calcext:value-type="float">
            <text:p>39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50" office:value-type="float" office:value="150" calcext:value-type="float">
            <text:p>150,000</text:p>
          </table:table-cell>
          <table:table-cell table:style-name="ce50" office:value-type="float" office:value="245" calcext:value-type="float">
            <text:p>245,000</text:p>
          </table:table-cell>
          <table:table-cell table:style-name="ce50" office:value-type="float" office:value="50" calcext:value-type="float">
            <text:p>50,000</text:p>
          </table:table-cell>
          <table:table-cell table:style-name="ce49" office:value-type="float" office:value="150" calcext:value-type="float">
            <text:p>150,000</text:p>
          </table:table-cell>
          <table:table-cell table:style-name="ce49" office:value-type="float" office:value="245" calcext:value-type="float">
            <text:p>245,000</text:p>
          </table:table-cell>
          <table:table-cell table:style-name="ce49" office:value-type="float" office:value="50" calcext:value-type="float">
            <text:p>5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235:.P235])/9)*(-1)" office:value-type="float" office:value="-158.333333333333" calcext:value-type="float">
            <text:p>-158,333</text:p>
          </table:table-cell>
          <table:table-cell table:formula="of:=(SUM([.Q235:.S235])/9)*(-1)" office:value-type="float" office:value="-32.7777777777778" calcext:value-type="float">
            <text:p>-32,778</text:p>
          </table:table-cell>
          <table:table-cell table:formula="of:=(SUM([.T235:.V235])/9)*(-1)" office:value-type="float" office:value="-49.4444444444444" calcext:value-type="float">
            <text:p>-49,444</text:p>
          </table:table-cell>
          <table:table-cell table:formula="of:=(SUM([.W235:.Y235])/9)*(-1)" office:value-type="float" office:value="-49.4444444444444" calcext:value-type="float">
            <text:p>-49,444</text:p>
          </table:table-cell>
          <table:table-cell table:formula="of:=(SUM([.Z235:.AB235])/9)*(-1)" office:value-type="float" office:value="-49.4444444444444" calcext:value-type="float">
            <text:p>-49,44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875" calcext:value-type="float">
            <text:p>0,875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table:number-columns-repeated="2"/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0.275" calcext:value-type="float">
            <text:p>0,275</text:p>
          </table:table-cell>
          <table:table-cell table:style-name="ce49"/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0.275" calcext:value-type="float">
            <text:p>0,275</text:p>
          </table:table-cell>
          <table:table-cell table:style-name="ce49"/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0.275" calcext:value-type="float">
            <text:p>0,275</text:p>
          </table:table-cell>
          <table:table-cell table:style-name="ce48"/>
          <table:table-cell table:style-name="ce50" office:value-type="float" office:value="0.6" calcext:value-type="float">
            <text:p>0,600</text:p>
          </table:table-cell>
          <table:table-cell table:style-name="ce50" office:value-type="float" office:value="0.275" calcext:value-type="float">
            <text:p>0,275</text:p>
          </table:table-cell>
          <table:table-cell table:style-name="ce49"/>
          <table:table-cell table:style-name="ce49" office:value-type="float" office:value="-0.39" calcext:value-type="float">
            <text:p>-0,390</text:p>
          </table:table-cell>
          <table:table-cell table:style-name="ce49" office:value-type="float" office:value="-0.225" calcext:value-type="float">
            <text:p>-0,225</text:p>
          </table:table-cell>
          <table:table-cell table:style-name="ce50" office:value-type="float" office:value="0.29" calcext:value-type="float">
            <text:p>0,290</text:p>
          </table:table-cell>
          <table:table-cell table:style-name="ce50" office:value-type="float" office:value="0.6" calcext:value-type="float">
            <text:p>0,600</text:p>
          </table:table-cell>
          <table:table-cell table:style-name="ce50" office:value-type="float" office:value="-0.225" calcext:value-type="float">
            <text:p>-0,225</text:p>
          </table:table-cell>
          <table:table-cell table:style-name="ce49" office:value-type="float" office:value="0.29" calcext:value-type="float">
            <text:p>0,290</text:p>
          </table:table-cell>
          <table:table-cell table:style-name="ce49" office:value-type="float" office:value="0.6" calcext:value-type="float">
            <text:p>0,600</text:p>
          </table:table-cell>
          <table:table-cell table:style-name="ce49" office:value-type="float" office:value="-0.225" calcext:value-type="float">
            <text:p>-0,225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236:.P236])/9)*(-1)" office:value-type="float" office:value="-0.455555555555555" calcext:value-type="float">
            <text:p>-0,456</text:p>
          </table:table-cell>
          <table:table-cell table:formula="of:=(SUM([.Q236:.S236])/9)*(-1)" office:value-type="float" office:value="-0.0972222222222222" calcext:value-type="float">
            <text:p>-0,097</text:p>
          </table:table-cell>
          <table:table-cell table:formula="of:=(SUM([.T236:.V236])/9)*(-1)" office:value-type="float" office:value="0.0683333333333333" calcext:value-type="float">
            <text:p>0,068</text:p>
          </table:table-cell>
          <table:table-cell table:formula="of:=(SUM([.W236:.Y236])/9)*(-1)" office:value-type="float" office:value="-0.0738888888888889" calcext:value-type="float">
            <text:p>-0,074</text:p>
          </table:table-cell>
          <table:table-cell table:formula="of:=(SUM([.Z236:.AB236])/9)*(-1)" office:value-type="float" office:value="-0.0738888888888889" calcext:value-type="float">
            <text:p>-0,07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50"/>
          <table:table-cell table:style-name="ce48" table:number-columns-repeated="2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237:.P237])/9)*(-1)" office:value-type="float" office:value="-0" calcext:value-type="float">
            <text:p>0,000</text:p>
          </table:table-cell>
          <table:table-cell table:formula="of:=(SUM([.Q237:.S237])/9)*(-1)" office:value-type="float" office:value="-0" calcext:value-type="float">
            <text:p>0,000</text:p>
          </table:table-cell>
          <table:table-cell table:formula="of:=(SUM([.T237:.V237])/9)*(-1)" office:value-type="float" office:value="-0" calcext:value-type="float">
            <text:p>0,000</text:p>
          </table:table-cell>
          <table:table-cell table:formula="of:=(SUM([.W237:.Y237])/9)*(-1)" office:value-type="float" office:value="-0" calcext:value-type="float">
            <text:p>0,000</text:p>
          </table:table-cell>
          <table:table-cell table:formula="of:=(SUM([.Z237:.AB23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7" calcext:value-type="float">
            <text:p>7,000</text:p>
          </table:table-cell>
          <table:table-cell table:style-name="ce49" table:number-columns-repeated="4"/>
          <table:table-cell table:style-name="ce49" office:value-type="float" office:value="7" calcext:value-type="float">
            <text:p>7,000</text:p>
          </table:table-cell>
          <table:table-cell table:style-name="ce49" table:number-columns-repeated="2"/>
          <table:table-cell table:style-name="ce49" office:value-type="float" office:value="7" calcext:value-type="float">
            <text:p>7,000</text:p>
          </table:table-cell>
          <table:table-cell table:style-name="ce49" table:number-columns-repeated="2"/>
          <table:table-cell table:style-name="ce49" office:value-type="float" office:value="7" calcext:value-type="float">
            <text:p>7,000</text:p>
          </table:table-cell>
          <table:table-cell table:style-name="ce48" table:number-columns-repeated="2"/>
          <table:table-cell table:style-name="ce48" office:value-type="float" office:value="7" calcext:value-type="float">
            <text:p>7,000</text:p>
          </table:table-cell>
          <table:table-cell table:style-name="ce49"/>
          <table:table-cell table:style-name="ce49" office:value-type="float" office:value="3.5" calcext:value-type="float">
            <text:p>3,500</text:p>
          </table:table-cell>
          <table:table-cell table:style-name="ce49" office:value-type="float" office:value="7" calcext:value-type="float">
            <text:p>7,000</text:p>
          </table:table-cell>
          <table:table-cell table:style-name="ce50" office:value-type="float" office:value="3.5" calcext:value-type="float">
            <text:p>3,500</text:p>
          </table:table-cell>
          <table:table-cell table:style-name="ce48"/>
          <table:table-cell table:style-name="ce48" office:value-type="float" office:value="7" calcext:value-type="float">
            <text:p>7,000</text:p>
          </table:table-cell>
          <table:table-cell table:style-name="ce49" office:value-type="float" office:value="3.5" calcext:value-type="float">
            <text:p>3,500</text:p>
          </table:table-cell>
          <table:table-cell table:style-name="ce49"/>
          <table:table-cell table:style-name="ce49" office:value-type="float" office:value="7" calcext:value-type="float">
            <text:p>7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238:.P238])/9)*(-1)" office:value-type="float" office:value="-3.11111111111111" calcext:value-type="float">
            <text:p>-3,111</text:p>
          </table:table-cell>
          <table:table-cell table:formula="of:=(SUM([.Q238:.S238])/9)*(-1)" office:value-type="float" office:value="-0.777777777777778" calcext:value-type="float">
            <text:p>-0,778</text:p>
          </table:table-cell>
          <table:table-cell table:formula="of:=(SUM([.T238:.V238])/9)*(-1)" office:value-type="float" office:value="-1.16666666666667" calcext:value-type="float">
            <text:p>-1,167</text:p>
          </table:table-cell>
          <table:table-cell table:formula="of:=(SUM([.W238:.Y238])/9)*(-1)" office:value-type="float" office:value="-1.16666666666667" calcext:value-type="float">
            <text:p>-1,167</text:p>
          </table:table-cell>
          <table:table-cell table:formula="of:=(SUM([.Z238:.AB238])/9)*(-1)" office:value-type="float" office:value="-1.16666666666667" calcext:value-type="float">
            <text:p>-1,1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7"/>
          <table:table-cell table:style-name="ce49" office:value-type="float" office:value="0.85" calcext:value-type="float">
            <text:p>0,850</text:p>
          </table:table-cell>
          <table:table-cell table:style-name="ce49"/>
          <table:table-cell table:style-name="ce49" office:value-type="float" office:value="1.75" calcext:value-type="float">
            <text:p>1,75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8" office:value-type="float" office:value="1.85" calcext:value-type="float">
            <text:p>1,850</text:p>
          </table:table-cell>
          <table:table-cell table:style-name="ce48" office:value-type="float" office:value="0.75" calcext:value-type="float">
            <text:p>0,750</text:p>
          </table:table-cell>
          <table:table-cell table:style-name="ce48" office:value-type="float" office:value="0.85" calcext:value-type="float">
            <text:p>0,850</text:p>
          </table:table-cell>
          <table:table-cell table:style-name="ce49" office:value-type="float" office:value="1.75" calcext:value-type="float">
            <text:p>1,750</text:p>
          </table:table-cell>
          <table:table-cell table:style-name="ce49" office:value-type="float" office:value="2.85" calcext:value-type="float">
            <text:p>2,8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50" office:value-type="float" office:value="3.85" calcext:value-type="float">
            <text:p>3,850</text:p>
          </table:table-cell>
          <table:table-cell table:style-name="ce48" office:value-type="float" office:value="0.75" calcext:value-type="float">
            <text:p>0,750</text:p>
          </table:table-cell>
          <table:table-cell table:style-name="ce48" office:value-type="float" office:value="0.85" calcext:value-type="float">
            <text:p>0,850</text:p>
          </table:table-cell>
          <table:table-cell table:style-name="ce49" office:value-type="float" office:value="3.75" calcext:value-type="float">
            <text:p>3,750</text:p>
          </table:table-cell>
          <table:table-cell table:style-name="ce49" office:value-type="float" office:value="0.85" calcext:value-type="float">
            <text:p>0,85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239:.P239])/9)*(-1)" office:value-type="float" office:value="-0.466666666666667" calcext:value-type="float">
            <text:p>-0,467</text:p>
          </table:table-cell>
          <table:table-cell table:formula="of:=(SUM([.Q239:.S239])/9)*(-1)" office:value-type="float" office:value="-0.383333333333333" calcext:value-type="float">
            <text:p>-0,383</text:p>
          </table:table-cell>
          <table:table-cell table:formula="of:=(SUM([.T239:.V239])/9)*(-1)" office:value-type="float" office:value="-0.594444444444444" calcext:value-type="float">
            <text:p>-0,594</text:p>
          </table:table-cell>
          <table:table-cell table:formula="of:=(SUM([.W239:.Y239])/9)*(-1)" office:value-type="float" office:value="-0.605555555555556" calcext:value-type="float">
            <text:p>-0,606</text:p>
          </table:table-cell>
          <table:table-cell table:formula="of:=(SUM([.Z239:.AB239])/9)*(-1)" office:value-type="float" office:value="-0.594444444444444" calcext:value-type="float">
            <text:p>-0,59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240:.P240])/9)*(-1)" office:value-type="float" office:value="-0" calcext:value-type="float">
            <text:p>0,000</text:p>
          </table:table-cell>
          <table:table-cell table:formula="of:=(SUM([.Q240:.S240])/9)*(-1)" office:value-type="float" office:value="-0" calcext:value-type="float">
            <text:p>0,000</text:p>
          </table:table-cell>
          <table:table-cell table:formula="of:=(SUM([.T240:.V240])/9)*(-1)" office:value-type="float" office:value="-0" calcext:value-type="float">
            <text:p>0,000</text:p>
          </table:table-cell>
          <table:table-cell table:formula="of:=(SUM([.W240:.Y240])/9)*(-1)" office:value-type="float" office:value="-0" calcext:value-type="float">
            <text:p>0,000</text:p>
          </table:table-cell>
          <table:table-cell table:formula="of:=(SUM([.Z240:.AB24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Convoy Raider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3" calcext:value-type="float">
            <text:p>3,000</text:p>
          </table:table-cell>
          <table:table-cell table:style-name="ce48" table:number-columns-repeated="2"/>
          <table:table-cell table:style-name="ce50" office:value-type="float" office:value="1" calcext:value-type="float">
            <text:p>1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8"/>
          <table:table-cell table:style-name="ce48" office:value-type="float" office:value="2" calcext:value-type="float">
            <text:p>2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243:.P243])/9)*(-1)" office:value-type="float" office:value="-1.22222222222222" calcext:value-type="float">
            <text:p>-1,222</text:p>
          </table:table-cell>
          <table:table-cell table:formula="of:=(SUM([.Q243:.S243])/9)*(-1)" office:value-type="float" office:value="-0.111111111111111" calcext:value-type="float">
            <text:p>-0,111</text:p>
          </table:table-cell>
          <table:table-cell table:formula="of:=(SUM([.T243:.V243])/9)*(-1)" office:value-type="float" office:value="-0.333333333333333" calcext:value-type="float">
            <text:p>-0,333</text:p>
          </table:table-cell>
          <table:table-cell table:formula="of:=(SUM([.W243:.Y243])/9)*(-1)" office:value-type="float" office:value="-0.333333333333333" calcext:value-type="float">
            <text:p>-0,333</text:p>
          </table:table-cell>
          <table:table-cell table:formula="of:=(SUM([.Z243:.AB243])/9)*(-1)" office:value-type="float" office:value="-0.333333333333333" calcext:value-type="float">
            <text:p>-0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table:number-columns-repeated="12"/>
          <table:table-cell table:style-name="ce48" table:number-columns-repeated="2"/>
          <table:table-cell table:style-name="ce50"/>
          <table:table-cell table:style-name="ce49" table:number-columns-repeated="3"/>
          <table:table-cell table:style-name="ce48" table:number-columns-repeated="2"/>
          <table:table-cell table:style-name="ce49" table:number-columns-repeated="4"/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244:.P244])/9)*(-1)" office:value-type="float" office:value="-0" calcext:value-type="float">
            <text:p>0,000</text:p>
          </table:table-cell>
          <table:table-cell table:formula="of:=(SUM([.Q244:.S244])/9)*(-1)" office:value-type="float" office:value="-0" calcext:value-type="float">
            <text:p>0,000</text:p>
          </table:table-cell>
          <table:table-cell table:formula="of:=(SUM([.T244:.V244])/9)*(-1)" office:value-type="float" office:value="-0" calcext:value-type="float">
            <text:p>0,000</text:p>
          </table:table-cell>
          <table:table-cell table:formula="of:=(SUM([.W244:.Y244])/9)*(-1)" office:value-type="float" office:value="-0" calcext:value-type="float">
            <text:p>0,000</text:p>
          </table:table-cell>
          <table:table-cell table:formula="of:=(SUM([.Z244:.AB244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8" office:value-type="float" office:value="1" calcext:value-type="float">
            <text:p>1,000</text:p>
          </table:table-cell>
          <table:table-cell table:style-name="ce48"/>
          <table:table-cell table:style-name="ce50" office:value-type="float" office:value="3" calcext:value-type="float">
            <text:p>3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8" office:value-type="float" office:value="1" calcext:value-type="float">
            <text:p>1,000</text:p>
          </table:table-cell>
          <table:table-cell table:style-name="ce48" office:value-type="float" office:value="2" calcext:value-type="float">
            <text:p>2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245:.P245])/9)*(-1)" office:value-type="float" office:value="-2.33333333333333" calcext:value-type="float">
            <text:p>-2,333</text:p>
          </table:table-cell>
          <table:table-cell table:formula="of:=(SUM([.Q245:.S245])/9)*(-1)" office:value-type="float" office:value="-0.444444444444444" calcext:value-type="float">
            <text:p>-0,444</text:p>
          </table:table-cell>
          <table:table-cell table:formula="of:=(SUM([.T245:.V245])/9)*(-1)" office:value-type="float" office:value="-0.555555555555556" calcext:value-type="float">
            <text:p>-0,556</text:p>
          </table:table-cell>
          <table:table-cell table:formula="of:=(SUM([.W245:.Y245])/9)*(-1)" office:value-type="float" office:value="-0.666666666666667" calcext:value-type="float">
            <text:p>-0,667</text:p>
          </table:table-cell>
          <table:table-cell table:formula="of:=(SUM([.Z245:.AB245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table:number-columns-repeated="12"/>
          <table:table-cell table:style-name="ce48" table:number-columns-repeated="2"/>
          <table:table-cell table:style-name="ce50"/>
          <table:table-cell table:style-name="ce49" table:number-columns-repeated="3"/>
          <table:table-cell table:style-name="ce48" table:number-columns-repeated="2"/>
          <table:table-cell table:style-name="ce49" table:number-columns-repeated="4"/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246:.P246])/9)*(-1)" office:value-type="float" office:value="-0" calcext:value-type="float">
            <text:p>0,000</text:p>
          </table:table-cell>
          <table:table-cell table:formula="of:=(SUM([.Q246:.S246])/9)*(-1)" office:value-type="float" office:value="-0" calcext:value-type="float">
            <text:p>0,000</text:p>
          </table:table-cell>
          <table:table-cell table:formula="of:=(SUM([.T246:.V246])/9)*(-1)" office:value-type="float" office:value="-0" calcext:value-type="float">
            <text:p>0,000</text:p>
          </table:table-cell>
          <table:table-cell table:formula="of:=(SUM([.W246:.Y246])/9)*(-1)" office:value-type="float" office:value="-0" calcext:value-type="float">
            <text:p>0,000</text:p>
          </table:table-cell>
          <table:table-cell table:formula="of:=(SUM([.Z246:.AB24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table:number-columns-repeated="12"/>
          <table:table-cell table:style-name="ce48" table:number-columns-repeated="2"/>
          <table:table-cell table:style-name="ce50"/>
          <table:table-cell table:style-name="ce49" table:number-columns-repeated="3"/>
          <table:table-cell table:style-name="ce48" table:number-columns-repeated="2"/>
          <table:table-cell table:style-name="ce49" table:number-columns-repeated="4"/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247:.P247])/9)*(-1)" office:value-type="float" office:value="-0" calcext:value-type="float">
            <text:p>0,000</text:p>
          </table:table-cell>
          <table:table-cell table:formula="of:=(SUM([.Q247:.S247])/9)*(-1)" office:value-type="float" office:value="-0" calcext:value-type="float">
            <text:p>0,000</text:p>
          </table:table-cell>
          <table:table-cell table:formula="of:=(SUM([.T247:.V247])/9)*(-1)" office:value-type="float" office:value="-0" calcext:value-type="float">
            <text:p>0,000</text:p>
          </table:table-cell>
          <table:table-cell table:formula="of:=(SUM([.W247:.Y247])/9)*(-1)" office:value-type="float" office:value="-0" calcext:value-type="float">
            <text:p>0,000</text:p>
          </table:table-cell>
          <table:table-cell table:formula="of:=(SUM([.Z247:.AB247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200" calcext:value-type="float">
            <text:p>200,000</text:p>
          </table:table-cell>
          <table:table-cell table:style-name="ce49"/>
          <table:table-cell table:style-name="ce49" office:value-type="float" office:value="200" calcext:value-type="float">
            <text:p>200,000</text:p>
          </table:table-cell>
          <table:table-cell table:style-name="ce49" table:number-columns-repeated="2"/>
          <table:table-cell table:style-name="ce49" office:value-type="float" office:value="200" calcext:value-type="float">
            <text:p>200,000</text:p>
          </table:table-cell>
          <table:table-cell table:style-name="ce49" table:number-columns-repeated="2"/>
          <table:table-cell table:style-name="ce49" office:value-type="float" office:value="200" calcext:value-type="float">
            <text:p>200,000</text:p>
          </table:table-cell>
          <table:table-cell table:style-name="ce49" table:number-columns-repeated="2"/>
          <table:table-cell table:style-name="ce49" office:value-type="float" office:value="200" calcext:value-type="float">
            <text:p>200,000</text:p>
          </table:table-cell>
          <table:table-cell table:style-name="ce48" table:number-columns-repeated="2"/>
          <table:table-cell table:style-name="ce50" office:value-type="float" office:value="200" calcext:value-type="float">
            <text:p>200,000</text:p>
          </table:table-cell>
          <table:table-cell table:style-name="ce49" table:number-columns-repeated="2"/>
          <table:table-cell table:style-name="ce49" office:value-type="float" office:value="200" calcext:value-type="float">
            <text:p>200,000</text:p>
          </table:table-cell>
          <table:table-cell table:style-name="ce48" table:number-columns-repeated="2"/>
          <table:table-cell table:style-name="ce49" office:value-type="float" office:value="200" calcext:value-type="float">
            <text:p>200,000</text:p>
          </table:table-cell>
          <table:table-cell table:style-name="ce49" table:number-columns-repeated="2"/>
          <table:table-cell table:style-name="ce49" office:value-type="float" office:value="200" calcext:value-type="float">
            <text:p>20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248:.P248])/9)*(-1)" office:value-type="float" office:value="-111.111111111111" calcext:value-type="float">
            <text:p>-111,111</text:p>
          </table:table-cell>
          <table:table-cell table:formula="of:=(SUM([.Q248:.S248])/9)*(-1)" office:value-type="float" office:value="-22.2222222222222" calcext:value-type="float">
            <text:p>-22,222</text:p>
          </table:table-cell>
          <table:table-cell table:formula="of:=(SUM([.T248:.V248])/9)*(-1)" office:value-type="float" office:value="-22.2222222222222" calcext:value-type="float">
            <text:p>-22,222</text:p>
          </table:table-cell>
          <table:table-cell table:formula="of:=(SUM([.W248:.Y248])/9)*(-1)" office:value-type="float" office:value="-22.2222222222222" calcext:value-type="float">
            <text:p>-22,222</text:p>
          </table:table-cell>
          <table:table-cell table:formula="of:=(SUM([.Z248:.AB248])/9)*(-1)" office:value-type="float" office:value="-22.2222222222222" calcext:value-type="float">
            <text:p>-22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249:.P249])/9)*(-1)" office:value-type="float" office:value="-0" calcext:value-type="float">
            <text:p>0,000</text:p>
          </table:table-cell>
          <table:table-cell table:formula="of:=(SUM([.Q249:.S249])/9)*(-1)" office:value-type="float" office:value="-0" calcext:value-type="float">
            <text:p>0,000</text:p>
          </table:table-cell>
          <table:table-cell table:formula="of:=(SUM([.T249:.V249])/9)*(-1)" office:value-type="float" office:value="-0" calcext:value-type="float">
            <text:p>0,000</text:p>
          </table:table-cell>
          <table:table-cell table:formula="of:=(SUM([.W249:.Y249])/9)*(-1)" office:value-type="float" office:value="-0" calcext:value-type="float">
            <text:p>0,000</text:p>
          </table:table-cell>
          <table:table-cell table:formula="of:=(SUM([.Z249:.AB24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250:.P250])/9)*(-1)" office:value-type="float" office:value="-0" calcext:value-type="float">
            <text:p>0,000</text:p>
          </table:table-cell>
          <table:table-cell table:formula="of:=(SUM([.Q250:.S250])/9)*(-1)" office:value-type="float" office:value="-0" calcext:value-type="float">
            <text:p>0,000</text:p>
          </table:table-cell>
          <table:table-cell table:formula="of:=(SUM([.T250:.V250])/9)*(-1)" office:value-type="float" office:value="-0" calcext:value-type="float">
            <text:p>0,000</text:p>
          </table:table-cell>
          <table:table-cell table:formula="of:=(SUM([.W250:.Y250])/9)*(-1)" office:value-type="float" office:value="-0" calcext:value-type="float">
            <text:p>0,000</text:p>
          </table:table-cell>
          <table:table-cell table:formula="of:=(SUM([.Z250:.AB250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251:.P251])/9)*(-1)" office:value-type="float" office:value="-0" calcext:value-type="float">
            <text:p>0,000</text:p>
          </table:table-cell>
          <table:table-cell table:formula="of:=(SUM([.Q251:.S251])/9)*(-1)" office:value-type="float" office:value="-0" calcext:value-type="float">
            <text:p>0,000</text:p>
          </table:table-cell>
          <table:table-cell table:formula="of:=(SUM([.T251:.V251])/9)*(-1)" office:value-type="float" office:value="-0" calcext:value-type="float">
            <text:p>0,000</text:p>
          </table:table-cell>
          <table:table-cell table:formula="of:=(SUM([.W251:.Y251])/9)*(-1)" office:value-type="float" office:value="-0" calcext:value-type="float">
            <text:p>0,000</text:p>
          </table:table-cell>
          <table:table-cell table:formula="of:=(SUM([.Z251:.AB251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252:.P252])/9)*(-1)" office:value-type="float" office:value="-0" calcext:value-type="float">
            <text:p>0,000</text:p>
          </table:table-cell>
          <table:table-cell table:formula="of:=(SUM([.Q252:.S252])/9)*(-1)" office:value-type="float" office:value="-0" calcext:value-type="float">
            <text:p>0,000</text:p>
          </table:table-cell>
          <table:table-cell table:formula="of:=(SUM([.T252:.V252])/9)*(-1)" office:value-type="float" office:value="-0" calcext:value-type="float">
            <text:p>0,000</text:p>
          </table:table-cell>
          <table:table-cell table:formula="of:=(SUM([.W252:.Y252])/9)*(-1)" office:value-type="float" office:value="-0" calcext:value-type="float">
            <text:p>0,000</text:p>
          </table:table-cell>
          <table:table-cell table:formula="of:=(SUM([.Z252:.AB25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253:.P253])/9)*(-1)" office:value-type="float" office:value="-0" calcext:value-type="float">
            <text:p>0,000</text:p>
          </table:table-cell>
          <table:table-cell table:formula="of:=(SUM([.Q253:.S253])/9)*(-1)" office:value-type="float" office:value="-0" calcext:value-type="float">
            <text:p>0,000</text:p>
          </table:table-cell>
          <table:table-cell table:formula="of:=(SUM([.T253:.V253])/9)*(-1)" office:value-type="float" office:value="-0" calcext:value-type="float">
            <text:p>0,000</text:p>
          </table:table-cell>
          <table:table-cell table:formula="of:=(SUM([.W253:.Y253])/9)*(-1)" office:value-type="float" office:value="-0" calcext:value-type="float">
            <text:p>0,000</text:p>
          </table:table-cell>
          <table:table-cell table:formula="of:=(SUM([.Z253:.AB253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Coastal Submarine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8.5" calcext:value-type="float">
            <text:p>8,500</text:p>
          </table:table-cell>
          <table:table-cell table:style-name="ce49" table:number-columns-repeated="4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11" calcext:value-type="float">
            <text:p>11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4.5" calcext:value-type="float">
            <text:p>4,500</text:p>
          </table:table-cell>
          <table:table-cell table:style-name="ce51" office:value-type="float" office:value="4" calcext:value-type="float">
            <text:p>4,000</text:p>
          </table:table-cell>
          <table:table-cell table:style-name="ce51" office:value-type="float" office:value="5" calcext:value-type="float">
            <text:p>5,000</text:p>
          </table:table-cell>
          <table:table-cell table:style-name="ce51" office:value-type="float" office:value="6" calcext:value-type="float">
            <text:p>6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9.5" calcext:value-type="float">
            <text:p>9,500</text:p>
          </table:table-cell>
          <table:table-cell table:style-name="ce49" office:value-type="float" office:value="7" calcext:value-type="float">
            <text:p>7,000</text:p>
          </table:table-cell>
          <table:table-cell table:style-name="ce51" office:value-type="float" office:value="4" calcext:value-type="float">
            <text:p>4,000</text:p>
          </table:table-cell>
          <table:table-cell table:style-name="ce48" office:value-type="float" office:value="2.5" calcext:value-type="float">
            <text:p>2,500</text:p>
          </table:table-cell>
          <table:table-cell table:style-name="ce51" office:value-type="float" office:value="6" calcext:value-type="float">
            <text:p>6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4.5" calcext:value-type="float">
            <text:p>4,50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256:.P256])/9)*(-1)" office:value-type="float" office:value="-4.61111111111111" calcext:value-type="float">
            <text:p>-4,611</text:p>
          </table:table-cell>
          <table:table-cell table:formula="of:=(SUM([.Q256:.S256])/9)*(-1)" office:value-type="float" office:value="-1.66666666666667" calcext:value-type="float">
            <text:p>-1,667</text:p>
          </table:table-cell>
          <table:table-cell table:formula="of:=(SUM([.T256:.V256])/9)*(-1)" office:value-type="float" office:value="-2.11111111111111" calcext:value-type="float">
            <text:p>-2,111</text:p>
          </table:table-cell>
          <table:table-cell table:formula="of:=(SUM([.W256:.Y256])/9)*(-1)" office:value-type="float" office:value="-1.38888888888889" calcext:value-type="float">
            <text:p>-1,389</text:p>
          </table:table-cell>
          <table:table-cell table:formula="of:=(SUM([.Z256:.AB256])/9)*(-1)" office:value-type="float" office:value="-1.5" calcext:value-type="float">
            <text:p>-1,5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4" calcext:value-type="float">
            <text:p>4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6" calcext:value-type="float">
            <text:p>6,000</text:p>
          </table:table-cell>
          <table:table-cell table:style-name="ce49"/>
          <table:table-cell table:style-name="ce51" office:value-type="float" office:value="2" calcext:value-type="float">
            <text:p>2,000</text:p>
          </table:table-cell>
          <table:table-cell table:style-name="ce51" office:value-type="float" office:value="4" calcext:value-type="float">
            <text:p>4,000</text:p>
          </table:table-cell>
          <table:table-cell table:style-name="ce51" office:value-type="float" office:value="8" calcext:value-type="float">
            <text:p>8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11" calcext:value-type="float">
            <text:p>11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51" office:value-type="float" office:value="2" calcext:value-type="float">
            <text:p>2,000</text:p>
          </table:table-cell>
          <table:table-cell table:style-name="ce48" office:value-type="float" office:value="4" calcext:value-type="float">
            <text:p>4,000</text:p>
          </table:table-cell>
          <table:table-cell table:style-name="ce51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257:.P257])/9)*(-1)" office:value-type="float" office:value="-2.22222222222222" calcext:value-type="float">
            <text:p>-2,222</text:p>
          </table:table-cell>
          <table:table-cell table:formula="of:=(SUM([.Q257:.S257])/9)*(-1)" office:value-type="float" office:value="-1.55555555555556" calcext:value-type="float">
            <text:p>-1,556</text:p>
          </table:table-cell>
          <table:table-cell table:formula="of:=(SUM([.T257:.V257])/9)*(-1)" office:value-type="float" office:value="-2.11111111111111" calcext:value-type="float">
            <text:p>-2,111</text:p>
          </table:table-cell>
          <table:table-cell table:formula="of:=(SUM([.W257:.Y257])/9)*(-1)" office:value-type="float" office:value="-1.22222222222222" calcext:value-type="float">
            <text:p>-1,222</text:p>
          </table:table-cell>
          <table:table-cell table:formula="of:=(SUM([.Z257:.AB257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4" calcext:value-type="float">
            <text:p>4,000</text:p>
          </table:table-cell>
          <table:table-cell table:style-name="ce49" table:number-columns-repeated="4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4.5" calcext:value-type="float">
            <text:p>4,5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51" office:value-type="float" office:value="1.5" calcext:value-type="float">
            <text:p>1,500</text:p>
          </table:table-cell>
          <table:table-cell table:style-name="ce51" office:value-type="float" office:value="1" calcext:value-type="float">
            <text:p>1,000</text:p>
          </table:table-cell>
          <table:table-cell table:style-name="ce51" office:value-type="float" office:value="3.5" calcext:value-type="float">
            <text:p>3,5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3.5" calcext:value-type="float">
            <text:p>3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51" office:value-type="float" office:value="1.5" calcext:value-type="float">
            <text:p>1,500</text:p>
          </table:table-cell>
          <table:table-cell table:style-name="ce48" office:value-type="float" office:value="0.5" calcext:value-type="float">
            <text:p>0,500</text:p>
          </table:table-cell>
          <table:table-cell table:style-name="ce51" office:value-type="float" office:value="3.5" calcext:value-type="float">
            <text:p>3,5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258:.P258])/9)*(-1)" office:value-type="float" office:value="-1.94444444444444" calcext:value-type="float">
            <text:p>-1,944</text:p>
          </table:table-cell>
          <table:table-cell table:formula="of:=(SUM([.Q258:.S258])/9)*(-1)" office:value-type="float" office:value="-0.666666666666667" calcext:value-type="float">
            <text:p>-0,667</text:p>
          </table:table-cell>
          <table:table-cell table:formula="of:=(SUM([.T258:.V258])/9)*(-1)" office:value-type="float" office:value="-0.777777777777778" calcext:value-type="float">
            <text:p>-0,778</text:p>
          </table:table-cell>
          <table:table-cell table:formula="of:=(SUM([.W258:.Y258])/9)*(-1)" office:value-type="float" office:value="-0.611111111111111" calcext:value-type="float">
            <text:p>-0,611</text:p>
          </table:table-cell>
          <table:table-cell table:formula="of:=(SUM([.Z258:.AB258])/9)*(-1)" office:value-type="float" office:value="-0.555555555555556" calcext:value-type="float">
            <text:p>-0,556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table:number-columns-repeated="3"/>
          <table:table-cell table:style-name="ce49" office:value-type="float" office:value="2" calcext:value-type="float">
            <text:p>2,000</text:p>
          </table:table-cell>
          <table:table-cell table:style-name="ce49" table:number-columns-repeated="3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51"/>
          <table:table-cell table:style-name="ce51" office:value-type="float" office:value="2" calcext:value-type="float">
            <text:p>2,000</text:p>
          </table:table-cell>
          <table:table-cell table:style-name="ce51" office:value-type="float" office:value="0.5" calcext:value-type="float">
            <text:p>0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51" office:value-type="float" office:value="0.5" calcext:value-type="float">
            <text:p>0,500</text:p>
          </table:table-cell>
          <table:table-cell table:style-name="ce48" office:value-type="float" office:value="2" calcext:value-type="float">
            <text:p>2,000</text:p>
          </table:table-cell>
          <table:table-cell table:style-name="ce51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259:.P259])/9)*(-1)" office:value-type="float" office:value="-0.666666666666667" calcext:value-type="float">
            <text:p>-0,667</text:p>
          </table:table-cell>
          <table:table-cell table:formula="of:=(SUM([.Q259:.S259])/9)*(-1)" office:value-type="float" office:value="-0.277777777777778" calcext:value-type="float">
            <text:p>-0,278</text:p>
          </table:table-cell>
          <table:table-cell table:formula="of:=(SUM([.T259:.V259])/9)*(-1)" office:value-type="float" office:value="-0.555555555555556" calcext:value-type="float">
            <text:p>-0,556</text:p>
          </table:table-cell>
          <table:table-cell table:formula="of:=(SUM([.W259:.Y259])/9)*(-1)" office:value-type="float" office:value="-0.611111111111111" calcext:value-type="float">
            <text:p>-0,611</text:p>
          </table:table-cell>
          <table:table-cell table:formula="of:=(SUM([.Z259:.AB259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3" calcext:value-type="float">
            <text:p>0,300</text:p>
          </table:table-cell>
          <table:table-cell table:style-name="ce49" table:number-columns-repeated="4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1"/>
          <table:table-cell table:style-name="ce51" office:value-type="float" office:value="0.3" calcext:value-type="float">
            <text:p>0,300</text:p>
          </table:table-cell>
          <table:table-cell table:style-name="ce51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1"/>
          <table:table-cell table:style-name="ce48" office:value-type="float" office:value="0.3" calcext:value-type="float">
            <text:p>0,300</text:p>
          </table:table-cell>
          <table:table-cell table:style-name="ce51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260:.P260])/9)*(-1)" office:value-type="float" office:value="-0.166666666666667" calcext:value-type="float">
            <text:p>-0,167</text:p>
          </table:table-cell>
          <table:table-cell table:formula="of:=(SUM([.Q260:.S260])/9)*(-1)" office:value-type="float" office:value="-0.0333333333333333" calcext:value-type="float">
            <text:p>-0,033</text:p>
          </table:table-cell>
          <table:table-cell table:formula="of:=(SUM([.T260:.V260])/9)*(-1)" office:value-type="float" office:value="-0.0666666666666667" calcext:value-type="float">
            <text:p>-0,067</text:p>
          </table:table-cell>
          <table:table-cell table:formula="of:=(SUM([.W260:.Y260])/9)*(-1)" office:value-type="float" office:value="-0.0333333333333333" calcext:value-type="float">
            <text:p>-0,033</text:p>
          </table:table-cell>
          <table:table-cell table:formula="of:=(SUM([.Z260:.AB260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100" calcext:value-type="float">
            <text:p>100,000</text:p>
          </table:table-cell>
          <table:table-cell table:style-name="ce49" table:number-columns-repeated="4"/>
          <table:table-cell table:number-columns-repeated="7" table:style-name="ce49" office:value-type="float" office:value="50" calcext:value-type="float">
            <text:p>50,000</text:p>
          </table:table-cell>
          <table:table-cell table:number-columns-repeated="3" table:style-name="ce51" office:value-type="float" office:value="50" calcext:value-type="float">
            <text:p>50,000</text:p>
          </table:table-cell>
          <table:table-cell table:number-columns-repeated="3" table:style-name="ce49" office:value-type="float" office:value="50" calcext:value-type="float">
            <text:p>50,000</text:p>
          </table:table-cell>
          <table:table-cell table:style-name="ce51" office:value-type="float" office:value="50" calcext:value-type="float">
            <text:p>50,000</text:p>
          </table:table-cell>
          <table:table-cell table:style-name="ce48" office:value-type="float" office:value="-300" calcext:value-type="float">
            <text:p>-300,000</text:p>
          </table:table-cell>
          <table:table-cell table:style-name="ce51" office:value-type="float" office:value="50" calcext:value-type="float">
            <text:p>50,000</text:p>
          </table:table-cell>
          <table:table-cell table:number-columns-repeated="3" table:style-name="ce49" office:value-type="float" office:value="50" calcext:value-type="float">
            <text:p>5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261:.P261])/9)*(-1)" office:value-type="float" office:value="-50" calcext:value-type="float">
            <text:p>-50,000</text:p>
          </table:table-cell>
          <table:table-cell table:formula="of:=(SUM([.Q261:.S261])/9)*(-1)" office:value-type="float" office:value="-16.6666666666667" calcext:value-type="float">
            <text:p>-16,667</text:p>
          </table:table-cell>
          <table:table-cell table:formula="of:=(SUM([.T261:.V261])/9)*(-1)" office:value-type="float" office:value="-16.6666666666667" calcext:value-type="float">
            <text:p>-16,667</text:p>
          </table:table-cell>
          <table:table-cell table:formula="of:=(SUM([.W261:.Y261])/9)*(-1)" office:value-type="float" office:value="22.2222222222222" calcext:value-type="float">
            <text:p>22,222</text:p>
          </table:table-cell>
          <table:table-cell table:formula="of:=(SUM([.Z261:.AB261])/9)*(-1)" office:value-type="float" office:value="-16.6666666666667" calcext:value-type="float">
            <text:p>-16,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1.25" calcext:value-type="float">
            <text:p>1,250</text:p>
          </table:table-cell>
          <table:table-cell table:style-name="ce49" table:number-columns-repeated="4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51" office:value-type="float" office:value="0.75" calcext:value-type="float">
            <text:p>0,750</text:p>
          </table:table-cell>
          <table:table-cell table:style-name="ce51" office:value-type="float" office:value="0.5" calcext:value-type="float">
            <text:p>0,500</text:p>
          </table:table-cell>
          <table:table-cell table:style-name="ce51" office:value-type="float" office:value="0.75" calcext:value-type="float">
            <text:p>0,750</text:p>
          </table:table-cell>
          <table:table-cell table:style-name="ce49" office:value-type="float" office:value="-1" calcext:value-type="float">
            <text:p>-1,00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1" calcext:value-type="float">
            <text:p>1,000</text:p>
          </table:table-cell>
          <table:table-cell table:style-name="ce51" office:value-type="float" office:value="0.75" calcext:value-type="float">
            <text:p>0,750</text:p>
          </table:table-cell>
          <table:table-cell table:style-name="ce48" office:value-type="float" office:value="0.5" calcext:value-type="float">
            <text:p>0,500</text:p>
          </table:table-cell>
          <table:table-cell table:style-name="ce51" office:value-type="float" office:value="-0.25" calcext:value-type="float">
            <text:p>-0,25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0.75" calcext:value-type="float">
            <text:p>0,750</text:p>
          </table:table-cell>
          <table:table-cell table:style-name="ce49" office:value-type="float" office:value="-0.5" calcext:value-type="float">
            <text:p>-0,5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262:.P262])/9)*(-1)" office:value-type="float" office:value="-0.611111111111111" calcext:value-type="float">
            <text:p>-0,611</text:p>
          </table:table-cell>
          <table:table-cell table:formula="of:=(SUM([.Q262:.S262])/9)*(-1)" office:value-type="float" office:value="-0.222222222222222" calcext:value-type="float">
            <text:p>-0,222</text:p>
          </table:table-cell>
          <table:table-cell table:formula="of:=(SUM([.T262:.V262])/9)*(-1)" office:value-type="float" office:value="-0.0833333333333333" calcext:value-type="float">
            <text:p>-0,083</text:p>
          </table:table-cell>
          <table:table-cell table:formula="of:=(SUM([.W262:.Y262])/9)*(-1)" office:value-type="float" office:value="-0.111111111111111" calcext:value-type="float">
            <text:p>-0,111</text:p>
          </table:table-cell>
          <table:table-cell table:formula="of:=(SUM([.Z262:.AB262])/9)*(-1)" office:value-type="float" office:value="-0.0833333333333333" calcext:value-type="float">
            <text:p>-0,08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office:value-type="float" office:value="0.12" calcext:value-type="float">
            <text:p>0,120</text:p>
          </table:table-cell>
          <table:table-cell table:style-name="ce49" table:number-columns-repeated="5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2" calcext:value-type="float">
            <text:p>0,200</text:p>
          </table:table-cell>
          <table:table-cell table:style-name="ce49" office:value-type="float" office:value="0.1" calcext:value-type="float">
            <text:p>0,100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065" calcext:value-type="float">
            <text:p>0,065</text:p>
          </table:table-cell>
          <table:table-cell table:style-name="ce51" office:value-type="float" office:value="0.1" calcext:value-type="float">
            <text:p>0,100</text:p>
          </table:table-cell>
          <table:table-cell table:style-name="ce51"/>
          <table:table-cell table:style-name="ce51" office:value-type="float" office:value="0.1" calcext:value-type="float">
            <text:p>0,100</text:p>
          </table:table-cell>
          <table:table-cell table:style-name="ce49" office:value-type="float" office:value="0.065" calcext:value-type="float">
            <text:p>0,065</text:p>
          </table:table-cell>
          <table:table-cell table:style-name="ce49" office:value-type="float" office:value="0.1" calcext:value-type="float">
            <text:p>0,100</text:p>
          </table:table-cell>
          <table:table-cell table:style-name="ce49"/>
          <table:table-cell table:style-name="ce51" office:value-type="float" office:value="0.1" calcext:value-type="float">
            <text:p>0,100</text:p>
          </table:table-cell>
          <table:table-cell table:style-name="ce48" office:value-type="float" office:value="0.065" calcext:value-type="float">
            <text:p>0,065</text:p>
          </table:table-cell>
          <table:table-cell table:style-name="ce51" office:value-type="float" office:value="0.1" calcext:value-type="float">
            <text:p>0,100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065" calcext:value-type="float">
            <text:p>0,065</text:p>
          </table:table-cell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263:.P263])/9)*(-1)" office:value-type="float" office:value="-0.0761111111111111" calcext:value-type="float">
            <text:p>-0,076</text:p>
          </table:table-cell>
          <table:table-cell table:formula="of:=(SUM([.Q263:.S263])/9)*(-1)" office:value-type="float" office:value="-0.0222222222222222" calcext:value-type="float">
            <text:p>-0,022</text:p>
          </table:table-cell>
          <table:table-cell table:formula="of:=(SUM([.T263:.V263])/9)*(-1)" office:value-type="float" office:value="-0.0183333333333333" calcext:value-type="float">
            <text:p>-0,018</text:p>
          </table:table-cell>
          <table:table-cell table:formula="of:=(SUM([.W263:.Y263])/9)*(-1)" office:value-type="float" office:value="-0.0294444444444444" calcext:value-type="float">
            <text:p>-0,029</text:p>
          </table:table-cell>
          <table:table-cell table:formula="of:=(SUM([.Z263:.AB263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10" calcext:value-type="float">
            <text:p>10,000</text:p>
          </table:table-cell>
          <table:table-cell table:style-name="ce49" table:number-columns-repeated="5"/>
          <table:table-cell table:number-columns-repeated="3" table:style-name="ce49" office:value-type="float" office:value="5" calcext:value-type="float">
            <text:p>5,000</text:p>
          </table:table-cell>
          <table:table-cell table:style-name="ce49"/>
          <table:table-cell table:number-columns-repeated="2" table:style-name="ce49" office:value-type="float" office:value="5" calcext:value-type="float">
            <text:p>5,000</text:p>
          </table:table-cell>
          <table:table-cell table:style-name="ce51" office:value-type="float" office:value="5" calcext:value-type="float">
            <text:p>5,000</text:p>
          </table:table-cell>
          <table:table-cell table:style-name="ce51"/>
          <table:table-cell table:style-name="ce51" office:value-type="float" office:value="5" calcext:value-type="float">
            <text:p>5,000</text:p>
          </table:table-cell>
          <table:table-cell table:number-columns-repeated="2" table:style-name="ce49" office:value-type="float" office:value="5" calcext:value-type="float">
            <text:p>5,000</text:p>
          </table:table-cell>
          <table:table-cell table:style-name="ce49"/>
          <table:table-cell table:style-name="ce51" office:value-type="float" office:value="5" calcext:value-type="float">
            <text:p>5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51" office:value-type="float" office:value="5" calcext:value-type="float">
            <text:p>5,000</text:p>
          </table:table-cell>
          <table:table-cell table:style-name="ce49"/>
          <table:table-cell table:number-columns-repeated="2"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264:.P264])/9)*(-1)" office:value-type="float" office:value="-3.88888888888889" calcext:value-type="float">
            <text:p>-3,889</text:p>
          </table:table-cell>
          <table:table-cell table:formula="of:=(SUM([.Q264:.S264])/9)*(-1)" office:value-type="float" office:value="-1.11111111111111" calcext:value-type="float">
            <text:p>-1,111</text:p>
          </table:table-cell>
          <table:table-cell table:formula="of:=(SUM([.T264:.V264])/9)*(-1)" office:value-type="float" office:value="-1.11111111111111" calcext:value-type="float">
            <text:p>-1,111</text:p>
          </table:table-cell>
          <table:table-cell table:formula="of:=(SUM([.W264:.Y264])/9)*(-1)" office:value-type="float" office:value="-1.66666666666667" calcext:value-type="float">
            <text:p>-1,667</text:p>
          </table:table-cell>
          <table:table-cell table:formula="of:=(SUM([.Z264:.AB264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1" calcext:value-type="float">
            <text:p>1,000</text:p>
          </table:table-cell>
          <table:table-cell table:style-name="ce49" table:number-columns-repeated="6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8"/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8"/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265:.P265])/9)*(-1)" office:value-type="float" office:value="-0.333333333333333" calcext:value-type="float">
            <text:p>-0,333</text:p>
          </table:table-cell>
          <table:table-cell table:formula="of:=(SUM([.Q265:.S265])/9)*(-1)" office:value-type="float" office:value="-0.111111111111111" calcext:value-type="float">
            <text:p>-0,111</text:p>
          </table:table-cell>
          <table:table-cell table:formula="of:=(SUM([.T265:.V265])/9)*(-1)" office:value-type="float" office:value="-0.111111111111111" calcext:value-type="float">
            <text:p>-0,111</text:p>
          </table:table-cell>
          <table:table-cell table:formula="of:=(SUM([.W265:.Y265])/9)*(-1)" office:value-type="float" office:value="-0.111111111111111" calcext:value-type="float">
            <text:p>-0,111</text:p>
          </table:table-cell>
          <table:table-cell table:formula="of:=(SUM([.Z265:.AB26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266:.P266])/9)*(-1)" office:value-type="float" office:value="-0" calcext:value-type="float">
            <text:p>0,000</text:p>
          </table:table-cell>
          <table:table-cell table:formula="of:=(SUM([.Q266:.S266])/9)*(-1)" office:value-type="float" office:value="-0" calcext:value-type="float">
            <text:p>0,000</text:p>
          </table:table-cell>
          <table:table-cell table:formula="of:=(SUM([.T266:.V266])/9)*(-1)" office:value-type="float" office:value="-0" calcext:value-type="float">
            <text:p>0,000</text:p>
          </table:table-cell>
          <table:table-cell table:formula="of:=(SUM([.W266:.Y266])/9)*(-1)" office:value-type="float" office:value="-0" calcext:value-type="float">
            <text:p>0,000</text:p>
          </table:table-cell>
          <table:table-cell table:formula="of:=(SUM([.Z266:.AB266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Submarine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11.5" calcext:value-type="float">
            <text:p>11,500</text:p>
          </table:table-cell>
          <table:table-cell table:style-name="ce49" table:number-columns-repeated="4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14" calcext:value-type="float">
            <text:p>14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5.5" calcext:value-type="float">
            <text:p>5,500</text:p>
          </table:table-cell>
          <table:table-cell table:style-name="ce51" office:value-type="float" office:value="6" calcext:value-type="float">
            <text:p>6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50" office:value-type="float" office:value="9" calcext:value-type="float">
            <text:p>9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11.5" calcext:value-type="float">
            <text:p>11,500</text:p>
          </table:table-cell>
          <table:table-cell table:style-name="ce49" office:value-type="float" office:value="8" calcext:value-type="float">
            <text:p>8,000</text:p>
          </table:table-cell>
          <table:table-cell table:style-name="ce51" office:value-type="float" office:value="6" calcext:value-type="float">
            <text:p>6,000</text:p>
          </table:table-cell>
          <table:table-cell table:style-name="ce48" office:value-type="float" office:value="2.5" calcext:value-type="float">
            <text:p>2,500</text:p>
          </table:table-cell>
          <table:table-cell table:style-name="ce51" office:value-type="float" office:value="9" calcext:value-type="float">
            <text:p>9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5.5" calcext:value-type="float">
            <text:p>5,50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269:.P269])/9)*(-1)" office:value-type="float" office:value="-5.94444444444444" calcext:value-type="float">
            <text:p>-5,944</text:p>
          </table:table-cell>
          <table:table-cell table:formula="of:=(SUM([.Q269:.S269])/9)*(-1)" office:value-type="float" office:value="-2.22222222222222" calcext:value-type="float">
            <text:p>-2,222</text:p>
          </table:table-cell>
          <table:table-cell table:formula="of:=(SUM([.T269:.V269])/9)*(-1)" office:value-type="float" office:value="-2.44444444444444" calcext:value-type="float">
            <text:p>-2,444</text:p>
          </table:table-cell>
          <table:table-cell table:formula="of:=(SUM([.W269:.Y269])/9)*(-1)" office:value-type="float" office:value="-1.94444444444444" calcext:value-type="float">
            <text:p>-1,944</text:p>
          </table:table-cell>
          <table:table-cell table:formula="of:=(SUM([.Z269:.AB269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2.5" calcext:value-type="float">
            <text:p>2,500</text:p>
          </table:table-cell>
          <table:table-cell table:style-name="ce49" table:number-columns-repeated="2"/>
          <table:table-cell table:style-name="ce49" office:value-type="float" office:value="4" calcext:value-type="float">
            <text:p>4,000</text:p>
          </table:table-cell>
          <table:table-cell table:style-name="ce49" table:number-columns-repeated="2"/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/>
          <table:table-cell table:style-name="ce49" office:value-type="float" office:value="6.5" calcext:value-type="float">
            <text:p>6,500</text:p>
          </table:table-cell>
          <table:table-cell table:style-name="ce49"/>
          <table:table-cell table:style-name="ce51" office:value-type="float" office:value="2.5" calcext:value-type="float">
            <text:p>2,500</text:p>
          </table:table-cell>
          <table:table-cell table:style-name="ce48" office:value-type="float" office:value="6.5" calcext:value-type="float">
            <text:p>6,500</text:p>
          </table:table-cell>
          <table:table-cell table:style-name="ce50" office:value-type="float" office:value="8.5" calcext:value-type="float">
            <text:p>8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11.5" calcext:value-type="float">
            <text:p>11,500</text:p>
          </table:table-cell>
          <table:table-cell table:style-name="ce49" office:value-type="float" office:value="8" calcext:value-type="float">
            <text:p>8,000</text:p>
          </table:table-cell>
          <table:table-cell table:style-name="ce51" office:value-type="float" office:value="2.5" calcext:value-type="float">
            <text:p>2,500</text:p>
          </table:table-cell>
          <table:table-cell table:style-name="ce48" office:value-type="float" office:value="4" calcext:value-type="float">
            <text:p>4,000</text:p>
          </table:table-cell>
          <table:table-cell table:style-name="ce51" office:value-type="float" office:value="5.5" calcext:value-type="float">
            <text:p>5,500</text:p>
          </table:table-cell>
          <table:table-cell table:style-name="ce49"/>
          <table:table-cell table:style-name="ce49" office:value-type="float" office:value="4.5" calcext:value-type="float">
            <text:p>4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270:.P270])/9)*(-1)" office:value-type="float" office:value="-2.44444444444444" calcext:value-type="float">
            <text:p>-2,444</text:p>
          </table:table-cell>
          <table:table-cell table:formula="of:=(SUM([.Q270:.S270])/9)*(-1)" office:value-type="float" office:value="-1.94444444444444" calcext:value-type="float">
            <text:p>-1,944</text:p>
          </table:table-cell>
          <table:table-cell table:formula="of:=(SUM([.T270:.V270])/9)*(-1)" office:value-type="float" office:value="-2.5" calcext:value-type="float">
            <text:p>-2,500</text:p>
          </table:table-cell>
          <table:table-cell table:formula="of:=(SUM([.W270:.Y270])/9)*(-1)" office:value-type="float" office:value="-1.33333333333333" calcext:value-type="float">
            <text:p>-1,333</text:p>
          </table:table-cell>
          <table:table-cell table:formula="of:=(SUM([.Z270:.AB270])/9)*(-1)" office:value-type="float" office:value="-0.833333333333333" calcext:value-type="float">
            <text:p>-0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5.5" calcext:value-type="float">
            <text:p>5,500</text:p>
          </table:table-cell>
          <table:table-cell table:style-name="ce49" table:number-columns-repeated="4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3.5" calcext:value-type="float">
            <text:p>3,500</text:p>
          </table:table-cell>
          <table:table-cell table:style-name="ce51" office:value-type="float" office:value="2" calcext:value-type="float">
            <text:p>2,000</text:p>
          </table:table-cell>
          <table:table-cell table:style-name="ce48" office:value-type="float" office:value="1" calcext:value-type="float">
            <text:p>1,000</text:p>
          </table:table-cell>
          <table:table-cell table:style-name="ce50" office:value-type="float" office:value="5" calcext:value-type="float">
            <text:p>5,000</text:p>
          </table:table-cell>
          <table:table-cell table:style-name="ce49" office:value-type="float" office:value="0.5" calcext:value-type="float">
            <text:p>0,500</text:p>
          </table:table-cell>
          <table:table-cell table:number-columns-repeated="2" table:style-name="ce49" office:value-type="float" office:value="4" calcext:value-type="float">
            <text:p>4,000</text:p>
          </table:table-cell>
          <table:table-cell table:style-name="ce51" office:value-type="float" office:value="2" calcext:value-type="float">
            <text:p>2,000</text:p>
          </table:table-cell>
          <table:table-cell table:style-name="ce48" office:value-type="float" office:value="0.5" calcext:value-type="float">
            <text:p>0,500</text:p>
          </table:table-cell>
          <table:table-cell table:style-name="ce51" office:value-type="float" office:value="5" calcext:value-type="float">
            <text:p>5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3.5" calcext:value-type="float">
            <text:p>3,5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271:.P271])/9)*(-1)" office:value-type="float" office:value="-2.61111111111111" calcext:value-type="float">
            <text:p>-2,611</text:p>
          </table:table-cell>
          <table:table-cell table:formula="of:=(SUM([.Q271:.S271])/9)*(-1)" office:value-type="float" office:value="-0.888888888888889" calcext:value-type="float">
            <text:p>-0,889</text:p>
          </table:table-cell>
          <table:table-cell table:formula="of:=(SUM([.T271:.V271])/9)*(-1)" office:value-type="float" office:value="-0.944444444444444" calcext:value-type="float">
            <text:p>-0,944</text:p>
          </table:table-cell>
          <table:table-cell table:formula="of:=(SUM([.W271:.Y271])/9)*(-1)" office:value-type="float" office:value="-0.833333333333333" calcext:value-type="float">
            <text:p>-0,833</text:p>
          </table:table-cell>
          <table:table-cell table:formula="of:=(SUM([.Z271:.AB271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table:number-columns-repeated="3"/>
          <table:table-cell table:style-name="ce49" office:value-type="float" office:value="2" calcext:value-type="float">
            <text:p>2,000</text:p>
          </table:table-cell>
          <table:table-cell table:style-name="ce49" table:number-columns-repeated="3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51"/>
          <table:table-cell table:style-name="ce48" office:value-type="float" office:value="-0.5" calcext:value-type="float">
            <text:p>-0,500</text:p>
          </table:table-cell>
          <table:table-cell table:style-name="ce50" office:value-type="float" office:value="6.5" calcext:value-type="float">
            <text:p>6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51" office:value-type="float" office:value="0.5" calcext:value-type="float">
            <text:p>0,500</text:p>
          </table:table-cell>
          <table:table-cell table:style-name="ce48" office:value-type="float" office:value="2" calcext:value-type="float">
            <text:p>2,000</text:p>
          </table:table-cell>
          <table:table-cell table:style-name="ce51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272:.P272])/9)*(-1)" office:value-type="float" office:value="-0.666666666666667" calcext:value-type="float">
            <text:p>-0,667</text:p>
          </table:table-cell>
          <table:table-cell table:formula="of:=(SUM([.Q272:.S272])/9)*(-1)" office:value-type="float" office:value="-0.666666666666667" calcext:value-type="float">
            <text:p>-0,667</text:p>
          </table:table-cell>
          <table:table-cell table:formula="of:=(SUM([.T272:.V272])/9)*(-1)" office:value-type="float" office:value="-0.555555555555556" calcext:value-type="float">
            <text:p>-0,556</text:p>
          </table:table-cell>
          <table:table-cell table:formula="of:=(SUM([.W272:.Y272])/9)*(-1)" office:value-type="float" office:value="-0.611111111111111" calcext:value-type="float">
            <text:p>-0,611</text:p>
          </table:table-cell>
          <table:table-cell table:formula="of:=(SUM([.Z272:.AB272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3" calcext:value-type="float">
            <text:p>0,300</text:p>
          </table:table-cell>
          <table:table-cell table:style-name="ce49" table:number-columns-repeated="4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1"/>
          <table:table-cell table:style-name="ce48" office:value-type="float" office:value="0.3" calcext:value-type="float">
            <text:p>0,300</text:p>
          </table:table-cell>
          <table:table-cell table:style-name="ce50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1"/>
          <table:table-cell table:style-name="ce48" office:value-type="float" office:value="0.3" calcext:value-type="float">
            <text:p>0,300</text:p>
          </table:table-cell>
          <table:table-cell table:style-name="ce51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273:.P273])/9)*(-1)" office:value-type="float" office:value="-0.166666666666667" calcext:value-type="float">
            <text:p>-0,167</text:p>
          </table:table-cell>
          <table:table-cell table:formula="of:=(SUM([.Q273:.S273])/9)*(-1)" office:value-type="float" office:value="-0.0333333333333333" calcext:value-type="float">
            <text:p>-0,033</text:p>
          </table:table-cell>
          <table:table-cell table:formula="of:=(SUM([.T273:.V273])/9)*(-1)" office:value-type="float" office:value="-0.0666666666666667" calcext:value-type="float">
            <text:p>-0,067</text:p>
          </table:table-cell>
          <table:table-cell table:formula="of:=(SUM([.W273:.Y273])/9)*(-1)" office:value-type="float" office:value="-0.0333333333333333" calcext:value-type="float">
            <text:p>-0,033</text:p>
          </table:table-cell>
          <table:table-cell table:formula="of:=(SUM([.Z273:.AB273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200" calcext:value-type="float">
            <text:p>200,000</text:p>
          </table:table-cell>
          <table:table-cell table:style-name="ce49" table:number-columns-repeated="4"/>
          <table:table-cell table:number-columns-repeated="7" table:style-name="ce49" office:value-type="float" office:value="100" calcext:value-type="float">
            <text:p>100,000</text:p>
          </table:table-cell>
          <table:table-cell table:style-name="ce51" office:value-type="float" office:value="100" calcext:value-type="float">
            <text:p>100,000</text:p>
          </table:table-cell>
          <table:table-cell table:style-name="ce48" office:value-type="float" office:value="700" calcext:value-type="float">
            <text:p>700,000</text:p>
          </table:table-cell>
          <table:table-cell table:style-name="ce50" office:value-type="float" office:value="100" calcext:value-type="float">
            <text:p>100,000</text:p>
          </table:table-cell>
          <table:table-cell table:style-name="ce49" office:value-type="float" office:value="-100" calcext:value-type="float">
            <text:p>-100,000</text:p>
          </table:table-cell>
          <table:table-cell table:number-columns-repeated="2" table:style-name="ce49" office:value-type="float" office:value="100" calcext:value-type="float">
            <text:p>100,000</text:p>
          </table:table-cell>
          <table:table-cell table:style-name="ce51" office:value-type="float" office:value="100" calcext:value-type="float">
            <text:p>100,000</text:p>
          </table:table-cell>
          <table:table-cell table:style-name="ce48" office:value-type="float" office:value="-400" calcext:value-type="float">
            <text:p>-400,000</text:p>
          </table:table-cell>
          <table:table-cell table:style-name="ce51" office:value-type="float" office:value="100" calcext:value-type="float">
            <text:p>100,000</text:p>
          </table:table-cell>
          <table:table-cell table:number-columns-repeated="3" table:style-name="ce49" office:value-type="float" office:value="100" calcext:value-type="float">
            <text:p>10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274:.P274])/9)*(-1)" office:value-type="float" office:value="-100" calcext:value-type="float">
            <text:p>-100,000</text:p>
          </table:table-cell>
          <table:table-cell table:formula="of:=(SUM([.Q274:.S274])/9)*(-1)" office:value-type="float" office:value="-100" calcext:value-type="float">
            <text:p>-100,000</text:p>
          </table:table-cell>
          <table:table-cell table:formula="of:=(SUM([.T274:.V274])/9)*(-1)" office:value-type="float" office:value="-11.1111111111111" calcext:value-type="float">
            <text:p>-11,111</text:p>
          </table:table-cell>
          <table:table-cell table:formula="of:=(SUM([.W274:.Y274])/9)*(-1)" office:value-type="float" office:value="22.2222222222222" calcext:value-type="float">
            <text:p>22,222</text:p>
          </table:table-cell>
          <table:table-cell table:formula="of:=(SUM([.Z274:.AB274])/9)*(-1)" office:value-type="float" office:value="-33.3333333333333" calcext:value-type="float">
            <text:p>-33,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1.5" calcext:value-type="float">
            <text:p>1,500</text:p>
          </table:table-cell>
          <table:table-cell table:style-name="ce49" table:number-columns-repeated="4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51" office:value-type="float" office:value="1" calcext:value-type="float">
            <text:p>1,000</text:p>
          </table:table-cell>
          <table:table-cell table:style-name="ce48" office:value-type="float" office:value="0.5" calcext:value-type="float">
            <text:p>0,500</text:p>
          </table:table-cell>
          <table:table-cell table:style-name="ce50" office:value-type="float" office:value="1" calcext:value-type="float">
            <text:p>1,000</text:p>
          </table:table-cell>
          <table:table-cell table:style-name="ce49" office:value-type="float" office:value="-1" calcext:value-type="float">
            <text:p>-1,000</text:p>
          </table:table-cell>
          <table:table-cell table:number-columns-repeated="2" table:style-name="ce49" office:value-type="float" office:value="1" calcext:value-type="float">
            <text:p>1,000</text:p>
          </table:table-cell>
          <table:table-cell table:style-name="ce51" office:value-type="float" office:value="1" calcext:value-type="float">
            <text:p>1,000</text:p>
          </table:table-cell>
          <table:table-cell table:style-name="ce48" office:value-type="float" office:value="0.5" calcext:value-type="float">
            <text:p>0,500</text:p>
          </table:table-cell>
          <table:table-cell table:style-name="ce51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-0.5" calcext:value-type="float">
            <text:p>-0,5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275:.P275])/9)*(-1)" office:value-type="float" office:value="-0.722222222222222" calcext:value-type="float">
            <text:p>-0,722</text:p>
          </table:table-cell>
          <table:table-cell table:formula="of:=(SUM([.Q275:.S275])/9)*(-1)" office:value-type="float" office:value="-0.277777777777778" calcext:value-type="float">
            <text:p>-0,278</text:p>
          </table:table-cell>
          <table:table-cell table:formula="of:=(SUM([.T275:.V275])/9)*(-1)" office:value-type="float" office:value="-0.111111111111111" calcext:value-type="float">
            <text:p>-0,111</text:p>
          </table:table-cell>
          <table:table-cell table:formula="of:=(SUM([.W275:.Y275])/9)*(-1)" office:value-type="float" office:value="-0.166666666666667" calcext:value-type="float">
            <text:p>-0,167</text:p>
          </table:table-cell>
          <table:table-cell table:formula="of:=(SUM([.Z275:.AB275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office:value-type="float" office:value="0.165" calcext:value-type="float">
            <text:p>0,165</text:p>
          </table:table-cell>
          <table:table-cell table:style-name="ce49" table:number-columns-repeated="5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065" calcext:value-type="float">
            <text:p>0,065</text:p>
          </table:table-cell>
          <table:table-cell table:style-name="ce49" office:value-type="float" office:value="0.1" calcext:value-type="float">
            <text:p>0,100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065" calcext:value-type="float">
            <text:p>0,065</text:p>
          </table:table-cell>
          <table:table-cell table:style-name="ce51" office:value-type="float" office:value="0.1" calcext:value-type="float">
            <text:p>0,100</text:p>
          </table:table-cell>
          <table:table-cell table:style-name="ce48" office:value-type="float" office:value="0.2" calcext:value-type="float">
            <text:p>0,200</text:p>
          </table:table-cell>
          <table:table-cell table:style-name="ce50" office:value-type="float" office:value="0.1" calcext:value-type="float">
            <text:p>0,100</text:p>
          </table:table-cell>
          <table:table-cell table:style-name="ce49" office:value-type="float" office:value="0.065" calcext:value-type="float">
            <text:p>0,065</text:p>
          </table:table-cell>
          <table:table-cell table:style-name="ce49" office:value-type="float" office:value="0.1" calcext:value-type="float">
            <text:p>0,100</text:p>
          </table:table-cell>
          <table:table-cell table:style-name="ce49"/>
          <table:table-cell table:style-name="ce51" office:value-type="float" office:value="0.1" calcext:value-type="float">
            <text:p>0,100</text:p>
          </table:table-cell>
          <table:table-cell table:style-name="ce48" office:value-type="float" office:value="0.065" calcext:value-type="float">
            <text:p>0,065</text:p>
          </table:table-cell>
          <table:table-cell table:style-name="ce51" office:value-type="float" office:value="0.1" calcext:value-type="float">
            <text:p>0,100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065" calcext:value-type="float">
            <text:p>0,065</text:p>
          </table:table-cell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276:.P276])/9)*(-1)" office:value-type="float" office:value="-0.0661111111111111" calcext:value-type="float">
            <text:p>-0,066</text:p>
          </table:table-cell>
          <table:table-cell table:formula="of:=(SUM([.Q276:.S276])/9)*(-1)" office:value-type="float" office:value="-0.0444444444444444" calcext:value-type="float">
            <text:p>-0,044</text:p>
          </table:table-cell>
          <table:table-cell table:formula="of:=(SUM([.T276:.V276])/9)*(-1)" office:value-type="float" office:value="-0.0183333333333333" calcext:value-type="float">
            <text:p>-0,018</text:p>
          </table:table-cell>
          <table:table-cell table:formula="of:=(SUM([.W276:.Y276])/9)*(-1)" office:value-type="float" office:value="-0.0294444444444444" calcext:value-type="float">
            <text:p>-0,029</text:p>
          </table:table-cell>
          <table:table-cell table:formula="of:=(SUM([.Z276:.AB276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10" calcext:value-type="float">
            <text:p>10,000</text:p>
          </table:table-cell>
          <table:table-cell table:style-name="ce49" table:number-columns-repeated="5"/>
          <table:table-cell table:number-columns-repeated="3" table:style-name="ce49" office:value-type="float" office:value="5" calcext:value-type="float">
            <text:p>5,000</text:p>
          </table:table-cell>
          <table:table-cell table:style-name="ce49"/>
          <table:table-cell table:number-columns-repeated="2" table:style-name="ce49" office:value-type="float" office:value="5" calcext:value-type="float">
            <text:p>5,000</text:p>
          </table:table-cell>
          <table:table-cell table:style-name="ce51" office:value-type="float" office:value="5" calcext:value-type="float">
            <text:p>5,000</text:p>
          </table:table-cell>
          <table:table-cell table:style-name="ce48"/>
          <table:table-cell table:style-name="ce50" office:value-type="float" office:value="5" calcext:value-type="float">
            <text:p>5,000</text:p>
          </table:table-cell>
          <table:table-cell table:number-columns-repeated="2" table:style-name="ce49" office:value-type="float" office:value="5" calcext:value-type="float">
            <text:p>5,000</text:p>
          </table:table-cell>
          <table:table-cell table:style-name="ce49"/>
          <table:table-cell table:style-name="ce51" office:value-type="float" office:value="5" calcext:value-type="float">
            <text:p>5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51" office:value-type="float" office:value="5" calcext:value-type="float">
            <text:p>5,000</text:p>
          </table:table-cell>
          <table:table-cell table:style-name="ce49"/>
          <table:table-cell table:number-columns-repeated="2"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277:.P277])/9)*(-1)" office:value-type="float" office:value="-3.88888888888889" calcext:value-type="float">
            <text:p>-3,889</text:p>
          </table:table-cell>
          <table:table-cell table:formula="of:=(SUM([.Q277:.S277])/9)*(-1)" office:value-type="float" office:value="-1.11111111111111" calcext:value-type="float">
            <text:p>-1,111</text:p>
          </table:table-cell>
          <table:table-cell table:formula="of:=(SUM([.T277:.V277])/9)*(-1)" office:value-type="float" office:value="-1.11111111111111" calcext:value-type="float">
            <text:p>-1,111</text:p>
          </table:table-cell>
          <table:table-cell table:formula="of:=(SUM([.W277:.Y277])/9)*(-1)" office:value-type="float" office:value="-1.66666666666667" calcext:value-type="float">
            <text:p>-1,667</text:p>
          </table:table-cell>
          <table:table-cell table:formula="of:=(SUM([.Z277:.AB277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1" calcext:value-type="float">
            <text:p>1,000</text:p>
          </table:table-cell>
          <table:table-cell table:style-name="ce49" table:number-columns-repeated="6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8"/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8"/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278:.P278])/9)*(-1)" office:value-type="float" office:value="-0.333333333333333" calcext:value-type="float">
            <text:p>-0,333</text:p>
          </table:table-cell>
          <table:table-cell table:formula="of:=(SUM([.Q278:.S278])/9)*(-1)" office:value-type="float" office:value="-0.111111111111111" calcext:value-type="float">
            <text:p>-0,111</text:p>
          </table:table-cell>
          <table:table-cell table:formula="of:=(SUM([.T278:.V278])/9)*(-1)" office:value-type="float" office:value="-0.111111111111111" calcext:value-type="float">
            <text:p>-0,111</text:p>
          </table:table-cell>
          <table:table-cell table:formula="of:=(SUM([.W278:.Y278])/9)*(-1)" office:value-type="float" office:value="-0.111111111111111" calcext:value-type="float">
            <text:p>-0,111</text:p>
          </table:table-cell>
          <table:table-cell table:formula="of:=(SUM([.Z278:.AB27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279:.P279])/9)*(-1)" office:value-type="float" office:value="-0" calcext:value-type="float">
            <text:p>0,000</text:p>
          </table:table-cell>
          <table:table-cell table:formula="of:=(SUM([.Q279:.S279])/9)*(-1)" office:value-type="float" office:value="-0" calcext:value-type="float">
            <text:p>0,000</text:p>
          </table:table-cell>
          <table:table-cell table:formula="of:=(SUM([.T279:.V279])/9)*(-1)" office:value-type="float" office:value="-0" calcext:value-type="float">
            <text:p>0,000</text:p>
          </table:table-cell>
          <table:table-cell table:formula="of:=(SUM([.W279:.Y279])/9)*(-1)" office:value-type="float" office:value="-0" calcext:value-type="float">
            <text:p>0,000</text:p>
          </table:table-cell>
          <table:table-cell table:formula="of:=(SUM([.Z279:.AB279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Long Range Submarine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11.5" calcext:value-type="float">
            <text:p>11,500</text:p>
          </table:table-cell>
          <table:table-cell table:style-name="ce49" table:number-columns-repeated="4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6" calcext:value-type="float">
            <text:p>6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8" calcext:value-type="float">
            <text:p>8,000</text:p>
          </table:table-cell>
          <table:table-cell table:style-name="ce49" office:value-type="float" office:value="11" calcext:value-type="float">
            <text:p>11,000</text:p>
          </table:table-cell>
          <table:table-cell table:style-name="ce49"/>
          <table:table-cell table:style-name="ce49" office:value-type="float" office:value="5.5" calcext:value-type="float">
            <text:p>5,500</text:p>
          </table:table-cell>
          <table:table-cell table:style-name="ce50" office:value-type="float" office:value="6" calcext:value-type="float">
            <text:p>6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 office:value-type="float" office:value="8.5" calcext:value-type="float">
            <text:p>8,500</text:p>
          </table:table-cell>
          <table:table-cell table:style-name="ce49" office:value-type="float" office:value="5.5" calcext:value-type="float">
            <text:p>5,500</text:p>
          </table:table-cell>
          <table:table-cell table:style-name="ce49" office:value-type="float" office:value="8" calcext:value-type="float">
            <text:p>8,000</text:p>
          </table:table-cell>
          <table:table-cell table:style-name="ce50" office:value-type="float" office:value="6" calcext:value-type="float">
            <text:p>6,000</text:p>
          </table:table-cell>
          <table:table-cell table:style-name="ce48" office:value-type="float" office:value="2.5" calcext:value-type="float">
            <text:p>2,5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 office:value-type="float" office:value="11" calcext:value-type="float">
            <text:p>11,000</text:p>
          </table:table-cell>
          <table:table-cell table:style-name="ce49"/>
          <table:table-cell table:style-name="ce49" office:value-type="float" office:value="5.5" calcext:value-type="float">
            <text:p>5,50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282:.P282])/9)*(-1)" office:value-type="float" office:value="-5.27777777777778" calcext:value-type="float">
            <text:p>-5,278</text:p>
          </table:table-cell>
          <table:table-cell table:formula="of:=(SUM([.Q282:.S282])/9)*(-1)" office:value-type="float" office:value="-1.55555555555556" calcext:value-type="float">
            <text:p>-1,556</text:p>
          </table:table-cell>
          <table:table-cell table:formula="of:=(SUM([.T282:.V282])/9)*(-1)" office:value-type="float" office:value="-2.44444444444444" calcext:value-type="float">
            <text:p>-2,444</text:p>
          </table:table-cell>
          <table:table-cell table:formula="of:=(SUM([.W282:.Y282])/9)*(-1)" office:value-type="float" office:value="-1.27777777777778" calcext:value-type="float">
            <text:p>-1,278</text:p>
          </table:table-cell>
          <table:table-cell table:formula="of:=(SUM([.Z282:.AB282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4" calcext:value-type="float">
            <text:p>4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/>
          <table:table-cell table:style-name="ce50" office:value-type="float" office:value="2" calcext:value-type="float">
            <text:p>2,000</text:p>
          </table:table-cell>
          <table:table-cell table:style-name="ce48" office:value-type="float" office:value="6.5" calcext:value-type="float">
            <text:p>6,500</text:p>
          </table:table-cell>
          <table:table-cell table:style-name="ce48" office:value-type="float" office:value="7" calcext:value-type="float">
            <text:p>7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9" calcext:value-type="float">
            <text:p>9,000</text:p>
          </table:table-cell>
          <table:table-cell table:style-name="ce49" office:value-type="float" office:value="13" calcext:value-type="float">
            <text:p>13,000</text:p>
          </table:table-cell>
          <table:table-cell table:style-name="ce50" office:value-type="float" office:value="2" calcext:value-type="float">
            <text:p>2,000</text:p>
          </table:table-cell>
          <table:table-cell table:style-name="ce48" office:value-type="float" office:value="4" calcext:value-type="float">
            <text:p>4,0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283:.P283])/9)*(-1)" office:value-type="float" office:value="-2" calcext:value-type="float">
            <text:p>-2,000</text:p>
          </table:table-cell>
          <table:table-cell table:formula="of:=(SUM([.Q283:.S283])/9)*(-1)" office:value-type="float" office:value="-1.72222222222222" calcext:value-type="float">
            <text:p>-1,722</text:p>
          </table:table-cell>
          <table:table-cell table:formula="of:=(SUM([.T283:.V283])/9)*(-1)" office:value-type="float" office:value="-3" calcext:value-type="float">
            <text:p>-3,000</text:p>
          </table:table-cell>
          <table:table-cell table:formula="of:=(SUM([.W283:.Y283])/9)*(-1)" office:value-type="float" office:value="-1" calcext:value-type="float">
            <text:p>-1,000</text:p>
          </table:table-cell>
          <table:table-cell table:formula="of:=(SUM([.Z283:.AB283])/9)*(-1)" office:value-type="float" office:value="-1" calcext:value-type="float">
            <text:p>-1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4.5" calcext:value-type="float">
            <text:p>4,500</text:p>
          </table:table-cell>
          <table:table-cell table:style-name="ce49" table:number-columns-repeated="4"/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3.5" calcext:value-type="float">
            <text:p>3,500</text:p>
          </table:table-cell>
          <table:table-cell table:style-name="ce50" office:value-type="float" office:value="1" calcext:value-type="float">
            <text:p>1,000</text:p>
          </table:table-cell>
          <table:table-cell table:style-name="ce48" office:value-type="float" office:value="1" calcext:value-type="float">
            <text:p>1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49" office:value-type="float" office:value="1.5" calcext:value-type="float">
            <text:p>1,5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4" calcext:value-type="float">
            <text:p>4,000</text:p>
          </table:table-cell>
          <table:table-cell table:style-name="ce50" office:value-type="float" office:value="1" calcext:value-type="float">
            <text:p>1,000</text:p>
          </table:table-cell>
          <table:table-cell table:style-name="ce48" office:value-type="float" office:value="0.5" calcext:value-type="float">
            <text:p>0,5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49" office:value-type="float" office:value="3.5" calcext:value-type="float">
            <text:p>3,5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284:.P284])/9)*(-1)" office:value-type="float" office:value="-2.05555555555556" calcext:value-type="float">
            <text:p>-2,056</text:p>
          </table:table-cell>
          <table:table-cell table:formula="of:=(SUM([.Q284:.S284])/9)*(-1)" office:value-type="float" office:value="-0.777777777777778" calcext:value-type="float">
            <text:p>-0,778</text:p>
          </table:table-cell>
          <table:table-cell table:formula="of:=(SUM([.T284:.V284])/9)*(-1)" office:value-type="float" office:value="-0.833333333333333" calcext:value-type="float">
            <text:p>-0,833</text:p>
          </table:table-cell>
          <table:table-cell table:formula="of:=(SUM([.W284:.Y284])/9)*(-1)" office:value-type="float" office:value="-0.5" calcext:value-type="float">
            <text:p>-0,500</text:p>
          </table:table-cell>
          <table:table-cell table:formula="of:=(SUM([.Z284:.AB284])/9)*(-1)" office:value-type="float" office:value="-0.611111111111111" calcext:value-type="float">
            <text:p>-0,6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table:number-columns-repeated="3"/>
          <table:table-cell table:style-name="ce49" office:value-type="float" office:value="2" calcext:value-type="float">
            <text:p>2,000</text:p>
          </table:table-cell>
          <table:table-cell table:style-name="ce49" table:number-columns-repeated="3"/>
          <table:table-cell table:style-name="ce49" office:value-type="float" office:value="2" calcext:value-type="float">
            <text:p>2,000</text:p>
          </table:table-cell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50"/>
          <table:table-cell table:style-name="ce48" office:value-type="float" office:value="-0.5" calcext:value-type="float">
            <text:p>-0,500</text:p>
          </table:table-cell>
          <table:table-cell table:style-name="ce48" office:value-type="float" office:value="7" calcext:value-type="float">
            <text:p>7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/>
          <table:table-cell table:style-name="ce50" office:value-type="float" office:value="2" calcext:value-type="float">
            <text:p>2,000</text:p>
          </table:table-cell>
          <table:table-cell table:style-name="ce48" office:value-type="float" office:value="2" calcext:value-type="float">
            <text:p>2,0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3" calcext:value-type="float">
            <text:p>3,0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285:.P285])/9)*(-1)" office:value-type="float" office:value="-0.666666666666667" calcext:value-type="float">
            <text:p>-0,667</text:p>
          </table:table-cell>
          <table:table-cell table:formula="of:=(SUM([.Q285:.S285])/9)*(-1)" office:value-type="float" office:value="-0.722222222222222" calcext:value-type="float">
            <text:p>-0,722</text:p>
          </table:table-cell>
          <table:table-cell table:formula="of:=(SUM([.T285:.V285])/9)*(-1)" office:value-type="float" office:value="-0.555555555555556" calcext:value-type="float">
            <text:p>-0,556</text:p>
          </table:table-cell>
          <table:table-cell table:formula="of:=(SUM([.W285:.Y285])/9)*(-1)" office:value-type="float" office:value="-0.777777777777778" calcext:value-type="float">
            <text:p>-0,778</text:p>
          </table:table-cell>
          <table:table-cell table:formula="of:=(SUM([.Z285:.AB285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3" calcext:value-type="float">
            <text:p>0,300</text:p>
          </table:table-cell>
          <table:table-cell table:style-name="ce49" table:number-columns-repeated="4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0"/>
          <table:table-cell table:style-name="ce48" office:value-type="float" office:value="0.3" calcext:value-type="float">
            <text:p>0,300</text:p>
          </table:table-cell>
          <table:table-cell table:style-name="ce48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50"/>
          <table:table-cell table:style-name="ce48" office:value-type="float" office:value="0.3" calcext:value-type="float">
            <text:p>0,300</text:p>
          </table:table-cell>
          <table:table-cell table:style-name="ce48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286:.P286])/9)*(-1)" office:value-type="float" office:value="-0.166666666666667" calcext:value-type="float">
            <text:p>-0,167</text:p>
          </table:table-cell>
          <table:table-cell table:formula="of:=(SUM([.Q286:.S286])/9)*(-1)" office:value-type="float" office:value="-0.0333333333333333" calcext:value-type="float">
            <text:p>-0,033</text:p>
          </table:table-cell>
          <table:table-cell table:formula="of:=(SUM([.T286:.V286])/9)*(-1)" office:value-type="float" office:value="-0.0666666666666667" calcext:value-type="float">
            <text:p>-0,067</text:p>
          </table:table-cell>
          <table:table-cell table:formula="of:=(SUM([.W286:.Y286])/9)*(-1)" office:value-type="float" office:value="-0.0333333333333333" calcext:value-type="float">
            <text:p>-0,033</text:p>
          </table:table-cell>
          <table:table-cell table:formula="of:=(SUM([.Z286:.AB286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300" calcext:value-type="float">
            <text:p>300,000</text:p>
          </table:table-cell>
          <table:table-cell table:style-name="ce49" table:number-columns-repeated="4"/>
          <table:table-cell table:number-columns-repeated="3" table:style-name="ce49" office:value-type="float" office:value="150" calcext:value-type="float">
            <text:p>150,000</text:p>
          </table:table-cell>
          <table:table-cell table:style-name="ce49"/>
          <table:table-cell table:style-name="ce49" office:value-type="float" office:value="300" calcext:value-type="float">
            <text:p>300,000</text:p>
          </table:table-cell>
          <table:table-cell table:style-name="ce49"/>
          <table:table-cell table:style-name="ce49" office:value-type="float" office:value="150" calcext:value-type="float">
            <text:p>150,000</text:p>
          </table:table-cell>
          <table:table-cell table:style-name="ce50" office:value-type="float" office:value="150" calcext:value-type="float">
            <text:p>150,000</text:p>
          </table:table-cell>
          <table:table-cell table:style-name="ce50" office:value-type="float" office:value="1150" calcext:value-type="float">
            <text:p>1150,000</text:p>
          </table:table-cell>
          <table:table-cell table:style-name="ce48"/>
          <table:table-cell table:style-name="ce49" office:value-type="float" office:value="100" calcext:value-type="float">
            <text:p>100,000</text:p>
          </table:table-cell>
          <table:table-cell table:style-name="ce49"/>
          <table:table-cell table:style-name="ce49" office:value-type="float" office:value="150" calcext:value-type="float">
            <text:p>150,000</text:p>
          </table:table-cell>
          <table:table-cell table:style-name="ce50" office:value-type="float" office:value="150" calcext:value-type="float">
            <text:p>150,000</text:p>
          </table:table-cell>
          <table:table-cell table:style-name="ce50" office:value-type="float" office:value="-850" calcext:value-type="float">
            <text:p>-850,000</text:p>
          </table:table-cell>
          <table:table-cell table:style-name="ce48"/>
          <table:table-cell table:style-name="ce49" office:value-type="float" office:value="300" calcext:value-type="float">
            <text:p>300,000</text:p>
          </table:table-cell>
          <table:table-cell table:style-name="ce49"/>
          <table:table-cell table:style-name="ce49" office:value-type="float" office:value="150" calcext:value-type="float">
            <text:p>150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287:.P287])/9)*(-1)" office:value-type="float" office:value="-133.333333333333" calcext:value-type="float">
            <text:p>-133,333</text:p>
          </table:table-cell>
          <table:table-cell table:formula="of:=(SUM([.Q287:.S287])/9)*(-1)" office:value-type="float" office:value="-144.444444444444" calcext:value-type="float">
            <text:p>-144,444</text:p>
          </table:table-cell>
          <table:table-cell table:formula="of:=(SUM([.T287:.V287])/9)*(-1)" office:value-type="float" office:value="-27.7777777777778" calcext:value-type="float">
            <text:p>-27,778</text:p>
          </table:table-cell>
          <table:table-cell table:formula="of:=(SUM([.W287:.Y287])/9)*(-1)" office:value-type="float" office:value="77.7777777777778" calcext:value-type="float">
            <text:p>77,778</text:p>
          </table:table-cell>
          <table:table-cell table:formula="of:=(SUM([.Z287:.AB287])/9)*(-1)" office:value-type="float" office:value="-50" calcext:value-type="float">
            <text:p>-50,000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1.5" calcext:value-type="float">
            <text:p>1,500</text:p>
          </table:table-cell>
          <table:table-cell table:style-name="ce49" table:number-columns-repeated="4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 office:value-type="float" office:value="0.5" calcext:value-type="float">
            <text:p>0,500</text:p>
          </table:table-cell>
          <table:table-cell table:style-name="ce49"/>
          <table:table-cell table:style-name="ce49" office:value-type="float" office:value="1.5" calcext:value-type="float">
            <text:p>1,50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50" office:value-type="float" office:value="1" calcext:value-type="float">
            <text:p>1,000</text:p>
          </table:table-cell>
          <table:table-cell table:style-name="ce50" office:value-type="float" office:value="0.5" calcext:value-type="float">
            <text:p>0,500</text:p>
          </table:table-cell>
          <table:table-cell table:style-name="ce48"/>
          <table:table-cell table:style-name="ce49" table:number-columns-repeated="2"/>
          <table:table-cell table:style-name="ce49" office:value-type="float" office:value="0.5" calcext:value-type="float">
            <text:p>0,500</text:p>
          </table:table-cell>
          <table:table-cell table:style-name="ce50" office:value-type="float" office:value="1" calcext:value-type="float">
            <text:p>1,000</text:p>
          </table:table-cell>
          <table:table-cell table:style-name="ce50" office:value-type="float" office:value="0.5" calcext:value-type="float">
            <text:p>0,500</text:p>
          </table:table-cell>
          <table:table-cell table:style-name="ce48" office:value-type="float" office:value="-1" calcext:value-type="float">
            <text:p>-1,000</text:p>
          </table:table-cell>
          <table:table-cell table:style-name="ce49" office:value-type="float" office:value="1.5" calcext:value-type="float">
            <text:p>1,500</text:p>
          </table:table-cell>
          <table:table-cell table:style-name="ce49"/>
          <table:table-cell table:style-name="ce49" office:value-type="float" office:value="-0.5" calcext:value-type="float">
            <text:p>-0,5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288:.P288])/9)*(-1)" office:value-type="float" office:value="-0.611111111111111" calcext:value-type="float">
            <text:p>-0,611</text:p>
          </table:table-cell>
          <table:table-cell table:formula="of:=(SUM([.Q288:.S288])/9)*(-1)" office:value-type="float" office:value="-0.166666666666667" calcext:value-type="float">
            <text:p>-0,167</text:p>
          </table:table-cell>
          <table:table-cell table:formula="of:=(SUM([.T288:.V288])/9)*(-1)" office:value-type="float" office:value="-0.0555555555555556" calcext:value-type="float">
            <text:p>-0,056</text:p>
          </table:table-cell>
          <table:table-cell table:formula="of:=(SUM([.W288:.Y288])/9)*(-1)" office:value-type="float" office:value="-0.0555555555555556" calcext:value-type="float">
            <text:p>-0,056</text:p>
          </table:table-cell>
          <table:table-cell table:formula="of:=(SUM([.Z288:.AB288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office:value-type="float" office:value="0.017" calcext:value-type="float">
            <text:p>0,017</text:p>
          </table:table-cell>
          <table:table-cell table:style-name="ce49" table:number-columns-repeated="5"/>
          <table:table-cell table:style-name="ce49" office:value-type="float" office:value="0.1" calcext:value-type="float">
            <text:p>0,100</text:p>
          </table:table-cell>
          <table:table-cell table:style-name="ce49" office:value-type="float" office:value="0.02" calcext:value-type="float">
            <text:p>0,020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9"/>
          <table:table-cell table:style-name="ce49" office:value-type="float" office:value="0.02" calcext:value-type="float">
            <text:p>0,020</text:p>
          </table:table-cell>
          <table:table-cell table:style-name="ce50" office:value-type="float" office:value="0.1" calcext:value-type="float">
            <text:p>0,100</text:p>
          </table:table-cell>
          <table:table-cell table:style-name="ce48" office:value-type="float" office:value="0.2" calcext:value-type="float">
            <text:p>0,200</text:p>
          </table:table-cell>
          <table:table-cell table:style-name="ce48"/>
          <table:table-cell table:style-name="ce49" office:value-type="float" office:value="0.165" calcext:value-type="float">
            <text:p>0,165</text:p>
          </table:table-cell>
          <table:table-cell table:style-name="ce49" table:number-columns-repeated="2"/>
          <table:table-cell table:style-name="ce50" office:value-type="float" office:value="0.1" calcext:value-type="float">
            <text:p>0,100</text:p>
          </table:table-cell>
          <table:table-cell table:style-name="ce48" office:value-type="float" office:value="0.02" calcext:value-type="float">
            <text:p>0,020</text:p>
          </table:table-cell>
          <table:table-cell table:style-name="ce48"/>
          <table:table-cell table:style-name="ce49" office:value-type="float" office:value="0.1" calcext:value-type="float">
            <text:p>0,100</text:p>
          </table:table-cell>
          <table:table-cell table:style-name="ce49"/>
          <table:table-cell table:style-name="ce49" office:value-type="float" office:value="0.02" calcext:value-type="float">
            <text:p>0,020</text:p>
          </table:table-cell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289:.P289])/9)*(-1)" office:value-type="float" office:value="-0.0285555555555556" calcext:value-type="float">
            <text:p>-0,029</text:p>
          </table:table-cell>
          <table:table-cell table:formula="of:=(SUM([.Q289:.S289])/9)*(-1)" office:value-type="float" office:value="-0.0333333333333333" calcext:value-type="float">
            <text:p>-0,033</text:p>
          </table:table-cell>
          <table:table-cell table:formula="of:=(SUM([.T289:.V289])/9)*(-1)" office:value-type="float" office:value="-0.0183333333333333" calcext:value-type="float">
            <text:p>-0,018</text:p>
          </table:table-cell>
          <table:table-cell table:formula="of:=(SUM([.W289:.Y289])/9)*(-1)" office:value-type="float" office:value="-0.0133333333333333" calcext:value-type="float">
            <text:p>-0,013</text:p>
          </table:table-cell>
          <table:table-cell table:formula="of:=(SUM([.Z289:.AB289])/9)*(-1)" office:value-type="float" office:value="-0.0133333333333333" calcext:value-type="float">
            <text:p>-0,01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10" calcext:value-type="float">
            <text:p>10,000</text:p>
          </table:table-cell>
          <table:table-cell table:style-name="ce49" table:number-columns-repeated="5"/>
          <table:table-cell table:number-columns-repeated="2"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50" office:value-type="float" office:value="5" calcext:value-type="float">
            <text:p>5,000</text:p>
          </table:table-cell>
          <table:table-cell table:style-name="ce48" table:number-columns-repeated="2"/>
          <table:table-cell table:style-name="ce49" office:value-type="float" office:value="10" calcext:value-type="float">
            <text:p>10,000</text:p>
          </table:table-cell>
          <table:table-cell table:style-name="ce49" table:number-columns-repeated="2"/>
          <table:table-cell table:style-name="ce50" office:value-type="float" office:value="5" calcext:value-type="float">
            <text:p>5,000</text:p>
          </table:table-cell>
          <table:table-cell table:style-name="ce48" office:value-type="float" office:value="5" calcext:value-type="float">
            <text:p>5,000</text:p>
          </table:table-cell>
          <table:table-cell table:style-name="ce48"/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290:.P290])/9)*(-1)" office:value-type="float" office:value="-3.33333333333333" calcext:value-type="float">
            <text:p>-3,333</text:p>
          </table:table-cell>
          <table:table-cell table:formula="of:=(SUM([.Q290:.S290])/9)*(-1)" office:value-type="float" office:value="-0.555555555555556" calcext:value-type="float">
            <text:p>-0,556</text:p>
          </table:table-cell>
          <table:table-cell table:formula="of:=(SUM([.T290:.V290])/9)*(-1)" office:value-type="float" office:value="-1.11111111111111" calcext:value-type="float">
            <text:p>-1,111</text:p>
          </table:table-cell>
          <table:table-cell table:formula="of:=(SUM([.W290:.Y290])/9)*(-1)" office:value-type="float" office:value="-1.11111111111111" calcext:value-type="float">
            <text:p>-1,111</text:p>
          </table:table-cell>
          <table:table-cell table:formula="of:=(SUM([.Z290:.AB290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1" calcext:value-type="float">
            <text:p>1,000</text:p>
          </table:table-cell>
          <table:table-cell table:style-name="ce49" table:number-columns-repeated="6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8"/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 table:number-columns-repeated="2"/>
          <table:table-cell table:style-name="ce48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1" calcext:value-type="float">
            <text:p>1,000</text:p>
          </table:table-cell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291:.P291])/9)*(-1)" office:value-type="float" office:value="-0.333333333333333" calcext:value-type="float">
            <text:p>-0,333</text:p>
          </table:table-cell>
          <table:table-cell table:formula="of:=(SUM([.Q291:.S291])/9)*(-1)" office:value-type="float" office:value="-0.111111111111111" calcext:value-type="float">
            <text:p>-0,111</text:p>
          </table:table-cell>
          <table:table-cell table:formula="of:=(SUM([.T291:.V291])/9)*(-1)" office:value-type="float" office:value="-0.111111111111111" calcext:value-type="float">
            <text:p>-0,111</text:p>
          </table:table-cell>
          <table:table-cell table:formula="of:=(SUM([.W291:.Y291])/9)*(-1)" office:value-type="float" office:value="-0.111111111111111" calcext:value-type="float">
            <text:p>-0,111</text:p>
          </table:table-cell>
          <table:table-cell table:formula="of:=(SUM([.Z291:.AB29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292:.P292])/9)*(-1)" office:value-type="float" office:value="-0" calcext:value-type="float">
            <text:p>0,000</text:p>
          </table:table-cell>
          <table:table-cell table:formula="of:=(SUM([.Q292:.S292])/9)*(-1)" office:value-type="float" office:value="-0" calcext:value-type="float">
            <text:p>0,000</text:p>
          </table:table-cell>
          <table:table-cell table:formula="of:=(SUM([.T292:.V292])/9)*(-1)" office:value-type="float" office:value="-0" calcext:value-type="float">
            <text:p>0,000</text:p>
          </table:table-cell>
          <table:table-cell table:formula="of:=(SUM([.W292:.Y292])/9)*(-1)" office:value-type="float" office:value="-0" calcext:value-type="float">
            <text:p>0,000</text:p>
          </table:table-cell>
          <table:table-cell table:formula="of:=(SUM([.Z292:.AB292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Electro Submarine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office:value-type="float" office:value="5.5" calcext:value-type="float">
            <text:p>5,500</text:p>
          </table:table-cell>
          <table:table-cell table:style-name="ce49" table:number-columns-repeated="4"/>
          <table:table-cell table:style-name="ce49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8" calcext:value-type="float">
            <text:p>8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5.5" calcext:value-type="float">
            <text:p>5,5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 office:value-type="float" office:value="8.5" calcext:value-type="float">
            <text:p>8,500</text:p>
          </table:table-cell>
          <table:table-cell table:style-name="ce49" office:value-type="float" office:value="5.5" calcext:value-type="float">
            <text:p>5,500</text:p>
          </table:table-cell>
          <table:table-cell table:style-name="ce49" office:value-type="float" office:value="14" calcext:value-type="float">
            <text:p>14,000</text:p>
          </table:table-cell>
          <table:table-cell table:style-name="ce48"/>
          <table:table-cell table:style-name="ce48" office:value-type="float" office:value="2.5" calcext:value-type="float">
            <text:p>2,500</text:p>
          </table:table-cell>
          <table:table-cell table:style-name="ce50" office:value-type="float" office:value="9" calcext:value-type="float">
            <text:p>9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/>
          <table:table-cell table:style-name="ce49" office:value-type="float" office:value="11.5" calcext:value-type="float">
            <text:p>11,500</text:p>
          </table:table-cell>
          <table:table-cell table:style-name="ce48" office:value-type="string" calcext:value-type="string">
            <text:p>sea_attack</text:p>
          </table:table-cell>
          <table:table-cell table:style-name="ce48" office:value-type="string" calcext:value-type="string">
            <text:p>=</text:p>
          </table:table-cell>
          <table:table-cell table:formula="of:=(SUM([.E295:.P295])/9)*(-1)" office:value-type="float" office:value="-3.27777777777778" calcext:value-type="float">
            <text:p>-3,278</text:p>
          </table:table-cell>
          <table:table-cell table:formula="of:=(SUM([.Q295:.S295])/9)*(-1)" office:value-type="float" office:value="-0.888888888888889" calcext:value-type="float">
            <text:p>-0,889</text:p>
          </table:table-cell>
          <table:table-cell table:formula="of:=(SUM([.T295:.V295])/9)*(-1)" office:value-type="float" office:value="-3.11111111111111" calcext:value-type="float">
            <text:p>-3,111</text:p>
          </table:table-cell>
          <table:table-cell table:formula="of:=(SUM([.W295:.Y295])/9)*(-1)" office:value-type="float" office:value="-1.27777777777778" calcext:value-type="float">
            <text:p>-1,278</text:p>
          </table:table-cell>
          <table:table-cell table:formula="of:=(SUM([.Z295:.AB295])/9)*(-1)" office:value-type="float" office:value="-1.83333333333333" calcext:value-type="float">
            <text:p>-1,8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table:number-columns-repeated="3"/>
          <table:table-cell table:style-name="ce49" office:value-type="float" office:value="4" calcext:value-type="float">
            <text:p>4,000</text:p>
          </table:table-cell>
          <table:table-cell table:style-name="ce49" table:number-columns-repeated="3"/>
          <table:table-cell table:style-name="ce49" office:value-type="float" office:value="4" calcext:value-type="float">
            <text:p>4,000</text:p>
          </table:table-cell>
          <table:table-cell table:style-name="ce49" table:number-columns-repeated="3"/>
          <table:table-cell table:style-name="ce49" office:value-type="float" office:value="4" calcext:value-type="float">
            <text:p>4,000</text:p>
          </table:table-cell>
          <table:table-cell table:style-name="ce48"/>
          <table:table-cell table:style-name="ce48" office:value-type="float" office:value="2.5" calcext:value-type="float">
            <text:p>2,500</text:p>
          </table:table-cell>
          <table:table-cell table:style-name="ce48" office:value-type="float" office:value="9" calcext:value-type="float">
            <text:p>9,000</text:p>
          </table:table-cell>
          <table:table-cell table:style-name="ce49" office:value-type="float" office:value="11" calcext:value-type="float">
            <text:p>11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office:value-type="float" office:value="14" calcext:value-type="float">
            <text:p>14,000</text:p>
          </table:table-cell>
          <table:table-cell table:style-name="ce48"/>
          <table:table-cell table:style-name="ce48" office:value-type="float" office:value="4" calcext:value-type="float">
            <text:p>4,000</text:p>
          </table:table-cell>
          <table:table-cell table:style-name="ce50" office:value-type="float" office:value="7" calcext:value-type="float">
            <text:p>7,000</text:p>
          </table:table-cell>
          <table:table-cell table:style-name="ce49" table:number-columns-repeated="2"/>
          <table:table-cell table:style-name="ce49" office:value-type="float" office:value="11" calcext:value-type="float">
            <text:p>11,000</text:p>
          </table:table-cell>
          <table:table-cell table:style-name="ce48" office:value-type="string" calcext:value-type="string">
            <text:p>sea_defence</text:p>
          </table:table-cell>
          <table:table-cell table:style-name="ce48" office:value-type="string" calcext:value-type="string">
            <text:p>=</text:p>
          </table:table-cell>
          <table:table-cell table:formula="of:=(SUM([.E296:.P296])/9)*(-1)" office:value-type="float" office:value="-1.33333333333333" calcext:value-type="float">
            <text:p>-1,333</text:p>
          </table:table-cell>
          <table:table-cell table:formula="of:=(SUM([.Q296:.S296])/9)*(-1)" office:value-type="float" office:value="-1.27777777777778" calcext:value-type="float">
            <text:p>-1,278</text:p>
          </table:table-cell>
          <table:table-cell table:formula="of:=(SUM([.T296:.V296])/9)*(-1)" office:value-type="float" office:value="-3.33333333333333" calcext:value-type="float">
            <text:p>-3,333</text:p>
          </table:table-cell>
          <table:table-cell table:formula="of:=(SUM([.W296:.Y296])/9)*(-1)" office:value-type="float" office:value="-1.22222222222222" calcext:value-type="float">
            <text:p>-1,222</text:p>
          </table:table-cell>
          <table:table-cell table:formula="of:=(SUM([.Z296:.AB296])/9)*(-1)" office:value-type="float" office:value="-1.22222222222222" calcext:value-type="float">
            <text:p>-1,2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office:value-type="float" office:value="3.5" calcext:value-type="float">
            <text:p>3,500</text:p>
          </table:table-cell>
          <table:table-cell table:style-name="ce49" table:number-columns-repeated="4"/>
          <table:table-cell table:style-name="ce49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49" office:value-type="float" office:value="4" calcext:value-type="float">
            <text:p>4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3.5" calcext:value-type="float">
            <text:p>3,500</text:p>
          </table:table-cell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8" office:value-type="float" office:value="3" calcext:value-type="float">
            <text:p>3,000</text:p>
          </table:table-cell>
          <table:table-cell table:style-name="ce49" office:value-type="float" office:value="2.5" calcext:value-type="float">
            <text:p>2,500</text:p>
          </table:table-cell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6" calcext:value-type="float">
            <text:p>6,000</text:p>
          </table:table-cell>
          <table:table-cell table:style-name="ce48"/>
          <table:table-cell table:style-name="ce48" office:value-type="float" office:value="0.5" calcext:value-type="float">
            <text:p>0,500</text:p>
          </table:table-cell>
          <table:table-cell table:style-name="ce50" office:value-type="float" office:value="5" calcext:value-type="float">
            <text:p>5,000</text:p>
          </table:table-cell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9" office:value-type="float" office:value="5.5" calcext:value-type="float">
            <text:p>5,500</text:p>
          </table:table-cell>
          <table:table-cell table:style-name="ce48" office:value-type="string" calcext:value-type="string">
            <text:p>convoy_attack</text:p>
          </table:table-cell>
          <table:table-cell table:style-name="ce48" office:value-type="string" calcext:value-type="string">
            <text:p>=</text:p>
          </table:table-cell>
          <table:table-cell table:formula="of:=(SUM([.E297:.P297])/9)*(-1)" office:value-type="float" office:value="-1.72222222222222" calcext:value-type="float">
            <text:p>-1,722</text:p>
          </table:table-cell>
          <table:table-cell table:formula="of:=(SUM([.Q297:.S297])/9)*(-1)" office:value-type="float" office:value="-0.444444444444444" calcext:value-type="float">
            <text:p>-0,444</text:p>
          </table:table-cell>
          <table:table-cell table:formula="of:=(SUM([.T297:.V297])/9)*(-1)" office:value-type="float" office:value="-1.16666666666667" calcext:value-type="float">
            <text:p>-1,167</text:p>
          </table:table-cell>
          <table:table-cell table:formula="of:=(SUM([.W297:.Y297])/9)*(-1)" office:value-type="float" office:value="-0.611111111111111" calcext:value-type="float">
            <text:p>-0,611</text:p>
          </table:table-cell>
          <table:table-cell table:formula="of:=(SUM([.Z297:.AB297])/9)*(-1)" office:value-type="float" office:value="-0.722222222222222" calcext:value-type="float">
            <text:p>-0,72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table:number-columns-repeated="3"/>
          <table:table-cell table:style-name="ce49" office:value-type="float" office:value="2" calcext:value-type="float">
            <text:p>2,000</text:p>
          </table:table-cell>
          <table:table-cell table:style-name="ce49" table:number-columns-repeated="3"/>
          <table:table-cell table:style-name="ce49" office:value-type="float" office:value="2" calcext:value-type="float">
            <text:p>2,000</text:p>
          </table:table-cell>
          <table:table-cell table:style-name="ce49" table:number-columns-repeated="3"/>
          <table:table-cell table:style-name="ce49" office:value-type="float" office:value="2" calcext:value-type="float">
            <text:p>2,000</text:p>
          </table:table-cell>
          <table:table-cell table:style-name="ce48"/>
          <table:table-cell table:style-name="ce48" office:value-type="float" office:value="2.5" calcext:value-type="float">
            <text:p>2,500</text:p>
          </table:table-cell>
          <table:table-cell table:style-name="ce48" office:value-type="float" office:value="11" calcext:value-type="float">
            <text:p>11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9" table:number-columns-repeated="2"/>
          <table:table-cell table:number-columns-repeated="2" table:style-name="ce48" office:value-type="float" office:value="2" calcext:value-type="float">
            <text:p>2,000</text:p>
          </table:table-cell>
          <table:table-cell table:style-name="ce50" office:value-type="float" office:value="3" calcext:value-type="float">
            <text:p>3,000</text:p>
          </table:table-cell>
          <table:table-cell table:style-name="ce49"/>
          <table:table-cell table:style-name="ce49" office:value-type="float" office:value="2" calcext:value-type="float">
            <text:p>2,000</text:p>
          </table:table-cell>
          <table:table-cell table:style-name="ce49" office:value-type="float" office:value="5" calcext:value-type="float">
            <text:p>5,000</text:p>
          </table:table-cell>
          <table:table-cell table:style-name="ce48" office:value-type="string" calcext:value-type="string">
            <text:p>air_defence</text:p>
          </table:table-cell>
          <table:table-cell table:style-name="ce48" office:value-type="string" calcext:value-type="string">
            <text:p>=</text:p>
          </table:table-cell>
          <table:table-cell table:formula="of:=(SUM([.E298:.P298])/9)*(-1)" office:value-type="float" office:value="-0.666666666666667" calcext:value-type="float">
            <text:p>-0,667</text:p>
          </table:table-cell>
          <table:table-cell table:formula="of:=(SUM([.Q298:.S298])/9)*(-1)" office:value-type="float" office:value="-1.5" calcext:value-type="float">
            <text:p>-1,500</text:p>
          </table:table-cell>
          <table:table-cell table:formula="of:=(SUM([.T298:.V298])/9)*(-1)" office:value-type="float" office:value="-0.555555555555556" calcext:value-type="float">
            <text:p>-0,556</text:p>
          </table:table-cell>
          <table:table-cell table:formula="of:=(SUM([.W298:.Y298])/9)*(-1)" office:value-type="float" office:value="-0.777777777777778" calcext:value-type="float">
            <text:p>-0,778</text:p>
          </table:table-cell>
          <table:table-cell table:formula="of:=(SUM([.Z298:.AB298])/9)*(-1)" office:value-type="float" office:value="-0.777777777777778" calcext:value-type="float">
            <text:p>-0,77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office:value-type="float" office:value="0.3" calcext:value-type="float">
            <text:p>0,300</text:p>
          </table:table-cell>
          <table:table-cell table:style-name="ce49" table:number-columns-repeated="4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8"/>
          <table:table-cell table:style-name="ce48" office:value-type="float" office:value="0.3" calcext:value-type="float">
            <text:p>0,300</text:p>
          </table:table-cell>
          <table:table-cell table:style-name="ce48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8"/>
          <table:table-cell table:style-name="ce48" office:value-type="float" office:value="0.3" calcext:value-type="float">
            <text:p>0,300</text:p>
          </table:table-cell>
          <table:table-cell table:style-name="ce50"/>
          <table:table-cell table:style-name="ce49" office:value-type="float" office:value="0.3" calcext:value-type="float">
            <text:p>0,300</text:p>
          </table:table-cell>
          <table:table-cell table:style-name="ce49"/>
          <table:table-cell table:style-name="ce49" office:value-type="float" office:value="0.3" calcext:value-type="float">
            <text:p>0,300</text:p>
          </table:table-cell>
          <table:table-cell table:style-name="ce48" office:value-type="string" calcext:value-type="string">
            <text:p>hull</text:p>
          </table:table-cell>
          <table:table-cell table:style-name="ce48" office:value-type="string" calcext:value-type="string">
            <text:p>=</text:p>
          </table:table-cell>
          <table:table-cell table:formula="of:=(SUM([.E299:.P299])/9)*(-1)" office:value-type="float" office:value="-0.166666666666667" calcext:value-type="float">
            <text:p>-0,167</text:p>
          </table:table-cell>
          <table:table-cell table:formula="of:=(SUM([.Q299:.S299])/9)*(-1)" office:value-type="float" office:value="-0.0333333333333333" calcext:value-type="float">
            <text:p>-0,033</text:p>
          </table:table-cell>
          <table:table-cell table:formula="of:=(SUM([.T299:.V299])/9)*(-1)" office:value-type="float" office:value="-0.0666666666666667" calcext:value-type="float">
            <text:p>-0,067</text:p>
          </table:table-cell>
          <table:table-cell table:formula="of:=(SUM([.W299:.Y299])/9)*(-1)" office:value-type="float" office:value="-0.0333333333333333" calcext:value-type="float">
            <text:p>-0,033</text:p>
          </table:table-cell>
          <table:table-cell table:formula="of:=(SUM([.Z299:.AB299])/9)*(-1)" office:value-type="float" office:value="-0.0666666666666667" calcext:value-type="float">
            <text:p>-0,0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office:value-type="float" office:value="100" calcext:value-type="float">
            <text:p>100,000</text:p>
          </table:table-cell>
          <table:table-cell table:style-name="ce49" table:number-columns-repeated="4"/>
          <table:table-cell table:style-name="ce49" office:value-type="float" office:value="100" calcext:value-type="float">
            <text:p>100,000</text:p>
          </table:table-cell>
          <table:table-cell table:style-name="ce49"/>
          <table:table-cell table:style-name="ce49" office:value-type="float" office:value="100" calcext:value-type="float">
            <text:p>100,000</text:p>
          </table:table-cell>
          <table:table-cell table:style-name="ce49"/>
          <table:table-cell table:style-name="ce49" office:value-type="float" office:value="100" calcext:value-type="float">
            <text:p>100,000</text:p>
          </table:table-cell>
          <table:table-cell table:style-name="ce49"/>
          <table:table-cell table:style-name="ce49" office:value-type="float" office:value="100" calcext:value-type="float">
            <text:p>100,000</text:p>
          </table:table-cell>
          <table:table-cell table:style-name="ce48"/>
          <table:table-cell table:style-name="ce50" office:value-type="float" office:value="900" calcext:value-type="float">
            <text:p>900,000</text:p>
          </table:table-cell>
          <table:table-cell table:style-name="ce48"/>
          <table:table-cell table:style-name="ce49" office:value-type="float" office:value="25" calcext:value-type="float">
            <text:p>25,000</text:p>
          </table:table-cell>
          <table:table-cell table:style-name="ce49"/>
          <table:table-cell table:style-name="ce49" office:value-type="float" office:value="225" calcext:value-type="float">
            <text:p>225,000</text:p>
          </table:table-cell>
          <table:table-cell table:style-name="ce48"/>
          <table:table-cell table:style-name="ce50" office:value-type="float" office:value="-400" calcext:value-type="float">
            <text:p>-400,000</text:p>
          </table:table-cell>
          <table:table-cell table:style-name="ce50" office:value-type="float" office:value="125" calcext:value-type="float">
            <text:p>125,000</text:p>
          </table:table-cell>
          <table:table-cell table:style-name="ce49" office:value-type="float" office:value="100" calcext:value-type="float">
            <text:p>100,000</text:p>
          </table:table-cell>
          <table:table-cell table:style-name="ce49"/>
          <table:table-cell table:style-name="ce49" office:value-type="float" office:value="225" calcext:value-type="float">
            <text:p>225,000</text:p>
          </table:table-cell>
          <table:table-cell table:style-name="ce48" office:value-type="string" calcext:value-type="string">
            <text:p>range</text:p>
          </table:table-cell>
          <table:table-cell table:style-name="ce48" office:value-type="string" calcext:value-type="string">
            <text:p>=</text:p>
          </table:table-cell>
          <table:table-cell table:formula="of:=(SUM([.E300:.P300])/9)*(-1)" office:value-type="float" office:value="-55.5555555555556" calcext:value-type="float">
            <text:p>-55,556</text:p>
          </table:table-cell>
          <table:table-cell table:formula="of:=(SUM([.Q300:.S300])/9)*(-1)" office:value-type="float" office:value="-100" calcext:value-type="float">
            <text:p>-100,000</text:p>
          </table:table-cell>
          <table:table-cell table:formula="of:=(SUM([.T300:.V300])/9)*(-1)" office:value-type="float" office:value="-27.7777777777778" calcext:value-type="float">
            <text:p>-27,778</text:p>
          </table:table-cell>
          <table:table-cell table:formula="of:=(SUM([.W300:.Y300])/9)*(-1)" office:value-type="float" office:value="30.5555555555556" calcext:value-type="float">
            <text:p>30,556</text:p>
          </table:table-cell>
          <table:table-cell table:formula="of:=(SUM([.Z300:.AB300])/9)*(-1)" office:value-type="float" office:value="-36.1111111111111" calcext:value-type="float">
            <text:p>-36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office:value-type="float" office:value="0.5" calcext:value-type="float">
            <text:p>0,500</text:p>
          </table:table-cell>
          <table:table-cell table:style-name="ce49" table:number-columns-repeated="4"/>
          <table:table-cell table:style-name="ce49" office:value-type="float" office:value="0.5" calcext:value-type="float">
            <text:p>0,50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48"/>
          <table:table-cell table:style-name="ce50" office:value-type="float" office:value="0.5" calcext:value-type="float">
            <text:p>0,500</text:p>
          </table:table-cell>
          <table:table-cell table:style-name="ce48"/>
          <table:table-cell table:style-name="ce49" table:number-columns-repeated="2"/>
          <table:table-cell table:style-name="ce49" office:value-type="float" office:value="2" calcext:value-type="float">
            <text:p>2,000</text:p>
          </table:table-cell>
          <table:table-cell table:style-name="ce48"/>
          <table:table-cell table:style-name="ce50" office:value-type="float" office:value="0.5" calcext:value-type="float">
            <text:p>0,500</text:p>
          </table:table-cell>
          <table:table-cell table:style-name="ce50"/>
          <table:table-cell table:style-name="ce49" office:value-type="float" office:value="0.5" calcext:value-type="float">
            <text:p>0,500</text:p>
          </table:table-cell>
          <table:table-cell table:style-name="ce49"/>
          <table:table-cell table:style-name="ce49" office:value-type="float" office:value="0.5" calcext:value-type="float">
            <text:p>0,500</text:p>
          </table:table-cell>
          <table:table-cell table:style-name="ce48" office:value-type="string" calcext:value-type="string">
            <text:p>maximum_speed</text:p>
          </table:table-cell>
          <table:table-cell table:style-name="ce48" office:value-type="string" calcext:value-type="string">
            <text:p>=</text:p>
          </table:table-cell>
          <table:table-cell table:formula="of:=(SUM([.E301:.P301])/9)*(-1)" office:value-type="float" office:value="-0.277777777777778" calcext:value-type="float">
            <text:p>-0,278</text:p>
          </table:table-cell>
          <table:table-cell table:formula="of:=(SUM([.Q301:.S301])/9)*(-1)" office:value-type="float" office:value="-0.0555555555555556" calcext:value-type="float">
            <text:p>-0,056</text:p>
          </table:table-cell>
          <table:table-cell table:formula="of:=(SUM([.T301:.V301])/9)*(-1)" office:value-type="float" office:value="-0.222222222222222" calcext:value-type="float">
            <text:p>-0,222</text:p>
          </table:table-cell>
          <table:table-cell table:formula="of:=(SUM([.W301:.Y301])/9)*(-1)" office:value-type="float" office:value="-0.0555555555555556" calcext:value-type="float">
            <text:p>-0,056</text:p>
          </table:table-cell>
          <table:table-cell table:formula="of:=(SUM([.Z301:.AB301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office:value-type="float" office:value="0.065" calcext:value-type="float">
            <text:p>0,065</text:p>
          </table:table-cell>
          <table:table-cell table:style-name="ce49" table:number-columns-repeated="6"/>
          <table:table-cell table:style-name="ce49" office:value-type="float" office:value="0.065" calcext:value-type="float">
            <text:p>0,065</text:p>
          </table:table-cell>
          <table:table-cell table:style-name="ce49" table:number-columns-repeated="3"/>
          <table:table-cell table:style-name="ce49" office:value-type="float" office:value="0.065" calcext:value-type="float">
            <text:p>0,065</text:p>
          </table:table-cell>
          <table:table-cell table:style-name="ce48"/>
          <table:table-cell table:style-name="ce48" office:value-type="float" office:value="0.2" calcext:value-type="float">
            <text:p>0,200</text:p>
          </table:table-cell>
          <table:table-cell table:style-name="ce48"/>
          <table:table-cell table:style-name="ce49" office:value-type="float" office:value="0.165" calcext:value-type="float">
            <text:p>0,165</text:p>
          </table:table-cell>
          <table:table-cell table:style-name="ce49"/>
          <table:table-cell table:style-name="ce49" office:value-type="float" office:value="0.1" calcext:value-type="float">
            <text:p>0,100</text:p>
          </table:table-cell>
          <table:table-cell table:style-name="ce48"/>
          <table:table-cell table:style-name="ce48" office:value-type="float" office:value="0.065" calcext:value-type="float">
            <text:p>0,065</text:p>
          </table:table-cell>
          <table:table-cell table:style-name="ce50" office:value-type="float" office:value="0.1" calcext:value-type="float">
            <text:p>0,100</text:p>
          </table:table-cell>
          <table:table-cell table:style-name="ce49" table:number-columns-repeated="2"/>
          <table:table-cell table:style-name="ce49" office:value-type="float" office:value="0.165" calcext:value-type="float">
            <text:p>0,165</text:p>
          </table:table-cell>
          <table:table-cell table:style-name="ce48" office:value-type="string" calcext:value-type="string">
            <text:p>positioning</text:p>
          </table:table-cell>
          <table:table-cell table:style-name="ce48" office:value-type="string" calcext:value-type="string">
            <text:p>=</text:p>
          </table:table-cell>
          <table:table-cell table:formula="of:=(SUM([.E302:.P302])/9)*(-1)" office:value-type="float" office:value="-0.0216666666666667" calcext:value-type="float">
            <text:p>-0,022</text:p>
          </table:table-cell>
          <table:table-cell table:formula="of:=(SUM([.Q302:.S302])/9)*(-1)" office:value-type="float" office:value="-0.0222222222222222" calcext:value-type="float">
            <text:p>-0,022</text:p>
          </table:table-cell>
          <table:table-cell table:formula="of:=(SUM([.T302:.V302])/9)*(-1)" office:value-type="float" office:value="-0.0294444444444444" calcext:value-type="float">
            <text:p>-0,029</text:p>
          </table:table-cell>
          <table:table-cell table:formula="of:=(SUM([.W302:.Y302])/9)*(-1)" office:value-type="float" office:value="-0.0183333333333333" calcext:value-type="float">
            <text:p>-0,018</text:p>
          </table:table-cell>
          <table:table-cell table:formula="of:=(SUM([.Z302:.AB302])/9)*(-1)" office:value-type="float" office:value="-0.0183333333333333" calcext:value-type="float">
            <text:p>-0,018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office:value-type="float" office:value="5" calcext:value-type="float">
            <text:p>5,000</text:p>
          </table:table-cell>
          <table:table-cell table:style-name="ce49" table:number-columns-repeated="6"/>
          <table:table-cell table:style-name="ce49" office:value-type="float" office:value="5" calcext:value-type="float">
            <text:p>5,000</text:p>
          </table:table-cell>
          <table:table-cell table:style-name="ce49" table:number-columns-repeated="3"/>
          <table:table-cell table:style-name="ce49" office:value-type="float" office:value="5" calcext:value-type="float">
            <text:p>5,000</text:p>
          </table:table-cell>
          <table:table-cell table:style-name="ce48" table:number-columns-repeated="3"/>
          <table:table-cell table:style-name="ce49" office:value-type="float" office:value="10" calcext:value-type="float">
            <text:p>10,000</text:p>
          </table:table-cell>
          <table:table-cell table:style-name="ce49"/>
          <table:table-cell table:style-name="ce49" office:value-type="float" office:value="5" calcext:value-type="float">
            <text:p>5,000</text:p>
          </table:table-cell>
          <table:table-cell table:style-name="ce48"/>
          <table:table-cell table:style-name="ce48" office:value-type="float" office:value="5" calcext:value-type="float">
            <text:p>5,000</text:p>
          </table:table-cell>
          <table:table-cell table:style-name="ce50" office:value-type="float" office:value="5" calcext:value-type="float">
            <text:p>5,000</text:p>
          </table:table-cell>
          <table:table-cell table:style-name="ce49" table:number-columns-repeated="2"/>
          <table:table-cell table:style-name="ce49" office:value-type="float" office:value="10" calcext:value-type="float">
            <text:p>10,000</text:p>
          </table:table-cell>
          <table:table-cell table:style-name="ce48" office:value-type="string" calcext:value-type="string">
            <text:p>max_strength</text:p>
          </table:table-cell>
          <table:table-cell table:style-name="ce48" office:value-type="string" calcext:value-type="string">
            <text:p>=</text:p>
          </table:table-cell>
          <table:table-cell table:formula="of:=(SUM([.E303:.P303])/9)*(-1)" office:value-type="float" office:value="-1.66666666666667" calcext:value-type="float">
            <text:p>-1,667</text:p>
          </table:table-cell>
          <table:table-cell table:formula="of:=(SUM([.Q303:.S303])/9)*(-1)" office:value-type="float" office:value="-0" calcext:value-type="float">
            <text:p>0,000</text:p>
          </table:table-cell>
          <table:table-cell table:formula="of:=(SUM([.T303:.V303])/9)*(-1)" office:value-type="float" office:value="-1.66666666666667" calcext:value-type="float">
            <text:p>-1,667</text:p>
          </table:table-cell>
          <table:table-cell table:formula="of:=(SUM([.W303:.Y303])/9)*(-1)" office:value-type="float" office:value="-1.11111111111111" calcext:value-type="float">
            <text:p>-1,111</text:p>
          </table:table-cell>
          <table:table-cell table:formula="of:=(SUM([.Z303:.AB303])/9)*(-1)" office:value-type="float" office:value="-1.11111111111111" calcext:value-type="float">
            <text:p>-1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office:value-type="float" office:value="1" calcext:value-type="float">
            <text:p>1,000</text:p>
          </table:table-cell>
          <table:table-cell table:style-name="ce49" table:number-columns-repeated="6"/>
          <table:table-cell table:style-name="ce49" office:value-type="float" office:value="1" calcext:value-type="float">
            <text:p>1,000</text:p>
          </table:table-cell>
          <table:table-cell table:style-name="ce49" table:number-columns-repeated="2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8"/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/>
          <table:table-cell table:style-name="ce48" office:value-type="float" office:value="1" calcext:value-type="float">
            <text:p>1,000</text:p>
          </table:table-cell>
          <table:table-cell table:style-name="ce48"/>
          <table:table-cell table:style-name="ce49"/>
          <table:table-cell table:style-name="ce49" office:value-type="float" office:value="1" calcext:value-type="float">
            <text:p>1,000</text:p>
          </table:table-cell>
          <table:table-cell table:style-name="ce49"/>
          <table:table-cell table:style-name="ce48" office:value-type="string" calcext:value-type="string">
            <text:p>air_attack</text:p>
          </table:table-cell>
          <table:table-cell table:style-name="ce48" office:value-type="string" calcext:value-type="string">
            <text:p>=</text:p>
          </table:table-cell>
          <table:table-cell table:formula="of:=(SUM([.E304:.P304])/9)*(-1)" office:value-type="float" office:value="-0.333333333333333" calcext:value-type="float">
            <text:p>-0,333</text:p>
          </table:table-cell>
          <table:table-cell table:formula="of:=(SUM([.Q304:.S304])/9)*(-1)" office:value-type="float" office:value="-0.111111111111111" calcext:value-type="float">
            <text:p>-0,111</text:p>
          </table:table-cell>
          <table:table-cell table:formula="of:=(SUM([.T304:.V304])/9)*(-1)" office:value-type="float" office:value="-0.111111111111111" calcext:value-type="float">
            <text:p>-0,111</text:p>
          </table:table-cell>
          <table:table-cell table:formula="of:=(SUM([.W304:.Y304])/9)*(-1)" office:value-type="float" office:value="-0.111111111111111" calcext:value-type="float">
            <text:p>-0,111</text:p>
          </table:table-cell>
          <table:table-cell table:formula="of:=(SUM([.Z304:.AB304])/9)*(-1)" office:value-type="float" office:value="-0.111111111111111" calcext:value-type="float">
            <text:p>-0,11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style-name="ce48" office:value-type="string" calcext:value-type="string">
            <text:p>sub_attack</text:p>
          </table:table-cell>
          <table:table-cell table:style-name="ce48" office:value-type="string" calcext:value-type="string">
            <text:p>=</text:p>
          </table:table-cell>
          <table:table-cell table:formula="of:=(SUM([.E305:.P305])/9)*(-1)" office:value-type="float" office:value="-0" calcext:value-type="float">
            <text:p>0,000</text:p>
          </table:table-cell>
          <table:table-cell table:formula="of:=(SUM([.Q305:.S305])/9)*(-1)" office:value-type="float" office:value="-0" calcext:value-type="float">
            <text:p>0,000</text:p>
          </table:table-cell>
          <table:table-cell table:formula="of:=(SUM([.T305:.V305])/9)*(-1)" office:value-type="float" office:value="-0" calcext:value-type="float">
            <text:p>0,000</text:p>
          </table:table-cell>
          <table:table-cell table:formula="of:=(SUM([.W305:.Y305])/9)*(-1)" office:value-type="float" office:value="-0" calcext:value-type="float">
            <text:p>0,000</text:p>
          </table:table-cell>
          <table:table-cell table:formula="of:=(SUM([.Z305:.AB305])/9)*(-1)" office:value-type="float" office:value="-0" calcext:value-type="float">
            <text:p>0,000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46" table:number-columns-repeated="2"/>
          <table:table-cell table:style-name="ce47" office:value-type="string" calcext:value-type="string">
            <text:p>Midget Submarine</text:p>
          </table:table-cell>
          <table:table-cell table:style-name="ce47"/>
          <table:table-cell table:style-name="ce47" office:value-type="float" office:value="1918" calcext:value-type="float">
            <text:p>1918</text:p>
          </table:table-cell>
          <table:table-cell table:style-name="ce47" office:value-type="float" office:value="1928" calcext:value-type="float">
            <text:p>1928</text:p>
          </table:table-cell>
          <table:table-cell table:style-name="ce47" office:value-type="float" office:value="1929" calcext:value-type="float">
            <text:p>1929</text:p>
          </table:table-cell>
          <table:table-cell table:style-name="ce47" office:value-type="float" office:value="1930" calcext:value-type="float">
            <text:p>1930</text:p>
          </table:table-cell>
          <table:table-cell table:style-name="ce47" office:value-type="float" office:value="1931" calcext:value-type="float">
            <text:p>1931</text:p>
          </table:table-cell>
          <table:table-cell table:style-name="ce47" office:value-type="float" office:value="1932" calcext:value-type="float">
            <text:p>1932</text:p>
          </table:table-cell>
          <table:table-cell table:style-name="ce47" office:value-type="float" office:value="1933" calcext:value-type="float">
            <text:p>1933</text:p>
          </table:table-cell>
          <table:table-cell table:style-name="ce47" office:value-type="float" office:value="1934" calcext:value-type="float">
            <text:p>1934</text:p>
          </table:table-cell>
          <table:table-cell table:style-name="ce47" office:value-type="float" office:value="1935" calcext:value-type="float">
            <text:p>1935</text:p>
          </table:table-cell>
          <table:table-cell table:style-name="ce47" office:value-type="float" office:value="1936" calcext:value-type="float">
            <text:p>1936</text:p>
          </table:table-cell>
          <table:table-cell table:style-name="ce47" office:value-type="float" office:value="1937" calcext:value-type="float">
            <text:p>1937</text:p>
          </table:table-cell>
          <table:table-cell table:style-name="ce47" office:value-type="float" office:value="1938" calcext:value-type="float">
            <text:p>1938</text:p>
          </table:table-cell>
          <table:table-cell table:style-name="ce47" office:value-type="float" office:value="1939" calcext:value-type="float">
            <text:p>1939</text:p>
          </table:table-cell>
          <table:table-cell table:style-name="ce47" office:value-type="float" office:value="1940" calcext:value-type="float">
            <text:p>194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942" calcext:value-type="float">
            <text:p>1942</text:p>
          </table:table-cell>
          <table:table-cell table:style-name="ce47" office:value-type="float" office:value="1943" calcext:value-type="float">
            <text:p>1943</text:p>
          </table:table-cell>
          <table:table-cell table:style-name="ce47" office:value-type="float" office:value="1944" calcext:value-type="float">
            <text:p>1944</text:p>
          </table:table-cell>
          <table:table-cell table:style-name="ce47" office:value-type="float" office:value="1945" calcext:value-type="float">
            <text:p>1945</text:p>
          </table:table-cell>
          <table:table-cell table:style-name="ce47" office:value-type="float" office:value="1946" calcext:value-type="float">
            <text:p>1946</text:p>
          </table:table-cell>
          <table:table-cell table:style-name="ce47" office:value-type="float" office:value="1947" calcext:value-type="float">
            <text:p>1947</text:p>
          </table:table-cell>
          <table:table-cell table:style-name="ce47" office:value-type="float" office:value="1948" calcext:value-type="float">
            <text:p>1948</text:p>
          </table:table-cell>
          <table:table-cell table:style-name="ce47" office:value-type="float" office:value="1949" calcext:value-type="float">
            <text:p>1949</text:p>
          </table:table-cell>
          <table:table-cell table:style-name="ce47" office:value-type="float" office:value="1950" calcext:value-type="float">
            <text:p>1950</text:p>
          </table:table-cell>
          <table:table-cell table:style-name="ce46" table:number-columns-repeated="36"/>
        </table:table-row>
        <table:table-row table:style-name="ro1">
          <table:table-cell table:number-columns-repeated="2"/>
          <table:table-cell table:style-name="ce48" office:value-type="string" calcext:value-type="string">
            <text:p>sea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08:.P30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sea_defence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09:.P309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convoy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10:.P310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air_defence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11:.P311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hull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12:.P312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range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13:.P313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maximum_speed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14:.P314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positioning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15:.P315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max_strength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16:.P316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air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17:.P317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48" office:value-type="string" calcext:value-type="string">
            <text:p>sub_attack</text:p>
          </table:table-cell>
          <table:table-cell table:style-name="ce48"/>
          <table:table-cell table:style-name="ce49" table:number-columns-repeated="12"/>
          <table:table-cell table:style-name="ce48" table:number-columns-repeated="3"/>
          <table:table-cell table:style-name="ce49" table:number-columns-repeated="3"/>
          <table:table-cell table:style-name="ce48" table:number-columns-repeated="3"/>
          <table:table-cell table:style-name="ce49" table:number-columns-repeated="3"/>
          <table:table-cell table:number-columns-repeated="2"/>
          <table:table-cell table:formula="of:=SUM([.E318:.P318])/9" office:value-type="float" office:value="0" calcext:value-type="float">
            <text:p>0,000</text:p>
          </table:table-cell>
          <table:table-cell table:number-columns-repeated="33"/>
        </table:table-row>
        <table:table-row table:style-name="ro1" table:number-rows-repeated="10482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 table:print="false">
        <table:table-column table:style-name="co2" table:default-cell-style-name="Default"/>
        <table:table-column table:style-name="co3" table:number-columns-repeated="2" table:default-cell-style-name="ce48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destroyer_actual</text:p>
          </table:table-cell>
          <table:table-cell table:style-name="Default" office:value-type="string" calcext:value-type="string">
            <text:p>=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-4.66666666666667" calcext:value-type="float">
            <text:p>-4,67</text:p>
          </table:table-cell>
        </table:table-row>
        <table:table-row table:style-name="ro1">
          <table:table-cell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-10.5555555555556" calcext:value-type="float">
            <text:p>-10,56</text:p>
          </table:table-cell>
        </table:table-row>
        <table:table-row table:style-name="ro1">
          <table:table-cell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float" office:value="-1.22222222222222" calcext:value-type="float">
            <text:p>-1,22</text:p>
          </table:table-cell>
        </table:table-row>
        <table:table-row table:style-name="ro1">
          <table:table-cell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-0.13333333333333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-0.033333333333333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-95.5555555555556" calcext:value-type="float">
            <text:p>-95,56</text:p>
          </table:table-cell>
        </table:table-row>
        <table:table-row table:style-name="ro1">
          <table:table-cell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-0.438888888888889" calcext:value-type="float">
            <text:p>-0,44</text:p>
          </table:table-cell>
        </table:table-row>
        <table:table-row table:style-name="ro1">
          <table:table-cell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-2.77777777777778" calcext:value-type="float">
            <text:p>-2,78</text:p>
          </table:table-cell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-0.555555555555556" calcext:value-type="float">
            <text:p>-0,56</text:p>
          </table:table-cell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-2.11111111111111" calcext:value-type="float">
            <text:p>-2,11</text:p>
          </table:table-cell>
        </table:table-row>
      </table:table>
      <table:table table:name="Arkusz4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" table:default-cell-style-name="ce45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ce45"/>
        <table:table-row table:style-name="ro1" table:number-rows-repeated="5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52" office:value-type="string" calcext:value-type="string">
            <text:p>destroyer_actual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destroyer_actual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1" calcext:value-type="float">
            <text:p>-1,1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64" calcext:value-type="float">
            <text:p>-0,64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2.8" calcext:value-type="float">
            <text:p>-2,8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5.54666666666667" calcext:value-type="float">
            <text:p>-5,54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98" calcext:value-type="float">
            <text:p>-0,198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2304" calcext:value-type="float">
            <text:p>-0,23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462" calcext:value-type="float">
            <text:p>-0,46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344" calcext:value-type="float">
            <text:p>-0,13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256" calcext:value-type="float">
            <text:p>-0,02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702222222222222" calcext:value-type="float">
            <text:p>-0,00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618666666666667" calcext:value-type="float">
            <text:p>-0,00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8" calcext:value-type="float">
            <text:p>-0,8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3.52" calcext:value-type="float">
            <text:p>-3,52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5.80666666666667" calcext:value-type="float">
            <text:p>-5,80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36" calcext:value-type="float">
            <text:p>-0,036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128" calcext:value-type="float">
            <text:p>-0,013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frigate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frigate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7" calcext:value-type="float">
            <text:p>-0,07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373333333333333" calcext:value-type="float">
            <text:p>-0,03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3.5" calcext:value-type="float">
            <text:p>-3,5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5.6" calcext:value-type="float">
            <text:p>-5,6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42" calcext:value-type="float">
            <text:p>-0,04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32" calcext:value-type="float">
            <text:p>-0,03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55" calcext:value-type="float">
            <text:p>-0,55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86666666666667" calcext:value-type="float">
            <text:p>-0,18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149333333333333" calcext:value-type="float">
            <text:p>-0,01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762222222222222" calcext:value-type="float">
            <text:p>-0,008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410666666666667" calcext:value-type="float">
            <text:p>-0,00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2.176" calcext:value-type="float">
            <text:p>-2,17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8.93333333333333" calcext:value-type="float">
            <text:p>-8,93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4" calcext:value-type="float">
            <text:p>-0,024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853333333333333" calcext:value-type="float">
            <text:p>-0,009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torpedo_boat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torpedo_boat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4" calcext:value-type="float">
            <text:p>-0,4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586666666666667" calcext:value-type="float">
            <text:p>-0,58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2.8" calcext:value-type="float">
            <text:p>-2,8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5.33333333333333" calcext:value-type="float">
            <text:p>-5,33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72" calcext:value-type="float">
            <text:p>-0,07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32" calcext:value-type="float">
            <text:p>-0,03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294" calcext:value-type="float">
            <text:p>-0,294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2464" calcext:value-type="float">
            <text:p>-0,24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205333333333333" calcext:value-type="float">
            <text:p>-0,021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666666666666667" calcext:value-type="float">
            <text:p>-0,00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288" calcext:value-type="float">
            <text:p>-0,029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06666666666667" calcext:value-type="float">
            <text:p>-1,06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3.62666666666667" calcext:value-type="float">
            <text:p>-3,62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78666666666667" calcext:value-type="float">
            <text:p>-1,78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motor_torpedo_boat <text:s/>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motor_torpedo_boat <text:s/>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28" calcext:value-type="float">
            <text:p>-0,28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4224" calcext:value-type="float">
            <text:p>-0,42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2.24" calcext:value-type="float">
            <text:p>-2,24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4.26666666666667" calcext:value-type="float">
            <text:p>-4,26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32" calcext:value-type="float">
            <text:p>-0,03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21" calcext:value-type="float">
            <text:p>-0,21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76" calcext:value-type="float">
            <text:p>-0,17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88" calcext:value-type="float">
            <text:p>-0,009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666666666666667" calcext:value-type="float">
            <text:p>-0,00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288" calcext:value-type="float">
            <text:p>-0,029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8" calcext:value-type="float">
            <text:p>-0,8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76" calcext:value-type="float">
            <text:p>-1,76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893333333333333" calcext:value-type="float">
            <text:p>-0,89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light_cruiser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light_cruiser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33333333333333" calcext:value-type="float">
            <text:p>-1,33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72" calcext:value-type="float">
            <text:p>-0,72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5.376" calcext:value-type="float">
            <text:p>-5,37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324444444444444" calcext:value-type="float">
            <text:p>-0,324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7168" calcext:value-type="float">
            <text:p>-0,71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49333333333333" calcext:value-type="float">
            <text:p>-0,01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576" calcext:value-type="float">
            <text:p>-0,05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466666666666667" calcext:value-type="float">
            <text:p>-0,00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36" calcext:value-type="float">
            <text:p>-0,00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2.13333333333333" calcext:value-type="float">
            <text:p>-2,13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6.08" calcext:value-type="float">
            <text:p>-6,08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3.35" calcext:value-type="float">
            <text:p>-3,35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05555555555556" calcext:value-type="float">
            <text:p>-0,106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222222222222222" calcext:value-type="float">
            <text:p>-0,022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anti_air_cruiser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anti_air_cruiser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56" calcext:value-type="float">
            <text:p>-0,56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805333333333333" calcext:value-type="float">
            <text:p>-0,80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5.376" calcext:value-type="float">
            <text:p>-5,37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777777777777778" calcext:value-type="float">
            <text:p>-0,078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622222222222222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008" calcext:value-type="float">
            <text:p>-1,00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49333333333333" calcext:value-type="float">
            <text:p>-0,01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576" calcext:value-type="float">
            <text:p>-0,05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466666666666667" calcext:value-type="float">
            <text:p>-0,00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658666666666667" calcext:value-type="float">
            <text:p>-0,00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4.16" calcext:value-type="float">
            <text:p>-4,16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295555555555556" calcext:value-type="float">
            <text:p>-0,296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622222222222222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heavy_cruiser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heavy_cruiser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46666666666667" calcext:value-type="float">
            <text:p>-1,46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330666666666667" calcext:value-type="float">
            <text:p>-0,331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3.68" calcext:value-type="float">
            <text:p>-3,68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340444444444444" calcext:value-type="float">
            <text:p>-0,34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0.0622222222222222" calcext:value-type="float">
            <text:p>0,06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624" calcext:value-type="float">
            <text:p>-0,62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71111111111111" calcext:value-type="float">
            <text:p>-0,01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616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84" calcext:value-type="float">
            <text:p>-0,008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277333333333333" calcext:value-type="float">
            <text:p>-0,00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2.66666666666667" calcext:value-type="float">
            <text:p>-2,66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7.2" calcext:value-type="float">
            <text:p>-7,2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72" calcext:value-type="float">
            <text:p>-0,17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355555555555556" calcext:value-type="float">
            <text:p>-0,036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battleship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battleship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68" calcext:value-type="float">
            <text:p>-1,68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712" calcext:value-type="float">
            <text:p>-1,71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984" calcext:value-type="float">
            <text:p>-1,98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63466666666667" calcext:value-type="float">
            <text:p>-1,63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346311111111111" calcext:value-type="float">
            <text:p>-0,34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848" calcext:value-type="float">
            <text:p>-1,84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342222222222222" calcext:value-type="float">
            <text:p>-0,034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408" calcext:value-type="float">
            <text:p>-0,141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33333333333333" calcext:value-type="float">
            <text:p>-0,02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16" calcext:value-type="float">
            <text:p>-0,01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2.1" calcext:value-type="float">
            <text:p>-2,1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0.4533333333333" calcext:value-type="float">
            <text:p>-10,45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412444444444444" calcext:value-type="float">
            <text:p>-0,41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25155555555556" calcext:value-type="float">
            <text:p>-0,125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command_battleship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command_battleship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68" calcext:value-type="float">
            <text:p>-1,68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712" calcext:value-type="float">
            <text:p>-1,71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984" calcext:value-type="float">
            <text:p>-1,98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63466666666667" calcext:value-type="float">
            <text:p>-1,63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346311111111111" calcext:value-type="float">
            <text:p>-0,34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848" calcext:value-type="float">
            <text:p>-1,84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342222222222222" calcext:value-type="float">
            <text:p>-0,034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408" calcext:value-type="float">
            <text:p>-0,141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33333333333333" calcext:value-type="float">
            <text:p>-0,02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16" calcext:value-type="float">
            <text:p>-0,01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2.1" calcext:value-type="float">
            <text:p>-2,1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0.4533333333333" calcext:value-type="float">
            <text:p>-10,45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412444444444444" calcext:value-type="float">
            <text:p>-0,41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25155555555556" calcext:value-type="float">
            <text:p>-0,125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battlecruiser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battlecruiser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49333333333333" calcext:value-type="float">
            <text:p>-1,49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52177777777778" calcext:value-type="float">
            <text:p>-1,52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2.412" calcext:value-type="float">
            <text:p>-2,41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672" calcext:value-type="float">
            <text:p>-1,67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371911111111111" calcext:value-type="float">
            <text:p>-0,37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98" calcext:value-type="float">
            <text:p>-1,98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95555555555556" calcext:value-type="float">
            <text:p>-0,03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216" calcext:value-type="float">
            <text:p>-0,12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33333333333333" calcext:value-type="float">
            <text:p>-0,02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16" calcext:value-type="float">
            <text:p>-0,01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86" calcext:value-type="float">
            <text:p>-1,86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9.25866666666667" calcext:value-type="float">
            <text:p>-9,259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309333333333333" calcext:value-type="float">
            <text:p>-0,309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853333333333334" calcext:value-type="float">
            <text:p>-0,085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pocket_battleship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pocket_battleship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12" calcext:value-type="float">
            <text:p>-1,12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949333333333333" calcext:value-type="float">
            <text:p>-0,949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512" calcext:value-type="float">
            <text:p>-1,51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28533333333333" calcext:value-type="float">
            <text:p>-1,28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78488888888889" calcext:value-type="float">
            <text:p>-0,17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592" calcext:value-type="float">
            <text:p>-0,59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02222222222222" calcext:value-type="float">
            <text:p>-0,02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624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4" calcext:value-type="float">
            <text:p>-0,014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72" calcext:value-type="float">
            <text:p>-0,00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68" calcext:value-type="float">
            <text:p>-1,68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7.91466666666667" calcext:value-type="float">
            <text:p>-7,91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206222222222222" calcext:value-type="float">
            <text:p>-0,206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568888888888889" calcext:value-type="float">
            <text:p>-0,057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coastal_battleship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coastal_battleship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02666666666667" calcext:value-type="float">
            <text:p>-1,02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04622222222222" calcext:value-type="float">
            <text:p>-1,04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944" calcext:value-type="float">
            <text:p>-1,94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386666666666667" calcext:value-type="float">
            <text:p>-0,38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10222222222222" calcext:value-type="float">
            <text:p>-0,11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8736" calcext:value-type="float">
            <text:p>-0,87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86666666666667" calcext:value-type="float">
            <text:p>-0,019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7488" calcext:value-type="float">
            <text:p>-0,07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84" calcext:value-type="float">
            <text:p>-0,008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576" calcext:value-type="float">
            <text:p>-0,00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68" calcext:value-type="float">
            <text:p>-1,68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8.36266666666667" calcext:value-type="float">
            <text:p>-8,36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03111111111111" calcext:value-type="float">
            <text:p>-0,10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10933333333333" calcext:value-type="float">
            <text:p>-0,111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super_heavy_battleship</text:p>
          </table:table-cell>
          <table:table-cell table:style-name="ce52" office:value-type="string" calcext:value-type="string">
            <text:p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super_heavy_battleship</text:p>
          </table:table-cell>
          <table:table-cell table:style-name="ce54" office:value-type="string" calcext:value-type="string">
            <text:p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86666666666667" calcext:value-type="float">
            <text:p>-1,86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26222222222222" calcext:value-type="float">
            <text:p>-1,26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652" calcext:value-type="float">
            <text:p>-1,65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76533333333333" calcext:value-type="float">
            <text:p>-1,76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73511111111111" calcext:value-type="float">
            <text:p>-0,17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9552" calcext:value-type="float">
            <text:p>-1,95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373333333333333" calcext:value-type="float">
            <text:p>-0,03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938666666666667" calcext:value-type="float">
            <text:p>-0,09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89333333333333" calcext:value-type="float">
            <text:p>-0,029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992" calcext:value-type="float">
            <text:p>-0,01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2.4" calcext:value-type="float">
            <text:p>-2,4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9.38666666666667" calcext:value-type="float">
            <text:p>-9,38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515555555555556" calcext:value-type="float">
            <text:p>-0,516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42222222222222" calcext:value-type="float">
            <text:p>-0,142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light_carrier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light_carrier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05244444444444" calcext:value-type="float">
            <text:p>-1,05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08444444444444" calcext:value-type="float">
            <text:p>-1,08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24444444444444" calcext:value-type="float">
            <text:p>-0,01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398222222222222" calcext:value-type="float">
            <text:p>-0,04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1088" calcext:value-type="float">
            <text:p>-0,011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4.05333333333333" calcext:value-type="float">
            <text:p>-4,05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54666666666667" calcext:value-type="float">
            <text:p>-0,15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650666666666667" calcext:value-type="float">
            <text:p>-0,065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escort_carrier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escort_carrier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736" calcext:value-type="float">
            <text:p>-0,73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608" calcext:value-type="float">
            <text:p>-0,60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24444444444444" calcext:value-type="float">
            <text:p>-0,01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398222222222222" calcext:value-type="float">
            <text:p>-0,04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64" calcext:value-type="float">
            <text:p>-0,00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2.56" calcext:value-type="float">
            <text:p>-2,56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2.22222222222222" calcext:value-type="float">
            <text:p>-2,22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888888888888889" calcext:value-type="float">
            <text:p>-0,889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773333333333333" calcext:value-type="float">
            <text:p>-0,07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325333333333333" calcext:value-type="float">
            <text:p>-0,033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carrier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carrier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472" calcext:value-type="float">
            <text:p>-1,47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41866666666667" calcext:value-type="float">
            <text:p>-1,419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86666666666667" calcext:value-type="float">
            <text:p>-0,019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624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128" calcext:value-type="float">
            <text:p>-0,01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5.06666666666667" calcext:value-type="float">
            <text:p>-5,06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309333333333333" calcext:value-type="float">
            <text:p>-0,309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30133333333333" calcext:value-type="float">
            <text:p>-0,130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command_carrier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command_carrier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472" calcext:value-type="float">
            <text:p>-1,47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41866666666667" calcext:value-type="float">
            <text:p>-1,419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86666666666667" calcext:value-type="float">
            <text:p>-0,019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624" calcext:value-type="float">
            <text:p>-0,06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128" calcext:value-type="float">
            <text:p>-0,01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5.06666666666667" calcext:value-type="float">
            <text:p>-5,06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309333333333333" calcext:value-type="float">
            <text:p>-0,309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30133333333333" calcext:value-type="float">
            <text:p>-0,130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super_carrier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super_carrier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64266666666667" calcext:value-type="float">
            <text:p>-1,64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30133333333333" calcext:value-type="float">
            <text:p>-1,301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48888888888889" calcext:value-type="float">
            <text:p>-0,02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334222222222222" calcext:value-type="float">
            <text:p>-0,03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48" calcext:value-type="float">
            <text:p>-0,00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3.14666666666667" calcext:value-type="float">
            <text:p>-3,147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412444444444444" calcext:value-type="float">
            <text:p>-0,41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995555555555553" calcext:value-type="float">
            <text:p>-0,010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coastal_submarine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coastal_submarine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06666666666667" calcext:value-type="float">
            <text:p>-1,06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888888888888889" calcext:value-type="float">
            <text:p>-0,889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853333333333333" calcext:value-type="float">
            <text:p>-0,08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64" calcext:value-type="float">
            <text:p>-0,064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533333333333333" calcext:value-type="float">
            <text:p>-0,05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426666666666667" calcext:value-type="float">
            <text:p>-0,04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0.0341333333333333" calcext:value-type="float">
            <text:p>0,03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186666666666667" calcext:value-type="float">
            <text:p>-0,019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176" calcext:value-type="float">
            <text:p>-0,01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653333333333333" calcext:value-type="float">
            <text:p>-0,00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485333333333333" calcext:value-type="float">
            <text:p>-0,00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666666666666667" calcext:value-type="float">
            <text:p>-0,66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33333333333333" calcext:value-type="float">
            <text:p>-1,33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55555555555556" calcext:value-type="float">
            <text:p>-0,156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submarine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submarine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38666666666667" calcext:value-type="float">
            <text:p>-1,38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15555555555556" calcext:value-type="float">
            <text:p>-1,156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853333333333333" calcext:value-type="float">
            <text:p>-0,08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853333333333333" calcext:value-type="float">
            <text:p>-0,08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711111111111111" calcext:value-type="float">
            <text:p>-0,071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533333333333333" calcext:value-type="float">
            <text:p>-0,05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0.0426666666666667" calcext:value-type="float">
            <text:p>0,04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48888888888889" calcext:value-type="float">
            <text:p>-0,02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234666666666667" calcext:value-type="float">
            <text:p>-0,02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653333333333333" calcext:value-type="float">
            <text:p>-0,00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485333333333333" calcext:value-type="float">
            <text:p>-0,00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8" calcext:value-type="float">
            <text:p>-0,8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6" calcext:value-type="float">
            <text:p>-1,6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55555555555556" calcext:value-type="float">
            <text:p>-0,156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long_range_submarine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long_range_submarine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38666666666667" calcext:value-type="float">
            <text:p>-1,38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19022222222222" calcext:value-type="float">
            <text:p>-1,19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112" calcext:value-type="float">
            <text:p>-0,112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853333333333333" calcext:value-type="float">
            <text:p>-0,08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732444444444444" calcext:value-type="float">
            <text:p>-0,07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533333333333333" calcext:value-type="float">
            <text:p>-0,05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0.0426666666666667" calcext:value-type="float">
            <text:p>0,04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48888888888889" calcext:value-type="float">
            <text:p>-0,02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234666666666667" calcext:value-type="float">
            <text:p>-0,02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653333333333333" calcext:value-type="float">
            <text:p>-0,00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509333333333333" calcext:value-type="float">
            <text:p>-0,005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88" calcext:value-type="float">
            <text:p>-0,88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848" calcext:value-type="float">
            <text:p>-1,84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55555555555556" calcext:value-type="float">
            <text:p>-0,156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table:number-columns-repeated="2"/>
          <table:table-cell table:style-name="ce53"/>
          <table:table-cell table:style-name="ce52"/>
          <table:table-cell table:number-columns-repeated="2"/>
          <table:table-cell table:style-name="ce54" table:number-columns-repeated="2"/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 office:value-type="string" calcext:value-type="string">
            <text:p>electro_submarine </text:p>
          </table:table-cell>
          <table:table-cell table:style-name="ce52" office:value-type="string" calcext:value-type="string">
            <text:p><text:s/>{</text:p>
          </table:table-cell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electro_submarine </text:p>
          </table:table-cell>
          <table:table-cell table:style-name="ce54" office:value-type="string" calcext:value-type="string">
            <text:p><text:s/>{</text:p>
          </table:table-cell>
          <table:table-cell table:style-name="ce55"/>
          <table:table-cell table:style-name="ce54"/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1.38666666666667" calcext:value-type="float">
            <text:p>-1,38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878222222222222" calcext:value-type="float">
            <text:p>-0,87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ea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ea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2.24" calcext:value-type="float">
            <text:p>-2,24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convoy_attack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66666666666667" calcext:value-type="float">
            <text:p>-0,16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convoy_attack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711111111111111" calcext:value-type="float">
            <text:p>-0,071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defence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16" calcext:value-type="float">
            <text:p>-0,16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defence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0.128" calcext:value-type="float">
            <text:p>0,128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hull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248888888888889" calcext:value-type="float">
            <text:p>-0,025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hull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234666666666667" calcext:value-type="float">
            <text:p>-0,02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positioning 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00653333333333333" calcext:value-type="float">
            <text:p>-0,007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positioning 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.00293333333333333" calcext:value-type="float">
            <text:p>-0,003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max_strength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.853333333333334" calcext:value-type="float">
            <text:p>-0,853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max_strength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1.024" calcext:value-type="float">
            <text:p>-1,024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sub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sub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/>
          <table:table-cell table:style-name="ce52" office:value-type="string" calcext:value-type="string">
            <text:p>air_attack</text:p>
          </table:table-cell>
          <table:table-cell table:style-name="ce53" office:value-type="string" calcext:value-type="string">
            <text:p>=</text:p>
          </table:table-cell>
          <table:table-cell table:style-name="ce52" office:value-type="float" office:value="-0" calcext:value-type="float">
            <text:p>0,000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air_attack</text:p>
          </table:table-cell>
          <table:table-cell table:style-name="ce55" office:value-type="string" calcext:value-type="string">
            <text:p>=</text:p>
          </table:table-cell>
          <table:table-cell table:style-name="ce54" office:value-type="float" office:value="-0" calcext:value-type="float">
            <text:p>0,000</text:p>
          </table:table-cell>
        </table:table-row>
        <table:table-row table:style-name="ro1">
          <table:table-cell table:number-columns-repeated="2"/>
          <table:table-cell table:style-name="ce52" office:value-type="string" calcext:value-type="string">
            <text:p>}</text:p>
          </table:table-cell>
          <table:table-cell table:style-name="ce52"/>
          <table:table-cell table:style-name="ce53"/>
          <table:table-cell table:style-name="ce52"/>
          <table:table-cell table:number-columns-repeated="2"/>
          <table:table-cell table:style-name="ce54" office:value-type="string" calcext:value-type="string">
            <text:p>}</text:p>
          </table:table-cell>
          <table:table-cell table:style-name="ce54"/>
          <table:table-cell table:style-name="ce55"/>
          <table:table-cell table:style-name="ce54"/>
        </table:table-row>
        <table:table-row table:style-name="ro1" table:number-rows-repeated="104831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10.33" table:style-name="ta1">
        <office:forms form:automatic-focus="false" form:apply-design-mode="false"/>
        <table:table-column table:style-name="co12" table:default-cell-style-name="ce45"/>
        <table:table-column table:style-name="co13" table:default-cell-style-name="ce45"/>
        <table:table-column table:style-name="co14" table:number-columns-repeated="5" table:default-cell-style-name="ce45"/>
        <table:table-column table:style-name="co15" table:default-cell-style-name="ce45"/>
        <table:table-column table:style-name="co2" table:default-cell-style-name="ce45"/>
        <table:table-column table:style-name="co2" table:default-cell-style-name="ce38"/>
        <table:table-column table:style-name="co2" table:number-columns-repeated="8" table:default-cell-style-name="ce33"/>
        <table:table-column table:style-name="co2" table:number-columns-repeated="5" table:default-cell-style-name="ce45"/>
        <table:table-column table:style-name="co2" table:default-cell-style-name="ce52"/>
        <table:table-column table:style-name="co3" table:default-cell-style-name="ce52"/>
        <table:table-column table:style-name="co3" table:default-cell-style-name="ce54"/>
        <table:table-column table:style-name="co3" table:default-cell-style-name="ce55"/>
        <table:table-column table:style-name="co3" table:default-cell-style-name="ce63"/>
        <table:table-column table:style-name="co3" table:number-columns-repeated="2" table:default-cell-style-name="ce45"/>
        <table:table-column table:style-name="co3" table:default-cell-style-name="ce35"/>
        <table:table-column table:style-name="co2" table:number-columns-repeated="33" table:default-cell-style-name="ce45"/>
        <table:table-column table:style-name="co2" table:number-columns-repeated="960" table:default-cell-style-name="Default"/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HULL Decay 100%</text:p>
          </table:table-cell>
          <table:table-cell table:style-name="ce37" table:number-columns-repeated="4"/>
          <table:table-cell/>
          <table:table-cell office:value-type="string" calcext:value-type="string">
            <text:p>all techs</text:p>
          </table:table-cell>
          <table:table-cell table:number-columns-repeated="7"/>
          <table:table-cell office:value-type="string" calcext:value-type="string">
            <text:p>UPGRADE</text:p>
          </table:table-cell>
          <table:table-cell table:number-columns-repeated="3"/>
          <table:table-cell table:style-name="Default"/>
          <table:table-cell office:value-type="string" calcext:value-type="string">
            <text:p>TOTAL UP</text:p>
          </table:table-cell>
          <table:table-cell office:value-type="string" calcext:value-type="string">
            <text:p>UP/45</text:p>
          </table:table-cell>
          <table:table-cell office:value-type="string" calcext:value-type="string">
            <text:p>TOTAL NOT</text:p>
          </table:table-cell>
          <table:table-cell office:value-type="string" calcext:value-type="string">
            <text:p>NOT/45*0,8</text:p>
          </table:table-cell>
          <table:table-cell table:style-name="ce62" office:value-type="string" calcext:value-type="string">
            <text:p>STR/DEF/HULL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7" table:number-columns-repeated="2"/>
          <table:table-cell table:style-name="ce37" office:value-type="string" calcext:value-type="string">
            <text:p>Class 50% decay</text:p>
          </table:table-cell>
          <table:table-cell table:style-name="ce37"/>
          <table:table-cell table:style-name="ce37" office:value-type="string" calcext:value-type="string">
            <text:p>100% decay</text:p>
          </table:table-cell>
          <table:table-cell table:style-name="ce37" table:number-columns-repeated="2"/>
          <table:table-cell/>
          <table:table-cell office:value-type="string" calcext:value-type="string">
            <text:p>class</text:p>
          </table:table-cell>
          <table:table-cell table:number-columns-repeated="11"/>
          <table:table-cell table:style-name="Default"/>
          <table:table-cell table:number-columns-repeated="4"/>
          <table:table-cell office:value-type="string" calcext:value-type="string">
            <text:p>100% decay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troyer_actual </text:p>
          </table:table-cell>
          <table:table-cell office:value-type="string" calcext:value-type="string">
            <text:p><text:s/>{</text:p>
          </table:table-cell>
          <table:table-cell table:style-name="ce37" office:value-type="string" calcext:value-type="string">
            <text:p>2xClass</text:p>
          </table:table-cell>
          <table:table-cell table:style-name="ce37" office:value-type="string" calcext:value-type="string">
            <text:p>class+other</text:p>
          </table:table-cell>
          <table:table-cell table:style-name="ce37" office:value-type="string" calcext:value-type="string">
            <text:p>Class *0,5/45</text:p>
          </table:table-cell>
          <table:table-cell table:style-name="ce37" office:value-type="string" calcext:value-type="string">
            <text:p>class only</text:p>
          </table:table-cell>
          <table:table-cell table:style-name="ce37" office:value-type="string" calcext:value-type="string">
            <text:p>bonus w/o class/45</text:p>
          </table:table-cell>
          <table:table-cell table:style-name="ce37" office:value-type="string" calcext:value-type="string">
            <text:p>bonus w/o class</text:p>
          </table:table-cell>
          <table:table-cell table:style-name="ce37" office:value-type="string" calcext:value-type="string">
            <text:p>Bonus/45</text:p>
          </table:table-cell>
          <table:table-cell office:value-type="string" calcext:value-type="string">
            <text:p>total bonus</text:p>
          </table:table-cell>
          <table:table-cell/>
          <table:table-cell table:number-columns-repeated="2"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style-name="ce53" table:number-columns-repeated="2"/>
          <table:table-cell table:style-name="ce55"/>
          <table:table-cell/>
          <table:table-cell table:style-name="ce62"/>
          <table:table-cell table:style-name="Default"/>
          <table:table-cell office:value-type="string" calcext:value-type="string">
            <text:p>base_str</text:p>
          </table:table-cell>
          <table:table-cell office:value-type="string" calcext:value-type="string">
            <text:p>start_str 0</text:p>
          </table:table-cell>
          <table:table-cell office:value-type="string" calcext:value-type="string">
            <text:p>start_str 1</text:p>
          </table:table-cell>
          <table:table-cell office:value-type="string" calcext:value-type="string">
            <text:p>start_str 2</text:p>
          </table:table-cell>
          <table:table-cell office:value-type="string" calcext:value-type="string">
            <text:p>start_str 3</text:p>
          </table:table-cell>
          <table:table-cell office:value-type="string" calcext:value-type="string">
            <text:p>start_str 4</text:p>
          </table:table-cell>
          <table:table-cell office:value-type="string" calcext:value-type="string">
            <text:p>start_str 5</text:p>
          </table:table-cell>
          <table:table-cell office:value-type="string" calcext:value-type="string">
            <text:p>start_str 6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4]*2" office:value-type="float" office:value="6" calcext:value-type="float">
            <text:p>6,000</text:p>
          </table:table-cell>
          <table:table-cell table:formula="of:=([.E4]+[.G4])*(-1)" office:value-type="float" office:value="-1.5" calcext:value-type="float">
            <text:p>-1,500</text:p>
          </table:table-cell>
          <table:table-cell table:formula="of:=[.F4]/2/45" office:value-type="float" office:value="0.4" calcext:value-type="float">
            <text:p>0,400</text:p>
          </table:table-cell>
          <table:table-cell table:formula="of:=[.K4]*[.L3]" office:value-type="float" office:value="36" calcext:value-type="float">
            <text:p>36,000</text:p>
          </table:table-cell>
          <table:table-cell table:formula="of:=[.H4]/45" office:value-type="float" office:value="1.1" calcext:value-type="float">
            <text:p>1,100</text:p>
          </table:table-cell>
          <table:table-cell table:formula="of:=[.L4]*[.L3]+[.M4]*[.M3]+[.N4]*[.N3]+[.O4]*[.O3]+[.P4]*[.P3]+[.Q4]*[.Q3]+[.R4]*[.R3]" office:value-type="float" office:value="49.5" calcext:value-type="float">
            <text:p>49,500</text:p>
          </table:table-cell>
          <table:table-cell table:formula="of:=[.J4]/45" office:value-type="float" office:value="1.9" calcext:value-type="float">
            <text:p>1,900</text:p>
          </table:table-cell>
          <table:table-cell table:formula="of:=[.K4]*[.L3]+[.L4]*[.L3]+[.M4]*[.M3]+[.N4]*[.N3]+[.O4]*[.O3]+[.P4]*[.P3]+[.Q4]*[.Q3]+[.R4]*[.R3]" office:value-type="float" office:value="85.5" calcext:value-type="float">
            <text:p>85,5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3"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3" calcext:value-type="float">
            <text:p>3,000</text:p>
          </table:table-cell>
          <table:table-cell table:style-name="Default"/>
          <table:table-cell table:formula="of:=([.S3]*[.S4])+([.T3]*[.T4])+([.U3]*[.U4])+([.V3]*[.V4])" office:value-type="float" office:value="49.5" calcext:value-type="float">
            <text:p>49,500</text:p>
          </table:table-cell>
          <table:table-cell table:formula="of:=[.X4]/45*(-1)" office:value-type="float" office:value="-1.1" calcext:value-type="float">
            <text:p>-1,100</text:p>
          </table:table-cell>
          <table:table-cell table:formula="of:=[.J4]-[.X4]" office:value-type="float" office:value="36" calcext:value-type="float">
            <text:p>36,000</text:p>
          </table:table-cell>
          <table:table-cell table:formula="of:=[.Z4]/45*(-1)*0.8" office:value-type="float" office:value="-0.64" calcext:value-type="float">
            <text:p>-0,64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5]*2" office:value-type="float" office:value="24" calcext:value-type="float">
            <text:p>24,000</text:p>
          </table:table-cell>
          <table:table-cell table:formula="of:=([.E5]+[.G5])*(-1)" office:value-type="float" office:value="-8.13333333333333" calcext:value-type="float">
            <text:p>-8,133</text:p>
          </table:table-cell>
          <table:table-cell table:formula="of:=[.F5]/2/45" office:value-type="float" office:value="1.6" calcext:value-type="float">
            <text:p>1,600</text:p>
          </table:table-cell>
          <table:table-cell table:formula="of:=[.K5]*[.L3]" office:value-type="float" office:value="144" calcext:value-type="float">
            <text:p>144,000</text:p>
          </table:table-cell>
          <table:table-cell table:formula="of:=[.H5]/45" office:value-type="float" office:value="6.53333333333333" calcext:value-type="float">
            <text:p>6,533</text:p>
          </table:table-cell>
          <table:table-cell table:formula="of:=[.L5]*[.L3]+[.M5]*[.M3]+[.N5]*[.N3]+[.O5]*[.O3]+[.P5]*[.P3]+[.Q5]*[.Q3]+[.R5]*[.R3]" office:value-type="float" office:value="294" calcext:value-type="float">
            <text:p>294,000</text:p>
          </table:table-cell>
          <table:table-cell table:formula="of:=[.J5]/45" office:value-type="float" office:value="9.73333333333333" calcext:value-type="float">
            <text:p>9,733</text:p>
          </table:table-cell>
          <table:table-cell table:formula="of:=[.K5]*[.L3]+[.L5]*[.L3]+[.M5]*[.M3]+[.N5]*[.N3]+[.O5]*[.O3]+[.P5]*[.P3]+[.Q5]*[.Q3]+[.R5]*[.R3]" office:value-type="float" office:value="438" calcext:value-type="float">
            <text:p>438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S3]*[.S5])+([.T3]*[.T5])+([.U3]*[.U5])+([.V3]*[.V5])" office:value-type="float" office:value="126" calcext:value-type="float">
            <text:p>126,000</text:p>
          </table:table-cell>
          <table:table-cell table:formula="of:=[.X5]/45*(-1)" office:value-type="float" office:value="-2.8" calcext:value-type="float">
            <text:p>-2,800</text:p>
          </table:table-cell>
          <table:table-cell table:formula="of:=[.J5]-[.X5]" office:value-type="float" office:value="312" calcext:value-type="float">
            <text:p>312,000</text:p>
          </table:table-cell>
          <table:table-cell table:formula="of:=[.Z5]/45*(-1)*0.8" office:value-type="float" office:value="-5.54666666666667" calcext:value-type="float">
            <text:p>-5,55</text:p>
          </table:table-cell>
          <table:table-cell table:style-name="ce62" table:formula="of:=[.Z5]/45*(-1)" office:value-type="float" office:value="-6.93333333333333" calcext:value-type="float">
            <text:p>-6,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6]*2" office:value-type="float" office:value="0" calcext:value-type="float">
            <text:p>0,000</text:p>
          </table:table-cell>
          <table:table-cell table:formula="of:=([.E6]+[.G6])*(-1)" office:value-type="float" office:value="-0.486" calcext:value-type="float">
            <text:p>-0,486</text:p>
          </table:table-cell>
          <table:table-cell table:formula="of:=[.F6]/2/45" office:value-type="float" office:value="0" calcext:value-type="float">
            <text:p>0,000</text:p>
          </table:table-cell>
          <table:table-cell table:formula="of:=[.K6]*[.L3]" office:value-type="float" office:value="0" calcext:value-type="float">
            <text:p>0,000</text:p>
          </table:table-cell>
          <table:table-cell table:formula="of:=[.H6]/45" office:value-type="float" office:value="0.486" calcext:value-type="float">
            <text:p>0,486</text:p>
          </table:table-cell>
          <table:table-cell table:formula="of:=[.L6]*[.L3]+[.M6]*[.M3]+[.N6]*[.N3]+[.O6]*[.O3]+[.P6]*[.P3]+[.Q6]*[.Q3]+[.R6]*[.R3]" office:value-type="float" office:value="21.87" calcext:value-type="float">
            <text:p>21,870</text:p>
          </table:table-cell>
          <table:table-cell table:formula="of:=[.J6]/45" office:value-type="float" office:value="0.486" calcext:value-type="float">
            <text:p>0,486</text:p>
          </table:table-cell>
          <table:table-cell table:formula="of:=[.K6]*[.L3]+[.L6]*[.L3]+[.M6]*[.M3]+[.N6]*[.N3]+[.O6]*[.O3]+[.P6]*[.P3]+[.Q6]*[.Q3]+[.R6]*[.R3]" office:value-type="float" office:value="21.87" calcext:value-type="float">
            <text:p>21,87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45" calcext:value-type="float">
            <text:p>0,450</text:p>
          </table:table-cell>
          <table:table-cell table:number-columns-repeated="2"/>
          <table:table-cell office:value-type="float" office:value="0.81" calcext:value-type="float">
            <text:p>0,810</text:p>
          </table:table-cell>
          <table:table-cell office:value-type="float" office:value="1.89" calcext:value-type="float">
            <text:p>1,89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81" calcext:value-type="float">
            <text:p>0,810</text:p>
          </table:table-cell>
          <table:table-cell/>
          <table:table-cell office:value-type="float" office:value="0.54" calcext:value-type="float">
            <text:p>0,540</text:p>
          </table:table-cell>
          <table:table-cell table:style-name="Default"/>
          <table:table-cell table:formula="of:=([.S3]*[.S6])+([.T3]*[.T6])+([.U3]*[.U6])+([.V3]*[.V6])" office:value-type="float" office:value="8.91" calcext:value-type="float">
            <text:p>8,910</text:p>
          </table:table-cell>
          <table:table-cell table:formula="of:=[.X6]/45*(-1)" office:value-type="float" office:value="-0.198" calcext:value-type="float">
            <text:p>-0,198</text:p>
          </table:table-cell>
          <table:table-cell table:formula="of:=[.J6]-[.X6]" office:value-type="float" office:value="12.96" calcext:value-type="float">
            <text:p>12,960</text:p>
          </table:table-cell>
          <table:table-cell table:formula="of:=[.Z6]/45*(-1)*0.8" office:value-type="float" office:value="-0.2304" calcext:value-type="float">
            <text:p>-0,2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7]*2" office:value-type="float" office:value="2.52" calcext:value-type="float">
            <text:p>2,520</text:p>
          </table:table-cell>
          <table:table-cell table:formula="of:=([.E7]+[.G7])*(-1)" office:value-type="float" office:value="-0.462" calcext:value-type="float">
            <text:p>-0,462</text:p>
          </table:table-cell>
          <table:table-cell table:formula="of:=[.F7]/2/45" office:value-type="float" office:value="0.168" calcext:value-type="float">
            <text:p>0,168</text:p>
          </table:table-cell>
          <table:table-cell table:formula="of:=[.K7]*[.L3]" office:value-type="float" office:value="15.12" calcext:value-type="float">
            <text:p>15,120</text:p>
          </table:table-cell>
          <table:table-cell table:formula="of:=[.H7]/45" office:value-type="float" office:value="0.294" calcext:value-type="float">
            <text:p>0,294</text:p>
          </table:table-cell>
          <table:table-cell table:formula="of:=[.L7]*[.L3]+[.M7]*[.M3]+[.N7]*[.N3]+[.O7]*[.O3]+[.P7]*[.P3]+[.Q7]*[.Q3]+[.R7]*[.R3]" office:value-type="float" office:value="13.23" calcext:value-type="float">
            <text:p>13,230</text:p>
          </table:table-cell>
          <table:table-cell table:formula="of:=[.J7]/45" office:value-type="float" office:value="0.63" calcext:value-type="float">
            <text:p>0,630</text:p>
          </table:table-cell>
          <table:table-cell table:formula="of:=[.K7]*[.L3]+[.L7]*[.L3]+[.M7]*[.M3]+[.N7]*[.N3]+[.O7]*[.O3]+[.P7]*[.P3]+[.Q7]*[.Q3]+[.R7]*[.R3]" office:value-type="float" office:value="28.35" calcext:value-type="float">
            <text:p>28,35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table:number-columns-repeated="2" office:value-type="float" office:value="1.89" calcext:value-type="float">
            <text:p>1,890</text:p>
          </table:table-cell>
          <table:table-cell/>
          <table:table-cell table:style-name="Default"/>
          <table:table-cell table:formula="of:=([.S3]*[.S7])+([.T3]*[.T7])+([.U3]*[.U7])+([.V3]*[.V7])" office:value-type="float" office:value="20.79" calcext:value-type="float">
            <text:p>20,790</text:p>
          </table:table-cell>
          <table:table-cell table:formula="of:=[.X7]/45*(-1)" office:value-type="float" office:value="-0.462" calcext:value-type="float">
            <text:p>-0,462</text:p>
          </table:table-cell>
          <table:table-cell table:formula="of:=[.J7]-[.X7]" office:value-type="float" office:value="7.56" calcext:value-type="float">
            <text:p>7,560</text:p>
          </table:table-cell>
          <table:table-cell table:formula="of:=[.Z7]/45*(-1)*0.8" office:value-type="float" office:value="-0.1344" calcext:value-type="float">
            <text:p>-0,1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8]*2" office:value-type="float" office:value="0.24" calcext:value-type="float">
            <text:p>0,240</text:p>
          </table:table-cell>
          <table:table-cell table:style-name="ce32" table:formula="of:=([.E8]+[.G8])*(-1)" office:value-type="float" office:value="-0.032" calcext:value-type="float">
            <text:p>-0,032</text:p>
          </table:table-cell>
          <table:table-cell table:style-name="ce32" table:formula="of:=[.F8]/45" office:value-type="float" office:value="0.032" calcext:value-type="float">
            <text:p>0,032</text:p>
          </table:table-cell>
          <table:table-cell table:style-name="ce32" table:formula="of:=[.K8]*[.L3]" office:value-type="float" office:value="1.44" calcext:value-type="float">
            <text:p>1,440</text:p>
          </table:table-cell>
          <table:table-cell table:style-name="ce32" table:formula="of:=[.H8]/45" office:value-type="float" office:value="0" calcext:value-type="float">
            <text:p>0,000</text:p>
          </table:table-cell>
          <table:table-cell table:style-name="ce32" table:formula="of:=[.L8]*[.L3]+[.M8]*[.M3]+[.N8]*[.N3]+[.O8]*[.O3]+[.P8]*[.P3]+[.Q8]*[.Q3]+[.R8]*[.R3]" office:value-type="float" office:value="0" calcext:value-type="float">
            <text:p>0,000</text:p>
          </table:table-cell>
          <table:table-cell table:style-name="ce32" table:formula="of:=[.J8]/45" office:value-type="float" office:value="0.032" calcext:value-type="float">
            <text:p>0,032</text:p>
          </table:table-cell>
          <table:table-cell table:formula="of:=[.K8]*[.L3]+[.L8]*[.L3]+[.M8]*[.M3]+[.N8]*[.N3]+[.O8]*[.O3]+[.P8]*[.P3]+[.Q8]*[.Q3]+[.R8]*[.R3]" office:value-type="float" office:value="1.44" calcext:value-type="float">
            <text:p>1,4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X8]/45*(-1)" office:value-type="float" office:value="-0" calcext:value-type="float">
            <text:p>0,000</text:p>
          </table:table-cell>
          <table:table-cell table:formula="of:=[.J8]-[.X8]" office:value-type="float" office:value="1.44" calcext:value-type="float">
            <text:p>1,440</text:p>
          </table:table-cell>
          <table:table-cell table:formula="of:=[.Z8]/45*(-1)*0.8" office:value-type="float" office:value="-0.0256" calcext:value-type="float">
            <text:p>-0,03</text:p>
          </table:table-cell>
          <table:table-cell table:style-name="ce62" table:formula="of:=[.Z8]/45*(-1)" office:value-type="float" office:value="-0.032" calcext:value-type="float">
            <text:p>-0,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9]*2" office:value-type="float" office:value="0.03" calcext:value-type="float">
            <text:p>0,030</text:p>
          </table:table-cell>
          <table:table-cell table:formula="of:=([.E9]+[.G9])*(-1)" office:value-type="float" office:value="-0.0127555555555556" calcext:value-type="float">
            <text:p>-0,013</text:p>
          </table:table-cell>
          <table:table-cell table:formula="of:=[.F9]/2/45" office:value-type="float" office:value="0.002" calcext:value-type="float">
            <text:p>0,002</text:p>
          </table:table-cell>
          <table:table-cell table:formula="of:=[.K9]*[.L3]" office:value-type="float" office:value="0.18" calcext:value-type="float">
            <text:p>0,180</text:p>
          </table:table-cell>
          <table:table-cell table:formula="of:=[.H9]/45" office:value-type="float" office:value="0.0107555555555556" calcext:value-type="float">
            <text:p>0,011</text:p>
          </table:table-cell>
          <table:table-cell table:formula="of:=[.L9]*[.L3]+[.M9]*[.M3]+[.N9]*[.N3]+[.O9]*[.O3]+[.P9]*[.P3]+[.Q9]*[.Q3]+[.R9]*[.R3]" office:value-type="float" office:value="0.484" calcext:value-type="float">
            <text:p>0,484</text:p>
          </table:table-cell>
          <table:table-cell table:formula="of:=[.J9]/45" office:value-type="float" office:value="0.0147555555555556" calcext:value-type="float">
            <text:p>0,015</text:p>
          </table:table-cell>
          <table:table-cell table:formula="of:=[.K9]*[.L3]+[.L9]*[.L3]+[.M9]*[.M3]+[.N9]*[.N3]+[.O9]*[.O3]+[.P9]*[.P3]+[.Q9]*[.Q3]+[.R9]*[.R3]" office:value-type="float" office:value="0.664" calcext:value-type="float">
            <text:p>0,664</text:p>
          </table:table-cell>
          <table:table-cell office:value-type="float" office:value="0.015" calcext:value-type="float">
            <text:p>0,015</text:p>
          </table:table-cell>
          <table:table-cell table:number-columns-repeated="4"/>
          <table:table-cell office:value-type="float" office:value="0.022" calcext:value-type="float">
            <text:p>0,022</text:p>
          </table:table-cell>
          <table:table-cell/>
          <table:table-cell office:value-type="float" office:value="0.055" calcext:value-type="float">
            <text:p>0,055</text:p>
          </table:table-cell>
          <table:table-cell/>
          <table:table-cell office:value-type="float" office:value="0.022" calcext:value-type="float">
            <text:p>0,022</text:p>
          </table:table-cell>
          <table:table-cell/>
          <table:table-cell office:value-type="float" office:value="0.027" calcext:value-type="float">
            <text:p>0,027</text:p>
          </table:table-cell>
          <table:table-cell table:style-name="Default"/>
          <table:table-cell table:formula="of:=([.S3]*[.S9])+([.T3]*[.T9])+([.U3]*[.U9])+([.V3]*[.V9])" office:value-type="float" office:value="0.316" calcext:value-type="float">
            <text:p>0,316</text:p>
          </table:table-cell>
          <table:table-cell table:formula="of:=[.X9]/45*(-1)" office:value-type="float" office:value="-0.00702222222222222" calcext:value-type="float">
            <text:p>-0,007</text:p>
          </table:table-cell>
          <table:table-cell table:formula="of:=[.J9]-[.X9]" office:value-type="float" office:value="0.348" calcext:value-type="float">
            <text:p>0,348</text:p>
          </table:table-cell>
          <table:table-cell table:formula="of:=[.Z9]/45*(-1)*0.8" office:value-type="float" office:value="-0.00618666666666667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0]*2" office:value-type="float" office:value="18" calcext:value-type="float">
            <text:p>18,000</text:p>
          </table:table-cell>
          <table:table-cell table:formula="of:=([.E10]+[.G10])*(-1)" office:value-type="float" office:value="-4" calcext:value-type="float">
            <text:p>-4,000</text:p>
          </table:table-cell>
          <table:table-cell table:formula="of:=[.F10]/2/45" office:value-type="float" office:value="1.2" calcext:value-type="float">
            <text:p>1,200</text:p>
          </table:table-cell>
          <table:table-cell table:formula="of:=[.K10]*[.L3]" office:value-type="float" office:value="108" calcext:value-type="float">
            <text:p>108,000</text:p>
          </table:table-cell>
          <table:table-cell table:formula="of:=[.H10]/45" office:value-type="float" office:value="2.8" calcext:value-type="float">
            <text:p>2,800</text:p>
          </table:table-cell>
          <table:table-cell table:formula="of:=[.L10]*[.L3]+[.M10]*[.M3]+[.N10]*[.N3]+[.O10]*[.O3]+[.P10]*[.P3]+[.Q10]*[.Q3]+[.R10]*[.R3]" office:value-type="float" office:value="126" calcext:value-type="float">
            <text:p>126,000</text:p>
          </table:table-cell>
          <table:table-cell table:formula="of:=[.J10]/45" office:value-type="float" office:value="5.2" calcext:value-type="float">
            <text:p>5,200</text:p>
          </table:table-cell>
          <table:table-cell table:formula="of:=[.K10]*[.L3]+[.L10]*[.L3]+[.M10]*[.M3]+[.N10]*[.N3]+[.O10]*[.O3]+[.P10]*[.P3]+[.Q10]*[.Q3]+[.R10]*[.R3]" office:value-type="float" office:value="234" calcext:value-type="float">
            <text:p>234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style-name="Default"/>
          <table:table-cell table:formula="of:=([.S3]*[.S10])+([.T3]*[.T10])+([.U3]*[.U10])+([.V3]*[.V10])" office:value-type="float" office:value="36" calcext:value-type="float">
            <text:p>36,000</text:p>
          </table:table-cell>
          <table:table-cell table:formula="of:=[.X10]/45*(-1)" office:value-type="float" office:value="-0.8" calcext:value-type="float">
            <text:p>-0,800</text:p>
          </table:table-cell>
          <table:table-cell table:formula="of:=[.J10]-[.X10]" office:value-type="float" office:value="198" calcext:value-type="float">
            <text:p>198,000</text:p>
          </table:table-cell>
          <table:table-cell table:formula="of:=[.Z10]/45*(-1)*0.8" office:value-type="float" office:value="-3.52" calcext:value-type="float">
            <text:p>-3,52</text:p>
          </table:table-cell>
          <table:table-cell table:style-name="ce62" table:formula="of:=[.Z10]/45*(-1)" office:value-type="float" office:value="-4.4" calcext:value-type="float">
            <text:p>-4,4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D10]-[.C10]" office:value-type="float" office:value="132" calcext:value-type="float">
            <text:p>132,000</text:p>
          </table:table-cell>
          <table:table-cell table:formula="of:=[.AD10]-[.C10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D10]+[.C10]/2" office:value-type="float" office:value="159" calcext:value-type="float">
            <text:p>159,000</text:p>
          </table:table-cell>
          <table:table-cell table:formula="of:=[.AD10]+[.C10]" office:value-type="float" office:value="168" calcext:value-type="float">
            <text:p>168,000</text:p>
          </table:table-cell>
          <table:table-cell table:formula="of:=[.AD10]+[.C10]*1.5" office:value-type="float" office:value="177" calcext:value-type="float">
            <text:p>177,000</text:p>
          </table:table-cell>
          <table:table-cell table:formula="of:=[.AD10]+[.C10]*2" office:value-type="float" office:value="186" calcext:value-type="float">
            <text:p>18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1]*2" office:value-type="float" office:value="0" calcext:value-type="float">
            <text:p>0,000</text:p>
          </table:table-cell>
          <table:table-cell table:formula="of:=([.E11]+[.G11])*(-1)" office:value-type="float" office:value="-5.80666666666667" calcext:value-type="float">
            <text:p>-5,807</text:p>
          </table:table-cell>
          <table:table-cell table:formula="of:=[.F11]/2/45" office:value-type="float" office:value="0" calcext:value-type="float">
            <text:p>0,000</text:p>
          </table:table-cell>
          <table:table-cell table:formula="of:=[.K11]*[.L3]" office:value-type="float" office:value="0" calcext:value-type="float">
            <text:p>0,000</text:p>
          </table:table-cell>
          <table:table-cell table:formula="of:=[.H11]/45" office:value-type="float" office:value="5.80666666666667" calcext:value-type="float">
            <text:p>5,807</text:p>
          </table:table-cell>
          <table:table-cell table:formula="of:=[.L11]*[.L3]+[.M11]*[.M3]+[.N11]*[.N3]+[.O11]*[.O3]+[.P11]*[.P3]+[.Q11]*[.Q3]+[.R11]*[.R3]" office:value-type="float" office:value="261.3" calcext:value-type="float">
            <text:p>261,300</text:p>
          </table:table-cell>
          <table:table-cell table:formula="of:=[.J11]/45" office:value-type="float" office:value="5.80666666666667" calcext:value-type="float">
            <text:p>5,807</text:p>
          </table:table-cell>
          <table:table-cell table:formula="of:=[.K11]*[.L3]+[.L11]*[.L3]+[.M11]*[.M3]+[.N11]*[.N3]+[.O11]*[.O3]+[.P11]*[.P3]+[.Q11]*[.Q3]+[.R11]*[.R3]" office:value-type="float" office:value="261.3" calcext:value-type="float">
            <text:p>261,3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office:value-type="float" office:value="42.9" calcext:value-type="float">
            <text:p>42,900</text:p>
          </table:table-cell>
          <table:table-cell/>
          <table:table-cell office:value-type="float" office:value="11.7" calcext:value-type="float">
            <text:p>11,700</text:p>
          </table:table-cell>
          <table:table-cell/>
          <table:table-cell table:style-name="Default"/>
          <table:table-cell table:formula="of:=([.S3]*[.S11])+([.T3]*[.T11])+([.U3]*[.U11])+([.V3]*[.V11])" office:value-type="float" office:value="261.3" calcext:value-type="float">
            <text:p>261,300</text:p>
          </table:table-cell>
          <table:table-cell table:formula="of:=[.X11]/45*(-1)" office:value-type="float" office:value="-5.80666666666667" calcext:value-type="float">
            <text:p>-5,807</text:p>
          </table:table-cell>
          <table:table-cell table:formula="of:=[.J11]-[.X11]" office:value-type="float" office:value="0" calcext:value-type="float">
            <text:p>0,000</text:p>
          </table:table-cell>
          <table:table-cell table:formula="of:=[.Z11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2]*2" office:value-type="float" office:value="0" calcext:value-type="float">
            <text:p>0,000</text:p>
          </table:table-cell>
          <table:table-cell table:formula="of:=([.E12]+[.G12])*(-1)" office:value-type="float" office:value="-0.052" calcext:value-type="float">
            <text:p>-0,052</text:p>
          </table:table-cell>
          <table:table-cell table:formula="of:=[.F12]/2/45" office:value-type="float" office:value="0" calcext:value-type="float">
            <text:p>0,000</text:p>
          </table:table-cell>
          <table:table-cell table:formula="of:=[.K12]*[.L3]" office:value-type="float" office:value="0" calcext:value-type="float">
            <text:p>0,000</text:p>
          </table:table-cell>
          <table:table-cell table:formula="of:=[.H12]/45" office:value-type="float" office:value="0.052" calcext:value-type="float">
            <text:p>0,052</text:p>
          </table:table-cell>
          <table:table-cell table:formula="of:=[.L12]*[.L3]+[.M12]*[.M3]+[.N12]*[.N3]+[.O12]*[.O3]+[.P12]*[.P3]+[.Q12]*[.Q3]+[.R12]*[.R3]" office:value-type="float" office:value="2.34" calcext:value-type="float">
            <text:p>2,340</text:p>
          </table:table-cell>
          <table:table-cell table:formula="of:=[.J12]/45" office:value-type="float" office:value="0.052" calcext:value-type="float">
            <text:p>0,052</text:p>
          </table:table-cell>
          <table:table-cell table:formula="of:=[.K12]*[.L3]+[.L12]*[.L3]+[.M12]*[.M3]+[.N12]*[.N3]+[.O12]*[.O3]+[.P12]*[.P3]+[.Q12]*[.Q3]+[.R12]*[.R3]" office:value-type="float" office:value="2.34" calcext:value-type="float">
            <text:p>2,3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36" calcext:value-type="float">
            <text:p>0,360</text:p>
          </table:table-cell>
          <table:table-cell/>
          <table:table-cell office:value-type="float" office:value="0.135" calcext:value-type="float">
            <text:p>0,135</text:p>
          </table:table-cell>
          <table:table-cell table:number-columns-repeated="3"/>
          <table:table-cell office:value-type="float" office:value="0.135" calcext:value-type="float">
            <text:p>0,135</text:p>
          </table:table-cell>
          <table:table-cell office:value-type="float" office:value="0.18" calcext:value-type="float">
            <text:p>0,180</text:p>
          </table:table-cell>
          <table:table-cell table:style-name="Default"/>
          <table:table-cell table:formula="of:=([.S3]*[.S12])+([.T3]*[.T12])+([.U3]*[.U12])+([.V3]*[.V12])" office:value-type="float" office:value="1.62" calcext:value-type="float">
            <text:p>1,620</text:p>
          </table:table-cell>
          <table:table-cell table:formula="of:=[.X12]/45*(-1)" office:value-type="float" office:value="-0.036" calcext:value-type="float">
            <text:p>-0,036</text:p>
          </table:table-cell>
          <table:table-cell table:formula="of:=[.J12]-[.X12]" office:value-type="float" office:value="0.72" calcext:value-type="float">
            <text:p>0,720</text:p>
          </table:table-cell>
          <table:table-cell table:formula="of:=[.Z12]/45*(-1)*0.8" office:value-type="float" office:value="-0.0128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1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frigat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7" calcext:value-type="float">
            <text:p>7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6]*2" office:value-type="float" office:value="0.6" calcext:value-type="float">
            <text:p>0,600</text:p>
          </table:table-cell>
          <table:table-cell table:formula="of:=([.E16]+[.G16])*(-1)" office:value-type="float" office:value="-0.0933333333333333" calcext:value-type="float">
            <text:p>-0,093</text:p>
          </table:table-cell>
          <table:table-cell table:formula="of:=[.F16]/2/45" office:value-type="float" office:value="0.0233333333333333" calcext:value-type="float">
            <text:p>0,023</text:p>
          </table:table-cell>
          <table:table-cell table:formula="of:=[.K16]*[.L15]" office:value-type="float" office:value="2.1" calcext:value-type="float">
            <text:p>2,100</text:p>
          </table:table-cell>
          <table:table-cell table:formula="of:=[.H16]/45" office:value-type="float" office:value="0.07" calcext:value-type="float">
            <text:p>0,070</text:p>
          </table:table-cell>
          <table:table-cell table:formula="of:=[.L16]*[.L15]+[.M16]*[.M15]+[.N16]*[.N15]+[.O16]*[.O15]+[.P16]*[.P15]+[.Q16]*[.Q15]+[.R16]*[.R15]" office:value-type="float" office:value="3.15" calcext:value-type="float">
            <text:p>3,150</text:p>
          </table:table-cell>
          <table:table-cell table:formula="of:=[.J16]/45" office:value-type="float" office:value="0.116666666666667" calcext:value-type="float">
            <text:p>0,117</text:p>
          </table:table-cell>
          <table:table-cell table:formula="of:=[.K16]*[.L15]+[.L16]*[.L15]+[.M16]*[.M15]+[.N16]*[.N15]+[.O16]*[.O15]+[.P16]*[.P15]+[.Q16]*[.Q15]+[.R16]*[.R15]" office:value-type="float" office:value="5.25" calcext:value-type="float">
            <text:p>5,250</text:p>
          </table:table-cell>
          <table:table-cell office:value-type="float" office:value="0.3" calcext:value-type="float">
            <text:p>0,300</text:p>
          </table:table-cell>
          <table:table-cell table:style-name="ce34"/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3"/>
          <table:table-cell office:value-type="float" office:value="0.45" calcext:value-type="float">
            <text:p>0,450</text:p>
          </table:table-cell>
          <table:table-cell table:number-columns-repeated="2"/>
          <table:table-cell table:style-name="Default"/>
          <table:table-cell table:formula="of:=([.S15]*[.S16])+([.T15]*[.T16])+([.U15]*[.U16])+([.V15]*[.V16])" office:value-type="float" office:value="3.15" calcext:value-type="float">
            <text:p>3,150</text:p>
          </table:table-cell>
          <table:table-cell table:formula="of:=[.X16]/45*(-1)" office:value-type="float" office:value="-0.07" calcext:value-type="float">
            <text:p>-0,070</text:p>
          </table:table-cell>
          <table:table-cell table:formula="of:=[.J16]-[.X16]" office:value-type="float" office:value="2.1" calcext:value-type="float">
            <text:p>2,100</text:p>
          </table:table-cell>
          <table:table-cell table:formula="of:=[.Z16]/45*(-1)*0.8" office:value-type="float" office:value="-0.0373333333333333" calcext:value-type="float">
            <text:p>-0,04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7]*2" office:value-type="float" office:value="30" calcext:value-type="float">
            <text:p>30,000</text:p>
          </table:table-cell>
          <table:table-cell table:formula="of:=([.E17]+[.G17])*(-1)" office:value-type="float" office:value="-9.33333333333333" calcext:value-type="float">
            <text:p>-9,333</text:p>
          </table:table-cell>
          <table:table-cell table:formula="of:=[.F17]/2/45" office:value-type="float" office:value="1.16666666666667" calcext:value-type="float">
            <text:p>1,167</text:p>
          </table:table-cell>
          <table:table-cell table:formula="of:=[.K17]*[.L15]" office:value-type="float" office:value="105" calcext:value-type="float">
            <text:p>105,000</text:p>
          </table:table-cell>
          <table:table-cell table:formula="of:=[.H17]/45" office:value-type="float" office:value="8.16666666666667" calcext:value-type="float">
            <text:p>8,167</text:p>
          </table:table-cell>
          <table:table-cell table:formula="of:=[.L17]*[.L15]+[.M17]*[.M15]+[.N17]*[.N15]+[.O17]*[.O15]+[.P17]*[.P15]+[.Q17]*[.Q15]+[.R17]*[.R15]" office:value-type="float" office:value="367.5" calcext:value-type="float">
            <text:p>367,500</text:p>
          </table:table-cell>
          <table:table-cell table:formula="of:=[.J17]/45" office:value-type="float" office:value="10.5" calcext:value-type="float">
            <text:p>10,500</text:p>
          </table:table-cell>
          <table:table-cell table:formula="of:=[.K17]*[.L15]+[.L17]*[.L15]+[.M17]*[.M15]+[.N17]*[.N15]+[.O17]*[.O15]+[.P17]*[.P15]+[.Q17]*[.Q15]+[.R17]*[.R15]" office:value-type="float" office:value="472.5" calcext:value-type="float">
            <text:p>472,500</text:p>
          </table:table-cell>
          <table:table-cell office:value-type="float" office:value="15" calcext:value-type="float">
            <text:p>15,000</text:p>
          </table:table-cell>
          <table:table-cell/>
          <table:table-cell office:value-type="float" office:value="12.5" calcext:value-type="float">
            <text:p>12,500</text:p>
          </table:table-cell>
          <table:table-cell office:value-type="float" office:value="7.5" calcext:value-type="float">
            <text:p>7,500</text:p>
          </table:table-cell>
          <table:table-cell/>
          <table:table-cell office:value-type="float" office:value="22.5" calcext:value-type="float">
            <text:p>22,500</text:p>
          </table:table-cell>
          <table:table-cell table:number-columns-repeated="3"/>
          <table:table-cell office:value-type="float" office:value="22.5" calcext:value-type="float">
            <text:p>22,500</text:p>
          </table:table-cell>
          <table:table-cell table:number-columns-repeated="2"/>
          <table:table-cell table:style-name="Default"/>
          <table:table-cell table:formula="of:=([.S15]*[.S17])+([.T15]*[.T17])+([.U15]*[.U17])+([.V15]*[.V17])" office:value-type="float" office:value="157.5" calcext:value-type="float">
            <text:p>157,500</text:p>
          </table:table-cell>
          <table:table-cell table:formula="of:=[.X17]/45*(-1)" office:value-type="float" office:value="-3.5" calcext:value-type="float">
            <text:p>-3,500</text:p>
          </table:table-cell>
          <table:table-cell table:formula="of:=[.J17]-[.X17]" office:value-type="float" office:value="315" calcext:value-type="float">
            <text:p>315,000</text:p>
          </table:table-cell>
          <table:table-cell table:formula="of:=[.Z17]/45*(-1)*0.8" office:value-type="float" office:value="-5.6" calcext:value-type="float">
            <text:p>-5,6</text:p>
          </table:table-cell>
          <table:table-cell table:style-name="ce62" table:formula="of:=[.Z17]/45*(-1)" office:value-type="float" office:value="-7" calcext:value-type="float">
            <text:p>-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8]*2" office:value-type="float" office:value="0" calcext:value-type="float">
            <text:p>0,000</text:p>
          </table:table-cell>
          <table:table-cell table:formula="of:=([.E18]+[.G18])*(-1)" office:value-type="float" office:value="-0.082" calcext:value-type="float">
            <text:p>-0,082</text:p>
          </table:table-cell>
          <table:table-cell table:formula="of:=[.F18]/2/45" office:value-type="float" office:value="0" calcext:value-type="float">
            <text:p>0,000</text:p>
          </table:table-cell>
          <table:table-cell table:formula="of:=[.K18]*[.L15]" office:value-type="float" office:value="0" calcext:value-type="float">
            <text:p>0,000</text:p>
          </table:table-cell>
          <table:table-cell table:formula="of:=[.H18]/45" office:value-type="float" office:value="0.082" calcext:value-type="float">
            <text:p>0,082</text:p>
          </table:table-cell>
          <table:table-cell table:formula="of:=[.L18]*[.L15]+[.M18]*[.M15]+[.N18]*[.N15]+[.O18]*[.O15]+[.P18]*[.P15]+[.Q18]*[.Q15]+[.R18]*[.R15]" office:value-type="float" office:value="3.69" calcext:value-type="float">
            <text:p>3,690</text:p>
          </table:table-cell>
          <table:table-cell table:formula="of:=[.J18]/45" office:value-type="float" office:value="0.082" calcext:value-type="float">
            <text:p>0,082</text:p>
          </table:table-cell>
          <table:table-cell table:formula="of:=[.K18]*[.L15]+[.L18]*[.L15]+[.M18]*[.M15]+[.N18]*[.N15]+[.O18]*[.O15]+[.P18]*[.P15]+[.Q18]*[.Q15]+[.R18]*[.R15]" office:value-type="float" office:value="3.69" calcext:value-type="float">
            <text:p>3,69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2"/>
          <table:table-cell office:value-type="float" office:value="0.27" calcext:value-type="float">
            <text:p>0,270</text:p>
          </table:table-cell>
          <table:table-cell table:number-columns-repeated="3"/>
          <table:table-cell office:value-type="float" office:value="0.27" calcext:value-type="float">
            <text:p>0,270</text:p>
          </table:table-cell>
          <table:table-cell table:number-columns-repeated="2"/>
          <table:table-cell table:style-name="Default"/>
          <table:table-cell table:formula="of:=([.S15]*[.S18])+([.T15]*[.T18])+([.U15]*[.U18])+([.V15]*[.V18])" office:value-type="float" office:value="1.89" calcext:value-type="float">
            <text:p>1,890</text:p>
          </table:table-cell>
          <table:table-cell table:formula="of:=[.X18]/45*(-1)" office:value-type="float" office:value="-0.042" calcext:value-type="float">
            <text:p>-0,042</text:p>
          </table:table-cell>
          <table:table-cell table:formula="of:=[.J18]-[.X18]" office:value-type="float" office:value="1.8" calcext:value-type="float">
            <text:p>1,800</text:p>
          </table:table-cell>
          <table:table-cell table:formula="of:=[.Z18]/45*(-1)*0.8" office:value-type="float" office:value="-0.032" calcext:value-type="float">
            <text:p>-0,0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9]*2" office:value-type="float" office:value="3" calcext:value-type="float">
            <text:p>3,000</text:p>
          </table:table-cell>
          <table:table-cell table:formula="of:=([.E19]+[.G19])*(-1)" office:value-type="float" office:value="-0.666666666666667" calcext:value-type="float">
            <text:p>-0,667</text:p>
          </table:table-cell>
          <table:table-cell table:formula="of:=[.F19]/2/45" office:value-type="float" office:value="0.116666666666667" calcext:value-type="float">
            <text:p>0,117</text:p>
          </table:table-cell>
          <table:table-cell table:formula="of:=[.K19]*[.L15]" office:value-type="float" office:value="10.5" calcext:value-type="float">
            <text:p>10,500</text:p>
          </table:table-cell>
          <table:table-cell table:formula="of:=[.H19]/45" office:value-type="float" office:value="0.55" calcext:value-type="float">
            <text:p>0,550</text:p>
          </table:table-cell>
          <table:table-cell table:formula="of:=[.L19]*[.L15]+[.M19]*[.M15]+[.N19]*[.N15]+[.O19]*[.O15]+[.P19]*[.P15]+[.Q19]*[.Q15]+[.R19]*[.R15]" office:value-type="float" office:value="24.75" calcext:value-type="float">
            <text:p>24,750</text:p>
          </table:table-cell>
          <table:table-cell table:formula="of:=[.J19]/45" office:value-type="float" office:value="0.783333333333333" calcext:value-type="float">
            <text:p>0,783</text:p>
          </table:table-cell>
          <table:table-cell table:formula="of:=[.K19]*[.L15]+[.L19]*[.L15]+[.M19]*[.M15]+[.N19]*[.N15]+[.O19]*[.O15]+[.P19]*[.P15]+[.Q19]*[.Q15]+[.R19]*[.R15]" office:value-type="float" office:value="35.25" calcext:value-type="float">
            <text:p>35,250</text:p>
          </table:table-cell>
          <table:table-cell office:value-type="float" office:value="1.5" calcext:value-type="float">
            <text:p>1,500</text:p>
          </table:table-cell>
          <table:table-cell table:number-columns-repeated="4"/>
          <table:table-cell table:number-columns-repeated="2" office:value-type="float" office:value="2.25" calcext:value-type="float">
            <text:p>2,250</text:p>
          </table:table-cell>
          <table:table-cell table:number-columns-repeated="2"/>
          <table:table-cell table:number-columns-repeated="2" office:value-type="float" office:value="2.25" calcext:value-type="float">
            <text:p>2,250</text:p>
          </table:table-cell>
          <table:table-cell/>
          <table:table-cell table:style-name="Default"/>
          <table:table-cell table:formula="of:=([.S15]*[.S19])+([.T15]*[.T19])+([.U15]*[.U19])+([.V15]*[.V19])" office:value-type="float" office:value="24.75" calcext:value-type="float">
            <text:p>24,750</text:p>
          </table:table-cell>
          <table:table-cell table:formula="of:=[.X19]/45*(-1)" office:value-type="float" office:value="-0.55" calcext:value-type="float">
            <text:p>-0,550</text:p>
          </table:table-cell>
          <table:table-cell table:formula="of:=[.J19]-[.X19]" office:value-type="float" office:value="10.5" calcext:value-type="float">
            <text:p>10,500</text:p>
          </table:table-cell>
          <table:table-cell table:formula="of:=[.Z19]/45*(-1)*0.8" office:value-type="float" office:value="-0.186666666666667" calcext:value-type="float">
            <text:p>-0,19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0]*2" office:value-type="float" office:value="0.24" calcext:value-type="float">
            <text:p>0,240</text:p>
          </table:table-cell>
          <table:table-cell table:style-name="ce32" table:formula="of:=([.E20]+[.G20])*(-1)" office:value-type="float" office:value="-0.0186666666666667" calcext:value-type="float">
            <text:p>-0,019</text:p>
          </table:table-cell>
          <table:table-cell table:style-name="ce32" table:formula="of:=[.F20]/45" office:value-type="float" office:value="0.0186666666666667" calcext:value-type="float">
            <text:p>0,019</text:p>
          </table:table-cell>
          <table:table-cell table:style-name="ce32" table:formula="of:=[.K20]*[.L15]" office:value-type="float" office:value="0.84" calcext:value-type="float">
            <text:p>0,840</text:p>
          </table:table-cell>
          <table:table-cell table:style-name="ce32" table:formula="of:=[.H20]/45" office:value-type="float" office:value="0" calcext:value-type="float">
            <text:p>0,000</text:p>
          </table:table-cell>
          <table:table-cell table:style-name="ce32" table:formula="of:=[.L20]*[.L15]+[.M20]*[.M15]+[.N20]*[.N15]+[.O20]*[.O15]+[.P20]*[.P15]+[.Q20]*[.Q15]+[.R20]*[.R15]" office:value-type="float" office:value="0" calcext:value-type="float">
            <text:p>0,000</text:p>
          </table:table-cell>
          <table:table-cell table:style-name="ce32" table:formula="of:=[.J20]/45" office:value-type="float" office:value="0.0186666666666667" calcext:value-type="float">
            <text:p>0,019</text:p>
          </table:table-cell>
          <table:table-cell table:formula="of:=[.K20]*[.L15]+[.L20]*[.L15]+[.M20]*[.M15]+[.N20]*[.N15]+[.O20]*[.O15]+[.P20]*[.P15]+[.Q20]*[.Q15]+[.R20]*[.R15]" office:value-type="float" office:value="0.84" calcext:value-type="float">
            <text:p>0,840</text:p>
          </table:table-cell>
          <table:table-cell office:value-type="float" office:value="0.12" calcext:value-type="float">
            <text:p>0,120</text:p>
          </table:table-cell>
          <table:table-cell table:number-columns-repeated="11"/>
          <table:table-cell table:style-name="Default"/>
          <table:table-cell/>
          <table:table-cell table:formula="of:=[.X20]/45*(-1)" office:value-type="float" office:value="-0" calcext:value-type="float">
            <text:p>0,000</text:p>
          </table:table-cell>
          <table:table-cell table:formula="of:=[.J20]-[.X20]" office:value-type="float" office:value="0.84" calcext:value-type="float">
            <text:p>0,840</text:p>
          </table:table-cell>
          <table:table-cell table:formula="of:=[.Z20]/45*(-1)*0.8" office:value-type="float" office:value="-0.0149333333333333" calcext:value-type="float">
            <text:p>-0,01</text:p>
          </table:table-cell>
          <table:table-cell table:style-name="ce62" table:formula="of:=[.Z20]/45*(-1)" office:value-type="float" office:value="-0.0186666666666667" calcext:value-type="float">
            <text:p>-0,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1]*2" office:value-type="float" office:value="0.066" calcext:value-type="float">
            <text:p>0,066</text:p>
          </table:table-cell>
          <table:table-cell table:formula="of:=([.E21]+[.G21])*(-1)" office:value-type="float" office:value="-0.0101888888888889" calcext:value-type="float">
            <text:p>-0,010</text:p>
          </table:table-cell>
          <table:table-cell table:formula="of:=[.F21]/2/45" office:value-type="float" office:value="0.00256666666666667" calcext:value-type="float">
            <text:p>0,003</text:p>
          </table:table-cell>
          <table:table-cell table:formula="of:=[.K21]*[.L15]" office:value-type="float" office:value="0.231" calcext:value-type="float">
            <text:p>0,231</text:p>
          </table:table-cell>
          <table:table-cell table:formula="of:=[.H21]/45" office:value-type="float" office:value="0.00762222222222222" calcext:value-type="float">
            <text:p>0,008</text:p>
          </table:table-cell>
          <table:table-cell table:formula="of:=[.L21]*[.L15]+[.M21]*[.M15]+[.N21]*[.N15]+[.O21]*[.O15]+[.P21]*[.P15]+[.Q21]*[.Q15]+[.R21]*[.R15]" office:value-type="float" office:value="0.343" calcext:value-type="float">
            <text:p>0,343</text:p>
          </table:table-cell>
          <table:table-cell table:formula="of:=[.J21]/45" office:value-type="float" office:value="0.0127555555555556" calcext:value-type="float">
            <text:p>0,013</text:p>
          </table:table-cell>
          <table:table-cell table:formula="of:=[.K21]*[.L15]+[.L21]*[.L15]+[.M21]*[.M15]+[.N21]*[.N15]+[.O21]*[.O15]+[.P21]*[.P15]+[.Q21]*[.Q15]+[.R21]*[.R15]" office:value-type="float" office:value="0.574" calcext:value-type="float">
            <text:p>0,574</text:p>
          </table:table-cell>
          <table:table-cell office:value-type="float" office:value="0.033" calcext:value-type="float">
            <text:p>0,033</text:p>
          </table:table-cell>
          <table:table-cell table:number-columns-repeated="4"/>
          <table:table-cell office:value-type="float" office:value="0.049" calcext:value-type="float">
            <text:p>0,049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2"/>
          <table:table-cell table:style-name="Default"/>
          <table:table-cell table:formula="of:=([.S15]*[.S21])+([.T15]*[.T21])+([.U15]*[.U21])+([.V15]*[.V21])" office:value-type="float" office:value="0.343" calcext:value-type="float">
            <text:p>0,343</text:p>
          </table:table-cell>
          <table:table-cell table:formula="of:=[.X21]/45*(-1)" office:value-type="float" office:value="-0.00762222222222222" calcext:value-type="float">
            <text:p>-0,008</text:p>
          </table:table-cell>
          <table:table-cell table:formula="of:=[.J21]-[.X21]" office:value-type="float" office:value="0.231" calcext:value-type="float">
            <text:p>0,231</text:p>
          </table:table-cell>
          <table:table-cell table:formula="of:=[.Z21]/45*(-1)*0.8" office:value-type="float" office:value="-0.00410666666666667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2]*2" office:value-type="float" office:value="14.4" calcext:value-type="float">
            <text:p>14,400</text:p>
          </table:table-cell>
          <table:table-cell table:formula="of:=([.E22]+[.G22])*(-1)" office:value-type="float" office:value="-2.16" calcext:value-type="float">
            <text:p>-2,160</text:p>
          </table:table-cell>
          <table:table-cell table:formula="of:=[.F22]/2/45" office:value-type="float" office:value="0.56" calcext:value-type="float">
            <text:p>0,560</text:p>
          </table:table-cell>
          <table:table-cell table:formula="of:=[.K22]*[.L15]" office:value-type="float" office:value="50.4" calcext:value-type="float">
            <text:p>50,400</text:p>
          </table:table-cell>
          <table:table-cell table:formula="of:=[.H22]/45" office:value-type="float" office:value="1.6" calcext:value-type="float">
            <text:p>1,600</text:p>
          </table:table-cell>
          <table:table-cell table:formula="of:=[.L22]*[.L15]+[.M22]*[.M15]+[.N22]*[.N15]+[.O22]*[.O15]+[.P22]*[.P15]+[.Q22]*[.Q15]+[.R22]*[.R15]" office:value-type="float" office:value="72" calcext:value-type="float">
            <text:p>72,000</text:p>
          </table:table-cell>
          <table:table-cell table:formula="of:=[.J22]/45" office:value-type="float" office:value="2.72" calcext:value-type="float">
            <text:p>2,720</text:p>
          </table:table-cell>
          <table:table-cell table:formula="of:=[.K22]*[.L15]+[.L22]*[.L15]+[.M22]*[.M15]+[.N22]*[.N15]+[.O22]*[.O15]+[.P22]*[.P15]+[.Q22]*[.Q15]+[.R22]*[.R15]" office:value-type="float" office:value="122.4" calcext:value-type="float">
            <text:p>122,400</text:p>
          </table:table-cell>
          <table:table-cell office:value-type="float" office:value="7.2" calcext:value-type="float">
            <text:p>7,2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9"/>
          <table:table-cell table:style-name="Default"/>
          <table:table-cell table:formula="of:=([.S15]*[.S22])+([.T15]*[.T22])+([.U15]*[.U22])+([.V15]*[.V22])" office:value-type="float" office:value="0" calcext:value-type="float">
            <text:p>0,000</text:p>
          </table:table-cell>
          <table:table-cell table:formula="of:=[.X22]/45*(-1)" office:value-type="float" office:value="-0" calcext:value-type="float">
            <text:p>0,000</text:p>
          </table:table-cell>
          <table:table-cell table:formula="of:=[.J22]-[.X22]" office:value-type="float" office:value="122.4" calcext:value-type="float">
            <text:p>122,400</text:p>
          </table:table-cell>
          <table:table-cell table:formula="of:=[.Z22]/45*(-1)*0.8" office:value-type="float" office:value="-2.176" calcext:value-type="float">
            <text:p>-2,18</text:p>
          </table:table-cell>
          <table:table-cell table:style-name="ce62" table:formula="of:=[.Z22]/45*(-1)" office:value-type="float" office:value="-2.72" calcext:value-type="float">
            <text:p>-2,72</text:p>
          </table:table-cell>
          <table:table-cell/>
          <table:table-cell office:value-type="float" office:value="120" calcext:value-type="float">
            <text:p>120,000</text:p>
          </table:table-cell>
          <table:table-cell table:formula="of:=[.AD22]-[.C22]" office:value-type="float" office:value="105.6" calcext:value-type="float">
            <text:p>105,600</text:p>
          </table:table-cell>
          <table:table-cell table:formula="of:=[.AD22]-[.C22]/2" office:value-type="float" office:value="112.8" calcext:value-type="float">
            <text:p>112,800</text:p>
          </table:table-cell>
          <table:table-cell office:value-type="float" office:value="120" calcext:value-type="float">
            <text:p>120,000</text:p>
          </table:table-cell>
          <table:table-cell table:formula="of:=[.AD22]+[.C22]/2" office:value-type="float" office:value="127.2" calcext:value-type="float">
            <text:p>127,200</text:p>
          </table:table-cell>
          <table:table-cell table:formula="of:=[.AD22]+[.C22]" office:value-type="float" office:value="134.4" calcext:value-type="float">
            <text:p>134,400</text:p>
          </table:table-cell>
          <table:table-cell table:formula="of:=[.AD22]+[.C22]*1.5" office:value-type="float" office:value="141.6" calcext:value-type="float">
            <text:p>141,600</text:p>
          </table:table-cell>
          <table:table-cell table:formula="of:=[.AD22]+[.C22]*2" office:value-type="float" office:value="148.8" calcext:value-type="float">
            <text:p>148,8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3]*2" office:value-type="float" office:value="0" calcext:value-type="float">
            <text:p>0,000</text:p>
          </table:table-cell>
          <table:table-cell table:formula="of:=([.E23]+[.G23])*(-1)" office:value-type="float" office:value="-8.93333333333333" calcext:value-type="float">
            <text:p>-8,933</text:p>
          </table:table-cell>
          <table:table-cell table:formula="of:=[.F23]/2/45" office:value-type="float" office:value="0" calcext:value-type="float">
            <text:p>0,000</text:p>
          </table:table-cell>
          <table:table-cell table:formula="of:=[.K23]*[.L15]" office:value-type="float" office:value="0" calcext:value-type="float">
            <text:p>0,000</text:p>
          </table:table-cell>
          <table:table-cell table:formula="of:=[.H23]/45" office:value-type="float" office:value="8.93333333333333" calcext:value-type="float">
            <text:p>8,933</text:p>
          </table:table-cell>
          <table:table-cell table:formula="of:=[.L23]*[.L15]+[.M23]*[.M15]+[.N23]*[.N15]+[.O23]*[.O15]+[.P23]*[.P15]+[.Q23]*[.Q15]+[.R23]*[.R15]" office:value-type="float" office:value="402" calcext:value-type="float">
            <text:p>402,000</text:p>
          </table:table-cell>
          <table:table-cell table:formula="of:=[.J23]/45" office:value-type="float" office:value="8.93333333333333" calcext:value-type="float">
            <text:p>8,933</text:p>
          </table:table-cell>
          <table:table-cell table:formula="of:=[.K23]*[.L15]+[.L23]*[.L15]+[.M23]*[.M15]+[.N23]*[.N15]+[.O23]*[.O15]+[.P23]*[.P15]+[.Q23]*[.Q15]+[.R23]*[.R15]" office:value-type="float" office:value="402" calcext:value-type="float">
            <text:p>402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office:value-type="float" office:value="66" calcext:value-type="float">
            <text:p>66,000</text:p>
          </table:table-cell>
          <table:table-cell/>
          <table:table-cell office:value-type="float" office:value="18" calcext:value-type="float">
            <text:p>18,000</text:p>
          </table:table-cell>
          <table:table-cell/>
          <table:table-cell table:style-name="Default"/>
          <table:table-cell table:formula="of:=([.S15]*[.S23])+([.T15]*[.T23])+([.U15]*[.U23])+([.V15]*[.V23])" office:value-type="float" office:value="402" calcext:value-type="float">
            <text:p>402,000</text:p>
          </table:table-cell>
          <table:table-cell table:formula="of:=[.X23]/45*(-1)" office:value-type="float" office:value="-8.93333333333333" calcext:value-type="float">
            <text:p>-8,933</text:p>
          </table:table-cell>
          <table:table-cell table:formula="of:=[.J23]-[.X23]" office:value-type="float" office:value="0" calcext:value-type="float">
            <text:p>0,000</text:p>
          </table:table-cell>
          <table:table-cell table:formula="of:=[.Z23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4]*2" office:value-type="float" office:value="0" calcext:value-type="float">
            <text:p>0,000</text:p>
          </table:table-cell>
          <table:table-cell table:formula="of:=([.E24]+[.G24])*(-1)" office:value-type="float" office:value="-0.0346666666666667" calcext:value-type="float">
            <text:p>-0,035</text:p>
          </table:table-cell>
          <table:table-cell table:formula="of:=[.F24]/2/45" office:value-type="float" office:value="0" calcext:value-type="float">
            <text:p>0,000</text:p>
          </table:table-cell>
          <table:table-cell table:formula="of:=[.K24]*[.L15]" office:value-type="float" office:value="0" calcext:value-type="float">
            <text:p>0,000</text:p>
          </table:table-cell>
          <table:table-cell table:formula="of:=[.H24]/45" office:value-type="float" office:value="0.0346666666666667" calcext:value-type="float">
            <text:p>0,035</text:p>
          </table:table-cell>
          <table:table-cell table:formula="of:=[.L24]*[.L15]+[.M24]*[.M15]+[.N24]*[.N15]+[.O24]*[.O15]+[.P24]*[.P15]+[.Q24]*[.Q15]+[.R24]*[.R15]" office:value-type="float" office:value="1.56" calcext:value-type="float">
            <text:p>1,560</text:p>
          </table:table-cell>
          <table:table-cell table:formula="of:=[.J24]/45" office:value-type="float" office:value="0.0346666666666667" calcext:value-type="float">
            <text:p>0,035</text:p>
          </table:table-cell>
          <table:table-cell table:formula="of:=[.K24]*[.L15]+[.L24]*[.L15]+[.M24]*[.M15]+[.N24]*[.N15]+[.O24]*[.O15]+[.P24]*[.P15]+[.Q24]*[.Q15]+[.R24]*[.R15]" office:value-type="float" office:value="1.56" calcext:value-type="float">
            <text:p>1,56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office:value-type="float" office:value="0.12" calcext:value-type="float">
            <text:p>0,120</text:p>
          </table:table-cell>
          <table:table-cell table:style-name="Default"/>
          <table:table-cell table:formula="of:=([.S15]*[.S24])+([.T15]*[.T24])+([.U15]*[.U24])+([.V15]*[.V24])" office:value-type="float" office:value="1.08" calcext:value-type="float">
            <text:p>1,080</text:p>
          </table:table-cell>
          <table:table-cell table:formula="of:=[.X24]/45*(-1)" office:value-type="float" office:value="-0.024" calcext:value-type="float">
            <text:p>-0,024</text:p>
          </table:table-cell>
          <table:table-cell table:formula="of:=[.J24]-[.X24]" office:value-type="float" office:value="0.48" calcext:value-type="float">
            <text:p>0,480</text:p>
          </table:table-cell>
          <table:table-cell table:formula="of:=[.Z24]/45*(-1)*0.8" office:value-type="float" office:value="-0.00853333333333333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1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torpedo_boat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8]*2" office:value-type="float" office:value="6" calcext:value-type="float">
            <text:p>6,000</text:p>
          </table:table-cell>
          <table:table-cell table:formula="of:=([.E28]+[.G28])*(-1)" office:value-type="float" office:value="-0.766666666666667" calcext:value-type="float">
            <text:p>-0,767</text:p>
          </table:table-cell>
          <table:table-cell table:formula="of:=[.F28]/2/45" office:value-type="float" office:value="0.366666666666667" calcext:value-type="float">
            <text:p>0,367</text:p>
          </table:table-cell>
          <table:table-cell table:formula="of:=[.K28]*[.L27]" office:value-type="float" office:value="33" calcext:value-type="float">
            <text:p>33,000</text:p>
          </table:table-cell>
          <table:table-cell table:formula="of:=[.H28]/45" office:value-type="float" office:value="0.4" calcext:value-type="float">
            <text:p>0,400</text:p>
          </table:table-cell>
          <table:table-cell table:formula="of:=[.L28]*[.L27]+[.M28]*[.M27]+[.N28]*[.N27]+[.O28]*[.O27]+[.P28]*[.P27]+[.Q28]*[.Q27]+[.R28]*[.R27]" office:value-type="float" office:value="18" calcext:value-type="float">
            <text:p>18,000</text:p>
          </table:table-cell>
          <table:table-cell table:formula="of:=[.J28]/45" office:value-type="float" office:value="1.13333333333333" calcext:value-type="float">
            <text:p>1,133</text:p>
          </table:table-cell>
          <table:table-cell table:formula="of:=[.K28]*[.L27]+[.L28]*[.L27]+[.M28]*[.M27]+[.N28]*[.N27]+[.O28]*[.O27]+[.P28]*[.P27]+[.Q28]*[.Q27]+[.R28]*[.R27]" office:value-type="float" office:value="51" calcext:value-type="float">
            <text:p>51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 table:number-columns-repeated="5"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3" calcext:value-type="float">
            <text:p>3,000</text:p>
          </table:table-cell>
          <table:table-cell table:style-name="Default"/>
          <table:table-cell table:formula="of:=([.S27]*[.S28])+([.T27]*[.T28])+([.U27]*[.U28])+([.V27]*[.V28])" office:value-type="float" office:value="18" calcext:value-type="float">
            <text:p>18,000</text:p>
          </table:table-cell>
          <table:table-cell table:formula="of:=[.X28]/45*(-1)" office:value-type="float" office:value="-0.4" calcext:value-type="float">
            <text:p>-0,400</text:p>
          </table:table-cell>
          <table:table-cell table:formula="of:=[.J28]-[.X28]" office:value-type="float" office:value="33" calcext:value-type="float">
            <text:p>33,000</text:p>
          </table:table-cell>
          <table:table-cell table:formula="of:=[.Z28]/45*(-1)*0.8" office:value-type="float" office:value="-0.586666666666667" calcext:value-type="float">
            <text:p>-0,59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9]*2" office:value-type="float" office:value="24" calcext:value-type="float">
            <text:p>24,000</text:p>
          </table:table-cell>
          <table:table-cell table:formula="of:=([.E29]+[.G29])*(-1)" office:value-type="float" office:value="-8" calcext:value-type="float">
            <text:p>-8,000</text:p>
          </table:table-cell>
          <table:table-cell table:formula="of:=[.F29]/2/45" office:value-type="float" office:value="1.46666666666667" calcext:value-type="float">
            <text:p>1,467</text:p>
          </table:table-cell>
          <table:table-cell table:formula="of:=[.K29]*[.L27]" office:value-type="float" office:value="132" calcext:value-type="float">
            <text:p>132,000</text:p>
          </table:table-cell>
          <table:table-cell table:formula="of:=[.H29]/45" office:value-type="float" office:value="6.53333333333333" calcext:value-type="float">
            <text:p>6,533</text:p>
          </table:table-cell>
          <table:table-cell table:formula="of:=[.L29]*[.L27]+[.M29]*[.M27]+[.N29]*[.N27]+[.O29]*[.O27]+[.P29]*[.P27]+[.Q29]*[.Q27]+[.R29]*[.R27]" office:value-type="float" office:value="294" calcext:value-type="float">
            <text:p>294,000</text:p>
          </table:table-cell>
          <table:table-cell table:formula="of:=[.J29]/45" office:value-type="float" office:value="9.46666666666667" calcext:value-type="float">
            <text:p>9,467</text:p>
          </table:table-cell>
          <table:table-cell table:formula="of:=[.K29]*[.L27]+[.L29]*[.L27]+[.M29]*[.M27]+[.N29]*[.N27]+[.O29]*[.O27]+[.P29]*[.P27]+[.Q29]*[.Q27]+[.R29]*[.R27]" office:value-type="float" office:value="426" calcext:value-type="float">
            <text:p>426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10" calcext:value-type="float">
            <text:p>10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18" calcext:value-type="float">
            <text:p>18,000</text:p>
          </table:table-cell>
          <table:table-cell table:number-columns-repeated="3"/>
          <table:table-cell office:value-type="float" office:value="18" calcext:value-type="float">
            <text:p>18,000</text:p>
          </table:table-cell>
          <table:table-cell table:number-columns-repeated="2"/>
          <table:table-cell table:style-name="Default"/>
          <table:table-cell table:formula="of:=([.S27]*[.S29])+([.T27]*[.T29])+([.U27]*[.U29])+([.V27]*[.V29])" office:value-type="float" office:value="126" calcext:value-type="float">
            <text:p>126,000</text:p>
          </table:table-cell>
          <table:table-cell table:formula="of:=[.X29]/45*(-1)" office:value-type="float" office:value="-2.8" calcext:value-type="float">
            <text:p>-2,800</text:p>
          </table:table-cell>
          <table:table-cell table:formula="of:=[.J29]-[.X29]" office:value-type="float" office:value="300" calcext:value-type="float">
            <text:p>300,000</text:p>
          </table:table-cell>
          <table:table-cell table:formula="of:=[.Z29]/45*(-1)*0.8" office:value-type="float" office:value="-5.33333333333333" calcext:value-type="float">
            <text:p>-5,33</text:p>
          </table:table-cell>
          <table:table-cell table:style-name="ce62" table:formula="of:=[.Z29]/45*(-1)" office:value-type="float" office:value="-6.66666666666667" calcext:value-type="float">
            <text:p>-6,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30]*2" office:value-type="float" office:value="0" calcext:value-type="float">
            <text:p>0,000</text:p>
          </table:table-cell>
          <table:table-cell table:formula="of:=([.E30]+[.G30])*(-1)" office:value-type="float" office:value="-0.112" calcext:value-type="float">
            <text:p>-0,112</text:p>
          </table:table-cell>
          <table:table-cell table:formula="of:=[.F30]/2/45" office:value-type="float" office:value="0" calcext:value-type="float">
            <text:p>0,000</text:p>
          </table:table-cell>
          <table:table-cell table:formula="of:=[.K30]*[.L27]" office:value-type="float" office:value="0" calcext:value-type="float">
            <text:p>0,000</text:p>
          </table:table-cell>
          <table:table-cell table:formula="of:=[.H30]/45" office:value-type="float" office:value="0.112" calcext:value-type="float">
            <text:p>0,112</text:p>
          </table:table-cell>
          <table:table-cell table:formula="of:=[.L30]*[.L27]+[.M30]*[.M27]+[.N30]*[.N27]+[.O30]*[.O27]+[.P30]*[.P27]+[.Q30]*[.Q27]+[.R30]*[.R27]" office:value-type="float" office:value="5.04" calcext:value-type="float">
            <text:p>5,040</text:p>
          </table:table-cell>
          <table:table-cell table:formula="of:=[.J30]/45" office:value-type="float" office:value="0.112" calcext:value-type="float">
            <text:p>0,112</text:p>
          </table:table-cell>
          <table:table-cell table:formula="of:=[.K30]*[.L27]+[.L30]*[.L27]+[.M30]*[.M27]+[.N30]*[.N27]+[.O30]*[.O27]+[.P30]*[.P27]+[.Q30]*[.Q27]+[.R30]*[.R27]" office:value-type="float" office:value="5.04" calcext:value-type="float">
            <text:p>5,0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54" calcext:value-type="float">
            <text:p>0,540</text:p>
          </table:table-cell>
          <table:table-cell table:number-columns-repeated="3"/>
          <table:table-cell office:value-type="float" office:value="0.54" calcext:value-type="float">
            <text:p>0,540</text:p>
          </table:table-cell>
          <table:table-cell table:style-name="Default"/>
          <table:table-cell table:formula="of:=([.S27]*[.S30])+([.T27]*[.T30])+([.U27]*[.U30])+([.V27]*[.V30])" office:value-type="float" office:value="3.24" calcext:value-type="float">
            <text:p>3,240</text:p>
          </table:table-cell>
          <table:table-cell table:formula="of:=[.X30]/45*(-1)" office:value-type="float" office:value="-0.072" calcext:value-type="float">
            <text:p>-0,072</text:p>
          </table:table-cell>
          <table:table-cell table:formula="of:=[.J30]-[.X30]" office:value-type="float" office:value="1.8" calcext:value-type="float">
            <text:p>1,800</text:p>
          </table:table-cell>
          <table:table-cell table:formula="of:=[.Z30]/45*(-1)*0.8" office:value-type="float" office:value="-0.032" calcext:value-type="float">
            <text:p>-0,0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31]*2" office:value-type="float" office:value="2.52" calcext:value-type="float">
            <text:p>2,520</text:p>
          </table:table-cell>
          <table:table-cell table:formula="of:=([.E31]+[.G31])*(-1)" office:value-type="float" office:value="-0.448" calcext:value-type="float">
            <text:p>-0,448</text:p>
          </table:table-cell>
          <table:table-cell table:formula="of:=[.F31]/2/45" office:value-type="float" office:value="0.154" calcext:value-type="float">
            <text:p>0,154</text:p>
          </table:table-cell>
          <table:table-cell table:formula="of:=[.K31]*[.L27]" office:value-type="float" office:value="13.86" calcext:value-type="float">
            <text:p>13,860</text:p>
          </table:table-cell>
          <table:table-cell table:formula="of:=[.H31]/45" office:value-type="float" office:value="0.294" calcext:value-type="float">
            <text:p>0,294</text:p>
          </table:table-cell>
          <table:table-cell table:formula="of:=[.L31]*[.L27]+[.M31]*[.M27]+[.N31]*[.N27]+[.O31]*[.O27]+[.P31]*[.P27]+[.Q31]*[.Q27]+[.R31]*[.R27]" office:value-type="float" office:value="13.23" calcext:value-type="float">
            <text:p>13,230</text:p>
          </table:table-cell>
          <table:table-cell table:formula="of:=[.J31]/45" office:value-type="float" office:value="0.602" calcext:value-type="float">
            <text:p>0,602</text:p>
          </table:table-cell>
          <table:table-cell table:formula="of:=[.K31]*[.L27]+[.L31]*[.L27]+[.M31]*[.M27]+[.N31]*[.N27]+[.O31]*[.O27]+[.P31]*[.P27]+[.Q31]*[.Q27]+[.R31]*[.R27]" office:value-type="float" office:value="27.09" calcext:value-type="float">
            <text:p>27,090</text:p>
          </table:table-cell>
          <table:table-cell office:value-type="float" office:value="1.26" calcext:value-type="float">
            <text:p>1,260</text:p>
          </table:table-cell>
          <table:table-cell table:number-columns-repeated="4"/>
          <table:table-cell office:value-type="float" office:value="1.89" calcext:value-type="float">
            <text:p>1,890</text:p>
          </table:table-cell>
          <table:table-cell table:number-columns-repeated="3"/>
          <table:table-cell office:value-type="float" office:value="1.89" calcext:value-type="float">
            <text:p>1,890</text:p>
          </table:table-cell>
          <table:table-cell table:number-columns-repeated="2"/>
          <table:table-cell table:style-name="Default"/>
          <table:table-cell table:formula="of:=([.S27]*[.S31])+([.T27]*[.T31])+([.U27]*[.U31])+([.V27]*[.V31])" office:value-type="float" office:value="13.23" calcext:value-type="float">
            <text:p>13,230</text:p>
          </table:table-cell>
          <table:table-cell table:formula="of:=[.X31]/45*(-1)" office:value-type="float" office:value="-0.294" calcext:value-type="float">
            <text:p>-0,294</text:p>
          </table:table-cell>
          <table:table-cell table:formula="of:=[.J31]-[.X31]" office:value-type="float" office:value="13.86" calcext:value-type="float">
            <text:p>13,860</text:p>
          </table:table-cell>
          <table:table-cell table:formula="of:=[.Z31]/45*(-1)*0.8" office:value-type="float" office:value="-0.2464" calcext:value-type="float">
            <text:p>-0,25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32]*2" office:value-type="float" office:value="0.21" calcext:value-type="float">
            <text:p>0,210</text:p>
          </table:table-cell>
          <table:table-cell table:style-name="ce32" table:formula="of:=([.E32]+[.G32])*(-1)" office:value-type="float" office:value="-0.0256666666666667" calcext:value-type="float">
            <text:p>-0,026</text:p>
          </table:table-cell>
          <table:table-cell table:style-name="ce32" table:formula="of:=[.F32]/45" office:value-type="float" office:value="0.0256666666666667" calcext:value-type="float">
            <text:p>0,026</text:p>
          </table:table-cell>
          <table:table-cell table:style-name="ce32" table:formula="of:=[.K32]*[.L27]" office:value-type="float" office:value="1.155" calcext:value-type="float">
            <text:p>1,155</text:p>
          </table:table-cell>
          <table:table-cell table:style-name="ce32" table:formula="of:=[.H32]/45" office:value-type="float" office:value="0" calcext:value-type="float">
            <text:p>0,000</text:p>
          </table:table-cell>
          <table:table-cell table:style-name="ce32" table:formula="of:=[.L32]*[.L27]+[.M32]*[.M27]+[.N32]*[.N27]+[.O32]*[.O27]+[.P32]*[.P27]+[.Q32]*[.Q27]+[.R32]*[.R27]" office:value-type="float" office:value="0" calcext:value-type="float">
            <text:p>0,000</text:p>
          </table:table-cell>
          <table:table-cell table:style-name="ce32" table:formula="of:=[.J32]/45" office:value-type="float" office:value="0.0256666666666667" calcext:value-type="float">
            <text:p>0,026</text:p>
          </table:table-cell>
          <table:table-cell table:formula="of:=[.K32]*[.L27]+[.L32]*[.L27]+[.M32]*[.M27]+[.N32]*[.N27]+[.O32]*[.O27]+[.P32]*[.P27]+[.Q32]*[.Q27]+[.R32]*[.R27]" office:value-type="float" office:value="1.155" calcext:value-type="float">
            <text:p>1,155</text:p>
          </table:table-cell>
          <table:table-cell office:value-type="float" office:value="0.105" calcext:value-type="float">
            <text:p>0,105</text:p>
          </table:table-cell>
          <table:table-cell table:number-columns-repeated="11"/>
          <table:table-cell table:style-name="Default"/>
          <table:table-cell/>
          <table:table-cell table:formula="of:=[.X32]/45*(-1)" office:value-type="float" office:value="-0" calcext:value-type="float">
            <text:p>0,000</text:p>
          </table:table-cell>
          <table:table-cell table:formula="of:=[.J32]-[.X32]" office:value-type="float" office:value="1.155" calcext:value-type="float">
            <text:p>1,155</text:p>
          </table:table-cell>
          <table:table-cell table:formula="of:=[.Z32]/45*(-1)*0.8" office:value-type="float" office:value="-0.0205333333333333" calcext:value-type="float">
            <text:p>-0,02</text:p>
          </table:table-cell>
          <table:table-cell table:style-name="ce62" table:formula="of:=[.Z32]/45*(-1)" office:value-type="float" office:value="-0.0256666666666667" calcext:value-type="float">
            <text:p>-0,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33]*2" office:value-type="float" office:value="0.24" calcext:value-type="float">
            <text:p>0,240</text:p>
          </table:table-cell>
          <table:table-cell table:formula="of:=([.E33]+[.G33])*(-1)" office:value-type="float" office:value="-0.028" calcext:value-type="float">
            <text:p>-0,028</text:p>
          </table:table-cell>
          <table:table-cell table:formula="of:=[.F33]/2/45" office:value-type="float" office:value="0.0146666666666667" calcext:value-type="float">
            <text:p>0,015</text:p>
          </table:table-cell>
          <table:table-cell table:formula="of:=[.K33]*[.L27]" office:value-type="float" office:value="1.32" calcext:value-type="float">
            <text:p>1,320</text:p>
          </table:table-cell>
          <table:table-cell table:formula="of:=[.H33]/45" office:value-type="float" office:value="0.0133333333333333" calcext:value-type="float">
            <text:p>0,013</text:p>
          </table:table-cell>
          <table:table-cell table:formula="of:=[.L33]*[.L27]+[.M33]*[.M27]+[.N33]*[.N27]+[.O33]*[.O27]+[.P33]*[.P27]+[.Q33]*[.Q27]+[.R33]*[.R27]" office:value-type="float" office:value="0.6" calcext:value-type="float">
            <text:p>0,600</text:p>
          </table:table-cell>
          <table:table-cell table:formula="of:=[.J33]/45" office:value-type="float" office:value="0.0426666666666667" calcext:value-type="float">
            <text:p>0,043</text:p>
          </table:table-cell>
          <table:table-cell table:formula="of:=[.K33]*[.L27]+[.L33]*[.L27]+[.M33]*[.M27]+[.N33]*[.N27]+[.O33]*[.O27]+[.P33]*[.P27]+[.Q33]*[.Q27]+[.R33]*[.R27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 table:style-name="Default"/>
          <table:table-cell table:formula="of:=([.S27]*[.S33])+([.T27]*[.T33])+([.U27]*[.U33])+([.V27]*[.V33])" office:value-type="float" office:value="0.3" calcext:value-type="float">
            <text:p>0,300</text:p>
          </table:table-cell>
          <table:table-cell table:formula="of:=[.X33]/45*(-1)" office:value-type="float" office:value="-0.00666666666666667" calcext:value-type="float">
            <text:p>-0,007</text:p>
          </table:table-cell>
          <table:table-cell table:formula="of:=[.J33]-[.X33]" office:value-type="float" office:value="1.62" calcext:value-type="float">
            <text:p>1,620</text:p>
          </table:table-cell>
          <table:table-cell table:formula="of:=[.Z33]/45*(-1)*0.8" office:value-type="float" office:value="-0.0288" calcext:value-type="float">
            <text:p>-0,0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34]*2" office:value-type="float" office:value="24" calcext:value-type="float">
            <text:p>24,000</text:p>
          </table:table-cell>
          <table:table-cell table:formula="of:=([.E34]+[.G34])*(-1)" office:value-type="float" office:value="-4.13333333333333" calcext:value-type="float">
            <text:p>-4,133</text:p>
          </table:table-cell>
          <table:table-cell table:formula="of:=[.F34]/2/45" office:value-type="float" office:value="1.46666666666667" calcext:value-type="float">
            <text:p>1,467</text:p>
          </table:table-cell>
          <table:table-cell table:formula="of:=[.K34]*[.L27]" office:value-type="float" office:value="132" calcext:value-type="float">
            <text:p>132,000</text:p>
          </table:table-cell>
          <table:table-cell table:formula="of:=[.H34]/45" office:value-type="float" office:value="2.66666666666667" calcext:value-type="float">
            <text:p>2,667</text:p>
          </table:table-cell>
          <table:table-cell table:formula="of:=[.L34]*[.L27]+[.M34]*[.M27]+[.N34]*[.N27]+[.O34]*[.O27]+[.P34]*[.P27]+[.Q34]*[.Q27]+[.R34]*[.R27]" office:value-type="float" office:value="120" calcext:value-type="float">
            <text:p>120,000</text:p>
          </table:table-cell>
          <table:table-cell table:formula="of:=[.J34]/45" office:value-type="float" office:value="5.6" calcext:value-type="float">
            <text:p>5,600</text:p>
          </table:table-cell>
          <table:table-cell table:formula="of:=[.K34]*[.L27]+[.L34]*[.L27]+[.M34]*[.M27]+[.N34]*[.N27]+[.O34]*[.O27]+[.P34]*[.P27]+[.Q34]*[.Q27]+[.R34]*[.R27]" office:value-type="float" office:value="252" calcext:value-type="float">
            <text:p>252,000</text:p>
          </table:table-cell>
          <table:table-cell office:value-type="float" office:value="12" calcext:value-type="float">
            <text:p>12,000</text:p>
          </table:table-cell>
          <table:table-cell/>
          <table:table-cell office:value-type="float" office:value="6" calcext:value-type="float">
            <text:p>6,000</text:p>
          </table:table-cell>
          <table:table-cell table:number-columns-repeated="4"/>
          <table:table-cell office:value-type="float" office:value="8" calcext:value-type="float">
            <text:p>8,000</text:p>
          </table:table-cell>
          <table:table-cell table:number-columns-repeated="3"/>
          <table:table-cell office:value-type="float" office:value="8" calcext:value-type="float">
            <text:p>8,000</text:p>
          </table:table-cell>
          <table:table-cell table:style-name="Default"/>
          <table:table-cell table:formula="of:=([.S27]*[.S34])+([.T27]*[.T34])+([.U27]*[.U34])+([.V27]*[.V34])" office:value-type="float" office:value="48" calcext:value-type="float">
            <text:p>48,000</text:p>
          </table:table-cell>
          <table:table-cell table:formula="of:=[.X34]/45*(-1)" office:value-type="float" office:value="-1.06666666666667" calcext:value-type="float">
            <text:p>-1,067</text:p>
          </table:table-cell>
          <table:table-cell table:formula="of:=[.J34]-[.X34]" office:value-type="float" office:value="204" calcext:value-type="float">
            <text:p>204,000</text:p>
          </table:table-cell>
          <table:table-cell table:formula="of:=[.Z34]/45*(-1)*0.8" office:value-type="float" office:value="-3.62666666666667" calcext:value-type="float">
            <text:p>-3,63</text:p>
          </table:table-cell>
          <table:table-cell table:style-name="ce62" table:formula="of:=[.Z34]/45*(-1)" office:value-type="float" office:value="-4.53333333333333" calcext:value-type="float">
            <text:p>-4,53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D34]-[.C34]" office:value-type="float" office:value="176" calcext:value-type="float">
            <text:p>176,000</text:p>
          </table:table-cell>
          <table:table-cell table:formula="of:=[.AD34]-[.C34]/2" office:value-type="float" office:value="188" calcext:value-type="float">
            <text:p>188,000</text:p>
          </table:table-cell>
          <table:table-cell office:value-type="float" office:value="200" calcext:value-type="float">
            <text:p>200,000</text:p>
          </table:table-cell>
          <table:table-cell table:formula="of:=[.AD34]+[.C34]/2" office:value-type="float" office:value="212" calcext:value-type="float">
            <text:p>212,000</text:p>
          </table:table-cell>
          <table:table-cell table:formula="of:=[.AD34]+[.C34]" office:value-type="float" office:value="224" calcext:value-type="float">
            <text:p>224,000</text:p>
          </table:table-cell>
          <table:table-cell table:formula="of:=[.AD34]+[.C34]*1.5" office:value-type="float" office:value="236" calcext:value-type="float">
            <text:p>236,000</text:p>
          </table:table-cell>
          <table:table-cell table:formula="of:=[.AD34]+[.C34]*2" office:value-type="float" office:value="248" calcext:value-type="float">
            <text:p>248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35]*2" office:value-type="float" office:value="0" calcext:value-type="float">
            <text:p>0,000</text:p>
          </table:table-cell>
          <table:table-cell table:formula="of:=([.E35]+[.G35])*(-1)" office:value-type="float" office:value="-1.78666666666667" calcext:value-type="float">
            <text:p>-1,787</text:p>
          </table:table-cell>
          <table:table-cell table:formula="of:=[.F35]/2/45" office:value-type="float" office:value="0" calcext:value-type="float">
            <text:p>0,000</text:p>
          </table:table-cell>
          <table:table-cell table:formula="of:=[.K35]*[.L27]" office:value-type="float" office:value="0" calcext:value-type="float">
            <text:p>0,000</text:p>
          </table:table-cell>
          <table:table-cell table:formula="of:=[.H35]/45" office:value-type="float" office:value="1.78666666666667" calcext:value-type="float">
            <text:p>1,787</text:p>
          </table:table-cell>
          <table:table-cell table:formula="of:=[.L35]*[.L27]+[.M35]*[.M27]+[.N35]*[.N27]+[.O35]*[.O27]+[.P35]*[.P27]+[.Q35]*[.Q27]+[.R35]*[.R27]" office:value-type="float" office:value="80.4" calcext:value-type="float">
            <text:p>80,400</text:p>
          </table:table-cell>
          <table:table-cell table:formula="of:=[.J35]/45" office:value-type="float" office:value="1.78666666666667" calcext:value-type="float">
            <text:p>1,787</text:p>
          </table:table-cell>
          <table:table-cell table:formula="of:=[.K35]*[.L27]+[.L35]*[.L27]+[.M35]*[.M27]+[.N35]*[.N27]+[.O35]*[.O27]+[.P35]*[.P27]+[.Q35]*[.Q27]+[.R35]*[.R27]" office:value-type="float" office:value="80.4" calcext:value-type="float">
            <text:p>80,4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office:value-type="float" office:value="13.2" calcext:value-type="float">
            <text:p>13,200</text:p>
          </table:table-cell>
          <table:table-cell/>
          <table:table-cell office:value-type="float" office:value="3.6" calcext:value-type="float">
            <text:p>3,600</text:p>
          </table:table-cell>
          <table:table-cell/>
          <table:table-cell table:style-name="Default"/>
          <table:table-cell table:formula="of:=([.S27]*[.S35])+([.T27]*[.T35])+([.U27]*[.U35])+([.V27]*[.V35])" office:value-type="float" office:value="80.4" calcext:value-type="float">
            <text:p>80,400</text:p>
          </table:table-cell>
          <table:table-cell table:formula="of:=[.X35]/45*(-1)" office:value-type="float" office:value="-1.78666666666667" calcext:value-type="float">
            <text:p>-1,787</text:p>
          </table:table-cell>
          <table:table-cell table:formula="of:=[.J35]-[.X35]" office:value-type="float" office:value="0" calcext:value-type="float">
            <text:p>0,000</text:p>
          </table:table-cell>
          <table:table-cell table:formula="of:=[.Z35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36]*2" office:value-type="float" office:value="0" calcext:value-type="float">
            <text:p>0,000</text:p>
          </table:table-cell>
          <table:table-cell table:formula="of:=([.E36]+[.G36])*(-1)" office:value-type="float" office:value="-0" calcext:value-type="float">
            <text:p>0,000</text:p>
          </table:table-cell>
          <table:table-cell table:formula="of:=[.F36]/2/45" office:value-type="float" office:value="0" calcext:value-type="float">
            <text:p>0,000</text:p>
          </table:table-cell>
          <table:table-cell table:formula="of:=[.K36]*[.L27]" office:value-type="float" office:value="0" calcext:value-type="float">
            <text:p>0,000</text:p>
          </table:table-cell>
          <table:table-cell table:formula="of:=[.H36]/45" office:value-type="float" office:value="0" calcext:value-type="float">
            <text:p>0,000</text:p>
          </table:table-cell>
          <table:table-cell table:formula="of:=[.L36]*[.L27]+[.M36]*[.M27]+[.N36]*[.N27]+[.O36]*[.O27]+[.P36]*[.P27]+[.Q36]*[.Q27]+[.R36]*[.R27]" office:value-type="float" office:value="0" calcext:value-type="float">
            <text:p>0,000</text:p>
          </table:table-cell>
          <table:table-cell table:formula="of:=[.J36]/45" office:value-type="float" office:value="0" calcext:value-type="float">
            <text:p>0,000</text:p>
          </table:table-cell>
          <table:table-cell table:formula="of:=[.K36]*[.L27]+[.L36]*[.L27]+[.M36]*[.M27]+[.N36]*[.N27]+[.O36]*[.O27]+[.P36]*[.P27]+[.Q36]*[.Q27]+[.R36]*[.R2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1"/>
          <table:table-cell table:style-name="Default"/>
          <table:table-cell table:formula="of:=([.S27]*[.S36])+([.T27]*[.T36])+([.U27]*[.U36])+([.V27]*[.V36])" office:value-type="float" office:value="0" calcext:value-type="float">
            <text:p>0,000</text:p>
          </table:table-cell>
          <table:table-cell table:formula="of:=[.X36]/45*(-1)" office:value-type="float" office:value="-0" calcext:value-type="float">
            <text:p>0,000</text:p>
          </table:table-cell>
          <table:table-cell table:formula="of:=[.J36]-[.X36]" office:value-type="float" office:value="0" calcext:value-type="float">
            <text:p>0,000</text:p>
          </table:table-cell>
          <table:table-cell table:formula="of:=[.Z36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8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otor_torpedo_boat <text:s/>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40]*2" office:value-type="float" office:value="4.32" calcext:value-type="float">
            <text:p>4,320</text:p>
          </table:table-cell>
          <table:table-cell table:formula="of:=([.E40]+[.G40])*(-1)" office:value-type="float" office:value="-0.544" calcext:value-type="float">
            <text:p>-0,544</text:p>
          </table:table-cell>
          <table:table-cell table:formula="of:=[.F40]/2/45" office:value-type="float" office:value="0.264" calcext:value-type="float">
            <text:p>0,264</text:p>
          </table:table-cell>
          <table:table-cell table:formula="of:=[.K40]*[.L39]" office:value-type="float" office:value="23.76" calcext:value-type="float">
            <text:p>23,760</text:p>
          </table:table-cell>
          <table:table-cell table:formula="of:=[.H40]/45" office:value-type="float" office:value="0.28" calcext:value-type="float">
            <text:p>0,280</text:p>
          </table:table-cell>
          <table:table-cell table:formula="of:=[.L40]*[.L39]+[.M40]*[.M39]+[.N40]*[.N39]+[.O40]*[.O39]+[.P40]*[.P39]+[.Q40]*[.Q39]+[.R40]*[.R39]" office:value-type="float" office:value="12.6" calcext:value-type="float">
            <text:p>12,600</text:p>
          </table:table-cell>
          <table:table-cell table:formula="of:=[.J40]/45" office:value-type="float" office:value="0.808" calcext:value-type="float">
            <text:p>0,808</text:p>
          </table:table-cell>
          <table:table-cell table:formula="of:=[.K40]*[.L39]+[.L40]*[.L39]+[.M40]*[.M39]+[.N40]*[.N39]+[.O40]*[.O39]+[.P40]*[.P39]+[.Q40]*[.Q39]+[.R40]*[.R39]" office:value-type="float" office:value="36.36" calcext:value-type="float">
            <text:p>36,360</text:p>
          </table:table-cell>
          <table:table-cell office:value-type="float" office:value="2.16" calcext:value-type="float">
            <text:p>2,160</text:p>
          </table:table-cell>
          <table:table-cell table:style-name="ce34"/>
          <table:table-cell table:number-columns-repeated="5"/>
          <table:table-cell office:value-type="float" office:value="2.1" calcext:value-type="float">
            <text:p>2,100</text:p>
          </table:table-cell>
          <table:table-cell table:number-columns-repeated="3"/>
          <table:table-cell office:value-type="float" office:value="2.1" calcext:value-type="float">
            <text:p>2,100</text:p>
          </table:table-cell>
          <table:table-cell/>
          <table:table-cell table:formula="of:=([.S39]*[.S40])+([.T39]*[.T40])+([.U39]*[.U40])+([.V39]*[.V40])" office:value-type="float" office:value="12.6" calcext:value-type="float">
            <text:p>12,600</text:p>
          </table:table-cell>
          <table:table-cell table:formula="of:=[.X40]/45*(-1)" office:value-type="float" office:value="-0.28" calcext:value-type="float">
            <text:p>-0,280</text:p>
          </table:table-cell>
          <table:table-cell table:formula="of:=[.J40]-[.X40]" office:value-type="float" office:value="23.76" calcext:value-type="float">
            <text:p>23,760</text:p>
          </table:table-cell>
          <table:table-cell table:formula="of:=[.Z40]/45*(-1)*0.8" office:value-type="float" office:value="-0.4224" calcext:value-type="float">
            <text:p>-0,4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41]*2" office:value-type="float" office:value="19.2" calcext:value-type="float">
            <text:p>19,200</text:p>
          </table:table-cell>
          <table:table-cell table:formula="of:=([.E41]+[.G41])*(-1)" office:value-type="float" office:value="-6.4" calcext:value-type="float">
            <text:p>-6,400</text:p>
          </table:table-cell>
          <table:table-cell table:formula="of:=[.F41]/2/45" office:value-type="float" office:value="1.17333333333333" calcext:value-type="float">
            <text:p>1,173</text:p>
          </table:table-cell>
          <table:table-cell table:formula="of:=[.K41]*[.L39]" office:value-type="float" office:value="105.6" calcext:value-type="float">
            <text:p>105,600</text:p>
          </table:table-cell>
          <table:table-cell table:formula="of:=[.H41]/45" office:value-type="float" office:value="5.22666666666667" calcext:value-type="float">
            <text:p>5,227</text:p>
          </table:table-cell>
          <table:table-cell table:formula="of:=[.L41]*[.L39]+[.M41]*[.M39]+[.N41]*[.N39]+[.O41]*[.O39]+[.P41]*[.P39]+[.Q41]*[.Q39]+[.R41]*[.R39]" office:value-type="float" office:value="235.2" calcext:value-type="float">
            <text:p>235,200</text:p>
          </table:table-cell>
          <table:table-cell table:formula="of:=[.J41]/45" office:value-type="float" office:value="7.57333333333333" calcext:value-type="float">
            <text:p>7,573</text:p>
          </table:table-cell>
          <table:table-cell table:formula="of:=[.K41]*[.L39]+[.L41]*[.L39]+[.M41]*[.M39]+[.N41]*[.N39]+[.O41]*[.O39]+[.P41]*[.P39]+[.Q41]*[.Q39]+[.R41]*[.R39]" office:value-type="float" office:value="340.8" calcext:value-type="float">
            <text:p>340,800</text:p>
          </table:table-cell>
          <table:table-cell office:value-type="float" office:value="9.6" calcext:value-type="float">
            <text:p>9,600</text:p>
          </table:table-cell>
          <table:table-cell/>
          <table:table-cell office:value-type="float" office:value="8" calcext:value-type="float">
            <text:p>8,000</text:p>
          </table:table-cell>
          <table:table-cell office:value-type="float" office:value="4.8" calcext:value-type="float">
            <text:p>4,800</text:p>
          </table:table-cell>
          <table:table-cell/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14.4" calcext:value-type="float">
            <text:p>14,400</text:p>
          </table:table-cell>
          <table:table-cell table:number-columns-repeated="3"/>
          <table:table-cell table:formula="of:=([.S39]*[.S41])+([.T39]*[.T41])+([.U39]*[.U41])+([.V39]*[.V41])" office:value-type="float" office:value="100.8" calcext:value-type="float">
            <text:p>100,800</text:p>
          </table:table-cell>
          <table:table-cell table:formula="of:=[.X41]/45*(-1)" office:value-type="float" office:value="-2.24" calcext:value-type="float">
            <text:p>-2,240</text:p>
          </table:table-cell>
          <table:table-cell table:formula="of:=[.J41]-[.X41]" office:value-type="float" office:value="240" calcext:value-type="float">
            <text:p>240,000</text:p>
          </table:table-cell>
          <table:table-cell table:formula="of:=[.Z41]/45*(-1)*0.8" office:value-type="float" office:value="-4.26666666666667" calcext:value-type="float">
            <text:p>-4,27</text:p>
          </table:table-cell>
          <table:table-cell table:style-name="ce62" table:formula="of:=[.Z41]/45*(-1)" office:value-type="float" office:value="-5.33333333333333" calcext:value-type="float">
            <text:p>-5,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42]*2" office:value-type="float" office:value="0" calcext:value-type="float">
            <text:p>0,000</text:p>
          </table:table-cell>
          <table:table-cell table:formula="of:=([.E42]+[.G42])*(-1)" office:value-type="float" office:value="-0.032" calcext:value-type="float">
            <text:p>-0,032</text:p>
          </table:table-cell>
          <table:table-cell table:formula="of:=[.F42]/2/45" office:value-type="float" office:value="0" calcext:value-type="float">
            <text:p>0,000</text:p>
          </table:table-cell>
          <table:table-cell table:formula="of:=[.K42]*[.L39]" office:value-type="float" office:value="0" calcext:value-type="float">
            <text:p>0,000</text:p>
          </table:table-cell>
          <table:table-cell table:formula="of:=[.H42]/45" office:value-type="float" office:value="0.032" calcext:value-type="float">
            <text:p>0,032</text:p>
          </table:table-cell>
          <table:table-cell table:formula="of:=[.L42]*[.L39]+[.M42]*[.M39]+[.N42]*[.N39]+[.O42]*[.O39]+[.P42]*[.P39]+[.Q42]*[.Q39]+[.R42]*[.R39]" office:value-type="float" office:value="1.44" calcext:value-type="float">
            <text:p>1,440</text:p>
          </table:table-cell>
          <table:table-cell table:formula="of:=[.J42]/45" office:value-type="float" office:value="0.032" calcext:value-type="float">
            <text:p>0,032</text:p>
          </table:table-cell>
          <table:table-cell table:formula="of:=[.K42]*[.L39]+[.L42]*[.L39]+[.M42]*[.M39]+[.N42]*[.N39]+[.O42]*[.O39]+[.P42]*[.P39]+[.Q42]*[.Q39]+[.R42]*[.R39]" office:value-type="float" office:value="1.44" calcext:value-type="float">
            <text:p>1,440</text:p>
          </table:table-cell>
          <table:table-cell office:value-type="float" office:value="0" calcext:value-type="float">
            <text:p>0,000</text:p>
          </table:table-cell>
          <table:table-cell table:number-columns-repeated="6"/>
          <table:table-cell office:value-type="float" office:value="0.24" calcext:value-type="float">
            <text:p>0,240</text:p>
          </table:table-cell>
          <table:table-cell table:number-columns-repeated="3"/>
          <table:table-cell office:value-type="float" office:value="0.24" calcext:value-type="float">
            <text:p>0,240</text:p>
          </table:table-cell>
          <table:table-cell/>
          <table:table-cell table:formula="of:=([.S39]*[.S42])+([.T39]*[.T42])+([.U39]*[.U42])+([.V39]*[.V42])" office:value-type="float" office:value="1.44" calcext:value-type="float">
            <text:p>1,440</text:p>
          </table:table-cell>
          <table:table-cell table:formula="of:=[.X42]/45*(-1)" office:value-type="float" office:value="-0.032" calcext:value-type="float">
            <text:p>-0,032</text:p>
          </table:table-cell>
          <table:table-cell table:formula="of:=[.J42]-[.X42]" office:value-type="float" office:value="0" calcext:value-type="float">
            <text:p>0,000</text:p>
          </table:table-cell>
          <table:table-cell table:formula="of:=[.Z42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43]*2" office:value-type="float" office:value="1.8" calcext:value-type="float">
            <text:p>1,800</text:p>
          </table:table-cell>
          <table:table-cell table:formula="of:=([.E43]+[.G43])*(-1)" office:value-type="float" office:value="-0.32" calcext:value-type="float">
            <text:p>-0,320</text:p>
          </table:table-cell>
          <table:table-cell table:formula="of:=[.F43]/2/45" office:value-type="float" office:value="0.11" calcext:value-type="float">
            <text:p>0,110</text:p>
          </table:table-cell>
          <table:table-cell table:formula="of:=[.K43]*[.L39]" office:value-type="float" office:value="9.9" calcext:value-type="float">
            <text:p>9,900</text:p>
          </table:table-cell>
          <table:table-cell table:formula="of:=[.H43]/45" office:value-type="float" office:value="0.21" calcext:value-type="float">
            <text:p>0,210</text:p>
          </table:table-cell>
          <table:table-cell table:formula="of:=[.L43]*[.L39]+[.M43]*[.M39]+[.N43]*[.N39]+[.O43]*[.O39]+[.P43]*[.P39]+[.Q43]*[.Q39]+[.R43]*[.R39]" office:value-type="float" office:value="9.45" calcext:value-type="float">
            <text:p>9,450</text:p>
          </table:table-cell>
          <table:table-cell table:formula="of:=[.J43]/45" office:value-type="float" office:value="0.43" calcext:value-type="float">
            <text:p>0,430</text:p>
          </table:table-cell>
          <table:table-cell table:formula="of:=[.K43]*[.L39]+[.L43]*[.L39]+[.M43]*[.M39]+[.N43]*[.N39]+[.O43]*[.O39]+[.P43]*[.P39]+[.Q43]*[.Q39]+[.R43]*[.R39]" office:value-type="float" office:value="19.35" calcext:value-type="float">
            <text:p>19,350</text:p>
          </table:table-cell>
          <table:table-cell office:value-type="float" office:value="0.9" calcext:value-type="float">
            <text:p>0,900</text:p>
          </table:table-cell>
          <table:table-cell table:number-columns-repeated="4"/>
          <table:table-cell office:value-type="float" office:value="1.35" calcext:value-type="float">
            <text:p>1,350</text:p>
          </table:table-cell>
          <table:table-cell table:number-columns-repeated="3"/>
          <table:table-cell office:value-type="float" office:value="1.35" calcext:value-type="float">
            <text:p>1,350</text:p>
          </table:table-cell>
          <table:table-cell table:number-columns-repeated="3"/>
          <table:table-cell table:formula="of:=([.S39]*[.S43])+([.T39]*[.T43])+([.U39]*[.U43])+([.V39]*[.V43])" office:value-type="float" office:value="9.45" calcext:value-type="float">
            <text:p>9,450</text:p>
          </table:table-cell>
          <table:table-cell table:formula="of:=[.X43]/45*(-1)" office:value-type="float" office:value="-0.21" calcext:value-type="float">
            <text:p>-0,210</text:p>
          </table:table-cell>
          <table:table-cell table:formula="of:=[.J43]-[.X43]" office:value-type="float" office:value="9.9" calcext:value-type="float">
            <text:p>9,900</text:p>
          </table:table-cell>
          <table:table-cell table:formula="of:=[.Z43]/45*(-1)*0.8" office:value-type="float" office:value="-0.176" calcext:value-type="float">
            <text:p>-0,18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44]*2" office:value-type="float" office:value="0.09" calcext:value-type="float">
            <text:p>0,090</text:p>
          </table:table-cell>
          <table:table-cell table:style-name="ce32" table:formula="of:=([.E44]+[.G44])*(-1)" office:value-type="float" office:value="-0.011" calcext:value-type="float">
            <text:p>-0,011</text:p>
          </table:table-cell>
          <table:table-cell table:style-name="ce32" table:formula="of:=[.F44]/45" office:value-type="float" office:value="0.011" calcext:value-type="float">
            <text:p>0,011</text:p>
          </table:table-cell>
          <table:table-cell table:style-name="ce32" table:formula="of:=[.K44]*[.L39]" office:value-type="float" office:value="0.495" calcext:value-type="float">
            <text:p>0,495</text:p>
          </table:table-cell>
          <table:table-cell table:style-name="ce32" table:formula="of:=[.H44]/45" office:value-type="float" office:value="0" calcext:value-type="float">
            <text:p>0,000</text:p>
          </table:table-cell>
          <table:table-cell table:style-name="ce32" table:formula="of:=[.L44]*[.L39]+[.M44]*[.M39]+[.N44]*[.N39]+[.O44]*[.O39]+[.P44]*[.P39]+[.Q44]*[.Q39]+[.R44]*[.R39]" office:value-type="float" office:value="0" calcext:value-type="float">
            <text:p>0,000</text:p>
          </table:table-cell>
          <table:table-cell table:style-name="ce32" table:formula="of:=[.J44]/45" office:value-type="float" office:value="0.011" calcext:value-type="float">
            <text:p>0,011</text:p>
          </table:table-cell>
          <table:table-cell table:formula="of:=[.K44]*[.L39]+[.L44]*[.L39]+[.M44]*[.M39]+[.N44]*[.N39]+[.O44]*[.O39]+[.P44]*[.P39]+[.Q44]*[.Q39]+[.R44]*[.R39]" office:value-type="float" office:value="0.495" calcext:value-type="float">
            <text:p>0,495</text:p>
          </table:table-cell>
          <table:table-cell office:value-type="float" office:value="0.045" calcext:value-type="float">
            <text:p>0,045</text:p>
          </table:table-cell>
          <table:table-cell table:number-columns-repeated="13"/>
          <table:table-cell table:formula="of:=[.X44]/45*(-1)" office:value-type="float" office:value="-0" calcext:value-type="float">
            <text:p>0,000</text:p>
          </table:table-cell>
          <table:table-cell table:formula="of:=[.J44]-[.X44]" office:value-type="float" office:value="0.495" calcext:value-type="float">
            <text:p>0,495</text:p>
          </table:table-cell>
          <table:table-cell table:formula="of:=[.Z44]/45*(-1)*0.8" office:value-type="float" office:value="-0.0088" calcext:value-type="float">
            <text:p>-0,01</text:p>
          </table:table-cell>
          <table:table-cell table:style-name="ce62" table:formula="of:=[.Z44]/45*(-1)" office:value-type="float" office:value="-0.011" calcext:value-type="float">
            <text:p>-0,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45]*2" office:value-type="float" office:value="0.24" calcext:value-type="float">
            <text:p>0,240</text:p>
          </table:table-cell>
          <table:table-cell table:formula="of:=([.E45]+[.G45])*(-1)" office:value-type="float" office:value="-0.028" calcext:value-type="float">
            <text:p>-0,028</text:p>
          </table:table-cell>
          <table:table-cell table:formula="of:=[.F45]/2/45" office:value-type="float" office:value="0.0146666666666667" calcext:value-type="float">
            <text:p>0,015</text:p>
          </table:table-cell>
          <table:table-cell table:formula="of:=[.K45]*[.L39]" office:value-type="float" office:value="1.32" calcext:value-type="float">
            <text:p>1,320</text:p>
          </table:table-cell>
          <table:table-cell table:formula="of:=[.H45]/45" office:value-type="float" office:value="0.0133333333333333" calcext:value-type="float">
            <text:p>0,013</text:p>
          </table:table-cell>
          <table:table-cell table:formula="of:=[.L45]*[.L39]+[.M45]*[.M39]+[.N45]*[.N39]+[.O45]*[.O39]+[.P45]*[.P39]+[.Q45]*[.Q39]+[.R45]*[.R39]" office:value-type="float" office:value="0.6" calcext:value-type="float">
            <text:p>0,600</text:p>
          </table:table-cell>
          <table:table-cell table:formula="of:=[.J45]/45" office:value-type="float" office:value="0.0426666666666667" calcext:value-type="float">
            <text:p>0,043</text:p>
          </table:table-cell>
          <table:table-cell table:formula="of:=[.K45]*[.L39]+[.L45]*[.L39]+[.M45]*[.M39]+[.N45]*[.N39]+[.O45]*[.O39]+[.P45]*[.P39]+[.Q45]*[.Q39]+[.R45]*[.R39]" office:value-type="float" office:value="1.92" calcext:value-type="float">
            <text:p>1,920</text:p>
          </table:table-cell>
          <table:table-cell office:value-type="float" office:value="0.12" calcext:value-type="float">
            <text:p>0,120</text:p>
          </table:table-cell>
          <table:table-cell table:number-columns-repeated="6"/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5" calcext:value-type="float">
            <text:p>0,050</text:p>
          </table:table-cell>
          <table:table-cell/>
          <table:table-cell table:formula="of:=([.S39]*[.S45])+([.T39]*[.T45])+([.U39]*[.U45])+([.V39]*[.V45])" office:value-type="float" office:value="0.3" calcext:value-type="float">
            <text:p>0,300</text:p>
          </table:table-cell>
          <table:table-cell table:formula="of:=[.X45]/45*(-1)" office:value-type="float" office:value="-0.00666666666666667" calcext:value-type="float">
            <text:p>-0,007</text:p>
          </table:table-cell>
          <table:table-cell table:formula="of:=[.J45]-[.X45]" office:value-type="float" office:value="1.62" calcext:value-type="float">
            <text:p>1,620</text:p>
          </table:table-cell>
          <table:table-cell table:formula="of:=[.Z45]/45*(-1)*0.8" office:value-type="float" office:value="-0.0288" calcext:value-type="float">
            <text:p>-0,0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46]*2" office:value-type="float" office:value="18" calcext:value-type="float">
            <text:p>18,000</text:p>
          </table:table-cell>
          <table:table-cell table:formula="of:=([.E46]+[.G46])*(-1)" office:value-type="float" office:value="-1.9" calcext:value-type="float">
            <text:p>-1,900</text:p>
          </table:table-cell>
          <table:table-cell table:formula="of:=[.F46]/2/45" office:value-type="float" office:value="1.1" calcext:value-type="float">
            <text:p>1,100</text:p>
          </table:table-cell>
          <table:table-cell table:formula="of:=[.K46]*[.L39]" office:value-type="float" office:value="99" calcext:value-type="float">
            <text:p>99,000</text:p>
          </table:table-cell>
          <table:table-cell table:formula="of:=[.H46]/45" office:value-type="float" office:value="0.8" calcext:value-type="float">
            <text:p>0,800</text:p>
          </table:table-cell>
          <table:table-cell table:formula="of:=[.L46]*[.L39]+[.M46]*[.M39]+[.N46]*[.N39]+[.O46]*[.O39]+[.P46]*[.P39]+[.Q46]*[.Q39]+[.R46]*[.R39]" office:value-type="float" office:value="36" calcext:value-type="float">
            <text:p>36,000</text:p>
          </table:table-cell>
          <table:table-cell table:formula="of:=[.J46]/45" office:value-type="float" office:value="3" calcext:value-type="float">
            <text:p>3,000</text:p>
          </table:table-cell>
          <table:table-cell table:formula="of:=[.K46]*[.L39]+[.L46]*[.L39]+[.M46]*[.M39]+[.N46]*[.N39]+[.O46]*[.O39]+[.P46]*[.P39]+[.Q46]*[.Q39]+[.R46]*[.R39]" office:value-type="float" office:value="135" calcext:value-type="float">
            <text:p>135,000</text:p>
          </table:table-cell>
          <table:table-cell office:value-type="float" office:value="9" calcext:value-type="float">
            <text:p>9,000</text:p>
          </table:table-cell>
          <table:table-cell table:number-columns-repeated="6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table:formula="of:=([.S39]*[.S46])+([.T39]*[.T46])+([.U39]*[.U46])+([.V39]*[.V46])" office:value-type="float" office:value="36" calcext:value-type="float">
            <text:p>36,000</text:p>
          </table:table-cell>
          <table:table-cell table:formula="of:=[.X46]/45*(-1)" office:value-type="float" office:value="-0.8" calcext:value-type="float">
            <text:p>-0,800</text:p>
          </table:table-cell>
          <table:table-cell table:formula="of:=[.J46]-[.X46]" office:value-type="float" office:value="99" calcext:value-type="float">
            <text:p>99,000</text:p>
          </table:table-cell>
          <table:table-cell table:formula="of:=[.Z46]/45*(-1)*0.8" office:value-type="float" office:value="-1.76" calcext:value-type="float">
            <text:p>-1,76</text:p>
          </table:table-cell>
          <table:table-cell table:style-name="ce62" table:formula="of:=[.Z46]/45*(-1)" office:value-type="float" office:value="-2.2" calcext:value-type="float">
            <text:p>-2,2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D46]-[.C46]" office:value-type="float" office:value="132" calcext:value-type="float">
            <text:p>132,000</text:p>
          </table:table-cell>
          <table:table-cell table:formula="of:=[.AD46]-[.C46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D46]+[.C46]/2" office:value-type="float" office:value="159" calcext:value-type="float">
            <text:p>159,000</text:p>
          </table:table-cell>
          <table:table-cell table:formula="of:=[.AD46]+[.C46]" office:value-type="float" office:value="168" calcext:value-type="float">
            <text:p>168,000</text:p>
          </table:table-cell>
          <table:table-cell table:formula="of:=[.AD46]+[.C46]*1.5" office:value-type="float" office:value="177" calcext:value-type="float">
            <text:p>177,000</text:p>
          </table:table-cell>
          <table:table-cell table:formula="of:=[.AD46]+[.C46]*2" office:value-type="float" office:value="186" calcext:value-type="float">
            <text:p>18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47]*2" office:value-type="float" office:value="0" calcext:value-type="float">
            <text:p>0,000</text:p>
          </table:table-cell>
          <table:table-cell table:formula="of:=([.E47]+[.G47])*(-1)" office:value-type="float" office:value="-0.893333333333333" calcext:value-type="float">
            <text:p>-0,893</text:p>
          </table:table-cell>
          <table:table-cell table:formula="of:=[.F47]/2/45" office:value-type="float" office:value="0" calcext:value-type="float">
            <text:p>0,000</text:p>
          </table:table-cell>
          <table:table-cell table:formula="of:=[.K47]*[.L39]" office:value-type="float" office:value="0" calcext:value-type="float">
            <text:p>0,000</text:p>
          </table:table-cell>
          <table:table-cell table:formula="of:=[.H47]/45" office:value-type="float" office:value="0.893333333333333" calcext:value-type="float">
            <text:p>0,893</text:p>
          </table:table-cell>
          <table:table-cell table:formula="of:=[.L47]*[.L39]+[.M47]*[.M39]+[.N47]*[.N39]+[.O47]*[.O39]+[.P47]*[.P39]+[.Q47]*[.Q39]+[.R47]*[.R39]" office:value-type="float" office:value="40.2" calcext:value-type="float">
            <text:p>40,200</text:p>
          </table:table-cell>
          <table:table-cell table:formula="of:=[.J47]/45" office:value-type="float" office:value="0.893333333333333" calcext:value-type="float">
            <text:p>0,893</text:p>
          </table:table-cell>
          <table:table-cell table:formula="of:=[.K47]*[.L39]+[.L47]*[.L39]+[.M47]*[.M39]+[.N47]*[.N39]+[.O47]*[.O39]+[.P47]*[.P39]+[.Q47]*[.Q39]+[.R47]*[.R39]" office:value-type="float" office:value="40.2" calcext:value-type="float">
            <text:p>40,2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/>
          <table:table-cell office:value-type="float" office:value="6.6" calcext:value-type="float">
            <text:p>6,600</text:p>
          </table:table-cell>
          <table:table-cell/>
          <table:table-cell office:value-type="float" office:value="1.8" calcext:value-type="float">
            <text:p>1,800</text:p>
          </table:table-cell>
          <table:table-cell table:number-columns-repeated="2"/>
          <table:table-cell table:formula="of:=([.S39]*[.S47])+([.T39]*[.T47])+([.U39]*[.U47])+([.V39]*[.V47])" office:value-type="float" office:value="40.2" calcext:value-type="float">
            <text:p>40,200</text:p>
          </table:table-cell>
          <table:table-cell table:formula="of:=[.X47]/45*(-1)" office:value-type="float" office:value="-0.893333333333333" calcext:value-type="float">
            <text:p>-0,893</text:p>
          </table:table-cell>
          <table:table-cell table:formula="of:=[.J47]-[.X47]" office:value-type="float" office:value="0" calcext:value-type="float">
            <text:p>0,000</text:p>
          </table:table-cell>
          <table:table-cell table:formula="of:=[.Z47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48]*2" office:value-type="float" office:value="0" calcext:value-type="float">
            <text:p>0,000</text:p>
          </table:table-cell>
          <table:table-cell table:formula="of:=([.E48]+[.G48])*(-1)" office:value-type="float" office:value="-0" calcext:value-type="float">
            <text:p>0,000</text:p>
          </table:table-cell>
          <table:table-cell table:formula="of:=[.F48]/2/45" office:value-type="float" office:value="0" calcext:value-type="float">
            <text:p>0,000</text:p>
          </table:table-cell>
          <table:table-cell table:formula="of:=[.K48]*[.L39]" office:value-type="float" office:value="0" calcext:value-type="float">
            <text:p>0,000</text:p>
          </table:table-cell>
          <table:table-cell table:formula="of:=[.H48]/45" office:value-type="float" office:value="0" calcext:value-type="float">
            <text:p>0,000</text:p>
          </table:table-cell>
          <table:table-cell table:formula="of:=[.L48]*[.L39]+[.M48]*[.M39]+[.N48]*[.N39]+[.O48]*[.O39]+[.P48]*[.P39]+[.Q48]*[.Q39]+[.R48]*[.R39]" office:value-type="float" office:value="0" calcext:value-type="float">
            <text:p>0,000</text:p>
          </table:table-cell>
          <table:table-cell table:formula="of:=[.J48]/45" office:value-type="float" office:value="0" calcext:value-type="float">
            <text:p>0,000</text:p>
          </table:table-cell>
          <table:table-cell table:formula="of:=[.K48]*[.L39]+[.L48]*[.L39]+[.M48]*[.M39]+[.N48]*[.N39]+[.O48]*[.O39]+[.P48]*[.P39]+[.Q48]*[.Q39]+[.R48]*[.R3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39]*[.S48])+([.T39]*[.T48])+([.U39]*[.U48])+([.V39]*[.V48])" office:value-type="float" office:value="0" calcext:value-type="float">
            <text:p>0,000</text:p>
          </table:table-cell>
          <table:table-cell table:formula="of:=[.X48]/45*(-1)" office:value-type="float" office:value="-0" calcext:value-type="float">
            <text:p>0,000</text:p>
          </table:table-cell>
          <table:table-cell table:formula="of:=[.J48]-[.X48]" office:value-type="float" office:value="0" calcext:value-type="float">
            <text:p>0,000</text:p>
          </table:table-cell>
          <table:table-cell table:formula="of:=[.Z48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light_cruis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4" calcext:value-type="float">
            <text:p>4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52]*2" office:value-type="float" office:value="9" calcext:value-type="float">
            <text:p>9,000</text:p>
          </table:table-cell>
          <table:table-cell table:formula="of:=([.E52]+[.G52])*(-1)" office:value-type="float" office:value="-1.78333333333333" calcext:value-type="float">
            <text:p>-1,783</text:p>
          </table:table-cell>
          <table:table-cell table:formula="of:=[.F52]/2/45" office:value-type="float" office:value="0.45" calcext:value-type="float">
            <text:p>0,450</text:p>
          </table:table-cell>
          <table:table-cell table:formula="of:=[.K52]*[.L51]" office:value-type="float" office:value="40.5" calcext:value-type="float">
            <text:p>40,500</text:p>
          </table:table-cell>
          <table:table-cell table:formula="of:=[.H52]/45" office:value-type="float" office:value="1.33333333333333" calcext:value-type="float">
            <text:p>1,333</text:p>
          </table:table-cell>
          <table:table-cell table:formula="of:=[.L52]*[.L51]+[.M52]*[.M51]+[.N52]*[.N51]+[.O52]*[.O51]+[.P52]*[.P51]+[.Q52]*[.Q51]+[.R52]*[.R51]" office:value-type="float" office:value="60" calcext:value-type="float">
            <text:p>60,000</text:p>
          </table:table-cell>
          <table:table-cell table:formula="of:=[.J52]/45" office:value-type="float" office:value="2.23333333333333" calcext:value-type="float">
            <text:p>2,233</text:p>
          </table:table-cell>
          <table:table-cell table:formula="of:=[.K52]*[.L51]+[.L52]*[.L51]+[.M52]*[.M51]+[.N52]*[.N51]+[.O52]*[.O51]+[.P52]*[.P51]+[.Q52]*[.Q51]+[.R52]*[.R51]" office:value-type="float" office:value="100.5" calcext:value-type="float">
            <text:p>100,500</text:p>
          </table:table-cell>
          <table:table-cell office:value-type="float" office:value="4.5" calcext:value-type="float">
            <text:p>4,500</text:p>
          </table:table-cell>
          <table:table-cell table:style-name="ce34"/>
          <table:table-cell table:number-columns-repeated="3"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office:value-type="float" office:value="3" calcext:value-type="float">
            <text:p>3,000</text:p>
          </table:table-cell>
          <table:table-cell table:formula="of:=([.S51]*[.S52])+([.T51]*[.T52])+([.U51]*[.U52])+([.V51]*[.V52])+([.W51]*[.W52])" office:value-type="float" office:value="60" calcext:value-type="float">
            <text:p>60,000</text:p>
          </table:table-cell>
          <table:table-cell table:formula="of:=[.X52]/45*(-1)" office:value-type="float" office:value="-1.33333333333333" calcext:value-type="float">
            <text:p>-1,333</text:p>
          </table:table-cell>
          <table:table-cell table:formula="of:=[.J52]-[.X52]" office:value-type="float" office:value="40.5" calcext:value-type="float">
            <text:p>40,500</text:p>
          </table:table-cell>
          <table:table-cell table:formula="of:=[.Z52]/45*(-1)*0.8" office:value-type="float" office:value="-0.72" calcext:value-type="float">
            <text:p>-0,7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53]*2" office:value-type="float" office:value="25.2" calcext:value-type="float">
            <text:p>25,200</text:p>
          </table:table-cell>
          <table:table-cell table:formula="of:=([.E53]+[.G53])*(-1)" office:value-type="float" office:value="-5.46" calcext:value-type="float">
            <text:p>-5,460</text:p>
          </table:table-cell>
          <table:table-cell table:formula="of:=[.F53]/2/45" office:value-type="float" office:value="1.26" calcext:value-type="float">
            <text:p>1,260</text:p>
          </table:table-cell>
          <table:table-cell table:formula="of:=[.K53]*[.L51]" office:value-type="float" office:value="113.4" calcext:value-type="float">
            <text:p>113,400</text:p>
          </table:table-cell>
          <table:table-cell table:formula="of:=[.H53]/45" office:value-type="float" office:value="4.2" calcext:value-type="float">
            <text:p>4,200</text:p>
          </table:table-cell>
          <table:table-cell table:formula="of:=[.L53]*[.L51]+[.M53]*[.M51]+[.N53]*[.N51]+[.O53]*[.O51]+[.P53]*[.P51]+[.Q53]*[.Q51]+[.R53]*[.R51]" office:value-type="float" office:value="189" calcext:value-type="float">
            <text:p>189,000</text:p>
          </table:table-cell>
          <table:table-cell table:formula="of:=[.J53]/45" office:value-type="float" office:value="6.72" calcext:value-type="float">
            <text:p>6,720</text:p>
          </table:table-cell>
          <table:table-cell table:formula="of:=[.K53]*[.L51]+[.L53]*[.L51]+[.M53]*[.M51]+[.N53]*[.N51]+[.O53]*[.O51]+[.P53]*[.P51]+[.Q53]*[.Q51]+[.R53]*[.R51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/>
          <table:table-cell office:value-type="float" office:value="5.6" calcext:value-type="float">
            <text:p>5,600</text:p>
          </table:table-cell>
          <table:table-cell table:number-columns-repeated="9"/>
          <table:table-cell table:formula="of:=([.S51]*[.S53])+([.T51]*[.T53])+([.U51]*[.U53])+([.V51]*[.V53])+([.W51]*[.W53])" office:value-type="float" office:value="0" calcext:value-type="float">
            <text:p>0,000</text:p>
          </table:table-cell>
          <table:table-cell table:formula="of:=[.X53]/45*(-1)" office:value-type="float" office:value="-0" calcext:value-type="float">
            <text:p>0,000</text:p>
          </table:table-cell>
          <table:table-cell table:formula="of:=[.J53]-[.X53]" office:value-type="float" office:value="302.4" calcext:value-type="float">
            <text:p>302,400</text:p>
          </table:table-cell>
          <table:table-cell table:formula="of:=[.Z53]/45*(-1)*0.8" office:value-type="float" office:value="-5.376" calcext:value-type="float">
            <text:p>-5,38</text:p>
          </table:table-cell>
          <table:table-cell table:style-name="ce62" table:formula="of:=[.Z53]/45*(-1)" office:value-type="float" office:value="-6.72" calcext:value-type="float">
            <text:p>-6,7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54]*2" office:value-type="float" office:value="0" calcext:value-type="float">
            <text:p>0,000</text:p>
          </table:table-cell>
          <table:table-cell table:formula="of:=([.E54]+[.G54])*(-1)" office:value-type="float" office:value="-0.324444444444444" calcext:value-type="float">
            <text:p>-0,324</text:p>
          </table:table-cell>
          <table:table-cell table:formula="of:=[.F54]/2/45" office:value-type="float" office:value="0" calcext:value-type="float">
            <text:p>0,000</text:p>
          </table:table-cell>
          <table:table-cell table:formula="of:=[.K54]*[.L51]" office:value-type="float" office:value="0" calcext:value-type="float">
            <text:p>0,000</text:p>
          </table:table-cell>
          <table:table-cell table:formula="of:=[.H54]/45" office:value-type="float" office:value="0.324444444444444" calcext:value-type="float">
            <text:p>0,324</text:p>
          </table:table-cell>
          <table:table-cell table:formula="of:=[.L54]*[.L51]+[.M54]*[.M51]+[.N54]*[.N51]+[.O54]*[.O51]+[.P54]*[.P51]+[.Q54]*[.Q51]+[.R54]*[.R51]" office:value-type="float" office:value="14.6" calcext:value-type="float">
            <text:p>14,600</text:p>
          </table:table-cell>
          <table:table-cell table:formula="of:=[.J54]/45" office:value-type="float" office:value="0.324444444444444" calcext:value-type="float">
            <text:p>0,324</text:p>
          </table:table-cell>
          <table:table-cell table:formula="of:=[.K54]*[.L51]+[.L54]*[.L51]+[.M54]*[.M51]+[.N54]*[.N51]+[.O54]*[.O51]+[.P54]*[.P51]+[.Q54]*[.Q51]+[.R54]*[.R51]" office:value-type="float" office:value="14.6" calcext:value-type="float">
            <text:p>14,60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/>
          <table:table-cell office:value-type="float" office:value="0.6" calcext:value-type="float">
            <text:p>0,600</text:p>
          </table:table-cell>
          <table:table-cell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6" calcext:value-type="float">
            <text:p>0,600</text:p>
          </table:table-cell>
          <table:table-cell table:formula="of:=([.S51]*[.S54])+([.T51]*[.T54])+([.U51]*[.U54])+([.V51]*[.V54])+([.W51]*[.W54])" office:value-type="float" office:value="14.6" calcext:value-type="float">
            <text:p>14,600</text:p>
          </table:table-cell>
          <table:table-cell table:formula="of:=[.X54]/45*(-1)" office:value-type="float" office:value="-0.324444444444444" calcext:value-type="float">
            <text:p>-0,324</text:p>
          </table:table-cell>
          <table:table-cell table:formula="of:=[.J54]-[.X54]" office:value-type="float" office:value="0" calcext:value-type="float">
            <text:p>0,000</text:p>
          </table:table-cell>
          <table:table-cell table:formula="of:=[.Z54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55]*2" office:value-type="float" office:value="5.76" calcext:value-type="float">
            <text:p>5,760</text:p>
          </table:table-cell>
          <table:table-cell table:formula="of:=([.E55]+[.G55])*(-1)" office:value-type="float" office:value="-0.608" calcext:value-type="float">
            <text:p>-0,608</text:p>
          </table:table-cell>
          <table:table-cell table:formula="of:=[.F55]/2/45" office:value-type="float" office:value="0.288" calcext:value-type="float">
            <text:p>0,288</text:p>
          </table:table-cell>
          <table:table-cell table:formula="of:=[.K55]*[.L51]" office:value-type="float" office:value="25.92" calcext:value-type="float">
            <text:p>25,920</text:p>
          </table:table-cell>
          <table:table-cell table:formula="of:=[.H55]/45" office:value-type="float" office:value="0.32" calcext:value-type="float">
            <text:p>0,320</text:p>
          </table:table-cell>
          <table:table-cell table:formula="of:=[.L55]*[.L51]+[.M55]*[.M51]+[.N55]*[.N51]+[.O55]*[.O51]+[.P55]*[.P51]+[.Q55]*[.Q51]+[.R55]*[.R51]" office:value-type="float" office:value="14.4" calcext:value-type="float">
            <text:p>14,400</text:p>
          </table:table-cell>
          <table:table-cell table:formula="of:=[.J55]/45" office:value-type="float" office:value="0.896" calcext:value-type="float">
            <text:p>0,896</text:p>
          </table:table-cell>
          <table:table-cell table:formula="of:=[.K55]*[.L51]+[.L55]*[.L51]+[.M55]*[.M51]+[.N55]*[.N51]+[.O55]*[.O51]+[.P55]*[.P51]+[.Q55]*[.Q51]+[.R55]*[.R51]" office:value-type="float" office:value="40.32" calcext:value-type="float">
            <text:p>40,320</text:p>
          </table:table-cell>
          <table:table-cell office:value-type="float" office:value="2.88" calcext:value-type="float">
            <text:p>2,880</text:p>
          </table:table-cell>
          <table:table-cell office:value-type="float" office:value="1.6" calcext:value-type="float">
            <text:p>1,600</text:p>
          </table:table-cell>
          <table:table-cell table:number-columns-repeated="11"/>
          <table:table-cell table:formula="of:=([.S51]*[.S55])+([.T51]*[.T55])+([.U51]*[.U55])+([.V51]*[.V55])+([.W51]*[.W55])" office:value-type="float" office:value="0" calcext:value-type="float">
            <text:p>0,000</text:p>
          </table:table-cell>
          <table:table-cell table:formula="of:=[.X55]/45*(-1)" office:value-type="float" office:value="-0" calcext:value-type="float">
            <text:p>0,000</text:p>
          </table:table-cell>
          <table:table-cell table:formula="of:=[.J55]-[.X55]" office:value-type="float" office:value="40.32" calcext:value-type="float">
            <text:p>40,320</text:p>
          </table:table-cell>
          <table:table-cell table:formula="of:=[.Z55]/45*(-1)*0.8" office:value-type="float" office:value="-0.7168" calcext:value-type="float">
            <text:p>-0,7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56]*2" office:value-type="float" office:value="0.432" calcext:value-type="float">
            <text:p>0,432</text:p>
          </table:table-cell>
          <table:table-cell table:style-name="ce32" table:formula="of:=([.E56]+[.G56])*(-1)" office:value-type="float" office:value="-0.0869333333333333" calcext:value-type="float">
            <text:p>-0,087</text:p>
          </table:table-cell>
          <table:table-cell table:style-name="ce32" table:formula="of:=[.F56]/45" office:value-type="float" office:value="0.0432" calcext:value-type="float">
            <text:p>0,043</text:p>
          </table:table-cell>
          <table:table-cell table:style-name="ce32" table:formula="of:=[.K56]*[.L51]" office:value-type="float" office:value="1.944" calcext:value-type="float">
            <text:p>1,944</text:p>
          </table:table-cell>
          <table:table-cell table:style-name="ce32" table:formula="of:=[.H56]/45" office:value-type="float" office:value="0.0437333333333333" calcext:value-type="float">
            <text:p>0,044</text:p>
          </table:table-cell>
          <table:table-cell table:style-name="ce32" table:formula="of:=[.L56]*[.L51]+[.M56]*[.M51]+[.N56]*[.N51]+[.O56]*[.O51]+[.P56]*[.P51]+[.Q56]*[.Q51]+[.R56]*[.R51]" office:value-type="float" office:value="1.968" calcext:value-type="float">
            <text:p>1,968</text:p>
          </table:table-cell>
          <table:table-cell table:style-name="ce32" table:formula="of:=[.J56]/45" office:value-type="float" office:value="0.0869333333333333" calcext:value-type="float">
            <text:p>0,087</text:p>
          </table:table-cell>
          <table:table-cell table:formula="of:=[.K56]*[.L51]+[.L56]*[.L51]+[.M56]*[.M51]+[.N56]*[.N51]+[.O56]*[.O51]+[.P56]*[.P51]+[.Q56]*[.Q51]+[.R56]*[.R51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 table:number-columns-repeated="3"/>
          <table:table-cell office:value-type="float" office:value="0.096" calcext:value-type="float">
            <text:p>0,096</text:p>
          </table:table-cell>
          <table:table-cell table:number-columns-repeated="5"/>
          <table:table-cell office:value-type="float" office:value="0.096" calcext:value-type="float">
            <text:p>0,096</text:p>
          </table:table-cell>
          <table:table-cell/>
          <table:table-cell table:formula="of:=([.S51]*[.S56])+([.T51]*[.T56])+([.U51]*[.U56])+([.V51]*[.V56])+([.W51]*[.W56])" office:value-type="float" office:value="0.672" calcext:value-type="float">
            <text:p>0,672</text:p>
          </table:table-cell>
          <table:table-cell table:formula="of:=[.X56]/45*(-1)" office:value-type="float" office:value="-0.0149333333333333" calcext:value-type="float">
            <text:p>-0,015</text:p>
          </table:table-cell>
          <table:table-cell table:formula="of:=[.J56]-[.X56]" office:value-type="float" office:value="3.24" calcext:value-type="float">
            <text:p>3,240</text:p>
          </table:table-cell>
          <table:table-cell table:formula="of:=[.Z56]/45*(-1)*0.8" office:value-type="float" office:value="-0.0576" calcext:value-type="float">
            <text:p>-0,06</text:p>
          </table:table-cell>
          <table:table-cell table:style-name="ce62" table:formula="of:=[.Z56]/45*(-1)" office:value-type="float" office:value="-0.072" calcext:value-type="float">
            <text:p>-0,0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57]*2" office:value-type="float" office:value="0.045" calcext:value-type="float">
            <text:p>0,045</text:p>
          </table:table-cell>
          <table:table-cell table:formula="of:=([.E57]+[.G57])*(-1)" office:value-type="float" office:value="-0.00691666666666667" calcext:value-type="float">
            <text:p>-0,007</text:p>
          </table:table-cell>
          <table:table-cell table:formula="of:=[.F57]/2/45" office:value-type="float" office:value="0.00225" calcext:value-type="float">
            <text:p>0,002</text:p>
          </table:table-cell>
          <table:table-cell table:formula="of:=[.K57]*[.L51]" office:value-type="float" office:value="0.2025" calcext:value-type="float">
            <text:p>0,203</text:p>
          </table:table-cell>
          <table:table-cell table:formula="of:=[.H57]/45" office:value-type="float" office:value="0.00466666666666667" calcext:value-type="float">
            <text:p>0,005</text:p>
          </table:table-cell>
          <table:table-cell table:formula="of:=[.L57]*[.L51]+[.M57]*[.M51]+[.N57]*[.N51]+[.O57]*[.O51]+[.P57]*[.P51]+[.Q57]*[.Q51]+[.R57]*[.R51]" office:value-type="float" office:value="0.21" calcext:value-type="float">
            <text:p>0,210</text:p>
          </table:table-cell>
          <table:table-cell table:formula="of:=[.J57]/45" office:value-type="float" office:value="0.00916666666666667" calcext:value-type="float">
            <text:p>0,009</text:p>
          </table:table-cell>
          <table:table-cell table:formula="of:=[.K57]*[.L51]+[.L57]*[.L51]+[.M57]*[.M51]+[.N57]*[.N51]+[.O57]*[.O51]+[.P57]*[.P51]+[.Q57]*[.Q51]+[.R57]*[.R51]" office:value-type="float" office:value="0.4125" calcext:value-type="float">
            <text:p>0,413</text:p>
          </table:table-cell>
          <table:table-cell office:value-type="float" office:value="0.0225" calcext:value-type="float">
            <text:p>0,023</text:p>
          </table:table-cell>
          <table:table-cell table:number-columns-repeated="4"/>
          <table:table-cell office:value-type="float" office:value="0.03" calcext:value-type="float">
            <text:p>0,030</text:p>
          </table:table-cell>
          <table:table-cell table:number-columns-repeated="5"/>
          <table:table-cell office:value-type="float" office:value="0.03" calcext:value-type="float">
            <text:p>0,030</text:p>
          </table:table-cell>
          <table:table-cell/>
          <table:table-cell table:formula="of:=([.S51]*[.S57])+([.T51]*[.T57])+([.U51]*[.U57])+([.V51]*[.V57])+([.W51]*[.W57])" office:value-type="float" office:value="0.21" calcext:value-type="float">
            <text:p>0,210</text:p>
          </table:table-cell>
          <table:table-cell table:formula="of:=[.X57]/45*(-1)" office:value-type="float" office:value="-0.00466666666666667" calcext:value-type="float">
            <text:p>-0,005</text:p>
          </table:table-cell>
          <table:table-cell table:formula="of:=[.J57]-[.X57]" office:value-type="float" office:value="0.2025" calcext:value-type="float">
            <text:p>0,203</text:p>
          </table:table-cell>
          <table:table-cell table:formula="of:=[.Z57]/45*(-1)*0.8" office:value-type="float" office:value="-0.0036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58]*2" office:value-type="float" office:value="36" calcext:value-type="float">
            <text:p>36,000</text:p>
          </table:table-cell>
          <table:table-cell table:formula="of:=([.E58]+[.G58])*(-1)" office:value-type="float" office:value="-7.93333333333333" calcext:value-type="float">
            <text:p>-7,933</text:p>
          </table:table-cell>
          <table:table-cell table:formula="of:=[.F58]/2/45" office:value-type="float" office:value="1.8" calcext:value-type="float">
            <text:p>1,800</text:p>
          </table:table-cell>
          <table:table-cell table:formula="of:=[.K58]*[.L51]" office:value-type="float" office:value="162" calcext:value-type="float">
            <text:p>162,000</text:p>
          </table:table-cell>
          <table:table-cell table:formula="of:=[.H58]/45" office:value-type="float" office:value="6.13333333333333" calcext:value-type="float">
            <text:p>6,133</text:p>
          </table:table-cell>
          <table:table-cell table:formula="of:=[.L58]*[.L51]+[.M58]*[.M51]+[.N58]*[.N51]+[.O58]*[.O51]+[.P58]*[.P51]+[.Q58]*[.Q51]+[.R58]*[.R51]" office:value-type="float" office:value="276" calcext:value-type="float">
            <text:p>276,000</text:p>
          </table:table-cell>
          <table:table-cell table:formula="of:=[.J58]/45" office:value-type="float" office:value="9.73333333333333" calcext:value-type="float">
            <text:p>9,733</text:p>
          </table:table-cell>
          <table:table-cell table:formula="of:=[.K58]*[.L51]+[.L58]*[.L51]+[.M58]*[.M51]+[.N58]*[.N51]+[.O58]*[.O51]+[.P58]*[.P51]+[.Q58]*[.Q51]+[.R58]*[.R51]" office:value-type="float" office:value="438" calcext:value-type="float">
            <text:p>438,000</text:p>
          </table:table-cell>
          <table:table-cell office:value-type="float" office:value="18" calcext:value-type="float">
            <text:p>18,000</text:p>
          </table:table-cell>
          <table:table-cell office:value-type="float" office:value="20" calcext:value-type="float">
            <text:p>20,000</text:p>
          </table:table-cell>
          <table:table-cell office:value-type="float" office:value="12" calcext:value-type="float">
            <text:p>12,000</text:p>
          </table:table-cell>
          <table:table-cell table:number-columns-repeated="6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S51]*[.S58])+([.T51]*[.T58])+([.U51]*[.U58])+([.V51]*[.V58])+([.W51]*[.W58])" office:value-type="float" office:value="96" calcext:value-type="float">
            <text:p>96,000</text:p>
          </table:table-cell>
          <table:table-cell table:formula="of:=[.X58]/45*(-1)" office:value-type="float" office:value="-2.13333333333333" calcext:value-type="float">
            <text:p>-2,133</text:p>
          </table:table-cell>
          <table:table-cell table:formula="of:=[.J58]-[.X58]" office:value-type="float" office:value="342" calcext:value-type="float">
            <text:p>342,000</text:p>
          </table:table-cell>
          <table:table-cell table:formula="of:=[.Z58]/45*(-1)*0.8" office:value-type="float" office:value="-6.08" calcext:value-type="float">
            <text:p>-6,08</text:p>
          </table:table-cell>
          <table:table-cell table:style-name="ce62" table:formula="of:=[.Z58]/45*(-1)" office:value-type="float" office:value="-7.6" calcext:value-type="float">
            <text:p>-7,6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D58]-[.C58]" office:value-type="float" office:value="164" calcext:value-type="float">
            <text:p>164,000</text:p>
          </table:table-cell>
          <table:table-cell table:formula="of:=[.AD58]-[.C58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D58]+[.C58]/2" office:value-type="float" office:value="218" calcext:value-type="float">
            <text:p>218,000</text:p>
          </table:table-cell>
          <table:table-cell table:formula="of:=[.AD58]+[.C58]" office:value-type="float" office:value="236" calcext:value-type="float">
            <text:p>236,000</text:p>
          </table:table-cell>
          <table:table-cell table:formula="of:=[.AD58]+[.C58]*1.5" office:value-type="float" office:value="254" calcext:value-type="float">
            <text:p>254,000</text:p>
          </table:table-cell>
          <table:table-cell table:formula="of:=[.AD58]+[.C58]*2" office:value-type="float" office:value="272" calcext:value-type="float">
            <text:p>272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59]*2" office:value-type="float" office:value="0" calcext:value-type="float">
            <text:p>0,000</text:p>
          </table:table-cell>
          <table:table-cell table:formula="of:=([.E59]+[.G59])*(-1)" office:value-type="float" office:value="-3.35" calcext:value-type="float">
            <text:p>-3,350</text:p>
          </table:table-cell>
          <table:table-cell table:formula="of:=[.F59]/2/45" office:value-type="float" office:value="0" calcext:value-type="float">
            <text:p>0,000</text:p>
          </table:table-cell>
          <table:table-cell table:formula="of:=[.K59]*[.L51]" office:value-type="float" office:value="0" calcext:value-type="float">
            <text:p>0,000</text:p>
          </table:table-cell>
          <table:table-cell table:formula="of:=[.H59]/45" office:value-type="float" office:value="3.35" calcext:value-type="float">
            <text:p>3,350</text:p>
          </table:table-cell>
          <table:table-cell table:formula="of:=[.L59]*[.L51]+[.M59]*[.M51]+[.N59]*[.N51]+[.O59]*[.O51]+[.P59]*[.P51]+[.Q59]*[.Q51]+[.R59]*[.R51]" office:value-type="float" office:value="150.75" calcext:value-type="float">
            <text:p>150,750</text:p>
          </table:table-cell>
          <table:table-cell table:formula="of:=[.J59]/45" office:value-type="float" office:value="3.35" calcext:value-type="float">
            <text:p>3,350</text:p>
          </table:table-cell>
          <table:table-cell table:formula="of:=[.K59]*[.L51]+[.L59]*[.L51]+[.M59]*[.M51]+[.N59]*[.N51]+[.O59]*[.O51]+[.P59]*[.P51]+[.Q59]*[.Q51]+[.R59]*[.R51]" office:value-type="float" office:value="150.75" calcext:value-type="float">
            <text:p>150,75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/>
          <table:table-cell office:value-type="float" office:value="24.75" calcext:value-type="float">
            <text:p>24,750</text:p>
          </table:table-cell>
          <table:table-cell/>
          <table:table-cell office:value-type="float" office:value="6.75" calcext:value-type="float">
            <text:p>6,750</text:p>
          </table:table-cell>
          <table:table-cell table:number-columns-repeated="2"/>
          <table:table-cell table:formula="of:=([.S51]*[.S59])+([.T51]*[.T59])+([.U51]*[.U59])+([.V51]*[.V59])+([.W51]*[.W59])" office:value-type="float" office:value="150.75" calcext:value-type="float">
            <text:p>150,750</text:p>
          </table:table-cell>
          <table:table-cell table:formula="of:=[.X59]/45*(-1)" office:value-type="float" office:value="-3.35" calcext:value-type="float">
            <text:p>-3,350</text:p>
          </table:table-cell>
          <table:table-cell table:formula="of:=[.J59]-[.X59]" office:value-type="float" office:value="0" calcext:value-type="float">
            <text:p>0,000</text:p>
          </table:table-cell>
          <table:table-cell table:formula="of:=[.Z59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60]*2" office:value-type="float" office:value="0" calcext:value-type="float">
            <text:p>0,000</text:p>
          </table:table-cell>
          <table:table-cell table:formula="of:=([.E60]+[.G60])*(-1)" office:value-type="float" office:value="-0.133333333333333" calcext:value-type="float">
            <text:p>-0,133</text:p>
          </table:table-cell>
          <table:table-cell table:formula="of:=[.F60]/2/45" office:value-type="float" office:value="0" calcext:value-type="float">
            <text:p>0,000</text:p>
          </table:table-cell>
          <table:table-cell table:formula="of:=[.K60]*[.L51]" office:value-type="float" office:value="0" calcext:value-type="float">
            <text:p>0,000</text:p>
          </table:table-cell>
          <table:table-cell table:formula="of:=[.H60]/45" office:value-type="float" office:value="0.133333333333333" calcext:value-type="float">
            <text:p>0,133</text:p>
          </table:table-cell>
          <table:table-cell table:formula="of:=[.L60]*[.L51]+[.M60]*[.M51]+[.N60]*[.N51]+[.O60]*[.O51]+[.P60]*[.P51]+[.Q60]*[.Q51]+[.R60]*[.R51]" office:value-type="float" office:value="6" calcext:value-type="float">
            <text:p>6,000</text:p>
          </table:table-cell>
          <table:table-cell table:formula="of:=[.J60]/45" office:value-type="float" office:value="0.133333333333333" calcext:value-type="float">
            <text:p>0,133</text:p>
          </table:table-cell>
          <table:table-cell table:formula="of:=[.K60]*[.L51]+[.L60]*[.L51]+[.M60]*[.M51]+[.N60]*[.N51]+[.O60]*[.O51]+[.P60]*[.P51]+[.Q60]*[.Q51]+[.R60]*[.R51]"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75" calcext:value-type="float">
            <text:p>0,750</text:p>
          </table:table-cell>
          <table:table-cell office:value-type="float" office:value="0.15" calcext:value-type="float">
            <text:p>0,150</text:p>
          </table:table-cell>
          <table:table-cell/>
          <table:table-cell office:value-type="float" office:value="0.2" calcext:value-type="float">
            <text:p>0,2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 office:value-type="float" office:value="0.2" calcext:value-type="float">
            <text:p>0,200</text:p>
          </table:table-cell>
          <table:table-cell table:formula="of:=([.S51]*[.S60])+([.T51]*[.T60])+([.U51]*[.U60])+([.V51]*[.V60])+([.W51]*[.W60])" office:value-type="float" office:value="4.75" calcext:value-type="float">
            <text:p>4,750</text:p>
          </table:table-cell>
          <table:table-cell table:formula="of:=[.X60]/45*(-1)" office:value-type="float" office:value="-0.105555555555556" calcext:value-type="float">
            <text:p>-0,106</text:p>
          </table:table-cell>
          <table:table-cell table:formula="of:=[.J60]-[.X60]" office:value-type="float" office:value="1.25" calcext:value-type="float">
            <text:p>1,250</text:p>
          </table:table-cell>
          <table:table-cell table:formula="of:=[.Z60]/45*(-1)*0.8" office:value-type="float" office:value="-0.0222222222222222" calcext:value-type="float">
            <text:p>-0,02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anti_air_cruis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table:number-columns-repeated="2"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53" table:number-columns-repeated="2"/>
          <table:table-cell table:style-name="ce55"/>
          <table:table-cell/>
          <table:table-cell table:style-name="ce62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64]*2" office:value-type="float" office:value="5.4" calcext:value-type="float">
            <text:p>5,400</text:p>
          </table:table-cell>
          <table:table-cell table:formula="of:=([.E64]+[.G64])*(-1)" office:value-type="float" office:value="-1.29666666666667" calcext:value-type="float">
            <text:p>-1,297</text:p>
          </table:table-cell>
          <table:table-cell table:formula="of:=[.F64]/2/45" office:value-type="float" office:value="0.27" calcext:value-type="float">
            <text:p>0,270</text:p>
          </table:table-cell>
          <table:table-cell table:formula="of:=[.K64]*[.L63]" office:value-type="float" office:value="24.3" calcext:value-type="float">
            <text:p>24,300</text:p>
          </table:table-cell>
          <table:table-cell table:formula="of:=[.H64]/45" office:value-type="float" office:value="1.02666666666667" calcext:value-type="float">
            <text:p>1,027</text:p>
          </table:table-cell>
          <table:table-cell table:formula="of:=[.L64]*[.L63]+[.M64]*[.M63]+[.N64]*[.N63]+[.O64]*[.O63]+[.P64]*[.P63]+[.Q64]*[.Q63]+[.R64]*[.R63]" office:value-type="float" office:value="46.2" calcext:value-type="float">
            <text:p>46,200</text:p>
          </table:table-cell>
          <table:table-cell table:formula="of:=[.J64]/45" office:value-type="float" office:value="1.56666666666667" calcext:value-type="float">
            <text:p>1,567</text:p>
          </table:table-cell>
          <table:table-cell table:formula="of:=[.K64]*[.L63]+[.L64]*[.L63]+[.M64]*[.M63]+[.N64]*[.N63]+[.O64]*[.O63]+[.P64]*[.P63]+[.Q64]*[.Q63]+[.R64]*[.R63]" office:value-type="float" office:value="70.5" calcext:value-type="float">
            <text:p>70,500</text:p>
          </table:table-cell>
          <table:table-cell office:value-type="float" office:value="2.7" calcext:value-type="float">
            <text:p>2,700</text:p>
          </table:table-cell>
          <table:table-cell table:style-name="ce34"/>
          <table:table-cell/>
          <table:table-cell office:value-type="float" office:value="6.6" calcext:value-type="float">
            <text:p>6,600</text:p>
          </table:table-cell>
          <table:table-cell table:number-columns-repeated="7"/>
          <table:table-cell office:value-type="float" office:value="3.6" calcext:value-type="float">
            <text:p>3,600</text:p>
          </table:table-cell>
          <table:table-cell/>
          <table:table-cell table:formula="of:=([.S63]*[.S64])+([.T63]*[.T64])+([.U63]*[.U64])+([.V63]*[.V64])+([.W63]*[.W64])" office:value-type="float" office:value="25.2" calcext:value-type="float">
            <text:p>25,200</text:p>
          </table:table-cell>
          <table:table-cell table:formula="of:=[.X64]/45*(-1)" office:value-type="float" office:value="-0.56" calcext:value-type="float">
            <text:p>-0,560</text:p>
          </table:table-cell>
          <table:table-cell table:formula="of:=[.J64]-[.X64]" office:value-type="float" office:value="45.3" calcext:value-type="float">
            <text:p>45,300</text:p>
          </table:table-cell>
          <table:table-cell table:formula="of:=[.Z64]/45*(-1)*0.8" office:value-type="float" office:value="-0.805333333333333" calcext:value-type="float">
            <text:p>-0,8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65]*2" office:value-type="float" office:value="25.2" calcext:value-type="float">
            <text:p>25,200</text:p>
          </table:table-cell>
          <table:table-cell table:formula="of:=([.E65]+[.G65])*(-1)" office:value-type="float" office:value="-5.46" calcext:value-type="float">
            <text:p>-5,460</text:p>
          </table:table-cell>
          <table:table-cell table:formula="of:=[.F65]/2/45" office:value-type="float" office:value="1.26" calcext:value-type="float">
            <text:p>1,260</text:p>
          </table:table-cell>
          <table:table-cell table:formula="of:=[.K65]*[.L63]" office:value-type="float" office:value="113.4" calcext:value-type="float">
            <text:p>113,400</text:p>
          </table:table-cell>
          <table:table-cell table:formula="of:=[.H65]/45" office:value-type="float" office:value="4.2" calcext:value-type="float">
            <text:p>4,200</text:p>
          </table:table-cell>
          <table:table-cell table:formula="of:=[.L65]*[.L63]+[.M65]*[.M63]+[.N65]*[.N63]+[.O65]*[.O63]+[.P65]*[.P63]+[.Q65]*[.Q63]+[.R65]*[.R63]" office:value-type="float" office:value="189" calcext:value-type="float">
            <text:p>189,000</text:p>
          </table:table-cell>
          <table:table-cell table:formula="of:=[.J65]/45" office:value-type="float" office:value="6.72" calcext:value-type="float">
            <text:p>6,720</text:p>
          </table:table-cell>
          <table:table-cell table:formula="of:=[.K65]*[.L63]+[.L65]*[.L63]+[.M65]*[.M63]+[.N65]*[.N63]+[.O65]*[.O63]+[.P65]*[.P63]+[.Q65]*[.Q63]+[.R65]*[.R63]" office:value-type="float" office:value="302.4" calcext:value-type="float">
            <text:p>302,400</text:p>
          </table:table-cell>
          <table:table-cell office:value-type="float" office:value="12.6" calcext:value-type="float">
            <text:p>12,600</text:p>
          </table:table-cell>
          <table:table-cell office:value-type="float" office:value="15.4" calcext:value-type="float">
            <text:p>15,400</text:p>
          </table:table-cell>
          <table:table-cell office:value-type="float" office:value="5.6" calcext:value-type="float">
            <text:p>5,600</text:p>
          </table:table-cell>
          <table:table-cell table:number-columns-repeated="10"/>
          <table:table-cell table:formula="of:=([.S63]*[.S65])+([.T63]*[.T65])+([.U63]*[.U65])+([.V63]*[.V65])+([.W63]*[.W65])" office:value-type="float" office:value="0" calcext:value-type="float">
            <text:p>0,000</text:p>
          </table:table-cell>
          <table:table-cell table:formula="of:=[.X65]/45*(-1)" office:value-type="float" office:value="-0" calcext:value-type="float">
            <text:p>0,000</text:p>
          </table:table-cell>
          <table:table-cell table:formula="of:=[.J65]-[.X65]" office:value-type="float" office:value="302.4" calcext:value-type="float">
            <text:p>302,400</text:p>
          </table:table-cell>
          <table:table-cell table:formula="of:=[.Z65]/45*(-1)*0.8" office:value-type="float" office:value="-5.376" calcext:value-type="float">
            <text:p>-5,38</text:p>
          </table:table-cell>
          <table:table-cell table:style-name="ce62" table:formula="of:=[.Z65]/45*(-1)" office:value-type="float" office:value="-6.72" calcext:value-type="float">
            <text:p>-6,7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66]*2" office:value-type="float" office:value="0" calcext:value-type="float">
            <text:p>0,000</text:p>
          </table:table-cell>
          <table:table-cell table:formula="of:=([.E66]+[.G66])*(-1)" office:value-type="float" office:value="-0.155555555555556" calcext:value-type="float">
            <text:p>-0,156</text:p>
          </table:table-cell>
          <table:table-cell table:formula="of:=[.F66]/2/45" office:value-type="float" office:value="0" calcext:value-type="float">
            <text:p>0,000</text:p>
          </table:table-cell>
          <table:table-cell table:formula="of:=[.K66]*[.L63]" office:value-type="float" office:value="0" calcext:value-type="float">
            <text:p>0,000</text:p>
          </table:table-cell>
          <table:table-cell table:formula="of:=[.H66]/45" office:value-type="float" office:value="0.155555555555556" calcext:value-type="float">
            <text:p>0,156</text:p>
          </table:table-cell>
          <table:table-cell table:formula="of:=[.L66]*[.L63]+[.M66]*[.M63]+[.N66]*[.N63]+[.O66]*[.O63]+[.P66]*[.P63]+[.Q66]*[.Q63]+[.R66]*[.R63]" office:value-type="float" office:value="7" calcext:value-type="float">
            <text:p>7,000</text:p>
          </table:table-cell>
          <table:table-cell table:formula="of:=[.J66]/45" office:value-type="float" office:value="0.155555555555556" calcext:value-type="float">
            <text:p>0,156</text:p>
          </table:table-cell>
          <table:table-cell table:formula="of:=[.K66]*[.L63]+[.L66]*[.L63]+[.M66]*[.M63]+[.N66]*[.N63]+[.O66]*[.O63]+[.P66]*[.P63]+[.Q66]*[.Q63]+[.R66]*[.R63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1" calcext:value-type="float">
            <text:p>1,000</text:p>
          </table:table-cell>
          <table:table-cell table:number-columns-repeated="7"/>
          <table:table-cell office:value-type="float" office:value="0.5" calcext:value-type="float">
            <text:p>0,500</text:p>
          </table:table-cell>
          <table:table-cell/>
          <table:table-cell table:formula="of:=([.S63]*[.S66])+([.T63]*[.T66])+([.U63]*[.U66])+([.V63]*[.V66])+([.W63]*[.W66])" office:value-type="float" office:value="3.5" calcext:value-type="float">
            <text:p>3,500</text:p>
          </table:table-cell>
          <table:table-cell table:formula="of:=[.X66]/45*(-1)" office:value-type="float" office:value="-0.0777777777777778" calcext:value-type="float">
            <text:p>-0,078</text:p>
          </table:table-cell>
          <table:table-cell table:formula="of:=[.J66]-[.X66]" office:value-type="float" office:value="3.5" calcext:value-type="float">
            <text:p>3,500</text:p>
          </table:table-cell>
          <table:table-cell table:formula="of:=[.Z66]/45*(-1)*0.8" office:value-type="float" office:value="-0.0622222222222222" calcext:value-type="float">
            <text:p>-0,06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67]*2" office:value-type="float" office:value="8.1" calcext:value-type="float">
            <text:p>8,100</text:p>
          </table:table-cell>
          <table:table-cell table:formula="of:=([.E67]+[.G67])*(-1)" office:value-type="float" office:value="-0.855" calcext:value-type="float">
            <text:p>-0,855</text:p>
          </table:table-cell>
          <table:table-cell table:formula="of:=[.F67]/2/45" office:value-type="float" office:value="0.405" calcext:value-type="float">
            <text:p>0,405</text:p>
          </table:table-cell>
          <table:table-cell table:formula="of:=[.K67]*[.L63]" office:value-type="float" office:value="36.45" calcext:value-type="float">
            <text:p>36,450</text:p>
          </table:table-cell>
          <table:table-cell table:formula="of:=[.H67]/45" office:value-type="float" office:value="0.45" calcext:value-type="float">
            <text:p>0,450</text:p>
          </table:table-cell>
          <table:table-cell table:formula="of:=[.L67]*[.L63]+[.M67]*[.M63]+[.N67]*[.N63]+[.O67]*[.O63]+[.P67]*[.P63]+[.Q67]*[.Q63]+[.R67]*[.R63]" office:value-type="float" office:value="20.25" calcext:value-type="float">
            <text:p>20,250</text:p>
          </table:table-cell>
          <table:table-cell table:formula="of:=[.J67]/45" office:value-type="float" office:value="1.26" calcext:value-type="float">
            <text:p>1,260</text:p>
          </table:table-cell>
          <table:table-cell table:formula="of:=[.K67]*[.L63]+[.L67]*[.L63]+[.M67]*[.M63]+[.N67]*[.N63]+[.O67]*[.O63]+[.P67]*[.P63]+[.Q67]*[.Q63]+[.R67]*[.R63]" office:value-type="float" office:value="56.7" calcext:value-type="float">
            <text:p>56,700</text:p>
          </table:table-cell>
          <table:table-cell office:value-type="float" office:value="4.05" calcext:value-type="float">
            <text:p>4,050</text:p>
          </table:table-cell>
          <table:table-cell office:value-type="float" office:value="2.25" calcext:value-type="float">
            <text:p>2,250</text:p>
          </table:table-cell>
          <table:table-cell table:number-columns-repeated="11"/>
          <table:table-cell table:formula="of:=([.S63]*[.S67])+([.T63]*[.T67])+([.U63]*[.U67])+([.V63]*[.V67])+([.W63]*[.W67])" office:value-type="float" office:value="0" calcext:value-type="float">
            <text:p>0,000</text:p>
          </table:table-cell>
          <table:table-cell table:formula="of:=[.X67]/45*(-1)" office:value-type="float" office:value="-0" calcext:value-type="float">
            <text:p>0,000</text:p>
          </table:table-cell>
          <table:table-cell table:formula="of:=[.J67]-[.X67]" office:value-type="float" office:value="56.7" calcext:value-type="float">
            <text:p>56,700</text:p>
          </table:table-cell>
          <table:table-cell table:formula="of:=[.Z67]/45*(-1)*0.8" office:value-type="float" office:value="-1.008" calcext:value-type="float">
            <text:p>-1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68]*2" office:value-type="float" office:value="0.432" calcext:value-type="float">
            <text:p>0,432</text:p>
          </table:table-cell>
          <table:table-cell table:style-name="ce32" table:formula="of:=([.E68]+[.G68])*(-1)" office:value-type="float" office:value="-0.0869333333333333" calcext:value-type="float">
            <text:p>-0,087</text:p>
          </table:table-cell>
          <table:table-cell table:style-name="ce32" table:formula="of:=[.F68]/45" office:value-type="float" office:value="0.0432" calcext:value-type="float">
            <text:p>0,043</text:p>
          </table:table-cell>
          <table:table-cell table:style-name="ce32" table:formula="of:=[.K68]*[.L63]" office:value-type="float" office:value="1.944" calcext:value-type="float">
            <text:p>1,944</text:p>
          </table:table-cell>
          <table:table-cell table:style-name="ce32" table:formula="of:=[.H68]/45" office:value-type="float" office:value="0.0437333333333333" calcext:value-type="float">
            <text:p>0,044</text:p>
          </table:table-cell>
          <table:table-cell table:style-name="ce32" table:formula="of:=[.L68]*[.L63]+[.M68]*[.M63]+[.N68]*[.N63]+[.O68]*[.O63]+[.P68]*[.P63]+[.Q68]*[.Q63]+[.R68]*[.R63]" office:value-type="float" office:value="1.968" calcext:value-type="float">
            <text:p>1,968</text:p>
          </table:table-cell>
          <table:table-cell table:style-name="ce32" table:formula="of:=[.J68]/45" office:value-type="float" office:value="0.0869333333333333" calcext:value-type="float">
            <text:p>0,087</text:p>
          </table:table-cell>
          <table:table-cell table:formula="of:=[.K68]*[.L63]+[.L68]*[.L63]+[.M68]*[.M63]+[.N68]*[.N63]+[.O68]*[.O63]+[.P68]*[.P63]+[.Q68]*[.Q63]+[.R68]*[.R63]" office:value-type="float" office:value="3.912" calcext:value-type="float">
            <text:p>3,91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0.096" calcext:value-type="float">
            <text:p>0,096</text:p>
          </table:table-cell>
          <table:table-cell table:number-columns-repeated="7"/>
          <table:table-cell office:value-type="float" office:value="0.096" calcext:value-type="float">
            <text:p>0,096</text:p>
          </table:table-cell>
          <table:table-cell/>
          <table:table-cell table:formula="of:=([.S63]*[.S68])+([.T63]*[.T68])+([.U63]*[.U68])+([.V63]*[.V68])+([.W63]*[.W68])" office:value-type="float" office:value="0.672" calcext:value-type="float">
            <text:p>0,672</text:p>
          </table:table-cell>
          <table:table-cell table:formula="of:=[.X68]/45*(-1)" office:value-type="float" office:value="-0.0149333333333333" calcext:value-type="float">
            <text:p>-0,015</text:p>
          </table:table-cell>
          <table:table-cell table:formula="of:=[.J68]-[.X68]" office:value-type="float" office:value="3.24" calcext:value-type="float">
            <text:p>3,240</text:p>
          </table:table-cell>
          <table:table-cell table:formula="of:=[.Z68]/45*(-1)*0.8" office:value-type="float" office:value="-0.0576" calcext:value-type="float">
            <text:p>-0,06</text:p>
          </table:table-cell>
          <table:table-cell table:style-name="ce62" table:formula="of:=[.Z68]/45*(-1)" office:value-type="float" office:value="-0.072" calcext:value-type="float">
            <text:p>-0,0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69]*2" office:value-type="float" office:value="0.045" calcext:value-type="float">
            <text:p>0,045</text:p>
          </table:table-cell>
          <table:table-cell table:formula="of:=([.E69]+[.G69])*(-1)" office:value-type="float" office:value="-0.01065" calcext:value-type="float">
            <text:p>-0,011</text:p>
          </table:table-cell>
          <table:table-cell table:formula="of:=[.F69]/2/45" office:value-type="float" office:value="0.00225" calcext:value-type="float">
            <text:p>0,002</text:p>
          </table:table-cell>
          <table:table-cell table:formula="of:=[.K69]*[.L63]" office:value-type="float" office:value="0.2025" calcext:value-type="float">
            <text:p>0,203</text:p>
          </table:table-cell>
          <table:table-cell table:formula="of:=[.H69]/45" office:value-type="float" office:value="0.0084" calcext:value-type="float">
            <text:p>0,008</text:p>
          </table:table-cell>
          <table:table-cell table:formula="of:=[.L69]*[.L63]+[.M69]*[.M63]+[.N69]*[.N63]+[.O69]*[.O63]+[.P69]*[.P63]+[.Q69]*[.Q63]+[.R69]*[.R63]" office:value-type="float" office:value="0.378" calcext:value-type="float">
            <text:p>0,378</text:p>
          </table:table-cell>
          <table:table-cell table:formula="of:=[.J69]/45" office:value-type="float" office:value="0.0129" calcext:value-type="float">
            <text:p>0,013</text:p>
          </table:table-cell>
          <table:table-cell table:formula="of:=[.K69]*[.L63]+[.L69]*[.L63]+[.M69]*[.M63]+[.N69]*[.N63]+[.O69]*[.O63]+[.P69]*[.P63]+[.Q69]*[.Q63]+[.R69]*[.R63]" office:value-type="float" office:value="0.5805" calcext:value-type="float">
            <text:p>0,581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7"/>
          <table:table-cell office:value-type="float" office:value="0.03" calcext:value-type="float">
            <text:p>0,030</text:p>
          </table:table-cell>
          <table:table-cell/>
          <table:table-cell table:formula="of:=([.S63]*[.S69])+([.T63]*[.T69])+([.U63]*[.U69])+([.V63]*[.V69])+([.W63]*[.W69])" office:value-type="float" office:value="0.21" calcext:value-type="float">
            <text:p>0,210</text:p>
          </table:table-cell>
          <table:table-cell table:formula="of:=[.X69]/45*(-1)" office:value-type="float" office:value="-0.00466666666666667" calcext:value-type="float">
            <text:p>-0,005</text:p>
          </table:table-cell>
          <table:table-cell table:formula="of:=[.J69]-[.X69]" office:value-type="float" office:value="0.3705" calcext:value-type="float">
            <text:p>0,371</text:p>
          </table:table-cell>
          <table:table-cell table:formula="of:=[.Z69]/45*(-1)*0.8" office:value-type="float" office:value="-0.00658666666666667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70]*2" office:value-type="float" office:value="36" calcext:value-type="float">
            <text:p>36,000</text:p>
          </table:table-cell>
          <table:table-cell table:formula="of:=([.E70]+[.G70])*(-1)" office:value-type="float" office:value="-3.4" calcext:value-type="float">
            <text:p>-3,400</text:p>
          </table:table-cell>
          <table:table-cell table:formula="of:=[.F70]/2/45" office:value-type="float" office:value="1.8" calcext:value-type="float">
            <text:p>1,800</text:p>
          </table:table-cell>
          <table:table-cell table:formula="of:=[.K70]*[.L63]" office:value-type="float" office:value="162" calcext:value-type="float">
            <text:p>162,000</text:p>
          </table:table-cell>
          <table:table-cell table:formula="of:=[.H70]/45" office:value-type="float" office:value="1.6" calcext:value-type="float">
            <text:p>1,600</text:p>
          </table:table-cell>
          <table:table-cell table:formula="of:=[.L70]*[.L63]+[.M70]*[.M63]+[.N70]*[.N63]+[.O70]*[.O63]+[.P70]*[.P63]+[.Q70]*[.Q63]+[.R70]*[.R63]" office:value-type="float" office:value="72" calcext:value-type="float">
            <text:p>72,000</text:p>
          </table:table-cell>
          <table:table-cell table:formula="of:=[.J70]/45" office:value-type="float" office:value="5.2" calcext:value-type="float">
            <text:p>5,200</text:p>
          </table:table-cell>
          <table:table-cell table:formula="of:=[.K70]*[.L63]+[.L70]*[.L63]+[.M70]*[.M63]+[.N70]*[.N63]+[.O70]*[.O63]+[.P70]*[.P63]+[.Q70]*[.Q63]+[.R70]*[.R63]" office:value-type="float" office:value="234" calcext:value-type="float">
            <text:p>234,000</text:p>
          </table:table-cell>
          <table:table-cell office:value-type="float" office:value="18" calcext:value-type="float">
            <text:p>18,000</text:p>
          </table:table-cell>
          <table:table-cell office:value-type="float" office:value="8" calcext:value-type="float">
            <text:p>8,000</text:p>
          </table:table-cell>
          <table:table-cell table:number-columns-repeated="11"/>
          <table:table-cell table:formula="of:=([.S63]*[.S70])+([.T63]*[.T70])+([.U63]*[.U70])+([.V63]*[.V70])+([.W63]*[.W70])" office:value-type="float" office:value="0" calcext:value-type="float">
            <text:p>0,000</text:p>
          </table:table-cell>
          <table:table-cell table:formula="of:=[.X70]/45*(-1)" office:value-type="float" office:value="-0" calcext:value-type="float">
            <text:p>0,000</text:p>
          </table:table-cell>
          <table:table-cell table:formula="of:=[.J70]-[.X70]" office:value-type="float" office:value="234" calcext:value-type="float">
            <text:p>234,000</text:p>
          </table:table-cell>
          <table:table-cell table:formula="of:=[.Z70]/45*(-1)*0.8" office:value-type="float" office:value="-4.16" calcext:value-type="float">
            <text:p>-4,16</text:p>
          </table:table-cell>
          <table:table-cell table:style-name="ce62" table:formula="of:=[.Z70]/45*(-1)" office:value-type="float" office:value="-5.2" calcext:value-type="float">
            <text:p>-5,2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D70]-[.C70]" office:value-type="float" office:value="164" calcext:value-type="float">
            <text:p>164,000</text:p>
          </table:table-cell>
          <table:table-cell table:formula="of:=[.AD70]-[.C70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D70]+[.C70]/2" office:value-type="float" office:value="218" calcext:value-type="float">
            <text:p>218,000</text:p>
          </table:table-cell>
          <table:table-cell table:formula="of:=[.AD70]+[.C70]" office:value-type="float" office:value="236" calcext:value-type="float">
            <text:p>236,000</text:p>
          </table:table-cell>
          <table:table-cell table:formula="of:=[.AD70]+[.C70]*1.5" office:value-type="float" office:value="254" calcext:value-type="float">
            <text:p>254,000</text:p>
          </table:table-cell>
          <table:table-cell table:formula="of:=[.AD70]+[.C70]*2" office:value-type="float" office:value="272" calcext:value-type="float">
            <text:p>272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71]*2" office:value-type="float" office:value="0" calcext:value-type="float">
            <text:p>0,000</text:p>
          </table:table-cell>
          <table:table-cell table:formula="of:=([.E71]+[.G71])*(-1)" office:value-type="float" office:value="-0" calcext:value-type="float">
            <text:p>0,000</text:p>
          </table:table-cell>
          <table:table-cell table:formula="of:=[.F71]/2/45" office:value-type="float" office:value="0" calcext:value-type="float">
            <text:p>0,000</text:p>
          </table:table-cell>
          <table:table-cell table:formula="of:=[.K71]*[.L63]" office:value-type="float" office:value="0" calcext:value-type="float">
            <text:p>0,000</text:p>
          </table:table-cell>
          <table:table-cell table:formula="of:=[.H71]/45" office:value-type="float" office:value="0" calcext:value-type="float">
            <text:p>0,000</text:p>
          </table:table-cell>
          <table:table-cell table:formula="of:=[.L71]*[.L63]+[.M71]*[.M63]+[.N71]*[.N63]+[.O71]*[.O63]+[.P71]*[.P63]+[.Q71]*[.Q63]+[.R71]*[.R63]" office:value-type="float" office:value="0" calcext:value-type="float">
            <text:p>0,000</text:p>
          </table:table-cell>
          <table:table-cell table:formula="of:=[.J71]/45" office:value-type="float" office:value="0" calcext:value-type="float">
            <text:p>0,000</text:p>
          </table:table-cell>
          <table:table-cell table:formula="of:=[.K71]*[.L63]+[.L71]*[.L63]+[.M71]*[.M63]+[.N71]*[.N63]+[.O71]*[.O63]+[.P71]*[.P63]+[.Q71]*[.Q63]+[.R71]*[.R6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63]*[.S71])+([.T63]*[.T71])+([.U63]*[.U71])+([.V63]*[.V71])+([.W63]*[.W71])" office:value-type="float" office:value="0" calcext:value-type="float">
            <text:p>0,000</text:p>
          </table:table-cell>
          <table:table-cell table:formula="of:=[.X71]/45*(-1)" office:value-type="float" office:value="-0" calcext:value-type="float">
            <text:p>0,000</text:p>
          </table:table-cell>
          <table:table-cell table:formula="of:=[.J71]-[.X71]" office:value-type="float" office:value="0" calcext:value-type="float">
            <text:p>0,000</text:p>
          </table:table-cell>
          <table:table-cell table:formula="of:=[.Z71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72]*2" office:value-type="float" office:value="0" calcext:value-type="float">
            <text:p>0,000</text:p>
          </table:table-cell>
          <table:table-cell table:formula="of:=([.E72]+[.G72])*(-1)" office:value-type="float" office:value="-0.373333333333333" calcext:value-type="float">
            <text:p>-0,373</text:p>
          </table:table-cell>
          <table:table-cell table:formula="of:=[.F72]/2/45" office:value-type="float" office:value="0" calcext:value-type="float">
            <text:p>0,000</text:p>
          </table:table-cell>
          <table:table-cell table:formula="of:=[.K72]*[.L63]" office:value-type="float" office:value="0" calcext:value-type="float">
            <text:p>0,000</text:p>
          </table:table-cell>
          <table:table-cell table:formula="of:=[.H72]/45" office:value-type="float" office:value="0.373333333333333" calcext:value-type="float">
            <text:p>0,373</text:p>
          </table:table-cell>
          <table:table-cell table:formula="of:=[.L72]*[.L63]+[.M72]*[.M63]+[.N72]*[.N63]+[.O72]*[.O63]+[.P72]*[.P63]+[.Q72]*[.Q63]+[.R72]*[.R63]" office:value-type="float" office:value="16.8" calcext:value-type="float">
            <text:p>16,800</text:p>
          </table:table-cell>
          <table:table-cell table:formula="of:=[.J72]/45" office:value-type="float" office:value="0.373333333333333" calcext:value-type="float">
            <text:p>0,373</text:p>
          </table:table-cell>
          <table:table-cell table:formula="of:=[.K72]*[.L63]+[.L72]*[.L63]+[.M72]*[.M63]+[.N72]*[.N63]+[.O72]*[.O63]+[.P72]*[.P63]+[.Q72]*[.Q63]+[.R72]*[.R63]" office:value-type="float" office:value="16.8" calcext:value-type="float">
            <text:p>16,8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2.1" calcext:value-type="float">
            <text:p>2,100</text:p>
          </table:table-cell>
          <table:table-cell office:value-type="float" office:value="0.56" calcext:value-type="float">
            <text:p>0,560</text:p>
          </table:table-cell>
          <table:table-cell table:number-columns-repeated="2"/>
          <table:table-cell office:value-type="float" office:value="1.4" calcext:value-type="float">
            <text:p>1,400</text:p>
          </table:table-cell>
          <table:table-cell table:number-columns-repeated="2"/>
          <table:table-cell office:value-type="float" office:value="0.42" calcext:value-type="float">
            <text:p>0,420</text:p>
          </table:table-cell>
          <table:table-cell office:value-type="float" office:value="0.56" calcext:value-type="float">
            <text:p>0,560</text:p>
          </table:table-cell>
          <table:table-cell table:formula="of:=([.S63]*[.S72])+([.T63]*[.T72])+([.U63]*[.U72])+([.V63]*[.V72])+([.W63]*[.W72])" office:value-type="float" office:value="13.3" calcext:value-type="float">
            <text:p>13,300</text:p>
          </table:table-cell>
          <table:table-cell table:formula="of:=[.X72]/45*(-1)" office:value-type="float" office:value="-0.295555555555556" calcext:value-type="float">
            <text:p>-0,296</text:p>
          </table:table-cell>
          <table:table-cell table:formula="of:=[.J72]-[.X72]" office:value-type="float" office:value="3.5" calcext:value-type="float">
            <text:p>3,500</text:p>
          </table:table-cell>
          <table:table-cell table:formula="of:=[.Z72]/45*(-1)*0.8" office:value-type="float" office:value="-0.0622222222222222" calcext:value-type="float">
            <text:p>-0,06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avy_cruis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style-name="ce53" table:number-columns-repeated="2"/>
          <table:table-cell table:style-name="ce55"/>
          <table:table-cell/>
          <table:table-cell table:style-name="ce62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76]*2" office:value-type="float" office:value="9.9" calcext:value-type="float">
            <text:p>9,900</text:p>
          </table:table-cell>
          <table:table-cell table:formula="of:=([.E76]+[.G76])*(-1)" office:value-type="float" office:value="-1.44" calcext:value-type="float">
            <text:p>-1,440</text:p>
          </table:table-cell>
          <table:table-cell table:formula="of:=[.F76]/2/45" office:value-type="float" office:value="0.44" calcext:value-type="float">
            <text:p>0,440</text:p>
          </table:table-cell>
          <table:table-cell table:formula="of:=[.K76]*[.L75]" office:value-type="float" office:value="39.6" calcext:value-type="float">
            <text:p>39,600</text:p>
          </table:table-cell>
          <table:table-cell table:formula="of:=[.H76]/45" office:value-type="float" office:value="1" calcext:value-type="float">
            <text:p>1,000</text:p>
          </table:table-cell>
          <table:table-cell table:formula="of:=[.L76]*[.L75]+[.M76]*[.M75]+[.N76]*[.N75]+[.O76]*[.O75]+[.P76]*[.P75]+[.Q76]*[.Q75]+[.R76]*[.R75]" office:value-type="float" office:value="45" calcext:value-type="float">
            <text:p>45,000</text:p>
          </table:table-cell>
          <table:table-cell table:formula="of:=[.J76]/45" office:value-type="float" office:value="1.88" calcext:value-type="float">
            <text:p>1,880</text:p>
          </table:table-cell>
          <table:table-cell table:formula="of:=[.K76]*[.L75]+[.L76]*[.L75]+[.M76]*[.M75]+[.N76]*[.N75]+[.O76]*[.O75]+[.P76]*[.P75]+[.Q76]*[.Q75]+[.R76]*[.R75]" office:value-type="float" office:value="84.6" calcext:value-type="float">
            <text:p>84,60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 table:number-columns-repeated="2"/>
          <table:table-cell office:value-type="float" office:value="3.6" calcext:value-type="float">
            <text:p>3,600</text:p>
          </table:table-cell>
          <table:table-cell/>
          <table:table-cell office:value-type="float" office:value="3.3" calcext:value-type="float">
            <text:p>3,3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office:value-type="float" office:value="3.3" calcext:value-type="float">
            <text:p>3,300</text:p>
          </table:table-cell>
          <table:table-cell table:formula="of:=([.S75]*[.S76])+([.T75]*[.T76])+([.U75]*[.U76])+([.V75]*[.V76])+([.W75]*[.W76])" office:value-type="float" office:value="66" calcext:value-type="float">
            <text:p>66,000</text:p>
          </table:table-cell>
          <table:table-cell table:formula="of:=[.X76]/45*(-1)" office:value-type="float" office:value="-1.46666666666667" calcext:value-type="float">
            <text:p>-1,467</text:p>
          </table:table-cell>
          <table:table-cell table:formula="of:=[.J76]-[.X76]" office:value-type="float" office:value="18.6" calcext:value-type="float">
            <text:p>18,600</text:p>
          </table:table-cell>
          <table:table-cell table:formula="of:=[.Z76]/45*(-1)*0.8" office:value-type="float" office:value="-0.330666666666667" calcext:value-type="float">
            <text:p>-0,3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77]*2" office:value-type="float" office:value="18" calcext:value-type="float">
            <text:p>18,000</text:p>
          </table:table-cell>
          <table:table-cell table:formula="of:=([.E77]+[.G77])*(-1)" office:value-type="float" office:value="-3.8" calcext:value-type="float">
            <text:p>-3,800</text:p>
          </table:table-cell>
          <table:table-cell table:formula="of:=[.F77]/2/45" office:value-type="float" office:value="0.8" calcext:value-type="float">
            <text:p>0,800</text:p>
          </table:table-cell>
          <table:table-cell table:formula="of:=[.K77]*[.L75]" office:value-type="float" office:value="72" calcext:value-type="float">
            <text:p>72,000</text:p>
          </table:table-cell>
          <table:table-cell table:formula="of:=[.H77]/45" office:value-type="float" office:value="3" calcext:value-type="float">
            <text:p>3,000</text:p>
          </table:table-cell>
          <table:table-cell table:formula="of:=[.L77]*[.L75]+[.M77]*[.M75]+[.N77]*[.N75]+[.O77]*[.O75]+[.P77]*[.P75]+[.Q77]*[.Q75]+[.R77]*[.R75]" office:value-type="float" office:value="135" calcext:value-type="float">
            <text:p>135,000</text:p>
          </table:table-cell>
          <table:table-cell table:formula="of:=[.J77]/45" office:value-type="float" office:value="4.6" calcext:value-type="float">
            <text:p>4,600</text:p>
          </table:table-cell>
          <table:table-cell table:formula="of:=[.K77]*[.L75]+[.L77]*[.L75]+[.M77]*[.M75]+[.N77]*[.N75]+[.O77]*[.O75]+[.P77]*[.P75]+[.Q77]*[.Q75]+[.R77]*[.R75]" office:value-type="float" office:value="207" calcext:value-type="float">
            <text:p>207,000</text:p>
          </table:table-cell>
          <table:table-cell office:value-type="float" office:value="9" calcext:value-type="float">
            <text:p>9,0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,000</text:p>
          </table:table-cell>
          <table:table-cell table:number-columns-repeated="9"/>
          <table:table-cell table:formula="of:=([.S75]*[.S77])+([.T75]*[.T77])+([.U75]*[.U77])+([.V75]*[.V77])+([.W75]*[.W77])" office:value-type="float" office:value="0" calcext:value-type="float">
            <text:p>0,000</text:p>
          </table:table-cell>
          <table:table-cell table:formula="of:=[.X77]/45*(-1)" office:value-type="float" office:value="-0" calcext:value-type="float">
            <text:p>0,000</text:p>
          </table:table-cell>
          <table:table-cell table:formula="of:=[.J77]-[.X77]" office:value-type="float" office:value="207" calcext:value-type="float">
            <text:p>207,000</text:p>
          </table:table-cell>
          <table:table-cell table:formula="of:=[.Z77]/45*(-1)*0.8" office:value-type="float" office:value="-3.68" calcext:value-type="float">
            <text:p>-3,68</text:p>
          </table:table-cell>
          <table:table-cell table:style-name="ce62" table:formula="of:=[.Z77]/45*(-1)" office:value-type="float" office:value="-4.6" calcext:value-type="float">
            <text:p>-4,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78]*2" office:value-type="float" office:value="0" calcext:value-type="float">
            <text:p>0,000</text:p>
          </table:table-cell>
          <table:table-cell table:formula="of:=([.E78]+[.G78])*(-1)" office:value-type="float" office:value="-0.262666666666667" calcext:value-type="float">
            <text:p>-0,263</text:p>
          </table:table-cell>
          <table:table-cell table:formula="of:=[.F78]/2/45" office:value-type="float" office:value="0" calcext:value-type="float">
            <text:p>0,000</text:p>
          </table:table-cell>
          <table:table-cell table:formula="of:=[.K78]*[.L75]" office:value-type="float" office:value="0" calcext:value-type="float">
            <text:p>0,000</text:p>
          </table:table-cell>
          <table:table-cell table:formula="of:=[.H78]/45" office:value-type="float" office:value="0.262666666666667" calcext:value-type="float">
            <text:p>0,263</text:p>
          </table:table-cell>
          <table:table-cell table:formula="of:=[.L78]*[.L75]+[.M78]*[.M75]+[.N78]*[.N75]+[.O78]*[.O75]+[.P78]*[.P75]+[.Q78]*[.Q75]+[.R78]*[.R75]" office:value-type="float" office:value="11.82" calcext:value-type="float">
            <text:p>11,820</text:p>
          </table:table-cell>
          <table:table-cell table:formula="of:=[.J78]/45" office:value-type="float" office:value="0.262666666666667" calcext:value-type="float">
            <text:p>0,263</text:p>
          </table:table-cell>
          <table:table-cell table:formula="of:=[.K78]*[.L75]+[.L78]*[.L75]+[.M78]*[.M75]+[.N78]*[.N75]+[.O78]*[.O75]+[.P78]*[.P75]+[.Q78]*[.Q75]+[.R78]*[.R75]" office:value-type="float" office:value="11.82" calcext:value-type="float">
            <text:p>11,820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0.72" calcext:value-type="float">
            <text:p>0,72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.72" calcext:value-type="float">
            <text:p>0,720</text:p>
          </table:table-cell>
          <table:table-cell table:formula="of:=([.S75]*[.S78])+([.T75]*[.T78])+([.U75]*[.U78])+([.V75]*[.V78])+([.W75]*[.W78])" office:value-type="float" office:value="15.32" calcext:value-type="float">
            <text:p>15,320</text:p>
          </table:table-cell>
          <table:table-cell table:formula="of:=[.X78]/45*(-1)" office:value-type="float" office:value="-0.340444444444444" calcext:value-type="float">
            <text:p>-0,340</text:p>
          </table:table-cell>
          <table:table-cell table:formula="of:=[.J78]-[.X78]" office:value-type="float" office:value="-3.5" calcext:value-type="float">
            <text:p>-3,500</text:p>
          </table:table-cell>
          <table:table-cell table:formula="of:=[.Z78]/45*(-1)*0.8" office:value-type="float" office:value="0.0622222222222222" calcext:value-type="float">
            <text:p>0,06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79]*2" office:value-type="float" office:value="5.4" calcext:value-type="float">
            <text:p>5,400</text:p>
          </table:table-cell>
          <table:table-cell table:formula="of:=([.E79]+[.G79])*(-1)" office:value-type="float" office:value="-0.54" calcext:value-type="float">
            <text:p>-0,540</text:p>
          </table:table-cell>
          <table:table-cell table:formula="of:=[.F79]/2/45" office:value-type="float" office:value="0.24" calcext:value-type="float">
            <text:p>0,240</text:p>
          </table:table-cell>
          <table:table-cell table:formula="of:=[.K79]*[.L75]" office:value-type="float" office:value="21.6" calcext:value-type="float">
            <text:p>21,600</text:p>
          </table:table-cell>
          <table:table-cell table:formula="of:=[.H79]/45" office:value-type="float" office:value="0.3" calcext:value-type="float">
            <text:p>0,300</text:p>
          </table:table-cell>
          <table:table-cell table:formula="of:=[.L79]*[.L75]+[.M79]*[.M75]+[.N79]*[.N75]+[.O79]*[.O75]+[.P79]*[.P75]+[.Q79]*[.Q75]+[.R79]*[.R75]" office:value-type="float" office:value="13.5" calcext:value-type="float">
            <text:p>13,500</text:p>
          </table:table-cell>
          <table:table-cell table:formula="of:=[.J79]/45" office:value-type="float" office:value="0.78" calcext:value-type="float">
            <text:p>0,780</text:p>
          </table:table-cell>
          <table:table-cell table:formula="of:=[.K79]*[.L75]+[.L79]*[.L75]+[.M79]*[.M75]+[.N79]*[.N75]+[.O79]*[.O75]+[.P79]*[.P75]+[.Q79]*[.Q75]+[.R79]*[.R75]" office:value-type="float" office:value="35.1" calcext:value-type="float">
            <text:p>35,100</text:p>
          </table:table-cell>
          <table:table-cell office:value-type="float" office:value="2.7" calcext:value-type="float">
            <text:p>2,700</text:p>
          </table:table-cell>
          <table:table-cell/>
          <table:table-cell office:value-type="float" office:value="1.5" calcext:value-type="float">
            <text:p>1,500</text:p>
          </table:table-cell>
          <table:table-cell table:number-columns-repeated="10"/>
          <table:table-cell table:formula="of:=([.S75]*[.S79])+([.T75]*[.T79])+([.U75]*[.U79])+([.V75]*[.V79])+([.W75]*[.W79])" office:value-type="float" office:value="0" calcext:value-type="float">
            <text:p>0,000</text:p>
          </table:table-cell>
          <table:table-cell table:formula="of:=[.X79]/45*(-1)" office:value-type="float" office:value="-0" calcext:value-type="float">
            <text:p>0,000</text:p>
          </table:table-cell>
          <table:table-cell table:formula="of:=[.J79]-[.X79]" office:value-type="float" office:value="35.1" calcext:value-type="float">
            <text:p>35,100</text:p>
          </table:table-cell>
          <table:table-cell table:formula="of:=[.Z79]/45*(-1)*0.8" office:value-type="float" office:value="-0.624" calcext:value-type="float">
            <text:p>-0,6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80]*2" office:value-type="float" office:value="0.495" calcext:value-type="float">
            <text:p>0,495</text:p>
          </table:table-cell>
          <table:table-cell table:style-name="ce32" table:formula="of:=([.E80]+[.G80])*(-1)" office:value-type="float" office:value="-0.0941111111111111" calcext:value-type="float">
            <text:p>-0,094</text:p>
          </table:table-cell>
          <table:table-cell table:style-name="ce32" table:formula="of:=[.F80]/45" office:value-type="float" office:value="0.044" calcext:value-type="float">
            <text:p>0,044</text:p>
          </table:table-cell>
          <table:table-cell table:style-name="ce32" table:formula="of:=[.K80]*[.L75]" office:value-type="float" office:value="1.98" calcext:value-type="float">
            <text:p>1,980</text:p>
          </table:table-cell>
          <table:table-cell table:style-name="ce32" table:formula="of:=[.H80]/45" office:value-type="float" office:value="0.0501111111111111" calcext:value-type="float">
            <text:p>0,050</text:p>
          </table:table-cell>
          <table:table-cell table:style-name="ce32" table:formula="of:=[.L80]*[.L75]+[.M80]*[.M75]+[.N80]*[.N75]+[.O80]*[.O75]+[.P80]*[.P75]+[.Q80]*[.Q75]+[.R80]*[.R75]" office:value-type="float" office:value="2.255" calcext:value-type="float">
            <text:p>2,255</text:p>
          </table:table-cell>
          <table:table-cell table:style-name="ce32" table:formula="of:=[.J80]/45" office:value-type="float" office:value="0.0941111111111111" calcext:value-type="float">
            <text:p>0,094</text:p>
          </table:table-cell>
          <table:table-cell table:formula="of:=[.K80]*[.L75]+[.L80]*[.L75]+[.M80]*[.M75]+[.N80]*[.N75]+[.O80]*[.O75]+[.P80]*[.P75]+[.Q80]*[.Q75]+[.R80]*[.R75]" office:value-type="float" office:value="4.235" calcext:value-type="float">
            <text:p>4,235</text:p>
          </table:table-cell>
          <table:table-cell office:value-type="float" office:value="0.2475" calcext:value-type="float">
            <text:p>0,248</text:p>
          </table:table-cell>
          <table:table-cell/>
          <table:table-cell office:value-type="float" office:value="0.165" calcext:value-type="float">
            <text:p>0,165</text:p>
          </table:table-cell>
          <table:table-cell/>
          <table:table-cell office:value-type="float" office:value="0.11" calcext:value-type="float">
            <text:p>0,110</text:p>
          </table:table-cell>
          <table:table-cell table:number-columns-repeated="6"/>
          <table:table-cell office:value-type="float" office:value="0.11" calcext:value-type="float">
            <text:p>0,110</text:p>
          </table:table-cell>
          <table:table-cell/>
          <table:table-cell table:formula="of:=([.S75]*[.S80])+([.T75]*[.T80])+([.U75]*[.U80])+([.V75]*[.V80])+([.W75]*[.W80])" office:value-type="float" office:value="0.77" calcext:value-type="float">
            <text:p>0,770</text:p>
          </table:table-cell>
          <table:table-cell table:formula="of:=[.X80]/45*(-1)" office:value-type="float" office:value="-0.0171111111111111" calcext:value-type="float">
            <text:p>-0,017</text:p>
          </table:table-cell>
          <table:table-cell table:formula="of:=[.J80]-[.X80]" office:value-type="float" office:value="3.465" calcext:value-type="float">
            <text:p>3,465</text:p>
          </table:table-cell>
          <table:table-cell table:formula="of:=[.Z80]/45*(-1)*0.8" office:value-type="float" office:value="-0.0616" calcext:value-type="float">
            <text:p>-0,06</text:p>
          </table:table-cell>
          <table:table-cell table:style-name="ce62" table:formula="of:=[.Z80]/45*(-1)" office:value-type="float" office:value="-0.077" calcext:value-type="float">
            <text:p>-0,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81]*2" office:value-type="float" office:value="0.081" calcext:value-type="float">
            <text:p>0,081</text:p>
          </table:table-cell>
          <table:table-cell table:formula="of:=([.E81]+[.G81])*(-1)" office:value-type="float" office:value="-0.00826666666666667" calcext:value-type="float">
            <text:p>-0,008</text:p>
          </table:table-cell>
          <table:table-cell table:formula="of:=[.F81]/2/45" office:value-type="float" office:value="0.0036" calcext:value-type="float">
            <text:p>0,004</text:p>
          </table:table-cell>
          <table:table-cell table:formula="of:=[.K81]*[.L75]" office:value-type="float" office:value="0.324" calcext:value-type="float">
            <text:p>0,324</text:p>
          </table:table-cell>
          <table:table-cell table:formula="of:=[.H81]/45" office:value-type="float" office:value="0.00466666666666667" calcext:value-type="float">
            <text:p>0,005</text:p>
          </table:table-cell>
          <table:table-cell table:formula="of:=[.L81]*[.L75]+[.M81]*[.M75]+[.N81]*[.N75]+[.O81]*[.O75]+[.P81]*[.P75]+[.Q81]*[.Q75]+[.R81]*[.R75]" office:value-type="float" office:value="0.21" calcext:value-type="float">
            <text:p>0,210</text:p>
          </table:table-cell>
          <table:table-cell table:formula="of:=[.J81]/45" office:value-type="float" office:value="0.0118666666666667" calcext:value-type="float">
            <text:p>0,012</text:p>
          </table:table-cell>
          <table:table-cell table:formula="of:=[.K81]*[.L75]+[.L81]*[.L75]+[.M81]*[.M75]+[.N81]*[.N75]+[.O81]*[.O75]+[.P81]*[.P75]+[.Q81]*[.Q75]+[.R81]*[.R75]" office:value-type="float" office:value="0.534" calcext:value-type="float">
            <text:p>0,534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3" calcext:value-type="float">
            <text:p>0,030</text:p>
          </table:table-cell>
          <table:table-cell table:number-columns-repeated="6"/>
          <table:table-cell office:value-type="float" office:value="0.054" calcext:value-type="float">
            <text:p>0,054</text:p>
          </table:table-cell>
          <table:table-cell/>
          <table:table-cell table:formula="of:=([.S75]*[.S81])+([.T75]*[.T81])+([.U75]*[.U81])+([.V75]*[.V81])+([.W75]*[.W81])" office:value-type="float" office:value="0.378" calcext:value-type="float">
            <text:p>0,378</text:p>
          </table:table-cell>
          <table:table-cell table:formula="of:=[.X81]/45*(-1)" office:value-type="float" office:value="-0.0084" calcext:value-type="float">
            <text:p>-0,008</text:p>
          </table:table-cell>
          <table:table-cell table:formula="of:=[.J81]-[.X81]" office:value-type="float" office:value="0.156" calcext:value-type="float">
            <text:p>0,156</text:p>
          </table:table-cell>
          <table:table-cell table:formula="of:=[.Z81]/45*(-1)*0.8" office:value-type="float" office:value="-0.00277333333333333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82]*2" office:value-type="float" office:value="45" calcext:value-type="float">
            <text:p>45,000</text:p>
          </table:table-cell>
          <table:table-cell table:formula="of:=([.E82]+[.G82])*(-1)" office:value-type="float" office:value="-9.66666666666667" calcext:value-type="float">
            <text:p>-9,667</text:p>
          </table:table-cell>
          <table:table-cell table:formula="of:=[.F82]/2/45" office:value-type="float" office:value="2" calcext:value-type="float">
            <text:p>2,000</text:p>
          </table:table-cell>
          <table:table-cell table:formula="of:=[.K82]*[.L75]" office:value-type="float" office:value="180" calcext:value-type="float">
            <text:p>180,000</text:p>
          </table:table-cell>
          <table:table-cell table:formula="of:=[.H82]/45" office:value-type="float" office:value="7.66666666666667" calcext:value-type="float">
            <text:p>7,667</text:p>
          </table:table-cell>
          <table:table-cell table:formula="of:=[.L82]*[.L75]+[.M82]*[.M75]+[.N82]*[.N75]+[.O82]*[.O75]+[.P82]*[.P75]+[.Q82]*[.Q75]+[.R82]*[.R75]" office:value-type="float" office:value="345" calcext:value-type="float">
            <text:p>345,000</text:p>
          </table:table-cell>
          <table:table-cell table:formula="of:=[.J82]/45" office:value-type="float" office:value="11.6666666666667" calcext:value-type="float">
            <text:p>11,667</text:p>
          </table:table-cell>
          <table:table-cell table:formula="of:=[.K82]*[.L75]+[.L82]*[.L75]+[.M82]*[.M75]+[.N82]*[.N75]+[.O82]*[.O75]+[.P82]*[.P75]+[.Q82]*[.Q75]+[.R82]*[.R75]" office:value-type="float" office:value="525" calcext:value-type="float">
            <text:p>525,000</text:p>
          </table:table-cell>
          <table:table-cell office:value-type="float" office:value="22.5" calcext:value-type="float">
            <text:p>22,500</text:p>
          </table:table-cell>
          <table:table-cell table:number-columns-repeated="2" office:value-type="float" office:value="15" calcext:value-type="float">
            <text:p>15,000</text:p>
          </table:table-cell>
          <table:table-cell office:value-type="float" office:value="10" calcext:value-type="float">
            <text:p>10,000</text:p>
          </table:table-cell>
          <table:table-cell table:number-columns-repeated="5"/>
          <table:table-cell office:value-type="float" office:value="15" calcext:value-type="float">
            <text:p>15,000</text:p>
          </table:table-cell>
          <table:table-cell table:number-columns-repeated="3"/>
          <table:table-cell table:formula="of:=([.S75]*[.S82])+([.T75]*[.T82])+([.U75]*[.U82])+([.V75]*[.V82])+([.W75]*[.W82])" office:value-type="float" office:value="120" calcext:value-type="float">
            <text:p>120,000</text:p>
          </table:table-cell>
          <table:table-cell table:formula="of:=[.X82]/45*(-1)" office:value-type="float" office:value="-2.66666666666667" calcext:value-type="float">
            <text:p>-2,667</text:p>
          </table:table-cell>
          <table:table-cell table:formula="of:=[.J82]-[.X82]" office:value-type="float" office:value="405" calcext:value-type="float">
            <text:p>405,000</text:p>
          </table:table-cell>
          <table:table-cell table:formula="of:=[.Z82]/45*(-1)*0.8" office:value-type="float" office:value="-7.2" calcext:value-type="float">
            <text:p>-7,2</text:p>
          </table:table-cell>
          <table:table-cell table:style-name="ce62" table:formula="of:=[.Z82]/45*(-1)" office:value-type="float" office:value="-9" calcext:value-type="float">
            <text:p>-9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D82]-[.C82]" office:value-type="float" office:value="205" calcext:value-type="float">
            <text:p>205,000</text:p>
          </table:table-cell>
          <table:table-cell table:formula="of:=[.AD82]-[.C82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D82]+[.C82]/2" office:value-type="float" office:value="272.5" calcext:value-type="float">
            <text:p>272,500</text:p>
          </table:table-cell>
          <table:table-cell table:formula="of:=[.AD82]+[.C82]" office:value-type="float" office:value="295" calcext:value-type="float">
            <text:p>295,000</text:p>
          </table:table-cell>
          <table:table-cell table:formula="of:=[.AD82]+[.C82]*1.5" office:value-type="float" office:value="317.5" calcext:value-type="float">
            <text:p>317,500</text:p>
          </table:table-cell>
          <table:table-cell table:formula="of:=[.AD82]+[.C82]*2" office:value-type="float" office:value="340" calcext:value-type="float">
            <text:p>340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83]*2" office:value-type="float" office:value="0" calcext:value-type="float">
            <text:p>0,000</text:p>
          </table:table-cell>
          <table:table-cell table:formula="of:=([.E83]+[.G83])*(-1)" office:value-type="float" office:value="-0" calcext:value-type="float">
            <text:p>0,000</text:p>
          </table:table-cell>
          <table:table-cell table:formula="of:=[.F83]/2/45" office:value-type="float" office:value="0" calcext:value-type="float">
            <text:p>0,000</text:p>
          </table:table-cell>
          <table:table-cell table:formula="of:=[.K83]*[.L75]" office:value-type="float" office:value="0" calcext:value-type="float">
            <text:p>0,000</text:p>
          </table:table-cell>
          <table:table-cell table:formula="of:=[.H83]/45" office:value-type="float" office:value="0" calcext:value-type="float">
            <text:p>0,000</text:p>
          </table:table-cell>
          <table:table-cell table:formula="of:=[.L83]*[.L75]+[.M83]*[.M75]+[.N83]*[.N75]+[.O83]*[.O75]+[.P83]*[.P75]+[.Q83]*[.Q75]+[.R83]*[.R75]" office:value-type="float" office:value="0" calcext:value-type="float">
            <text:p>0,000</text:p>
          </table:table-cell>
          <table:table-cell table:formula="of:=[.J83]/45" office:value-type="float" office:value="0" calcext:value-type="float">
            <text:p>0,000</text:p>
          </table:table-cell>
          <table:table-cell table:formula="of:=[.K83]*[.L75]+[.L83]*[.L75]+[.M83]*[.M75]+[.N83]*[.N75]+[.O83]*[.O75]+[.P83]*[.P75]+[.Q83]*[.Q75]+[.R83]*[.R7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75]*[.S83])+([.T75]*[.T83])+([.U75]*[.U83])+([.V75]*[.V83])+([.W75]*[.W83])" office:value-type="float" office:value="0" calcext:value-type="float">
            <text:p>0,000</text:p>
          </table:table-cell>
          <table:table-cell table:formula="of:=[.X83]/45*(-1)" office:value-type="float" office:value="-0" calcext:value-type="float">
            <text:p>0,000</text:p>
          </table:table-cell>
          <table:table-cell table:formula="of:=[.J83]-[.X83]" office:value-type="float" office:value="0" calcext:value-type="float">
            <text:p>0,000</text:p>
          </table:table-cell>
          <table:table-cell table:formula="of:=[.Z83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84]*2" office:value-type="float" office:value="0" calcext:value-type="float">
            <text:p>0,000</text:p>
          </table:table-cell>
          <table:table-cell table:formula="of:=([.E84]+[.G84])*(-1)" office:value-type="float" office:value="-0.216444444444444" calcext:value-type="float">
            <text:p>-0,216</text:p>
          </table:table-cell>
          <table:table-cell table:formula="of:=[.F84]/2/45" office:value-type="float" office:value="0" calcext:value-type="float">
            <text:p>0,000</text:p>
          </table:table-cell>
          <table:table-cell table:formula="of:=[.K84]*[.L75]" office:value-type="float" office:value="0" calcext:value-type="float">
            <text:p>0,000</text:p>
          </table:table-cell>
          <table:table-cell table:formula="of:=[.H84]/45" office:value-type="float" office:value="0.216444444444444" calcext:value-type="float">
            <text:p>0,216</text:p>
          </table:table-cell>
          <table:table-cell table:formula="of:=[.L84]*[.L75]+[.M84]*[.M75]+[.N84]*[.N75]+[.O84]*[.O75]+[.P84]*[.P75]+[.Q84]*[.Q75]+[.R84]*[.R75]" office:value-type="float" office:value="9.74" calcext:value-type="float">
            <text:p>9,740</text:p>
          </table:table-cell>
          <table:table-cell table:formula="of:=[.J84]/45" office:value-type="float" office:value="0.216444444444444" calcext:value-type="float">
            <text:p>0,216</text:p>
          </table:table-cell>
          <table:table-cell table:formula="of:=[.K84]*[.L75]+[.L84]*[.L75]+[.M84]*[.M75]+[.N84]*[.N75]+[.O84]*[.O75]+[.P84]*[.P75]+[.Q84]*[.Q75]+[.R84]*[.R75]" office:value-type="float" office:value="9.74" calcext:value-type="float">
            <text:p>9,74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0.26" calcext:value-type="float">
            <text:p>0,260</text:p>
          </table:table-cell>
          <table:table-cell office:value-type="float" office:value="1.2" calcext:value-type="float">
            <text:p>1,200</text:p>
          </table:table-cell>
          <table:table-cell office:value-type="float" office:value="0.32" calcext:value-type="float">
            <text:p>0,320</text:p>
          </table:table-cell>
          <table:table-cell/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26" calcext:value-type="float">
            <text:p>0,260</text:p>
          </table:table-cell>
          <table:table-cell office:value-type="float" office:value="0.32" calcext:value-type="float">
            <text:p>0,320</text:p>
          </table:table-cell>
          <table:table-cell table:formula="of:=([.S75]*[.S84])+([.T75]*[.T84])+([.U75]*[.U84])+([.V75]*[.V84])+([.W75]*[.W84])" office:value-type="float" office:value="7.74" calcext:value-type="float">
            <text:p>7,740</text:p>
          </table:table-cell>
          <table:table-cell table:formula="of:=[.X84]/45*(-1)" office:value-type="float" office:value="-0.172" calcext:value-type="float">
            <text:p>-0,172</text:p>
          </table:table-cell>
          <table:table-cell table:formula="of:=[.J84]-[.X84]" office:value-type="float" office:value="2" calcext:value-type="float">
            <text:p>2,000</text:p>
          </table:table-cell>
          <table:table-cell table:formula="of:=[.Z84]/45*(-1)*0.8" office:value-type="float" office:value="-0.0355555555555556" calcext:value-type="float">
            <text:p>-0,04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ship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88]*2" office:value-type="float" office:value="16.2" calcext:value-type="float">
            <text:p>16,200</text:p>
          </table:table-cell>
          <table:table-cell table:formula="of:=([.E88]+[.G88])*(-1)" office:value-type="float" office:value="-3.1" calcext:value-type="float">
            <text:p>-3,100</text:p>
          </table:table-cell>
          <table:table-cell table:formula="of:=[.F88]/2/45" office:value-type="float" office:value="0.72" calcext:value-type="float">
            <text:p>0,720</text:p>
          </table:table-cell>
          <table:table-cell table:formula="of:=[.K88]*[.L87]" office:value-type="float" office:value="64.8" calcext:value-type="float">
            <text:p>64,800</text:p>
          </table:table-cell>
          <table:table-cell table:formula="of:=[.H88]/45" office:value-type="float" office:value="2.38" calcext:value-type="float">
            <text:p>2,380</text:p>
          </table:table-cell>
          <table:table-cell table:formula="of:=[.L88]*[.L87]+[.M88]*[.M87]+[.N88]*[.N87]+[.O88]*[.O87]+[.P88]*[.P87]+[.Q88]*[.Q87]+[.R88]*[.R87]" office:value-type="float" office:value="107.1" calcext:value-type="float">
            <text:p>107,100</text:p>
          </table:table-cell>
          <table:table-cell table:formula="of:=[.J88]/45" office:value-type="float" office:value="3.82" calcext:value-type="float">
            <text:p>3,820</text:p>
          </table:table-cell>
          <table:table-cell table:formula="of:=[.K88]*[.L87]+[.L88]*[.L87]+[.M88]*[.M87]+[.N88]*[.N87]+[.O88]*[.O87]+[.P88]*[.P87]+[.Q88]*[.Q87]+[.R88]*[.R87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S87]*[.S88])+([.T87]*[.T88])+([.U87]*[.U88])+([.V87]*[.V88])+([.W87]*[.W88])" office:value-type="float" office:value="75.6" calcext:value-type="float">
            <text:p>75,600</text:p>
          </table:table-cell>
          <table:table-cell table:formula="of:=[.X88]/45*(-1)" office:value-type="float" office:value="-1.68" calcext:value-type="float">
            <text:p>-1,680</text:p>
          </table:table-cell>
          <table:table-cell table:formula="of:=[.J88]-[.X88]" office:value-type="float" office:value="96.3" calcext:value-type="float">
            <text:p>96,300</text:p>
          </table:table-cell>
          <table:table-cell table:formula="of:=[.Z88]/45*(-1)*0.8" office:value-type="float" office:value="-1.712" calcext:value-type="float">
            <text:p>-1,7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89]*2" office:value-type="float" office:value="7.2" calcext:value-type="float">
            <text:p>7,200</text:p>
          </table:table-cell>
          <table:table-cell table:formula="of:=([.E89]+[.G89])*(-1)" office:value-type="float" office:value="-2.16" calcext:value-type="float">
            <text:p>-2,160</text:p>
          </table:table-cell>
          <table:table-cell table:formula="of:=[.F89]/2/45" office:value-type="float" office:value="0.32" calcext:value-type="float">
            <text:p>0,320</text:p>
          </table:table-cell>
          <table:table-cell table:formula="of:=[.K89]*[.L87]" office:value-type="float" office:value="28.8" calcext:value-type="float">
            <text:p>28,800</text:p>
          </table:table-cell>
          <table:table-cell table:formula="of:=[.H89]/45" office:value-type="float" office:value="1.84" calcext:value-type="float">
            <text:p>1,840</text:p>
          </table:table-cell>
          <table:table-cell table:formula="of:=[.L89]*[.L87]+[.M89]*[.M87]+[.N89]*[.N87]+[.O89]*[.O87]+[.P89]*[.P87]+[.Q89]*[.Q87]+[.R89]*[.R87]" office:value-type="float" office:value="82.8" calcext:value-type="float">
            <text:p>82,800</text:p>
          </table:table-cell>
          <table:table-cell table:formula="of:=[.J89]/45" office:value-type="float" office:value="2.48" calcext:value-type="float">
            <text:p>2,480</text:p>
          </table:table-cell>
          <table:table-cell table:formula="of:=[.K89]*[.L87]+[.L89]*[.L87]+[.M89]*[.M87]+[.N89]*[.N87]+[.O89]*[.O87]+[.P89]*[.P87]+[.Q89]*[.Q87]+[.R89]*[.R87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S87]*[.S89])+([.T87]*[.T89])+([.U87]*[.U89])+([.V87]*[.V89])+([.W87]*[.W89])" office:value-type="float" office:value="0" calcext:value-type="float">
            <text:p>0,000</text:p>
          </table:table-cell>
          <table:table-cell table:formula="of:=[.X89]/45*(-1)" office:value-type="float" office:value="-0" calcext:value-type="float">
            <text:p>0,000</text:p>
          </table:table-cell>
          <table:table-cell table:formula="of:=[.J89]-[.X89]" office:value-type="float" office:value="111.6" calcext:value-type="float">
            <text:p>111,600</text:p>
          </table:table-cell>
          <table:table-cell table:formula="of:=[.Z89]/45*(-1)*0.8" office:value-type="float" office:value="-1.984" calcext:value-type="float">
            <text:p>-1,98</text:p>
          </table:table-cell>
          <table:table-cell table:style-name="ce62" table:formula="of:=[.Z89]/45*(-1)" office:value-type="float" office:value="-2.48" calcext:value-type="float">
            <text:p>-2,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90]*2" office:value-type="float" office:value="6.12" calcext:value-type="float">
            <text:p>6,120</text:p>
          </table:table-cell>
          <table:table-cell table:formula="of:=([.E90]+[.G90])*(-1)" office:value-type="float" office:value="-1.79555555555556" calcext:value-type="float">
            <text:p>-1,796</text:p>
          </table:table-cell>
          <table:table-cell table:formula="of:=[.F90]/2/45" office:value-type="float" office:value="0.272" calcext:value-type="float">
            <text:p>0,272</text:p>
          </table:table-cell>
          <table:table-cell table:formula="of:=[.K90]*[.L87]" office:value-type="float" office:value="24.48" calcext:value-type="float">
            <text:p>24,480</text:p>
          </table:table-cell>
          <table:table-cell table:formula="of:=[.H90]/45" office:value-type="float" office:value="1.52355555555556" calcext:value-type="float">
            <text:p>1,524</text:p>
          </table:table-cell>
          <table:table-cell table:formula="of:=[.L90]*[.L87]+[.M90]*[.M87]+[.N90]*[.N87]+[.O90]*[.O87]+[.P90]*[.P87]+[.Q90]*[.Q87]+[.R90]*[.R87]" office:value-type="float" office:value="68.56" calcext:value-type="float">
            <text:p>68,560</text:p>
          </table:table-cell>
          <table:table-cell table:formula="of:=[.J90]/45" office:value-type="float" office:value="2.06755555555556" calcext:value-type="float">
            <text:p>2,068</text:p>
          </table:table-cell>
          <table:table-cell table:formula="of:=[.K90]*[.L87]+[.L90]*[.L87]+[.M90]*[.M87]+[.N90]*[.N87]+[.O90]*[.O87]+[.P90]*[.P87]+[.Q90]*[.Q87]+[.R90]*[.R87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S87]*[.S90])+([.T87]*[.T90])+([.U87]*[.U90])+([.V87]*[.V90])+([.W87]*[.W90])" office:value-type="float" office:value="73.56" calcext:value-type="float">
            <text:p>73,560</text:p>
          </table:table-cell>
          <table:table-cell table:formula="of:=[.X90]/45*(-1)" office:value-type="float" office:value="-1.63466666666667" calcext:value-type="float">
            <text:p>-1,635</text:p>
          </table:table-cell>
          <table:table-cell table:formula="of:=[.J90]-[.X90]" office:value-type="float" office:value="19.48" calcext:value-type="float">
            <text:p>19,480</text:p>
          </table:table-cell>
          <table:table-cell table:formula="of:=[.Z90]/45*(-1)*0.8" office:value-type="float" office:value="-0.346311111111111" calcext:value-type="float">
            <text:p>-0,35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91]*2" office:value-type="float" office:value="7.56" calcext:value-type="float">
            <text:p>7,560</text:p>
          </table:table-cell>
          <table:table-cell table:formula="of:=([.E91]+[.G91])*(-1)" office:value-type="float" office:value="-1.974" calcext:value-type="float">
            <text:p>-1,974</text:p>
          </table:table-cell>
          <table:table-cell table:formula="of:=[.F91]/2/45" office:value-type="float" office:value="0.336" calcext:value-type="float">
            <text:p>0,336</text:p>
          </table:table-cell>
          <table:table-cell table:formula="of:=[.K91]*[.L87]" office:value-type="float" office:value="30.24" calcext:value-type="float">
            <text:p>30,240</text:p>
          </table:table-cell>
          <table:table-cell table:formula="of:=[.H91]/45" office:value-type="float" office:value="1.638" calcext:value-type="float">
            <text:p>1,638</text:p>
          </table:table-cell>
          <table:table-cell table:formula="of:=[.L91]*[.L87]+[.M91]*[.M87]+[.N91]*[.N87]+[.O91]*[.O87]+[.P91]*[.P87]+[.Q91]*[.Q87]+[.R91]*[.R87]" office:value-type="float" office:value="73.71" calcext:value-type="float">
            <text:p>73,710</text:p>
          </table:table-cell>
          <table:table-cell table:formula="of:=[.J91]/45" office:value-type="float" office:value="2.31" calcext:value-type="float">
            <text:p>2,310</text:p>
          </table:table-cell>
          <table:table-cell table:formula="of:=[.K91]*[.L87]+[.L91]*[.L87]+[.M91]*[.M87]+[.N91]*[.N87]+[.O91]*[.O87]+[.P91]*[.P87]+[.Q91]*[.Q87]+[.R91]*[.R87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S87]*[.S91])+([.T87]*[.T91])+([.U87]*[.U91])+([.V87]*[.V91])+([.W87]*[.W91])" office:value-type="float" office:value="0" calcext:value-type="float">
            <text:p>0,000</text:p>
          </table:table-cell>
          <table:table-cell table:formula="of:=[.X91]/45*(-1)" office:value-type="float" office:value="-0" calcext:value-type="float">
            <text:p>0,000</text:p>
          </table:table-cell>
          <table:table-cell table:formula="of:=[.J91]-[.X91]" office:value-type="float" office:value="103.95" calcext:value-type="float">
            <text:p>103,950</text:p>
          </table:table-cell>
          <table:table-cell table:formula="of:=[.Z91]/45*(-1)*0.8" office:value-type="float" office:value="-1.848" calcext:value-type="float">
            <text:p>-1,85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92]*2" office:value-type="float" office:value="0.99" calcext:value-type="float">
            <text:p>0,990</text:p>
          </table:table-cell>
          <table:table-cell table:style-name="ce32" table:formula="of:=([.E92]+[.G92])*(-1)" office:value-type="float" office:value="-0.210222222222222" calcext:value-type="float">
            <text:p>-0,210</text:p>
          </table:table-cell>
          <table:table-cell table:style-name="ce32" table:formula="of:=[.F92]/45" office:value-type="float" office:value="0.088" calcext:value-type="float">
            <text:p>0,088</text:p>
          </table:table-cell>
          <table:table-cell table:style-name="ce32" table:formula="of:=[.K92]*[.L87]" office:value-type="float" office:value="3.96" calcext:value-type="float">
            <text:p>3,960</text:p>
          </table:table-cell>
          <table:table-cell table:style-name="ce32" table:formula="of:=[.H92]/45" office:value-type="float" office:value="0.122222222222222" calcext:value-type="float">
            <text:p>0,122</text:p>
          </table:table-cell>
          <table:table-cell table:style-name="ce32" table:formula="of:=[.L92]*[.L87]+[.M92]*[.M87]+[.N92]*[.N87]+[.O92]*[.O87]+[.P92]*[.P87]+[.Q92]*[.Q87]+[.R92]*[.R87]" office:value-type="float" office:value="5.5" calcext:value-type="float">
            <text:p>5,500</text:p>
          </table:table-cell>
          <table:table-cell table:style-name="ce32" table:formula="of:=[.J92]/45" office:value-type="float" office:value="0.210222222222222" calcext:value-type="float">
            <text:p>0,210</text:p>
          </table:table-cell>
          <table:table-cell table:formula="of:=[.K92]*[.L87]+[.L92]*[.L87]+[.M92]*[.M87]+[.N92]*[.N87]+[.O92]*[.O87]+[.P92]*[.P87]+[.Q92]*[.Q87]+[.R92]*[.R87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S87]*[.S92])+([.T87]*[.T92])+([.U87]*[.U92])+([.V87]*[.V92])+([.W87]*[.W92])" office:value-type="float" office:value="1.54" calcext:value-type="float">
            <text:p>1,540</text:p>
          </table:table-cell>
          <table:table-cell table:formula="of:=[.X92]/45*(-1)" office:value-type="float" office:value="-0.0342222222222222" calcext:value-type="float">
            <text:p>-0,034</text:p>
          </table:table-cell>
          <table:table-cell table:formula="of:=[.J92]-[.X92]" office:value-type="float" office:value="7.92" calcext:value-type="float">
            <text:p>7,920</text:p>
          </table:table-cell>
          <table:table-cell table:formula="of:=[.Z92]/45*(-1)*0.8" office:value-type="float" office:value="-0.1408" calcext:value-type="float">
            <text:p>-0,14</text:p>
          </table:table-cell>
          <table:table-cell table:style-name="ce62" table:formula="of:=[.Z92]/45*(-1)" office:value-type="float" office:value="-0.176" calcext:value-type="float">
            <text:p>-0,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93]*2" office:value-type="float" office:value="0.225" calcext:value-type="float">
            <text:p>0,225</text:p>
          </table:table-cell>
          <table:table-cell table:formula="of:=([.E93]+[.G93])*(-1)" office:value-type="float" office:value="-0.0333333333333333" calcext:value-type="float">
            <text:p>-0,033</text:p>
          </table:table-cell>
          <table:table-cell table:formula="of:=[.F93]/2/45" office:value-type="float" office:value="0.01" calcext:value-type="float">
            <text:p>0,010</text:p>
          </table:table-cell>
          <table:table-cell table:formula="of:=[.K93]*[.L87]" office:value-type="float" office:value="0.9" calcext:value-type="float">
            <text:p>0,900</text:p>
          </table:table-cell>
          <table:table-cell table:formula="of:=[.H93]/45" office:value-type="float" office:value="0.0233333333333333" calcext:value-type="float">
            <text:p>0,023</text:p>
          </table:table-cell>
          <table:table-cell table:formula="of:=[.L93]*[.L87]+[.M93]*[.M87]+[.N93]*[.N87]+[.O93]*[.O87]+[.P93]*[.P87]+[.Q93]*[.Q87]+[.R93]*[.R87]" office:value-type="float" office:value="1.05" calcext:value-type="float">
            <text:p>1,050</text:p>
          </table:table-cell>
          <table:table-cell table:formula="of:=[.J93]/45" office:value-type="float" office:value="0.0433333333333333" calcext:value-type="float">
            <text:p>0,043</text:p>
          </table:table-cell>
          <table:table-cell table:formula="of:=[.K93]*[.L87]+[.L93]*[.L87]+[.M93]*[.M87]+[.N93]*[.N87]+[.O93]*[.O87]+[.P93]*[.P87]+[.Q93]*[.Q87]+[.R93]*[.R87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S87]*[.S93])+([.T87]*[.T93])+([.U87]*[.U93])+([.V87]*[.V93])+([.W87]*[.W93])" office:value-type="float" office:value="1.05" calcext:value-type="float">
            <text:p>1,050</text:p>
          </table:table-cell>
          <table:table-cell table:formula="of:=[.X93]/45*(-1)" office:value-type="float" office:value="-0.0233333333333333" calcext:value-type="float">
            <text:p>-0,023</text:p>
          </table:table-cell>
          <table:table-cell table:formula="of:=[.J93]-[.X93]" office:value-type="float" office:value="0.9" calcext:value-type="float">
            <text:p>0,900</text:p>
          </table:table-cell>
          <table:table-cell table:formula="of:=[.Z93]/45*(-1)*0.8" office:value-type="float" office:value="-0.016" calcext:value-type="float">
            <text:p>-0,0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94]*2" office:value-type="float" office:value="63" calcext:value-type="float">
            <text:p>63,000</text:p>
          </table:table-cell>
          <table:table-cell table:formula="of:=([.E94]+[.G94])*(-1)" office:value-type="float" office:value="-12.3666666666667" calcext:value-type="float">
            <text:p>-12,367</text:p>
          </table:table-cell>
          <table:table-cell table:formula="of:=[.F94]/2/45" office:value-type="float" office:value="2.8" calcext:value-type="float">
            <text:p>2,800</text:p>
          </table:table-cell>
          <table:table-cell table:formula="of:=[.K94]*[.L87]" office:value-type="float" office:value="252" calcext:value-type="float">
            <text:p>252,000</text:p>
          </table:table-cell>
          <table:table-cell table:formula="of:=[.H94]/45" office:value-type="float" office:value="9.56666666666667" calcext:value-type="float">
            <text:p>9,567</text:p>
          </table:table-cell>
          <table:table-cell table:formula="of:=[.L94]*[.L87]+[.M94]*[.M87]+[.N94]*[.N87]+[.O94]*[.O87]+[.P94]*[.P87]+[.Q94]*[.Q87]+[.R94]*[.R87]" office:value-type="float" office:value="430.5" calcext:value-type="float">
            <text:p>430,500</text:p>
          </table:table-cell>
          <table:table-cell table:formula="of:=[.J94]/45" office:value-type="float" office:value="15.1666666666667" calcext:value-type="float">
            <text:p>15,167</text:p>
          </table:table-cell>
          <table:table-cell table:formula="of:=[.K94]*[.L87]+[.L94]*[.L87]+[.M94]*[.M87]+[.N94]*[.N87]+[.O94]*[.O87]+[.P94]*[.P87]+[.Q94]*[.Q87]+[.R94]*[.R87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S87]*[.S94])+([.T87]*[.T94])+([.U87]*[.U94])+([.V87]*[.V94])+([.W87]*[.W94])" office:value-type="float" office:value="94.5" calcext:value-type="float">
            <text:p>94,500</text:p>
          </table:table-cell>
          <table:table-cell table:formula="of:=[.X94]/45*(-1)" office:value-type="float" office:value="-2.1" calcext:value-type="float">
            <text:p>-2,100</text:p>
          </table:table-cell>
          <table:table-cell table:formula="of:=[.J94]-[.X94]" office:value-type="float" office:value="588" calcext:value-type="float">
            <text:p>588,000</text:p>
          </table:table-cell>
          <table:table-cell table:formula="of:=[.Z94]/45*(-1)*0.8" office:value-type="float" office:value="-10.4533333333333" calcext:value-type="float">
            <text:p>-10,45</text:p>
          </table:table-cell>
          <table:table-cell table:style-name="ce62" table:formula="of:=[.Z94]/45*(-1)" office:value-type="float" office:value="-13.0666666666667" calcext:value-type="float">
            <text:p>-13,07</text:p>
          </table:table-cell>
          <table:table-cell/>
          <table:table-cell office:value-type="float" office:value="350" calcext:value-type="float">
            <text:p>350,000</text:p>
          </table:table-cell>
          <table:table-cell table:formula="of:=[.AD94]-[.C94]" office:value-type="float" office:value="287" calcext:value-type="float">
            <text:p>287,000</text:p>
          </table:table-cell>
          <table:table-cell table:formula="of:=[.AD94]-[.C94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D94]+[.C94]/2" office:value-type="float" office:value="381.5" calcext:value-type="float">
            <text:p>381,500</text:p>
          </table:table-cell>
          <table:table-cell table:formula="of:=[.AD94]+[.C94]" office:value-type="float" office:value="413" calcext:value-type="float">
            <text:p>413,000</text:p>
          </table:table-cell>
          <table:table-cell table:formula="of:=[.AD94]+[.C94]*1.5" office:value-type="float" office:value="444.5" calcext:value-type="float">
            <text:p>444,500</text:p>
          </table:table-cell>
          <table:table-cell table:formula="of:=[.AD94]+[.C94]*2" office:value-type="float" office:value="476" calcext:value-type="float">
            <text:p>47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95]*2" office:value-type="float" office:value="0" calcext:value-type="float">
            <text:p>0,000</text:p>
          </table:table-cell>
          <table:table-cell table:formula="of:=([.E95]+[.G95])*(-1)" office:value-type="float" office:value="-0" calcext:value-type="float">
            <text:p>0,000</text:p>
          </table:table-cell>
          <table:table-cell table:formula="of:=[.F95]/2/45" office:value-type="float" office:value="0" calcext:value-type="float">
            <text:p>0,000</text:p>
          </table:table-cell>
          <table:table-cell table:formula="of:=[.K95]*[.L87]" office:value-type="float" office:value="0" calcext:value-type="float">
            <text:p>0,000</text:p>
          </table:table-cell>
          <table:table-cell table:formula="of:=[.H95]/45" office:value-type="float" office:value="0" calcext:value-type="float">
            <text:p>0,000</text:p>
          </table:table-cell>
          <table:table-cell table:formula="of:=[.L95]*[.L87]+[.M95]*[.M87]+[.N95]*[.N87]+[.O95]*[.O87]+[.P95]*[.P87]+[.Q95]*[.Q87]+[.R95]*[.R87]" office:value-type="float" office:value="0" calcext:value-type="float">
            <text:p>0,000</text:p>
          </table:table-cell>
          <table:table-cell table:formula="of:=[.J95]/45" office:value-type="float" office:value="0" calcext:value-type="float">
            <text:p>0,000</text:p>
          </table:table-cell>
          <table:table-cell table:formula="of:=[.K95]*[.L87]+[.L95]*[.L87]+[.M95]*[.M87]+[.N95]*[.N87]+[.O95]*[.O87]+[.P95]*[.P87]+[.Q95]*[.Q87]+[.R95]*[.R87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87]*[.S95])+([.T87]*[.T95])+([.U87]*[.U95])+([.V87]*[.V95])+([.W87]*[.W95])" office:value-type="float" office:value="0" calcext:value-type="float">
            <text:p>0,000</text:p>
          </table:table-cell>
          <table:table-cell table:formula="of:=[.X95]/45*(-1)" office:value-type="float" office:value="-0" calcext:value-type="float">
            <text:p>0,000</text:p>
          </table:table-cell>
          <table:table-cell table:formula="of:=[.J95]-[.X95]" office:value-type="float" office:value="0" calcext:value-type="float">
            <text:p>0,000</text:p>
          </table:table-cell>
          <table:table-cell table:formula="of:=[.Z95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96]*2" office:value-type="float" office:value="0" calcext:value-type="float">
            <text:p>0,000</text:p>
          </table:table-cell>
          <table:table-cell table:formula="of:=([.E96]+[.G96])*(-1)" office:value-type="float" office:value="-0.568888888888889" calcext:value-type="float">
            <text:p>-0,569</text:p>
          </table:table-cell>
          <table:table-cell table:formula="of:=[.F96]/2/45" office:value-type="float" office:value="0" calcext:value-type="float">
            <text:p>0,000</text:p>
          </table:table-cell>
          <table:table-cell table:formula="of:=[.K96]*[.L87]" office:value-type="float" office:value="0" calcext:value-type="float">
            <text:p>0,000</text:p>
          </table:table-cell>
          <table:table-cell table:formula="of:=[.H96]/45" office:value-type="float" office:value="0.568888888888889" calcext:value-type="float">
            <text:p>0,569</text:p>
          </table:table-cell>
          <table:table-cell table:formula="of:=[.L96]*[.L87]+[.M96]*[.M87]+[.N96]*[.N87]+[.O96]*[.O87]+[.P96]*[.P87]+[.Q96]*[.Q87]+[.R96]*[.R87]" office:value-type="float" office:value="25.6" calcext:value-type="float">
            <text:p>25,600</text:p>
          </table:table-cell>
          <table:table-cell table:formula="of:=[.J96]/45" office:value-type="float" office:value="0.568888888888889" calcext:value-type="float">
            <text:p>0,569</text:p>
          </table:table-cell>
          <table:table-cell table:formula="of:=[.K96]*[.L87]+[.L96]*[.L87]+[.M96]*[.M87]+[.N96]*[.N87]+[.O96]*[.O87]+[.P96]*[.P87]+[.Q96]*[.Q87]+[.R96]*[.R87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S87]*[.S96])+([.T87]*[.T96])+([.U87]*[.U96])+([.V87]*[.V96])+([.W87]*[.W96])" office:value-type="float" office:value="18.56" calcext:value-type="float">
            <text:p>18,560</text:p>
          </table:table-cell>
          <table:table-cell table:formula="of:=[.X96]/45*(-1)" office:value-type="float" office:value="-0.412444444444444" calcext:value-type="float">
            <text:p>-0,412</text:p>
          </table:table-cell>
          <table:table-cell table:formula="of:=[.J96]-[.X96]" office:value-type="float" office:value="7.04" calcext:value-type="float">
            <text:p>7,040</text:p>
          </table:table-cell>
          <table:table-cell table:formula="of:=[.Z96]/45*(-1)*0.8" office:value-type="float" office:value="-0.125155555555556" calcext:value-type="float">
            <text:p>-0,13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mand_battleship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00]*2" office:value-type="float" office:value="16.2" calcext:value-type="float">
            <text:p>16,200</text:p>
          </table:table-cell>
          <table:table-cell table:formula="of:=([.E100]+[.G100])*(-1)" office:value-type="float" office:value="-3.1" calcext:value-type="float">
            <text:p>-3,100</text:p>
          </table:table-cell>
          <table:table-cell table:formula="of:=[.F100]/2/45" office:value-type="float" office:value="0.72" calcext:value-type="float">
            <text:p>0,720</text:p>
          </table:table-cell>
          <table:table-cell table:formula="of:=[.K100]*[.L99]" office:value-type="float" office:value="64.8" calcext:value-type="float">
            <text:p>64,800</text:p>
          </table:table-cell>
          <table:table-cell table:formula="of:=[.H100]/45" office:value-type="float" office:value="2.38" calcext:value-type="float">
            <text:p>2,380</text:p>
          </table:table-cell>
          <table:table-cell table:formula="of:=[.L100]*[.L99]+[.M100]*[.M99]+[.N100]*[.N99]+[.O100]*[.O99]+[.P100]*[.P99]+[.Q100]*[.Q99]+[.R100]*[.R99]" office:value-type="float" office:value="107.1" calcext:value-type="float">
            <text:p>107,100</text:p>
          </table:table-cell>
          <table:table-cell table:formula="of:=[.J100]/45" office:value-type="float" office:value="3.82" calcext:value-type="float">
            <text:p>3,820</text:p>
          </table:table-cell>
          <table:table-cell table:formula="of:=[.K100]*[.L99]+[.L100]*[.L99]+[.M100]*[.M99]+[.N100]*[.N99]+[.O100]*[.O99]+[.P100]*[.P99]+[.Q100]*[.Q99]+[.R100]*[.R99]" office:value-type="float" office:value="171.9" calcext:value-type="float">
            <text:p>171,900</text:p>
          </table:table-cell>
          <table:table-cell office:value-type="float" office:value="8.1" calcext:value-type="float">
            <text:p>8,100</text:p>
          </table:table-cell>
          <table:table-cell table:style-name="ce34"/>
          <table:table-cell/>
          <table:table-cell office:value-type="float" office:value="4.5" calcext:value-type="float">
            <text:p>4,500</text:p>
          </table:table-cell>
          <table:table-cell/>
          <table:table-cell office:value-type="float" office:value="10.8" calcext:value-type="float">
            <text:p>10,800</text:p>
          </table:table-cell>
          <table:table-cell table:number-columns-repeated="3"/>
          <table:table-cell office:value-type="float" office:value="10.8" calcext:value-type="float">
            <text:p>10,800</text:p>
          </table:table-cell>
          <table:table-cell table:number-columns-repeated="3"/>
          <table:table-cell table:formula="of:=([.S99]*[.S100])+([.T99]*[.T100])+([.U99]*[.U100])+([.V99]*[.V100])+([.W99]*[.W100])" office:value-type="float" office:value="75.6" calcext:value-type="float">
            <text:p>75,600</text:p>
          </table:table-cell>
          <table:table-cell table:formula="of:=[.X100]/45*(-1)" office:value-type="float" office:value="-1.68" calcext:value-type="float">
            <text:p>-1,680</text:p>
          </table:table-cell>
          <table:table-cell table:formula="of:=[.J100]-[.X100]" office:value-type="float" office:value="96.3" calcext:value-type="float">
            <text:p>96,300</text:p>
          </table:table-cell>
          <table:table-cell table:formula="of:=[.Z100]/45*(-1)*0.8" office:value-type="float" office:value="-1.712" calcext:value-type="float">
            <text:p>-1,7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01]*2" office:value-type="float" office:value="7.2" calcext:value-type="float">
            <text:p>7,200</text:p>
          </table:table-cell>
          <table:table-cell table:formula="of:=([.E101]+[.G101])*(-1)" office:value-type="float" office:value="-2.16" calcext:value-type="float">
            <text:p>-2,160</text:p>
          </table:table-cell>
          <table:table-cell table:formula="of:=[.F101]/2/45" office:value-type="float" office:value="0.32" calcext:value-type="float">
            <text:p>0,320</text:p>
          </table:table-cell>
          <table:table-cell table:formula="of:=[.K101]*[.L99]" office:value-type="float" office:value="28.8" calcext:value-type="float">
            <text:p>28,800</text:p>
          </table:table-cell>
          <table:table-cell table:formula="of:=[.H101]/45" office:value-type="float" office:value="1.84" calcext:value-type="float">
            <text:p>1,840</text:p>
          </table:table-cell>
          <table:table-cell table:formula="of:=[.L101]*[.L99]+[.M101]*[.M99]+[.N101]*[.N99]+[.O101]*[.O99]+[.P101]*[.P99]+[.Q101]*[.Q99]+[.R101]*[.R99]" office:value-type="float" office:value="82.8" calcext:value-type="float">
            <text:p>82,800</text:p>
          </table:table-cell>
          <table:table-cell table:formula="of:=[.J101]/45" office:value-type="float" office:value="2.48" calcext:value-type="float">
            <text:p>2,480</text:p>
          </table:table-cell>
          <table:table-cell table:formula="of:=[.K101]*[.L99]+[.L101]*[.L99]+[.M101]*[.M99]+[.N101]*[.N99]+[.O101]*[.O99]+[.P101]*[.P99]+[.Q101]*[.Q99]+[.R101]*[.R99]" office:value-type="float" office:value="111.6" calcext:value-type="float">
            <text:p>111,600</text:p>
          </table:table-cell>
          <table:table-cell office:value-type="float" office:value="3.6" calcext:value-type="float">
            <text:p>3,600</text:p>
          </table:table-cell>
          <table:table-cell/>
          <table:table-cell office:value-type="float" office:value="8" calcext:value-type="float">
            <text:p>8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8"/>
          <table:table-cell table:formula="of:=([.S99]*[.S101])+([.T99]*[.T101])+([.U99]*[.U101])+([.V99]*[.V101])+([.W99]*[.W101])" office:value-type="float" office:value="0" calcext:value-type="float">
            <text:p>0,000</text:p>
          </table:table-cell>
          <table:table-cell table:formula="of:=[.X101]/45*(-1)" office:value-type="float" office:value="-0" calcext:value-type="float">
            <text:p>0,000</text:p>
          </table:table-cell>
          <table:table-cell table:formula="of:=[.J101]-[.X101]" office:value-type="float" office:value="111.6" calcext:value-type="float">
            <text:p>111,600</text:p>
          </table:table-cell>
          <table:table-cell table:formula="of:=[.Z101]/45*(-1)*0.8" office:value-type="float" office:value="-1.984" calcext:value-type="float">
            <text:p>-1,98</text:p>
          </table:table-cell>
          <table:table-cell table:style-name="ce62" table:formula="of:=[.Z101]/45*(-1)" office:value-type="float" office:value="-2.48" calcext:value-type="float">
            <text:p>-2,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02]*2" office:value-type="float" office:value="6.12" calcext:value-type="float">
            <text:p>6,120</text:p>
          </table:table-cell>
          <table:table-cell table:formula="of:=([.E102]+[.G102])*(-1)" office:value-type="float" office:value="-1.79555555555556" calcext:value-type="float">
            <text:p>-1,796</text:p>
          </table:table-cell>
          <table:table-cell table:formula="of:=[.F102]/2/45" office:value-type="float" office:value="0.272" calcext:value-type="float">
            <text:p>0,272</text:p>
          </table:table-cell>
          <table:table-cell table:formula="of:=[.K102]*[.L99]" office:value-type="float" office:value="24.48" calcext:value-type="float">
            <text:p>24,480</text:p>
          </table:table-cell>
          <table:table-cell table:formula="of:=[.H102]/45" office:value-type="float" office:value="1.52355555555556" calcext:value-type="float">
            <text:p>1,524</text:p>
          </table:table-cell>
          <table:table-cell table:formula="of:=[.L102]*[.L99]+[.M102]*[.M99]+[.N102]*[.N99]+[.O102]*[.O99]+[.P102]*[.P99]+[.Q102]*[.Q99]+[.R102]*[.R99]" office:value-type="float" office:value="68.56" calcext:value-type="float">
            <text:p>68,560</text:p>
          </table:table-cell>
          <table:table-cell table:formula="of:=[.J102]/45" office:value-type="float" office:value="2.06755555555556" calcext:value-type="float">
            <text:p>2,068</text:p>
          </table:table-cell>
          <table:table-cell table:formula="of:=[.K102]*[.L99]+[.L102]*[.L99]+[.M102]*[.M99]+[.N102]*[.N99]+[.O102]*[.O99]+[.P102]*[.P99]+[.Q102]*[.Q99]+[.R102]*[.R99]" office:value-type="float" office:value="93.04" calcext:value-type="float">
            <text:p>93,040</text:p>
          </table:table-cell>
          <table:table-cell office:value-type="float" office:value="3.06" calcext:value-type="float">
            <text:p>3,06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08" calcext:value-type="float">
            <text:p>4,08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08" calcext:value-type="float">
            <text:p>4,080</text:p>
          </table:table-cell>
          <table:table-cell table:number-columns-repeated="3"/>
          <table:table-cell table:formula="of:=([.S99]*[.S102])+([.T99]*[.T102])+([.U99]*[.U102])+([.V99]*[.V102])+([.W99]*[.W102])" office:value-type="float" office:value="73.56" calcext:value-type="float">
            <text:p>73,560</text:p>
          </table:table-cell>
          <table:table-cell table:formula="of:=[.X102]/45*(-1)" office:value-type="float" office:value="-1.63466666666667" calcext:value-type="float">
            <text:p>-1,635</text:p>
          </table:table-cell>
          <table:table-cell table:formula="of:=[.J102]-[.X102]" office:value-type="float" office:value="19.48" calcext:value-type="float">
            <text:p>19,480</text:p>
          </table:table-cell>
          <table:table-cell table:formula="of:=[.Z102]/45*(-1)*0.8" office:value-type="float" office:value="-0.346311111111111" calcext:value-type="float">
            <text:p>-0,35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03]*2" office:value-type="float" office:value="7.56" calcext:value-type="float">
            <text:p>7,560</text:p>
          </table:table-cell>
          <table:table-cell table:formula="of:=([.E103]+[.G103])*(-1)" office:value-type="float" office:value="-1.974" calcext:value-type="float">
            <text:p>-1,974</text:p>
          </table:table-cell>
          <table:table-cell table:formula="of:=[.F103]/2/45" office:value-type="float" office:value="0.336" calcext:value-type="float">
            <text:p>0,336</text:p>
          </table:table-cell>
          <table:table-cell table:formula="of:=[.K103]*[.L99]" office:value-type="float" office:value="30.24" calcext:value-type="float">
            <text:p>30,240</text:p>
          </table:table-cell>
          <table:table-cell table:formula="of:=[.H103]/45" office:value-type="float" office:value="1.638" calcext:value-type="float">
            <text:p>1,638</text:p>
          </table:table-cell>
          <table:table-cell table:formula="of:=[.L103]*[.L99]+[.M103]*[.M99]+[.N103]*[.N99]+[.O103]*[.O99]+[.P103]*[.P99]+[.Q103]*[.Q99]+[.R103]*[.R99]" office:value-type="float" office:value="73.71" calcext:value-type="float">
            <text:p>73,710</text:p>
          </table:table-cell>
          <table:table-cell table:formula="of:=[.J103]/45" office:value-type="float" office:value="2.31" calcext:value-type="float">
            <text:p>2,310</text:p>
          </table:table-cell>
          <table:table-cell table:formula="of:=[.K103]*[.L99]+[.L103]*[.L99]+[.M103]*[.M99]+[.N103]*[.N99]+[.O103]*[.O99]+[.P103]*[.P99]+[.Q103]*[.Q99]+[.R103]*[.R99]" office:value-type="float" office:value="103.95" calcext:value-type="float">
            <text:p>103,950</text:p>
          </table:table-cell>
          <table:table-cell office:value-type="float" office:value="3.78" calcext:value-type="float">
            <text:p>3,780</text:p>
          </table:table-cell>
          <table:table-cell/>
          <table:table-cell office:value-type="float" office:value="6.93" calcext:value-type="float">
            <text:p>6,930</text:p>
          </table:table-cell>
          <table:table-cell/>
          <table:table-cell office:value-type="float" office:value="1.26" calcext:value-type="float">
            <text:p>1,260</text:p>
          </table:table-cell>
          <table:table-cell table:number-columns-repeated="8"/>
          <table:table-cell table:formula="of:=([.S99]*[.S103])+([.T99]*[.T103])+([.U99]*[.U103])+([.V99]*[.V103])+([.W99]*[.W103])" office:value-type="float" office:value="0" calcext:value-type="float">
            <text:p>0,000</text:p>
          </table:table-cell>
          <table:table-cell table:formula="of:=[.X103]/45*(-1)" office:value-type="float" office:value="-0" calcext:value-type="float">
            <text:p>0,000</text:p>
          </table:table-cell>
          <table:table-cell table:formula="of:=[.J103]-[.X103]" office:value-type="float" office:value="103.95" calcext:value-type="float">
            <text:p>103,950</text:p>
          </table:table-cell>
          <table:table-cell table:formula="of:=[.Z103]/45*(-1)*0.8" office:value-type="float" office:value="-1.848" calcext:value-type="float">
            <text:p>-1,85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04]*2" office:value-type="float" office:value="0.99" calcext:value-type="float">
            <text:p>0,990</text:p>
          </table:table-cell>
          <table:table-cell table:style-name="ce32" table:formula="of:=([.E104]+[.G104])*(-1)" office:value-type="float" office:value="-0.210222222222222" calcext:value-type="float">
            <text:p>-0,210</text:p>
          </table:table-cell>
          <table:table-cell table:style-name="ce32" table:formula="of:=[.F104]/45" office:value-type="float" office:value="0.088" calcext:value-type="float">
            <text:p>0,088</text:p>
          </table:table-cell>
          <table:table-cell table:style-name="ce32" table:formula="of:=[.K104]*[.L99]" office:value-type="float" office:value="3.96" calcext:value-type="float">
            <text:p>3,960</text:p>
          </table:table-cell>
          <table:table-cell table:style-name="ce32" table:formula="of:=[.H104]/45" office:value-type="float" office:value="0.122222222222222" calcext:value-type="float">
            <text:p>0,122</text:p>
          </table:table-cell>
          <table:table-cell table:style-name="ce32" table:formula="of:=[.L104]*[.L99]+[.M104]*[.M99]+[.N104]*[.N99]+[.O104]*[.O99]+[.P104]*[.P99]+[.Q104]*[.Q99]+[.R104]*[.R99]" office:value-type="float" office:value="5.5" calcext:value-type="float">
            <text:p>5,500</text:p>
          </table:table-cell>
          <table:table-cell table:style-name="ce32" table:formula="of:=[.J104]/45" office:value-type="float" office:value="0.210222222222222" calcext:value-type="float">
            <text:p>0,210</text:p>
          </table:table-cell>
          <table:table-cell table:formula="of:=[.K104]*[.L99]+[.L104]*[.L99]+[.M104]*[.M99]+[.N104]*[.N99]+[.O104]*[.O99]+[.P104]*[.P99]+[.Q104]*[.Q99]+[.R104]*[.R99]" office:value-type="float" office:value="9.46" calcext:value-type="float">
            <text:p>9,460</text:p>
          </table:table-cell>
          <table:table-cell office:value-type="float" office:value="0.495" calcext:value-type="float">
            <text:p>0,495</text:p>
          </table:table-cell>
          <table:table-cell/>
          <table:table-cell office:value-type="float" office:value="0.275" calcext:value-type="float">
            <text:p>0,275</text:p>
          </table:table-cell>
          <table:table-cell office:value-type="float" office:value="0.22" calcext:value-type="float">
            <text:p>0,220</text:p>
          </table:table-cell>
          <table:table-cell office:value-type="float" office:value="0.165" calcext:value-type="float">
            <text:p>0,165</text:p>
          </table:table-cell>
          <table:table-cell table:number-columns-repeated="4"/>
          <table:table-cell office:value-type="float" office:value="0.22" calcext:value-type="float">
            <text:p>0,220</text:p>
          </table:table-cell>
          <table:table-cell table:number-columns-repeated="3"/>
          <table:table-cell table:formula="of:=([.S99]*[.S104])+([.T99]*[.T104])+([.U99]*[.U104])+([.V99]*[.V104])+([.W99]*[.W104])" office:value-type="float" office:value="1.54" calcext:value-type="float">
            <text:p>1,540</text:p>
          </table:table-cell>
          <table:table-cell table:formula="of:=[.X104]/45*(-1)" office:value-type="float" office:value="-0.0342222222222222" calcext:value-type="float">
            <text:p>-0,034</text:p>
          </table:table-cell>
          <table:table-cell table:formula="of:=[.J104]-[.X104]" office:value-type="float" office:value="7.92" calcext:value-type="float">
            <text:p>7,920</text:p>
          </table:table-cell>
          <table:table-cell table:formula="of:=[.Z104]/45*(-1)*0.8" office:value-type="float" office:value="-0.1408" calcext:value-type="float">
            <text:p>-0,14</text:p>
          </table:table-cell>
          <table:table-cell table:style-name="ce62" table:formula="of:=[.Z104]/45*(-1)" office:value-type="float" office:value="-0.176" calcext:value-type="float">
            <text:p>-0,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05]*2" office:value-type="float" office:value="0.225" calcext:value-type="float">
            <text:p>0,225</text:p>
          </table:table-cell>
          <table:table-cell table:formula="of:=([.E105]+[.G105])*(-1)" office:value-type="float" office:value="-0.0333333333333333" calcext:value-type="float">
            <text:p>-0,033</text:p>
          </table:table-cell>
          <table:table-cell table:formula="of:=[.F105]/2/45" office:value-type="float" office:value="0.01" calcext:value-type="float">
            <text:p>0,010</text:p>
          </table:table-cell>
          <table:table-cell table:formula="of:=[.K105]*[.L99]" office:value-type="float" office:value="0.9" calcext:value-type="float">
            <text:p>0,900</text:p>
          </table:table-cell>
          <table:table-cell table:formula="of:=[.H105]/45" office:value-type="float" office:value="0.0233333333333333" calcext:value-type="float">
            <text:p>0,023</text:p>
          </table:table-cell>
          <table:table-cell table:formula="of:=[.L105]*[.L99]+[.M105]*[.M99]+[.N105]*[.N99]+[.O105]*[.O99]+[.P105]*[.P99]+[.Q105]*[.Q99]+[.R105]*[.R99]" office:value-type="float" office:value="1.05" calcext:value-type="float">
            <text:p>1,050</text:p>
          </table:table-cell>
          <table:table-cell table:formula="of:=[.J105]/45" office:value-type="float" office:value="0.0433333333333333" calcext:value-type="float">
            <text:p>0,043</text:p>
          </table:table-cell>
          <table:table-cell table:formula="of:=[.K105]*[.L99]+[.L105]*[.L99]+[.M105]*[.M99]+[.N105]*[.N99]+[.O105]*[.O99]+[.P105]*[.P99]+[.Q105]*[.Q99]+[.R105]*[.R99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S99]*[.S105])+([.T99]*[.T105])+([.U99]*[.U105])+([.V99]*[.V105])+([.W99]*[.W105])" office:value-type="float" office:value="1.05" calcext:value-type="float">
            <text:p>1,050</text:p>
          </table:table-cell>
          <table:table-cell table:formula="of:=[.X105]/45*(-1)" office:value-type="float" office:value="-0.0233333333333333" calcext:value-type="float">
            <text:p>-0,023</text:p>
          </table:table-cell>
          <table:table-cell table:formula="of:=[.J105]-[.X105]" office:value-type="float" office:value="0.9" calcext:value-type="float">
            <text:p>0,900</text:p>
          </table:table-cell>
          <table:table-cell table:formula="of:=[.Z105]/45*(-1)*0.8" office:value-type="float" office:value="-0.016" calcext:value-type="float">
            <text:p>-0,0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06]*2" office:value-type="float" office:value="63" calcext:value-type="float">
            <text:p>63,000</text:p>
          </table:table-cell>
          <table:table-cell table:formula="of:=([.E106]+[.G106])*(-1)" office:value-type="float" office:value="-12.3666666666667" calcext:value-type="float">
            <text:p>-12,367</text:p>
          </table:table-cell>
          <table:table-cell table:formula="of:=[.F106]/2/45" office:value-type="float" office:value="2.8" calcext:value-type="float">
            <text:p>2,800</text:p>
          </table:table-cell>
          <table:table-cell table:formula="of:=[.K106]*[.L99]" office:value-type="float" office:value="252" calcext:value-type="float">
            <text:p>252,000</text:p>
          </table:table-cell>
          <table:table-cell table:formula="of:=[.H106]/45" office:value-type="float" office:value="9.56666666666667" calcext:value-type="float">
            <text:p>9,567</text:p>
          </table:table-cell>
          <table:table-cell table:formula="of:=[.L106]*[.L99]+[.M106]*[.M99]+[.N106]*[.N99]+[.O106]*[.O99]+[.P106]*[.P99]+[.Q106]*[.Q99]+[.R106]*[.R99]" office:value-type="float" office:value="430.5" calcext:value-type="float">
            <text:p>430,500</text:p>
          </table:table-cell>
          <table:table-cell table:formula="of:=[.J106]/45" office:value-type="float" office:value="15.1666666666667" calcext:value-type="float">
            <text:p>15,167</text:p>
          </table:table-cell>
          <table:table-cell table:formula="of:=[.K106]*[.L99]+[.L106]*[.L99]+[.M106]*[.M99]+[.N106]*[.N99]+[.O106]*[.O99]+[.P106]*[.P99]+[.Q106]*[.Q99]+[.R106]*[.R99]" office:value-type="float" office:value="682.5" calcext:value-type="float">
            <text:p>682,500</text:p>
          </table:table-cell>
          <table:table-cell office:value-type="float" office:value="31.5" calcext:value-type="float">
            <text:p>31,500</text:p>
          </table:table-cell>
          <table:table-cell office:value-type="float" office:value="10.5" calcext:value-type="float">
            <text:p>10,500</text:p>
          </table:table-cell>
          <table:table-cell office:value-type="float" office:value="38.5" calcext:value-type="float">
            <text:p>38,500</text:p>
          </table:table-cell>
          <table:table-cell table:number-columns-repeated="5"/>
          <table:table-cell office:value-type="float" office:value="10.5" calcext:value-type="float">
            <text:p>10,500</text:p>
          </table:table-cell>
          <table:table-cell table:number-columns-repeated="4"/>
          <table:table-cell table:formula="of:=([.S99]*[.S106])+([.T99]*[.T106])+([.U99]*[.U106])+([.V99]*[.V106])+([.W99]*[.W106])" office:value-type="float" office:value="94.5" calcext:value-type="float">
            <text:p>94,500</text:p>
          </table:table-cell>
          <table:table-cell table:formula="of:=[.X106]/45*(-1)" office:value-type="float" office:value="-2.1" calcext:value-type="float">
            <text:p>-2,100</text:p>
          </table:table-cell>
          <table:table-cell table:formula="of:=[.J106]-[.X106]" office:value-type="float" office:value="588" calcext:value-type="float">
            <text:p>588,000</text:p>
          </table:table-cell>
          <table:table-cell table:formula="of:=[.Z106]/45*(-1)*0.8" office:value-type="float" office:value="-10.4533333333333" calcext:value-type="float">
            <text:p>-10,45</text:p>
          </table:table-cell>
          <table:table-cell table:style-name="ce62" table:formula="of:=[.Z106]/45*(-1)" office:value-type="float" office:value="-13.0666666666667" calcext:value-type="float">
            <text:p>-13,07</text:p>
          </table:table-cell>
          <table:table-cell/>
          <table:table-cell office:value-type="float" office:value="350" calcext:value-type="float">
            <text:p>350,000</text:p>
          </table:table-cell>
          <table:table-cell table:formula="of:=[.AD106]-[.C106]" office:value-type="float" office:value="287" calcext:value-type="float">
            <text:p>287,000</text:p>
          </table:table-cell>
          <table:table-cell table:formula="of:=[.AD106]-[.C106]/2" office:value-type="float" office:value="318.5" calcext:value-type="float">
            <text:p>318,500</text:p>
          </table:table-cell>
          <table:table-cell office:value-type="float" office:value="350" calcext:value-type="float">
            <text:p>350,000</text:p>
          </table:table-cell>
          <table:table-cell table:formula="of:=[.AD106]+[.C106]/2" office:value-type="float" office:value="381.5" calcext:value-type="float">
            <text:p>381,500</text:p>
          </table:table-cell>
          <table:table-cell table:formula="of:=[.AD106]+[.C106]" office:value-type="float" office:value="413" calcext:value-type="float">
            <text:p>413,000</text:p>
          </table:table-cell>
          <table:table-cell table:formula="of:=[.AD106]+[.C106]*1.5" office:value-type="float" office:value="444.5" calcext:value-type="float">
            <text:p>444,500</text:p>
          </table:table-cell>
          <table:table-cell table:formula="of:=[.AD106]+[.C106]*2" office:value-type="float" office:value="476" calcext:value-type="float">
            <text:p>47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07]*2" office:value-type="float" office:value="0" calcext:value-type="float">
            <text:p>0,000</text:p>
          </table:table-cell>
          <table:table-cell table:formula="of:=([.E107]+[.G107])*(-1)" office:value-type="float" office:value="-0" calcext:value-type="float">
            <text:p>0,000</text:p>
          </table:table-cell>
          <table:table-cell table:formula="of:=[.F107]/2/45" office:value-type="float" office:value="0" calcext:value-type="float">
            <text:p>0,000</text:p>
          </table:table-cell>
          <table:table-cell table:formula="of:=[.K107]*[.L99]" office:value-type="float" office:value="0" calcext:value-type="float">
            <text:p>0,000</text:p>
          </table:table-cell>
          <table:table-cell table:formula="of:=[.H107]/45" office:value-type="float" office:value="0" calcext:value-type="float">
            <text:p>0,000</text:p>
          </table:table-cell>
          <table:table-cell table:formula="of:=[.L107]*[.L99]+[.M107]*[.M99]+[.N107]*[.N99]+[.O107]*[.O99]+[.P107]*[.P99]+[.Q107]*[.Q99]+[.R107]*[.R99]" office:value-type="float" office:value="0" calcext:value-type="float">
            <text:p>0,000</text:p>
          </table:table-cell>
          <table:table-cell table:formula="of:=[.J107]/45" office:value-type="float" office:value="0" calcext:value-type="float">
            <text:p>0,000</text:p>
          </table:table-cell>
          <table:table-cell table:formula="of:=[.K107]*[.L99]+[.L107]*[.L99]+[.M107]*[.M99]+[.N107]*[.N99]+[.O107]*[.O99]+[.P107]*[.P99]+[.Q107]*[.Q99]+[.R107]*[.R99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99]*[.S107])+([.T99]*[.T107])+([.U99]*[.U107])+([.V99]*[.V107])+([.W99]*[.W107])" office:value-type="float" office:value="0" calcext:value-type="float">
            <text:p>0,000</text:p>
          </table:table-cell>
          <table:table-cell table:formula="of:=[.X107]/45*(-1)" office:value-type="float" office:value="-0" calcext:value-type="float">
            <text:p>0,000</text:p>
          </table:table-cell>
          <table:table-cell table:formula="of:=[.J107]-[.X107]" office:value-type="float" office:value="0" calcext:value-type="float">
            <text:p>0,000</text:p>
          </table:table-cell>
          <table:table-cell table:formula="of:=[.Z107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08]*2" office:value-type="float" office:value="0" calcext:value-type="float">
            <text:p>0,000</text:p>
          </table:table-cell>
          <table:table-cell table:formula="of:=([.E108]+[.G108])*(-1)" office:value-type="float" office:value="-0.568888888888889" calcext:value-type="float">
            <text:p>-0,569</text:p>
          </table:table-cell>
          <table:table-cell table:formula="of:=[.F108]/2/45" office:value-type="float" office:value="0" calcext:value-type="float">
            <text:p>0,000</text:p>
          </table:table-cell>
          <table:table-cell table:formula="of:=[.K108]*[.L99]" office:value-type="float" office:value="0" calcext:value-type="float">
            <text:p>0,000</text:p>
          </table:table-cell>
          <table:table-cell table:formula="of:=[.H108]/45" office:value-type="float" office:value="0.568888888888889" calcext:value-type="float">
            <text:p>0,569</text:p>
          </table:table-cell>
          <table:table-cell table:formula="of:=[.L108]*[.L99]+[.M108]*[.M99]+[.N108]*[.N99]+[.O108]*[.O99]+[.P108]*[.P99]+[.Q108]*[.Q99]+[.R108]*[.R99]" office:value-type="float" office:value="25.6" calcext:value-type="float">
            <text:p>25,600</text:p>
          </table:table-cell>
          <table:table-cell table:formula="of:=[.J108]/45" office:value-type="float" office:value="0.568888888888889" calcext:value-type="float">
            <text:p>0,569</text:p>
          </table:table-cell>
          <table:table-cell table:formula="of:=[.K108]*[.L99]+[.L108]*[.L99]+[.M108]*[.M99]+[.N108]*[.N99]+[.O108]*[.O99]+[.P108]*[.P99]+[.Q108]*[.Q99]+[.R108]*[.R99]" office:value-type="float" office:value="25.6" calcext:value-type="float">
            <text:p>25,600</text:p>
          </table:table-cell>
          <table:table-cell office:value-type="float" office:value="0" calcext:value-type="float">
            <text:p>0,000</text:p>
          </table:table-cell>
          <table:table-cell office:value-type="float" office:value="2" calcext:value-type="float">
            <text:p>2,000</text:p>
          </table:table-cell>
          <table:table-cell table:number-columns-repeated="4"/>
          <table:table-cell office:value-type="float" office:value="1.6" calcext:value-type="float">
            <text:p>1,600</text:p>
          </table:table-cell>
          <table:table-cell table:number-columns-repeated="3"/>
          <table:table-cell office:value-type="float" office:value="1.6" calcext:value-type="float">
            <text:p>1,600</text:p>
          </table:table-cell>
          <table:table-cell office:value-type="float" office:value="1.12" calcext:value-type="float">
            <text:p>1,120</text:p>
          </table:table-cell>
          <table:table-cell/>
          <table:table-cell table:formula="of:=([.S99]*[.S108])+([.T99]*[.T108])+([.U99]*[.U108])+([.V99]*[.V108])+([.W99]*[.W108])" office:value-type="float" office:value="18.56" calcext:value-type="float">
            <text:p>18,560</text:p>
          </table:table-cell>
          <table:table-cell table:formula="of:=[.X108]/45*(-1)" office:value-type="float" office:value="-0.412444444444444" calcext:value-type="float">
            <text:p>-0,412</text:p>
          </table:table-cell>
          <table:table-cell table:formula="of:=[.J108]-[.X108]" office:value-type="float" office:value="7.04" calcext:value-type="float">
            <text:p>7,040</text:p>
          </table:table-cell>
          <table:table-cell table:formula="of:=[.Z108]/45*(-1)*0.8" office:value-type="float" office:value="-0.125155555555556" calcext:value-type="float">
            <text:p>-0,13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cruis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12]*2" office:value-type="float" office:value="14.4" calcext:value-type="float">
            <text:p>14,400</text:p>
          </table:table-cell>
          <table:table-cell table:formula="of:=([.E112]+[.G112])*(-1)" office:value-type="float" office:value="-2.75555555555556" calcext:value-type="float">
            <text:p>-2,756</text:p>
          </table:table-cell>
          <table:table-cell table:formula="of:=[.F112]/2/45" office:value-type="float" office:value="0.64" calcext:value-type="float">
            <text:p>0,640</text:p>
          </table:table-cell>
          <table:table-cell table:formula="of:=[.K112]*[.L111]" office:value-type="float" office:value="57.6" calcext:value-type="float">
            <text:p>57,600</text:p>
          </table:table-cell>
          <table:table-cell table:formula="of:=[.H112]/45" office:value-type="float" office:value="2.11555555555556" calcext:value-type="float">
            <text:p>2,116</text:p>
          </table:table-cell>
          <table:table-cell table:formula="of:=[.L112]*[.L111]+[.M112]*[.M111]+[.N112]*[.N111]+[.O112]*[.O111]+[.P112]*[.P111]+[.Q112]*[.Q111]+[.R112]*[.R111]" office:value-type="float" office:value="95.2" calcext:value-type="float">
            <text:p>95,200</text:p>
          </table:table-cell>
          <table:table-cell table:formula="of:=[.J112]/45" office:value-type="float" office:value="3.39555555555556" calcext:value-type="float">
            <text:p>3,396</text:p>
          </table:table-cell>
          <table:table-cell table:formula="of:=[.K112]*[.L111]+[.L112]*[.L111]+[.M112]*[.M111]+[.N112]*[.N111]+[.O112]*[.O111]+[.P112]*[.P111]+[.Q112]*[.Q111]+[.R112]*[.R111]" office:value-type="float" office:value="152.8" calcext:value-type="float">
            <text:p>152,800</text:p>
          </table:table-cell>
          <table:table-cell office:value-type="float" office:value="7.2" calcext:value-type="float">
            <text:p>7,200</text:p>
          </table:table-cell>
          <table:table-cell table:style-name="ce34"/>
          <table:table-cell/>
          <table:table-cell office:value-type="float" office:value="4" calcext:value-type="float">
            <text:p>4,000</text:p>
          </table:table-cell>
          <table:table-cell/>
          <table:table-cell office:value-type="float" office:value="9.6" calcext:value-type="float">
            <text:p>9,600</text:p>
          </table:table-cell>
          <table:table-cell table:number-columns-repeated="3"/>
          <table:table-cell office:value-type="float" office:value="9.6" calcext:value-type="float">
            <text:p>9,600</text:p>
          </table:table-cell>
          <table:table-cell table:number-columns-repeated="3"/>
          <table:table-cell table:formula="of:=([.S111]*[.S112])+([.T111]*[.T112])+([.U111]*[.U112])+([.V111]*[.V112])+([.W111]*[.W112])" office:value-type="float" office:value="67.2" calcext:value-type="float">
            <text:p>67,200</text:p>
          </table:table-cell>
          <table:table-cell table:formula="of:=[.X112]/45*(-1)" office:value-type="float" office:value="-1.49333333333333" calcext:value-type="float">
            <text:p>-1,493</text:p>
          </table:table-cell>
          <table:table-cell table:formula="of:=[.J112]-[.X112]" office:value-type="float" office:value="85.6" calcext:value-type="float">
            <text:p>85,600</text:p>
          </table:table-cell>
          <table:table-cell table:formula="of:=[.Z112]/45*(-1)*0.8" office:value-type="float" office:value="-1.52177777777778" calcext:value-type="float">
            <text:p>-1,5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13]*2" office:value-type="float" office:value="8.1" calcext:value-type="float">
            <text:p>8,100</text:p>
          </table:table-cell>
          <table:table-cell table:formula="of:=([.E113]+[.G113])*(-1)" office:value-type="float" office:value="-2.655" calcext:value-type="float">
            <text:p>-2,655</text:p>
          </table:table-cell>
          <table:table-cell table:formula="of:=[.F113]/2/45" office:value-type="float" office:value="0.36" calcext:value-type="float">
            <text:p>0,360</text:p>
          </table:table-cell>
          <table:table-cell table:formula="of:=[.K113]*[.L111]" office:value-type="float" office:value="32.4" calcext:value-type="float">
            <text:p>32,400</text:p>
          </table:table-cell>
          <table:table-cell table:formula="of:=[.H113]/45" office:value-type="float" office:value="2.295" calcext:value-type="float">
            <text:p>2,295</text:p>
          </table:table-cell>
          <table:table-cell table:formula="of:=[.L113]*[.L111]+[.M113]*[.M111]+[.N113]*[.N111]+[.O113]*[.O111]+[.P113]*[.P111]+[.Q113]*[.Q111]+[.R113]*[.R111]" office:value-type="float" office:value="103.275" calcext:value-type="float">
            <text:p>103,275</text:p>
          </table:table-cell>
          <table:table-cell table:formula="of:=[.J113]/45" office:value-type="float" office:value="3.015" calcext:value-type="float">
            <text:p>3,015</text:p>
          </table:table-cell>
          <table:table-cell table:formula="of:=[.K113]*[.L111]+[.L113]*[.L111]+[.M113]*[.M111]+[.N113]*[.N111]+[.O113]*[.O111]+[.P113]*[.P111]+[.Q113]*[.Q111]+[.R113]*[.R111]" office:value-type="float" office:value="135.675" calcext:value-type="float">
            <text:p>135,6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S111]*[.S113])+([.T111]*[.T113])+([.U111]*[.U113])+([.V111]*[.V113])+([.W111]*[.W113])" office:value-type="float" office:value="0" calcext:value-type="float">
            <text:p>0,000</text:p>
          </table:table-cell>
          <table:table-cell table:formula="of:=[.X113]/45*(-1)" office:value-type="float" office:value="-0" calcext:value-type="float">
            <text:p>0,000</text:p>
          </table:table-cell>
          <table:table-cell table:formula="of:=[.J113]-[.X113]" office:value-type="float" office:value="135.675" calcext:value-type="float">
            <text:p>135,675</text:p>
          </table:table-cell>
          <table:table-cell table:formula="of:=[.Z113]/45*(-1)*0.8" office:value-type="float" office:value="-2.412" calcext:value-type="float">
            <text:p>-2,41</text:p>
          </table:table-cell>
          <table:table-cell table:style-name="ce62" table:formula="of:=[.Z113]/45*(-1)" office:value-type="float" office:value="-3.015" calcext:value-type="float">
            <text:p>-3,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14]*2" office:value-type="float" office:value="6.48" calcext:value-type="float">
            <text:p>6,480</text:p>
          </table:table-cell>
          <table:table-cell table:formula="of:=([.E114]+[.G114])*(-1)" office:value-type="float" office:value="-1.84888888888889" calcext:value-type="float">
            <text:p>-1,849</text:p>
          </table:table-cell>
          <table:table-cell table:formula="of:=[.F114]/2/45" office:value-type="float" office:value="0.288" calcext:value-type="float">
            <text:p>0,288</text:p>
          </table:table-cell>
          <table:table-cell table:formula="of:=[.K114]*[.L111]" office:value-type="float" office:value="25.92" calcext:value-type="float">
            <text:p>25,920</text:p>
          </table:table-cell>
          <table:table-cell table:formula="of:=[.H114]/45" office:value-type="float" office:value="1.56088888888889" calcext:value-type="float">
            <text:p>1,561</text:p>
          </table:table-cell>
          <table:table-cell table:formula="of:=[.L114]*[.L111]+[.M114]*[.M111]+[.N114]*[.N111]+[.O114]*[.O111]+[.P114]*[.P111]+[.Q114]*[.Q111]+[.R114]*[.R111]" office:value-type="float" office:value="70.24" calcext:value-type="float">
            <text:p>70,240</text:p>
          </table:table-cell>
          <table:table-cell table:formula="of:=[.J114]/45" office:value-type="float" office:value="2.13688888888889" calcext:value-type="float">
            <text:p>2,137</text:p>
          </table:table-cell>
          <table:table-cell table:formula="of:=[.K114]*[.L111]+[.L114]*[.L111]+[.M114]*[.M111]+[.N114]*[.N111]+[.O114]*[.O111]+[.P114]*[.P111]+[.Q114]*[.Q111]+[.R114]*[.R111]" office:value-type="float" office:value="96.16" calcext:value-type="float">
            <text:p>96,160</text:p>
          </table:table-cell>
          <table:table-cell office:value-type="float" office:value="3.24" calcext:value-type="float">
            <text:p>3,240</text:p>
          </table:table-cell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4.32" calcext:value-type="float">
            <text:p>4,32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32" calcext:value-type="float">
            <text:p>4,320</text:p>
          </table:table-cell>
          <table:table-cell table:number-columns-repeated="3"/>
          <table:table-cell table:formula="of:=([.S111]*[.S114])+([.T111]*[.T114])+([.U111]*[.U114])+([.V111]*[.V114])+([.W111]*[.W114])" office:value-type="float" office:value="75.24" calcext:value-type="float">
            <text:p>75,240</text:p>
          </table:table-cell>
          <table:table-cell table:formula="of:=[.X114]/45*(-1)" office:value-type="float" office:value="-1.672" calcext:value-type="float">
            <text:p>-1,672</text:p>
          </table:table-cell>
          <table:table-cell table:formula="of:=[.J114]-[.X114]" office:value-type="float" office:value="20.92" calcext:value-type="float">
            <text:p>20,920</text:p>
          </table:table-cell>
          <table:table-cell table:formula="of:=[.Z114]/45*(-1)*0.8" office:value-type="float" office:value="-0.371911111111111" calcext:value-type="float">
            <text:p>-0,37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15]*2" office:value-type="float" office:value="8.1" calcext:value-type="float">
            <text:p>8,100</text:p>
          </table:table-cell>
          <table:table-cell table:formula="of:=([.E115]+[.G115])*(-1)" office:value-type="float" office:value="-2.115" calcext:value-type="float">
            <text:p>-2,115</text:p>
          </table:table-cell>
          <table:table-cell table:formula="of:=[.F115]/2/45" office:value-type="float" office:value="0.36" calcext:value-type="float">
            <text:p>0,360</text:p>
          </table:table-cell>
          <table:table-cell table:formula="of:=[.K115]*[.L111]" office:value-type="float" office:value="32.4" calcext:value-type="float">
            <text:p>32,400</text:p>
          </table:table-cell>
          <table:table-cell table:formula="of:=[.H115]/45" office:value-type="float" office:value="1.755" calcext:value-type="float">
            <text:p>1,755</text:p>
          </table:table-cell>
          <table:table-cell table:formula="of:=[.L115]*[.L111]+[.M115]*[.M111]+[.N115]*[.N111]+[.O115]*[.O111]+[.P115]*[.P111]+[.Q115]*[.Q111]+[.R115]*[.R111]" office:value-type="float" office:value="78.975" calcext:value-type="float">
            <text:p>78,975</text:p>
          </table:table-cell>
          <table:table-cell table:formula="of:=[.J115]/45" office:value-type="float" office:value="2.475" calcext:value-type="float">
            <text:p>2,475</text:p>
          </table:table-cell>
          <table:table-cell table:formula="of:=[.K115]*[.L111]+[.L115]*[.L111]+[.M115]*[.M111]+[.N115]*[.N111]+[.O115]*[.O111]+[.P115]*[.P111]+[.Q115]*[.Q111]+[.R115]*[.R111]" office:value-type="float" office:value="111.375" calcext:value-type="float">
            <text:p>111,375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5.85" calcext:value-type="float">
            <text:p>5,850</text:p>
          </table:table-cell>
          <table:table-cell/>
          <table:table-cell office:value-type="float" office:value="2.925" calcext:value-type="float">
            <text:p>2,925</text:p>
          </table:table-cell>
          <table:table-cell table:number-columns-repeated="8"/>
          <table:table-cell table:formula="of:=([.S111]*[.S115])+([.T111]*[.T115])+([.U111]*[.U115])+([.V111]*[.V115])+([.W111]*[.W115])" office:value-type="float" office:value="0" calcext:value-type="float">
            <text:p>0,000</text:p>
          </table:table-cell>
          <table:table-cell table:formula="of:=[.X115]/45*(-1)" office:value-type="float" office:value="-0" calcext:value-type="float">
            <text:p>0,000</text:p>
          </table:table-cell>
          <table:table-cell table:formula="of:=[.J115]-[.X115]" office:value-type="float" office:value="111.375" calcext:value-type="float">
            <text:p>111,375</text:p>
          </table:table-cell>
          <table:table-cell table:formula="of:=[.Z115]/45*(-1)*0.8" office:value-type="float" office:value="-1.98" calcext:value-type="float">
            <text:p>-1,98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16]*2" office:value-type="float" office:value="0.855" calcext:value-type="float">
            <text:p>0,855</text:p>
          </table:table-cell>
          <table:table-cell table:style-name="ce32" table:formula="of:=([.E116]+[.G116])*(-1)" office:value-type="float" office:value="-0.181555555555556" calcext:value-type="float">
            <text:p>-0,182</text:p>
          </table:table-cell>
          <table:table-cell table:style-name="ce32" table:formula="of:=[.F116]/45" office:value-type="float" office:value="0.076" calcext:value-type="float">
            <text:p>0,076</text:p>
          </table:table-cell>
          <table:table-cell table:style-name="ce32" table:formula="of:=[.K116]*[.L111]" office:value-type="float" office:value="3.42" calcext:value-type="float">
            <text:p>3,420</text:p>
          </table:table-cell>
          <table:table-cell table:style-name="ce32" table:formula="of:=[.H116]/45" office:value-type="float" office:value="0.105555555555556" calcext:value-type="float">
            <text:p>0,106</text:p>
          </table:table-cell>
          <table:table-cell table:style-name="ce32" table:formula="of:=[.L116]*[.L111]+[.M116]*[.M111]+[.N116]*[.N111]+[.O116]*[.O111]+[.P116]*[.P111]+[.Q116]*[.Q111]+[.R116]*[.R111]" office:value-type="float" office:value="4.75" calcext:value-type="float">
            <text:p>4,750</text:p>
          </table:table-cell>
          <table:table-cell table:style-name="ce32" table:formula="of:=[.J116]/45" office:value-type="float" office:value="0.181555555555556" calcext:value-type="float">
            <text:p>0,182</text:p>
          </table:table-cell>
          <table:table-cell table:formula="of:=[.K116]*[.L111]+[.L116]*[.L111]+[.M116]*[.M111]+[.N116]*[.N111]+[.O116]*[.O111]+[.P116]*[.P111]+[.Q116]*[.Q111]+[.R116]*[.R111]" office:value-type="float" office:value="8.17" calcext:value-type="float">
            <text:p>8,170</text:p>
          </table:table-cell>
          <table:table-cell office:value-type="float" office:value="0.4275" calcext:value-type="float">
            <text:p>0,428</text:p>
          </table:table-cell>
          <table:table-cell/>
          <table:table-cell office:value-type="float" office:value="0.2375" calcext:value-type="float">
            <text:p>0,238</text:p>
          </table:table-cell>
          <table:table-cell office:value-type="float" office:value="0.19" calcext:value-type="float">
            <text:p>0,190</text:p>
          </table:table-cell>
          <table:table-cell office:value-type="float" office:value="0.1425" calcext:value-type="float">
            <text:p>0,143</text:p>
          </table:table-cell>
          <table:table-cell table:number-columns-repeated="4"/>
          <table:table-cell office:value-type="float" office:value="0.19" calcext:value-type="float">
            <text:p>0,190</text:p>
          </table:table-cell>
          <table:table-cell table:number-columns-repeated="3"/>
          <table:table-cell table:formula="of:=([.S111]*[.S116])+([.T111]*[.T116])+([.U111]*[.U116])+([.V111]*[.V116])+([.W111]*[.W116])" office:value-type="float" office:value="1.33" calcext:value-type="float">
            <text:p>1,330</text:p>
          </table:table-cell>
          <table:table-cell table:formula="of:=[.X116]/45*(-1)" office:value-type="float" office:value="-0.0295555555555556" calcext:value-type="float">
            <text:p>-0,030</text:p>
          </table:table-cell>
          <table:table-cell table:formula="of:=[.J116]-[.X116]" office:value-type="float" office:value="6.84" calcext:value-type="float">
            <text:p>6,840</text:p>
          </table:table-cell>
          <table:table-cell table:formula="of:=[.Z116]/45*(-1)*0.8" office:value-type="float" office:value="-0.1216" calcext:value-type="float">
            <text:p>-0,12</text:p>
          </table:table-cell>
          <table:table-cell table:style-name="ce62" table:formula="of:=[.Z116]/45*(-1)" office:value-type="float" office:value="-0.152" calcext:value-type="float">
            <text:p>-0,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17]*2" office:value-type="float" office:value="0.225" calcext:value-type="float">
            <text:p>0,225</text:p>
          </table:table-cell>
          <table:table-cell table:formula="of:=([.E117]+[.G117])*(-1)" office:value-type="float" office:value="-0.0333333333333333" calcext:value-type="float">
            <text:p>-0,033</text:p>
          </table:table-cell>
          <table:table-cell table:formula="of:=[.F117]/2/45" office:value-type="float" office:value="0.01" calcext:value-type="float">
            <text:p>0,010</text:p>
          </table:table-cell>
          <table:table-cell table:formula="of:=[.K117]*[.L111]" office:value-type="float" office:value="0.9" calcext:value-type="float">
            <text:p>0,900</text:p>
          </table:table-cell>
          <table:table-cell table:formula="of:=[.H117]/45" office:value-type="float" office:value="0.0233333333333333" calcext:value-type="float">
            <text:p>0,023</text:p>
          </table:table-cell>
          <table:table-cell table:formula="of:=[.L117]*[.L111]+[.M117]*[.M111]+[.N117]*[.N111]+[.O117]*[.O111]+[.P117]*[.P111]+[.Q117]*[.Q111]+[.R117]*[.R111]" office:value-type="float" office:value="1.05" calcext:value-type="float">
            <text:p>1,050</text:p>
          </table:table-cell>
          <table:table-cell table:formula="of:=[.J117]/45" office:value-type="float" office:value="0.0433333333333333" calcext:value-type="float">
            <text:p>0,043</text:p>
          </table:table-cell>
          <table:table-cell table:formula="of:=[.K117]*[.L111]+[.L117]*[.L111]+[.M117]*[.M111]+[.N117]*[.N111]+[.O117]*[.O111]+[.P117]*[.P111]+[.Q117]*[.Q111]+[.R117]*[.R111]" office:value-type="float" office:value="1.95" calcext:value-type="float">
            <text:p>1,950</text:p>
          </table:table-cell>
          <table:table-cell office:value-type="float" office:value="0.1125" calcext:value-type="float">
            <text:p>0,113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table:number-columns-repeated="3"/>
          <table:table-cell office:value-type="float" office:value="0.15" calcext:value-type="float">
            <text:p>0,150</text:p>
          </table:table-cell>
          <table:table-cell table:number-columns-repeated="3"/>
          <table:table-cell table:formula="of:=([.S111]*[.S117])+([.T111]*[.T117])+([.U111]*[.U117])+([.V111]*[.V117])+([.W111]*[.W117])" office:value-type="float" office:value="1.05" calcext:value-type="float">
            <text:p>1,050</text:p>
          </table:table-cell>
          <table:table-cell table:formula="of:=[.X117]/45*(-1)" office:value-type="float" office:value="-0.0233333333333333" calcext:value-type="float">
            <text:p>-0,023</text:p>
          </table:table-cell>
          <table:table-cell table:formula="of:=[.J117]-[.X117]" office:value-type="float" office:value="0.9" calcext:value-type="float">
            <text:p>0,900</text:p>
          </table:table-cell>
          <table:table-cell table:formula="of:=[.Z117]/45*(-1)*0.8" office:value-type="float" office:value="-0.016" calcext:value-type="float">
            <text:p>-0,0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18]*2" office:value-type="float" office:value="55.8" calcext:value-type="float">
            <text:p>55,800</text:p>
          </table:table-cell>
          <table:table-cell table:formula="of:=([.E118]+[.G118])*(-1)" office:value-type="float" office:value="-10.9533333333333" calcext:value-type="float">
            <text:p>-10,953</text:p>
          </table:table-cell>
          <table:table-cell table:formula="of:=[.F118]/2/45" office:value-type="float" office:value="2.48" calcext:value-type="float">
            <text:p>2,480</text:p>
          </table:table-cell>
          <table:table-cell table:formula="of:=[.K118]*[.L111]" office:value-type="float" office:value="223.2" calcext:value-type="float">
            <text:p>223,200</text:p>
          </table:table-cell>
          <table:table-cell table:formula="of:=[.H118]/45" office:value-type="float" office:value="8.47333333333333" calcext:value-type="float">
            <text:p>8,473</text:p>
          </table:table-cell>
          <table:table-cell table:formula="of:=[.L118]*[.L111]+[.M118]*[.M111]+[.N118]*[.N111]+[.O118]*[.O111]+[.P118]*[.P111]+[.Q118]*[.Q111]+[.R118]*[.R111]" office:value-type="float" office:value="381.3" calcext:value-type="float">
            <text:p>381,300</text:p>
          </table:table-cell>
          <table:table-cell table:formula="of:=[.J118]/45" office:value-type="float" office:value="13.4333333333333" calcext:value-type="float">
            <text:p>13,433</text:p>
          </table:table-cell>
          <table:table-cell table:formula="of:=[.K118]*[.L111]+[.L118]*[.L111]+[.M118]*[.M111]+[.N118]*[.N111]+[.O118]*[.O111]+[.P118]*[.P111]+[.Q118]*[.Q111]+[.R118]*[.R111]" office:value-type="float" office:value="604.5" calcext:value-type="float">
            <text:p>604,500</text:p>
          </table:table-cell>
          <table:table-cell office:value-type="float" office:value="27.9" calcext:value-type="float">
            <text:p>27,900</text:p>
          </table:table-cell>
          <table:table-cell office:value-type="float" office:value="9.3" calcext:value-type="float">
            <text:p>9,300</text:p>
          </table:table-cell>
          <table:table-cell office:value-type="float" office:value="24.8" calcext:value-type="float">
            <text:p>24,800</text:p>
          </table:table-cell>
          <table:table-cell/>
          <table:table-cell office:value-type="float" office:value="9.3" calcext:value-type="float">
            <text:p>9,300</text:p>
          </table:table-cell>
          <table:table-cell table:number-columns-repeated="3"/>
          <table:table-cell office:value-type="float" office:value="9.3" calcext:value-type="float">
            <text:p>9,300</text:p>
          </table:table-cell>
          <table:table-cell table:number-columns-repeated="4"/>
          <table:table-cell table:formula="of:=([.S111]*[.S118])+([.T111]*[.T118])+([.U111]*[.U118])+([.V111]*[.V118])+([.W111]*[.W118])" office:value-type="float" office:value="83.7" calcext:value-type="float">
            <text:p>83,700</text:p>
          </table:table-cell>
          <table:table-cell table:formula="of:=[.X118]/45*(-1)" office:value-type="float" office:value="-1.86" calcext:value-type="float">
            <text:p>-1,860</text:p>
          </table:table-cell>
          <table:table-cell table:formula="of:=[.J118]-[.X118]" office:value-type="float" office:value="520.8" calcext:value-type="float">
            <text:p>520,800</text:p>
          </table:table-cell>
          <table:table-cell table:formula="of:=[.Z118]/45*(-1)*0.8" office:value-type="float" office:value="-9.25866666666667" calcext:value-type="float">
            <text:p>-9,26</text:p>
          </table:table-cell>
          <table:table-cell table:style-name="ce62" table:formula="of:=[.Z118]/45*(-1)" office:value-type="float" office:value="-11.5733333333333" calcext:value-type="float">
            <text:p>-11,57</text:p>
          </table:table-cell>
          <table:table-cell/>
          <table:table-cell office:value-type="float" office:value="310" calcext:value-type="float">
            <text:p>310,000</text:p>
          </table:table-cell>
          <table:table-cell table:formula="of:=[.AD118]-[.C118]" office:value-type="float" office:value="254.2" calcext:value-type="float">
            <text:p>254,200</text:p>
          </table:table-cell>
          <table:table-cell table:formula="of:=[.AD118]-[.C118]/2" office:value-type="float" office:value="282.1" calcext:value-type="float">
            <text:p>282,100</text:p>
          </table:table-cell>
          <table:table-cell office:value-type="float" office:value="310" calcext:value-type="float">
            <text:p>310,000</text:p>
          </table:table-cell>
          <table:table-cell table:formula="of:=[.AD118]+[.C118]/2" office:value-type="float" office:value="337.9" calcext:value-type="float">
            <text:p>337,900</text:p>
          </table:table-cell>
          <table:table-cell table:formula="of:=[.AD118]+[.C118]" office:value-type="float" office:value="365.8" calcext:value-type="float">
            <text:p>365,800</text:p>
          </table:table-cell>
          <table:table-cell table:formula="of:=[.AD118]+[.C118]*1.5" office:value-type="float" office:value="393.7" calcext:value-type="float">
            <text:p>393,700</text:p>
          </table:table-cell>
          <table:table-cell table:formula="of:=[.AD118]+[.C118]*2" office:value-type="float" office:value="421.6" calcext:value-type="float">
            <text:p>421,6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19]*2" office:value-type="float" office:value="0" calcext:value-type="float">
            <text:p>0,000</text:p>
          </table:table-cell>
          <table:table-cell table:formula="of:=([.E119]+[.G119])*(-1)" office:value-type="float" office:value="-0" calcext:value-type="float">
            <text:p>0,000</text:p>
          </table:table-cell>
          <table:table-cell table:formula="of:=[.F119]/2/45" office:value-type="float" office:value="0" calcext:value-type="float">
            <text:p>0,000</text:p>
          </table:table-cell>
          <table:table-cell table:formula="of:=[.K119]*[.L111]" office:value-type="float" office:value="0" calcext:value-type="float">
            <text:p>0,000</text:p>
          </table:table-cell>
          <table:table-cell table:formula="of:=[.H119]/45" office:value-type="float" office:value="0" calcext:value-type="float">
            <text:p>0,000</text:p>
          </table:table-cell>
          <table:table-cell table:formula="of:=[.L119]*[.L111]+[.M119]*[.M111]+[.N119]*[.N111]+[.O119]*[.O111]+[.P119]*[.P111]+[.Q119]*[.Q111]+[.R119]*[.R111]" office:value-type="float" office:value="0" calcext:value-type="float">
            <text:p>0,000</text:p>
          </table:table-cell>
          <table:table-cell table:formula="of:=[.J119]/45" office:value-type="float" office:value="0" calcext:value-type="float">
            <text:p>0,000</text:p>
          </table:table-cell>
          <table:table-cell table:formula="of:=[.K119]*[.L111]+[.L119]*[.L111]+[.M119]*[.M111]+[.N119]*[.N111]+[.O119]*[.O111]+[.P119]*[.P111]+[.Q119]*[.Q111]+[.R119]*[.R111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11]*[.S119])+([.T111]*[.T119])+([.U111]*[.U119])+([.V111]*[.V119])+([.W111]*[.W119])" office:value-type="float" office:value="0" calcext:value-type="float">
            <text:p>0,000</text:p>
          </table:table-cell>
          <table:table-cell table:formula="of:=[.X119]/45*(-1)" office:value-type="float" office:value="-0" calcext:value-type="float">
            <text:p>0,000</text:p>
          </table:table-cell>
          <table:table-cell table:formula="of:=[.J119]-[.X119]" office:value-type="float" office:value="0" calcext:value-type="float">
            <text:p>0,000</text:p>
          </table:table-cell>
          <table:table-cell table:formula="of:=[.Z119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20]*2" office:value-type="float" office:value="0" calcext:value-type="float">
            <text:p>0,000</text:p>
          </table:table-cell>
          <table:table-cell table:formula="of:=([.E120]+[.G120])*(-1)" office:value-type="float" office:value="-0.416" calcext:value-type="float">
            <text:p>-0,416</text:p>
          </table:table-cell>
          <table:table-cell table:formula="of:=[.F120]/2/45" office:value-type="float" office:value="0" calcext:value-type="float">
            <text:p>0,000</text:p>
          </table:table-cell>
          <table:table-cell table:formula="of:=[.K120]*[.L111]" office:value-type="float" office:value="0" calcext:value-type="float">
            <text:p>0,000</text:p>
          </table:table-cell>
          <table:table-cell table:formula="of:=[.H120]/45" office:value-type="float" office:value="0.416" calcext:value-type="float">
            <text:p>0,416</text:p>
          </table:table-cell>
          <table:table-cell table:formula="of:=[.L120]*[.L111]+[.M120]*[.M111]+[.N120]*[.N111]+[.O120]*[.O111]+[.P120]*[.P111]+[.Q120]*[.Q111]+[.R120]*[.R111]" office:value-type="float" office:value="18.72" calcext:value-type="float">
            <text:p>18,720</text:p>
          </table:table-cell>
          <table:table-cell table:formula="of:=[.J120]/45" office:value-type="float" office:value="0.416" calcext:value-type="float">
            <text:p>0,416</text:p>
          </table:table-cell>
          <table:table-cell table:formula="of:=[.K120]*[.L111]+[.L120]*[.L111]+[.M120]*[.M111]+[.N120]*[.N111]+[.O120]*[.O111]+[.P120]*[.P111]+[.Q120]*[.Q111]+[.R120]*[.R111]" office:value-type="float" office:value="18.72" calcext:value-type="float">
            <text:p>18,720</text:p>
          </table:table-cell>
          <table:table-cell office:value-type="float" office:value="0" calcext:value-type="float">
            <text:p>0,000</text:p>
          </table:table-cell>
          <table:table-cell office:value-type="float" office:value="1.44" calcext:value-type="float">
            <text:p>1,440</text:p>
          </table:table-cell>
          <table:table-cell table:number-columns-repeated="4"/>
          <table:table-cell office:value-type="float" office:value="1.2" calcext:value-type="float">
            <text:p>1,200</text:p>
          </table:table-cell>
          <table:table-cell table:number-columns-repeated="3"/>
          <table:table-cell office:value-type="float" office:value="1.2" calcext:value-type="float">
            <text:p>1,200</text:p>
          </table:table-cell>
          <table:table-cell office:value-type="float" office:value="0.84" calcext:value-type="float">
            <text:p>0,840</text:p>
          </table:table-cell>
          <table:table-cell/>
          <table:table-cell table:formula="of:=([.S111]*[.S120])+([.T111]*[.T120])+([.U111]*[.U120])+([.V111]*[.V120])+([.W111]*[.W120])" office:value-type="float" office:value="13.92" calcext:value-type="float">
            <text:p>13,920</text:p>
          </table:table-cell>
          <table:table-cell table:formula="of:=[.X120]/45*(-1)" office:value-type="float" office:value="-0.309333333333333" calcext:value-type="float">
            <text:p>-0,309</text:p>
          </table:table-cell>
          <table:table-cell table:formula="of:=[.J120]-[.X120]" office:value-type="float" office:value="4.8" calcext:value-type="float">
            <text:p>4,800</text:p>
          </table:table-cell>
          <table:table-cell table:formula="of:=[.Z120]/45*(-1)*0.8" office:value-type="float" office:value="-0.0853333333333333" calcext:value-type="float">
            <text:p>-0,09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cket_battleship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6" calcext:value-type="float">
            <text:p>6,000</text:p>
          </table:table-cell>
          <table:table-cell table:number-columns-repeated="2"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24]*2" office:value-type="float" office:value="10.8" calcext:value-type="float">
            <text:p>10,800</text:p>
          </table:table-cell>
          <table:table-cell table:formula="of:=([.E124]+[.G124])*(-1)" office:value-type="float" office:value="-1.94666666666667" calcext:value-type="float">
            <text:p>-1,947</text:p>
          </table:table-cell>
          <table:table-cell table:formula="of:=[.F124]/2/45" office:value-type="float" office:value="0.36" calcext:value-type="float">
            <text:p>0,360</text:p>
          </table:table-cell>
          <table:table-cell table:formula="of:=[.K124]*[.L123]" office:value-type="float" office:value="32.4" calcext:value-type="float">
            <text:p>32,400</text:p>
          </table:table-cell>
          <table:table-cell table:formula="of:=[.H124]/45" office:value-type="float" office:value="1.58666666666667" calcext:value-type="float">
            <text:p>1,587</text:p>
          </table:table-cell>
          <table:table-cell table:formula="of:=[.L124]*[.L123]+[.M124]*[.M123]+[.N124]*[.N123]+[.O124]*[.O123]+[.P124]*[.P123]+[.Q124]*[.Q123]+[.R124]*[.R123]" office:value-type="float" office:value="71.4" calcext:value-type="float">
            <text:p>71,400</text:p>
          </table:table-cell>
          <table:table-cell table:formula="of:=[.J124]/45" office:value-type="float" office:value="2.30666666666667" calcext:value-type="float">
            <text:p>2,307</text:p>
          </table:table-cell>
          <table:table-cell table:formula="of:=[.K124]*[.L123]+[.L124]*[.L123]+[.M124]*[.M123]+[.N124]*[.N123]+[.O124]*[.O123]+[.P124]*[.P123]+[.Q124]*[.Q123]+[.R124]*[.R123]" office:value-type="float" office:value="103.8" calcext:value-type="float">
            <text:p>103,800</text:p>
          </table:table-cell>
          <table:table-cell office:value-type="float" office:value="5.4" calcext:value-type="float">
            <text:p>5,400</text:p>
          </table:table-cell>
          <table:table-cell table:style-name="ce34"/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3"/>
          <table:table-cell office:value-type="float" office:value="7.2" calcext:value-type="float">
            <text:p>7,200</text:p>
          </table:table-cell>
          <table:table-cell table:number-columns-repeated="3"/>
          <table:table-cell table:formula="of:=([.S123]*[.S124])+([.T123]*[.T124])+([.U123]*[.U124])+([.V123]*[.V124])+([.W123]*[.W124])" office:value-type="float" office:value="50.4" calcext:value-type="float">
            <text:p>50,400</text:p>
          </table:table-cell>
          <table:table-cell table:formula="of:=[.X124]/45*(-1)" office:value-type="float" office:value="-1.12" calcext:value-type="float">
            <text:p>-1,120</text:p>
          </table:table-cell>
          <table:table-cell table:formula="of:=[.J124]-[.X124]" office:value-type="float" office:value="53.4" calcext:value-type="float">
            <text:p>53,400</text:p>
          </table:table-cell>
          <table:table-cell table:formula="of:=[.Z124]/45*(-1)*0.8" office:value-type="float" office:value="-0.949333333333333" calcext:value-type="float">
            <text:p>-0,95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25]*2" office:value-type="float" office:value="8.1" calcext:value-type="float">
            <text:p>8,100</text:p>
          </table:table-cell>
          <table:table-cell table:formula="of:=([.E125]+[.G125])*(-1)" office:value-type="float" office:value="-1.62" calcext:value-type="float">
            <text:p>-1,620</text:p>
          </table:table-cell>
          <table:table-cell table:formula="of:=[.F125]/2/45" office:value-type="float" office:value="0.27" calcext:value-type="float">
            <text:p>0,270</text:p>
          </table:table-cell>
          <table:table-cell table:formula="of:=[.K125]*[.L123]" office:value-type="float" office:value="24.3" calcext:value-type="float">
            <text:p>24,300</text:p>
          </table:table-cell>
          <table:table-cell table:formula="of:=[.H125]/45" office:value-type="float" office:value="1.35" calcext:value-type="float">
            <text:p>1,350</text:p>
          </table:table-cell>
          <table:table-cell table:formula="of:=[.L125]*[.L123]+[.M125]*[.M123]+[.N125]*[.N123]+[.O125]*[.O123]+[.P125]*[.P123]+[.Q125]*[.Q123]+[.R125]*[.R123]" office:value-type="float" office:value="60.75" calcext:value-type="float">
            <text:p>60,750</text:p>
          </table:table-cell>
          <table:table-cell table:formula="of:=[.J125]/45" office:value-type="float" office:value="1.89" calcext:value-type="float">
            <text:p>1,890</text:p>
          </table:table-cell>
          <table:table-cell table:formula="of:=[.K125]*[.L123]+[.L125]*[.L123]+[.M125]*[.M123]+[.N125]*[.N123]+[.O125]*[.O123]+[.P125]*[.P123]+[.Q125]*[.Q123]+[.R125]*[.R123]" office:value-type="float" office:value="85.05" calcext:value-type="float">
            <text:p>85,0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2.25" calcext:value-type="float">
            <text:p>2,250</text:p>
          </table:table-cell>
          <table:table-cell office:value-type="float" office:value="4.5" calcext:value-type="float">
            <text:p>4,500</text:p>
          </table:table-cell>
          <table:table-cell table:number-columns-repeated="9"/>
          <table:table-cell table:formula="of:=([.S123]*[.S125])+([.T123]*[.T125])+([.U123]*[.U125])+([.V123]*[.V125])+([.W123]*[.W125])" office:value-type="float" office:value="0" calcext:value-type="float">
            <text:p>0,000</text:p>
          </table:table-cell>
          <table:table-cell table:formula="of:=[.X125]/45*(-1)" office:value-type="float" office:value="-0" calcext:value-type="float">
            <text:p>0,000</text:p>
          </table:table-cell>
          <table:table-cell table:formula="of:=[.J125]-[.X125]" office:value-type="float" office:value="85.05" calcext:value-type="float">
            <text:p>85,050</text:p>
          </table:table-cell>
          <table:table-cell table:formula="of:=[.Z125]/45*(-1)*0.8" office:value-type="float" office:value="-1.512" calcext:value-type="float">
            <text:p>-1,51</text:p>
          </table:table-cell>
          <table:table-cell table:style-name="ce62" table:formula="of:=[.Z125]/45*(-1)" office:value-type="float" office:value="-1.89" calcext:value-type="float">
            <text:p>-1,8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26]*2" office:value-type="float" office:value="4.68" calcext:value-type="float">
            <text:p>4,680</text:p>
          </table:table-cell>
          <table:table-cell table:formula="of:=([.E126]+[.G126])*(-1)" office:value-type="float" office:value="-1.35244444444444" calcext:value-type="float">
            <text:p>-1,352</text:p>
          </table:table-cell>
          <table:table-cell table:formula="of:=[.F126]/2/45" office:value-type="float" office:value="0.156" calcext:value-type="float">
            <text:p>0,156</text:p>
          </table:table-cell>
          <table:table-cell table:formula="of:=[.K126]*[.L123]" office:value-type="float" office:value="14.04" calcext:value-type="float">
            <text:p>14,040</text:p>
          </table:table-cell>
          <table:table-cell table:formula="of:=[.H126]/45" office:value-type="float" office:value="1.19644444444444" calcext:value-type="float">
            <text:p>1,196</text:p>
          </table:table-cell>
          <table:table-cell table:formula="of:=[.L126]*[.L123]+[.M126]*[.M123]+[.N126]*[.N123]+[.O126]*[.O123]+[.P126]*[.P123]+[.Q126]*[.Q123]+[.R126]*[.R123]" office:value-type="float" office:value="53.84" calcext:value-type="float">
            <text:p>53,840</text:p>
          </table:table-cell>
          <table:table-cell table:formula="of:=[.J126]/45" office:value-type="float" office:value="1.50844444444444" calcext:value-type="float">
            <text:p>1,508</text:p>
          </table:table-cell>
          <table:table-cell table:formula="of:=[.K126]*[.L123]+[.L126]*[.L123]+[.M126]*[.M123]+[.N126]*[.N123]+[.O126]*[.O123]+[.P126]*[.P123]+[.Q126]*[.Q123]+[.R126]*[.R123]" office:value-type="float" office:value="67.88" calcext:value-type="float">
            <text:p>67,880</text:p>
          </table:table-cell>
          <table:table-cell office:value-type="float" office:value="2.34" calcext:value-type="float">
            <text:p>2,34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2"/>
          <table:table-cell office:value-type="float" office:value="4" calcext:value-type="float">
            <text:p>4,000</text:p>
          </table:table-cell>
          <table:table-cell office:value-type="float" office:value="3.12" calcext:value-type="float">
            <text:p>3,120</text:p>
          </table:table-cell>
          <table:table-cell table:number-columns-repeated="3"/>
          <table:table-cell table:formula="of:=([.S123]*[.S126])+([.T123]*[.T126])+([.U123]*[.U126])+([.V123]*[.V126])+([.W123]*[.W126])" office:value-type="float" office:value="57.84" calcext:value-type="float">
            <text:p>57,840</text:p>
          </table:table-cell>
          <table:table-cell table:formula="of:=[.X126]/45*(-1)" office:value-type="float" office:value="-1.28533333333333" calcext:value-type="float">
            <text:p>-1,285</text:p>
          </table:table-cell>
          <table:table-cell table:formula="of:=[.J126]-[.X126]" office:value-type="float" office:value="10.04" calcext:value-type="float">
            <text:p>10,040</text:p>
          </table:table-cell>
          <table:table-cell table:formula="of:=[.Z126]/45*(-1)*0.8" office:value-type="float" office:value="-0.178488888888889" calcext:value-type="float">
            <text:p>-0,18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27]*2" office:value-type="float" office:value="6.3" calcext:value-type="float">
            <text:p>6,300</text:p>
          </table:table-cell>
          <table:table-cell table:formula="of:=([.E127]+[.G127])*(-1)" office:value-type="float" office:value="-0.53" calcext:value-type="float">
            <text:p>-0,530</text:p>
          </table:table-cell>
          <table:table-cell table:formula="of:=[.F127]/2/45" office:value-type="float" office:value="0.21" calcext:value-type="float">
            <text:p>0,210</text:p>
          </table:table-cell>
          <table:table-cell table:formula="of:=[.K127]*[.L123]" office:value-type="float" office:value="18.9" calcext:value-type="float">
            <text:p>18,900</text:p>
          </table:table-cell>
          <table:table-cell table:formula="of:=[.H127]/45" office:value-type="float" office:value="0.32" calcext:value-type="float">
            <text:p>0,320</text:p>
          </table:table-cell>
          <table:table-cell table:formula="of:=[.L127]*[.L123]+[.M127]*[.M123]+[.N127]*[.N123]+[.O127]*[.O123]+[.P127]*[.P123]+[.Q127]*[.Q123]+[.R127]*[.R123]" office:value-type="float" office:value="14.4" calcext:value-type="float">
            <text:p>14,400</text:p>
          </table:table-cell>
          <table:table-cell table:formula="of:=[.J127]/45" office:value-type="float" office:value="0.74" calcext:value-type="float">
            <text:p>0,740</text:p>
          </table:table-cell>
          <table:table-cell table:formula="of:=[.K127]*[.L123]+[.L127]*[.L123]+[.M127]*[.M123]+[.N127]*[.N123]+[.O127]*[.O123]+[.P127]*[.P123]+[.Q127]*[.Q123]+[.R127]*[.R123]" office:value-type="float" office:value="33.3" calcext:value-type="float">
            <text:p>33,300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1.6" calcext:value-type="float">
            <text:p>1,600</text:p>
          </table:table-cell>
          <table:table-cell table:number-columns-repeated="10"/>
          <table:table-cell table:formula="of:=([.S123]*[.S127])+([.T123]*[.T127])+([.U123]*[.U127])+([.V123]*[.V127])+([.W123]*[.W127])" office:value-type="float" office:value="0" calcext:value-type="float">
            <text:p>0,000</text:p>
          </table:table-cell>
          <table:table-cell table:formula="of:=[.X127]/45*(-1)" office:value-type="float" office:value="-0" calcext:value-type="float">
            <text:p>0,000</text:p>
          </table:table-cell>
          <table:table-cell table:formula="of:=[.J127]-[.X127]" office:value-type="float" office:value="33.3" calcext:value-type="float">
            <text:p>33,300</text:p>
          </table:table-cell>
          <table:table-cell table:formula="of:=[.Z127]/45*(-1)*0.8" office:value-type="float" office:value="-0.592" calcext:value-type="float">
            <text:p>-0,59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28]*2" office:value-type="float" office:value="0.585" calcext:value-type="float">
            <text:p>0,585</text:p>
          </table:table-cell>
          <table:table-cell table:style-name="ce32" table:formula="of:=([.E128]+[.G128])*(-1)" office:value-type="float" office:value="-0.0982222222222222" calcext:value-type="float">
            <text:p>-0,098</text:p>
          </table:table-cell>
          <table:table-cell table:style-name="ce32" table:formula="of:=[.F128]/45" office:value-type="float" office:value="0.039" calcext:value-type="float">
            <text:p>0,039</text:p>
          </table:table-cell>
          <table:table-cell table:style-name="ce32" table:formula="of:=[.K128]*[.L123]" office:value-type="float" office:value="1.755" calcext:value-type="float">
            <text:p>1,755</text:p>
          </table:table-cell>
          <table:table-cell table:style-name="ce32" table:formula="of:=[.H128]/45" office:value-type="float" office:value="0.0592222222222222" calcext:value-type="float">
            <text:p>0,059</text:p>
          </table:table-cell>
          <table:table-cell table:style-name="ce32" table:formula="of:=[.L128]*[.L123]+[.M128]*[.M123]+[.N128]*[.N123]+[.O128]*[.O123]+[.P128]*[.P123]+[.Q128]*[.Q123]+[.R128]*[.R123]" office:value-type="float" office:value="2.665" calcext:value-type="float">
            <text:p>2,665</text:p>
          </table:table-cell>
          <table:table-cell table:style-name="ce32" table:formula="of:=[.J128]/45" office:value-type="float" office:value="0.0982222222222222" calcext:value-type="float">
            <text:p>0,098</text:p>
          </table:table-cell>
          <table:table-cell table:formula="of:=[.K128]*[.L123]+[.L128]*[.L123]+[.M128]*[.M123]+[.N128]*[.N123]+[.O128]*[.O123]+[.P128]*[.P123]+[.Q128]*[.Q123]+[.R128]*[.R123]" office:value-type="float" office:value="4.42" calcext:value-type="float">
            <text:p>4,420</text:p>
          </table:table-cell>
          <table:table-cell office:value-type="float" office:value="0.2925" calcext:value-type="float">
            <text:p>0,293</text:p>
          </table:table-cell>
          <table:table-cell/>
          <table:table-cell office:value-type="float" office:value="0.195" calcext:value-type="float">
            <text:p>0,195</text:p>
          </table:table-cell>
          <table:table-cell table:number-columns-repeated="2"/>
          <table:table-cell office:value-type="float" office:value="0.13" calcext:value-type="float">
            <text:p>0,130</text:p>
          </table:table-cell>
          <table:table-cell table:number-columns-repeated="3"/>
          <table:table-cell office:value-type="float" office:value="0.13" calcext:value-type="float">
            <text:p>0,130</text:p>
          </table:table-cell>
          <table:table-cell table:number-columns-repeated="3"/>
          <table:table-cell table:formula="of:=([.S123]*[.S128])+([.T123]*[.T128])+([.U123]*[.U128])+([.V123]*[.V128])+([.W123]*[.W128])" office:value-type="float" office:value="0.91" calcext:value-type="float">
            <text:p>0,910</text:p>
          </table:table-cell>
          <table:table-cell table:formula="of:=[.X128]/45*(-1)" office:value-type="float" office:value="-0.0202222222222222" calcext:value-type="float">
            <text:p>-0,020</text:p>
          </table:table-cell>
          <table:table-cell table:formula="of:=[.J128]-[.X128]" office:value-type="float" office:value="3.51" calcext:value-type="float">
            <text:p>3,510</text:p>
          </table:table-cell>
          <table:table-cell table:formula="of:=[.Z128]/45*(-1)*0.8" office:value-type="float" office:value="-0.0624" calcext:value-type="float">
            <text:p>-0,06</text:p>
          </table:table-cell>
          <table:table-cell table:style-name="ce62" table:formula="of:=[.Z128]/45*(-1)" office:value-type="float" office:value="-0.078" calcext:value-type="float">
            <text:p>-0,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29]*2" office:value-type="float" office:value="0.135" calcext:value-type="float">
            <text:p>0,135</text:p>
          </table:table-cell>
          <table:table-cell table:formula="of:=([.E129]+[.G129])*(-1)" office:value-type="float" office:value="-0.0185" calcext:value-type="float">
            <text:p>-0,019</text:p>
          </table:table-cell>
          <table:table-cell table:formula="of:=[.F129]/2/45" office:value-type="float" office:value="0.0045" calcext:value-type="float">
            <text:p>0,005</text:p>
          </table:table-cell>
          <table:table-cell table:formula="of:=[.K129]*[.L123]" office:value-type="float" office:value="0.405" calcext:value-type="float">
            <text:p>0,405</text:p>
          </table:table-cell>
          <table:table-cell table:formula="of:=[.H129]/45" office:value-type="float" office:value="0.014" calcext:value-type="float">
            <text:p>0,014</text:p>
          </table:table-cell>
          <table:table-cell table:formula="of:=[.L129]*[.L123]+[.M129]*[.M123]+[.N129]*[.N123]+[.O129]*[.O123]+[.P129]*[.P123]+[.Q129]*[.Q123]+[.R129]*[.R123]" office:value-type="float" office:value="0.63" calcext:value-type="float">
            <text:p>0,630</text:p>
          </table:table-cell>
          <table:table-cell table:formula="of:=[.J129]/45" office:value-type="float" office:value="0.023" calcext:value-type="float">
            <text:p>0,023</text:p>
          </table:table-cell>
          <table:table-cell table:formula="of:=[.K129]*[.L123]+[.L129]*[.L123]+[.M129]*[.M123]+[.N129]*[.N123]+[.O129]*[.O123]+[.P129]*[.P123]+[.Q129]*[.Q123]+[.R129]*[.R123]" office:value-type="float" office:value="1.035" calcext:value-type="float">
            <text:p>1,035</text:p>
          </table:table-cell>
          <table:table-cell office:value-type="float" office:value="0.0675" calcext:value-type="float">
            <text:p>0,068</text:p>
          </table:table-cell>
          <table:table-cell table:number-columns-repeated="4"/>
          <table:table-cell office:value-type="float" office:value="0.09" calcext:value-type="float">
            <text:p>0,090</text:p>
          </table:table-cell>
          <table:table-cell table:number-columns-repeated="3"/>
          <table:table-cell office:value-type="float" office:value="0.09" calcext:value-type="float">
            <text:p>0,090</text:p>
          </table:table-cell>
          <table:table-cell table:number-columns-repeated="3"/>
          <table:table-cell table:formula="of:=([.S123]*[.S129])+([.T123]*[.T129])+([.U123]*[.U129])+([.V123]*[.V129])+([.W123]*[.W129])" office:value-type="float" office:value="0.63" calcext:value-type="float">
            <text:p>0,630</text:p>
          </table:table-cell>
          <table:table-cell table:formula="of:=[.X129]/45*(-1)" office:value-type="float" office:value="-0.014" calcext:value-type="float">
            <text:p>-0,014</text:p>
          </table:table-cell>
          <table:table-cell table:formula="of:=[.J129]-[.X129]" office:value-type="float" office:value="0.405" calcext:value-type="float">
            <text:p>0,405</text:p>
          </table:table-cell>
          <table:table-cell table:formula="of:=[.Z129]/45*(-1)*0.8" office:value-type="float" office:value="-0.0072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30]*2" office:value-type="float" office:value="50.4" calcext:value-type="float">
            <text:p>50,400</text:p>
          </table:table-cell>
          <table:table-cell table:formula="of:=([.E130]+[.G130])*(-1)" office:value-type="float" office:value="-9.89333333333333" calcext:value-type="float">
            <text:p>-9,893</text:p>
          </table:table-cell>
          <table:table-cell table:formula="of:=[.F130]/2/45" office:value-type="float" office:value="1.68" calcext:value-type="float">
            <text:p>1,680</text:p>
          </table:table-cell>
          <table:table-cell table:formula="of:=[.K130]*[.L123]" office:value-type="float" office:value="151.2" calcext:value-type="float">
            <text:p>151,200</text:p>
          </table:table-cell>
          <table:table-cell table:formula="of:=[.H130]/45" office:value-type="float" office:value="8.21333333333334" calcext:value-type="float">
            <text:p>8,213</text:p>
          </table:table-cell>
          <table:table-cell table:formula="of:=[.L130]*[.L123]+[.M130]*[.M123]+[.N130]*[.N123]+[.O130]*[.O123]+[.P130]*[.P123]+[.Q130]*[.Q123]+[.R130]*[.R123]" office:value-type="float" office:value="369.6" calcext:value-type="float">
            <text:p>369,600</text:p>
          </table:table-cell>
          <table:table-cell table:formula="of:=[.J130]/45" office:value-type="float" office:value="11.5733333333333" calcext:value-type="float">
            <text:p>11,573</text:p>
          </table:table-cell>
          <table:table-cell table:formula="of:=[.K130]*[.L123]+[.L130]*[.L123]+[.M130]*[.M123]+[.N130]*[.N123]+[.O130]*[.O123]+[.P130]*[.P123]+[.Q130]*[.Q123]+[.R130]*[.R123]" office:value-type="float" office:value="520.8" calcext:value-type="float">
            <text:p>520,800</text:p>
          </table:table-cell>
          <table:table-cell office:value-type="float" office:value="25.2" calcext:value-type="float">
            <text:p>25,200</text:p>
          </table:table-cell>
          <table:table-cell/>
          <table:table-cell office:value-type="float" office:value="11.2" calcext:value-type="float">
            <text:p>11,200</text:p>
          </table:table-cell>
          <table:table-cell office:value-type="float" office:value="22.4" calcext:value-type="float">
            <text:p>22,400</text:p>
          </table:table-cell>
          <table:table-cell office:value-type="float" office:value="8.4" calcext:value-type="float">
            <text:p>8,400</text:p>
          </table:table-cell>
          <table:table-cell table:number-columns-repeated="3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S123]*[.S130])+([.T123]*[.T130])+([.U123]*[.U130])+([.V123]*[.V130])+([.W123]*[.W130])" office:value-type="float" office:value="75.6" calcext:value-type="float">
            <text:p>75,600</text:p>
          </table:table-cell>
          <table:table-cell table:formula="of:=[.X130]/45*(-1)" office:value-type="float" office:value="-1.68" calcext:value-type="float">
            <text:p>-1,680</text:p>
          </table:table-cell>
          <table:table-cell table:formula="of:=[.J130]-[.X130]" office:value-type="float" office:value="445.2" calcext:value-type="float">
            <text:p>445,200</text:p>
          </table:table-cell>
          <table:table-cell table:formula="of:=[.Z130]/45*(-1)*0.8" office:value-type="float" office:value="-7.91466666666667" calcext:value-type="float">
            <text:p>-7,91</text:p>
          </table:table-cell>
          <table:table-cell table:style-name="ce62" table:formula="of:=[.Z130]/45*(-1)" office:value-type="float" office:value="-9.89333333333333" calcext:value-type="float">
            <text:p>-9,89</text:p>
          </table:table-cell>
          <table:table-cell/>
          <table:table-cell office:value-type="float" office:value="280" calcext:value-type="float">
            <text:p>280,000</text:p>
          </table:table-cell>
          <table:table-cell table:formula="of:=[.AD130]-[.C130]" office:value-type="float" office:value="229.6" calcext:value-type="float">
            <text:p>229,600</text:p>
          </table:table-cell>
          <table:table-cell table:formula="of:=[.AD130]-[.C130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D130]+[.C130]/2" office:value-type="float" office:value="305.2" calcext:value-type="float">
            <text:p>305,200</text:p>
          </table:table-cell>
          <table:table-cell table:formula="of:=[.AD130]+[.C130]" office:value-type="float" office:value="330.4" calcext:value-type="float">
            <text:p>330,400</text:p>
          </table:table-cell>
          <table:table-cell table:formula="of:=[.AD130]+[.C130]*1.5" office:value-type="float" office:value="355.6" calcext:value-type="float">
            <text:p>355,600</text:p>
          </table:table-cell>
          <table:table-cell table:formula="of:=[.AD130]+[.C130]*2" office:value-type="float" office:value="380.8" calcext:value-type="float">
            <text:p>380,8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31]*2" office:value-type="float" office:value="0" calcext:value-type="float">
            <text:p>0,000</text:p>
          </table:table-cell>
          <table:table-cell table:formula="of:=([.E131]+[.G131])*(-1)" office:value-type="float" office:value="-0" calcext:value-type="float">
            <text:p>0,000</text:p>
          </table:table-cell>
          <table:table-cell table:formula="of:=[.F131]/2/45" office:value-type="float" office:value="0" calcext:value-type="float">
            <text:p>0,000</text:p>
          </table:table-cell>
          <table:table-cell table:formula="of:=[.K131]*[.L123]" office:value-type="float" office:value="0" calcext:value-type="float">
            <text:p>0,000</text:p>
          </table:table-cell>
          <table:table-cell table:formula="of:=[.H131]/45" office:value-type="float" office:value="0" calcext:value-type="float">
            <text:p>0,000</text:p>
          </table:table-cell>
          <table:table-cell table:formula="of:=[.L131]*[.L123]+[.M131]*[.M123]+[.N131]*[.N123]+[.O131]*[.O123]+[.P131]*[.P123]+[.Q131]*[.Q123]+[.R131]*[.R123]" office:value-type="float" office:value="0" calcext:value-type="float">
            <text:p>0,000</text:p>
          </table:table-cell>
          <table:table-cell table:formula="of:=[.J131]/45" office:value-type="float" office:value="0" calcext:value-type="float">
            <text:p>0,000</text:p>
          </table:table-cell>
          <table:table-cell table:formula="of:=[.K131]*[.L123]+[.L131]*[.L123]+[.M131]*[.M123]+[.N131]*[.N123]+[.O131]*[.O123]+[.P131]*[.P123]+[.Q131]*[.Q123]+[.R131]*[.R123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23]*[.S131])+([.T123]*[.T131])+([.U123]*[.U131])+([.V123]*[.V131])+([.W123]*[.W131])" office:value-type="float" office:value="0" calcext:value-type="float">
            <text:p>0,000</text:p>
          </table:table-cell>
          <table:table-cell table:formula="of:=[.X131]/45*(-1)" office:value-type="float" office:value="-0" calcext:value-type="float">
            <text:p>0,000</text:p>
          </table:table-cell>
          <table:table-cell table:formula="of:=[.J131]-[.X131]" office:value-type="float" office:value="0" calcext:value-type="float">
            <text:p>0,000</text:p>
          </table:table-cell>
          <table:table-cell table:formula="of:=[.Z131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32]*2" office:value-type="float" office:value="0" calcext:value-type="float">
            <text:p>0,000</text:p>
          </table:table-cell>
          <table:table-cell table:formula="of:=([.E132]+[.G132])*(-1)" office:value-type="float" office:value="-0.277333333333333" calcext:value-type="float">
            <text:p>-0,277</text:p>
          </table:table-cell>
          <table:table-cell table:formula="of:=[.F132]/2/45" office:value-type="float" office:value="0" calcext:value-type="float">
            <text:p>0,000</text:p>
          </table:table-cell>
          <table:table-cell table:formula="of:=[.K132]*[.L123]" office:value-type="float" office:value="0" calcext:value-type="float">
            <text:p>0,000</text:p>
          </table:table-cell>
          <table:table-cell table:formula="of:=[.H132]/45" office:value-type="float" office:value="0.277333333333333" calcext:value-type="float">
            <text:p>0,277</text:p>
          </table:table-cell>
          <table:table-cell table:formula="of:=[.L132]*[.L123]+[.M132]*[.M123]+[.N132]*[.N123]+[.O132]*[.O123]+[.P132]*[.P123]+[.Q132]*[.Q123]+[.R132]*[.R123]" office:value-type="float" office:value="12.48" calcext:value-type="float">
            <text:p>12,480</text:p>
          </table:table-cell>
          <table:table-cell table:formula="of:=[.J132]/45" office:value-type="float" office:value="0.277333333333333" calcext:value-type="float">
            <text:p>0,277</text:p>
          </table:table-cell>
          <table:table-cell table:formula="of:=[.K132]*[.L123]+[.L132]*[.L123]+[.M132]*[.M123]+[.N132]*[.N123]+[.O132]*[.O123]+[.P132]*[.P123]+[.Q132]*[.Q123]+[.R132]*[.R123]" office:value-type="float" office:value="12.48" calcext:value-type="float">
            <text:p>12,480</text:p>
          </table:table-cell>
          <table:table-cell office:value-type="float" office:value="0" calcext:value-type="float">
            <text:p>0,000</text:p>
          </table:table-cell>
          <table:table-cell office:value-type="float" office:value="0.8" calcext:value-type="float">
            <text:p>0,800</text:p>
          </table:table-cell>
          <table:table-cell table:number-columns-repeated="2"/>
          <table:table-cell office:value-type="float" office:value="0.96" calcext:value-type="float">
            <text:p>0,960</text:p>
          </table:table-cell>
          <table:table-cell table:number-columns-repeated="5"/>
          <table:table-cell office:value-type="float" office:value="0.8" calcext:value-type="float">
            <text:p>0,800</text:p>
          </table:table-cell>
          <table:table-cell office:value-type="float" office:value="0.56" calcext:value-type="float">
            <text:p>0,560</text:p>
          </table:table-cell>
          <table:table-cell/>
          <table:table-cell table:formula="of:=([.S123]*[.S132])+([.T123]*[.T132])+([.U123]*[.U132])+([.V123]*[.V132])+([.W123]*[.W132])" office:value-type="float" office:value="9.28" calcext:value-type="float">
            <text:p>9,280</text:p>
          </table:table-cell>
          <table:table-cell table:formula="of:=[.X132]/45*(-1)" office:value-type="float" office:value="-0.206222222222222" calcext:value-type="float">
            <text:p>-0,206</text:p>
          </table:table-cell>
          <table:table-cell table:formula="of:=[.J132]-[.X132]" office:value-type="float" office:value="3.2" calcext:value-type="float">
            <text:p>3,200</text:p>
          </table:table-cell>
          <table:table-cell table:formula="of:=[.Z132]/45*(-1)*0.8" office:value-type="float" office:value="-0.0568888888888889" calcext:value-type="float">
            <text:p>-0,06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astal_battleship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35]*2" office:value-type="float" office:value="9.9" calcext:value-type="float">
            <text:p>9,900</text:p>
          </table:table-cell>
          <table:table-cell table:formula="of:=([.E135]+[.G135])*(-1)" office:value-type="float" office:value="-1.89444444444444" calcext:value-type="float">
            <text:p>-1,894</text:p>
          </table:table-cell>
          <table:table-cell table:formula="of:=[.F135]/2/45" office:value-type="float" office:value="0.44" calcext:value-type="float">
            <text:p>0,440</text:p>
          </table:table-cell>
          <table:table-cell table:formula="of:=[.K135]*[.L134]" office:value-type="float" office:value="39.6" calcext:value-type="float">
            <text:p>39,600</text:p>
          </table:table-cell>
          <table:table-cell table:formula="of:=[.H135]/45" office:value-type="float" office:value="1.45444444444444" calcext:value-type="float">
            <text:p>1,454</text:p>
          </table:table-cell>
          <table:table-cell table:formula="of:=[.L135]*[.L134]+[.M135]*[.M134]+[.N135]*[.N134]+[.O135]*[.O134]+[.P135]*[.P134]+[.Q135]*[.Q134]+[.R135]*[.R134]" office:value-type="float" office:value="65.45" calcext:value-type="float">
            <text:p>65,450</text:p>
          </table:table-cell>
          <table:table-cell table:formula="of:=[.J135]/45" office:value-type="float" office:value="2.33444444444444" calcext:value-type="float">
            <text:p>2,334</text:p>
          </table:table-cell>
          <table:table-cell table:formula="of:=[.K135]*[.L134]+[.L135]*[.L134]+[.M135]*[.M134]+[.N135]*[.N134]+[.O135]*[.O134]+[.P135]*[.P134]+[.Q135]*[.Q134]+[.R135]*[.R134]" office:value-type="float" office:value="105.05" calcext:value-type="float">
            <text:p>105,050</text:p>
          </table:table-cell>
          <table:table-cell office:value-type="float" office:value="4.95" calcext:value-type="float">
            <text:p>4,950</text:p>
          </table:table-cell>
          <table:table-cell table:style-name="ce34"/>
          <table:table-cell/>
          <table:table-cell office:value-type="float" office:value="9.35" calcext:value-type="float">
            <text:p>9,350</text:p>
          </table:table-cell>
          <table:table-cell table:number-columns-repeated="5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S134]*[.S135])+([.T134]*[.T135])+([.U134]*[.U135])+([.V134]*[.V135])+([.W134]*[.W135])" office:value-type="float" office:value="46.2" calcext:value-type="float">
            <text:p>46,200</text:p>
          </table:table-cell>
          <table:table-cell table:formula="of:=[.X135]/45*(-1)" office:value-type="float" office:value="-1.02666666666667" calcext:value-type="float">
            <text:p>-1,027</text:p>
          </table:table-cell>
          <table:table-cell table:formula="of:=[.J135]-[.X135]" office:value-type="float" office:value="58.85" calcext:value-type="float">
            <text:p>58,850</text:p>
          </table:table-cell>
          <table:table-cell table:formula="of:=[.Z135]/45*(-1)*0.8" office:value-type="float" office:value="-1.04622222222222" calcext:value-type="float">
            <text:p>-1,05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36]*2" office:value-type="float" office:value="8.1" calcext:value-type="float">
            <text:p>8,100</text:p>
          </table:table-cell>
          <table:table-cell table:formula="of:=([.E136]+[.G136])*(-1)" office:value-type="float" office:value="-2.07" calcext:value-type="float">
            <text:p>-2,070</text:p>
          </table:table-cell>
          <table:table-cell table:formula="of:=[.F136]/2/45" office:value-type="float" office:value="0.36" calcext:value-type="float">
            <text:p>0,360</text:p>
          </table:table-cell>
          <table:table-cell table:formula="of:=[.K136]*[.L134]" office:value-type="float" office:value="32.4" calcext:value-type="float">
            <text:p>32,400</text:p>
          </table:table-cell>
          <table:table-cell table:formula="of:=[.H136]/45" office:value-type="float" office:value="1.71" calcext:value-type="float">
            <text:p>1,710</text:p>
          </table:table-cell>
          <table:table-cell table:formula="of:=[.L136]*[.L134]+[.M136]*[.M134]+[.N136]*[.N134]+[.O136]*[.O134]+[.P136]*[.P134]+[.Q136]*[.Q134]+[.R136]*[.R134]" office:value-type="float" office:value="76.95" calcext:value-type="float">
            <text:p>76,950</text:p>
          </table:table-cell>
          <table:table-cell table:formula="of:=[.J136]/45" office:value-type="float" office:value="2.43" calcext:value-type="float">
            <text:p>2,430</text:p>
          </table:table-cell>
          <table:table-cell table:formula="of:=[.K136]*[.L134]+[.L136]*[.L134]+[.M136]*[.M134]+[.N136]*[.N134]+[.O136]*[.O134]+[.P136]*[.P134]+[.Q136]*[.Q134]+[.R136]*[.R134]" office:value-type="float" office:value="109.35" calcext:value-type="float">
            <text:p>109,350</text:p>
          </table:table-cell>
          <table:table-cell office:value-type="float" office:value="4.05" calcext:value-type="float">
            <text:p>4,050</text:p>
          </table:table-cell>
          <table:table-cell/>
          <table:table-cell office:value-type="float" office:value="8.55" calcext:value-type="float">
            <text:p>8,550</text:p>
          </table:table-cell>
          <table:table-cell table:number-columns-repeated="10"/>
          <table:table-cell table:formula="of:=([.S134]*[.S136])+([.T134]*[.T136])+([.U134]*[.U136])+([.V134]*[.V136])+([.W134]*[.W136])" office:value-type="float" office:value="0" calcext:value-type="float">
            <text:p>0,000</text:p>
          </table:table-cell>
          <table:table-cell table:formula="of:=[.X136]/45*(-1)" office:value-type="float" office:value="-0" calcext:value-type="float">
            <text:p>0,000</text:p>
          </table:table-cell>
          <table:table-cell table:formula="of:=[.J136]-[.X136]" office:value-type="float" office:value="109.35" calcext:value-type="float">
            <text:p>109,350</text:p>
          </table:table-cell>
          <table:table-cell table:formula="of:=[.Z136]/45*(-1)*0.8" office:value-type="float" office:value="-1.944" calcext:value-type="float">
            <text:p>-1,94</text:p>
          </table:table-cell>
          <table:table-cell table:style-name="ce62" table:formula="of:=[.Z136]/45*(-1)" office:value-type="float" office:value="-2.43" calcext:value-type="float">
            <text:p>-2,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37]*2" office:value-type="float" office:value="1.8" calcext:value-type="float">
            <text:p>1,800</text:p>
          </table:table-cell>
          <table:table-cell table:formula="of:=([.E137]+[.G137])*(-1)" office:value-type="float" office:value="-0.444444444444444" calcext:value-type="float">
            <text:p>-0,444</text:p>
          </table:table-cell>
          <table:table-cell table:formula="of:=[.F137]/2/45" office:value-type="float" office:value="0.08" calcext:value-type="float">
            <text:p>0,080</text:p>
          </table:table-cell>
          <table:table-cell table:formula="of:=[.K137]*[.L134]" office:value-type="float" office:value="7.2" calcext:value-type="float">
            <text:p>7,200</text:p>
          </table:table-cell>
          <table:table-cell table:formula="of:=[.H137]/45" office:value-type="float" office:value="0.364444444444444" calcext:value-type="float">
            <text:p>0,364</text:p>
          </table:table-cell>
          <table:table-cell table:formula="of:=[.L137]*[.L134]+[.M137]*[.M134]+[.N137]*[.N134]+[.O137]*[.O134]+[.P137]*[.P134]+[.Q137]*[.Q134]+[.R137]*[.R134]" office:value-type="float" office:value="16.4" calcext:value-type="float">
            <text:p>16,400</text:p>
          </table:table-cell>
          <table:table-cell table:formula="of:=[.J137]/45" office:value-type="float" office:value="0.524444444444444" calcext:value-type="float">
            <text:p>0,524</text:p>
          </table:table-cell>
          <table:table-cell table:formula="of:=[.K137]*[.L134]+[.L137]*[.L134]+[.M137]*[.M134]+[.N137]*[.N134]+[.O137]*[.O134]+[.P137]*[.P134]+[.Q137]*[.Q134]+[.R137]*[.R134]" office:value-type="float" office:value="23.6" calcext:value-type="float">
            <text:p>23,600</text:p>
          </table:table-cell>
          <table:table-cell office:value-type="float" office:value="0.9" calcext:value-type="float">
            <text:p>0,900</text:p>
          </table:table-cell>
          <table:table-cell office:value-type="float" office:value="1" calcext:value-type="float">
            <text:p>1,000</text:p>
          </table:table-cell>
          <table:table-cell/>
          <table:table-cell office:value-type="float" office:value="1.2" calcext:value-type="float">
            <text:p>1,200</text:p>
          </table:table-cell>
          <table:table-cell table:number-columns-repeated="4"/>
          <table:table-cell office:value-type="float" office:value="1" calcext:value-type="float">
            <text:p>1,000</text:p>
          </table:table-cell>
          <table:table-cell office:value-type="float" office:value="1.2" calcext:value-type="float">
            <text:p>1,200</text:p>
          </table:table-cell>
          <table:table-cell table:number-columns-repeated="3"/>
          <table:table-cell table:formula="of:=([.S134]*[.S137])+([.T134]*[.T137])+([.U134]*[.U137])+([.V134]*[.V137])+([.W134]*[.W137])" office:value-type="float" office:value="17.4" calcext:value-type="float">
            <text:p>17,400</text:p>
          </table:table-cell>
          <table:table-cell table:formula="of:=[.X137]/45*(-1)" office:value-type="float" office:value="-0.386666666666667" calcext:value-type="float">
            <text:p>-0,387</text:p>
          </table:table-cell>
          <table:table-cell table:formula="of:=[.J137]-[.X137]" office:value-type="float" office:value="6.2" calcext:value-type="float">
            <text:p>6,200</text:p>
          </table:table-cell>
          <table:table-cell table:formula="of:=[.Z137]/45*(-1)*0.8" office:value-type="float" office:value="-0.110222222222222" calcext:value-type="float">
            <text:p>-0,1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38]*2" office:value-type="float" office:value="4.68" calcext:value-type="float">
            <text:p>4,680</text:p>
          </table:table-cell>
          <table:table-cell table:formula="of:=([.E138]+[.G138])*(-1)" office:value-type="float" office:value="-0.884" calcext:value-type="float">
            <text:p>-0,884</text:p>
          </table:table-cell>
          <table:table-cell table:formula="of:=[.F138]/2/45" office:value-type="float" office:value="0.208" calcext:value-type="float">
            <text:p>0,208</text:p>
          </table:table-cell>
          <table:table-cell table:formula="of:=[.K138]*[.L134]" office:value-type="float" office:value="18.72" calcext:value-type="float">
            <text:p>18,720</text:p>
          </table:table-cell>
          <table:table-cell table:formula="of:=[.H138]/45" office:value-type="float" office:value="0.676" calcext:value-type="float">
            <text:p>0,676</text:p>
          </table:table-cell>
          <table:table-cell table:formula="of:=[.L138]*[.L134]+[.M138]*[.M134]+[.N138]*[.N134]+[.O138]*[.O134]+[.P138]*[.P134]+[.Q138]*[.Q134]+[.R138]*[.R134]" office:value-type="float" office:value="30.42" calcext:value-type="float">
            <text:p>30,420</text:p>
          </table:table-cell>
          <table:table-cell table:formula="of:=[.J138]/45" office:value-type="float" office:value="1.092" calcext:value-type="float">
            <text:p>1,092</text:p>
          </table:table-cell>
          <table:table-cell table:formula="of:=[.K138]*[.L134]+[.L138]*[.L134]+[.M138]*[.M134]+[.N138]*[.N134]+[.O138]*[.O134]+[.P138]*[.P134]+[.Q138]*[.Q134]+[.R138]*[.R134]" office:value-type="float" office:value="49.14" calcext:value-type="float">
            <text:p>49,140</text:p>
          </table:table-cell>
          <table:table-cell office:value-type="float" office:value="2.34" calcext:value-type="float">
            <text:p>2,340</text:p>
          </table:table-cell>
          <table:table-cell/>
          <table:table-cell office:value-type="float" office:value="3.38" calcext:value-type="float">
            <text:p>3,380</text:p>
          </table:table-cell>
          <table:table-cell table:number-columns-repeated="10"/>
          <table:table-cell table:formula="of:=([.S134]*[.S138])+([.T134]*[.T138])+([.U134]*[.U138])+([.V134]*[.V138])+([.W134]*[.W138])" office:value-type="float" office:value="0" calcext:value-type="float">
            <text:p>0,000</text:p>
          </table:table-cell>
          <table:table-cell table:formula="of:=[.X138]/45*(-1)" office:value-type="float" office:value="-0" calcext:value-type="float">
            <text:p>0,000</text:p>
          </table:table-cell>
          <table:table-cell table:formula="of:=[.J138]-[.X138]" office:value-type="float" office:value="49.14" calcext:value-type="float">
            <text:p>49,140</text:p>
          </table:table-cell>
          <table:table-cell table:formula="of:=[.Z138]/45*(-1)*0.8" office:value-type="float" office:value="-0.8736" calcext:value-type="float">
            <text:p>-0,87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39]*2" office:value-type="float" office:value="0.54" calcext:value-type="float">
            <text:p>0,540</text:p>
          </table:table-cell>
          <table:table-cell table:style-name="ce32" table:formula="of:=([.E139]+[.G139])*(-1)" office:value-type="float" office:value="-0.112266666666667" calcext:value-type="float">
            <text:p>-0,112</text:p>
          </table:table-cell>
          <table:table-cell table:style-name="ce32" table:formula="of:=[.F139]/45" office:value-type="float" office:value="0.048" calcext:value-type="float">
            <text:p>0,048</text:p>
          </table:table-cell>
          <table:table-cell table:style-name="ce32" table:formula="of:=[.K139]*[.L134]" office:value-type="float" office:value="2.16" calcext:value-type="float">
            <text:p>2,160</text:p>
          </table:table-cell>
          <table:table-cell table:style-name="ce32" table:formula="of:=[.H139]/45" office:value-type="float" office:value="0.0642666666666667" calcext:value-type="float">
            <text:p>0,064</text:p>
          </table:table-cell>
          <table:table-cell table:style-name="ce32" table:formula="of:=[.L139]*[.L134]+[.M139]*[.M134]+[.N139]*[.N134]+[.O139]*[.O134]+[.P139]*[.P134]+[.Q139]*[.Q134]+[.R139]*[.R134]" office:value-type="float" office:value="2.892" calcext:value-type="float">
            <text:p>2,892</text:p>
          </table:table-cell>
          <table:table-cell table:style-name="ce32" table:formula="of:=[.J139]/45" office:value-type="float" office:value="0.112266666666667" calcext:value-type="float">
            <text:p>0,112</text:p>
          </table:table-cell>
          <table:table-cell table:formula="of:=[.K139]*[.L134]+[.L139]*[.L134]+[.M139]*[.M134]+[.N139]*[.N134]+[.O139]*[.O134]+[.P139]*[.P134]+[.Q139]*[.Q134]+[.R139]*[.R134]" office:value-type="float" office:value="5.052" calcext:value-type="float">
            <text:p>5,052</text:p>
          </table:table-cell>
          <table:table-cell office:value-type="float" office:value="0.27" calcext:value-type="float">
            <text:p>0,270</text:p>
          </table:table-cell>
          <table:table-cell/>
          <table:table-cell office:value-type="float" office:value="0.228" calcext:value-type="float">
            <text:p>0,228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2" calcext:value-type="float">
            <text:p>0,120</text:p>
          </table:table-cell>
          <table:table-cell table:number-columns-repeated="3"/>
          <table:table-cell table:formula="of:=([.S134]*[.S139])+([.T134]*[.T139])+([.U134]*[.U139])+([.V134]*[.V139])+([.W134]*[.W139])" office:value-type="float" office:value="0.84" calcext:value-type="float">
            <text:p>0,840</text:p>
          </table:table-cell>
          <table:table-cell table:formula="of:=[.X139]/45*(-1)" office:value-type="float" office:value="-0.0186666666666667" calcext:value-type="float">
            <text:p>-0,019</text:p>
          </table:table-cell>
          <table:table-cell table:formula="of:=[.J139]-[.X139]" office:value-type="float" office:value="4.212" calcext:value-type="float">
            <text:p>4,212</text:p>
          </table:table-cell>
          <table:table-cell table:formula="of:=[.Z139]/45*(-1)*0.8" office:value-type="float" office:value="-0.07488" calcext:value-type="float">
            <text:p>-0,07</text:p>
          </table:table-cell>
          <table:table-cell table:style-name="ce62" table:formula="of:=[.Z139]/45*(-1)" office:value-type="float" office:value="-0.0936" calcext:value-type="float">
            <text:p>-0,0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40]*2" office:value-type="float" office:value="0.081" calcext:value-type="float">
            <text:p>0,081</text:p>
          </table:table-cell>
          <table:table-cell table:formula="of:=([.E140]+[.G140])*(-1)" office:value-type="float" office:value="-0.012" calcext:value-type="float">
            <text:p>-0,012</text:p>
          </table:table-cell>
          <table:table-cell table:formula="of:=[.F140]/2/45" office:value-type="float" office:value="0.0036" calcext:value-type="float">
            <text:p>0,004</text:p>
          </table:table-cell>
          <table:table-cell table:formula="of:=[.K140]*[.L134]" office:value-type="float" office:value="0.324" calcext:value-type="float">
            <text:p>0,324</text:p>
          </table:table-cell>
          <table:table-cell table:formula="of:=[.H140]/45" office:value-type="float" office:value="0.0084" calcext:value-type="float">
            <text:p>0,008</text:p>
          </table:table-cell>
          <table:table-cell table:formula="of:=[.L140]*[.L134]+[.M140]*[.M134]+[.N140]*[.N134]+[.O140]*[.O134]+[.P140]*[.P134]+[.Q140]*[.Q134]+[.R140]*[.R134]" office:value-type="float" office:value="0.378" calcext:value-type="float">
            <text:p>0,378</text:p>
          </table:table-cell>
          <table:table-cell table:formula="of:=[.J140]/45" office:value-type="float" office:value="0.0156" calcext:value-type="float">
            <text:p>0,016</text:p>
          </table:table-cell>
          <table:table-cell table:formula="of:=[.K140]*[.L134]+[.L140]*[.L134]+[.M140]*[.M134]+[.N140]*[.N134]+[.O140]*[.O134]+[.P140]*[.P134]+[.Q140]*[.Q134]+[.R140]*[.R134]" office:value-type="float" office:value="0.702" calcext:value-type="float">
            <text:p>0,702</text:p>
          </table:table-cell>
          <table:table-cell office:value-type="float" office:value="0.0405" calcext:value-type="float">
            <text:p>0,041</text:p>
          </table:table-cell>
          <table:table-cell table:number-columns-repeated="2"/>
          <table:table-cell office:value-type="float" office:value="0.054" calcext:value-type="float">
            <text:p>0,054</text:p>
          </table:table-cell>
          <table:table-cell table:number-columns-repeated="5"/>
          <table:table-cell office:value-type="float" office:value="0.054" calcext:value-type="float">
            <text:p>0,054</text:p>
          </table:table-cell>
          <table:table-cell table:number-columns-repeated="3"/>
          <table:table-cell table:formula="of:=([.S134]*[.S140])+([.T134]*[.T140])+([.U134]*[.U140])+([.V134]*[.V140])+([.W134]*[.W140])" office:value-type="float" office:value="0.378" calcext:value-type="float">
            <text:p>0,378</text:p>
          </table:table-cell>
          <table:table-cell table:formula="of:=[.X140]/45*(-1)" office:value-type="float" office:value="-0.0084" calcext:value-type="float">
            <text:p>-0,008</text:p>
          </table:table-cell>
          <table:table-cell table:formula="of:=[.J140]-[.X140]" office:value-type="float" office:value="0.324" calcext:value-type="float">
            <text:p>0,324</text:p>
          </table:table-cell>
          <table:table-cell table:formula="of:=[.Z140]/45*(-1)*0.8" office:value-type="float" office:value="-0.00576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41]*2" office:value-type="float" office:value="50.4" calcext:value-type="float">
            <text:p>50,400</text:p>
          </table:table-cell>
          <table:table-cell table:formula="of:=([.E141]+[.G141])*(-1)" office:value-type="float" office:value="-9.89333333333333" calcext:value-type="float">
            <text:p>-9,893</text:p>
          </table:table-cell>
          <table:table-cell table:formula="of:=[.F141]/2/45" office:value-type="float" office:value="2.24" calcext:value-type="float">
            <text:p>2,240</text:p>
          </table:table-cell>
          <table:table-cell table:formula="of:=[.K141]*[.L134]" office:value-type="float" office:value="201.6" calcext:value-type="float">
            <text:p>201,600</text:p>
          </table:table-cell>
          <table:table-cell table:formula="of:=[.H141]/45" office:value-type="float" office:value="7.65333333333333" calcext:value-type="float">
            <text:p>7,653</text:p>
          </table:table-cell>
          <table:table-cell table:formula="of:=[.L141]*[.L134]+[.M141]*[.M134]+[.N141]*[.N134]+[.O141]*[.O134]+[.P141]*[.P134]+[.Q141]*[.Q134]+[.R141]*[.R134]" office:value-type="float" office:value="344.4" calcext:value-type="float">
            <text:p>344,400</text:p>
          </table:table-cell>
          <table:table-cell table:formula="of:=[.J141]/45" office:value-type="float" office:value="12.1333333333333" calcext:value-type="float">
            <text:p>12,133</text:p>
          </table:table-cell>
          <table:table-cell table:formula="of:=[.K141]*[.L134]+[.L141]*[.L134]+[.M141]*[.M134]+[.N141]*[.N134]+[.O141]*[.O134]+[.P141]*[.P134]+[.Q141]*[.Q134]+[.R141]*[.R134]" office:value-type="float" office:value="546" calcext:value-type="float">
            <text:p>546,000</text:p>
          </table:table-cell>
          <table:table-cell office:value-type="float" office:value="25.2" calcext:value-type="float">
            <text:p>25,200</text:p>
          </table:table-cell>
          <table:table-cell office:value-type="float" office:value="8.4" calcext:value-type="float">
            <text:p>8,400</text:p>
          </table:table-cell>
          <table:table-cell office:value-type="float" office:value="30.8" calcext:value-type="float">
            <text:p>30,800</text:p>
          </table:table-cell>
          <table:table-cell table:number-columns-repeated="5"/>
          <table:table-cell office:value-type="float" office:value="8.4" calcext:value-type="float">
            <text:p>8,400</text:p>
          </table:table-cell>
          <table:table-cell table:number-columns-repeated="4"/>
          <table:table-cell table:formula="of:=([.S134]*[.S141])+([.T134]*[.T141])+([.U134]*[.U141])+([.V134]*[.V141])+([.W134]*[.W141])" office:value-type="float" office:value="75.6" calcext:value-type="float">
            <text:p>75,600</text:p>
          </table:table-cell>
          <table:table-cell table:formula="of:=[.X141]/45*(-1)" office:value-type="float" office:value="-1.68" calcext:value-type="float">
            <text:p>-1,680</text:p>
          </table:table-cell>
          <table:table-cell table:formula="of:=[.J141]-[.X141]" office:value-type="float" office:value="470.4" calcext:value-type="float">
            <text:p>470,400</text:p>
          </table:table-cell>
          <table:table-cell table:formula="of:=[.Z141]/45*(-1)*0.8" office:value-type="float" office:value="-8.36266666666667" calcext:value-type="float">
            <text:p>-8,36</text:p>
          </table:table-cell>
          <table:table-cell table:style-name="ce62" table:formula="of:=[.Z141]/45*(-1)" office:value-type="float" office:value="-10.4533333333333" calcext:value-type="float">
            <text:p>-10,45</text:p>
          </table:table-cell>
          <table:table-cell/>
          <table:table-cell office:value-type="float" office:value="280" calcext:value-type="float">
            <text:p>280,000</text:p>
          </table:table-cell>
          <table:table-cell table:formula="of:=[.AD141]-[.C141]" office:value-type="float" office:value="229.6" calcext:value-type="float">
            <text:p>229,600</text:p>
          </table:table-cell>
          <table:table-cell table:formula="of:=[.AD141]-[.C141]/2" office:value-type="float" office:value="254.8" calcext:value-type="float">
            <text:p>254,800</text:p>
          </table:table-cell>
          <table:table-cell office:value-type="float" office:value="280" calcext:value-type="float">
            <text:p>280,000</text:p>
          </table:table-cell>
          <table:table-cell table:formula="of:=[.AD141]+[.C141]/2" office:value-type="float" office:value="305.2" calcext:value-type="float">
            <text:p>305,200</text:p>
          </table:table-cell>
          <table:table-cell table:formula="of:=[.AD141]+[.C141]" office:value-type="float" office:value="330.4" calcext:value-type="float">
            <text:p>330,400</text:p>
          </table:table-cell>
          <table:table-cell table:formula="of:=[.AD141]+[.C141]*1.5" office:value-type="float" office:value="355.6" calcext:value-type="float">
            <text:p>355,600</text:p>
          </table:table-cell>
          <table:table-cell table:formula="of:=[.AD141]+[.C141]*2" office:value-type="float" office:value="380.8" calcext:value-type="float">
            <text:p>380,8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42]*2" office:value-type="float" office:value="0" calcext:value-type="float">
            <text:p>0,000</text:p>
          </table:table-cell>
          <table:table-cell table:formula="of:=([.E142]+[.G142])*(-1)" office:value-type="float" office:value="-0" calcext:value-type="float">
            <text:p>0,000</text:p>
          </table:table-cell>
          <table:table-cell table:formula="of:=[.F142]/2/45" office:value-type="float" office:value="0" calcext:value-type="float">
            <text:p>0,000</text:p>
          </table:table-cell>
          <table:table-cell table:formula="of:=[.K142]*[.L134]" office:value-type="float" office:value="0" calcext:value-type="float">
            <text:p>0,000</text:p>
          </table:table-cell>
          <table:table-cell table:formula="of:=[.H142]/45" office:value-type="float" office:value="0" calcext:value-type="float">
            <text:p>0,000</text:p>
          </table:table-cell>
          <table:table-cell table:formula="of:=[.L142]*[.L134]+[.M142]*[.M134]+[.N142]*[.N134]+[.O142]*[.O134]+[.P142]*[.P134]+[.Q142]*[.Q134]+[.R142]*[.R134]" office:value-type="float" office:value="0" calcext:value-type="float">
            <text:p>0,000</text:p>
          </table:table-cell>
          <table:table-cell table:formula="of:=[.J142]/45" office:value-type="float" office:value="0" calcext:value-type="float">
            <text:p>0,000</text:p>
          </table:table-cell>
          <table:table-cell table:formula="of:=[.K142]*[.L134]+[.L142]*[.L134]+[.M142]*[.M134]+[.N142]*[.N134]+[.O142]*[.O134]+[.P142]*[.P134]+[.Q142]*[.Q134]+[.R142]*[.R13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34]*[.S142])+([.T134]*[.T142])+([.U134]*[.U142])+([.V134]*[.V142])+([.W134]*[.W142])" office:value-type="float" office:value="0" calcext:value-type="float">
            <text:p>0,000</text:p>
          </table:table-cell>
          <table:table-cell table:formula="of:=[.X142]/45*(-1)" office:value-type="float" office:value="-0" calcext:value-type="float">
            <text:p>0,000</text:p>
          </table:table-cell>
          <table:table-cell table:formula="of:=[.J142]-[.X142]" office:value-type="float" office:value="0" calcext:value-type="float">
            <text:p>0,000</text:p>
          </table:table-cell>
          <table:table-cell table:formula="of:=[.Z142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43]*2" office:value-type="float" office:value="0" calcext:value-type="float">
            <text:p>0,000</text:p>
          </table:table-cell>
          <table:table-cell table:formula="of:=([.E143]+[.G143])*(-1)" office:value-type="float" office:value="-0.241777777777778" calcext:value-type="float">
            <text:p>-0,242</text:p>
          </table:table-cell>
          <table:table-cell table:formula="of:=[.F143]/2/45" office:value-type="float" office:value="0" calcext:value-type="float">
            <text:p>0,000</text:p>
          </table:table-cell>
          <table:table-cell table:formula="of:=[.K143]*[.L134]" office:value-type="float" office:value="0" calcext:value-type="float">
            <text:p>0,000</text:p>
          </table:table-cell>
          <table:table-cell table:formula="of:=[.H143]/45" office:value-type="float" office:value="0.241777777777778" calcext:value-type="float">
            <text:p>0,242</text:p>
          </table:table-cell>
          <table:table-cell table:formula="of:=[.L143]*[.L134]+[.M143]*[.M134]+[.N143]*[.N134]+[.O143]*[.O134]+[.P143]*[.P134]+[.Q143]*[.Q134]+[.R143]*[.R134]" office:value-type="float" office:value="10.88" calcext:value-type="float">
            <text:p>10,880</text:p>
          </table:table-cell>
          <table:table-cell table:formula="of:=[.J143]/45" office:value-type="float" office:value="0.241777777777778" calcext:value-type="float">
            <text:p>0,242</text:p>
          </table:table-cell>
          <table:table-cell table:formula="of:=[.K143]*[.L134]+[.L143]*[.L134]+[.M143]*[.M134]+[.N143]*[.N134]+[.O143]*[.O134]+[.P143]*[.P134]+[.Q143]*[.Q134]+[.R143]*[.R134]" office:value-type="float" office:value="10.88" calcext:value-type="float">
            <text:p>10,880</text:p>
          </table:table-cell>
          <table:table-cell office:value-type="float" office:value="0" calcext:value-type="float">
            <text:p>0,000</text:p>
          </table:table-cell>
          <table:table-cell office:value-type="float" office:value="0.76" calcext:value-type="float">
            <text:p>0,760</text:p>
          </table:table-cell>
          <table:table-cell table:number-columns-repeated="2"/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0.4" calcext:value-type="float">
            <text:p>0,400</text:p>
          </table:table-cell>
          <table:table-cell office:value-type="float" office:value="0.28" calcext:value-type="float">
            <text:p>0,280</text:p>
          </table:table-cell>
          <table:table-cell/>
          <table:table-cell table:formula="of:=([.S134]*[.S143])+([.T134]*[.T143])+([.U134]*[.U143])+([.V134]*[.V143])+([.W134]*[.W143])" office:value-type="float" office:value="4.64" calcext:value-type="float">
            <text:p>4,640</text:p>
          </table:table-cell>
          <table:table-cell table:formula="of:=[.X143]/45*(-1)" office:value-type="float" office:value="-0.103111111111111" calcext:value-type="float">
            <text:p>-0,103</text:p>
          </table:table-cell>
          <table:table-cell table:formula="of:=[.J143]-[.X143]" office:value-type="float" office:value="6.24" calcext:value-type="float">
            <text:p>6,240</text:p>
          </table:table-cell>
          <table:table-cell table:formula="of:=[.Z143]/45*(-1)*0.8" office:value-type="float" office:value="-0.110933333333333" calcext:value-type="float">
            <text:p>-0,11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_heavy_battleship</text:p>
          </table:table-cell>
          <table:table-cell office:value-type="string" calcext:value-type="string">
            <text:p>{</text:p>
          </table:table-cell>
          <table:table-cell table:number-columns-repeated="9"/>
          <table:table-cell office:value-type="float" office:value="4" calcext:value-type="float">
            <text:p>4,000</text:p>
          </table:table-cell>
          <table:table-cell office:value-type="float" office:value="9" calcext:value-type="float">
            <text:p>9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office:value-type="float" office:value="9" calcext:value-type="float">
            <text:p>9,000</text:p>
          </table:table-cell>
          <table:table-cell office:value-type="float" office:value="5" calcext:value-type="float">
            <text:p>5,000</text:p>
          </table:table-cell>
          <table:table-cell office:value-type="float" office:value="6" calcext:value-type="float">
            <text:p>6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46]*2" office:value-type="float" office:value="18" calcext:value-type="float">
            <text:p>18,000</text:p>
          </table:table-cell>
          <table:table-cell table:formula="of:=([.E146]+[.G146])*(-1)" office:value-type="float" office:value="-3.04444444444444" calcext:value-type="float">
            <text:p>-3,044</text:p>
          </table:table-cell>
          <table:table-cell table:formula="of:=[.F146]/2/45" office:value-type="float" office:value="0.4" calcext:value-type="float">
            <text:p>0,400</text:p>
          </table:table-cell>
          <table:table-cell table:formula="of:=[.K146]*[.L145]" office:value-type="float" office:value="36" calcext:value-type="float">
            <text:p>36,000</text:p>
          </table:table-cell>
          <table:table-cell table:formula="of:=[.H146]/45" office:value-type="float" office:value="2.64444444444444" calcext:value-type="float">
            <text:p>2,644</text:p>
          </table:table-cell>
          <table:table-cell table:formula="of:=[.L146]*[.L145]+[.M146]*[.M145]+[.N146]*[.N145]+[.O146]*[.O145]+[.P146]*[.P145]+[.Q146]*[.Q145]+[.R146]*[.R145]" office:value-type="float" office:value="119" calcext:value-type="float">
            <text:p>119,000</text:p>
          </table:table-cell>
          <table:table-cell table:formula="of:=[.J146]/45" office:value-type="float" office:value="3.44444444444444" calcext:value-type="float">
            <text:p>3,444</text:p>
          </table:table-cell>
          <table:table-cell table:formula="of:=[.K146]*[.L145]+[.L146]*[.L145]+[.M146]*[.M145]+[.N146]*[.N145]+[.O146]*[.O145]+[.P146]*[.P145]+[.Q146]*[.Q145]+[.R146]*[.R145]" office:value-type="float" office:value="155" calcext:value-type="float">
            <text:p>155,000</text:p>
          </table:table-cell>
          <table:table-cell office:value-type="float" office:value="9" calcext:value-type="float">
            <text:p>9,000</text:p>
          </table:table-cell>
          <table:table-cell table:style-name="ce34"/>
          <table:table-cell table:number-columns-repeated="2"/>
          <table:table-cell office:value-type="float" office:value="17" calcext:value-type="float">
            <text:p>17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3"/>
          <table:table-cell table:formula="of:=([.S145]*[.S146])+([.T145]*[.T146])+([.U145]*[.U146])+([.V145]*[.V146])+([.W145]*[.W146])" office:value-type="float" office:value="84" calcext:value-type="float">
            <text:p>84,000</text:p>
          </table:table-cell>
          <table:table-cell table:formula="of:=[.X146]/45*(-1)" office:value-type="float" office:value="-1.86666666666667" calcext:value-type="float">
            <text:p>-1,867</text:p>
          </table:table-cell>
          <table:table-cell table:formula="of:=[.J146]-[.X146]" office:value-type="float" office:value="71" calcext:value-type="float">
            <text:p>71,000</text:p>
          </table:table-cell>
          <table:table-cell table:formula="of:=[.Z146]/45*(-1)*0.8" office:value-type="float" office:value="-1.26222222222222" calcext:value-type="float">
            <text:p>-1,26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47]*2" office:value-type="float" office:value="6.3" calcext:value-type="float">
            <text:p>6,300</text:p>
          </table:table-cell>
          <table:table-cell table:formula="of:=([.E147]+[.G147])*(-1)" office:value-type="float" office:value="-1.925" calcext:value-type="float">
            <text:p>-1,925</text:p>
          </table:table-cell>
          <table:table-cell table:formula="of:=[.F147]/2/45" office:value-type="float" office:value="0.14" calcext:value-type="float">
            <text:p>0,140</text:p>
          </table:table-cell>
          <table:table-cell table:formula="of:=[.K147]*[.L145]" office:value-type="float" office:value="12.6" calcext:value-type="float">
            <text:p>12,600</text:p>
          </table:table-cell>
          <table:table-cell table:formula="of:=[.H147]/45" office:value-type="float" office:value="1.785" calcext:value-type="float">
            <text:p>1,785</text:p>
          </table:table-cell>
          <table:table-cell table:formula="of:=[.L147]*[.L145]+[.M147]*[.M145]+[.N147]*[.N145]+[.O147]*[.O145]+[.P147]*[.P145]+[.Q147]*[.Q145]+[.R147]*[.R145]" office:value-type="float" office:value="80.325" calcext:value-type="float">
            <text:p>80,325</text:p>
          </table:table-cell>
          <table:table-cell table:formula="of:=[.J147]/45" office:value-type="float" office:value="2.065" calcext:value-type="float">
            <text:p>2,065</text:p>
          </table:table-cell>
          <table:table-cell table:formula="of:=[.K147]*[.L145]+[.L147]*[.L145]+[.M147]*[.M145]+[.N147]*[.N145]+[.O147]*[.O145]+[.P147]*[.P145]+[.Q147]*[.Q145]+[.R147]*[.R145]" office:value-type="float" office:value="92.925" calcext:value-type="float">
            <text:p>92,925</text:p>
          </table:table-cell>
          <table:table-cell office:value-type="float" office:value="3.15" calcext:value-type="float">
            <text:p>3,150</text:p>
          </table:table-cell>
          <table:table-cell/>
          <table:table-cell office:value-type="float" office:value="6.65" calcext:value-type="float">
            <text:p>6,6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7"/>
          <table:table-cell table:formula="of:=([.S145]*[.S147])+([.T145]*[.T147])+([.U145]*[.U147])+([.V145]*[.V147])+([.W145]*[.W147])" office:value-type="float" office:value="0" calcext:value-type="float">
            <text:p>0,000</text:p>
          </table:table-cell>
          <table:table-cell table:formula="of:=[.X147]/45*(-1)" office:value-type="float" office:value="-0" calcext:value-type="float">
            <text:p>0,000</text:p>
          </table:table-cell>
          <table:table-cell table:formula="of:=[.J147]-[.X147]" office:value-type="float" office:value="92.925" calcext:value-type="float">
            <text:p>92,925</text:p>
          </table:table-cell>
          <table:table-cell table:formula="of:=[.Z147]/45*(-1)*0.8" office:value-type="float" office:value="-1.652" calcext:value-type="float">
            <text:p>-1,65</text:p>
          </table:table-cell>
          <table:table-cell table:style-name="ce62" table:formula="of:=[.Z147]/45*(-1)" office:value-type="float" office:value="-2.065" calcext:value-type="float">
            <text:p>-2,0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48]*2" office:value-type="float" office:value="7.38" calcext:value-type="float">
            <text:p>7,380</text:p>
          </table:table-cell>
          <table:table-cell table:formula="of:=([.E148]+[.G148])*(-1)" office:value-type="float" office:value="-1.81822222222222" calcext:value-type="float">
            <text:p>-1,818</text:p>
          </table:table-cell>
          <table:table-cell table:formula="of:=[.F148]/2/45" office:value-type="float" office:value="0.164" calcext:value-type="float">
            <text:p>0,164</text:p>
          </table:table-cell>
          <table:table-cell table:formula="of:=[.K148]*[.L145]" office:value-type="float" office:value="14.76" calcext:value-type="float">
            <text:p>14,760</text:p>
          </table:table-cell>
          <table:table-cell table:formula="of:=[.H148]/45" office:value-type="float" office:value="1.65422222222222" calcext:value-type="float">
            <text:p>1,654</text:p>
          </table:table-cell>
          <table:table-cell table:formula="of:=[.L148]*[.L145]+[.M148]*[.M145]+[.N148]*[.N145]+[.O148]*[.O145]+[.P148]*[.P145]+[.Q148]*[.Q145]+[.R148]*[.R145]" office:value-type="float" office:value="74.44" calcext:value-type="float">
            <text:p>74,440</text:p>
          </table:table-cell>
          <table:table-cell table:formula="of:=[.J148]/45" office:value-type="float" office:value="1.98222222222222" calcext:value-type="float">
            <text:p>1,982</text:p>
          </table:table-cell>
          <table:table-cell table:formula="of:=[.K148]*[.L145]+[.L148]*[.L145]+[.M148]*[.M145]+[.N148]*[.N145]+[.O148]*[.O145]+[.P148]*[.P145]+[.Q148]*[.Q145]+[.R148]*[.R145]" office:value-type="float" office:value="89.2" calcext:value-type="float">
            <text:p>89,200</text:p>
          </table:table-cell>
          <table:table-cell office:value-type="float" office:value="3.69" calcext:value-type="float">
            <text:p>3,69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office:value-type="float" office:value="4.92" calcext:value-type="float">
            <text:p>4,920</text:p>
          </table:table-cell>
          <table:table-cell table:number-columns-repeated="3"/>
          <table:table-cell table:formula="of:=([.S145]*[.S148])+([.T145]*[.T148])+([.U145]*[.U148])+([.V145]*[.V148])+([.W145]*[.W148])" office:value-type="float" office:value="79.44" calcext:value-type="float">
            <text:p>79,440</text:p>
          </table:table-cell>
          <table:table-cell table:formula="of:=[.X148]/45*(-1)" office:value-type="float" office:value="-1.76533333333333" calcext:value-type="float">
            <text:p>-1,765</text:p>
          </table:table-cell>
          <table:table-cell table:formula="of:=[.J148]-[.X148]" office:value-type="float" office:value="9.76000000000001" calcext:value-type="float">
            <text:p>9,760</text:p>
          </table:table-cell>
          <table:table-cell table:formula="of:=[.Z148]/45*(-1)*0.8" office:value-type="float" office:value="-0.173511111111111" calcext:value-type="float">
            <text:p>-0,17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49]*2" office:value-type="float" office:value="9.36" calcext:value-type="float">
            <text:p>9,360</text:p>
          </table:table-cell>
          <table:table-cell table:formula="of:=([.E149]+[.G149])*(-1)" office:value-type="float" office:value="-2.236" calcext:value-type="float">
            <text:p>-2,236</text:p>
          </table:table-cell>
          <table:table-cell table:formula="of:=[.F149]/2/45" office:value-type="float" office:value="0.208" calcext:value-type="float">
            <text:p>0,208</text:p>
          </table:table-cell>
          <table:table-cell table:formula="of:=[.K149]*[.L145]" office:value-type="float" office:value="18.72" calcext:value-type="float">
            <text:p>18,720</text:p>
          </table:table-cell>
          <table:table-cell table:formula="of:=[.H149]/45" office:value-type="float" office:value="2.028" calcext:value-type="float">
            <text:p>2,028</text:p>
          </table:table-cell>
          <table:table-cell table:formula="of:=[.L149]*[.L145]+[.M149]*[.M145]+[.N149]*[.N145]+[.O149]*[.O145]+[.P149]*[.P145]+[.Q149]*[.Q145]+[.R149]*[.R145]" office:value-type="float" office:value="91.26" calcext:value-type="float">
            <text:p>91,260</text:p>
          </table:table-cell>
          <table:table-cell table:formula="of:=[.J149]/45" office:value-type="float" office:value="2.444" calcext:value-type="float">
            <text:p>2,444</text:p>
          </table:table-cell>
          <table:table-cell table:formula="of:=[.K149]*[.L145]+[.L149]*[.L145]+[.M149]*[.M145]+[.N149]*[.N145]+[.O149]*[.O145]+[.P149]*[.P145]+[.Q149]*[.Q145]+[.R149]*[.R145]" office:value-type="float" office:value="109.98" calcext:value-type="float">
            <text:p>109,980</text:p>
          </table:table-cell>
          <table:table-cell office:value-type="float" office:value="4.68" calcext:value-type="float">
            <text:p>4,680</text:p>
          </table:table-cell>
          <table:table-cell/>
          <table:table-cell office:value-type="float" office:value="6.76" calcext:value-type="float">
            <text:p>6,760</text:p>
          </table:table-cell>
          <table:table-cell table:number-columns-repeated="2"/>
          <table:table-cell office:value-type="float" office:value="3.38" calcext:value-type="float">
            <text:p>3,380</text:p>
          </table:table-cell>
          <table:table-cell table:number-columns-repeated="7"/>
          <table:table-cell table:formula="of:=([.S145]*[.S149])+([.T145]*[.T149])+([.U145]*[.U149])+([.V145]*[.V149])+([.W145]*[.W149])" office:value-type="float" office:value="0" calcext:value-type="float">
            <text:p>0,000</text:p>
          </table:table-cell>
          <table:table-cell table:formula="of:=[.X149]/45*(-1)" office:value-type="float" office:value="-0" calcext:value-type="float">
            <text:p>0,000</text:p>
          </table:table-cell>
          <table:table-cell table:formula="of:=[.J149]-[.X149]" office:value-type="float" office:value="109.98" calcext:value-type="float">
            <text:p>109,980</text:p>
          </table:table-cell>
          <table:table-cell table:formula="of:=[.Z149]/45*(-1)*0.8" office:value-type="float" office:value="-1.9552" calcext:value-type="float">
            <text:p>-1,96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50]*2" office:value-type="float" office:value="1.08" calcext:value-type="float">
            <text:p>1,080</text:p>
          </table:table-cell>
          <table:table-cell table:style-name="ce32" table:formula="of:=([.E150]+[.G150])*(-1)" office:value-type="float" office:value="-0.154666666666667" calcext:value-type="float">
            <text:p>-0,155</text:p>
          </table:table-cell>
          <table:table-cell table:style-name="ce32" table:formula="of:=[.F150]/45" office:value-type="float" office:value="0.048" calcext:value-type="float">
            <text:p>0,048</text:p>
          </table:table-cell>
          <table:table-cell table:style-name="ce32" table:formula="of:=[.K150]*[.L145]" office:value-type="float" office:value="2.16" calcext:value-type="float">
            <text:p>2,160</text:p>
          </table:table-cell>
          <table:table-cell table:style-name="ce32" table:formula="of:=[.H150]/45" office:value-type="float" office:value="0.106666666666667" calcext:value-type="float">
            <text:p>0,107</text:p>
          </table:table-cell>
          <table:table-cell table:style-name="ce32" table:formula="of:=[.L150]*[.L145]+[.M150]*[.M145]+[.N150]*[.N145]+[.O150]*[.O145]+[.P150]*[.P145]+[.Q150]*[.Q145]+[.R150]*[.R145]" office:value-type="float" office:value="4.8" calcext:value-type="float">
            <text:p>4,800</text:p>
          </table:table-cell>
          <table:table-cell table:style-name="ce32" table:formula="of:=[.J150]/45" office:value-type="float" office:value="0.154666666666667" calcext:value-type="float">
            <text:p>0,155</text:p>
          </table:table-cell>
          <table:table-cell table:formula="of:=[.K150]*[.L145]+[.L150]*[.L145]+[.M150]*[.M145]+[.N150]*[.N145]+[.O150]*[.O145]+[.P150]*[.P145]+[.Q150]*[.Q145]+[.R150]*[.R145]" office:value-type="float" office:value="6.96" calcext:value-type="float">
            <text:p>6,960</text:p>
          </table:table-cell>
          <table:table-cell office:value-type="float" office:value="0.54" calcext:value-type="float">
            <text:p>0,54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3" calcext:value-type="float">
            <text:p>0,30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table:number-columns-repeated="3"/>
          <table:table-cell table:formula="of:=([.S145]*[.S150])+([.T145]*[.T150])+([.U145]*[.U150])+([.V145]*[.V150])+([.W145]*[.W150])" office:value-type="float" office:value="1.68" calcext:value-type="float">
            <text:p>1,680</text:p>
          </table:table-cell>
          <table:table-cell table:formula="of:=[.X150]/45*(-1)" office:value-type="float" office:value="-0.0373333333333333" calcext:value-type="float">
            <text:p>-0,037</text:p>
          </table:table-cell>
          <table:table-cell table:formula="of:=[.J150]-[.X150]" office:value-type="float" office:value="5.28" calcext:value-type="float">
            <text:p>5,280</text:p>
          </table:table-cell>
          <table:table-cell table:formula="of:=[.Z150]/45*(-1)*0.8" office:value-type="float" office:value="-0.0938666666666667" calcext:value-type="float">
            <text:p>-0,09</text:p>
          </table:table-cell>
          <table:table-cell table:style-name="ce62" table:formula="of:=[.Z150]/45*(-1)" office:value-type="float" office:value="-0.117333333333333" calcext:value-type="float">
            <text:p>-0,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51]*2" office:value-type="float" office:value="0.279" calcext:value-type="float">
            <text:p>0,279</text:p>
          </table:table-cell>
          <table:table-cell table:formula="of:=([.E151]+[.G151])*(-1)" office:value-type="float" office:value="-0.0351333333333333" calcext:value-type="float">
            <text:p>-0,035</text:p>
          </table:table-cell>
          <table:table-cell table:formula="of:=[.F151]/2/45" office:value-type="float" office:value="0.0062" calcext:value-type="float">
            <text:p>0,006</text:p>
          </table:table-cell>
          <table:table-cell table:formula="of:=[.K151]*[.L145]" office:value-type="float" office:value="0.558" calcext:value-type="float">
            <text:p>0,558</text:p>
          </table:table-cell>
          <table:table-cell table:formula="of:=[.H151]/45" office:value-type="float" office:value="0.0289333333333333" calcext:value-type="float">
            <text:p>0,029</text:p>
          </table:table-cell>
          <table:table-cell table:formula="of:=[.L151]*[.L145]+[.M151]*[.M145]+[.N151]*[.N145]+[.O151]*[.O145]+[.P151]*[.P145]+[.Q151]*[.Q145]+[.R151]*[.R145]" office:value-type="float" office:value="1.302" calcext:value-type="float">
            <text:p>1,302</text:p>
          </table:table-cell>
          <table:table-cell table:formula="of:=[.J151]/45" office:value-type="float" office:value="0.0413333333333333" calcext:value-type="float">
            <text:p>0,041</text:p>
          </table:table-cell>
          <table:table-cell table:formula="of:=[.K151]*[.L145]+[.L151]*[.L145]+[.M151]*[.M145]+[.N151]*[.N145]+[.O151]*[.O145]+[.P151]*[.P145]+[.Q151]*[.Q145]+[.R151]*[.R145]" office:value-type="float" office:value="1.86" calcext:value-type="float">
            <text:p>1,860</text:p>
          </table:table-cell>
          <table:table-cell office:value-type="float" office:value="0.1395" calcext:value-type="float">
            <text:p>0,140</text:p>
          </table:table-cell>
          <table:table-cell table:number-columns-repeated="3"/>
          <table:table-cell office:value-type="float" office:value="0.186" calcext:value-type="float">
            <text:p>0,186</text:p>
          </table:table-cell>
          <table:table-cell table:number-columns-repeated="4"/>
          <table:table-cell office:value-type="float" office:value="0.186" calcext:value-type="float">
            <text:p>0,186</text:p>
          </table:table-cell>
          <table:table-cell table:number-columns-repeated="3"/>
          <table:table-cell table:formula="of:=([.S145]*[.S151])+([.T145]*[.T151])+([.U145]*[.U151])+([.V145]*[.V151])+([.W145]*[.W151])" office:value-type="float" office:value="1.302" calcext:value-type="float">
            <text:p>1,302</text:p>
          </table:table-cell>
          <table:table-cell table:formula="of:=[.X151]/45*(-1)" office:value-type="float" office:value="-0.0289333333333333" calcext:value-type="float">
            <text:p>-0,029</text:p>
          </table:table-cell>
          <table:table-cell table:formula="of:=[.J151]-[.X151]" office:value-type="float" office:value="0.558" calcext:value-type="float">
            <text:p>0,558</text:p>
          </table:table-cell>
          <table:table-cell table:formula="of:=[.Z151]/45*(-1)*0.8" office:value-type="float" office:value="-0.00992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52]*2" office:value-type="float" office:value="72" calcext:value-type="float">
            <text:p>72,000</text:p>
          </table:table-cell>
          <table:table-cell table:formula="of:=([.E152]+[.G152])*(-1)" office:value-type="float" office:value="-12.5333333333333" calcext:value-type="float">
            <text:p>-12,533</text:p>
          </table:table-cell>
          <table:table-cell table:formula="of:=[.F152]/2/45" office:value-type="float" office:value="1.6" calcext:value-type="float">
            <text:p>1,600</text:p>
          </table:table-cell>
          <table:table-cell table:formula="of:=[.K152]*[.L145]" office:value-type="float" office:value="144" calcext:value-type="float">
            <text:p>144,000</text:p>
          </table:table-cell>
          <table:table-cell table:formula="of:=[.H152]/45" office:value-type="float" office:value="10.9333333333333" calcext:value-type="float">
            <text:p>10,933</text:p>
          </table:table-cell>
          <table:table-cell table:formula="of:=[.L152]*[.L145]+[.M152]*[.M145]+[.N152]*[.N145]+[.O152]*[.O145]+[.P152]*[.P145]+[.Q152]*[.Q145]+[.R152]*[.R145]" office:value-type="float" office:value="492" calcext:value-type="float">
            <text:p>492,000</text:p>
          </table:table-cell>
          <table:table-cell table:formula="of:=[.J152]/45" office:value-type="float" office:value="14.1333333333333" calcext:value-type="float">
            <text:p>14,133</text:p>
          </table:table-cell>
          <table:table-cell table:formula="of:=[.K152]*[.L145]+[.L152]*[.L145]+[.M152]*[.M145]+[.N152]*[.N145]+[.O152]*[.O145]+[.P152]*[.P145]+[.Q152]*[.Q145]+[.R152]*[.R145]" office:value-type="float" office:value="636" calcext:value-type="float">
            <text:p>636,000</text:p>
          </table:table-cell>
          <table:table-cell office:value-type="float" office:value="36" calcext:value-type="float">
            <text:p>36,000</text:p>
          </table:table-cell>
          <table:table-cell/>
          <table:table-cell office:value-type="float" office:value="44" calcext:value-type="float">
            <text:p>44,000</text:p>
          </table:table-cell>
          <table:table-cell office:value-type="float" office:value="12" calcext:value-type="float">
            <text:p>12,000</text:p>
          </table:table-cell>
          <table:table-cell table:number-columns-repeated="4"/>
          <table:table-cell office:value-type="float" office:value="12" calcext:value-type="float">
            <text:p>12,000</text:p>
          </table:table-cell>
          <table:table-cell table:number-columns-repeated="4"/>
          <table:table-cell table:formula="of:=([.S145]*[.S152])+([.T145]*[.T152])+([.U145]*[.U152])+([.V145]*[.V152])+([.W145]*[.W152])" office:value-type="float" office:value="108" calcext:value-type="float">
            <text:p>108,000</text:p>
          </table:table-cell>
          <table:table-cell table:formula="of:=[.X152]/45*(-1)" office:value-type="float" office:value="-2.4" calcext:value-type="float">
            <text:p>-2,400</text:p>
          </table:table-cell>
          <table:table-cell table:formula="of:=[.J152]-[.X152]" office:value-type="float" office:value="528" calcext:value-type="float">
            <text:p>528,000</text:p>
          </table:table-cell>
          <table:table-cell table:formula="of:=[.Z152]/45*(-1)*0.8" office:value-type="float" office:value="-9.38666666666667" calcext:value-type="float">
            <text:p>-9,39</text:p>
          </table:table-cell>
          <table:table-cell table:style-name="ce62" table:formula="of:=[.Z152]/45*(-1)" office:value-type="float" office:value="-11.7333333333333" calcext:value-type="float">
            <text:p>-11,73</text:p>
          </table:table-cell>
          <table:table-cell/>
          <table:table-cell office:value-type="float" office:value="400" calcext:value-type="float">
            <text:p>400,000</text:p>
          </table:table-cell>
          <table:table-cell table:formula="of:=[.AD152]-[.C152]" office:value-type="float" office:value="328" calcext:value-type="float">
            <text:p>328,000</text:p>
          </table:table-cell>
          <table:table-cell table:formula="of:=[.AD152]-[.C152]/2" office:value-type="float" office:value="364" calcext:value-type="float">
            <text:p>364,000</text:p>
          </table:table-cell>
          <table:table-cell office:value-type="float" office:value="400" calcext:value-type="float">
            <text:p>400,000</text:p>
          </table:table-cell>
          <table:table-cell table:formula="of:=[.AD152]+[.C152]/2" office:value-type="float" office:value="436" calcext:value-type="float">
            <text:p>436,000</text:p>
          </table:table-cell>
          <table:table-cell table:formula="of:=[.AD152]+[.C152]" office:value-type="float" office:value="472" calcext:value-type="float">
            <text:p>472,000</text:p>
          </table:table-cell>
          <table:table-cell table:formula="of:=[.AD152]+[.C152]*1.5" office:value-type="float" office:value="508" calcext:value-type="float">
            <text:p>508,000</text:p>
          </table:table-cell>
          <table:table-cell table:formula="of:=[.AD152]+[.C152]*2" office:value-type="float" office:value="544" calcext:value-type="float">
            <text:p>544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53]*2" office:value-type="float" office:value="0" calcext:value-type="float">
            <text:p>0,000</text:p>
          </table:table-cell>
          <table:table-cell table:formula="of:=([.E153]+[.G153])*(-1)" office:value-type="float" office:value="-0" calcext:value-type="float">
            <text:p>0,000</text:p>
          </table:table-cell>
          <table:table-cell table:formula="of:=[.F153]/2/45" office:value-type="float" office:value="0" calcext:value-type="float">
            <text:p>0,000</text:p>
          </table:table-cell>
          <table:table-cell table:formula="of:=[.K153]*[.L145]" office:value-type="float" office:value="0" calcext:value-type="float">
            <text:p>0,000</text:p>
          </table:table-cell>
          <table:table-cell table:formula="of:=[.H153]/45" office:value-type="float" office:value="0" calcext:value-type="float">
            <text:p>0,000</text:p>
          </table:table-cell>
          <table:table-cell table:formula="of:=[.L153]*[.L145]+[.M153]*[.M145]+[.N153]*[.N145]+[.O153]*[.O145]+[.P153]*[.P145]+[.Q153]*[.Q145]+[.R153]*[.R145]" office:value-type="float" office:value="0" calcext:value-type="float">
            <text:p>0,000</text:p>
          </table:table-cell>
          <table:table-cell table:formula="of:=[.J153]/45" office:value-type="float" office:value="0" calcext:value-type="float">
            <text:p>0,000</text:p>
          </table:table-cell>
          <table:table-cell table:formula="of:=[.K153]*[.L145]+[.L153]*[.L145]+[.M153]*[.M145]+[.N153]*[.N145]+[.O153]*[.O145]+[.P153]*[.P145]+[.Q153]*[.Q145]+[.R153]*[.R145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45]*[.S153])+([.T145]*[.T153])+([.U145]*[.U153])+([.V145]*[.V153])+([.W145]*[.W153])" office:value-type="float" office:value="0" calcext:value-type="float">
            <text:p>0,000</text:p>
          </table:table-cell>
          <table:table-cell table:formula="of:=[.X153]/45*(-1)" office:value-type="float" office:value="-0" calcext:value-type="float">
            <text:p>0,000</text:p>
          </table:table-cell>
          <table:table-cell table:formula="of:=[.J153]-[.X153]" office:value-type="float" office:value="0" calcext:value-type="float">
            <text:p>0,000</text:p>
          </table:table-cell>
          <table:table-cell table:formula="of:=[.Z153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54]*2" office:value-type="float" office:value="0" calcext:value-type="float">
            <text:p>0,000</text:p>
          </table:table-cell>
          <table:table-cell table:formula="of:=([.E154]+[.G154])*(-1)" office:value-type="float" office:value="-0.693333333333333" calcext:value-type="float">
            <text:p>-0,693</text:p>
          </table:table-cell>
          <table:table-cell table:formula="of:=[.F154]/2/45" office:value-type="float" office:value="0" calcext:value-type="float">
            <text:p>0,000</text:p>
          </table:table-cell>
          <table:table-cell table:formula="of:=[.K154]*[.L145]" office:value-type="float" office:value="0" calcext:value-type="float">
            <text:p>0,000</text:p>
          </table:table-cell>
          <table:table-cell table:formula="of:=[.H154]/45" office:value-type="float" office:value="0.693333333333333" calcext:value-type="float">
            <text:p>0,693</text:p>
          </table:table-cell>
          <table:table-cell table:formula="of:=[.L154]*[.L145]+[.M154]*[.M145]+[.N154]*[.N145]+[.O154]*[.O145]+[.P154]*[.P145]+[.Q154]*[.Q145]+[.R154]*[.R145]" office:value-type="float" office:value="31.2" calcext:value-type="float">
            <text:p>31,200</text:p>
          </table:table-cell>
          <table:table-cell table:formula="of:=[.J154]/45" office:value-type="float" office:value="0.693333333333333" calcext:value-type="float">
            <text:p>0,693</text:p>
          </table:table-cell>
          <table:table-cell table:formula="of:=[.K154]*[.L145]+[.L154]*[.L145]+[.M154]*[.M145]+[.N154]*[.N145]+[.O154]*[.O145]+[.P154]*[.P145]+[.Q154]*[.Q145]+[.R154]*[.R145]" office:value-type="float" office:value="31.2" calcext:value-type="float">
            <text:p>31,200</text:p>
          </table:table-cell>
          <table:table-cell office:value-type="float" office:value="0" calcext:value-type="float">
            <text:p>0,000</text:p>
          </table:table-cell>
          <table:table-cell table:number-columns-repeated="2"/>
          <table:table-cell office:value-type="float" office:value="2.4" calcext:value-type="float">
            <text:p>2,400</text:p>
          </table:table-cell>
          <table:table-cell table:number-columns-repeated="3"/>
          <table:table-cell office:value-type="float" office:value="2" calcext:value-type="float">
            <text:p>2,000</text:p>
          </table:table-cell>
          <table:table-cell table:number-columns-repeated="2"/>
          <table:table-cell office:value-type="float" office:value="2" calcext:value-type="float">
            <text:p>2,000</text:p>
          </table:table-cell>
          <table:table-cell office:value-type="float" office:value="1.4" calcext:value-type="float">
            <text:p>1,400</text:p>
          </table:table-cell>
          <table:table-cell/>
          <table:table-cell table:formula="of:=([.S145]*[.S154])+([.T145]*[.T154])+([.U145]*[.U154])+([.V145]*[.V154])+([.W145]*[.W154])" office:value-type="float" office:value="23.2" calcext:value-type="float">
            <text:p>23,200</text:p>
          </table:table-cell>
          <table:table-cell table:formula="of:=[.X154]/45*(-1)" office:value-type="float" office:value="-0.515555555555556" calcext:value-type="float">
            <text:p>-0,516</text:p>
          </table:table-cell>
          <table:table-cell table:formula="of:=[.J154]-[.X154]" office:value-type="float" office:value="8" calcext:value-type="float">
            <text:p>8,000</text:p>
          </table:table-cell>
          <table:table-cell table:formula="of:=[.Z154]/45*(-1)*0.8" office:value-type="float" office:value="-0.142222222222222" calcext:value-type="float">
            <text:p>-0,14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_carri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57]*2" office:value-type="float" office:value="0" calcext:value-type="float">
            <text:p>0,000</text:p>
          </table:table-cell>
          <table:table-cell table:formula="of:=([.E157]+[.G157])*(-1)" office:value-type="float" office:value="-0" calcext:value-type="float">
            <text:p>0,000</text:p>
          </table:table-cell>
          <table:table-cell table:formula="of:=[.F157]/2/45" office:value-type="float" office:value="0" calcext:value-type="float">
            <text:p>0,000</text:p>
          </table:table-cell>
          <table:table-cell table:formula="of:=[.K157]*[.L156]" office:value-type="float" office:value="0" calcext:value-type="float">
            <text:p>0,000</text:p>
          </table:table-cell>
          <table:table-cell table:formula="of:=[.H157]/45" office:value-type="float" office:value="0" calcext:value-type="float">
            <text:p>0,000</text:p>
          </table:table-cell>
          <table:table-cell table:formula="of:=[.L157]*[.L156]+[.M157]*[.M156]+[.N157]*[.N156]+[.O157]*[.O156]+[.P157]*[.P156]+[.Q157]*[.Q156]+[.R157]*[.R156]" office:value-type="float" office:value="0" calcext:value-type="float">
            <text:p>0,000</text:p>
          </table:table-cell>
          <table:table-cell table:formula="of:=[.J157]/45" office:value-type="float" office:value="0" calcext:value-type="float">
            <text:p>0,000</text:p>
          </table:table-cell>
          <table:table-cell table:formula="of:=[.K157]*[.L156]+[.L157]*[.L156]+[.M157]*[.M156]+[.N157]*[.N156]+[.O157]*[.O156]+[.P157]*[.P156]+[.Q157]*[.Q156]+[.R157]*[.R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156]*[.S157])+([.T156]*[.T157])+([.U156]*[.U157])+([.V156]*[.V157])+([.W156]*[.W157])" office:value-type="float" office:value="0" calcext:value-type="float">
            <text:p>0,000</text:p>
          </table:table-cell>
          <table:table-cell table:formula="of:=[.X157]/45*(-1)" office:value-type="float" office:value="-0" calcext:value-type="float">
            <text:p>0,000</text:p>
          </table:table-cell>
          <table:table-cell table:formula="of:=[.J157]-[.X157]" office:value-type="float" office:value="0" calcext:value-type="float">
            <text:p>0,000</text:p>
          </table:table-cell>
          <table:table-cell table:formula="of:=[.Z157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58]*2" office:value-type="float" office:value="3.6" calcext:value-type="float">
            <text:p>3,600</text:p>
          </table:table-cell>
          <table:table-cell table:formula="of:=([.E158]+[.G158])*(-1)" office:value-type="float" office:value="-1.15555555555556" calcext:value-type="float">
            <text:p>-1,156</text:p>
          </table:table-cell>
          <table:table-cell table:formula="of:=[.F158]/2/45" office:value-type="float" office:value="0.16" calcext:value-type="float">
            <text:p>0,160</text:p>
          </table:table-cell>
          <table:table-cell table:formula="of:=[.K158]*[.L156]" office:value-type="float" office:value="14.4" calcext:value-type="float">
            <text:p>14,400</text:p>
          </table:table-cell>
          <table:table-cell table:formula="of:=[.H158]/45" office:value-type="float" office:value="0.995555555555555" calcext:value-type="float">
            <text:p>0,996</text:p>
          </table:table-cell>
          <table:table-cell table:formula="of:=[.L158]*[.L156]+[.M158]*[.M156]+[.N158]*[.N156]+[.O158]*[.O156]+[.P158]*[.P156]+[.Q158]*[.Q156]+[.R158]*[.R156]" office:value-type="float" office:value="44.8" calcext:value-type="float">
            <text:p>44,800</text:p>
          </table:table-cell>
          <table:table-cell table:formula="of:=[.J158]/45" office:value-type="float" office:value="1.31555555555556" calcext:value-type="float">
            <text:p>1,316</text:p>
          </table:table-cell>
          <table:table-cell table:formula="of:=[.K158]*[.L156]+[.L158]*[.L156]+[.M158]*[.M156]+[.N158]*[.N156]+[.O158]*[.O156]+[.P158]*[.P156]+[.Q158]*[.Q156]+[.R158]*[.R156]" office:value-type="float" office:value="59.2" calcext:value-type="float">
            <text:p>59,200</text:p>
          </table:table-cell>
          <table:table-cell office:value-type="float" office:value="1.8" calcext:value-type="float">
            <text:p>1,800</text:p>
          </table:table-cell>
          <table:table-cell office:value-type="float" office:value="4.3" calcext:value-type="float">
            <text:p>4,300</text:p>
          </table:table-cell>
          <table:table-cell table:number-columns-repeated="2"/>
          <table:table-cell office:value-type="float" office:value="1.3" calcext:value-type="float">
            <text:p>1,300</text:p>
          </table:table-cell>
          <table:table-cell table:number-columns-repeated="8"/>
          <table:table-cell table:formula="of:=([.S156]*[.S158])+([.T156]*[.T158])+([.U156]*[.U158])+([.V156]*[.V158])+([.W156]*[.W158])" office:value-type="float" office:value="0" calcext:value-type="float">
            <text:p>0,000</text:p>
          </table:table-cell>
          <table:table-cell table:formula="of:=[.X158]/45*(-1)" office:value-type="float" office:value="-0" calcext:value-type="float">
            <text:p>0,000</text:p>
          </table:table-cell>
          <table:table-cell table:formula="of:=[.J158]-[.X158]" office:value-type="float" office:value="59.2" calcext:value-type="float">
            <text:p>59,200</text:p>
          </table:table-cell>
          <table:table-cell table:formula="of:=[.Z158]/45*(-1)*0.8" office:value-type="float" office:value="-1.05244444444444" calcext:value-type="float">
            <text:p>-1,05</text:p>
          </table:table-cell>
          <table:table-cell table:style-name="ce62" table:formula="of:=[.Z158]/45*(-1)" office:value-type="float" office:value="-1.31555555555556" calcext:value-type="float">
            <text:p>-1,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59]*2" office:value-type="float" office:value="0" calcext:value-type="float">
            <text:p>0,000</text:p>
          </table:table-cell>
          <table:table-cell table:formula="of:=([.E159]+[.G159])*(-1)" office:value-type="float" office:value="-0" calcext:value-type="float">
            <text:p>0,000</text:p>
          </table:table-cell>
          <table:table-cell table:formula="of:=[.F159]/2/45" office:value-type="float" office:value="0" calcext:value-type="float">
            <text:p>0,000</text:p>
          </table:table-cell>
          <table:table-cell table:formula="of:=[.K159]*[.L156]" office:value-type="float" office:value="0" calcext:value-type="float">
            <text:p>0,000</text:p>
          </table:table-cell>
          <table:table-cell table:formula="of:=[.H159]/45" office:value-type="float" office:value="0" calcext:value-type="float">
            <text:p>0,000</text:p>
          </table:table-cell>
          <table:table-cell table:formula="of:=[.L159]*[.L156]+[.M159]*[.M156]+[.N159]*[.N156]+[.O159]*[.O156]+[.P159]*[.P156]+[.Q159]*[.Q156]+[.R159]*[.R156]" office:value-type="float" office:value="0" calcext:value-type="float">
            <text:p>0,000</text:p>
          </table:table-cell>
          <table:table-cell table:formula="of:=[.J159]/45" office:value-type="float" office:value="0" calcext:value-type="float">
            <text:p>0,000</text:p>
          </table:table-cell>
          <table:table-cell table:formula="of:=[.K159]*[.L156]+[.L159]*[.L156]+[.M159]*[.M156]+[.N159]*[.N156]+[.O159]*[.O156]+[.P159]*[.P156]+[.Q159]*[.Q156]+[.R159]*[.R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56]*[.S159])+([.T156]*[.T159])+([.U156]*[.U159])+([.V156]*[.V159])+([.W156]*[.W159])" office:value-type="float" office:value="0" calcext:value-type="float">
            <text:p>0,000</text:p>
          </table:table-cell>
          <table:table-cell table:formula="of:=[.X159]/45*(-1)" office:value-type="float" office:value="-0" calcext:value-type="float">
            <text:p>0,000</text:p>
          </table:table-cell>
          <table:table-cell table:formula="of:=[.J159]-[.X159]" office:value-type="float" office:value="0" calcext:value-type="float">
            <text:p>0,000</text:p>
          </table:table-cell>
          <table:table-cell table:formula="of:=[.Z159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60]*2" office:value-type="float" office:value="4.5" calcext:value-type="float">
            <text:p>4,500</text:p>
          </table:table-cell>
          <table:table-cell table:formula="of:=([.E160]+[.G160])*(-1)" office:value-type="float" office:value="-1.15555555555556" calcext:value-type="float">
            <text:p>-1,156</text:p>
          </table:table-cell>
          <table:table-cell table:formula="of:=[.F160]/2/45" office:value-type="float" office:value="0.2" calcext:value-type="float">
            <text:p>0,200</text:p>
          </table:table-cell>
          <table:table-cell table:formula="of:=[.K160]*[.L156]" office:value-type="float" office:value="18" calcext:value-type="float">
            <text:p>18,000</text:p>
          </table:table-cell>
          <table:table-cell table:formula="of:=[.H160]/45" office:value-type="float" office:value="0.955555555555556" calcext:value-type="float">
            <text:p>0,956</text:p>
          </table:table-cell>
          <table:table-cell table:formula="of:=[.L160]*[.L156]+[.M160]*[.M156]+[.N160]*[.N156]+[.O160]*[.O156]+[.P160]*[.P156]+[.Q160]*[.Q156]+[.R160]*[.R156]" office:value-type="float" office:value="43" calcext:value-type="float">
            <text:p>43,000</text:p>
          </table:table-cell>
          <table:table-cell table:formula="of:=[.J160]/45" office:value-type="float" office:value="1.35555555555556" calcext:value-type="float">
            <text:p>1,356</text:p>
          </table:table-cell>
          <table:table-cell table:formula="of:=[.K160]*[.L156]+[.L160]*[.L156]+[.M160]*[.M156]+[.N160]*[.N156]+[.O160]*[.O156]+[.P160]*[.P156]+[.Q160]*[.Q156]+[.R160]*[.R156]" office:value-type="float" office:value="61" calcext:value-type="float">
            <text:p>61,000</text:p>
          </table:table-cell>
          <table:table-cell office:value-type="float" office:value="2.25" calcext:value-type="float">
            <text:p>2,250</text:p>
          </table:table-cell>
          <table:table-cell office:value-type="float" office:value="3.75" calcext:value-type="float">
            <text:p>3,750</text:p>
          </table:table-cell>
          <table:table-cell table:number-columns-repeated="2"/>
          <table:table-cell office:value-type="float" office:value="1.625" calcext:value-type="float">
            <text:p>1,625</text:p>
          </table:table-cell>
          <table:table-cell table:number-columns-repeated="8"/>
          <table:table-cell table:formula="of:=([.S156]*[.S160])+([.T156]*[.T160])+([.U156]*[.U160])+([.V156]*[.V160])+([.W156]*[.W160])" office:value-type="float" office:value="0" calcext:value-type="float">
            <text:p>0,000</text:p>
          </table:table-cell>
          <table:table-cell table:formula="of:=[.X160]/45*(-1)" office:value-type="float" office:value="-0" calcext:value-type="float">
            <text:p>0,000</text:p>
          </table:table-cell>
          <table:table-cell table:formula="of:=[.J160]-[.X160]" office:value-type="float" office:value="61" calcext:value-type="float">
            <text:p>61,000</text:p>
          </table:table-cell>
          <table:table-cell table:formula="of:=[.Z160]/45*(-1)*0.8" office:value-type="float" office:value="-1.08444444444444" calcext:value-type="float">
            <text:p>-1,08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61]*2" office:value-type="float" office:value="0.36" calcext:value-type="float">
            <text:p>0,360</text:p>
          </table:table-cell>
          <table:table-cell table:style-name="ce32" table:formula="of:=([.E161]+[.G161])*(-1)" office:value-type="float" office:value="-0.0622222222222222" calcext:value-type="float">
            <text:p>-0,062</text:p>
          </table:table-cell>
          <table:table-cell table:style-name="ce32" table:formula="of:=[.F161]/45" office:value-type="float" office:value="0.032" calcext:value-type="float">
            <text:p>0,032</text:p>
          </table:table-cell>
          <table:table-cell table:style-name="ce32" table:formula="of:=[.K161]*[.L156]" office:value-type="float" office:value="1.44" calcext:value-type="float">
            <text:p>1,440</text:p>
          </table:table-cell>
          <table:table-cell table:style-name="ce32" table:formula="of:=[.H161]/45" office:value-type="float" office:value="0.0302222222222222" calcext:value-type="float">
            <text:p>0,030</text:p>
          </table:table-cell>
          <table:table-cell table:style-name="ce32" table:formula="of:=[.L161]*[.L156]+[.M161]*[.M156]+[.N161]*[.N156]+[.O161]*[.O156]+[.P161]*[.P156]+[.Q161]*[.Q156]+[.R161]*[.R156]" office:value-type="float" office:value="1.36" calcext:value-type="float">
            <text:p>1,360</text:p>
          </table:table-cell>
          <table:table-cell table:style-name="ce32" table:formula="of:=[.J161]/45" office:value-type="float" office:value="0.0622222222222222" calcext:value-type="float">
            <text:p>0,062</text:p>
          </table:table-cell>
          <table:table-cell table:formula="of:=[.K161]*[.L156]+[.L161]*[.L156]+[.M161]*[.M156]+[.N161]*[.N156]+[.O161]*[.O156]+[.P161]*[.P156]+[.Q161]*[.Q156]+[.R161]*[.R156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 table:number-columns-repeated="4"/>
          <table:table-cell office:value-type="float" office:value="0.08" calcext:value-type="float">
            <text:p>0,080</text:p>
          </table:table-cell>
          <table:table-cell/>
          <table:table-cell table:formula="of:=([.S156]*[.S161])+([.T156]*[.T161])+([.U156]*[.U161])+([.V156]*[.V161])+([.W156]*[.W161])" office:value-type="float" office:value="0.56" calcext:value-type="float">
            <text:p>0,560</text:p>
          </table:table-cell>
          <table:table-cell table:formula="of:=[.X161]/45*(-1)" office:value-type="float" office:value="-0.0124444444444444" calcext:value-type="float">
            <text:p>-0,012</text:p>
          </table:table-cell>
          <table:table-cell table:formula="of:=[.J161]-[.X161]" office:value-type="float" office:value="2.24" calcext:value-type="float">
            <text:p>2,240</text:p>
          </table:table-cell>
          <table:table-cell table:formula="of:=[.Z161]/45*(-1)*0.8" office:value-type="float" office:value="-0.0398222222222222" calcext:value-type="float">
            <text:p>-0,04</text:p>
          </table:table-cell>
          <table:table-cell table:style-name="ce62" table:formula="of:=[.Z161]/45*(-1)" office:value-type="float" office:value="-0.0497777777777778" calcext:value-type="float">
            <text:p>-0,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62]*2" office:value-type="float" office:value="0.153" calcext:value-type="float">
            <text:p>0,153</text:p>
          </table:table-cell>
          <table:table-cell table:formula="of:=([.E162]+[.G162])*(-1)" office:value-type="float" office:value="-0.0068" calcext:value-type="float">
            <text:p>-0,007</text:p>
          </table:table-cell>
          <table:table-cell table:formula="of:=[.F162]/2/45" office:value-type="float" office:value="0.0068" calcext:value-type="float">
            <text:p>0,007</text:p>
          </table:table-cell>
          <table:table-cell table:formula="of:=[.K162]*[.L156]" office:value-type="float" office:value="0.612" calcext:value-type="float">
            <text:p>0,612</text:p>
          </table:table-cell>
          <table:table-cell table:formula="of:=[.H162]/45" office:value-type="float" office:value="0" calcext:value-type="float">
            <text:p>0,000</text:p>
          </table:table-cell>
          <table:table-cell table:formula="of:=[.L162]*[.L156]+[.M162]*[.M156]+[.N162]*[.N156]+[.O162]*[.O156]+[.P162]*[.P156]+[.Q162]*[.Q156]+[.R162]*[.R156]" office:value-type="float" office:value="0" calcext:value-type="float">
            <text:p>0,000</text:p>
          </table:table-cell>
          <table:table-cell table:formula="of:=[.J162]/45" office:value-type="float" office:value="0.0136" calcext:value-type="float">
            <text:p>0,014</text:p>
          </table:table-cell>
          <table:table-cell table:formula="of:=[.K162]*[.L156]+[.L162]*[.L156]+[.M162]*[.M156]+[.N162]*[.N156]+[.O162]*[.O156]+[.P162]*[.P156]+[.Q162]*[.Q156]+[.R162]*[.R156]" office:value-type="float" office:value="0.612" calcext:value-type="float">
            <text:p>0,612</text:p>
          </table:table-cell>
          <table:table-cell office:value-type="float" office:value="0.0765" calcext:value-type="float">
            <text:p>0,077</text:p>
          </table:table-cell>
          <table:table-cell table:number-columns-repeated="12"/>
          <table:table-cell table:formula="of:=([.S156]*[.S162])+([.T156]*[.T162])+([.U156]*[.U162])+([.V156]*[.V162])+([.W156]*[.W162])" office:value-type="float" office:value="0" calcext:value-type="float">
            <text:p>0,000</text:p>
          </table:table-cell>
          <table:table-cell table:formula="of:=[.X162]/45*(-1)" office:value-type="float" office:value="-0" calcext:value-type="float">
            <text:p>0,000</text:p>
          </table:table-cell>
          <table:table-cell table:formula="of:=[.J162]-[.X162]" office:value-type="float" office:value="0.612" calcext:value-type="float">
            <text:p>0,612</text:p>
          </table:table-cell>
          <table:table-cell table:formula="of:=[.Z162]/45*(-1)*0.8" office:value-type="float" office:value="-0.01088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63]*2" office:value-type="float" office:value="36" calcext:value-type="float">
            <text:p>36,000</text:p>
          </table:table-cell>
          <table:table-cell table:formula="of:=([.E163]+[.G163])*(-1)" office:value-type="float" office:value="-3.46666666666667" calcext:value-type="float">
            <text:p>-3,467</text:p>
          </table:table-cell>
          <table:table-cell table:formula="of:=[.F163]/2/45" office:value-type="float" office:value="1.6" calcext:value-type="float">
            <text:p>1,600</text:p>
          </table:table-cell>
          <table:table-cell table:formula="of:=[.K163]*[.L156]" office:value-type="float" office:value="144" calcext:value-type="float">
            <text:p>144,000</text:p>
          </table:table-cell>
          <table:table-cell table:formula="of:=[.H163]/45" office:value-type="float" office:value="1.86666666666667" calcext:value-type="float">
            <text:p>1,867</text:p>
          </table:table-cell>
          <table:table-cell table:formula="of:=[.L163]*[.L156]+[.M163]*[.M156]+[.N163]*[.N156]+[.O163]*[.O156]+[.P163]*[.P156]+[.Q163]*[.Q156]+[.R163]*[.R156]" office:value-type="float" office:value="84" calcext:value-type="float">
            <text:p>84,000</text:p>
          </table:table-cell>
          <table:table-cell table:formula="of:=[.J163]/45" office:value-type="float" office:value="5.06666666666667" calcext:value-type="float">
            <text:p>5,067</text:p>
          </table:table-cell>
          <table:table-cell table:formula="of:=[.K163]*[.L156]+[.L163]*[.L156]+[.M163]*[.M156]+[.N163]*[.N156]+[.O163]*[.O156]+[.P163]*[.P156]+[.Q163]*[.Q156]+[.R163]*[.R156]" office:value-type="float" office:value="228" calcext:value-type="float">
            <text:p>228,000</text:p>
          </table:table-cell>
          <table:table-cell office:value-type="float" office:value="18" calcext:value-type="float">
            <text:p>18,000</text:p>
          </table:table-cell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4" calcext:value-type="float">
            <text:p>4,000</text:p>
          </table:table-cell>
          <table:table-cell table:number-columns-repeated="7"/>
          <table:table-cell table:formula="of:=([.S156]*[.S163])+([.T156]*[.T163])+([.U156]*[.U163])+([.V156]*[.V163])+([.W156]*[.W163])" office:value-type="float" office:value="0" calcext:value-type="float">
            <text:p>0,000</text:p>
          </table:table-cell>
          <table:table-cell table:formula="of:=[.X163]/45*(-1)" office:value-type="float" office:value="-0" calcext:value-type="float">
            <text:p>0,000</text:p>
          </table:table-cell>
          <table:table-cell table:formula="of:=[.J163]-[.X163]" office:value-type="float" office:value="228" calcext:value-type="float">
            <text:p>228,000</text:p>
          </table:table-cell>
          <table:table-cell table:formula="of:=[.Z163]/45*(-1)*0.8" office:value-type="float" office:value="-4.05333333333333" calcext:value-type="float">
            <text:p>-4,05</text:p>
          </table:table-cell>
          <table:table-cell table:style-name="ce62" table:formula="of:=[.Z163]/45*(-1)" office:value-type="float" office:value="-5.06666666666667" calcext:value-type="float">
            <text:p>-5,07</text:p>
          </table:table-cell>
          <table:table-cell/>
          <table:table-cell office:value-type="float" office:value="200" calcext:value-type="float">
            <text:p>200,000</text:p>
          </table:table-cell>
          <table:table-cell table:formula="of:=[.AD163]-[.C163]" office:value-type="float" office:value="164" calcext:value-type="float">
            <text:p>164,000</text:p>
          </table:table-cell>
          <table:table-cell table:formula="of:=[.AD163]-[.C163]/2" office:value-type="float" office:value="182" calcext:value-type="float">
            <text:p>182,000</text:p>
          </table:table-cell>
          <table:table-cell office:value-type="float" office:value="200" calcext:value-type="float">
            <text:p>200,000</text:p>
          </table:table-cell>
          <table:table-cell table:formula="of:=[.AD163]+[.C163]/2" office:value-type="float" office:value="218" calcext:value-type="float">
            <text:p>218,000</text:p>
          </table:table-cell>
          <table:table-cell table:formula="of:=[.AD163]+[.C163]" office:value-type="float" office:value="236" calcext:value-type="float">
            <text:p>236,000</text:p>
          </table:table-cell>
          <table:table-cell table:formula="of:=[.AD163]+[.C163]*1.5" office:value-type="float" office:value="254" calcext:value-type="float">
            <text:p>254,000</text:p>
          </table:table-cell>
          <table:table-cell table:formula="of:=[.AD163]+[.C163]*2" office:value-type="float" office:value="272" calcext:value-type="float">
            <text:p>272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64]*2" office:value-type="float" office:value="0" calcext:value-type="float">
            <text:p>0,000</text:p>
          </table:table-cell>
          <table:table-cell table:formula="of:=([.E164]+[.G164])*(-1)" office:value-type="float" office:value="-0" calcext:value-type="float">
            <text:p>0,000</text:p>
          </table:table-cell>
          <table:table-cell table:formula="of:=[.F164]/2/45" office:value-type="float" office:value="0" calcext:value-type="float">
            <text:p>0,000</text:p>
          </table:table-cell>
          <table:table-cell table:formula="of:=[.K164]*[.L156]" office:value-type="float" office:value="0" calcext:value-type="float">
            <text:p>0,000</text:p>
          </table:table-cell>
          <table:table-cell table:formula="of:=[.H164]/45" office:value-type="float" office:value="0" calcext:value-type="float">
            <text:p>0,000</text:p>
          </table:table-cell>
          <table:table-cell table:formula="of:=[.L164]*[.L156]+[.M164]*[.M156]+[.N164]*[.N156]+[.O164]*[.O156]+[.P164]*[.P156]+[.Q164]*[.Q156]+[.R164]*[.R156]" office:value-type="float" office:value="0" calcext:value-type="float">
            <text:p>0,000</text:p>
          </table:table-cell>
          <table:table-cell table:formula="of:=[.J164]/45" office:value-type="float" office:value="0" calcext:value-type="float">
            <text:p>0,000</text:p>
          </table:table-cell>
          <table:table-cell table:formula="of:=[.K164]*[.L156]+[.L164]*[.L156]+[.M164]*[.M156]+[.N164]*[.N156]+[.O164]*[.O156]+[.P164]*[.P156]+[.Q164]*[.Q156]+[.R164]*[.R15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56]*[.S164])+([.T156]*[.T164])+([.U156]*[.U164])+([.V156]*[.V164])+([.W156]*[.W164])" office:value-type="float" office:value="0" calcext:value-type="float">
            <text:p>0,000</text:p>
          </table:table-cell>
          <table:table-cell table:formula="of:=[.X164]/45*(-1)" office:value-type="float" office:value="-0" calcext:value-type="float">
            <text:p>0,000</text:p>
          </table:table-cell>
          <table:table-cell table:formula="of:=[.J164]-[.X164]" office:value-type="float" office:value="0" calcext:value-type="float">
            <text:p>0,000</text:p>
          </table:table-cell>
          <table:table-cell table:formula="of:=[.Z164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65]*2" office:value-type="float" office:value="0.54" calcext:value-type="float">
            <text:p>0,540</text:p>
          </table:table-cell>
          <table:table-cell table:formula="of:=([.E165]+[.G165])*(-1)" office:value-type="float" office:value="-0.212" calcext:value-type="float">
            <text:p>-0,212</text:p>
          </table:table-cell>
          <table:table-cell table:formula="of:=[.F165]/2/45" office:value-type="float" office:value="0.024" calcext:value-type="float">
            <text:p>0,024</text:p>
          </table:table-cell>
          <table:table-cell table:formula="of:=[.K165]*[.L156]" office:value-type="float" office:value="2.16" calcext:value-type="float">
            <text:p>2,160</text:p>
          </table:table-cell>
          <table:table-cell table:formula="of:=[.H165]/45" office:value-type="float" office:value="0.188" calcext:value-type="float">
            <text:p>0,188</text:p>
          </table:table-cell>
          <table:table-cell table:formula="of:=[.L165]*[.L156]+[.M165]*[.M156]+[.N165]*[.N156]+[.O165]*[.O156]+[.P165]*[.P156]+[.Q165]*[.Q156]+[.R165]*[.R156]" office:value-type="float" office:value="8.46" calcext:value-type="float">
            <text:p>8,460</text:p>
          </table:table-cell>
          <table:table-cell table:formula="of:=[.J165]/45" office:value-type="float" office:value="0.236" calcext:value-type="float">
            <text:p>0,236</text:p>
          </table:table-cell>
          <table:table-cell table:formula="of:=[.K165]*[.L156]+[.L165]*[.L156]+[.M165]*[.M156]+[.N165]*[.N156]+[.O165]*[.O156]+[.P165]*[.P156]+[.Q165]*[.Q156]+[.R165]*[.R156]" office:value-type="float" office:value="10.62" calcext:value-type="float">
            <text:p>10,620</text:p>
          </table:table-cell>
          <table:table-cell office:value-type="float" office:value="0.27" calcext:value-type="float">
            <text:p>0,270</text:p>
          </table:table-cell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office:value-type="float" office:value="0.3" calcext:value-type="float">
            <text:p>0,300</text:p>
          </table:table-cell>
          <table:table-cell table:number-columns-repeated="5"/>
          <table:table-cell office:value-type="float" office:value="0.42" calcext:value-type="float">
            <text:p>0,420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formula="of:=([.S156]*[.S165])+([.T156]*[.T165])+([.U156]*[.U165])+([.V156]*[.V165])+([.W156]*[.W165])" office:value-type="float" office:value="6.96" calcext:value-type="float">
            <text:p>6,960</text:p>
          </table:table-cell>
          <table:table-cell table:formula="of:=[.X165]/45*(-1)" office:value-type="float" office:value="-0.154666666666667" calcext:value-type="float">
            <text:p>-0,155</text:p>
          </table:table-cell>
          <table:table-cell table:formula="of:=[.J165]-[.X165]" office:value-type="float" office:value="3.66" calcext:value-type="float">
            <text:p>3,660</text:p>
          </table:table-cell>
          <table:table-cell table:formula="of:=[.Z165]/45*(-1)*0.8" office:value-type="float" office:value="-0.0650666666666667" calcext:value-type="float">
            <text:p>-0,07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cort_carrier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8" calcext:value-type="float">
            <text:p>8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69]*2" office:value-type="float" office:value="0" calcext:value-type="float">
            <text:p>0,000</text:p>
          </table:table-cell>
          <table:table-cell table:formula="of:=([.E169]+[.G169])*(-1)" office:value-type="float" office:value="-0" calcext:value-type="float">
            <text:p>0,000</text:p>
          </table:table-cell>
          <table:table-cell table:formula="of:=[.F169]/2/45" office:value-type="float" office:value="0" calcext:value-type="float">
            <text:p>0,000</text:p>
          </table:table-cell>
          <table:table-cell table:formula="of:=[.K169]*[.L168]" office:value-type="float" office:value="0" calcext:value-type="float">
            <text:p>0,000</text:p>
          </table:table-cell>
          <table:table-cell table:formula="of:=[.H169]/45" office:value-type="float" office:value="0" calcext:value-type="float">
            <text:p>0,000</text:p>
          </table:table-cell>
          <table:table-cell table:formula="of:=[.L169]*[.L168]+[.M169]*[.M168]+[.N169]*[.N168]+[.O169]*[.O168]+[.P169]*[.P168]+[.Q169]*[.Q168]+[.R169]*[.R168]" office:value-type="float" office:value="0" calcext:value-type="float">
            <text:p>0,000</text:p>
          </table:table-cell>
          <table:table-cell table:formula="of:=[.J169]/45" office:value-type="float" office:value="0" calcext:value-type="float">
            <text:p>0,000</text:p>
          </table:table-cell>
          <table:table-cell table:formula="of:=[.K169]*[.L168]+[.L169]*[.L168]+[.M169]*[.M168]+[.N169]*[.N168]+[.O169]*[.O168]+[.P169]*[.P168]+[.Q169]*[.Q168]+[.R169]*[.R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168]*[.S169])+([.T168]*[.T169])+([.U168]*[.U169])+([.V168]*[.V169])+([.W168]*[.W169])" office:value-type="float" office:value="0" calcext:value-type="float">
            <text:p>0,000</text:p>
          </table:table-cell>
          <table:table-cell table:formula="of:=[.X169]/45*(-1)" office:value-type="float" office:value="-0" calcext:value-type="float">
            <text:p>0,000</text:p>
          </table:table-cell>
          <table:table-cell table:formula="of:=[.J169]-[.X169]" office:value-type="float" office:value="0" calcext:value-type="float">
            <text:p>0,000</text:p>
          </table:table-cell>
          <table:table-cell table:formula="of:=[.Z169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70]*2" office:value-type="float" office:value="2.7" calcext:value-type="float">
            <text:p>2,700</text:p>
          </table:table-cell>
          <table:table-cell table:formula="of:=([.E170]+[.G170])*(-1)" office:value-type="float" office:value="-0.8" calcext:value-type="float">
            <text:p>-0,800</text:p>
          </table:table-cell>
          <table:table-cell table:formula="of:=[.F170]/2/45" office:value-type="float" office:value="0.12" calcext:value-type="float">
            <text:p>0,120</text:p>
          </table:table-cell>
          <table:table-cell table:formula="of:=[.K170]*[.L168]" office:value-type="float" office:value="10.8" calcext:value-type="float">
            <text:p>10,800</text:p>
          </table:table-cell>
          <table:table-cell table:formula="of:=[.H170]/45" office:value-type="float" office:value="0.68" calcext:value-type="float">
            <text:p>0,680</text:p>
          </table:table-cell>
          <table:table-cell table:formula="of:=[.L170]*[.L168]+[.M170]*[.M168]+[.N170]*[.N168]+[.O170]*[.O168]+[.P170]*[.P168]+[.Q170]*[.Q168]+[.R170]*[.R168]" office:value-type="float" office:value="30.6" calcext:value-type="float">
            <text:p>30,600</text:p>
          </table:table-cell>
          <table:table-cell table:formula="of:=[.J170]/45" office:value-type="float" office:value="0.92" calcext:value-type="float">
            <text:p>0,920</text:p>
          </table:table-cell>
          <table:table-cell table:formula="of:=[.K170]*[.L168]+[.L170]*[.L168]+[.M170]*[.M168]+[.N170]*[.N168]+[.O170]*[.O168]+[.P170]*[.P168]+[.Q170]*[.Q168]+[.R170]*[.R168]" office:value-type="float" office:value="41.4" calcext:value-type="float">
            <text:p>41,400</text:p>
          </table:table-cell>
          <table:table-cell office:value-type="float" office:value="1.35" calcext:value-type="float">
            <text:p>1,350</text:p>
          </table:table-cell>
          <table:table-cell office:value-type="float" office:value="2.85" calcext:value-type="float">
            <text:p>2,8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S168]*[.S170])+([.T168]*[.T170])+([.U168]*[.U170])+([.V168]*[.V170])+([.W168]*[.W170])" office:value-type="float" office:value="0" calcext:value-type="float">
            <text:p>0,000</text:p>
          </table:table-cell>
          <table:table-cell table:formula="of:=[.X170]/45*(-1)" office:value-type="float" office:value="-0" calcext:value-type="float">
            <text:p>0,000</text:p>
          </table:table-cell>
          <table:table-cell table:formula="of:=[.J170]-[.X170]" office:value-type="float" office:value="41.4" calcext:value-type="float">
            <text:p>41,400</text:p>
          </table:table-cell>
          <table:table-cell table:formula="of:=[.Z170]/45*(-1)*0.8" office:value-type="float" office:value="-0.736" calcext:value-type="float">
            <text:p>-0,74</text:p>
          </table:table-cell>
          <table:table-cell table:style-name="ce62" table:formula="of:=[.Z170]/45*(-1)" office:value-type="float" office:value="-0.92" calcext:value-type="float">
            <text:p>-0,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71]*2" office:value-type="float" office:value="0" calcext:value-type="float">
            <text:p>0,000</text:p>
          </table:table-cell>
          <table:table-cell table:formula="of:=([.E171]+[.G171])*(-1)" office:value-type="float" office:value="-0" calcext:value-type="float">
            <text:p>0,000</text:p>
          </table:table-cell>
          <table:table-cell table:formula="of:=[.F171]/2/45" office:value-type="float" office:value="0" calcext:value-type="float">
            <text:p>0,000</text:p>
          </table:table-cell>
          <table:table-cell table:formula="of:=[.K171]*[.L168]" office:value-type="float" office:value="0" calcext:value-type="float">
            <text:p>0,000</text:p>
          </table:table-cell>
          <table:table-cell table:formula="of:=[.H171]/45" office:value-type="float" office:value="0" calcext:value-type="float">
            <text:p>0,000</text:p>
          </table:table-cell>
          <table:table-cell table:formula="of:=[.L171]*[.L168]+[.M171]*[.M168]+[.N171]*[.N168]+[.O171]*[.O168]+[.P171]*[.P168]+[.Q171]*[.Q168]+[.R171]*[.R168]" office:value-type="float" office:value="0" calcext:value-type="float">
            <text:p>0,000</text:p>
          </table:table-cell>
          <table:table-cell table:formula="of:=[.J171]/45" office:value-type="float" office:value="0" calcext:value-type="float">
            <text:p>0,000</text:p>
          </table:table-cell>
          <table:table-cell table:formula="of:=[.K171]*[.L168]+[.L171]*[.L168]+[.M171]*[.M168]+[.N171]*[.N168]+[.O171]*[.O168]+[.P171]*[.P168]+[.Q171]*[.Q168]+[.R171]*[.R16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68]*[.S171])+([.T168]*[.T171])+([.U168]*[.U171])+([.V168]*[.V171])+([.W168]*[.W171])" office:value-type="float" office:value="0" calcext:value-type="float">
            <text:p>0,000</text:p>
          </table:table-cell>
          <table:table-cell table:formula="of:=[.X171]/45*(-1)" office:value-type="float" office:value="-0" calcext:value-type="float">
            <text:p>0,000</text:p>
          </table:table-cell>
          <table:table-cell table:formula="of:=[.J171]-[.X171]" office:value-type="float" office:value="0" calcext:value-type="float">
            <text:p>0,000</text:p>
          </table:table-cell>
          <table:table-cell table:formula="of:=[.Z171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72]*2" office:value-type="float" office:value="2.7" calcext:value-type="float">
            <text:p>2,700</text:p>
          </table:table-cell>
          <table:table-cell table:formula="of:=([.E172]+[.G172])*(-1)" office:value-type="float" office:value="-0.64" calcext:value-type="float">
            <text:p>-0,640</text:p>
          </table:table-cell>
          <table:table-cell table:formula="of:=[.F172]/2/45" office:value-type="float" office:value="0.12" calcext:value-type="float">
            <text:p>0,120</text:p>
          </table:table-cell>
          <table:table-cell table:formula="of:=[.K172]*[.L168]" office:value-type="float" office:value="10.8" calcext:value-type="float">
            <text:p>10,800</text:p>
          </table:table-cell>
          <table:table-cell table:formula="of:=[.H172]/45" office:value-type="float" office:value="0.52" calcext:value-type="float">
            <text:p>0,520</text:p>
          </table:table-cell>
          <table:table-cell table:formula="of:=[.L172]*[.L168]+[.M172]*[.M168]+[.N172]*[.N168]+[.O172]*[.O168]+[.P172]*[.P168]+[.Q172]*[.Q168]+[.R172]*[.R168]" office:value-type="float" office:value="23.4" calcext:value-type="float">
            <text:p>23,400</text:p>
          </table:table-cell>
          <table:table-cell table:formula="of:=[.J172]/45" office:value-type="float" office:value="0.76" calcext:value-type="float">
            <text:p>0,760</text:p>
          </table:table-cell>
          <table:table-cell table:formula="of:=[.K172]*[.L168]+[.L172]*[.L168]+[.M172]*[.M168]+[.N172]*[.N168]+[.O172]*[.O168]+[.P172]*[.P168]+[.Q172]*[.Q168]+[.R172]*[.R168]" office:value-type="float" office:value="34.2" calcext:value-type="float">
            <text:p>34,200</text:p>
          </table:table-cell>
          <table:table-cell office:value-type="float" office:value="1.35" calcext:value-type="float">
            <text:p>1,350</text:p>
          </table:table-cell>
          <table:table-cell office:value-type="float" office:value="1.95" calcext:value-type="float">
            <text:p>1,950</text:p>
          </table:table-cell>
          <table:table-cell/>
          <table:table-cell office:value-type="float" office:value="0.975" calcext:value-type="float">
            <text:p>0,975</text:p>
          </table:table-cell>
          <table:table-cell table:number-columns-repeated="9"/>
          <table:table-cell table:formula="of:=([.S168]*[.S172])+([.T168]*[.T172])+([.U168]*[.U172])+([.V168]*[.V172])+([.W168]*[.W172])" office:value-type="float" office:value="0" calcext:value-type="float">
            <text:p>0,000</text:p>
          </table:table-cell>
          <table:table-cell table:formula="of:=[.X172]/45*(-1)" office:value-type="float" office:value="-0" calcext:value-type="float">
            <text:p>0,000</text:p>
          </table:table-cell>
          <table:table-cell table:formula="of:=[.J172]-[.X172]" office:value-type="float" office:value="34.2" calcext:value-type="float">
            <text:p>34,200</text:p>
          </table:table-cell>
          <table:table-cell table:formula="of:=[.Z172]/45*(-1)*0.8" office:value-type="float" office:value="-0.608" calcext:value-type="float">
            <text:p>-0,6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73]*2" office:value-type="float" office:value="0.36" calcext:value-type="float">
            <text:p>0,360</text:p>
          </table:table-cell>
          <table:table-cell table:style-name="ce32" table:formula="of:=([.E173]+[.G173])*(-1)" office:value-type="float" office:value="-0.0622222222222222" calcext:value-type="float">
            <text:p>-0,062</text:p>
          </table:table-cell>
          <table:table-cell table:style-name="ce32" table:formula="of:=[.F173]/45" office:value-type="float" office:value="0.032" calcext:value-type="float">
            <text:p>0,032</text:p>
          </table:table-cell>
          <table:table-cell table:style-name="ce32" table:formula="of:=[.K173]*[.L168]" office:value-type="float" office:value="1.44" calcext:value-type="float">
            <text:p>1,440</text:p>
          </table:table-cell>
          <table:table-cell table:style-name="ce32" table:formula="of:=[.H173]/45" office:value-type="float" office:value="0.0302222222222222" calcext:value-type="float">
            <text:p>0,030</text:p>
          </table:table-cell>
          <table:table-cell table:style-name="ce32" table:formula="of:=[.L173]*[.L168]+[.M173]*[.M168]+[.N173]*[.N168]+[.O173]*[.O168]+[.P173]*[.P168]+[.Q173]*[.Q168]+[.R173]*[.R168]" office:value-type="float" office:value="1.36" calcext:value-type="float">
            <text:p>1,360</text:p>
          </table:table-cell>
          <table:table-cell table:style-name="ce32" table:formula="of:=[.J173]/45" office:value-type="float" office:value="0.0622222222222222" calcext:value-type="float">
            <text:p>0,062</text:p>
          </table:table-cell>
          <table:table-cell table:formula="of:=[.K173]*[.L168]+[.L173]*[.L168]+[.M173]*[.M168]+[.N173]*[.N168]+[.O173]*[.O168]+[.P173]*[.P168]+[.Q173]*[.Q168]+[.R173]*[.R168]" office:value-type="float" office:value="2.8" calcext:value-type="float">
            <text:p>2,80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3"/>
          <table:table-cell office:value-type="float" office:value="0.08" calcext:value-type="float">
            <text:p>0,080</text:p>
          </table:table-cell>
          <table:table-cell table:number-columns-repeated="5"/>
          <table:table-cell office:value-type="float" office:value="0.08" calcext:value-type="float">
            <text:p>0,080</text:p>
          </table:table-cell>
          <table:table-cell/>
          <table:table-cell table:formula="of:=([.S168]*[.S173])+([.T168]*[.T173])+([.U168]*[.U173])+([.V168]*[.V173])+([.W168]*[.W173])" office:value-type="float" office:value="0.56" calcext:value-type="float">
            <text:p>0,560</text:p>
          </table:table-cell>
          <table:table-cell table:formula="of:=[.X173]/45*(-1)" office:value-type="float" office:value="-0.0124444444444444" calcext:value-type="float">
            <text:p>-0,012</text:p>
          </table:table-cell>
          <table:table-cell table:formula="of:=[.J173]-[.X173]" office:value-type="float" office:value="2.24" calcext:value-type="float">
            <text:p>2,240</text:p>
          </table:table-cell>
          <table:table-cell table:formula="of:=[.Z173]/45*(-1)*0.8" office:value-type="float" office:value="-0.0398222222222222" calcext:value-type="float">
            <text:p>-0,04</text:p>
          </table:table-cell>
          <table:table-cell table:style-name="ce62" table:formula="of:=[.Z173]/45*(-1)" office:value-type="float" office:value="-0.0497777777777778" calcext:value-type="float">
            <text:p>-0,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74]*2" office:value-type="float" office:value="0.09" calcext:value-type="float">
            <text:p>0,090</text:p>
          </table:table-cell>
          <table:table-cell table:formula="of:=([.E174]+[.G174])*(-1)" office:value-type="float" office:value="-0.004" calcext:value-type="float">
            <text:p>-0,004</text:p>
          </table:table-cell>
          <table:table-cell table:formula="of:=[.F174]/2/45" office:value-type="float" office:value="0.004" calcext:value-type="float">
            <text:p>0,004</text:p>
          </table:table-cell>
          <table:table-cell table:formula="of:=[.K174]*[.L168]" office:value-type="float" office:value="0.36" calcext:value-type="float">
            <text:p>0,360</text:p>
          </table:table-cell>
          <table:table-cell table:formula="of:=[.H174]/45" office:value-type="float" office:value="0" calcext:value-type="float">
            <text:p>0,000</text:p>
          </table:table-cell>
          <table:table-cell table:formula="of:=[.L174]*[.L168]+[.M174]*[.M168]+[.N174]*[.N168]+[.O174]*[.O168]+[.P174]*[.P168]+[.Q174]*[.Q168]+[.R174]*[.R168]" office:value-type="float" office:value="0" calcext:value-type="float">
            <text:p>0,000</text:p>
          </table:table-cell>
          <table:table-cell table:formula="of:=[.J174]/45" office:value-type="float" office:value="0.008" calcext:value-type="float">
            <text:p>0,008</text:p>
          </table:table-cell>
          <table:table-cell table:formula="of:=[.K174]*[.L168]+[.L174]*[.L168]+[.M174]*[.M168]+[.N174]*[.N168]+[.O174]*[.O168]+[.P174]*[.P168]+[.Q174]*[.Q168]+[.R174]*[.R168]" office:value-type="float" office:value="0.36" calcext:value-type="float">
            <text:p>0,360</text:p>
          </table:table-cell>
          <table:table-cell office:value-type="float" office:value="0.045" calcext:value-type="float">
            <text:p>0,045</text:p>
          </table:table-cell>
          <table:table-cell table:number-columns-repeated="12"/>
          <table:table-cell table:formula="of:=([.S168]*[.S174])+([.T168]*[.T174])+([.U168]*[.U174])+([.V168]*[.V174])+([.W168]*[.W174])" office:value-type="float" office:value="0" calcext:value-type="float">
            <text:p>0,000</text:p>
          </table:table-cell>
          <table:table-cell table:formula="of:=[.X174]/45*(-1)" office:value-type="float" office:value="-0" calcext:value-type="float">
            <text:p>0,000</text:p>
          </table:table-cell>
          <table:table-cell table:formula="of:=[.J174]-[.X174]" office:value-type="float" office:value="0.36" calcext:value-type="float">
            <text:p>0,360</text:p>
          </table:table-cell>
          <table:table-cell table:formula="of:=[.Z174]/45*(-1)*0.8" office:value-type="float" office:value="-0.0064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75]*2" office:value-type="float" office:value="27" calcext:value-type="float">
            <text:p>27,000</text:p>
          </table:table-cell>
          <table:table-cell table:formula="of:=([.E175]+[.G175])*(-1)" office:value-type="float" office:value="-2" calcext:value-type="float">
            <text:p>-2,000</text:p>
          </table:table-cell>
          <table:table-cell table:formula="of:=[.F175]/2/45" office:value-type="float" office:value="1.2" calcext:value-type="float">
            <text:p>1,200</text:p>
          </table:table-cell>
          <table:table-cell table:formula="of:=[.K175]*[.L168]" office:value-type="float" office:value="108" calcext:value-type="float">
            <text:p>108,000</text:p>
          </table:table-cell>
          <table:table-cell table:formula="of:=[.H175]/45" office:value-type="float" office:value="0.8" calcext:value-type="float">
            <text:p>0,800</text:p>
          </table:table-cell>
          <table:table-cell table:formula="of:=[.L175]*[.L168]+[.M175]*[.M168]+[.N175]*[.N168]+[.O175]*[.O168]+[.P175]*[.P168]+[.Q175]*[.Q168]+[.R175]*[.R168]" office:value-type="float" office:value="36" calcext:value-type="float">
            <text:p>36,000</text:p>
          </table:table-cell>
          <table:table-cell table:formula="of:=[.J175]/45" office:value-type="float" office:value="3.2" calcext:value-type="float">
            <text:p>3,200</text:p>
          </table:table-cell>
          <table:table-cell table:formula="of:=[.K175]*[.L168]+[.L175]*[.L168]+[.M175]*[.M168]+[.N175]*[.N168]+[.O175]*[.O168]+[.P175]*[.P168]+[.Q175]*[.Q168]+[.R175]*[.R168]" office:value-type="float" office:value="144" calcext:value-type="float">
            <text:p>144,000</text:p>
          </table:table-cell>
          <table:table-cell office:value-type="float" office:value="13.5" calcext:value-type="float">
            <text:p>13,500</text:p>
          </table:table-cell>
          <table:table-cell office:value-type="float" office:value="4.5" calcext:value-type="float">
            <text:p>4,500</text:p>
          </table:table-cell>
          <table:table-cell table:number-columns-repeated="11"/>
          <table:table-cell table:formula="of:=([.S168]*[.S175])+([.T168]*[.T175])+([.U168]*[.U175])+([.V168]*[.V175])+([.W168]*[.W175])" office:value-type="float" office:value="0" calcext:value-type="float">
            <text:p>0,000</text:p>
          </table:table-cell>
          <table:table-cell table:formula="of:=[.X175]/45*(-1)" office:value-type="float" office:value="-0" calcext:value-type="float">
            <text:p>0,000</text:p>
          </table:table-cell>
          <table:table-cell table:formula="of:=[.J175]-[.X175]" office:value-type="float" office:value="144" calcext:value-type="float">
            <text:p>144,000</text:p>
          </table:table-cell>
          <table:table-cell table:formula="of:=[.Z175]/45*(-1)*0.8" office:value-type="float" office:value="-2.56" calcext:value-type="float">
            <text:p>-2,56</text:p>
          </table:table-cell>
          <table:table-cell table:style-name="ce62" table:formula="of:=[.Z175]/45*(-1)" office:value-type="float" office:value="-3.2" calcext:value-type="float">
            <text:p>-3,2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D175]-[.C175]" office:value-type="float" office:value="123" calcext:value-type="float">
            <text:p>123,000</text:p>
          </table:table-cell>
          <table:table-cell table:formula="of:=[.AD175]-[.C175]/2" office:value-type="float" office:value="136.5" calcext:value-type="float">
            <text:p>136,500</text:p>
          </table:table-cell>
          <table:table-cell office:value-type="float" office:value="150" calcext:value-type="float">
            <text:p>150,000</text:p>
          </table:table-cell>
          <table:table-cell table:formula="of:=[.AD175]+[.C175]/2" office:value-type="float" office:value="163.5" calcext:value-type="float">
            <text:p>163,500</text:p>
          </table:table-cell>
          <table:table-cell table:formula="of:=[.AD175]+[.C175]" office:value-type="float" office:value="177" calcext:value-type="float">
            <text:p>177,000</text:p>
          </table:table-cell>
          <table:table-cell table:formula="of:=[.AD175]+[.C175]*1.5" office:value-type="float" office:value="190.5" calcext:value-type="float">
            <text:p>190,500</text:p>
          </table:table-cell>
          <table:table-cell table:formula="of:=[.AD175]+[.C175]*2" office:value-type="float" office:value="204" calcext:value-type="float">
            <text:p>204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76]*2" office:value-type="float" office:value="0" calcext:value-type="float">
            <text:p>0,000</text:p>
          </table:table-cell>
          <table:table-cell table:formula="of:=([.E176]+[.G176])*(-1)" office:value-type="float" office:value="-3.33333333333333" calcext:value-type="float">
            <text:p>-3,333</text:p>
          </table:table-cell>
          <table:table-cell table:formula="of:=[.F176]/2/45" office:value-type="float" office:value="0" calcext:value-type="float">
            <text:p>0,000</text:p>
          </table:table-cell>
          <table:table-cell table:formula="of:=[.K176]*[.L168]" office:value-type="float" office:value="0" calcext:value-type="float">
            <text:p>0,000</text:p>
          </table:table-cell>
          <table:table-cell table:formula="of:=[.H176]/45" office:value-type="float" office:value="3.33333333333333" calcext:value-type="float">
            <text:p>3,333</text:p>
          </table:table-cell>
          <table:table-cell table:formula="of:=[.L176]*[.L168]+[.M176]*[.M168]+[.N176]*[.N168]+[.O176]*[.O168]+[.P176]*[.P168]+[.Q176]*[.Q168]+[.R176]*[.R168]" office:value-type="float" office:value="150" calcext:value-type="float">
            <text:p>150,000</text:p>
          </table:table-cell>
          <table:table-cell table:formula="of:=[.J176]/45" office:value-type="float" office:value="3.33333333333333" calcext:value-type="float">
            <text:p>3,333</text:p>
          </table:table-cell>
          <table:table-cell table:formula="of:=[.K176]*[.L168]+[.L176]*[.L168]+[.M176]*[.M168]+[.N176]*[.N168]+[.O176]*[.O168]+[.P176]*[.P168]+[.Q176]*[.Q168]+[.R176]*[.R168]" office:value-type="float" office:value="150" calcext:value-type="float">
            <text:p>150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30" calcext:value-type="float">
            <text:p>30,000</text:p>
          </table:table-cell>
          <table:table-cell table:number-columns-repeated="3"/>
          <table:table-cell office:value-type="float" office:value="20" calcext:value-type="float">
            <text:p>20,000</text:p>
          </table:table-cell>
          <table:table-cell table:number-columns-repeated="4"/>
          <table:table-cell table:formula="of:=([.S168]*[.S176])+([.T168]*[.T176])+([.U168]*[.U176])+([.V168]*[.V176])+([.W168]*[.W176])" office:value-type="float" office:value="100" calcext:value-type="float">
            <text:p>100,000</text:p>
          </table:table-cell>
          <table:table-cell table:formula="of:=[.X176]/45*(-1)" office:value-type="float" office:value="-2.22222222222222" calcext:value-type="float">
            <text:p>-2,222</text:p>
          </table:table-cell>
          <table:table-cell table:formula="of:=[.J176]-[.X176]" office:value-type="float" office:value="50" calcext:value-type="float">
            <text:p>50,000</text:p>
          </table:table-cell>
          <table:table-cell table:formula="of:=[.Z176]/45*(-1)*0.8" office:value-type="float" office:value="-0.888888888888889" calcext:value-type="float">
            <text:p>-0,89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77]*2" office:value-type="float" office:value="0.27" calcext:value-type="float">
            <text:p>0,270</text:p>
          </table:table-cell>
          <table:table-cell table:formula="of:=([.E177]+[.G177])*(-1)" office:value-type="float" office:value="-0.106" calcext:value-type="float">
            <text:p>-0,106</text:p>
          </table:table-cell>
          <table:table-cell table:formula="of:=[.F177]/2/45" office:value-type="float" office:value="0.012" calcext:value-type="float">
            <text:p>0,012</text:p>
          </table:table-cell>
          <table:table-cell table:formula="of:=[.K177]*[.L168]" office:value-type="float" office:value="1.08" calcext:value-type="float">
            <text:p>1,080</text:p>
          </table:table-cell>
          <table:table-cell table:formula="of:=[.H177]/45" office:value-type="float" office:value="0.094" calcext:value-type="float">
            <text:p>0,094</text:p>
          </table:table-cell>
          <table:table-cell table:formula="of:=[.L177]*[.L168]+[.M177]*[.M168]+[.N177]*[.N168]+[.O177]*[.O168]+[.P177]*[.P168]+[.Q177]*[.Q168]+[.R177]*[.R168]" office:value-type="float" office:value="4.23" calcext:value-type="float">
            <text:p>4,230</text:p>
          </table:table-cell>
          <table:table-cell table:formula="of:=[.J177]/45" office:value-type="float" office:value="0.118" calcext:value-type="float">
            <text:p>0,118</text:p>
          </table:table-cell>
          <table:table-cell table:formula="of:=[.K177]*[.L168]+[.L177]*[.L168]+[.M177]*[.M168]+[.N177]*[.N168]+[.O177]*[.O168]+[.P177]*[.P168]+[.Q177]*[.Q168]+[.R177]*[.R168]" office:value-type="float" office:value="5.31" calcext:value-type="float">
            <text:p>5,310</text:p>
          </table:table-cell>
          <table:table-cell office:value-type="float" office:value="0.135" calcext:value-type="float">
            <text:p>0,135</text:p>
          </table:table-cell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/>
          <table:table-cell office:value-type="float" office:value="0.15" calcext:value-type="float">
            <text:p>0,150</text:p>
          </table:table-cell>
          <table:table-cell table:number-columns-repeated="4"/>
          <table:table-cell office:value-type="float" office:value="0.21" calcext:value-type="float">
            <text:p>0,210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formula="of:=([.S168]*[.S177])+([.T168]*[.T177])+([.U168]*[.U177])+([.V168]*[.V177])+([.W168]*[.W177])" office:value-type="float" office:value="3.48" calcext:value-type="float">
            <text:p>3,480</text:p>
          </table:table-cell>
          <table:table-cell table:formula="of:=[.X177]/45*(-1)" office:value-type="float" office:value="-0.0773333333333333" calcext:value-type="float">
            <text:p>-0,077</text:p>
          </table:table-cell>
          <table:table-cell table:formula="of:=[.J177]-[.X177]" office:value-type="float" office:value="1.83" calcext:value-type="float">
            <text:p>1,830</text:p>
          </table:table-cell>
          <table:table-cell table:formula="of:=[.Z177]/45*(-1)*0.8" office:value-type="float" office:value="-0.0325333333333333" calcext:value-type="float">
            <text:p>-0,03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81]*2" office:value-type="float" office:value="0" calcext:value-type="float">
            <text:p>0,000</text:p>
          </table:table-cell>
          <table:table-cell table:formula="of:=([.E181]+[.G181])*(-1)" office:value-type="float" office:value="-0" calcext:value-type="float">
            <text:p>0,000</text:p>
          </table:table-cell>
          <table:table-cell table:formula="of:=[.F181]/2/45" office:value-type="float" office:value="0" calcext:value-type="float">
            <text:p>0,000</text:p>
          </table:table-cell>
          <table:table-cell table:formula="of:=[.K181]*[.L180]" office:value-type="float" office:value="0" calcext:value-type="float">
            <text:p>0,000</text:p>
          </table:table-cell>
          <table:table-cell table:formula="of:=[.H181]/45" office:value-type="float" office:value="0" calcext:value-type="float">
            <text:p>0,000</text:p>
          </table:table-cell>
          <table:table-cell table:formula="of:=[.L181]*[.L180]+[.M181]*[.M180]+[.N181]*[.N180]+[.O181]*[.O180]+[.P181]*[.P180]+[.Q181]*[.Q180]+[.R181]*[.R180]" office:value-type="float" office:value="0" calcext:value-type="float">
            <text:p>0,000</text:p>
          </table:table-cell>
          <table:table-cell table:formula="of:=[.J181]/45" office:value-type="float" office:value="0" calcext:value-type="float">
            <text:p>0,000</text:p>
          </table:table-cell>
          <table:table-cell table:formula="of:=[.K181]*[.L180]+[.L181]*[.L180]+[.M181]*[.M180]+[.N181]*[.N180]+[.O181]*[.O180]+[.P181]*[.P180]+[.Q181]*[.Q180]+[.R181]*[.R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180]*[.S181])+([.T180]*[.T181])+([.U180]*[.U181])+([.V180]*[.V181])+([.W180]*[.W181])" office:value-type="float" office:value="0" calcext:value-type="float">
            <text:p>0,000</text:p>
          </table:table-cell>
          <table:table-cell table:formula="of:=[.X181]/45*(-1)" office:value-type="float" office:value="-0" calcext:value-type="float">
            <text:p>0,000</text:p>
          </table:table-cell>
          <table:table-cell table:formula="of:=[.J181]-[.X181]" office:value-type="float" office:value="0" calcext:value-type="float">
            <text:p>0,000</text:p>
          </table:table-cell>
          <table:table-cell table:formula="of:=[.Z181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82]*2" office:value-type="float" office:value="5.4" calcext:value-type="float">
            <text:p>5,400</text:p>
          </table:table-cell>
          <table:table-cell table:formula="of:=([.E182]+[.G182])*(-1)" office:value-type="float" office:value="-1.6" calcext:value-type="float">
            <text:p>-1,600</text:p>
          </table:table-cell>
          <table:table-cell table:formula="of:=[.F182]/2/45" office:value-type="float" office:value="0.24" calcext:value-type="float">
            <text:p>0,240</text:p>
          </table:table-cell>
          <table:table-cell table:formula="of:=[.K182]*[.L180]" office:value-type="float" office:value="21.6" calcext:value-type="float">
            <text:p>21,600</text:p>
          </table:table-cell>
          <table:table-cell table:formula="of:=[.H182]/45" office:value-type="float" office:value="1.36" calcext:value-type="float">
            <text:p>1,360</text:p>
          </table:table-cell>
          <table:table-cell table:formula="of:=[.L182]*[.L180]+[.M182]*[.M180]+[.N182]*[.N180]+[.O182]*[.O180]+[.P182]*[.P180]+[.Q182]*[.Q180]+[.R182]*[.R180]" office:value-type="float" office:value="61.2" calcext:value-type="float">
            <text:p>61,200</text:p>
          </table:table-cell>
          <table:table-cell table:formula="of:=[.J182]/45" office:value-type="float" office:value="1.84" calcext:value-type="float">
            <text:p>1,840</text:p>
          </table:table-cell>
          <table:table-cell table:formula="of:=[.K182]*[.L180]+[.L182]*[.L180]+[.M182]*[.M180]+[.N182]*[.N180]+[.O182]*[.O180]+[.P182]*[.P180]+[.Q182]*[.Q180]+[.R182]*[.R180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S180]*[.S182])+([.T180]*[.T182])+([.U180]*[.U182])+([.V180]*[.V182])+([.W180]*[.W182])" office:value-type="float" office:value="0" calcext:value-type="float">
            <text:p>0,000</text:p>
          </table:table-cell>
          <table:table-cell table:formula="of:=[.X182]/45*(-1)" office:value-type="float" office:value="-0" calcext:value-type="float">
            <text:p>0,000</text:p>
          </table:table-cell>
          <table:table-cell table:formula="of:=[.J182]-[.X182]" office:value-type="float" office:value="82.8" calcext:value-type="float">
            <text:p>82,800</text:p>
          </table:table-cell>
          <table:table-cell table:formula="of:=[.Z182]/45*(-1)*0.8" office:value-type="float" office:value="-1.472" calcext:value-type="float">
            <text:p>-1,47</text:p>
          </table:table-cell>
          <table:table-cell table:style-name="ce62" table:formula="of:=[.Z182]/45*(-1)" office:value-type="float" office:value="-1.84" calcext:value-type="float">
            <text:p>-1,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83]*2" office:value-type="float" office:value="0" calcext:value-type="float">
            <text:p>0,000</text:p>
          </table:table-cell>
          <table:table-cell table:formula="of:=([.E183]+[.G183])*(-1)" office:value-type="float" office:value="-0" calcext:value-type="float">
            <text:p>0,000</text:p>
          </table:table-cell>
          <table:table-cell table:formula="of:=[.F183]/2/45" office:value-type="float" office:value="0" calcext:value-type="float">
            <text:p>0,000</text:p>
          </table:table-cell>
          <table:table-cell table:formula="of:=[.K183]*[.L180]" office:value-type="float" office:value="0" calcext:value-type="float">
            <text:p>0,000</text:p>
          </table:table-cell>
          <table:table-cell table:formula="of:=[.H183]/45" office:value-type="float" office:value="0" calcext:value-type="float">
            <text:p>0,000</text:p>
          </table:table-cell>
          <table:table-cell table:formula="of:=[.L183]*[.L180]+[.M183]*[.M180]+[.N183]*[.N180]+[.O183]*[.O180]+[.P183]*[.P180]+[.Q183]*[.Q180]+[.R183]*[.R180]" office:value-type="float" office:value="0" calcext:value-type="float">
            <text:p>0,000</text:p>
          </table:table-cell>
          <table:table-cell table:formula="of:=[.J183]/45" office:value-type="float" office:value="0" calcext:value-type="float">
            <text:p>0,000</text:p>
          </table:table-cell>
          <table:table-cell table:formula="of:=[.K183]*[.L180]+[.L183]*[.L180]+[.M183]*[.M180]+[.N183]*[.N180]+[.O183]*[.O180]+[.P183]*[.P180]+[.Q183]*[.Q180]+[.R183]*[.R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80]*[.S183])+([.T180]*[.T183])+([.U180]*[.U183])+([.V180]*[.V183])+([.W180]*[.W183])" office:value-type="float" office:value="0" calcext:value-type="float">
            <text:p>0,000</text:p>
          </table:table-cell>
          <table:table-cell table:formula="of:=[.X183]/45*(-1)" office:value-type="float" office:value="-0" calcext:value-type="float">
            <text:p>0,000</text:p>
          </table:table-cell>
          <table:table-cell table:formula="of:=[.J183]-[.X183]" office:value-type="float" office:value="0" calcext:value-type="float">
            <text:p>0,000</text:p>
          </table:table-cell>
          <table:table-cell table:formula="of:=[.Z183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84]*2" office:value-type="float" office:value="6.3" calcext:value-type="float">
            <text:p>6,300</text:p>
          </table:table-cell>
          <table:table-cell table:formula="of:=([.E184]+[.G184])*(-1)" office:value-type="float" office:value="-1.49333333333333" calcext:value-type="float">
            <text:p>-1,493</text:p>
          </table:table-cell>
          <table:table-cell table:formula="of:=[.F184]/2/45" office:value-type="float" office:value="0.28" calcext:value-type="float">
            <text:p>0,280</text:p>
          </table:table-cell>
          <table:table-cell table:formula="of:=[.K184]*[.L180]" office:value-type="float" office:value="25.2" calcext:value-type="float">
            <text:p>25,200</text:p>
          </table:table-cell>
          <table:table-cell table:formula="of:=[.H184]/45" office:value-type="float" office:value="1.21333333333333" calcext:value-type="float">
            <text:p>1,213</text:p>
          </table:table-cell>
          <table:table-cell table:formula="of:=[.L184]*[.L180]+[.M184]*[.M180]+[.N184]*[.N180]+[.O184]*[.O180]+[.P184]*[.P180]+[.Q184]*[.Q180]+[.R184]*[.R180]" office:value-type="float" office:value="54.6" calcext:value-type="float">
            <text:p>54,600</text:p>
          </table:table-cell>
          <table:table-cell table:formula="of:=[.J184]/45" office:value-type="float" office:value="1.77333333333333" calcext:value-type="float">
            <text:p>1,773</text:p>
          </table:table-cell>
          <table:table-cell table:formula="of:=[.K184]*[.L180]+[.L184]*[.L180]+[.M184]*[.M180]+[.N184]*[.N180]+[.O184]*[.O180]+[.P184]*[.P180]+[.Q184]*[.Q180]+[.R184]*[.R180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S180]*[.S184])+([.T180]*[.T184])+([.U180]*[.U184])+([.V180]*[.V184])+([.W180]*[.W184])" office:value-type="float" office:value="0" calcext:value-type="float">
            <text:p>0,000</text:p>
          </table:table-cell>
          <table:table-cell table:formula="of:=[.X184]/45*(-1)" office:value-type="float" office:value="-0" calcext:value-type="float">
            <text:p>0,000</text:p>
          </table:table-cell>
          <table:table-cell table:formula="of:=[.J184]-[.X184]" office:value-type="float" office:value="79.8" calcext:value-type="float">
            <text:p>79,800</text:p>
          </table:table-cell>
          <table:table-cell table:formula="of:=[.Z184]/45*(-1)*0.8" office:value-type="float" office:value="-1.41866666666667" calcext:value-type="float">
            <text:p>-1,4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85]*2" office:value-type="float" office:value="0.54" calcext:value-type="float">
            <text:p>0,540</text:p>
          </table:table-cell>
          <table:table-cell table:style-name="ce32" table:formula="of:=([.E185]+[.G185])*(-1)" office:value-type="float" office:value="-0.0966666666666667" calcext:value-type="float">
            <text:p>-0,097</text:p>
          </table:table-cell>
          <table:table-cell table:style-name="ce32" table:formula="of:=[.F185]/45" office:value-type="float" office:value="0.048" calcext:value-type="float">
            <text:p>0,048</text:p>
          </table:table-cell>
          <table:table-cell table:style-name="ce32" table:formula="of:=[.K185]*[.L180]" office:value-type="float" office:value="2.16" calcext:value-type="float">
            <text:p>2,160</text:p>
          </table:table-cell>
          <table:table-cell table:style-name="ce32" table:formula="of:=[.H185]/45" office:value-type="float" office:value="0.0486666666666667" calcext:value-type="float">
            <text:p>0,049</text:p>
          </table:table-cell>
          <table:table-cell table:style-name="ce32" table:formula="of:=[.L185]*[.L180]+[.M185]*[.M180]+[.N185]*[.N180]+[.O185]*[.O180]+[.P185]*[.P180]+[.Q185]*[.Q180]+[.R185]*[.R180]" office:value-type="float" office:value="2.19" calcext:value-type="float">
            <text:p>2,190</text:p>
          </table:table-cell>
          <table:table-cell table:style-name="ce32" table:formula="of:=[.J185]/45" office:value-type="float" office:value="0.0966666666666667" calcext:value-type="float">
            <text:p>0,097</text:p>
          </table:table-cell>
          <table:table-cell table:formula="of:=[.K185]*[.L180]+[.L185]*[.L180]+[.M185]*[.M180]+[.N185]*[.N180]+[.O185]*[.O180]+[.P185]*[.P180]+[.Q185]*[.Q180]+[.R185]*[.R180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S180]*[.S185])+([.T180]*[.T185])+([.U180]*[.U185])+([.V180]*[.V185])+([.W180]*[.W185])" office:value-type="float" office:value="0.84" calcext:value-type="float">
            <text:p>0,840</text:p>
          </table:table-cell>
          <table:table-cell table:formula="of:=[.X185]/45*(-1)" office:value-type="float" office:value="-0.0186666666666667" calcext:value-type="float">
            <text:p>-0,019</text:p>
          </table:table-cell>
          <table:table-cell table:formula="of:=[.J185]-[.X185]" office:value-type="float" office:value="3.51" calcext:value-type="float">
            <text:p>3,510</text:p>
          </table:table-cell>
          <table:table-cell table:formula="of:=[.Z185]/45*(-1)*0.8" office:value-type="float" office:value="-0.0624" calcext:value-type="float">
            <text:p>-0,06</text:p>
          </table:table-cell>
          <table:table-cell table:style-name="ce62" table:formula="of:=[.Z185]/45*(-1)" office:value-type="float" office:value="-0.078" calcext:value-type="float">
            <text:p>-0,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86]*2" office:value-type="float" office:value="0.18" calcext:value-type="float">
            <text:p>0,180</text:p>
          </table:table-cell>
          <table:table-cell table:formula="of:=([.E186]+[.G186])*(-1)" office:value-type="float" office:value="-0.008" calcext:value-type="float">
            <text:p>-0,008</text:p>
          </table:table-cell>
          <table:table-cell table:formula="of:=[.F186]/2/45" office:value-type="float" office:value="0.008" calcext:value-type="float">
            <text:p>0,008</text:p>
          </table:table-cell>
          <table:table-cell table:formula="of:=[.K186]*[.L180]" office:value-type="float" office:value="0.72" calcext:value-type="float">
            <text:p>0,720</text:p>
          </table:table-cell>
          <table:table-cell table:formula="of:=[.H186]/45" office:value-type="float" office:value="0" calcext:value-type="float">
            <text:p>0,000</text:p>
          </table:table-cell>
          <table:table-cell table:formula="of:=[.L186]*[.L180]+[.M186]*[.M180]+[.N186]*[.N180]+[.O186]*[.O180]+[.P186]*[.P180]+[.Q186]*[.Q180]+[.R186]*[.R180]" office:value-type="float" office:value="0" calcext:value-type="float">
            <text:p>0,000</text:p>
          </table:table-cell>
          <table:table-cell table:formula="of:=[.J186]/45" office:value-type="float" office:value="0.016" calcext:value-type="float">
            <text:p>0,016</text:p>
          </table:table-cell>
          <table:table-cell table:formula="of:=[.K186]*[.L180]+[.L186]*[.L180]+[.M186]*[.M180]+[.N186]*[.N180]+[.O186]*[.O180]+[.P186]*[.P180]+[.Q186]*[.Q180]+[.R186]*[.R180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S180]*[.S186])+([.T180]*[.T186])+([.U180]*[.U186])+([.V180]*[.V186])+([.W180]*[.W186])" office:value-type="float" office:value="0" calcext:value-type="float">
            <text:p>0,000</text:p>
          </table:table-cell>
          <table:table-cell table:formula="of:=[.X186]/45*(-1)" office:value-type="float" office:value="-0" calcext:value-type="float">
            <text:p>0,000</text:p>
          </table:table-cell>
          <table:table-cell table:formula="of:=[.J186]-[.X186]" office:value-type="float" office:value="0.72" calcext:value-type="float">
            <text:p>0,720</text:p>
          </table:table-cell>
          <table:table-cell table:formula="of:=[.Z186]/45*(-1)*0.8" office:value-type="float" office:value="-0.0128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87]*2" office:value-type="float" office:value="45" calcext:value-type="float">
            <text:p>45,000</text:p>
          </table:table-cell>
          <table:table-cell table:formula="of:=([.E187]+[.G187])*(-1)" office:value-type="float" office:value="-4.33333333333333" calcext:value-type="float">
            <text:p>-4,333</text:p>
          </table:table-cell>
          <table:table-cell table:formula="of:=[.F187]/2/45" office:value-type="float" office:value="2" calcext:value-type="float">
            <text:p>2,000</text:p>
          </table:table-cell>
          <table:table-cell table:formula="of:=[.K187]*[.L180]" office:value-type="float" office:value="180" calcext:value-type="float">
            <text:p>180,000</text:p>
          </table:table-cell>
          <table:table-cell table:formula="of:=[.H187]/45" office:value-type="float" office:value="2.33333333333333" calcext:value-type="float">
            <text:p>2,333</text:p>
          </table:table-cell>
          <table:table-cell table:formula="of:=[.L187]*[.L180]+[.M187]*[.M180]+[.N187]*[.N180]+[.O187]*[.O180]+[.P187]*[.P180]+[.Q187]*[.Q180]+[.R187]*[.R180]" office:value-type="float" office:value="105" calcext:value-type="float">
            <text:p>105,000</text:p>
          </table:table-cell>
          <table:table-cell table:formula="of:=[.J187]/45" office:value-type="float" office:value="6.33333333333333" calcext:value-type="float">
            <text:p>6,333</text:p>
          </table:table-cell>
          <table:table-cell table:formula="of:=[.K187]*[.L180]+[.L187]*[.L180]+[.M187]*[.M180]+[.N187]*[.N180]+[.O187]*[.O180]+[.P187]*[.P180]+[.Q187]*[.Q180]+[.R187]*[.R180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S180]*[.S187])+([.T180]*[.T187])+([.U180]*[.U187])+([.V180]*[.V187])+([.W180]*[.W187])" office:value-type="float" office:value="0" calcext:value-type="float">
            <text:p>0,000</text:p>
          </table:table-cell>
          <table:table-cell table:formula="of:=[.X187]/45*(-1)" office:value-type="float" office:value="-0" calcext:value-type="float">
            <text:p>0,000</text:p>
          </table:table-cell>
          <table:table-cell table:formula="of:=[.J187]-[.X187]" office:value-type="float" office:value="285" calcext:value-type="float">
            <text:p>285,000</text:p>
          </table:table-cell>
          <table:table-cell table:formula="of:=[.Z187]/45*(-1)*0.8" office:value-type="float" office:value="-5.06666666666667" calcext:value-type="float">
            <text:p>-5,07</text:p>
          </table:table-cell>
          <table:table-cell table:style-name="ce62" table:formula="of:=[.Z187]/45*(-1)" office:value-type="float" office:value="-6.33333333333333" calcext:value-type="float">
            <text:p>-6,33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D187]-[.C187]" office:value-type="float" office:value="205" calcext:value-type="float">
            <text:p>205,000</text:p>
          </table:table-cell>
          <table:table-cell table:formula="of:=[.AD187]-[.C187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D187]+[.C187]/2" office:value-type="float" office:value="272.5" calcext:value-type="float">
            <text:p>272,500</text:p>
          </table:table-cell>
          <table:table-cell table:formula="of:=[.AD187]+[.C187]" office:value-type="float" office:value="295" calcext:value-type="float">
            <text:p>295,000</text:p>
          </table:table-cell>
          <table:table-cell table:formula="of:=[.AD187]+[.C187]*1.5" office:value-type="float" office:value="317.5" calcext:value-type="float">
            <text:p>317,500</text:p>
          </table:table-cell>
          <table:table-cell table:formula="of:=[.AD187]+[.C187]*2" office:value-type="float" office:value="340" calcext:value-type="float">
            <text:p>340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188]*2" office:value-type="float" office:value="0" calcext:value-type="float">
            <text:p>0,000</text:p>
          </table:table-cell>
          <table:table-cell table:formula="of:=([.E188]+[.G188])*(-1)" office:value-type="float" office:value="-0" calcext:value-type="float">
            <text:p>0,000</text:p>
          </table:table-cell>
          <table:table-cell table:formula="of:=[.F188]/2/45" office:value-type="float" office:value="0" calcext:value-type="float">
            <text:p>0,000</text:p>
          </table:table-cell>
          <table:table-cell table:formula="of:=[.K188]*[.L180]" office:value-type="float" office:value="0" calcext:value-type="float">
            <text:p>0,000</text:p>
          </table:table-cell>
          <table:table-cell table:formula="of:=[.H188]/45" office:value-type="float" office:value="0" calcext:value-type="float">
            <text:p>0,000</text:p>
          </table:table-cell>
          <table:table-cell table:formula="of:=[.L188]*[.L180]+[.M188]*[.M180]+[.N188]*[.N180]+[.O188]*[.O180]+[.P188]*[.P180]+[.Q188]*[.Q180]+[.R188]*[.R180]" office:value-type="float" office:value="0" calcext:value-type="float">
            <text:p>0,000</text:p>
          </table:table-cell>
          <table:table-cell table:formula="of:=[.J188]/45" office:value-type="float" office:value="0" calcext:value-type="float">
            <text:p>0,000</text:p>
          </table:table-cell>
          <table:table-cell table:formula="of:=[.K188]*[.L180]+[.L188]*[.L180]+[.M188]*[.M180]+[.N188]*[.N180]+[.O188]*[.O180]+[.P188]*[.P180]+[.Q188]*[.Q180]+[.R188]*[.R18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80]*[.S188])+([.T180]*[.T188])+([.U180]*[.U188])+([.V180]*[.V188])+([.W180]*[.W188])" office:value-type="float" office:value="0" calcext:value-type="float">
            <text:p>0,000</text:p>
          </table:table-cell>
          <table:table-cell table:formula="of:=[.X188]/45*(-1)" office:value-type="float" office:value="-0" calcext:value-type="float">
            <text:p>0,000</text:p>
          </table:table-cell>
          <table:table-cell table:formula="of:=[.J188]-[.X188]" office:value-type="float" office:value="0" calcext:value-type="float">
            <text:p>0,000</text:p>
          </table:table-cell>
          <table:table-cell table:formula="of:=[.Z188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189]*2" office:value-type="float" office:value="1.08" calcext:value-type="float">
            <text:p>1,080</text:p>
          </table:table-cell>
          <table:table-cell table:formula="of:=([.E189]+[.G189])*(-1)" office:value-type="float" office:value="-0.424" calcext:value-type="float">
            <text:p>-0,424</text:p>
          </table:table-cell>
          <table:table-cell table:formula="of:=[.F189]/2/45" office:value-type="float" office:value="0.048" calcext:value-type="float">
            <text:p>0,048</text:p>
          </table:table-cell>
          <table:table-cell table:formula="of:=[.K189]*[.L180]" office:value-type="float" office:value="4.32" calcext:value-type="float">
            <text:p>4,320</text:p>
          </table:table-cell>
          <table:table-cell table:formula="of:=[.H189]/45" office:value-type="float" office:value="0.376" calcext:value-type="float">
            <text:p>0,376</text:p>
          </table:table-cell>
          <table:table-cell table:formula="of:=[.L189]*[.L180]+[.M189]*[.M180]+[.N189]*[.N180]+[.O189]*[.O180]+[.P189]*[.P180]+[.Q189]*[.Q180]+[.R189]*[.R180]" office:value-type="float" office:value="16.92" calcext:value-type="float">
            <text:p>16,920</text:p>
          </table:table-cell>
          <table:table-cell table:formula="of:=[.J189]/45" office:value-type="float" office:value="0.472" calcext:value-type="float">
            <text:p>0,472</text:p>
          </table:table-cell>
          <table:table-cell table:formula="of:=[.K189]*[.L180]+[.L189]*[.L180]+[.M189]*[.M180]+[.N189]*[.N180]+[.O189]*[.O180]+[.P189]*[.P180]+[.Q189]*[.Q180]+[.R189]*[.R180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S180]*[.S189])+([.T180]*[.T189])+([.U180]*[.U189])+([.V180]*[.V189])+([.W180]*[.W189])" office:value-type="float" office:value="13.92" calcext:value-type="float">
            <text:p>13,920</text:p>
          </table:table-cell>
          <table:table-cell table:formula="of:=[.X189]/45*(-1)" office:value-type="float" office:value="-0.309333333333333" calcext:value-type="float">
            <text:p>-0,309</text:p>
          </table:table-cell>
          <table:table-cell table:formula="of:=[.J189]-[.X189]" office:value-type="float" office:value="7.32" calcext:value-type="float">
            <text:p>7,320</text:p>
          </table:table-cell>
          <table:table-cell table:formula="of:=[.Z189]/45*(-1)*0.8" office:value-type="float" office:value="-0.130133333333333" calcext:value-type="float">
            <text:p>-0,13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mand_carrier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9" calcext:value-type="float">
            <text:p>9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193]*2" office:value-type="float" office:value="0" calcext:value-type="float">
            <text:p>0,000</text:p>
          </table:table-cell>
          <table:table-cell table:formula="of:=([.E193]+[.G193])*(-1)" office:value-type="float" office:value="-0" calcext:value-type="float">
            <text:p>0,000</text:p>
          </table:table-cell>
          <table:table-cell table:formula="of:=[.F193]/2/45" office:value-type="float" office:value="0" calcext:value-type="float">
            <text:p>0,000</text:p>
          </table:table-cell>
          <table:table-cell table:formula="of:=[.K193]*[.L192]" office:value-type="float" office:value="0" calcext:value-type="float">
            <text:p>0,000</text:p>
          </table:table-cell>
          <table:table-cell table:formula="of:=[.H193]/45" office:value-type="float" office:value="0" calcext:value-type="float">
            <text:p>0,000</text:p>
          </table:table-cell>
          <table:table-cell table:formula="of:=[.L193]*[.L192]+[.M193]*[.M192]+[.N193]*[.N192]+[.O193]*[.O192]+[.P193]*[.P192]+[.Q193]*[.Q192]+[.R193]*[.R192]" office:value-type="float" office:value="0" calcext:value-type="float">
            <text:p>0,000</text:p>
          </table:table-cell>
          <table:table-cell table:formula="of:=[.J193]/45" office:value-type="float" office:value="0" calcext:value-type="float">
            <text:p>0,000</text:p>
          </table:table-cell>
          <table:table-cell table:formula="of:=[.K193]*[.L192]+[.L193]*[.L192]+[.M193]*[.M192]+[.N193]*[.N192]+[.O193]*[.O192]+[.P193]*[.P192]+[.Q193]*[.Q192]+[.R193]*[.R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192]*[.S193])+([.T192]*[.T193])+([.U192]*[.U193])+([.V192]*[.V193])+([.W192]*[.W193])" office:value-type="float" office:value="0" calcext:value-type="float">
            <text:p>0,000</text:p>
          </table:table-cell>
          <table:table-cell table:formula="of:=[.X193]/45*(-1)" office:value-type="float" office:value="-0" calcext:value-type="float">
            <text:p>0,000</text:p>
          </table:table-cell>
          <table:table-cell table:formula="of:=[.J193]-[.X193]" office:value-type="float" office:value="0" calcext:value-type="float">
            <text:p>0,000</text:p>
          </table:table-cell>
          <table:table-cell table:formula="of:=[.Z193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194]*2" office:value-type="float" office:value="5.4" calcext:value-type="float">
            <text:p>5,400</text:p>
          </table:table-cell>
          <table:table-cell table:formula="of:=([.E194]+[.G194])*(-1)" office:value-type="float" office:value="-1.6" calcext:value-type="float">
            <text:p>-1,600</text:p>
          </table:table-cell>
          <table:table-cell table:formula="of:=[.F194]/2/45" office:value-type="float" office:value="0.24" calcext:value-type="float">
            <text:p>0,240</text:p>
          </table:table-cell>
          <table:table-cell table:formula="of:=[.K194]*[.L192]" office:value-type="float" office:value="21.6" calcext:value-type="float">
            <text:p>21,600</text:p>
          </table:table-cell>
          <table:table-cell table:formula="of:=[.H194]/45" office:value-type="float" office:value="1.36" calcext:value-type="float">
            <text:p>1,360</text:p>
          </table:table-cell>
          <table:table-cell table:formula="of:=[.L194]*[.L192]+[.M194]*[.M192]+[.N194]*[.N192]+[.O194]*[.O192]+[.P194]*[.P192]+[.Q194]*[.Q192]+[.R194]*[.R192]" office:value-type="float" office:value="61.2" calcext:value-type="float">
            <text:p>61,200</text:p>
          </table:table-cell>
          <table:table-cell table:formula="of:=[.J194]/45" office:value-type="float" office:value="1.84" calcext:value-type="float">
            <text:p>1,840</text:p>
          </table:table-cell>
          <table:table-cell table:formula="of:=[.K194]*[.L192]+[.L194]*[.L192]+[.M194]*[.M192]+[.N194]*[.N192]+[.O194]*[.O192]+[.P194]*[.P192]+[.Q194]*[.Q192]+[.R194]*[.R192]" office:value-type="float" office:value="82.8" calcext:value-type="float">
            <text:p>82,800</text:p>
          </table:table-cell>
          <table:table-cell office:value-type="float" office:value="2.7" calcext:value-type="float">
            <text:p>2,700</text:p>
          </table:table-cell>
          <table:table-cell office:value-type="float" office:value="3.9" calcext:value-type="float">
            <text:p>3,900</text:p>
          </table:table-cell>
          <table:table-cell table:number-columns-repeated="2"/>
          <table:table-cell office:value-type="float" office:value="3.75" calcext:value-type="float">
            <text:p>3,750</text:p>
          </table:table-cell>
          <table:table-cell table:number-columns-repeated="8"/>
          <table:table-cell table:formula="of:=([.S192]*[.S194])+([.T192]*[.T194])+([.U192]*[.U194])+([.V192]*[.V194])+([.W192]*[.W194])" office:value-type="float" office:value="0" calcext:value-type="float">
            <text:p>0,000</text:p>
          </table:table-cell>
          <table:table-cell table:formula="of:=[.X194]/45*(-1)" office:value-type="float" office:value="-0" calcext:value-type="float">
            <text:p>0,000</text:p>
          </table:table-cell>
          <table:table-cell table:formula="of:=[.J194]-[.X194]" office:value-type="float" office:value="82.8" calcext:value-type="float">
            <text:p>82,800</text:p>
          </table:table-cell>
          <table:table-cell table:formula="of:=[.Z194]/45*(-1)*0.8" office:value-type="float" office:value="-1.472" calcext:value-type="float">
            <text:p>-1,47</text:p>
          </table:table-cell>
          <table:table-cell table:style-name="ce62" table:formula="of:=[.Z194]/45*(-1)" office:value-type="float" office:value="-1.84" calcext:value-type="float">
            <text:p>-1,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195]*2" office:value-type="float" office:value="0" calcext:value-type="float">
            <text:p>0,000</text:p>
          </table:table-cell>
          <table:table-cell table:formula="of:=([.E195]+[.G195])*(-1)" office:value-type="float" office:value="-0" calcext:value-type="float">
            <text:p>0,000</text:p>
          </table:table-cell>
          <table:table-cell table:formula="of:=[.F195]/2/45" office:value-type="float" office:value="0" calcext:value-type="float">
            <text:p>0,000</text:p>
          </table:table-cell>
          <table:table-cell table:formula="of:=[.K195]*[.L192]" office:value-type="float" office:value="0" calcext:value-type="float">
            <text:p>0,000</text:p>
          </table:table-cell>
          <table:table-cell table:formula="of:=[.H195]/45" office:value-type="float" office:value="0" calcext:value-type="float">
            <text:p>0,000</text:p>
          </table:table-cell>
          <table:table-cell table:formula="of:=[.L195]*[.L192]+[.M195]*[.M192]+[.N195]*[.N192]+[.O195]*[.O192]+[.P195]*[.P192]+[.Q195]*[.Q192]+[.R195]*[.R192]" office:value-type="float" office:value="0" calcext:value-type="float">
            <text:p>0,000</text:p>
          </table:table-cell>
          <table:table-cell table:formula="of:=[.J195]/45" office:value-type="float" office:value="0" calcext:value-type="float">
            <text:p>0,000</text:p>
          </table:table-cell>
          <table:table-cell table:formula="of:=[.K195]*[.L192]+[.L195]*[.L192]+[.M195]*[.M192]+[.N195]*[.N192]+[.O195]*[.O192]+[.P195]*[.P192]+[.Q195]*[.Q192]+[.R195]*[.R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92]*[.S195])+([.T192]*[.T195])+([.U192]*[.U195])+([.V192]*[.V195])+([.W192]*[.W195])" office:value-type="float" office:value="0" calcext:value-type="float">
            <text:p>0,000</text:p>
          </table:table-cell>
          <table:table-cell table:formula="of:=[.X195]/45*(-1)" office:value-type="float" office:value="-0" calcext:value-type="float">
            <text:p>0,000</text:p>
          </table:table-cell>
          <table:table-cell table:formula="of:=[.J195]-[.X195]" office:value-type="float" office:value="0" calcext:value-type="float">
            <text:p>0,000</text:p>
          </table:table-cell>
          <table:table-cell table:formula="of:=[.Z195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196]*2" office:value-type="float" office:value="6.3" calcext:value-type="float">
            <text:p>6,300</text:p>
          </table:table-cell>
          <table:table-cell table:formula="of:=([.E196]+[.G196])*(-1)" office:value-type="float" office:value="-1.49333333333333" calcext:value-type="float">
            <text:p>-1,493</text:p>
          </table:table-cell>
          <table:table-cell table:formula="of:=[.F196]/2/45" office:value-type="float" office:value="0.28" calcext:value-type="float">
            <text:p>0,280</text:p>
          </table:table-cell>
          <table:table-cell table:formula="of:=[.K196]*[.L192]" office:value-type="float" office:value="25.2" calcext:value-type="float">
            <text:p>25,200</text:p>
          </table:table-cell>
          <table:table-cell table:formula="of:=[.H196]/45" office:value-type="float" office:value="1.21333333333333" calcext:value-type="float">
            <text:p>1,213</text:p>
          </table:table-cell>
          <table:table-cell table:formula="of:=[.L196]*[.L192]+[.M196]*[.M192]+[.N196]*[.N192]+[.O196]*[.O192]+[.P196]*[.P192]+[.Q196]*[.Q192]+[.R196]*[.R192]" office:value-type="float" office:value="54.6" calcext:value-type="float">
            <text:p>54,600</text:p>
          </table:table-cell>
          <table:table-cell table:formula="of:=[.J196]/45" office:value-type="float" office:value="1.77333333333333" calcext:value-type="float">
            <text:p>1,773</text:p>
          </table:table-cell>
          <table:table-cell table:formula="of:=[.K196]*[.L192]+[.L196]*[.L192]+[.M196]*[.M192]+[.N196]*[.N192]+[.O196]*[.O192]+[.P196]*[.P192]+[.Q196]*[.Q192]+[.R196]*[.R192]" office:value-type="float" office:value="79.8" calcext:value-type="float">
            <text:p>79,800</text:p>
          </table:table-cell>
          <table:table-cell office:value-type="float" office:value="3.15" calcext:value-type="float">
            <text:p>3,150</text:p>
          </table:table-cell>
          <table:table-cell office:value-type="float" office:value="4.55" calcext:value-type="float">
            <text:p>4,550</text:p>
          </table:table-cell>
          <table:table-cell table:number-columns-repeated="2"/>
          <table:table-cell office:value-type="float" office:value="2.275" calcext:value-type="float">
            <text:p>2,275</text:p>
          </table:table-cell>
          <table:table-cell table:number-columns-repeated="8"/>
          <table:table-cell table:formula="of:=([.S192]*[.S196])+([.T192]*[.T196])+([.U192]*[.U196])+([.V192]*[.V196])+([.W192]*[.W196])" office:value-type="float" office:value="0" calcext:value-type="float">
            <text:p>0,000</text:p>
          </table:table-cell>
          <table:table-cell table:formula="of:=[.X196]/45*(-1)" office:value-type="float" office:value="-0" calcext:value-type="float">
            <text:p>0,000</text:p>
          </table:table-cell>
          <table:table-cell table:formula="of:=[.J196]-[.X196]" office:value-type="float" office:value="79.8" calcext:value-type="float">
            <text:p>79,800</text:p>
          </table:table-cell>
          <table:table-cell table:formula="of:=[.Z196]/45*(-1)*0.8" office:value-type="float" office:value="-1.41866666666667" calcext:value-type="float">
            <text:p>-1,42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197]*2" office:value-type="float" office:value="0.54" calcext:value-type="float">
            <text:p>0,540</text:p>
          </table:table-cell>
          <table:table-cell table:style-name="ce32" table:formula="of:=([.E197]+[.G197])*(-1)" office:value-type="float" office:value="-0.0966666666666667" calcext:value-type="float">
            <text:p>-0,097</text:p>
          </table:table-cell>
          <table:table-cell table:style-name="ce32" table:formula="of:=[.F197]/45" office:value-type="float" office:value="0.048" calcext:value-type="float">
            <text:p>0,048</text:p>
          </table:table-cell>
          <table:table-cell table:style-name="ce32" table:formula="of:=[.K197]*[.L192]" office:value-type="float" office:value="2.16" calcext:value-type="float">
            <text:p>2,160</text:p>
          </table:table-cell>
          <table:table-cell table:style-name="ce32" table:formula="of:=[.H197]/45" office:value-type="float" office:value="0.0486666666666667" calcext:value-type="float">
            <text:p>0,049</text:p>
          </table:table-cell>
          <table:table-cell table:style-name="ce32" table:formula="of:=[.L197]*[.L192]+[.M197]*[.M192]+[.N197]*[.N192]+[.O197]*[.O192]+[.P197]*[.P192]+[.Q197]*[.Q192]+[.R197]*[.R192]" office:value-type="float" office:value="2.19" calcext:value-type="float">
            <text:p>2,190</text:p>
          </table:table-cell>
          <table:table-cell table:style-name="ce32" table:formula="of:=[.J197]/45" office:value-type="float" office:value="0.0966666666666667" calcext:value-type="float">
            <text:p>0,097</text:p>
          </table:table-cell>
          <table:table-cell table:formula="of:=[.K197]*[.L192]+[.L197]*[.L192]+[.M197]*[.M192]+[.N197]*[.N192]+[.O197]*[.O192]+[.P197]*[.P192]+[.Q197]*[.Q192]+[.R197]*[.R192]" office:value-type="float" office:value="4.35" calcext:value-type="float">
            <text:p>4,350</text:p>
          </table:table-cell>
          <table:table-cell office:value-type="float" office:value="0.27" calcext:value-type="float">
            <text:p>0,270</text:p>
          </table:table-cell>
          <table:table-cell table:number-columns-repeated="4"/>
          <table:table-cell office:value-type="float" office:value="0.15" calcext:value-type="float">
            <text:p>0,150</text:p>
          </table:table-cell>
          <table:table-cell office:value-type="float" office:value="0.12" calcext:value-type="float">
            <text:p>0,120</text:p>
          </table:table-cell>
          <table:table-cell table:number-columns-repeated="4"/>
          <table:table-cell office:value-type="float" office:value="0.12" calcext:value-type="float">
            <text:p>0,120</text:p>
          </table:table-cell>
          <table:table-cell/>
          <table:table-cell table:formula="of:=([.S192]*[.S197])+([.T192]*[.T197])+([.U192]*[.U197])+([.V192]*[.V197])+([.W192]*[.W197])" office:value-type="float" office:value="0.84" calcext:value-type="float">
            <text:p>0,840</text:p>
          </table:table-cell>
          <table:table-cell table:formula="of:=[.X197]/45*(-1)" office:value-type="float" office:value="-0.0186666666666667" calcext:value-type="float">
            <text:p>-0,019</text:p>
          </table:table-cell>
          <table:table-cell table:formula="of:=[.J197]-[.X197]" office:value-type="float" office:value="3.51" calcext:value-type="float">
            <text:p>3,510</text:p>
          </table:table-cell>
          <table:table-cell table:formula="of:=[.Z197]/45*(-1)*0.8" office:value-type="float" office:value="-0.0624" calcext:value-type="float">
            <text:p>-0,06</text:p>
          </table:table-cell>
          <table:table-cell table:style-name="ce62" table:formula="of:=[.Z197]/45*(-1)" office:value-type="float" office:value="-0.078" calcext:value-type="float">
            <text:p>-0,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198]*2" office:value-type="float" office:value="0.18" calcext:value-type="float">
            <text:p>0,180</text:p>
          </table:table-cell>
          <table:table-cell table:formula="of:=([.E198]+[.G198])*(-1)" office:value-type="float" office:value="-0.008" calcext:value-type="float">
            <text:p>-0,008</text:p>
          </table:table-cell>
          <table:table-cell table:formula="of:=[.F198]/2/45" office:value-type="float" office:value="0.008" calcext:value-type="float">
            <text:p>0,008</text:p>
          </table:table-cell>
          <table:table-cell table:formula="of:=[.K198]*[.L192]" office:value-type="float" office:value="0.72" calcext:value-type="float">
            <text:p>0,720</text:p>
          </table:table-cell>
          <table:table-cell table:formula="of:=[.H198]/45" office:value-type="float" office:value="0" calcext:value-type="float">
            <text:p>0,000</text:p>
          </table:table-cell>
          <table:table-cell table:formula="of:=[.L198]*[.L192]+[.M198]*[.M192]+[.N198]*[.N192]+[.O198]*[.O192]+[.P198]*[.P192]+[.Q198]*[.Q192]+[.R198]*[.R192]" office:value-type="float" office:value="0" calcext:value-type="float">
            <text:p>0,000</text:p>
          </table:table-cell>
          <table:table-cell table:formula="of:=[.J198]/45" office:value-type="float" office:value="0.016" calcext:value-type="float">
            <text:p>0,016</text:p>
          </table:table-cell>
          <table:table-cell table:formula="of:=[.K198]*[.L192]+[.L198]*[.L192]+[.M198]*[.M192]+[.N198]*[.N192]+[.O198]*[.O192]+[.P198]*[.P192]+[.Q198]*[.Q192]+[.R198]*[.R192]" office:value-type="float" office:value="0.72" calcext:value-type="float">
            <text:p>0,72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S192]*[.S198])+([.T192]*[.T198])+([.U192]*[.U198])+([.V192]*[.V198])+([.W192]*[.W198])" office:value-type="float" office:value="0" calcext:value-type="float">
            <text:p>0,000</text:p>
          </table:table-cell>
          <table:table-cell table:formula="of:=[.X198]/45*(-1)" office:value-type="float" office:value="-0" calcext:value-type="float">
            <text:p>0,000</text:p>
          </table:table-cell>
          <table:table-cell table:formula="of:=[.J198]-[.X198]" office:value-type="float" office:value="0.72" calcext:value-type="float">
            <text:p>0,720</text:p>
          </table:table-cell>
          <table:table-cell table:formula="of:=[.Z198]/45*(-1)*0.8" office:value-type="float" office:value="-0.0128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199]*2" office:value-type="float" office:value="45" calcext:value-type="float">
            <text:p>45,000</text:p>
          </table:table-cell>
          <table:table-cell table:formula="of:=([.E199]+[.G199])*(-1)" office:value-type="float" office:value="-4.33333333333333" calcext:value-type="float">
            <text:p>-4,333</text:p>
          </table:table-cell>
          <table:table-cell table:formula="of:=[.F199]/2/45" office:value-type="float" office:value="2" calcext:value-type="float">
            <text:p>2,000</text:p>
          </table:table-cell>
          <table:table-cell table:formula="of:=[.K199]*[.L192]" office:value-type="float" office:value="180" calcext:value-type="float">
            <text:p>180,000</text:p>
          </table:table-cell>
          <table:table-cell table:formula="of:=[.H199]/45" office:value-type="float" office:value="2.33333333333333" calcext:value-type="float">
            <text:p>2,333</text:p>
          </table:table-cell>
          <table:table-cell table:formula="of:=[.L199]*[.L192]+[.M199]*[.M192]+[.N199]*[.N192]+[.O199]*[.O192]+[.P199]*[.P192]+[.Q199]*[.Q192]+[.R199]*[.R192]" office:value-type="float" office:value="105" calcext:value-type="float">
            <text:p>105,000</text:p>
          </table:table-cell>
          <table:table-cell table:formula="of:=[.J199]/45" office:value-type="float" office:value="6.33333333333333" calcext:value-type="float">
            <text:p>6,333</text:p>
          </table:table-cell>
          <table:table-cell table:formula="of:=[.K199]*[.L192]+[.L199]*[.L192]+[.M199]*[.M192]+[.N199]*[.N192]+[.O199]*[.O192]+[.P199]*[.P192]+[.Q199]*[.Q192]+[.R199]*[.R192]" office:value-type="float" office:value="285" calcext:value-type="float">
            <text:p>285,000</text:p>
          </table:table-cell>
          <table:table-cell office:value-type="float" office:value="22.5" calcext:value-type="float">
            <text:p>22,500</text:p>
          </table:table-cell>
          <table:table-cell office:value-type="float" office:value="7.5" calcext:value-type="float">
            <text:p>7,5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7"/>
          <table:table-cell table:formula="of:=([.S192]*[.S199])+([.T192]*[.T199])+([.U192]*[.U199])+([.V192]*[.V199])+([.W192]*[.W199])" office:value-type="float" office:value="0" calcext:value-type="float">
            <text:p>0,000</text:p>
          </table:table-cell>
          <table:table-cell table:formula="of:=[.X199]/45*(-1)" office:value-type="float" office:value="-0" calcext:value-type="float">
            <text:p>0,000</text:p>
          </table:table-cell>
          <table:table-cell table:formula="of:=[.J199]-[.X199]" office:value-type="float" office:value="285" calcext:value-type="float">
            <text:p>285,000</text:p>
          </table:table-cell>
          <table:table-cell table:formula="of:=[.Z199]/45*(-1)*0.8" office:value-type="float" office:value="-5.06666666666667" calcext:value-type="float">
            <text:p>-5,07</text:p>
          </table:table-cell>
          <table:table-cell table:style-name="ce62" table:formula="of:=[.Z199]/45*(-1)" office:value-type="float" office:value="-6.33333333333333" calcext:value-type="float">
            <text:p>-6,33</text:p>
          </table:table-cell>
          <table:table-cell/>
          <table:table-cell office:value-type="float" office:value="250" calcext:value-type="float">
            <text:p>250,000</text:p>
          </table:table-cell>
          <table:table-cell table:formula="of:=[.AD199]-[.C199]" office:value-type="float" office:value="205" calcext:value-type="float">
            <text:p>205,000</text:p>
          </table:table-cell>
          <table:table-cell table:formula="of:=[.AD199]-[.C199]/2" office:value-type="float" office:value="227.5" calcext:value-type="float">
            <text:p>227,500</text:p>
          </table:table-cell>
          <table:table-cell office:value-type="float" office:value="250" calcext:value-type="float">
            <text:p>250,000</text:p>
          </table:table-cell>
          <table:table-cell table:formula="of:=[.AD199]+[.C199]/2" office:value-type="float" office:value="272.5" calcext:value-type="float">
            <text:p>272,500</text:p>
          </table:table-cell>
          <table:table-cell table:formula="of:=[.AD199]+[.C199]" office:value-type="float" office:value="295" calcext:value-type="float">
            <text:p>295,000</text:p>
          </table:table-cell>
          <table:table-cell table:formula="of:=[.AD199]+[.C199]*1.5" office:value-type="float" office:value="317.5" calcext:value-type="float">
            <text:p>317,500</text:p>
          </table:table-cell>
          <table:table-cell table:formula="of:=[.AD199]+[.C199]*2" office:value-type="float" office:value="340" calcext:value-type="float">
            <text:p>340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00]*2" office:value-type="float" office:value="0" calcext:value-type="float">
            <text:p>0,000</text:p>
          </table:table-cell>
          <table:table-cell table:formula="of:=([.E200]+[.G200])*(-1)" office:value-type="float" office:value="-0" calcext:value-type="float">
            <text:p>0,000</text:p>
          </table:table-cell>
          <table:table-cell table:formula="of:=[.F200]/2/45" office:value-type="float" office:value="0" calcext:value-type="float">
            <text:p>0,000</text:p>
          </table:table-cell>
          <table:table-cell table:formula="of:=[.K200]*[.L192]" office:value-type="float" office:value="0" calcext:value-type="float">
            <text:p>0,000</text:p>
          </table:table-cell>
          <table:table-cell table:formula="of:=[.H200]/45" office:value-type="float" office:value="0" calcext:value-type="float">
            <text:p>0,000</text:p>
          </table:table-cell>
          <table:table-cell table:formula="of:=[.L200]*[.L192]+[.M200]*[.M192]+[.N200]*[.N192]+[.O200]*[.O192]+[.P200]*[.P192]+[.Q200]*[.Q192]+[.R200]*[.R192]" office:value-type="float" office:value="0" calcext:value-type="float">
            <text:p>0,000</text:p>
          </table:table-cell>
          <table:table-cell table:formula="of:=[.J200]/45" office:value-type="float" office:value="0" calcext:value-type="float">
            <text:p>0,000</text:p>
          </table:table-cell>
          <table:table-cell table:formula="of:=[.K200]*[.L192]+[.L200]*[.L192]+[.M200]*[.M192]+[.N200]*[.N192]+[.O200]*[.O192]+[.P200]*[.P192]+[.Q200]*[.Q192]+[.R200]*[.R19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192]*[.S200])+([.T192]*[.T200])+([.U192]*[.U200])+([.V192]*[.V200])+([.W192]*[.W200])" office:value-type="float" office:value="0" calcext:value-type="float">
            <text:p>0,000</text:p>
          </table:table-cell>
          <table:table-cell table:formula="of:=[.X200]/45*(-1)" office:value-type="float" office:value="-0" calcext:value-type="float">
            <text:p>0,000</text:p>
          </table:table-cell>
          <table:table-cell table:formula="of:=[.J200]-[.X200]" office:value-type="float" office:value="0" calcext:value-type="float">
            <text:p>0,000</text:p>
          </table:table-cell>
          <table:table-cell table:formula="of:=[.Z200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01]*2" office:value-type="float" office:value="1.08" calcext:value-type="float">
            <text:p>1,080</text:p>
          </table:table-cell>
          <table:table-cell table:formula="of:=([.E201]+[.G201])*(-1)" office:value-type="float" office:value="-0.424" calcext:value-type="float">
            <text:p>-0,424</text:p>
          </table:table-cell>
          <table:table-cell table:formula="of:=[.F201]/2/45" office:value-type="float" office:value="0.048" calcext:value-type="float">
            <text:p>0,048</text:p>
          </table:table-cell>
          <table:table-cell table:formula="of:=[.K201]*[.L192]" office:value-type="float" office:value="4.32" calcext:value-type="float">
            <text:p>4,320</text:p>
          </table:table-cell>
          <table:table-cell table:formula="of:=[.H201]/45" office:value-type="float" office:value="0.376" calcext:value-type="float">
            <text:p>0,376</text:p>
          </table:table-cell>
          <table:table-cell table:formula="of:=[.L201]*[.L192]+[.M201]*[.M192]+[.N201]*[.N192]+[.O201]*[.O192]+[.P201]*[.P192]+[.Q201]*[.Q192]+[.R201]*[.R192]" office:value-type="float" office:value="16.92" calcext:value-type="float">
            <text:p>16,920</text:p>
          </table:table-cell>
          <table:table-cell table:formula="of:=[.J201]/45" office:value-type="float" office:value="0.472" calcext:value-type="float">
            <text:p>0,472</text:p>
          </table:table-cell>
          <table:table-cell table:formula="of:=[.K201]*[.L192]+[.L201]*[.L192]+[.M201]*[.M192]+[.N201]*[.N192]+[.O201]*[.O192]+[.P201]*[.P192]+[.Q201]*[.Q192]+[.R201]*[.R192]" office:value-type="float" office:value="21.24" calcext:value-type="float">
            <text:p>21,240</text:p>
          </table:table-cell>
          <table:table-cell office:value-type="float" office:value="0.54" calcext:value-type="float">
            <text:p>0,540</text:p>
          </table:table-cell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office:value-type="float" office:value="0.6" calcext:value-type="float">
            <text:p>0,600</text:p>
          </table:table-cell>
          <table:table-cell table:number-columns-repeated="5"/>
          <table:table-cell office:value-type="float" office:value="0.84" calcext:value-type="float">
            <text:p>0,840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formula="of:=([.S192]*[.S201])+([.T192]*[.T201])+([.U192]*[.U201])+([.V192]*[.V201])+([.W192]*[.W201])" office:value-type="float" office:value="13.92" calcext:value-type="float">
            <text:p>13,920</text:p>
          </table:table-cell>
          <table:table-cell table:formula="of:=[.X201]/45*(-1)" office:value-type="float" office:value="-0.309333333333333" calcext:value-type="float">
            <text:p>-0,309</text:p>
          </table:table-cell>
          <table:table-cell table:formula="of:=[.J201]-[.X201]" office:value-type="float" office:value="7.32" calcext:value-type="float">
            <text:p>7,320</text:p>
          </table:table-cell>
          <table:table-cell table:formula="of:=[.Z201]/45*(-1)*0.8" office:value-type="float" office:value="-0.130133333333333" calcext:value-type="float">
            <text:p>-0,13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_carrier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8" calcext:value-type="float">
            <text:p>8,000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office:value-type="float" office:value="8" calcext:value-type="float">
            <text:p>8,000</text:p>
          </table:table-cell>
          <table:table-cell office:value-type="float" office:value="6" calcext:value-type="float">
            <text:p>6,000</text:p>
          </table:table-cell>
          <table:table-cell office:value-type="float" office:value="7" calcext:value-type="float">
            <text:p>7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05]*2" office:value-type="float" office:value="0" calcext:value-type="float">
            <text:p>0,000</text:p>
          </table:table-cell>
          <table:table-cell table:formula="of:=([.E205]+[.G205])*(-1)" office:value-type="float" office:value="-0" calcext:value-type="float">
            <text:p>0,000</text:p>
          </table:table-cell>
          <table:table-cell table:formula="of:=[.F205]/2/45" office:value-type="float" office:value="0" calcext:value-type="float">
            <text:p>0,000</text:p>
          </table:table-cell>
          <table:table-cell table:formula="of:=[.K205]*[.L204]" office:value-type="float" office:value="0" calcext:value-type="float">
            <text:p>0,000</text:p>
          </table:table-cell>
          <table:table-cell table:formula="of:=[.H205]/45" office:value-type="float" office:value="0" calcext:value-type="float">
            <text:p>0,000</text:p>
          </table:table-cell>
          <table:table-cell table:formula="of:=[.L205]*[.L204]+[.M205]*[.M204]+[.N205]*[.N204]+[.O205]*[.O204]+[.P205]*[.P204]+[.Q205]*[.Q204]+[.R205]*[.R204]" office:value-type="float" office:value="0" calcext:value-type="float">
            <text:p>0,000</text:p>
          </table:table-cell>
          <table:table-cell table:formula="of:=[.J205]/45" office:value-type="float" office:value="0" calcext:value-type="float">
            <text:p>0,000</text:p>
          </table:table-cell>
          <table:table-cell table:formula="of:=[.K205]*[.L204]+[.L205]*[.L204]+[.M205]*[.M204]+[.N205]*[.N204]+[.O205]*[.O204]+[.P205]*[.P204]+[.Q205]*[.Q204]+[.R205]*[.R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style-name="ce34"/>
          <table:table-cell table:number-columns-repeated="11"/>
          <table:table-cell table:formula="of:=([.S204]*[.S205])+([.T204]*[.T205])+([.U204]*[.U205])+([.V204]*[.V205])+([.W204]*[.W205])" office:value-type="float" office:value="0" calcext:value-type="float">
            <text:p>0,000</text:p>
          </table:table-cell>
          <table:table-cell table:formula="of:=[.X205]/45*(-1)" office:value-type="float" office:value="-0" calcext:value-type="float">
            <text:p>0,000</text:p>
          </table:table-cell>
          <table:table-cell table:formula="of:=[.J205]-[.X205]" office:value-type="float" office:value="0" calcext:value-type="float">
            <text:p>0,000</text:p>
          </table:table-cell>
          <table:table-cell table:formula="of:=[.Z205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06]*2" office:value-type="float" office:value="7.2" calcext:value-type="float">
            <text:p>7,200</text:p>
          </table:table-cell>
          <table:table-cell table:formula="of:=([.E206]+[.G206])*(-1)" office:value-type="float" office:value="-1.93333333333333" calcext:value-type="float">
            <text:p>-1,933</text:p>
          </table:table-cell>
          <table:table-cell table:formula="of:=[.F206]/2/45" office:value-type="float" office:value="0.12" calcext:value-type="float">
            <text:p>0,120</text:p>
          </table:table-cell>
          <table:table-cell table:formula="of:=[.K206]*[.L204]" office:value-type="float" office:value="10.8" calcext:value-type="float">
            <text:p>10,800</text:p>
          </table:table-cell>
          <table:table-cell table:formula="of:=[.H206]/45" office:value-type="float" office:value="1.81333333333333" calcext:value-type="float">
            <text:p>1,813</text:p>
          </table:table-cell>
          <table:table-cell table:formula="of:=[.L206]*[.L204]+[.M206]*[.M204]+[.N206]*[.N204]+[.O206]*[.O204]+[.P206]*[.P204]+[.Q206]*[.Q204]+[.R206]*[.R204]" office:value-type="float" office:value="81.6" calcext:value-type="float">
            <text:p>81,600</text:p>
          </table:table-cell>
          <table:table-cell table:formula="of:=[.J206]/45" office:value-type="float" office:value="2.05333333333333" calcext:value-type="float">
            <text:p>2,053</text:p>
          </table:table-cell>
          <table:table-cell table:formula="of:=[.K206]*[.L204]+[.L206]*[.L204]+[.M206]*[.M204]+[.N206]*[.N204]+[.O206]*[.O204]+[.P206]*[.P204]+[.Q206]*[.Q204]+[.R206]*[.R204]" office:value-type="float" office:value="92.4" calcext:value-type="float">
            <text:p>92,4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10.2" calcext:value-type="float">
            <text:p>10,200</text:p>
          </table:table-cell>
          <table:table-cell table:number-columns-repeated="8"/>
          <table:table-cell table:formula="of:=([.S204]*[.S206])+([.T204]*[.T206])+([.U204]*[.U206])+([.V204]*[.V206])+([.W204]*[.W206])" office:value-type="float" office:value="0" calcext:value-type="float">
            <text:p>0,000</text:p>
          </table:table-cell>
          <table:table-cell table:formula="of:=[.X206]/45*(-1)" office:value-type="float" office:value="-0" calcext:value-type="float">
            <text:p>0,000</text:p>
          </table:table-cell>
          <table:table-cell table:formula="of:=[.J206]-[.X206]" office:value-type="float" office:value="92.4" calcext:value-type="float">
            <text:p>92,400</text:p>
          </table:table-cell>
          <table:table-cell table:formula="of:=[.Z206]/45*(-1)*0.8" office:value-type="float" office:value="-1.64266666666667" calcext:value-type="float">
            <text:p>-1,64</text:p>
          </table:table-cell>
          <table:table-cell table:style-name="ce62" table:formula="of:=[.Z206]/45*(-1)" office:value-type="float" office:value="-2.05333333333333" calcext:value-type="float">
            <text:p>-2,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07]*2" office:value-type="float" office:value="0" calcext:value-type="float">
            <text:p>0,000</text:p>
          </table:table-cell>
          <table:table-cell table:formula="of:=([.E207]+[.G207])*(-1)" office:value-type="float" office:value="-0" calcext:value-type="float">
            <text:p>0,000</text:p>
          </table:table-cell>
          <table:table-cell table:formula="of:=[.F207]/2/45" office:value-type="float" office:value="0" calcext:value-type="float">
            <text:p>0,000</text:p>
          </table:table-cell>
          <table:table-cell table:formula="of:=[.K207]*[.L204]" office:value-type="float" office:value="0" calcext:value-type="float">
            <text:p>0,000</text:p>
          </table:table-cell>
          <table:table-cell table:formula="of:=[.H207]/45" office:value-type="float" office:value="0" calcext:value-type="float">
            <text:p>0,000</text:p>
          </table:table-cell>
          <table:table-cell table:formula="of:=[.L207]*[.L204]+[.M207]*[.M204]+[.N207]*[.N204]+[.O207]*[.O204]+[.P207]*[.P204]+[.Q207]*[.Q204]+[.R207]*[.R204]" office:value-type="float" office:value="0" calcext:value-type="float">
            <text:p>0,000</text:p>
          </table:table-cell>
          <table:table-cell table:formula="of:=[.J207]/45" office:value-type="float" office:value="0" calcext:value-type="float">
            <text:p>0,000</text:p>
          </table:table-cell>
          <table:table-cell table:formula="of:=[.K207]*[.L204]+[.L207]*[.L204]+[.M207]*[.M204]+[.N207]*[.N204]+[.O207]*[.O204]+[.P207]*[.P204]+[.Q207]*[.Q204]+[.R207]*[.R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04]*[.S207])+([.T204]*[.T207])+([.U204]*[.U207])+([.V204]*[.V207])+([.W204]*[.W207])" office:value-type="float" office:value="0" calcext:value-type="float">
            <text:p>0,000</text:p>
          </table:table-cell>
          <table:table-cell table:formula="of:=[.X207]/45*(-1)" office:value-type="float" office:value="-0" calcext:value-type="float">
            <text:p>0,000</text:p>
          </table:table-cell>
          <table:table-cell table:formula="of:=[.J207]-[.X207]" office:value-type="float" office:value="0" calcext:value-type="float">
            <text:p>0,000</text:p>
          </table:table-cell>
          <table:table-cell table:formula="of:=[.Z207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08]*2" office:value-type="float" office:value="7.2" calcext:value-type="float">
            <text:p>7,200</text:p>
          </table:table-cell>
          <table:table-cell table:formula="of:=([.E208]+[.G208])*(-1)" office:value-type="float" office:value="-1.50666666666667" calcext:value-type="float">
            <text:p>-1,507</text:p>
          </table:table-cell>
          <table:table-cell table:formula="of:=[.F208]/2/45" office:value-type="float" office:value="0.12" calcext:value-type="float">
            <text:p>0,120</text:p>
          </table:table-cell>
          <table:table-cell table:formula="of:=[.K208]*[.L204]" office:value-type="float" office:value="10.8" calcext:value-type="float">
            <text:p>10,800</text:p>
          </table:table-cell>
          <table:table-cell table:formula="of:=[.H208]/45" office:value-type="float" office:value="1.38666666666667" calcext:value-type="float">
            <text:p>1,387</text:p>
          </table:table-cell>
          <table:table-cell table:formula="of:=[.L208]*[.L204]+[.M208]*[.M204]+[.N208]*[.N204]+[.O208]*[.O204]+[.P208]*[.P204]+[.Q208]*[.Q204]+[.R208]*[.R204]" office:value-type="float" office:value="62.4" calcext:value-type="float">
            <text:p>62,400</text:p>
          </table:table-cell>
          <table:table-cell table:formula="of:=[.J208]/45" office:value-type="float" office:value="1.62666666666667" calcext:value-type="float">
            <text:p>1,627</text:p>
          </table:table-cell>
          <table:table-cell table:formula="of:=[.K208]*[.L204]+[.L208]*[.L204]+[.M208]*[.M204]+[.N208]*[.N204]+[.O208]*[.O204]+[.P208]*[.P204]+[.Q208]*[.Q204]+[.R208]*[.R204]" office:value-type="float" office:value="73.2" calcext:value-type="float">
            <text:p>73,200</text:p>
          </table:table-cell>
          <table:table-cell office:value-type="float" office:value="3.6" calcext:value-type="float">
            <text:p>3,600</text:p>
          </table:table-cell>
          <table:table-cell table:number-columns-repeated="3"/>
          <table:table-cell office:value-type="float" office:value="7.8" calcext:value-type="float">
            <text:p>7,800</text:p>
          </table:table-cell>
          <table:table-cell table:number-columns-repeated="8"/>
          <table:table-cell table:formula="of:=([.S204]*[.S208])+([.T204]*[.T208])+([.U204]*[.U208])+([.V204]*[.V208])+([.W204]*[.W208])" office:value-type="float" office:value="0" calcext:value-type="float">
            <text:p>0,000</text:p>
          </table:table-cell>
          <table:table-cell table:formula="of:=[.X208]/45*(-1)" office:value-type="float" office:value="-0" calcext:value-type="float">
            <text:p>0,000</text:p>
          </table:table-cell>
          <table:table-cell table:formula="of:=[.J208]-[.X208]" office:value-type="float" office:value="73.2" calcext:value-type="float">
            <text:p>73,200</text:p>
          </table:table-cell>
          <table:table-cell table:formula="of:=[.Z208]/45*(-1)*0.8" office:value-type="float" office:value="-1.30133333333333" calcext:value-type="float">
            <text:p>-1,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09]*2" office:value-type="float" office:value="0.72" calcext:value-type="float">
            <text:p>0,720</text:p>
          </table:table-cell>
          <table:table-cell table:style-name="ce32" table:formula="of:=([.E209]+[.G209])*(-1)" office:value-type="float" office:value="-0.0666666666666667" calcext:value-type="float">
            <text:p>-0,067</text:p>
          </table:table-cell>
          <table:table-cell table:style-name="ce32" table:formula="of:=[.F209]/45" office:value-type="float" office:value="0.024" calcext:value-type="float">
            <text:p>0,024</text:p>
          </table:table-cell>
          <table:table-cell table:style-name="ce32" table:formula="of:=[.K209]*[.L204]" office:value-type="float" office:value="1.08" calcext:value-type="float">
            <text:p>1,080</text:p>
          </table:table-cell>
          <table:table-cell table:style-name="ce32" table:formula="of:=[.H209]/45" office:value-type="float" office:value="0.0426666666666667" calcext:value-type="float">
            <text:p>0,043</text:p>
          </table:table-cell>
          <table:table-cell table:style-name="ce32" table:formula="of:=[.L209]*[.L204]+[.M209]*[.M204]+[.N209]*[.N204]+[.O209]*[.O204]+[.P209]*[.P204]+[.Q209]*[.Q204]+[.R209]*[.R204]" office:value-type="float" office:value="1.92" calcext:value-type="float">
            <text:p>1,920</text:p>
          </table:table-cell>
          <table:table-cell table:style-name="ce32" table:formula="of:=[.J209]/45" office:value-type="float" office:value="0.0666666666666667" calcext:value-type="float">
            <text:p>0,067</text:p>
          </table:table-cell>
          <table:table-cell table:formula="of:=[.K209]*[.L204]+[.L209]*[.L204]+[.M209]*[.M204]+[.N209]*[.N204]+[.O209]*[.O204]+[.P209]*[.P204]+[.Q209]*[.Q204]+[.R209]*[.R204]" office:value-type="float" office:value="3" calcext:value-type="float">
            <text:p>3,000</text:p>
          </table:table-cell>
          <table:table-cell office:value-type="float" office:value="0.36" calcext:value-type="float">
            <text:p>0,360</text:p>
          </table:table-cell>
          <table:table-cell table:number-columns-repeated="4"/>
          <table:table-cell office:value-type="float" office:value="0.2" calcext:value-type="float">
            <text:p>0,200</text:p>
          </table:table-cell>
          <table:table-cell office:value-type="float" office:value="0.16" calcext:value-type="float">
            <text:p>0,160</text:p>
          </table:table-cell>
          <table:table-cell table:number-columns-repeated="4"/>
          <table:table-cell office:value-type="float" office:value="0.16" calcext:value-type="float">
            <text:p>0,160</text:p>
          </table:table-cell>
          <table:table-cell/>
          <table:table-cell table:formula="of:=([.S204]*[.S209])+([.T204]*[.T209])+([.U204]*[.U209])+([.V204]*[.V209])+([.W204]*[.W209])" office:value-type="float" office:value="1.12" calcext:value-type="float">
            <text:p>1,120</text:p>
          </table:table-cell>
          <table:table-cell table:formula="of:=[.X209]/45*(-1)" office:value-type="float" office:value="-0.0248888888888889" calcext:value-type="float">
            <text:p>-0,025</text:p>
          </table:table-cell>
          <table:table-cell table:formula="of:=[.J209]-[.X209]" office:value-type="float" office:value="1.88" calcext:value-type="float">
            <text:p>1,880</text:p>
          </table:table-cell>
          <table:table-cell table:formula="of:=[.Z209]/45*(-1)*0.8" office:value-type="float" office:value="-0.0334222222222222" calcext:value-type="float">
            <text:p>-0,03</text:p>
          </table:table-cell>
          <table:table-cell table:style-name="ce62" table:formula="of:=[.Z209]/45*(-1)" office:value-type="float" office:value="-0.0417777777777778" calcext:value-type="float">
            <text:p>-0,0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10]*2" office:value-type="float" office:value="0.18" calcext:value-type="float">
            <text:p>0,180</text:p>
          </table:table-cell>
          <table:table-cell table:formula="of:=([.E210]+[.G210])*(-1)" office:value-type="float" office:value="-0.003" calcext:value-type="float">
            <text:p>-0,003</text:p>
          </table:table-cell>
          <table:table-cell table:formula="of:=[.F210]/2/45" office:value-type="float" office:value="0.003" calcext:value-type="float">
            <text:p>0,003</text:p>
          </table:table-cell>
          <table:table-cell table:formula="of:=[.K210]*[.L204]" office:value-type="float" office:value="0.27" calcext:value-type="float">
            <text:p>0,270</text:p>
          </table:table-cell>
          <table:table-cell table:formula="of:=[.H210]/45" office:value-type="float" office:value="0" calcext:value-type="float">
            <text:p>0,000</text:p>
          </table:table-cell>
          <table:table-cell table:formula="of:=[.L210]*[.L204]+[.M210]*[.M204]+[.N210]*[.N204]+[.O210]*[.O204]+[.P210]*[.P204]+[.Q210]*[.Q204]+[.R210]*[.R204]" office:value-type="float" office:value="0" calcext:value-type="float">
            <text:p>0,000</text:p>
          </table:table-cell>
          <table:table-cell table:formula="of:=[.J210]/45" office:value-type="float" office:value="0.006" calcext:value-type="float">
            <text:p>0,006</text:p>
          </table:table-cell>
          <table:table-cell table:formula="of:=[.K210]*[.L204]+[.L210]*[.L204]+[.M210]*[.M204]+[.N210]*[.N204]+[.O210]*[.O204]+[.P210]*[.P204]+[.Q210]*[.Q204]+[.R210]*[.R204]" office:value-type="float" office:value="0.27" calcext:value-type="float">
            <text:p>0,270</text:p>
          </table:table-cell>
          <table:table-cell office:value-type="float" office:value="0.09" calcext:value-type="float">
            <text:p>0,090</text:p>
          </table:table-cell>
          <table:table-cell table:number-columns-repeated="12"/>
          <table:table-cell table:formula="of:=([.S204]*[.S210])+([.T204]*[.T210])+([.U204]*[.U210])+([.V204]*[.V210])+([.W204]*[.W210])" office:value-type="float" office:value="0" calcext:value-type="float">
            <text:p>0,000</text:p>
          </table:table-cell>
          <table:table-cell table:formula="of:=[.X210]/45*(-1)" office:value-type="float" office:value="-0" calcext:value-type="float">
            <text:p>0,000</text:p>
          </table:table-cell>
          <table:table-cell table:formula="of:=[.J210]-[.X210]" office:value-type="float" office:value="0.27" calcext:value-type="float">
            <text:p>0,270</text:p>
          </table:table-cell>
          <table:table-cell table:formula="of:=[.Z210]/45*(-1)*0.8" office:value-type="float" office:value="-0.0048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11]*2" office:value-type="float" office:value="54" calcext:value-type="float">
            <text:p>54,000</text:p>
          </table:table-cell>
          <table:table-cell table:formula="of:=([.E211]+[.G211])*(-1)" office:value-type="float" office:value="-3.03333333333333" calcext:value-type="float">
            <text:p>-3,033</text:p>
          </table:table-cell>
          <table:table-cell table:formula="of:=[.F211]/2/45" office:value-type="float" office:value="0.9" calcext:value-type="float">
            <text:p>0,900</text:p>
          </table:table-cell>
          <table:table-cell table:formula="of:=[.K211]*[.L204]" office:value-type="float" office:value="81" calcext:value-type="float">
            <text:p>81,000</text:p>
          </table:table-cell>
          <table:table-cell table:formula="of:=[.H211]/45" office:value-type="float" office:value="2.13333333333333" calcext:value-type="float">
            <text:p>2,133</text:p>
          </table:table-cell>
          <table:table-cell table:formula="of:=[.L211]*[.L204]+[.M211]*[.M204]+[.N211]*[.N204]+[.O211]*[.O204]+[.P211]*[.P204]+[.Q211]*[.Q204]+[.R211]*[.R204]" office:value-type="float" office:value="96" calcext:value-type="float">
            <text:p>96,000</text:p>
          </table:table-cell>
          <table:table-cell table:formula="of:=[.J211]/45" office:value-type="float" office:value="3.93333333333333" calcext:value-type="float">
            <text:p>3,933</text:p>
          </table:table-cell>
          <table:table-cell table:formula="of:=[.K211]*[.L204]+[.L211]*[.L204]+[.M211]*[.M204]+[.N211]*[.N204]+[.O211]*[.O204]+[.P211]*[.P204]+[.Q211]*[.Q204]+[.R211]*[.R204]" office:value-type="float" office:value="177" calcext:value-type="float">
            <text:p>177,000</text:p>
          </table:table-cell>
          <table:table-cell office:value-type="float" office:value="27" calcext:value-type="float">
            <text:p>27,000</text:p>
          </table:table-cell>
          <table:table-cell table:number-columns-repeated="3"/>
          <table:table-cell office:value-type="float" office:value="9" calcext:value-type="float">
            <text:p>9,000</text:p>
          </table:table-cell>
          <table:table-cell office:value-type="float" office:value="6" calcext:value-type="float">
            <text:p>6,000</text:p>
          </table:table-cell>
          <table:table-cell table:number-columns-repeated="7"/>
          <table:table-cell table:formula="of:=([.S204]*[.S211])+([.T204]*[.T211])+([.U204]*[.U211])+([.V204]*[.V211])+([.W204]*[.W211])" office:value-type="float" office:value="0" calcext:value-type="float">
            <text:p>0,000</text:p>
          </table:table-cell>
          <table:table-cell table:formula="of:=[.X211]/45*(-1)" office:value-type="float" office:value="-0" calcext:value-type="float">
            <text:p>0,000</text:p>
          </table:table-cell>
          <table:table-cell table:formula="of:=[.J211]-[.X211]" office:value-type="float" office:value="177" calcext:value-type="float">
            <text:p>177,000</text:p>
          </table:table-cell>
          <table:table-cell table:formula="of:=[.Z211]/45*(-1)*0.8" office:value-type="float" office:value="-3.14666666666667" calcext:value-type="float">
            <text:p>-3,15</text:p>
          </table:table-cell>
          <table:table-cell table:style-name="ce62" table:formula="of:=[.Z211]/45*(-1)" office:value-type="float" office:value="-3.93333333333333" calcext:value-type="float">
            <text:p>-3,93</text:p>
          </table:table-cell>
          <table:table-cell/>
          <table:table-cell office:value-type="float" office:value="300" calcext:value-type="float">
            <text:p>300,000</text:p>
          </table:table-cell>
          <table:table-cell table:formula="of:=[.AD211]-[.C211]" office:value-type="float" office:value="246" calcext:value-type="float">
            <text:p>246,000</text:p>
          </table:table-cell>
          <table:table-cell table:formula="of:=[.AD211]-[.C211]/2" office:value-type="float" office:value="273" calcext:value-type="float">
            <text:p>273,000</text:p>
          </table:table-cell>
          <table:table-cell office:value-type="float" office:value="300" calcext:value-type="float">
            <text:p>300,000</text:p>
          </table:table-cell>
          <table:table-cell table:formula="of:=[.AD211]+[.C211]/2" office:value-type="float" office:value="327" calcext:value-type="float">
            <text:p>327,000</text:p>
          </table:table-cell>
          <table:table-cell table:formula="of:=[.AD211]+[.C211]" office:value-type="float" office:value="354" calcext:value-type="float">
            <text:p>354,000</text:p>
          </table:table-cell>
          <table:table-cell table:formula="of:=[.AD211]+[.C211]*1.5" office:value-type="float" office:value="381" calcext:value-type="float">
            <text:p>381,000</text:p>
          </table:table-cell>
          <table:table-cell table:formula="of:=[.AD211]+[.C211]*2" office:value-type="float" office:value="408" calcext:value-type="float">
            <text:p>408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12]*2" office:value-type="float" office:value="0" calcext:value-type="float">
            <text:p>0,000</text:p>
          </table:table-cell>
          <table:table-cell table:formula="of:=([.E212]+[.G212])*(-1)" office:value-type="float" office:value="-0" calcext:value-type="float">
            <text:p>0,000</text:p>
          </table:table-cell>
          <table:table-cell table:formula="of:=[.F212]/2/45" office:value-type="float" office:value="0" calcext:value-type="float">
            <text:p>0,000</text:p>
          </table:table-cell>
          <table:table-cell table:formula="of:=[.K212]*[.L204]" office:value-type="float" office:value="0" calcext:value-type="float">
            <text:p>0,000</text:p>
          </table:table-cell>
          <table:table-cell table:formula="of:=[.H212]/45" office:value-type="float" office:value="0" calcext:value-type="float">
            <text:p>0,000</text:p>
          </table:table-cell>
          <table:table-cell table:formula="of:=[.L212]*[.L204]+[.M212]*[.M204]+[.N212]*[.N204]+[.O212]*[.O204]+[.P212]*[.P204]+[.Q212]*[.Q204]+[.R212]*[.R204]" office:value-type="float" office:value="0" calcext:value-type="float">
            <text:p>0,000</text:p>
          </table:table-cell>
          <table:table-cell table:formula="of:=[.J212]/45" office:value-type="float" office:value="0" calcext:value-type="float">
            <text:p>0,000</text:p>
          </table:table-cell>
          <table:table-cell table:formula="of:=[.K212]*[.L204]+[.L212]*[.L204]+[.M212]*[.M204]+[.N212]*[.N204]+[.O212]*[.O204]+[.P212]*[.P204]+[.Q212]*[.Q204]+[.R212]*[.R204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04]*[.S212])+([.T204]*[.T212])+([.U204]*[.U212])+([.V204]*[.V212])+([.W204]*[.W212])" office:value-type="float" office:value="0" calcext:value-type="float">
            <text:p>0,000</text:p>
          </table:table-cell>
          <table:table-cell table:formula="of:=[.X212]/45*(-1)" office:value-type="float" office:value="-0" calcext:value-type="float">
            <text:p>0,000</text:p>
          </table:table-cell>
          <table:table-cell table:formula="of:=[.J212]-[.X212]" office:value-type="float" office:value="0" calcext:value-type="float">
            <text:p>0,000</text:p>
          </table:table-cell>
          <table:table-cell table:formula="of:=[.Z212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13]*2" office:value-type="float" office:value="1.44" calcext:value-type="float">
            <text:p>1,440</text:p>
          </table:table-cell>
          <table:table-cell table:formula="of:=([.E213]+[.G213])*(-1)" office:value-type="float" office:value="-0.400888888888889" calcext:value-type="float">
            <text:p>-0,401</text:p>
          </table:table-cell>
          <table:table-cell table:formula="of:=[.F213]/2/45" office:value-type="float" office:value="0.024" calcext:value-type="float">
            <text:p>0,024</text:p>
          </table:table-cell>
          <table:table-cell table:formula="of:=[.K213]*[.L204]" office:value-type="float" office:value="2.16" calcext:value-type="float">
            <text:p>2,160</text:p>
          </table:table-cell>
          <table:table-cell table:formula="of:=[.H213]/45" office:value-type="float" office:value="0.376888888888889" calcext:value-type="float">
            <text:p>0,377</text:p>
          </table:table-cell>
          <table:table-cell table:formula="of:=[.L213]*[.L204]+[.M213]*[.M204]+[.N213]*[.N204]+[.O213]*[.O204]+[.P213]*[.P204]+[.Q213]*[.Q204]+[.R213]*[.R204]" office:value-type="float" office:value="16.96" calcext:value-type="float">
            <text:p>16,960</text:p>
          </table:table-cell>
          <table:table-cell table:formula="of:=[.J213]/45" office:value-type="float" office:value="0.424888888888889" calcext:value-type="float">
            <text:p>0,425</text:p>
          </table:table-cell>
          <table:table-cell table:formula="of:=[.K213]*[.L204]+[.L213]*[.L204]+[.M213]*[.M204]+[.N213]*[.N204]+[.O213]*[.O204]+[.P213]*[.P204]+[.Q213]*[.Q204]+[.R213]*[.R204]" office:value-type="float" office:value="19.12" calcext:value-type="float">
            <text:p>19,120</text:p>
          </table:table-cell>
          <table:table-cell office:value-type="float" office:value="0.72" calcext:value-type="float">
            <text:p>0,720</text:p>
          </table:table-cell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office:value-type="float" office:value="0.8" calcext:value-type="float">
            <text:p>0,800</text:p>
          </table:table-cell>
          <table:table-cell table:number-columns-repeated="5"/>
          <table:table-cell office:value-type="float" office:value="1.12" calcext:value-type="float">
            <text:p>1,120</text:p>
          </table:table-cell>
          <table:table-cell office:value-type="float" office:value="1.6" calcext:value-type="float">
            <text:p>1,600</text:p>
          </table:table-cell>
          <table:table-cell table:number-columns-repeated="2"/>
          <table:table-cell table:formula="of:=([.S204]*[.S213])+([.T204]*[.T213])+([.U204]*[.U213])+([.V204]*[.V213])+([.W204]*[.W213])" office:value-type="float" office:value="18.56" calcext:value-type="float">
            <text:p>18,560</text:p>
          </table:table-cell>
          <table:table-cell table:formula="of:=[.X213]/45*(-1)" office:value-type="float" office:value="-0.412444444444444" calcext:value-type="float">
            <text:p>-0,412</text:p>
          </table:table-cell>
          <table:table-cell table:formula="of:=[.J213]-[.X213]" office:value-type="float" office:value="0.559999999999999" calcext:value-type="float">
            <text:p>0,560</text:p>
          </table:table-cell>
          <table:table-cell table:formula="of:=[.Z213]/45*(-1)*0.8" office:value-type="float" office:value="-0.00995555555555554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astal_submarin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17]*2" office:value-type="float" office:value="6" calcext:value-type="float">
            <text:p>6,000</text:p>
          </table:table-cell>
          <table:table-cell table:formula="of:=([.E217]+[.G217])*(-1)" office:value-type="float" office:value="-1.84444444444444" calcext:value-type="float">
            <text:p>-1,844</text:p>
          </table:table-cell>
          <table:table-cell table:formula="of:=[.F217]/2/45" office:value-type="float" office:value="0.333333333333333" calcext:value-type="float">
            <text:p>0,333</text:p>
          </table:table-cell>
          <table:table-cell table:formula="of:=[.K217]*[.L216]" office:value-type="float" office:value="30" calcext:value-type="float">
            <text:p>30,000</text:p>
          </table:table-cell>
          <table:table-cell table:formula="of:=[.H217]/45" office:value-type="float" office:value="1.51111111111111" calcext:value-type="float">
            <text:p>1,511</text:p>
          </table:table-cell>
          <table:table-cell table:formula="of:=[.L217]*[.L216]+[.M217]*[.M216]+[.N217]*[.N216]+[.O217]*[.O216]+[.P217]*[.P216]+[.Q217]*[.Q216]+[.R217]*[.R216]" office:value-type="float" office:value="68" calcext:value-type="float">
            <text:p>68,000</text:p>
          </table:table-cell>
          <table:table-cell table:formula="of:=[.J217]/45" office:value-type="float" office:value="2.17777777777778" calcext:value-type="float">
            <text:p>2,178</text:p>
          </table:table-cell>
          <table:table-cell table:formula="of:=[.K217]*[.L216]+[.L217]*[.L216]+[.M217]*[.M216]+[.N217]*[.N216]+[.O217]*[.O216]+[.P217]*[.P216]+[.Q217]*[.Q216]+[.R217]*[.R216]" office:value-type="float" office:value="98" calcext:value-type="float">
            <text:p>98,000</text:p>
          </table:table-cell>
          <table:table-cell office:value-type="float" office:value="3" calcext:value-type="float">
            <text:p>3,000</text:p>
          </table:table-cell>
          <table:table-cell table:style-name="ce34"/>
          <table:table-cell/>
          <table:table-cell office:value-type="float" office:value="2.5" calcext:value-type="float">
            <text:p>2,500</text:p>
          </table:table-cell>
          <table:table-cell/>
          <table:table-cell office:value-type="float" office:value="3" calcext:value-type="float">
            <text:p>3,000</text:p>
          </table:table-cell>
          <table:table-cell/>
          <table:table-cell office:value-type="float" office:value="6" calcext:value-type="float">
            <text:p>6,000</text:p>
          </table:table-cell>
          <table:table-cell/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formula="of:=([.S216]*[.S217])+([.T216]*[.T217])+([.U216]*[.U217])+([.V216]*[.V217])+([.W216]*[.W217])" office:value-type="float" office:value="48" calcext:value-type="float">
            <text:p>48,000</text:p>
          </table:table-cell>
          <table:table-cell table:formula="of:=[.X217]/45*(-1)" office:value-type="float" office:value="-1.06666666666667" calcext:value-type="float">
            <text:p>-1,067</text:p>
          </table:table-cell>
          <table:table-cell table:formula="of:=[.J217]-[.X217]" office:value-type="float" office:value="50" calcext:value-type="float">
            <text:p>50,000</text:p>
          </table:table-cell>
          <table:table-cell table:formula="of:=[.Z217]/45*(-1)*0.8" office:value-type="float" office:value="-0.888888888888889" calcext:value-type="float">
            <text:p>-0,89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18]*2" office:value-type="float" office:value="0.96" calcext:value-type="float">
            <text:p>0,960</text:p>
          </table:table-cell>
          <table:table-cell table:formula="of:=([.E218]+[.G218])*(-1)" office:value-type="float" office:value="-0.0533333333333333" calcext:value-type="float">
            <text:p>-0,053</text:p>
          </table:table-cell>
          <table:table-cell table:formula="of:=[.F218]/2/45" office:value-type="float" office:value="0.0533333333333333" calcext:value-type="float">
            <text:p>0,053</text:p>
          </table:table-cell>
          <table:table-cell table:formula="of:=[.K218]*[.L216]" office:value-type="float" office:value="4.8" calcext:value-type="float">
            <text:p>4,800</text:p>
          </table:table-cell>
          <table:table-cell table:formula="of:=[.H218]/45" office:value-type="float" office:value="0" calcext:value-type="float">
            <text:p>0,000</text:p>
          </table:table-cell>
          <table:table-cell table:formula="of:=[.L218]*[.L216]+[.M218]*[.M216]+[.N218]*[.N216]+[.O218]*[.O216]+[.P218]*[.P216]+[.Q218]*[.Q216]+[.R218]*[.R216]" office:value-type="float" office:value="0" calcext:value-type="float">
            <text:p>0,000</text:p>
          </table:table-cell>
          <table:table-cell table:formula="of:=[.J218]/45" office:value-type="float" office:value="0.106666666666667" calcext:value-type="float">
            <text:p>0,107</text:p>
          </table:table-cell>
          <table:table-cell table:formula="of:=[.K218]*[.L216]+[.L218]*[.L216]+[.M218]*[.M216]+[.N218]*[.N216]+[.O218]*[.O216]+[.P218]*[.P216]+[.Q218]*[.Q216]+[.R218]*[.R216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S216]*[.S218])+([.T216]*[.T218])+([.U216]*[.U218])+([.V216]*[.V218])+([.W216]*[.W218])" office:value-type="float" office:value="0" calcext:value-type="float">
            <text:p>0,000</text:p>
          </table:table-cell>
          <table:table-cell table:formula="of:=[.X218]/45*(-1)" office:value-type="float" office:value="-0" calcext:value-type="float">
            <text:p>0,000</text:p>
          </table:table-cell>
          <table:table-cell table:formula="of:=[.J218]-[.X218]" office:value-type="float" office:value="4.8" calcext:value-type="float">
            <text:p>4,800</text:p>
          </table:table-cell>
          <table:table-cell table:formula="of:=[.Z218]/45*(-1)*0.8" office:value-type="float" office:value="-0.0853333333333333" calcext:value-type="float">
            <text:p>-0,09</text:p>
          </table:table-cell>
          <table:table-cell table:style-name="ce62" table:formula="of:=[.Z218]/45*(-1)" office:value-type="float" office:value="-0.106666666666667" calcext:value-type="float">
            <text:p>-0,1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19]*2" office:value-type="float" office:value="0.36" calcext:value-type="float">
            <text:p>0,360</text:p>
          </table:table-cell>
          <table:table-cell table:formula="of:=([.E219]+[.G219])*(-1)" office:value-type="float" office:value="-0.110666666666667" calcext:value-type="float">
            <text:p>-0,111</text:p>
          </table:table-cell>
          <table:table-cell table:formula="of:=[.F219]/2/45" office:value-type="float" office:value="0.02" calcext:value-type="float">
            <text:p>0,020</text:p>
          </table:table-cell>
          <table:table-cell table:formula="of:=[.K219]*[.L216]" office:value-type="float" office:value="1.8" calcext:value-type="float">
            <text:p>1,800</text:p>
          </table:table-cell>
          <table:table-cell table:formula="of:=[.H219]/45" office:value-type="float" office:value="0.0906666666666667" calcext:value-type="float">
            <text:p>0,091</text:p>
          </table:table-cell>
          <table:table-cell table:formula="of:=[.L219]*[.L216]+[.M219]*[.M216]+[.N219]*[.N216]+[.O219]*[.O216]+[.P219]*[.P216]+[.Q219]*[.Q216]+[.R219]*[.R216]" office:value-type="float" office:value="4.08" calcext:value-type="float">
            <text:p>4,080</text:p>
          </table:table-cell>
          <table:table-cell table:formula="of:=[.J219]/45" office:value-type="float" office:value="0.130666666666667" calcext:value-type="float">
            <text:p>0,131</text:p>
          </table:table-cell>
          <table:table-cell table:formula="of:=[.K219]*[.L216]+[.L219]*[.L216]+[.M219]*[.M216]+[.N219]*[.N216]+[.O219]*[.O216]+[.P219]*[.P216]+[.Q219]*[.Q216]+[.R219]*[.R216]" office:value-type="float" office:value="5.88" calcext:value-type="float">
            <text:p>5,880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/>
          <table:table-cell office:value-type="float" office:value="0.18" calcext:value-type="float">
            <text:p>0,180</text:p>
          </table:table-cell>
          <table:table-cell/>
          <table:table-cell office:value-type="float" office:value="0.36" calcext:value-type="float">
            <text:p>0,360</text:p>
          </table:table-cell>
          <table:table-cell/>
          <table:table-cell office:value-type="float" office:value="0.18" calcext:value-type="float">
            <text:p>0,18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table:formula="of:=([.S216]*[.S219])+([.T216]*[.T219])+([.U216]*[.U219])+([.V216]*[.V219])+([.W216]*[.W219])" office:value-type="float" office:value="2.88" calcext:value-type="float">
            <text:p>2,880</text:p>
          </table:table-cell>
          <table:table-cell table:formula="of:=[.X219]/45*(-1)" office:value-type="float" office:value="-0.064" calcext:value-type="float">
            <text:p>-0,064</text:p>
          </table:table-cell>
          <table:table-cell table:formula="of:=[.J219]-[.X219]" office:value-type="float" office:value="3" calcext:value-type="float">
            <text:p>3,000</text:p>
          </table:table-cell>
          <table:table-cell table:formula="of:=[.Z219]/45*(-1)*0.8" office:value-type="float" office:value="-0.0533333333333333" calcext:value-type="float">
            <text:p>-0,05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20]*2" office:value-type="float" office:value="0" calcext:value-type="float">
            <text:p>0,000</text:p>
          </table:table-cell>
          <table:table-cell table:formula="of:=([.E220]+[.G220])*(-1)" office:value-type="float" office:value="-0" calcext:value-type="float">
            <text:p>0,000</text:p>
          </table:table-cell>
          <table:table-cell table:formula="of:=[.F220]/2/45" office:value-type="float" office:value="0" calcext:value-type="float">
            <text:p>0,000</text:p>
          </table:table-cell>
          <table:table-cell table:formula="of:=[.K220]*[.L216]" office:value-type="float" office:value="0" calcext:value-type="float">
            <text:p>0,000</text:p>
          </table:table-cell>
          <table:table-cell table:formula="of:=[.H220]/45" office:value-type="float" office:value="0" calcext:value-type="float">
            <text:p>0,000</text:p>
          </table:table-cell>
          <table:table-cell table:formula="of:=[.L220]*[.L216]+[.M220]*[.M216]+[.N220]*[.N216]+[.O220]*[.O216]+[.P220]*[.P216]+[.Q220]*[.Q216]+[.R220]*[.R216]" office:value-type="float" office:value="0" calcext:value-type="float">
            <text:p>0,000</text:p>
          </table:table-cell>
          <table:table-cell table:formula="of:=[.J220]/45" office:value-type="float" office:value="0" calcext:value-type="float">
            <text:p>0,000</text:p>
          </table:table-cell>
          <table:table-cell table:formula="of:=[.K220]*[.L216]+[.L220]*[.L216]+[.M220]*[.M216]+[.N220]*[.N216]+[.O220]*[.O216]+[.P220]*[.P216]+[.Q220]*[.Q216]+[.R220]*[.R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64" calcext:value-type="float">
            <text:p>0,640</text:p>
          </table:table-cell>
          <table:table-cell/>
          <table:table-cell table:formula="of:=([.S216]*[.S220])+([.T216]*[.T220])+([.U216]*[.U220])+([.V216]*[.V220])+([.W216]*[.W220])" office:value-type="float" office:value="1.92" calcext:value-type="float">
            <text:p>1,920</text:p>
          </table:table-cell>
          <table:table-cell table:formula="of:=[.X220]/45*(-1)" office:value-type="float" office:value="-0.0426666666666667" calcext:value-type="float">
            <text:p>-0,043</text:p>
          </table:table-cell>
          <table:table-cell table:formula="of:=[.J220]-[.X220]" office:value-type="float" office:value="-1.92" calcext:value-type="float">
            <text:p>-1,920</text:p>
          </table:table-cell>
          <table:table-cell table:formula="of:=[.Z220]/45*(-1)*0.8" office:value-type="float" office:value="0.0341333333333333" calcext:value-type="float">
            <text:p>0,0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21]*2" office:value-type="float" office:value="0" calcext:value-type="float">
            <text:p>0,000</text:p>
          </table:table-cell>
          <table:table-cell table:style-name="ce32" table:formula="of:=([.E221]+[.G221])*(-1)" office:value-type="float" office:value="-0.0406666666666667" calcext:value-type="float">
            <text:p>-0,041</text:p>
          </table:table-cell>
          <table:table-cell table:style-name="ce32" table:formula="of:=[.F221]/2/45" office:value-type="float" office:value="0" calcext:value-type="float">
            <text:p>0,000</text:p>
          </table:table-cell>
          <table:table-cell table:style-name="ce32" table:formula="of:=[.K221]*[.L216]" office:value-type="float" office:value="0" calcext:value-type="float">
            <text:p>0,000</text:p>
          </table:table-cell>
          <table:table-cell table:style-name="ce32" table:formula="of:=[.H221]/45" office:value-type="float" office:value="0.0406666666666667" calcext:value-type="float">
            <text:p>0,041</text:p>
          </table:table-cell>
          <table:table-cell table:style-name="ce32" table:formula="of:=[.L221]*[.L216]+[.M221]*[.M216]+[.N221]*[.N216]+[.O221]*[.O216]+[.P221]*[.P216]+[.Q221]*[.Q216]+[.R221]*[.R216]" office:value-type="float" office:value="1.83" calcext:value-type="float">
            <text:p>1,830</text:p>
          </table:table-cell>
          <table:table-cell table:style-name="ce32" table:formula="of:=[.J221]/45" office:value-type="float" office:value="0.0406666666666667" calcext:value-type="float">
            <text:p>0,041</text:p>
          </table:table-cell>
          <table:table-cell table:formula="of:=[.K221]*[.L216]+[.L221]*[.L216]+[.M221]*[.M216]+[.N221]*[.N216]+[.O221]*[.O216]+[.P221]*[.P216]+[.Q221]*[.Q216]+[.R221]*[.R216]" office:value-type="float" office:value="1.83" calcext:value-type="float">
            <text:p>1,83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09" calcext:value-type="float">
            <text:p>0,09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3"/>
          <table:table-cell office:value-type="float" office:value="0.12" calcext:value-type="float">
            <text:p>0,120</text:p>
          </table:table-cell>
          <table:table-cell table:number-columns-repeated="4"/>
          <table:table-cell table:formula="of:=([.S216]*[.S221])+([.T216]*[.T221])+([.U216]*[.U221])+([.V216]*[.V221])+([.W216]*[.W221])" office:value-type="float" office:value="0.84" calcext:value-type="float">
            <text:p>0,840</text:p>
          </table:table-cell>
          <table:table-cell table:formula="of:=[.X221]/45*(-1)" office:value-type="float" office:value="-0.0186666666666667" calcext:value-type="float">
            <text:p>-0,019</text:p>
          </table:table-cell>
          <table:table-cell table:formula="of:=[.J221]-[.X221]" office:value-type="float" office:value="0.99" calcext:value-type="float">
            <text:p>0,990</text:p>
          </table:table-cell>
          <table:table-cell table:formula="of:=[.Z221]/45*(-1)*0.8" office:value-type="float" office:value="-0.0176" calcext:value-type="float">
            <text:p>-0,02</text:p>
          </table:table-cell>
          <table:table-cell table:style-name="ce62" table:formula="of:=[.Z221]/45*(-1)" office:value-type="float" office:value="-0.022" calcext:value-type="float">
            <text:p>-0,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22]*2" office:value-type="float" office:value="0.054" calcext:value-type="float">
            <text:p>0,054</text:p>
          </table:table-cell>
          <table:table-cell table:formula="of:=([.E222]+[.G222])*(-1)" office:value-type="float" office:value="-0.0096" calcext:value-type="float">
            <text:p>-0,010</text:p>
          </table:table-cell>
          <table:table-cell table:formula="of:=[.F222]/2/45" office:value-type="float" office:value="0.003" calcext:value-type="float">
            <text:p>0,003</text:p>
          </table:table-cell>
          <table:table-cell table:formula="of:=[.K222]*[.L216]" office:value-type="float" office:value="0.27" calcext:value-type="float">
            <text:p>0,270</text:p>
          </table:table-cell>
          <table:table-cell table:formula="of:=[.H222]/45" office:value-type="float" office:value="0.0066" calcext:value-type="float">
            <text:p>0,007</text:p>
          </table:table-cell>
          <table:table-cell table:formula="of:=[.L222]*[.L216]+[.M222]*[.M216]+[.N222]*[.N216]+[.O222]*[.O216]+[.P222]*[.P216]+[.Q222]*[.Q216]+[.R222]*[.R216]" office:value-type="float" office:value="0.297" calcext:value-type="float">
            <text:p>0,297</text:p>
          </table:table-cell>
          <table:table-cell table:formula="of:=[.J222]/45" office:value-type="float" office:value="0.0126" calcext:value-type="float">
            <text:p>0,013</text:p>
          </table:table-cell>
          <table:table-cell table:formula="of:=[.K222]*[.L216]+[.L222]*[.L216]+[.M222]*[.M216]+[.N222]*[.N216]+[.O222]*[.O216]+[.P222]*[.P216]+[.Q222]*[.Q216]+[.R222]*[.R216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S216]*[.S222])+([.T216]*[.T222])+([.U216]*[.U222])+([.V216]*[.V222])+([.W216]*[.W222])" office:value-type="float" office:value="0.294" calcext:value-type="float">
            <text:p>0,294</text:p>
          </table:table-cell>
          <table:table-cell table:formula="of:=[.X222]/45*(-1)" office:value-type="float" office:value="-0.00653333333333333" calcext:value-type="float">
            <text:p>-0,007</text:p>
          </table:table-cell>
          <table:table-cell table:formula="of:=[.J222]-[.X222]" office:value-type="float" office:value="0.273" calcext:value-type="float">
            <text:p>0,273</text:p>
          </table:table-cell>
          <table:table-cell table:formula="of:=[.Z222]/45*(-1)*0.8" office:value-type="float" office:value="-0.00485333333333333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23]*2" office:value-type="float" office:value="15" calcext:value-type="float">
            <text:p>15,000</text:p>
          </table:table-cell>
          <table:table-cell table:formula="of:=([.E223]+[.G223])*(-1)" office:value-type="float" office:value="-1.5" calcext:value-type="float">
            <text:p>-1,500</text:p>
          </table:table-cell>
          <table:table-cell table:formula="of:=[.F223]/2/45" office:value-type="float" office:value="0.833333333333333" calcext:value-type="float">
            <text:p>0,833</text:p>
          </table:table-cell>
          <table:table-cell table:formula="of:=[.K223]*[.L216]" office:value-type="float" office:value="75" calcext:value-type="float">
            <text:p>75,000</text:p>
          </table:table-cell>
          <table:table-cell table:formula="of:=[.H223]/45" office:value-type="float" office:value="0.666666666666667" calcext:value-type="float">
            <text:p>0,667</text:p>
          </table:table-cell>
          <table:table-cell table:formula="of:=[.L223]*[.L216]+[.M223]*[.M216]+[.N223]*[.N216]+[.O223]*[.O216]+[.P223]*[.P216]+[.Q223]*[.Q216]+[.R223]*[.R216]" office:value-type="float" office:value="30" calcext:value-type="float">
            <text:p>30,000</text:p>
          </table:table-cell>
          <table:table-cell table:formula="of:=[.J223]/45" office:value-type="float" office:value="2.33333333333333" calcext:value-type="float">
            <text:p>2,333</text:p>
          </table:table-cell>
          <table:table-cell table:formula="of:=[.K223]*[.L216]+[.L223]*[.L216]+[.M223]*[.M216]+[.N223]*[.N216]+[.O223]*[.O216]+[.P223]*[.P216]+[.Q223]*[.Q216]+[.R223]*[.R216]" office:value-type="float" office:value="105" calcext:value-type="float">
            <text:p>105,000</text:p>
          </table:table-cell>
          <table:table-cell office:value-type="float" office:value="7.5" calcext:value-type="float">
            <text:p>7,500</text:p>
          </table:table-cell>
          <table:table-cell table:number-columns-repeated="4"/>
          <table:table-cell office:value-type="float" office:value="5" calcext:value-type="float">
            <text:p>5,000</text:p>
          </table:table-cell>
          <table:table-cell table:number-columns-repeated="3"/>
          <table:table-cell office:value-type="float" office:value="5" calcext:value-type="float">
            <text:p>5,000</text:p>
          </table:table-cell>
          <table:table-cell table:number-columns-repeated="3"/>
          <table:table-cell table:formula="of:=([.S216]*[.S223])+([.T216]*[.T223])+([.U216]*[.U223])+([.V216]*[.V223])+([.W216]*[.W223])" office:value-type="float" office:value="30" calcext:value-type="float">
            <text:p>30,000</text:p>
          </table:table-cell>
          <table:table-cell table:formula="of:=[.X223]/45*(-1)" office:value-type="float" office:value="-0.666666666666667" calcext:value-type="float">
            <text:p>-0,667</text:p>
          </table:table-cell>
          <table:table-cell table:formula="of:=[.J223]-[.X223]" office:value-type="float" office:value="75" calcext:value-type="float">
            <text:p>75,000</text:p>
          </table:table-cell>
          <table:table-cell table:formula="of:=[.Z223]/45*(-1)*0.8" office:value-type="float" office:value="-1.33333333333333" calcext:value-type="float">
            <text:p>-1,33</text:p>
          </table:table-cell>
          <table:table-cell table:style-name="ce62" table:formula="of:=[.Z223]/45*(-1)" office:value-type="float" office:value="-1.66666666666667" calcext:value-type="float">
            <text:p>-1,67</text:p>
          </table:table-cell>
          <table:table-cell/>
          <table:table-cell office:value-type="float" office:value="125" calcext:value-type="float">
            <text:p>125,000</text:p>
          </table:table-cell>
          <table:table-cell table:formula="of:=[.AD223]-[.C223]" office:value-type="float" office:value="110" calcext:value-type="float">
            <text:p>110,000</text:p>
          </table:table-cell>
          <table:table-cell table:formula="of:=[.AD223]-[.C223]/2" office:value-type="float" office:value="117.5" calcext:value-type="float">
            <text:p>117,500</text:p>
          </table:table-cell>
          <table:table-cell office:value-type="float" office:value="125" calcext:value-type="float">
            <text:p>125,000</text:p>
          </table:table-cell>
          <table:table-cell table:formula="of:=[.AD223]+[.C223]/2" office:value-type="float" office:value="132.5" calcext:value-type="float">
            <text:p>132,500</text:p>
          </table:table-cell>
          <table:table-cell table:formula="of:=[.AD223]+[.C223]" office:value-type="float" office:value="140" calcext:value-type="float">
            <text:p>140,000</text:p>
          </table:table-cell>
          <table:table-cell table:formula="of:=[.AD223]+[.C223]*1.5" office:value-type="float" office:value="147.5" calcext:value-type="float">
            <text:p>147,500</text:p>
          </table:table-cell>
          <table:table-cell table:formula="of:=[.AD223]+[.C223]*2" office:value-type="float" office:value="155" calcext:value-type="float">
            <text:p>155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24]*2" office:value-type="float" office:value="0" calcext:value-type="float">
            <text:p>0,000</text:p>
          </table:table-cell>
          <table:table-cell table:formula="of:=([.E224]+[.G224])*(-1)" office:value-type="float" office:value="-0" calcext:value-type="float">
            <text:p>0,000</text:p>
          </table:table-cell>
          <table:table-cell table:formula="of:=[.F224]/2/45" office:value-type="float" office:value="0" calcext:value-type="float">
            <text:p>0,000</text:p>
          </table:table-cell>
          <table:table-cell table:formula="of:=[.K224]*[.L216]" office:value-type="float" office:value="0" calcext:value-type="float">
            <text:p>0,000</text:p>
          </table:table-cell>
          <table:table-cell table:formula="of:=[.H224]/45" office:value-type="float" office:value="0" calcext:value-type="float">
            <text:p>0,000</text:p>
          </table:table-cell>
          <table:table-cell table:formula="of:=[.L224]*[.L216]+[.M224]*[.M216]+[.N224]*[.N216]+[.O224]*[.O216]+[.P224]*[.P216]+[.Q224]*[.Q216]+[.R224]*[.R216]" office:value-type="float" office:value="0" calcext:value-type="float">
            <text:p>0,000</text:p>
          </table:table-cell>
          <table:table-cell table:formula="of:=[.J224]/45" office:value-type="float" office:value="0" calcext:value-type="float">
            <text:p>0,000</text:p>
          </table:table-cell>
          <table:table-cell table:formula="of:=[.K224]*[.L216]+[.L224]*[.L216]+[.M224]*[.M216]+[.N224]*[.N216]+[.O224]*[.O216]+[.P224]*[.P216]+[.Q224]*[.Q216]+[.R224]*[.R216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16]*[.S224])+([.T216]*[.T224])+([.U216]*[.U224])+([.V216]*[.V224])+([.W216]*[.W224])" office:value-type="float" office:value="0" calcext:value-type="float">
            <text:p>0,000</text:p>
          </table:table-cell>
          <table:table-cell table:formula="of:=[.X224]/45*(-1)" office:value-type="float" office:value="-0" calcext:value-type="float">
            <text:p>0,000</text:p>
          </table:table-cell>
          <table:table-cell table:formula="of:=[.J224]-[.X224]" office:value-type="float" office:value="0" calcext:value-type="float">
            <text:p>0,000</text:p>
          </table:table-cell>
          <table:table-cell table:formula="of:=[.Z224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25]*2" office:value-type="float" office:value="0" calcext:value-type="float">
            <text:p>0,000</text:p>
          </table:table-cell>
          <table:table-cell table:formula="of:=([.E225]+[.G225])*(-1)" office:value-type="float" office:value="-0.155555555555556" calcext:value-type="float">
            <text:p>-0,156</text:p>
          </table:table-cell>
          <table:table-cell table:formula="of:=[.F225]/2/45" office:value-type="float" office:value="0" calcext:value-type="float">
            <text:p>0,000</text:p>
          </table:table-cell>
          <table:table-cell table:formula="of:=[.K225]*[.L216]" office:value-type="float" office:value="0" calcext:value-type="float">
            <text:p>0,000</text:p>
          </table:table-cell>
          <table:table-cell table:formula="of:=[.H225]/45" office:value-type="float" office:value="0.155555555555556" calcext:value-type="float">
            <text:p>0,156</text:p>
          </table:table-cell>
          <table:table-cell table:formula="of:=[.L225]*[.L216]+[.M225]*[.M216]+[.N225]*[.N216]+[.O225]*[.O216]+[.P225]*[.P216]+[.Q225]*[.Q216]+[.R225]*[.R216]" office:value-type="float" office:value="7" calcext:value-type="float">
            <text:p>7,000</text:p>
          </table:table-cell>
          <table:table-cell table:formula="of:=[.J225]/45" office:value-type="float" office:value="0.155555555555556" calcext:value-type="float">
            <text:p>0,156</text:p>
          </table:table-cell>
          <table:table-cell table:formula="of:=[.K225]*[.L216]+[.L225]*[.L216]+[.M225]*[.M216]+[.N225]*[.N216]+[.O225]*[.O216]+[.P225]*[.P216]+[.Q225]*[.Q216]+[.R225]*[.R216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S216]*[.S225])+([.T216]*[.T225])+([.U216]*[.U225])+([.V216]*[.V225])+([.W216]*[.W225])" office:value-type="float" office:value="7" calcext:value-type="float">
            <text:p>7,000</text:p>
          </table:table-cell>
          <table:table-cell table:formula="of:=[.X225]/45*(-1)" office:value-type="float" office:value="-0.155555555555556" calcext:value-type="float">
            <text:p>-0,156</text:p>
          </table:table-cell>
          <table:table-cell table:formula="of:=[.J225]-[.X225]" office:value-type="float" office:value="0" calcext:value-type="float">
            <text:p>0,000</text:p>
          </table:table-cell>
          <table:table-cell table:formula="of:=[.Z225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arin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10" calcext:value-type="float">
            <text:p>10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office:value-type="float" office:value="7" calcext:value-type="float">
            <text:p>7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29]*2" office:value-type="float" office:value="7.8" calcext:value-type="float">
            <text:p>7,800</text:p>
          </table:table-cell>
          <table:table-cell table:formula="of:=([.E229]+[.G229])*(-1)" office:value-type="float" office:value="-2.39777777777778" calcext:value-type="float">
            <text:p>-2,398</text:p>
          </table:table-cell>
          <table:table-cell table:formula="of:=[.F229]/2/45" office:value-type="float" office:value="0.433333333333333" calcext:value-type="float">
            <text:p>0,433</text:p>
          </table:table-cell>
          <table:table-cell table:formula="of:=[.K229]*[.L228]" office:value-type="float" office:value="39" calcext:value-type="float">
            <text:p>39,000</text:p>
          </table:table-cell>
          <table:table-cell table:formula="of:=[.H229]/45" office:value-type="float" office:value="1.96444444444444" calcext:value-type="float">
            <text:p>1,964</text:p>
          </table:table-cell>
          <table:table-cell table:formula="of:=[.L229]*[.L228]+[.M229]*[.M228]+[.N229]*[.N228]+[.O229]*[.O228]+[.P229]*[.P228]+[.Q229]*[.Q228]+[.R229]*[.R228]" office:value-type="float" office:value="88.4" calcext:value-type="float">
            <text:p>88,400</text:p>
          </table:table-cell>
          <table:table-cell table:formula="of:=[.J229]/45" office:value-type="float" office:value="2.83111111111111" calcext:value-type="float">
            <text:p>2,831</text:p>
          </table:table-cell>
          <table:table-cell table:formula="of:=[.K229]*[.L228]+[.L229]*[.L228]+[.M229]*[.M228]+[.N229]*[.N228]+[.O229]*[.O228]+[.P229]*[.P228]+[.Q229]*[.Q228]+[.R229]*[.R228]" office:value-type="float" office:value="127.4" calcext:value-type="float">
            <text:p>127,400</text:p>
          </table:table-cell>
          <table:table-cell office:value-type="float" office:value="3.9" calcext:value-type="float">
            <text:p>3,90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/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S228]*[.S229])+([.T228]*[.T229])+([.U228]*[.U229])+([.V228]*[.V229])+([.W228]*[.W229])" office:value-type="float" office:value="62.4" calcext:value-type="float">
            <text:p>62,400</text:p>
          </table:table-cell>
          <table:table-cell table:formula="of:=[.X229]/45*(-1)" office:value-type="float" office:value="-1.38666666666667" calcext:value-type="float">
            <text:p>-1,387</text:p>
          </table:table-cell>
          <table:table-cell table:formula="of:=[.J229]-[.X229]" office:value-type="float" office:value="65" calcext:value-type="float">
            <text:p>65,000</text:p>
          </table:table-cell>
          <table:table-cell table:formula="of:=[.Z229]/45*(-1)*0.8" office:value-type="float" office:value="-1.15555555555556" calcext:value-type="float">
            <text:p>-1,16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30]*2" office:value-type="float" office:value="0.96" calcext:value-type="float">
            <text:p>0,960</text:p>
          </table:table-cell>
          <table:table-cell table:formula="of:=([.E230]+[.G230])*(-1)" office:value-type="float" office:value="-0.0533333333333333" calcext:value-type="float">
            <text:p>-0,053</text:p>
          </table:table-cell>
          <table:table-cell table:formula="of:=[.F230]/2/45" office:value-type="float" office:value="0.0533333333333333" calcext:value-type="float">
            <text:p>0,053</text:p>
          </table:table-cell>
          <table:table-cell table:formula="of:=[.K230]*[.L228]" office:value-type="float" office:value="4.8" calcext:value-type="float">
            <text:p>4,800</text:p>
          </table:table-cell>
          <table:table-cell table:formula="of:=[.H230]/45" office:value-type="float" office:value="0" calcext:value-type="float">
            <text:p>0,000</text:p>
          </table:table-cell>
          <table:table-cell table:formula="of:=[.L230]*[.L228]+[.M230]*[.M228]+[.N230]*[.N228]+[.O230]*[.O228]+[.P230]*[.P228]+[.Q230]*[.Q228]+[.R230]*[.R228]" office:value-type="float" office:value="0" calcext:value-type="float">
            <text:p>0,000</text:p>
          </table:table-cell>
          <table:table-cell table:formula="of:=[.J230]/45" office:value-type="float" office:value="0.106666666666667" calcext:value-type="float">
            <text:p>0,107</text:p>
          </table:table-cell>
          <table:table-cell table:formula="of:=[.K230]*[.L228]+[.L230]*[.L228]+[.M230]*[.M228]+[.N230]*[.N228]+[.O230]*[.O228]+[.P230]*[.P228]+[.Q230]*[.Q228]+[.R230]*[.R228]" office:value-type="float" office:value="4.8" calcext:value-type="float">
            <text:p>4,800</text:p>
          </table:table-cell>
          <table:table-cell office:value-type="float" office:value="0.48" calcext:value-type="float">
            <text:p>0,480</text:p>
          </table:table-cell>
          <table:table-cell table:number-columns-repeated="12"/>
          <table:table-cell table:formula="of:=([.S228]*[.S230])+([.T228]*[.T230])+([.U228]*[.U230])+([.V228]*[.V230])+([.W228]*[.W230])" office:value-type="float" office:value="0" calcext:value-type="float">
            <text:p>0,000</text:p>
          </table:table-cell>
          <table:table-cell table:formula="of:=[.X230]/45*(-1)" office:value-type="float" office:value="-0" calcext:value-type="float">
            <text:p>0,000</text:p>
          </table:table-cell>
          <table:table-cell table:formula="of:=[.J230]-[.X230]" office:value-type="float" office:value="4.8" calcext:value-type="float">
            <text:p>4,800</text:p>
          </table:table-cell>
          <table:table-cell table:formula="of:=[.Z230]/45*(-1)*0.8" office:value-type="float" office:value="-0.0853333333333333" calcext:value-type="float">
            <text:p>-0,09</text:p>
          </table:table-cell>
          <table:table-cell table:style-name="ce62" table:formula="of:=[.Z230]/45*(-1)" office:value-type="float" office:value="-0.106666666666667" calcext:value-type="float">
            <text:p>-0,1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31]*2" office:value-type="float" office:value="0.48" calcext:value-type="float">
            <text:p>0,480</text:p>
          </table:table-cell>
          <table:table-cell table:formula="of:=([.E231]+[.G231])*(-1)" office:value-type="float" office:value="-0.147555555555556" calcext:value-type="float">
            <text:p>-0,148</text:p>
          </table:table-cell>
          <table:table-cell table:formula="of:=[.F231]/2/45" office:value-type="float" office:value="0.0266666666666667" calcext:value-type="float">
            <text:p>0,027</text:p>
          </table:table-cell>
          <table:table-cell table:formula="of:=[.K231]*[.L228]" office:value-type="float" office:value="2.4" calcext:value-type="float">
            <text:p>2,400</text:p>
          </table:table-cell>
          <table:table-cell table:formula="of:=[.H231]/45" office:value-type="float" office:value="0.120888888888889" calcext:value-type="float">
            <text:p>0,121</text:p>
          </table:table-cell>
          <table:table-cell table:formula="of:=[.L231]*[.L228]+[.M231]*[.M228]+[.N231]*[.N228]+[.O231]*[.O228]+[.P231]*[.P228]+[.Q231]*[.Q228]+[.R231]*[.R228]" office:value-type="float" office:value="5.44" calcext:value-type="float">
            <text:p>5,440</text:p>
          </table:table-cell>
          <table:table-cell table:formula="of:=[.J231]/45" office:value-type="float" office:value="0.174222222222222" calcext:value-type="float">
            <text:p>0,174</text:p>
          </table:table-cell>
          <table:table-cell table:formula="of:=[.K231]*[.L228]+[.L231]*[.L228]+[.M231]*[.M228]+[.N231]*[.N228]+[.O231]*[.O228]+[.P231]*[.P228]+[.Q231]*[.Q228]+[.R231]*[.R228]" office:value-type="float" office:value="7.84" calcext:value-type="float">
            <text:p>7,840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/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S228]*[.S231])+([.T228]*[.T231])+([.U228]*[.U231])+([.V228]*[.V231])+([.W228]*[.W231])" office:value-type="float" office:value="3.84" calcext:value-type="float">
            <text:p>3,840</text:p>
          </table:table-cell>
          <table:table-cell table:formula="of:=[.X231]/45*(-1)" office:value-type="float" office:value="-0.0853333333333333" calcext:value-type="float">
            <text:p>-0,085</text:p>
          </table:table-cell>
          <table:table-cell table:formula="of:=[.J231]-[.X231]" office:value-type="float" office:value="4" calcext:value-type="float">
            <text:p>4,000</text:p>
          </table:table-cell>
          <table:table-cell table:formula="of:=[.Z231]/45*(-1)*0.8" office:value-type="float" office:value="-0.0711111111111111" calcext:value-type="float">
            <text:p>-0,07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32]*2" office:value-type="float" office:value="0" calcext:value-type="float">
            <text:p>0,000</text:p>
          </table:table-cell>
          <table:table-cell table:formula="of:=([.E232]+[.G232])*(-1)" office:value-type="float" office:value="-0" calcext:value-type="float">
            <text:p>0,000</text:p>
          </table:table-cell>
          <table:table-cell table:formula="of:=[.F232]/2/45" office:value-type="float" office:value="0" calcext:value-type="float">
            <text:p>0,000</text:p>
          </table:table-cell>
          <table:table-cell table:formula="of:=[.K232]*[.L228]" office:value-type="float" office:value="0" calcext:value-type="float">
            <text:p>0,000</text:p>
          </table:table-cell>
          <table:table-cell table:formula="of:=[.H232]/45" office:value-type="float" office:value="0" calcext:value-type="float">
            <text:p>0,000</text:p>
          </table:table-cell>
          <table:table-cell table:formula="of:=[.L232]*[.L228]+[.M232]*[.M228]+[.N232]*[.N228]+[.O232]*[.O228]+[.P232]*[.P228]+[.Q232]*[.Q228]+[.R232]*[.R228]" office:value-type="float" office:value="0" calcext:value-type="float">
            <text:p>0,000</text:p>
          </table:table-cell>
          <table:table-cell table:formula="of:=[.J232]/45" office:value-type="float" office:value="0" calcext:value-type="float">
            <text:p>0,000</text:p>
          </table:table-cell>
          <table:table-cell table:formula="of:=[.K232]*[.L228]+[.L232]*[.L228]+[.M232]*[.M228]+[.N232]*[.N228]+[.O232]*[.O228]+[.P232]*[.P228]+[.Q232]*[.Q228]+[.R232]*[.R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S228]*[.S232])+([.T228]*[.T232])+([.U228]*[.U232])+([.V228]*[.V232])+([.W228]*[.W232])" office:value-type="float" office:value="2.4" calcext:value-type="float">
            <text:p>2,400</text:p>
          </table:table-cell>
          <table:table-cell table:formula="of:=[.X232]/45*(-1)" office:value-type="float" office:value="-0.0533333333333333" calcext:value-type="float">
            <text:p>-0,053</text:p>
          </table:table-cell>
          <table:table-cell table:formula="of:=[.J232]-[.X232]" office:value-type="float" office:value="-2.4" calcext:value-type="float">
            <text:p>-2,400</text:p>
          </table:table-cell>
          <table:table-cell table:formula="of:=[.Z232]/45*(-1)*0.8" office:value-type="float" office:value="0.0426666666666667" calcext:value-type="float">
            <text:p>0,04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33]*2" office:value-type="float" office:value="0" calcext:value-type="float">
            <text:p>0,000</text:p>
          </table:table-cell>
          <table:table-cell table:style-name="ce32" table:formula="of:=([.E233]+[.G233])*(-1)" office:value-type="float" office:value="-0.0542222222222222" calcext:value-type="float">
            <text:p>-0,054</text:p>
          </table:table-cell>
          <table:table-cell table:style-name="ce32" table:formula="of:=[.F233]/2/45" office:value-type="float" office:value="0" calcext:value-type="float">
            <text:p>0,000</text:p>
          </table:table-cell>
          <table:table-cell table:style-name="ce32" table:formula="of:=[.K233]*[.L228]" office:value-type="float" office:value="0" calcext:value-type="float">
            <text:p>0,000</text:p>
          </table:table-cell>
          <table:table-cell table:style-name="ce32" table:formula="of:=[.H233]/45" office:value-type="float" office:value="0.0542222222222222" calcext:value-type="float">
            <text:p>0,054</text:p>
          </table:table-cell>
          <table:table-cell table:style-name="ce32" table:formula="of:=[.L233]*[.L228]+[.M233]*[.M228]+[.N233]*[.N228]+[.O233]*[.O228]+[.P233]*[.P228]+[.Q233]*[.Q228]+[.R233]*[.R228]" office:value-type="float" office:value="2.44" calcext:value-type="float">
            <text:p>2,440</text:p>
          </table:table-cell>
          <table:table-cell table:style-name="ce32" table:formula="of:=[.J233]/45" office:value-type="float" office:value="0.0542222222222222" calcext:value-type="float">
            <text:p>0,054</text:p>
          </table:table-cell>
          <table:table-cell table:formula="of:=[.K233]*[.L228]+[.L233]*[.L228]+[.M233]*[.M228]+[.N233]*[.N228]+[.O233]*[.O228]+[.P233]*[.P228]+[.Q233]*[.Q228]+[.R233]*[.R228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/>
          <table:table-cell office:value-type="float" office:value="0.16" calcext:value-type="float">
            <text:p>0,160</text:p>
          </table:table-cell>
          <table:table-cell table:number-columns-repeated="3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S228]*[.S233])+([.T228]*[.T233])+([.U228]*[.U233])+([.V228]*[.V233])+([.W228]*[.W233])" office:value-type="float" office:value="1.12" calcext:value-type="float">
            <text:p>1,120</text:p>
          </table:table-cell>
          <table:table-cell table:formula="of:=[.X233]/45*(-1)" office:value-type="float" office:value="-0.0248888888888889" calcext:value-type="float">
            <text:p>-0,025</text:p>
          </table:table-cell>
          <table:table-cell table:formula="of:=[.J233]-[.X233]" office:value-type="float" office:value="1.32" calcext:value-type="float">
            <text:p>1,320</text:p>
          </table:table-cell>
          <table:table-cell table:formula="of:=[.Z233]/45*(-1)*0.8" office:value-type="float" office:value="-0.0234666666666667" calcext:value-type="float">
            <text:p>-0,02</text:p>
          </table:table-cell>
          <table:table-cell table:style-name="ce62" table:formula="of:=[.Z233]/45*(-1)" office:value-type="float" office:value="-0.0293333333333333" calcext:value-type="float">
            <text:p>-0,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34]*2" office:value-type="float" office:value="0.054" calcext:value-type="float">
            <text:p>0,054</text:p>
          </table:table-cell>
          <table:table-cell table:formula="of:=([.E234]+[.G234])*(-1)" office:value-type="float" office:value="-0.0096" calcext:value-type="float">
            <text:p>-0,010</text:p>
          </table:table-cell>
          <table:table-cell table:formula="of:=[.F234]/2/45" office:value-type="float" office:value="0.003" calcext:value-type="float">
            <text:p>0,003</text:p>
          </table:table-cell>
          <table:table-cell table:formula="of:=[.K234]*[.L228]" office:value-type="float" office:value="0.27" calcext:value-type="float">
            <text:p>0,270</text:p>
          </table:table-cell>
          <table:table-cell table:formula="of:=[.H234]/45" office:value-type="float" office:value="0.0066" calcext:value-type="float">
            <text:p>0,007</text:p>
          </table:table-cell>
          <table:table-cell table:formula="of:=[.L234]*[.L228]+[.M234]*[.M228]+[.N234]*[.N228]+[.O234]*[.O228]+[.P234]*[.P228]+[.Q234]*[.Q228]+[.R234]*[.R228]" office:value-type="float" office:value="0.297" calcext:value-type="float">
            <text:p>0,297</text:p>
          </table:table-cell>
          <table:table-cell table:formula="of:=[.J234]/45" office:value-type="float" office:value="0.0126" calcext:value-type="float">
            <text:p>0,013</text:p>
          </table:table-cell>
          <table:table-cell table:formula="of:=[.K234]*[.L228]+[.L234]*[.L228]+[.M234]*[.M228]+[.N234]*[.N228]+[.O234]*[.O228]+[.P234]*[.P228]+[.Q234]*[.Q228]+[.R234]*[.R228]" office:value-type="float" office:value="0.567" calcext:value-type="float">
            <text:p>0,567</text:p>
          </table:table-cell>
          <table:table-cell office:value-type="float" office:value="0.027" calcext:value-type="float">
            <text:p>0,027</text:p>
          </table:table-cell>
          <table:table-cell table:number-columns-repeated="4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2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S228]*[.S234])+([.T228]*[.T234])+([.U228]*[.U234])+([.V228]*[.V234])+([.W228]*[.W234])" office:value-type="float" office:value="0.294" calcext:value-type="float">
            <text:p>0,294</text:p>
          </table:table-cell>
          <table:table-cell table:formula="of:=[.X234]/45*(-1)" office:value-type="float" office:value="-0.00653333333333333" calcext:value-type="float">
            <text:p>-0,007</text:p>
          </table:table-cell>
          <table:table-cell table:formula="of:=[.J234]-[.X234]" office:value-type="float" office:value="0.273" calcext:value-type="float">
            <text:p>0,273</text:p>
          </table:table-cell>
          <table:table-cell table:formula="of:=[.Z234]/45*(-1)*0.8" office:value-type="float" office:value="-0.00485333333333333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35]*2" office:value-type="float" office:value="18" calcext:value-type="float">
            <text:p>18,000</text:p>
          </table:table-cell>
          <table:table-cell table:formula="of:=([.E235]+[.G235])*(-1)" office:value-type="float" office:value="-1.8" calcext:value-type="float">
            <text:p>-1,800</text:p>
          </table:table-cell>
          <table:table-cell table:formula="of:=[.F235]/2/45" office:value-type="float" office:value="1" calcext:value-type="float">
            <text:p>1,000</text:p>
          </table:table-cell>
          <table:table-cell table:formula="of:=[.K235]*[.L228]" office:value-type="float" office:value="90" calcext:value-type="float">
            <text:p>90,000</text:p>
          </table:table-cell>
          <table:table-cell table:formula="of:=[.H235]/45" office:value-type="float" office:value="0.8" calcext:value-type="float">
            <text:p>0,800</text:p>
          </table:table-cell>
          <table:table-cell table:formula="of:=[.L235]*[.L228]+[.M235]*[.M228]+[.N235]*[.N228]+[.O235]*[.O228]+[.P235]*[.P228]+[.Q235]*[.Q228]+[.R235]*[.R228]" office:value-type="float" office:value="36" calcext:value-type="float">
            <text:p>36,000</text:p>
          </table:table-cell>
          <table:table-cell table:formula="of:=[.J235]/45" office:value-type="float" office:value="2.8" calcext:value-type="float">
            <text:p>2,800</text:p>
          </table:table-cell>
          <table:table-cell table:formula="of:=[.K235]*[.L228]+[.L235]*[.L228]+[.M235]*[.M228]+[.N235]*[.N228]+[.O235]*[.O228]+[.P235]*[.P228]+[.Q235]*[.Q228]+[.R235]*[.R228]" office:value-type="float" office:value="126" calcext:value-type="float">
            <text:p>126,000</text:p>
          </table:table-cell>
          <table:table-cell office:value-type="float" office:value="9" calcext:value-type="float">
            <text:p>9,000</text:p>
          </table:table-cell>
          <table:table-cell table:number-columns-repeated="4"/>
          <table:table-cell office:value-type="float" office:value="6" calcext:value-type="float">
            <text:p>6,000</text:p>
          </table:table-cell>
          <table:table-cell table:number-columns-repeated="3"/>
          <table:table-cell office:value-type="float" office:value="6" calcext:value-type="float">
            <text:p>6,000</text:p>
          </table:table-cell>
          <table:table-cell table:number-columns-repeated="3"/>
          <table:table-cell table:formula="of:=([.S228]*[.S235])+([.T228]*[.T235])+([.U228]*[.U235])+([.V228]*[.V235])+([.W228]*[.W235])" office:value-type="float" office:value="36" calcext:value-type="float">
            <text:p>36,000</text:p>
          </table:table-cell>
          <table:table-cell table:formula="of:=[.X235]/45*(-1)" office:value-type="float" office:value="-0.8" calcext:value-type="float">
            <text:p>-0,800</text:p>
          </table:table-cell>
          <table:table-cell table:formula="of:=[.J235]-[.X235]" office:value-type="float" office:value="90" calcext:value-type="float">
            <text:p>90,000</text:p>
          </table:table-cell>
          <table:table-cell table:formula="of:=[.Z235]/45*(-1)*0.8" office:value-type="float" office:value="-1.6" calcext:value-type="float">
            <text:p>-1,6</text:p>
          </table:table-cell>
          <table:table-cell table:style-name="ce62" table:formula="of:=[.Z235]/45*(-1)" office:value-type="float" office:value="-2" calcext:value-type="float">
            <text:p>-2</text:p>
          </table:table-cell>
          <table:table-cell/>
          <table:table-cell office:value-type="float" office:value="150" calcext:value-type="float">
            <text:p>150,000</text:p>
          </table:table-cell>
          <table:table-cell table:formula="of:=[.AD235]-[.C235]" office:value-type="float" office:value="132" calcext:value-type="float">
            <text:p>132,000</text:p>
          </table:table-cell>
          <table:table-cell table:formula="of:=[.AD235]-[.C235]/2" office:value-type="float" office:value="141" calcext:value-type="float">
            <text:p>141,000</text:p>
          </table:table-cell>
          <table:table-cell office:value-type="float" office:value="150" calcext:value-type="float">
            <text:p>150,000</text:p>
          </table:table-cell>
          <table:table-cell table:formula="of:=[.AD235]+[.C235]/2" office:value-type="float" office:value="159" calcext:value-type="float">
            <text:p>159,000</text:p>
          </table:table-cell>
          <table:table-cell table:formula="of:=[.AD235]+[.C235]" office:value-type="float" office:value="168" calcext:value-type="float">
            <text:p>168,000</text:p>
          </table:table-cell>
          <table:table-cell table:formula="of:=[.AD235]+[.C235]*1.5" office:value-type="float" office:value="177" calcext:value-type="float">
            <text:p>177,000</text:p>
          </table:table-cell>
          <table:table-cell table:formula="of:=[.AD235]+[.C235]*2" office:value-type="float" office:value="186" calcext:value-type="float">
            <text:p>186,0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36]*2" office:value-type="float" office:value="0" calcext:value-type="float">
            <text:p>0,000</text:p>
          </table:table-cell>
          <table:table-cell table:formula="of:=([.E236]+[.G236])*(-1)" office:value-type="float" office:value="-0" calcext:value-type="float">
            <text:p>0,000</text:p>
          </table:table-cell>
          <table:table-cell table:formula="of:=[.F236]/2/45" office:value-type="float" office:value="0" calcext:value-type="float">
            <text:p>0,000</text:p>
          </table:table-cell>
          <table:table-cell table:formula="of:=[.K236]*[.L228]" office:value-type="float" office:value="0" calcext:value-type="float">
            <text:p>0,000</text:p>
          </table:table-cell>
          <table:table-cell table:formula="of:=[.H236]/45" office:value-type="float" office:value="0" calcext:value-type="float">
            <text:p>0,000</text:p>
          </table:table-cell>
          <table:table-cell table:formula="of:=[.L236]*[.L228]+[.M236]*[.M228]+[.N236]*[.N228]+[.O236]*[.O228]+[.P236]*[.P228]+[.Q236]*[.Q228]+[.R236]*[.R228]" office:value-type="float" office:value="0" calcext:value-type="float">
            <text:p>0,000</text:p>
          </table:table-cell>
          <table:table-cell table:formula="of:=[.J236]/45" office:value-type="float" office:value="0" calcext:value-type="float">
            <text:p>0,000</text:p>
          </table:table-cell>
          <table:table-cell table:formula="of:=[.K236]*[.L228]+[.L236]*[.L228]+[.M236]*[.M228]+[.N236]*[.N228]+[.O236]*[.O228]+[.P236]*[.P228]+[.Q236]*[.Q228]+[.R236]*[.R228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28]*[.S236])+([.T228]*[.T236])+([.U228]*[.U236])+([.V228]*[.V236])+([.W228]*[.W236])" office:value-type="float" office:value="0" calcext:value-type="float">
            <text:p>0,000</text:p>
          </table:table-cell>
          <table:table-cell table:formula="of:=[.X236]/45*(-1)" office:value-type="float" office:value="-0" calcext:value-type="float">
            <text:p>0,000</text:p>
          </table:table-cell>
          <table:table-cell table:formula="of:=[.J236]-[.X236]" office:value-type="float" office:value="0" calcext:value-type="float">
            <text:p>0,000</text:p>
          </table:table-cell>
          <table:table-cell table:formula="of:=[.Z236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37]*2" office:value-type="float" office:value="0" calcext:value-type="float">
            <text:p>0,000</text:p>
          </table:table-cell>
          <table:table-cell table:formula="of:=([.E237]+[.G237])*(-1)" office:value-type="float" office:value="-0.155555555555556" calcext:value-type="float">
            <text:p>-0,156</text:p>
          </table:table-cell>
          <table:table-cell table:formula="of:=[.F237]/2/45" office:value-type="float" office:value="0" calcext:value-type="float">
            <text:p>0,000</text:p>
          </table:table-cell>
          <table:table-cell table:formula="of:=[.K237]*[.L228]" office:value-type="float" office:value="0" calcext:value-type="float">
            <text:p>0,000</text:p>
          </table:table-cell>
          <table:table-cell table:formula="of:=[.H237]/45" office:value-type="float" office:value="0.155555555555556" calcext:value-type="float">
            <text:p>0,156</text:p>
          </table:table-cell>
          <table:table-cell table:formula="of:=[.L237]*[.L228]+[.M237]*[.M228]+[.N237]*[.N228]+[.O237]*[.O228]+[.P237]*[.P228]+[.Q237]*[.Q228]+[.R237]*[.R228]" office:value-type="float" office:value="7" calcext:value-type="float">
            <text:p>7,000</text:p>
          </table:table-cell>
          <table:table-cell table:formula="of:=[.J237]/45" office:value-type="float" office:value="0.155555555555556" calcext:value-type="float">
            <text:p>0,156</text:p>
          </table:table-cell>
          <table:table-cell table:formula="of:=[.K237]*[.L228]+[.L237]*[.L228]+[.M237]*[.M228]+[.N237]*[.N228]+[.O237]*[.O228]+[.P237]*[.P228]+[.Q237]*[.Q228]+[.R237]*[.R228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S228]*[.S237])+([.T228]*[.T237])+([.U228]*[.U237])+([.V228]*[.V237])+([.W228]*[.W237])" office:value-type="float" office:value="7" calcext:value-type="float">
            <text:p>7,000</text:p>
          </table:table-cell>
          <table:table-cell table:formula="of:=[.X237]/45*(-1)" office:value-type="float" office:value="-0.155555555555556" calcext:value-type="float">
            <text:p>-0,156</text:p>
          </table:table-cell>
          <table:table-cell table:formula="of:=[.J237]-[.X237]" office:value-type="float" office:value="0" calcext:value-type="float">
            <text:p>0,000</text:p>
          </table:table-cell>
          <table:table-cell table:formula="of:=[.Z237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ng_range_submarin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7" calcext:value-type="float">
            <text:p>7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/>
          <table:table-cell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41]*2" office:value-type="float" office:value="11.7" calcext:value-type="float">
            <text:p>11,700</text:p>
          </table:table-cell>
          <table:table-cell table:formula="of:=([.E241]+[.G241])*(-1)" office:value-type="float" office:value="-2.41944444444444" calcext:value-type="float">
            <text:p>-2,419</text:p>
          </table:table-cell>
          <table:table-cell table:formula="of:=[.F241]/2/45" office:value-type="float" office:value="0.455" calcext:value-type="float">
            <text:p>0,455</text:p>
          </table:table-cell>
          <table:table-cell table:formula="of:=[.K241]*[.L240]" office:value-type="float" office:value="40.95" calcext:value-type="float">
            <text:p>40,950</text:p>
          </table:table-cell>
          <table:table-cell table:formula="of:=[.H241]/45" office:value-type="float" office:value="1.96444444444444" calcext:value-type="float">
            <text:p>1,964</text:p>
          </table:table-cell>
          <table:table-cell table:formula="of:=[.L241]*[.L240]+[.M241]*[.M240]+[.N241]*[.N240]+[.O241]*[.O240]+[.P241]*[.P240]+[.Q241]*[.Q240]+[.R241]*[.R240]" office:value-type="float" office:value="88.4" calcext:value-type="float">
            <text:p>88,400</text:p>
          </table:table-cell>
          <table:table-cell table:formula="of:=[.J241]/45" office:value-type="float" office:value="2.87444444444444" calcext:value-type="float">
            <text:p>2,874</text:p>
          </table:table-cell>
          <table:table-cell table:formula="of:=[.K241]*[.L240]+[.L241]*[.L240]+[.M241]*[.M240]+[.N241]*[.N240]+[.O241]*[.O240]+[.P241]*[.P240]+[.Q241]*[.Q240]+[.R241]*[.R240]" office:value-type="float" office:value="129.35" calcext:value-type="float">
            <text:p>129,35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S240]*[.S241])+([.T240]*[.T241])+([.U240]*[.U241])+([.V240]*[.V241])+([.W240]*[.W241])" office:value-type="float" office:value="62.4" calcext:value-type="float">
            <text:p>62,400</text:p>
          </table:table-cell>
          <table:table-cell table:formula="of:=[.X241]/45*(-1)" office:value-type="float" office:value="-1.38666666666667" calcext:value-type="float">
            <text:p>-1,387</text:p>
          </table:table-cell>
          <table:table-cell table:formula="of:=[.J241]-[.X241]" office:value-type="float" office:value="66.95" calcext:value-type="float">
            <text:p>66,950</text:p>
          </table:table-cell>
          <table:table-cell table:formula="of:=[.Z241]/45*(-1)*0.8" office:value-type="float" office:value="-1.19022222222222" calcext:value-type="float">
            <text:p>-1,19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42]*2" office:value-type="float" office:value="1.8" calcext:value-type="float">
            <text:p>1,800</text:p>
          </table:table-cell>
          <table:table-cell table:formula="of:=([.E242]+[.G242])*(-1)" office:value-type="float" office:value="-0.07" calcext:value-type="float">
            <text:p>-0,070</text:p>
          </table:table-cell>
          <table:table-cell table:formula="of:=[.F242]/2/45" office:value-type="float" office:value="0.07" calcext:value-type="float">
            <text:p>0,070</text:p>
          </table:table-cell>
          <table:table-cell table:formula="of:=[.K242]*[.L240]" office:value-type="float" office:value="6.3" calcext:value-type="float">
            <text:p>6,300</text:p>
          </table:table-cell>
          <table:table-cell table:formula="of:=[.H242]/45" office:value-type="float" office:value="0" calcext:value-type="float">
            <text:p>0,000</text:p>
          </table:table-cell>
          <table:table-cell table:formula="of:=[.L242]*[.L240]+[.M242]*[.M240]+[.N242]*[.N240]+[.O242]*[.O240]+[.P242]*[.P240]+[.Q242]*[.Q240]+[.R242]*[.R240]" office:value-type="float" office:value="0" calcext:value-type="float">
            <text:p>0,000</text:p>
          </table:table-cell>
          <table:table-cell table:formula="of:=[.J242]/45" office:value-type="float" office:value="0.14" calcext:value-type="float">
            <text:p>0,140</text:p>
          </table:table-cell>
          <table:table-cell table:formula="of:=[.K242]*[.L240]+[.L242]*[.L240]+[.M242]*[.M240]+[.N242]*[.N240]+[.O242]*[.O240]+[.P242]*[.P240]+[.Q242]*[.Q240]+[.R242]*[.R240]" office:value-type="float" office:value="6.3" calcext:value-type="float">
            <text:p>6,300</text:p>
          </table:table-cell>
          <table:table-cell office:value-type="float" office:value="0.9" calcext:value-type="float">
            <text:p>0,900</text:p>
          </table:table-cell>
          <table:table-cell table:number-columns-repeated="12"/>
          <table:table-cell table:formula="of:=([.S240]*[.S242])+([.T240]*[.T242])+([.U240]*[.U242])+([.V240]*[.V242])+([.W240]*[.W242])" office:value-type="float" office:value="0" calcext:value-type="float">
            <text:p>0,000</text:p>
          </table:table-cell>
          <table:table-cell table:formula="of:=[.X242]/45*(-1)" office:value-type="float" office:value="-0" calcext:value-type="float">
            <text:p>0,000</text:p>
          </table:table-cell>
          <table:table-cell table:formula="of:=[.J242]-[.X242]" office:value-type="float" office:value="6.3" calcext:value-type="float">
            <text:p>6,300</text:p>
          </table:table-cell>
          <table:table-cell table:formula="of:=[.Z242]/45*(-1)*0.8" office:value-type="float" office:value="-0.112" calcext:value-type="float">
            <text:p>-0,11</text:p>
          </table:table-cell>
          <table:table-cell table:style-name="ce62" table:formula="of:=[.Z242]/45*(-1)" office:value-type="float" office:value="-0.14" calcext:value-type="float">
            <text:p>-0,1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43]*2" office:value-type="float" office:value="0.72" calcext:value-type="float">
            <text:p>0,720</text:p>
          </table:table-cell>
          <table:table-cell table:formula="of:=([.E243]+[.G243])*(-1)" office:value-type="float" office:value="-0.148888888888889" calcext:value-type="float">
            <text:p>-0,149</text:p>
          </table:table-cell>
          <table:table-cell table:formula="of:=[.F243]/2/45" office:value-type="float" office:value="0.028" calcext:value-type="float">
            <text:p>0,028</text:p>
          </table:table-cell>
          <table:table-cell table:formula="of:=[.K243]*[.L240]" office:value-type="float" office:value="2.52" calcext:value-type="float">
            <text:p>2,520</text:p>
          </table:table-cell>
          <table:table-cell table:formula="of:=[.H243]/45" office:value-type="float" office:value="0.120888888888889" calcext:value-type="float">
            <text:p>0,121</text:p>
          </table:table-cell>
          <table:table-cell table:formula="of:=[.L243]*[.L240]+[.M243]*[.M240]+[.N243]*[.N240]+[.O243]*[.O240]+[.P243]*[.P240]+[.Q243]*[.Q240]+[.R243]*[.R240]" office:value-type="float" office:value="5.44" calcext:value-type="float">
            <text:p>5,440</text:p>
          </table:table-cell>
          <table:table-cell table:formula="of:=[.J243]/45" office:value-type="float" office:value="0.176888888888889" calcext:value-type="float">
            <text:p>0,177</text:p>
          </table:table-cell>
          <table:table-cell table:formula="of:=[.K243]*[.L240]+[.L243]*[.L240]+[.M243]*[.M240]+[.N243]*[.N240]+[.O243]*[.O240]+[.P243]*[.P240]+[.Q243]*[.Q240]+[.R243]*[.R240]" office:value-type="float" office:value="7.96" calcext:value-type="float">
            <text:p>7,960</text:p>
          </table:table-cell>
          <table:table-cell office:value-type="float" office:value="0.36" calcext:value-type="float">
            <text:p>0,360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24" calcext:value-type="float">
            <text:p>0,240</text:p>
          </table:table-cell>
          <table:table-cell/>
          <table:table-cell office:value-type="float" office:value="0.48" calcext:value-type="float">
            <text:p>0,480</text:p>
          </table:table-cell>
          <table:table-cell table:number-columns-repeated="2"/>
          <table:table-cell office:value-type="float" office:value="0.24" calcext:value-type="float">
            <text:p>0,240</text:p>
          </table:table-cell>
          <table:table-cell office:value-type="float" office:value="0.48" calcext:value-type="float">
            <text:p>0,480</text:p>
          </table:table-cell>
          <table:table-cell table:number-columns-repeated="2"/>
          <table:table-cell table:formula="of:=([.S240]*[.S243])+([.T240]*[.T243])+([.U240]*[.U243])+([.V240]*[.V243])+([.W240]*[.W243])" office:value-type="float" office:value="3.84" calcext:value-type="float">
            <text:p>3,840</text:p>
          </table:table-cell>
          <table:table-cell table:formula="of:=[.X243]/45*(-1)" office:value-type="float" office:value="-0.0853333333333333" calcext:value-type="float">
            <text:p>-0,085</text:p>
          </table:table-cell>
          <table:table-cell table:formula="of:=[.J243]-[.X243]" office:value-type="float" office:value="4.12" calcext:value-type="float">
            <text:p>4,120</text:p>
          </table:table-cell>
          <table:table-cell table:formula="of:=[.Z243]/45*(-1)*0.8" office:value-type="float" office:value="-0.0732444444444444" calcext:value-type="float">
            <text:p>-0,07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44]*2" office:value-type="float" office:value="0" calcext:value-type="float">
            <text:p>0,000</text:p>
          </table:table-cell>
          <table:table-cell table:formula="of:=([.E244]+[.G244])*(-1)" office:value-type="float" office:value="-0" calcext:value-type="float">
            <text:p>0,000</text:p>
          </table:table-cell>
          <table:table-cell table:formula="of:=[.F244]/2/45" office:value-type="float" office:value="0" calcext:value-type="float">
            <text:p>0,000</text:p>
          </table:table-cell>
          <table:table-cell table:formula="of:=[.K244]*[.L240]" office:value-type="float" office:value="0" calcext:value-type="float">
            <text:p>0,000</text:p>
          </table:table-cell>
          <table:table-cell table:formula="of:=[.H244]/45" office:value-type="float" office:value="0" calcext:value-type="float">
            <text:p>0,000</text:p>
          </table:table-cell>
          <table:table-cell table:formula="of:=[.L244]*[.L240]+[.M244]*[.M240]+[.N244]*[.N240]+[.O244]*[.O240]+[.P244]*[.P240]+[.Q244]*[.Q240]+[.R244]*[.R240]" office:value-type="float" office:value="0" calcext:value-type="float">
            <text:p>0,000</text:p>
          </table:table-cell>
          <table:table-cell table:formula="of:=[.J244]/45" office:value-type="float" office:value="0" calcext:value-type="float">
            <text:p>0,000</text:p>
          </table:table-cell>
          <table:table-cell table:formula="of:=[.K244]*[.L240]+[.L244]*[.L240]+[.M244]*[.M240]+[.N244]*[.N240]+[.O244]*[.O240]+[.P244]*[.P240]+[.Q244]*[.Q240]+[.R244]*[.R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0.8" calcext:value-type="float">
            <text:p>0,800</text:p>
          </table:table-cell>
          <table:table-cell/>
          <table:table-cell table:formula="of:=([.S240]*[.S244])+([.T240]*[.T244])+([.U240]*[.U244])+([.V240]*[.V244])+([.W240]*[.W244])" office:value-type="float" office:value="2.4" calcext:value-type="float">
            <text:p>2,400</text:p>
          </table:table-cell>
          <table:table-cell table:formula="of:=[.X244]/45*(-1)" office:value-type="float" office:value="-0.0533333333333333" calcext:value-type="float">
            <text:p>-0,053</text:p>
          </table:table-cell>
          <table:table-cell table:formula="of:=[.J244]-[.X244]" office:value-type="float" office:value="-2.4" calcext:value-type="float">
            <text:p>-2,400</text:p>
          </table:table-cell>
          <table:table-cell table:formula="of:=[.Z244]/45*(-1)*0.8" office:value-type="float" office:value="0.0426666666666667" calcext:value-type="float">
            <text:p>0,04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45]*2" office:value-type="float" office:value="0" calcext:value-type="float">
            <text:p>0,000</text:p>
          </table:table-cell>
          <table:table-cell table:style-name="ce32" table:formula="of:=([.E245]+[.G245])*(-1)" office:value-type="float" office:value="-0.0542222222222222" calcext:value-type="float">
            <text:p>-0,054</text:p>
          </table:table-cell>
          <table:table-cell table:style-name="ce32" table:formula="of:=[.F245]/2/45" office:value-type="float" office:value="0" calcext:value-type="float">
            <text:p>0,000</text:p>
          </table:table-cell>
          <table:table-cell table:style-name="ce32" table:formula="of:=[.K245]*[.L240]" office:value-type="float" office:value="0" calcext:value-type="float">
            <text:p>0,000</text:p>
          </table:table-cell>
          <table:table-cell table:style-name="ce32" table:formula="of:=[.H245]/45" office:value-type="float" office:value="0.0542222222222222" calcext:value-type="float">
            <text:p>0,054</text:p>
          </table:table-cell>
          <table:table-cell table:style-name="ce32" table:formula="of:=[.L245]*[.L240]+[.M245]*[.M240]+[.N245]*[.N240]+[.O245]*[.O240]+[.P245]*[.P240]+[.Q245]*[.Q240]+[.R245]*[.R240]" office:value-type="float" office:value="2.44" calcext:value-type="float">
            <text:p>2,440</text:p>
          </table:table-cell>
          <table:table-cell table:style-name="ce32" table:formula="of:=[.J245]/45" office:value-type="float" office:value="0.0542222222222222" calcext:value-type="float">
            <text:p>0,054</text:p>
          </table:table-cell>
          <table:table-cell table:formula="of:=[.K245]*[.L240]+[.L245]*[.L240]+[.M245]*[.M240]+[.N245]*[.N240]+[.O245]*[.O240]+[.P245]*[.P240]+[.Q245]*[.Q240]+[.R245]*[.R240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 office:value-type="float" office:value="0.16" calcext:value-type="float">
            <text:p>0,160</text:p>
          </table:table-cell>
          <table:table-cell office:value-type="float" office:value="0.12" calcext:value-type="float">
            <text:p>0,120</text:p>
          </table:table-cell>
          <table:table-cell table:number-columns-repeated="5"/>
          <table:table-cell office:value-type="float" office:value="0.16" calcext:value-type="float">
            <text:p>0,160</text:p>
          </table:table-cell>
          <table:table-cell table:number-columns-repeated="4"/>
          <table:table-cell table:formula="of:=([.S240]*[.S245])+([.T240]*[.T245])+([.U240]*[.U245])+([.V240]*[.V245])+([.W240]*[.W245])" office:value-type="float" office:value="1.12" calcext:value-type="float">
            <text:p>1,120</text:p>
          </table:table-cell>
          <table:table-cell table:formula="of:=[.X245]/45*(-1)" office:value-type="float" office:value="-0.0248888888888889" calcext:value-type="float">
            <text:p>-0,025</text:p>
          </table:table-cell>
          <table:table-cell table:formula="of:=[.J245]-[.X245]" office:value-type="float" office:value="1.32" calcext:value-type="float">
            <text:p>1,320</text:p>
          </table:table-cell>
          <table:table-cell table:formula="of:=[.Z245]/45*(-1)*0.8" office:value-type="float" office:value="-0.0234666666666667" calcext:value-type="float">
            <text:p>-0,02</text:p>
          </table:table-cell>
          <table:table-cell table:style-name="ce62" table:formula="of:=[.Z245]/45*(-1)" office:value-type="float" office:value="-0.0293333333333333" calcext:value-type="float">
            <text:p>-0,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46]*2" office:value-type="float" office:value="0.081" calcext:value-type="float">
            <text:p>0,081</text:p>
          </table:table-cell>
          <table:table-cell table:formula="of:=([.E246]+[.G246])*(-1)" office:value-type="float" office:value="-0.00975" calcext:value-type="float">
            <text:p>-0,010</text:p>
          </table:table-cell>
          <table:table-cell table:formula="of:=[.F246]/2/45" office:value-type="float" office:value="0.00315" calcext:value-type="float">
            <text:p>0,003</text:p>
          </table:table-cell>
          <table:table-cell table:formula="of:=[.K246]*[.L240]" office:value-type="float" office:value="0.2835" calcext:value-type="float">
            <text:p>0,284</text:p>
          </table:table-cell>
          <table:table-cell table:formula="of:=[.H246]/45" office:value-type="float" office:value="0.0066" calcext:value-type="float">
            <text:p>0,007</text:p>
          </table:table-cell>
          <table:table-cell table:formula="of:=[.L246]*[.L240]+[.M246]*[.M240]+[.N246]*[.N240]+[.O246]*[.O240]+[.P246]*[.P240]+[.Q246]*[.Q240]+[.R246]*[.R240]" office:value-type="float" office:value="0.297" calcext:value-type="float">
            <text:p>0,297</text:p>
          </table:table-cell>
          <table:table-cell table:formula="of:=[.J246]/45" office:value-type="float" office:value="0.0129" calcext:value-type="float">
            <text:p>0,013</text:p>
          </table:table-cell>
          <table:table-cell table:formula="of:=[.K246]*[.L240]+[.L246]*[.L240]+[.M246]*[.M240]+[.N246]*[.N240]+[.O246]*[.O240]+[.P246]*[.P240]+[.Q246]*[.Q240]+[.R246]*[.R240]" office:value-type="float" office:value="0.5805" calcext:value-type="float">
            <text:p>0,581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S240]*[.S246])+([.T240]*[.T246])+([.U240]*[.U246])+([.V240]*[.V246])+([.W240]*[.W246])" office:value-type="float" office:value="0.294" calcext:value-type="float">
            <text:p>0,294</text:p>
          </table:table-cell>
          <table:table-cell table:formula="of:=[.X246]/45*(-1)" office:value-type="float" office:value="-0.00653333333333333" calcext:value-type="float">
            <text:p>-0,007</text:p>
          </table:table-cell>
          <table:table-cell table:formula="of:=[.J246]-[.X246]" office:value-type="float" office:value="0.2865" calcext:value-type="float">
            <text:p>0,287</text:p>
          </table:table-cell>
          <table:table-cell table:formula="of:=[.Z246]/45*(-1)*0.8" office:value-type="float" office:value="-0.00509333333333333" calcext:value-type="float">
            <text:p>-0,01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47]*2" office:value-type="float" office:value="29.7" calcext:value-type="float">
            <text:p>29,700</text:p>
          </table:table-cell>
          <table:table-cell table:formula="of:=([.E247]+[.G247])*(-1)" office:value-type="float" office:value="-2.035" calcext:value-type="float">
            <text:p>-2,035</text:p>
          </table:table-cell>
          <table:table-cell table:formula="of:=[.F247]/2/45" office:value-type="float" office:value="1.155" calcext:value-type="float">
            <text:p>1,155</text:p>
          </table:table-cell>
          <table:table-cell table:formula="of:=[.K247]*[.L240]" office:value-type="float" office:value="103.95" calcext:value-type="float">
            <text:p>103,950</text:p>
          </table:table-cell>
          <table:table-cell table:formula="of:=[.H247]/45" office:value-type="float" office:value="0.88" calcext:value-type="float">
            <text:p>0,880</text:p>
          </table:table-cell>
          <table:table-cell table:formula="of:=[.L247]*[.L240]+[.M247]*[.M240]+[.N247]*[.N240]+[.O247]*[.O240]+[.P247]*[.P240]+[.Q247]*[.Q240]+[.R247]*[.R240]" office:value-type="float" office:value="39.6" calcext:value-type="float">
            <text:p>39,600</text:p>
          </table:table-cell>
          <table:table-cell table:formula="of:=[.J247]/45" office:value-type="float" office:value="3.19" calcext:value-type="float">
            <text:p>3,190</text:p>
          </table:table-cell>
          <table:table-cell table:formula="of:=[.K247]*[.L240]+[.L247]*[.L240]+[.M247]*[.M240]+[.N247]*[.N240]+[.O247]*[.O240]+[.P247]*[.P240]+[.Q247]*[.Q240]+[.R247]*[.R240]" office:value-type="float" office:value="143.55" calcext:value-type="float">
            <text:p>143,550</text:p>
          </table:table-cell>
          <table:table-cell office:value-type="float" office:value="14.85" calcext:value-type="float">
            <text:p>14,850</text:p>
          </table:table-cell>
          <table:table-cell table:number-columns-repeated="3"/>
          <table:table-cell office:value-type="float" office:value="6.6" calcext:value-type="float">
            <text:p>6,600</text:p>
          </table:table-cell>
          <table:table-cell table:number-columns-repeated="4"/>
          <table:table-cell office:value-type="float" office:value="6.6" calcext:value-type="float">
            <text:p>6,600</text:p>
          </table:table-cell>
          <table:table-cell table:number-columns-repeated="3"/>
          <table:table-cell table:formula="of:=([.S240]*[.S247])+([.T240]*[.T247])+([.U240]*[.U247])+([.V240]*[.V247])+([.W240]*[.W247])" office:value-type="float" office:value="39.6" calcext:value-type="float">
            <text:p>39,600</text:p>
          </table:table-cell>
          <table:table-cell table:formula="of:=[.X247]/45*(-1)" office:value-type="float" office:value="-0.88" calcext:value-type="float">
            <text:p>-0,880</text:p>
          </table:table-cell>
          <table:table-cell table:formula="of:=[.J247]-[.X247]" office:value-type="float" office:value="103.95" calcext:value-type="float">
            <text:p>103,950</text:p>
          </table:table-cell>
          <table:table-cell table:formula="of:=[.Z247]/45*(-1)*0.8" office:value-type="float" office:value="-1.848" calcext:value-type="float">
            <text:p>-1,85</text:p>
          </table:table-cell>
          <table:table-cell table:style-name="ce62" table:formula="of:=[.Z247]/45*(-1)" office:value-type="float" office:value="-2.31" calcext:value-type="float">
            <text:p>-2,31</text:p>
          </table:table-cell>
          <table:table-cell/>
          <table:table-cell office:value-type="float" office:value="165" calcext:value-type="float">
            <text:p>165,000</text:p>
          </table:table-cell>
          <table:table-cell table:formula="of:=[.AD247]-[.C247]" office:value-type="float" office:value="135.3" calcext:value-type="float">
            <text:p>135,300</text:p>
          </table:table-cell>
          <table:table-cell table:formula="of:=[.AD247]-[.C247]/2" office:value-type="float" office:value="150.15" calcext:value-type="float">
            <text:p>150,150</text:p>
          </table:table-cell>
          <table:table-cell office:value-type="float" office:value="165" calcext:value-type="float">
            <text:p>165,000</text:p>
          </table:table-cell>
          <table:table-cell table:formula="of:=[.AD247]+[.C247]/2" office:value-type="float" office:value="179.85" calcext:value-type="float">
            <text:p>179,850</text:p>
          </table:table-cell>
          <table:table-cell table:formula="of:=[.AD247]+[.C247]" office:value-type="float" office:value="194.7" calcext:value-type="float">
            <text:p>194,700</text:p>
          </table:table-cell>
          <table:table-cell table:formula="of:=[.AD247]+[.C247]*1.5" office:value-type="float" office:value="209.55" calcext:value-type="float">
            <text:p>209,550</text:p>
          </table:table-cell>
          <table:table-cell table:formula="of:=[.AD247]+[.C247]*2" office:value-type="float" office:value="224.4" calcext:value-type="float">
            <text:p>224,4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48]*2" office:value-type="float" office:value="0" calcext:value-type="float">
            <text:p>0,000</text:p>
          </table:table-cell>
          <table:table-cell table:formula="of:=([.E248]+[.G248])*(-1)" office:value-type="float" office:value="-0" calcext:value-type="float">
            <text:p>0,000</text:p>
          </table:table-cell>
          <table:table-cell table:formula="of:=[.F248]/2/45" office:value-type="float" office:value="0" calcext:value-type="float">
            <text:p>0,000</text:p>
          </table:table-cell>
          <table:table-cell table:formula="of:=[.K248]*[.L240]" office:value-type="float" office:value="0" calcext:value-type="float">
            <text:p>0,000</text:p>
          </table:table-cell>
          <table:table-cell table:formula="of:=[.H248]/45" office:value-type="float" office:value="0" calcext:value-type="float">
            <text:p>0,000</text:p>
          </table:table-cell>
          <table:table-cell table:formula="of:=[.L248]*[.L240]+[.M248]*[.M240]+[.N248]*[.N240]+[.O248]*[.O240]+[.P248]*[.P240]+[.Q248]*[.Q240]+[.R248]*[.R240]" office:value-type="float" office:value="0" calcext:value-type="float">
            <text:p>0,000</text:p>
          </table:table-cell>
          <table:table-cell table:formula="of:=[.J248]/45" office:value-type="float" office:value="0" calcext:value-type="float">
            <text:p>0,000</text:p>
          </table:table-cell>
          <table:table-cell table:formula="of:=[.K248]*[.L240]+[.L248]*[.L240]+[.M248]*[.M240]+[.N248]*[.N240]+[.O248]*[.O240]+[.P248]*[.P240]+[.Q248]*[.Q240]+[.R248]*[.R240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40]*[.S248])+([.T240]*[.T248])+([.U240]*[.U248])+([.V240]*[.V248])+([.W240]*[.W248])" office:value-type="float" office:value="0" calcext:value-type="float">
            <text:p>0,000</text:p>
          </table:table-cell>
          <table:table-cell table:formula="of:=[.X248]/45*(-1)" office:value-type="float" office:value="-0" calcext:value-type="float">
            <text:p>0,000</text:p>
          </table:table-cell>
          <table:table-cell table:formula="of:=[.J248]-[.X248]" office:value-type="float" office:value="0" calcext:value-type="float">
            <text:p>0,000</text:p>
          </table:table-cell>
          <table:table-cell table:formula="of:=[.Z248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49]*2" office:value-type="float" office:value="0" calcext:value-type="float">
            <text:p>0,000</text:p>
          </table:table-cell>
          <table:table-cell table:formula="of:=([.E249]+[.G249])*(-1)" office:value-type="float" office:value="-0.155555555555556" calcext:value-type="float">
            <text:p>-0,156</text:p>
          </table:table-cell>
          <table:table-cell table:formula="of:=[.F249]/2/45" office:value-type="float" office:value="0" calcext:value-type="float">
            <text:p>0,000</text:p>
          </table:table-cell>
          <table:table-cell table:formula="of:=[.K249]*[.L240]" office:value-type="float" office:value="0" calcext:value-type="float">
            <text:p>0,000</text:p>
          </table:table-cell>
          <table:table-cell table:formula="of:=[.H249]/45" office:value-type="float" office:value="0.155555555555556" calcext:value-type="float">
            <text:p>0,156</text:p>
          </table:table-cell>
          <table:table-cell table:formula="of:=[.L249]*[.L240]+[.M249]*[.M240]+[.N249]*[.N240]+[.O249]*[.O240]+[.P249]*[.P240]+[.Q249]*[.Q240]+[.R249]*[.R240]" office:value-type="float" office:value="7" calcext:value-type="float">
            <text:p>7,000</text:p>
          </table:table-cell>
          <table:table-cell table:formula="of:=[.J249]/45" office:value-type="float" office:value="0.155555555555556" calcext:value-type="float">
            <text:p>0,156</text:p>
          </table:table-cell>
          <table:table-cell table:formula="of:=[.K249]*[.L240]+[.L249]*[.L240]+[.M249]*[.M240]+[.N249]*[.N240]+[.O249]*[.O240]+[.P249]*[.P240]+[.Q249]*[.Q240]+[.R249]*[.R240]"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table:number-columns-repeated="6"/>
          <table:table-cell office:value-type="float" office:value="1" calcext:value-type="float">
            <text:p>1,000</text:p>
          </table:table-cell>
          <table:table-cell table:number-columns-repeated="4"/>
          <table:table-cell table:formula="of:=([.S240]*[.S249])+([.T240]*[.T249])+([.U240]*[.U249])+([.V240]*[.V249])+([.W240]*[.W249])" office:value-type="float" office:value="7" calcext:value-type="float">
            <text:p>7,000</text:p>
          </table:table-cell>
          <table:table-cell table:formula="of:=[.X249]/45*(-1)" office:value-type="float" office:value="-0.155555555555556" calcext:value-type="float">
            <text:p>-0,156</text:p>
          </table:table-cell>
          <table:table-cell table:formula="of:=[.J249]-[.X249]" office:value-type="float" office:value="0" calcext:value-type="float">
            <text:p>0,000</text:p>
          </table:table-cell>
          <table:table-cell table:formula="of:=[.Z249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_submarine </text:p>
          </table:table-cell>
          <table:table-cell office:value-type="string" calcext:value-type="string">
            <text:p><text:s/>{</text:p>
          </table:table-cell>
          <table:table-cell table:number-columns-repeated="9"/>
          <table:table-cell office:value-type="float" office:value="4" calcext:value-type="float">
            <text:p>4,000</text:p>
          </table:table-cell>
          <table:table-cell office:value-type="float" office:value="11" calcext:value-type="float">
            <text:p>11,000</text:p>
          </table:table-cell>
          <table:table-cell office:value-type="float" office:value="8" calcext:value-type="float">
            <text:p>8,000</text:p>
          </table:table-cell>
          <table:table-cell table:number-columns-repeated="2"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table:number-columns-repeated="2" office:value-type="float" office:value="7" calcext:value-type="float">
            <text:p>7,000</text:p>
          </table:table-cell>
          <table:table-cell office:value-type="float" office:value="6" calcext:value-type="float">
            <text:p>6,000</text:p>
          </table:table-cell>
          <table:table-cell office:value-type="float" office:value="5" calcext:value-type="float">
            <text:p>5,000</text:p>
          </table:table-cell>
          <table:table-cell office:value-type="float" office:value="3" calcext:value-type="float">
            <text:p>3,0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ea_attack </text:p>
          </table:table-cell>
          <table:table-cell table:formula="of:=[.K253]*2" office:value-type="float" office:value="11.7" calcext:value-type="float">
            <text:p>11,700</text:p>
          </table:table-cell>
          <table:table-cell table:formula="of:=([.E253]+[.G253])*(-1)" office:value-type="float" office:value="-2.22444444444444" calcext:value-type="float">
            <text:p>-2,224</text:p>
          </table:table-cell>
          <table:table-cell table:formula="of:=[.F253]/2/45" office:value-type="float" office:value="0.26" calcext:value-type="float">
            <text:p>0,260</text:p>
          </table:table-cell>
          <table:table-cell table:formula="of:=[.K253]*[.L252]" office:value-type="float" office:value="23.4" calcext:value-type="float">
            <text:p>23,400</text:p>
          </table:table-cell>
          <table:table-cell table:formula="of:=[.H253]/45" office:value-type="float" office:value="1.96444444444444" calcext:value-type="float">
            <text:p>1,964</text:p>
          </table:table-cell>
          <table:table-cell table:formula="of:=[.L253]*[.L252]+[.M253]*[.M252]+[.N253]*[.N252]+[.O253]*[.O252]+[.P253]*[.P252]+[.Q253]*[.Q252]+[.R253]*[.R252]" office:value-type="float" office:value="88.4" calcext:value-type="float">
            <text:p>88,400</text:p>
          </table:table-cell>
          <table:table-cell table:formula="of:=[.J253]/45" office:value-type="float" office:value="2.48444444444444" calcext:value-type="float">
            <text:p>2,484</text:p>
          </table:table-cell>
          <table:table-cell table:formula="of:=[.K253]*[.L252]+[.L253]*[.L252]+[.M253]*[.M252]+[.N253]*[.N252]+[.O253]*[.O252]+[.P253]*[.P252]+[.Q253]*[.Q252]+[.R253]*[.R252]" office:value-type="float" office:value="111.8" calcext:value-type="float">
            <text:p>111,800</text:p>
          </table:table-cell>
          <table:table-cell office:value-type="float" office:value="5.85" calcext:value-type="float">
            <text:p>5,850</text:p>
          </table:table-cell>
          <table:table-cell table:style-name="ce34"/>
          <table:table-cell/>
          <table:table-cell office:value-type="float" office:value="3.25" calcext:value-type="float">
            <text:p>3,250</text:p>
          </table:table-cell>
          <table:table-cell office:value-type="float" office:value="3.9" calcext:value-type="float">
            <text:p>3,900</text:p>
          </table:table-cell>
          <table:table-cell/>
          <table:table-cell office:value-type="float" office:value="7.8" calcext:value-type="float">
            <text:p>7,800</text:p>
          </table:table-cell>
          <table:table-cell table:number-columns-repeated="2"/>
          <table:table-cell office:value-type="float" office:value="3.9" calcext:value-type="float">
            <text:p>3,900</text:p>
          </table:table-cell>
          <table:table-cell office:value-type="float" office:value="7.8" calcext:value-type="float">
            <text:p>7,800</text:p>
          </table:table-cell>
          <table:table-cell table:number-columns-repeated="2"/>
          <table:table-cell table:formula="of:=([.S252]*[.S253])+([.T252]*[.T253])+([.U252]*[.U253])+([.V252]*[.V253])+([.W252]*[.W253])" office:value-type="float" office:value="62.4" calcext:value-type="float">
            <text:p>62,400</text:p>
          </table:table-cell>
          <table:table-cell table:formula="of:=[.X253]/45*(-1)" office:value-type="float" office:value="-1.38666666666667" calcext:value-type="float">
            <text:p>-1,387</text:p>
          </table:table-cell>
          <table:table-cell table:formula="of:=[.J253]-[.X253]" office:value-type="float" office:value="49.4" calcext:value-type="float">
            <text:p>49,400</text:p>
          </table:table-cell>
          <table:table-cell table:formula="of:=[.Z253]/45*(-1)*0.8" office:value-type="float" office:value="-0.878222222222222" calcext:value-type="float">
            <text:p>-0,88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a_defence </text:p>
          </table:table-cell>
          <table:table-cell table:formula="of:=[.K254]*2" office:value-type="float" office:value="63" calcext:value-type="float">
            <text:p>63,000</text:p>
          </table:table-cell>
          <table:table-cell table:formula="of:=([.E254]+[.G254])*(-1)" office:value-type="float" office:value="-1.4" calcext:value-type="float">
            <text:p>-1,400</text:p>
          </table:table-cell>
          <table:table-cell table:formula="of:=[.F254]/2/45" office:value-type="float" office:value="1.4" calcext:value-type="float">
            <text:p>1,400</text:p>
          </table:table-cell>
          <table:table-cell table:formula="of:=[.K254]*[.L252]" office:value-type="float" office:value="126" calcext:value-type="float">
            <text:p>126,000</text:p>
          </table:table-cell>
          <table:table-cell table:formula="of:=[.H254]/45" office:value-type="float" office:value="0" calcext:value-type="float">
            <text:p>0,000</text:p>
          </table:table-cell>
          <table:table-cell table:formula="of:=[.L254]*[.L252]+[.M254]*[.M252]+[.N254]*[.N252]+[.O254]*[.O252]+[.P254]*[.P252]+[.Q254]*[.Q252]+[.R254]*[.R252]" office:value-type="float" office:value="0" calcext:value-type="float">
            <text:p>0,000</text:p>
          </table:table-cell>
          <table:table-cell table:formula="of:=[.J254]/45" office:value-type="float" office:value="2.8" calcext:value-type="float">
            <text:p>2,800</text:p>
          </table:table-cell>
          <table:table-cell table:formula="of:=[.K254]*[.L252]+[.L254]*[.L252]+[.M254]*[.M252]+[.N254]*[.N252]+[.O254]*[.O252]+[.P254]*[.P252]+[.Q254]*[.Q252]+[.R254]*[.R252]" office:value-type="float" office:value="126" calcext:value-type="float">
            <text:p>126,000</text:p>
          </table:table-cell>
          <table:table-cell office:value-type="float" office:value="31.5" calcext:value-type="float">
            <text:p>31,500</text:p>
          </table:table-cell>
          <table:table-cell table:number-columns-repeated="12"/>
          <table:table-cell table:formula="of:=([.S252]*[.S254])+([.T252]*[.T254])+([.U252]*[.U254])+([.V252]*[.V254])+([.W252]*[.W254])" office:value-type="float" office:value="0" calcext:value-type="float">
            <text:p>0,000</text:p>
          </table:table-cell>
          <table:table-cell table:formula="of:=[.X254]/45*(-1)" office:value-type="float" office:value="-0" calcext:value-type="float">
            <text:p>0,000</text:p>
          </table:table-cell>
          <table:table-cell table:formula="of:=[.J254]-[.X254]" office:value-type="float" office:value="126" calcext:value-type="float">
            <text:p>126,000</text:p>
          </table:table-cell>
          <table:table-cell table:formula="of:=[.Z254]/45*(-1)*0.8" office:value-type="float" office:value="-2.24" calcext:value-type="float">
            <text:p>-2,24</text:p>
          </table:table-cell>
          <table:table-cell table:style-name="ce62" table:formula="of:=[.Z254]/45*(-1)" office:value-type="float" office:value="-2.8" calcext:value-type="float">
            <text:p>-2,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nvoy_attack </text:p>
          </table:table-cell>
          <table:table-cell table:formula="of:=[.K255]*2" office:value-type="float" office:value="1.35" calcext:value-type="float">
            <text:p>1,350</text:p>
          </table:table-cell>
          <table:table-cell table:formula="of:=([.E255]+[.G255])*(-1)" office:value-type="float" office:value="-0.225555555555556" calcext:value-type="float">
            <text:p>-0,226</text:p>
          </table:table-cell>
          <table:table-cell table:formula="of:=[.F255]/2/45" office:value-type="float" office:value="0.03" calcext:value-type="float">
            <text:p>0,030</text:p>
          </table:table-cell>
          <table:table-cell table:formula="of:=[.K255]*[.L252]" office:value-type="float" office:value="2.7" calcext:value-type="float">
            <text:p>2,700</text:p>
          </table:table-cell>
          <table:table-cell table:formula="of:=[.H255]/45" office:value-type="float" office:value="0.195555555555556" calcext:value-type="float">
            <text:p>0,196</text:p>
          </table:table-cell>
          <table:table-cell table:formula="of:=[.L255]*[.L252]+[.M255]*[.M252]+[.N255]*[.N252]+[.O255]*[.O252]+[.P255]*[.P252]+[.Q255]*[.Q252]+[.R255]*[.R252]" office:value-type="float" office:value="8.8" calcext:value-type="float">
            <text:p>8,800</text:p>
          </table:table-cell>
          <table:table-cell table:formula="of:=[.J255]/45" office:value-type="float" office:value="0.255555555555556" calcext:value-type="float">
            <text:p>0,256</text:p>
          </table:table-cell>
          <table:table-cell table:formula="of:=[.K255]*[.L252]+[.L255]*[.L252]+[.M255]*[.M252]+[.N255]*[.N252]+[.O255]*[.O252]+[.P255]*[.P252]+[.Q255]*[.Q252]+[.R255]*[.R252]" office:value-type="float" office:value="11.5" calcext:value-type="float">
            <text:p>11,500</text:p>
          </table:table-cell>
          <table:table-cell office:value-type="float" office:value="0.675" calcext:value-type="float">
            <text:p>0,675</text:p>
          </table:table-cell>
          <table:table-cell table:number-columns-repeated="2"/>
          <table:table-cell office:value-type="float" office:value="0.2" calcext:value-type="float">
            <text:p>0,200</text:p>
          </table:table-cell>
          <table:table-cell office:value-type="float" office:value="0.45" calcext:value-type="float">
            <text:p>0,450</text:p>
          </table:table-cell>
          <table:table-cell/>
          <table:table-cell office:value-type="float" office:value="0.9" calcext:value-type="float">
            <text:p>0,900</text:p>
          </table:table-cell>
          <table:table-cell table:number-columns-repeated="2"/>
          <table:table-cell office:value-type="float" office:value="0.5" calcext:value-type="float">
            <text:p>0,500</text:p>
          </table:table-cell>
          <table:table-cell office:value-type="float" office:value="0.9" calcext:value-type="float">
            <text:p>0,900</text:p>
          </table:table-cell>
          <table:table-cell table:number-columns-repeated="2"/>
          <table:table-cell table:formula="of:=([.S252]*[.S255])+([.T252]*[.T255])+([.U252]*[.U255])+([.V252]*[.V255])+([.W252]*[.W255])" office:value-type="float" office:value="7.5" calcext:value-type="float">
            <text:p>7,500</text:p>
          </table:table-cell>
          <table:table-cell table:formula="of:=[.X255]/45*(-1)" office:value-type="float" office:value="-0.166666666666667" calcext:value-type="float">
            <text:p>-0,167</text:p>
          </table:table-cell>
          <table:table-cell table:formula="of:=[.J255]-[.X255]" office:value-type="float" office:value="4" calcext:value-type="float">
            <text:p>4,000</text:p>
          </table:table-cell>
          <table:table-cell table:formula="of:=[.Z255]/45*(-1)*0.8" office:value-type="float" office:value="-0.0711111111111111" calcext:value-type="float">
            <text:p>-0,07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defence </text:p>
          </table:table-cell>
          <table:table-cell table:formula="of:=[.K256]*2" office:value-type="float" office:value="0" calcext:value-type="float">
            <text:p>0,000</text:p>
          </table:table-cell>
          <table:table-cell table:formula="of:=([.E256]+[.G256])*(-1)" office:value-type="float" office:value="-0" calcext:value-type="float">
            <text:p>0,000</text:p>
          </table:table-cell>
          <table:table-cell table:formula="of:=[.F256]/2/45" office:value-type="float" office:value="0" calcext:value-type="float">
            <text:p>0,000</text:p>
          </table:table-cell>
          <table:table-cell table:formula="of:=[.K256]*[.L252]" office:value-type="float" office:value="0" calcext:value-type="float">
            <text:p>0,000</text:p>
          </table:table-cell>
          <table:table-cell table:formula="of:=[.H256]/45" office:value-type="float" office:value="0" calcext:value-type="float">
            <text:p>0,000</text:p>
          </table:table-cell>
          <table:table-cell table:formula="of:=[.L256]*[.L252]+[.M256]*[.M252]+[.N256]*[.N252]+[.O256]*[.O252]+[.P256]*[.P252]+[.Q256]*[.Q252]+[.R256]*[.R252]" office:value-type="float" office:value="0" calcext:value-type="float">
            <text:p>0,000</text:p>
          </table:table-cell>
          <table:table-cell table:formula="of:=[.J256]/45" office:value-type="float" office:value="0" calcext:value-type="float">
            <text:p>0,000</text:p>
          </table:table-cell>
          <table:table-cell table:formula="of:=[.K256]*[.L252]+[.L256]*[.L252]+[.M256]*[.M252]+[.N256]*[.N252]+[.O256]*[.O252]+[.P256]*[.P252]+[.Q256]*[.Q252]+[.R256]*[.R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0"/>
          <table:table-cell office:value-type="float" office:value="2.4" calcext:value-type="float">
            <text:p>2,400</text:p>
          </table:table-cell>
          <table:table-cell/>
          <table:table-cell table:formula="of:=([.S252]*[.S256])+([.T252]*[.T256])+([.U252]*[.U256])+([.V252]*[.V256])+([.W252]*[.W256])" office:value-type="float" office:value="7.2" calcext:value-type="float">
            <text:p>7,200</text:p>
          </table:table-cell>
          <table:table-cell table:formula="of:=[.X256]/45*(-1)" office:value-type="float" office:value="-0.16" calcext:value-type="float">
            <text:p>-0,160</text:p>
          </table:table-cell>
          <table:table-cell table:formula="of:=[.J256]-[.X256]" office:value-type="float" office:value="-7.2" calcext:value-type="float">
            <text:p>-7,200</text:p>
          </table:table-cell>
          <table:table-cell table:formula="of:=[.Z256]/45*(-1)*0.8" office:value-type="float" office:value="0.128" calcext:value-type="float">
            <text:p>0,13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hull </text:p>
          </table:table-cell>
          <table:table-cell table:style-name="ce32" table:formula="of:=[.K257]*2" office:value-type="float" office:value="0" calcext:value-type="float">
            <text:p>0,000</text:p>
          </table:table-cell>
          <table:table-cell table:style-name="ce32" table:formula="of:=([.E257]+[.G257])*(-1)" office:value-type="float" office:value="-0.0542222222222222" calcext:value-type="float">
            <text:p>-0,054</text:p>
          </table:table-cell>
          <table:table-cell table:style-name="ce32" table:formula="of:=[.F257]/2/45" office:value-type="float" office:value="0" calcext:value-type="float">
            <text:p>0,000</text:p>
          </table:table-cell>
          <table:table-cell table:style-name="ce32" table:formula="of:=[.K257]*[.L252]" office:value-type="float" office:value="0" calcext:value-type="float">
            <text:p>0,000</text:p>
          </table:table-cell>
          <table:table-cell table:style-name="ce32" table:formula="of:=[.H257]/45" office:value-type="float" office:value="0.0542222222222222" calcext:value-type="float">
            <text:p>0,054</text:p>
          </table:table-cell>
          <table:table-cell table:style-name="ce32" table:formula="of:=[.L257]*[.L252]+[.M257]*[.M252]+[.N257]*[.N252]+[.O257]*[.O252]+[.P257]*[.P252]+[.Q257]*[.Q252]+[.R257]*[.R252]" office:value-type="float" office:value="2.44" calcext:value-type="float">
            <text:p>2,440</text:p>
          </table:table-cell>
          <table:table-cell table:style-name="ce32" table:formula="of:=[.J257]/45" office:value-type="float" office:value="0.0542222222222222" calcext:value-type="float">
            <text:p>0,054</text:p>
          </table:table-cell>
          <table:table-cell table:formula="of:=[.K257]*[.L252]+[.L257]*[.L252]+[.M257]*[.M252]+[.N257]*[.N252]+[.O257]*[.O252]+[.P257]*[.P252]+[.Q257]*[.Q252]+[.R257]*[.R252]" office:value-type="float" office:value="2.44" calcext:value-type="float">
            <text:p>2,440</text:p>
          </table:table-cell>
          <table:table-cell office:value-type="float" office:value="0" calcext:value-type="float">
            <text:p>0,00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4"/>
          <table:table-cell table:number-columns-repeated="2" office:value-type="float" office:value="0.16" calcext:value-type="float">
            <text:p>0,160</text:p>
          </table:table-cell>
          <table:table-cell table:number-columns-repeated="4"/>
          <table:table-cell table:formula="of:=([.S252]*[.S257])+([.T252]*[.T257])+([.U252]*[.U257])+([.V252]*[.V257])+([.W252]*[.W257])" office:value-type="float" office:value="1.12" calcext:value-type="float">
            <text:p>1,120</text:p>
          </table:table-cell>
          <table:table-cell table:formula="of:=[.X257]/45*(-1)" office:value-type="float" office:value="-0.0248888888888889" calcext:value-type="float">
            <text:p>-0,025</text:p>
          </table:table-cell>
          <table:table-cell table:formula="of:=[.J257]-[.X257]" office:value-type="float" office:value="1.32" calcext:value-type="float">
            <text:p>1,320</text:p>
          </table:table-cell>
          <table:table-cell table:formula="of:=[.Z257]/45*(-1)*0.8" office:value-type="float" office:value="-0.0234666666666667" calcext:value-type="float">
            <text:p>-0,02</text:p>
          </table:table-cell>
          <table:table-cell table:style-name="ce62" table:formula="of:=[.Z257]/45*(-1)" office:value-type="float" office:value="-0.0293333333333333" calcext:value-type="float">
            <text:p>-0,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ositioning </text:p>
          </table:table-cell>
          <table:table-cell table:formula="of:=[.K258]*2" office:value-type="float" office:value="0.081" calcext:value-type="float">
            <text:p>0,081</text:p>
          </table:table-cell>
          <table:table-cell table:formula="of:=([.E258]+[.G258])*(-1)" office:value-type="float" office:value="-0.0084" calcext:value-type="float">
            <text:p>-0,008</text:p>
          </table:table-cell>
          <table:table-cell table:formula="of:=[.F258]/2/45" office:value-type="float" office:value="0.0018" calcext:value-type="float">
            <text:p>0,002</text:p>
          </table:table-cell>
          <table:table-cell table:formula="of:=[.K258]*[.L252]" office:value-type="float" office:value="0.162" calcext:value-type="float">
            <text:p>0,162</text:p>
          </table:table-cell>
          <table:table-cell table:formula="of:=[.H258]/45" office:value-type="float" office:value="0.0066" calcext:value-type="float">
            <text:p>0,007</text:p>
          </table:table-cell>
          <table:table-cell table:formula="of:=[.L258]*[.L252]+[.M258]*[.M252]+[.N258]*[.N252]+[.O258]*[.O252]+[.P258]*[.P252]+[.Q258]*[.Q252]+[.R258]*[.R252]" office:value-type="float" office:value="0.297" calcext:value-type="float">
            <text:p>0,297</text:p>
          </table:table-cell>
          <table:table-cell table:formula="of:=[.J258]/45" office:value-type="float" office:value="0.0102" calcext:value-type="float">
            <text:p>0,010</text:p>
          </table:table-cell>
          <table:table-cell table:formula="of:=[.K258]*[.L252]+[.L258]*[.L252]+[.M258]*[.M252]+[.N258]*[.N252]+[.O258]*[.O252]+[.P258]*[.P252]+[.Q258]*[.Q252]+[.R258]*[.R252]" office:value-type="float" office:value="0.459" calcext:value-type="float">
            <text:p>0,459</text:p>
          </table:table-cell>
          <table:table-cell office:value-type="float" office:value="0.0405" calcext:value-type="float">
            <text:p>0,041</text:p>
          </table:table-cell>
          <table:table-cell table:number-columns-repeated="3"/>
          <table:table-cell office:value-type="float" office:value="0.027" calcext:value-type="float">
            <text:p>0,027</text:p>
          </table:table-cell>
          <table:table-cell office:value-type="float" office:value="0.0225" calcext:value-type="float">
            <text:p>0,023</text:p>
          </table:table-cell>
          <table:table-cell table:number-columns-repeated="3"/>
          <table:table-cell office:value-type="float" office:value="0.049" calcext:value-type="float">
            <text:p>0,049</text:p>
          </table:table-cell>
          <table:table-cell table:number-columns-repeated="3"/>
          <table:table-cell table:formula="of:=([.S252]*[.S258])+([.T252]*[.T258])+([.U252]*[.U258])+([.V252]*[.V258])+([.W252]*[.W258])" office:value-type="float" office:value="0.294" calcext:value-type="float">
            <text:p>0,294</text:p>
          </table:table-cell>
          <table:table-cell table:formula="of:=[.X258]/45*(-1)" office:value-type="float" office:value="-0.00653333333333333" calcext:value-type="float">
            <text:p>-0,007</text:p>
          </table:table-cell>
          <table:table-cell table:formula="of:=[.J258]-[.X258]" office:value-type="float" office:value="0.165" calcext:value-type="float">
            <text:p>0,165</text:p>
          </table:table-cell>
          <table:table-cell table:formula="of:=[.Z258]/45*(-1)*0.8" office:value-type="float" office:value="-0.00293333333333333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x_strength</text:p>
          </table:table-cell>
          <table:table-cell table:formula="of:=[.K259]*2" office:value-type="float" office:value="28.8" calcext:value-type="float">
            <text:p>28,800</text:p>
          </table:table-cell>
          <table:table-cell table:formula="of:=([.E259]+[.G259])*(-1)" office:value-type="float" office:value="-1.49333333333333" calcext:value-type="float">
            <text:p>-1,493</text:p>
          </table:table-cell>
          <table:table-cell table:formula="of:=[.F259]/2/45" office:value-type="float" office:value="0.64" calcext:value-type="float">
            <text:p>0,640</text:p>
          </table:table-cell>
          <table:table-cell table:formula="of:=[.K259]*[.L252]" office:value-type="float" office:value="57.6" calcext:value-type="float">
            <text:p>57,600</text:p>
          </table:table-cell>
          <table:table-cell table:formula="of:=[.H259]/45" office:value-type="float" office:value="0.853333333333333" calcext:value-type="float">
            <text:p>0,853</text:p>
          </table:table-cell>
          <table:table-cell table:formula="of:=[.L259]*[.L252]+[.M259]*[.M252]+[.N259]*[.N252]+[.O259]*[.O252]+[.P259]*[.P252]+[.Q259]*[.Q252]+[.R259]*[.R252]" office:value-type="float" office:value="38.4" calcext:value-type="float">
            <text:p>38,400</text:p>
          </table:table-cell>
          <table:table-cell table:formula="of:=[.J259]/45" office:value-type="float" office:value="2.13333333333333" calcext:value-type="float">
            <text:p>2,133</text:p>
          </table:table-cell>
          <table:table-cell table:formula="of:=[.K259]*[.L252]+[.L259]*[.L252]+[.M259]*[.M252]+[.N259]*[.N252]+[.O259]*[.O252]+[.P259]*[.P252]+[.Q259]*[.Q252]+[.R259]*[.R252]" office:value-type="float" office:value="96" calcext:value-type="float">
            <text:p>96,000</text:p>
          </table:table-cell>
          <table:table-cell office:value-type="float" office:value="14.4" calcext:value-type="float">
            <text:p>14,400</text:p>
          </table:table-cell>
          <table:table-cell table:number-columns-repeated="3"/>
          <table:table-cell office:value-type="float" office:value="6.4" calcext:value-type="float">
            <text:p>6,400</text:p>
          </table:table-cell>
          <table:table-cell table:number-columns-repeated="4"/>
          <table:table-cell office:value-type="float" office:value="6.4" calcext:value-type="float">
            <text:p>6,400</text:p>
          </table:table-cell>
          <table:table-cell table:number-columns-repeated="3"/>
          <table:table-cell table:formula="of:=([.S252]*[.S259])+([.T252]*[.T259])+([.U252]*[.U259])+([.V252]*[.V259])+([.W252]*[.W259])" office:value-type="float" office:value="38.4" calcext:value-type="float">
            <text:p>38,400</text:p>
          </table:table-cell>
          <table:table-cell table:formula="of:=[.X259]/45*(-1)" office:value-type="float" office:value="-0.853333333333334" calcext:value-type="float">
            <text:p>-0,853</text:p>
          </table:table-cell>
          <table:table-cell table:formula="of:=[.J259]-[.X259]" office:value-type="float" office:value="57.6" calcext:value-type="float">
            <text:p>57,600</text:p>
          </table:table-cell>
          <table:table-cell table:formula="of:=[.Z259]/45*(-1)*0.8" office:value-type="float" office:value="-1.024" calcext:value-type="float">
            <text:p>-1,02</text:p>
          </table:table-cell>
          <table:table-cell table:style-name="ce62" table:formula="of:=[.Z259]/45*(-1)" office:value-type="float" office:value="-1.28" calcext:value-type="float">
            <text:p>-1,28</text:p>
          </table:table-cell>
          <table:table-cell/>
          <table:table-cell office:value-type="float" office:value="160" calcext:value-type="float">
            <text:p>160,000</text:p>
          </table:table-cell>
          <table:table-cell table:formula="of:=[.AD259]-[.C259]" office:value-type="float" office:value="131.2" calcext:value-type="float">
            <text:p>131,200</text:p>
          </table:table-cell>
          <table:table-cell table:formula="of:=[.AD259]-[.C259]/2" office:value-type="float" office:value="145.6" calcext:value-type="float">
            <text:p>145,600</text:p>
          </table:table-cell>
          <table:table-cell office:value-type="float" office:value="160" calcext:value-type="float">
            <text:p>160,000</text:p>
          </table:table-cell>
          <table:table-cell table:formula="of:=[.AD259]+[.C259]/2" office:value-type="float" office:value="174.4" calcext:value-type="float">
            <text:p>174,400</text:p>
          </table:table-cell>
          <table:table-cell table:formula="of:=[.AD259]+[.C259]" office:value-type="float" office:value="188.8" calcext:value-type="float">
            <text:p>188,800</text:p>
          </table:table-cell>
          <table:table-cell table:formula="of:=[.AD259]+[.C259]*1.5" office:value-type="float" office:value="203.2" calcext:value-type="float">
            <text:p>203,200</text:p>
          </table:table-cell>
          <table:table-cell table:formula="of:=[.AD259]+[.C259]*2" office:value-type="float" office:value="217.6" calcext:value-type="float">
            <text:p>217,6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ub_attack</text:p>
          </table:table-cell>
          <table:table-cell table:formula="of:=[.K260]*2" office:value-type="float" office:value="0" calcext:value-type="float">
            <text:p>0,000</text:p>
          </table:table-cell>
          <table:table-cell table:formula="of:=([.E260]+[.G260])*(-1)" office:value-type="float" office:value="-0" calcext:value-type="float">
            <text:p>0,000</text:p>
          </table:table-cell>
          <table:table-cell table:formula="of:=[.F260]/2/45" office:value-type="float" office:value="0" calcext:value-type="float">
            <text:p>0,000</text:p>
          </table:table-cell>
          <table:table-cell table:formula="of:=[.K260]*[.L252]" office:value-type="float" office:value="0" calcext:value-type="float">
            <text:p>0,000</text:p>
          </table:table-cell>
          <table:table-cell table:formula="of:=[.H260]/45" office:value-type="float" office:value="0" calcext:value-type="float">
            <text:p>0,000</text:p>
          </table:table-cell>
          <table:table-cell table:formula="of:=[.L260]*[.L252]+[.M260]*[.M252]+[.N260]*[.N252]+[.O260]*[.O252]+[.P260]*[.P252]+[.Q260]*[.Q252]+[.R260]*[.R252]" office:value-type="float" office:value="0" calcext:value-type="float">
            <text:p>0,000</text:p>
          </table:table-cell>
          <table:table-cell table:formula="of:=[.J260]/45" office:value-type="float" office:value="0" calcext:value-type="float">
            <text:p>0,000</text:p>
          </table:table-cell>
          <table:table-cell table:formula="of:=[.K260]*[.L252]+[.L260]*[.L252]+[.M260]*[.M252]+[.N260]*[.N252]+[.O260]*[.O252]+[.P260]*[.P252]+[.Q260]*[.Q252]+[.R260]*[.R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52]*[.S260])+([.T252]*[.T260])+([.U252]*[.U260])+([.V252]*[.V260])+([.W252]*[.W260])" office:value-type="float" office:value="0" calcext:value-type="float">
            <text:p>0,000</text:p>
          </table:table-cell>
          <table:table-cell table:formula="of:=[.X260]/45*(-1)" office:value-type="float" office:value="-0" calcext:value-type="float">
            <text:p>0,000</text:p>
          </table:table-cell>
          <table:table-cell table:formula="of:=[.J260]-[.X260]" office:value-type="float" office:value="0" calcext:value-type="float">
            <text:p>0,000</text:p>
          </table:table-cell>
          <table:table-cell table:formula="of:=[.Z260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air_attack</text:p>
          </table:table-cell>
          <table:table-cell table:formula="of:=[.K261]*2" office:value-type="float" office:value="0" calcext:value-type="float">
            <text:p>0,000</text:p>
          </table:table-cell>
          <table:table-cell table:formula="of:=([.E261]+[.G261])*(-1)" office:value-type="float" office:value="-0" calcext:value-type="float">
            <text:p>0,000</text:p>
          </table:table-cell>
          <table:table-cell table:formula="of:=[.F261]/2/45" office:value-type="float" office:value="0" calcext:value-type="float">
            <text:p>0,000</text:p>
          </table:table-cell>
          <table:table-cell table:formula="of:=[.K261]*[.L252]" office:value-type="float" office:value="0" calcext:value-type="float">
            <text:p>0,000</text:p>
          </table:table-cell>
          <table:table-cell table:formula="of:=[.H261]/45" office:value-type="float" office:value="0" calcext:value-type="float">
            <text:p>0,000</text:p>
          </table:table-cell>
          <table:table-cell table:formula="of:=[.L261]*[.L252]+[.M261]*[.M252]+[.N261]*[.N252]+[.O261]*[.O252]+[.P261]*[.P252]+[.Q261]*[.Q252]+[.R261]*[.R252]" office:value-type="float" office:value="0" calcext:value-type="float">
            <text:p>0,000</text:p>
          </table:table-cell>
          <table:table-cell table:formula="of:=[.J261]/45" office:value-type="float" office:value="0" calcext:value-type="float">
            <text:p>0,000</text:p>
          </table:table-cell>
          <table:table-cell table:formula="of:=[.K261]*[.L252]+[.L261]*[.L252]+[.M261]*[.M252]+[.N261]*[.N252]+[.O261]*[.O252]+[.P261]*[.P252]+[.Q261]*[.Q252]+[.R261]*[.R252]" office:value-type="float" office:value="0" calcext:value-type="float">
            <text:p>0,000</text:p>
          </table:table-cell>
          <table:table-cell office:value-type="float" office:value="0" calcext:value-type="float">
            <text:p>0,000</text:p>
          </table:table-cell>
          <table:table-cell table:number-columns-repeated="12"/>
          <table:table-cell table:formula="of:=([.S252]*[.S261])+([.T252]*[.T261])+([.U252]*[.U261])+([.V252]*[.V261])+([.W252]*[.W261])" office:value-type="float" office:value="0" calcext:value-type="float">
            <text:p>0,000</text:p>
          </table:table-cell>
          <table:table-cell table:formula="of:=[.X261]/45*(-1)" office:value-type="float" office:value="-0" calcext:value-type="float">
            <text:p>0,000</text:p>
          </table:table-cell>
          <table:table-cell table:formula="of:=[.J261]-[.X261]" office:value-type="float" office:value="0" calcext:value-type="float">
            <text:p>0,000</text:p>
          </table:table-cell>
          <table:table-cell table:formula="of:=[.Z261]/45*(-1)*0.8" office:value-type="float" office:value="-0" calcext:value-type="float">
            <text:p>0</text:p>
          </table:table-cell>
          <table:table-cell table:style-name="ce62"/>
          <table:table-cell table:number-columns-repeated="99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1">
          <table:table-cell table:style-name="Default" table:number-columns-repeated="9"/>
          <table:table-cell table:style-name="ce39"/>
          <table:table-cell table:style-name="ce34" table:number-columns-repeated="2"/>
          <table:table-cell table:number-columns-repeated="1012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P0" style:volatile="true">
      <number:number number:decimal-places="3" loext:min-decimal-places="3" number:min-integer-digits="1"/>
    </number:number-style>
    <number:number-style style:name="N113">
      <style:text-properties fo:color="#ff0000"/>
      <number:text>-</number:text>
      <number:number number:decimal-places="3" loext:min-decimal-places="3" number:min-integer-digits="1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/>
    </number:number-style>
    <number:number-style style:name="N114">
      <style:text-properties fo:color="#ff0000"/>
      <number:text>-</number:text>
      <number:number number:decimal-places="0" loext:min-decimal-places="0" number:min-integer-digits="1"/>
      <style:map style:condition="value()&gt;=0" style:apply-style-name="N11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.00.0000</text:date>, <text:time style:data-style-name="N2" text:time-value="23:00:43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10DT20H37M29S</meta:editing-duration>
    <meta:editing-cycles>95</meta:editing-cycles>
    <meta:generator>LibreOffice/6.3.4.2$Windows_X86_64 LibreOffice_project/60da17e045e08f1793c57c00ba83cdfce946d0aa</meta:generator>
    <dc:date>2020-02-04T23:04:34.434000000</dc:date>
    <meta:document-statistic meta:table-count="5" meta:cell-count="10863" meta:object-count="0"/>
    <meta:user-defined meta:name="Info 1"/>
    <meta:user-defined meta:name="Info 2"/>
    <meta:user-defined meta:name="Info 3"/>
    <meta:user-defined meta:name="Info 4"/>
  </office:meta>
</office:document-meta>
</file>